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3125in"/>
    </style:style>
    <style:style style:name="co3" style:family="table-column">
      <style:table-column-properties fo:break-before="auto" style:column-width="0.875in"/>
    </style:style>
    <style:style style:name="co4" style:family="table-column">
      <style:table-column-properties fo:break-before="auto" style:column-width="0.9479166666666666in"/>
    </style:style>
    <style:style style:name="co5" style:family="table-column">
      <style:table-column-properties fo:break-before="auto" style:column-width="1in"/>
    </style:style>
    <style:style style:name="co6" style:family="table-column">
      <style:table-column-properties fo:break-before="auto" style:column-width="0in"/>
    </style:style>
    <style:style style:name="co7" style:family="table-column">
      <style:table-column-properties fo:break-before="auto" style:column-width="1.125in"/>
    </style:style>
    <style:style style:name="co8" style:family="table-column">
      <style:table-column-properties fo:break-before="auto" style:column-width="1.1875in"/>
    </style:style>
    <style:style style:name="co9" style:family="table-column">
      <style:table-column-properties fo:break-before="auto" style:column-width="3.03125in"/>
    </style:style>
    <style:style style:name="co10" style:family="table-column">
      <style:table-column-properties fo:break-before="auto" style:column-width="0.0625in"/>
    </style:style>
    <style:style style:name="co11" style:family="table-column">
      <style:table-column-properties fo:break-before="auto" style:column-width="2.2604166666666665in"/>
    </style:style>
    <style:style style:name="co12" style:family="table-column">
      <style:table-column-properties fo:break-before="auto" style:column-width="3.1041666666666665in"/>
    </style:style>
    <style:style style:name="co13" style:family="table-column">
      <style:table-column-properties fo:break-before="auto" style:column-width="2.125in"/>
    </style:style>
    <style:style style:name="co14" style:family="table-column">
      <style:table-column-properties fo:break-before="auto" style:column-width="3.6979166666666665in"/>
    </style:style>
    <style:style style:name="co15" style:family="table-column">
      <style:table-column-properties fo:break-before="auto" style:column-width="0.052083333333333336in"/>
    </style:style>
    <style:style style:name="co16" style:family="table-column">
      <style:table-column-properties fo:break-before="auto" style:column-width="2.4166666666666665in"/>
    </style:style>
    <style:style style:name="co17" style:family="table-column">
      <style:table-column-properties fo:break-before="auto" style:column-width="3.7291666666666665in"/>
    </style:style>
    <style:style style:name="co18" style:family="table-column">
      <style:table-column-properties fo:break-before="auto" style:column-width="3.8125in"/>
    </style:style>
    <style:style style:name="co19" style:family="table-column">
      <style:table-column-properties fo:break-before="auto" style:column-width="4.4375in"/>
    </style:style>
    <style:style style:name="co20" style:family="table-column">
      <style:table-column-properties fo:break-before="auto" style:column-width="1.0520833730697632in"/>
    </style:style>
    <style:style style:name="co21" style:family="table-column">
      <style:table-column-properties fo:break-before="auto" style:column-width="3.9895833333333335in"/>
    </style:style>
    <style:style style:name="co22" style:family="table-column">
      <style:table-column-properties fo:break-before="auto" style:column-width="2.8020833333333335in"/>
    </style:style>
    <style:style style:name="co23" style:family="table-column">
      <style:table-column-properties fo:break-before="auto" style:column-width="2.53125in"/>
    </style:style>
    <style:style style:name="co24" style:family="table-column">
      <style:table-column-properties fo:break-before="auto" style:column-width="3.09375in"/>
    </style:style>
    <style:style style:name="co25" style:family="table-column">
      <style:table-column-properties fo:break-before="auto" style:column-width="3.3645833333333335in"/>
    </style:style>
    <style:style style:name="co26" style:family="table-column">
      <style:table-column-properties fo:break-before="auto" style:column-width="3.8958333333333335in"/>
    </style:style>
    <style:style style:name="co27" style:family="table-column">
      <style:table-column-properties fo:break-before="auto" style:column-width="3.8541666666666665in"/>
    </style:style>
    <style:style style:name="co28" style:family="table-column">
      <style:table-column-properties fo:break-before="auto" style:column-width="4.229166666666667in"/>
    </style:style>
    <style:style style:name="co29" style:family="table-column">
      <style:table-column-properties fo:break-before="auto" style:column-width="4.885416666666667in"/>
    </style:style>
    <style:style style:name="co30" style:family="table-column">
      <style:table-column-properties fo:break-before="auto" style:column-width="4.677083333333333in"/>
    </style:style>
    <style:style style:name="co31" style:family="table-column">
      <style:table-column-properties fo:break-before="auto" style:column-width="1.0520833730697632in"/>
    </style:style>
    <style:style style:name="co32" style:family="table-column">
      <style:table-column-properties fo:break-before="auto" style:column-width="3.3229166666666665in"/>
    </style:style>
    <style:style style:name="co33" style:family="table-column">
      <style:table-column-properties fo:break-before="auto" style:column-width="6.260416666666667in"/>
    </style:style>
    <style:style style:name="co34" style:family="table-column">
      <style:table-column-properties fo:break-before="auto" style:column-width="1.0520833730697632in"/>
    </style:style>
    <style:style style:name="co35" style:family="table-column">
      <style:table-column-properties fo:break-before="auto" style:column-width="1.0520833730697632in"/>
    </style:style>
    <style:style style:name="co36" style:family="table-column">
      <style:table-column-properties fo:break-before="auto" style:column-width="1.8333333333333333in"/>
    </style:style>
    <style:style style:name="co37" style:family="table-column">
      <style:table-column-properties fo:break-before="auto" style:column-width="0.3333333333333333in"/>
    </style:style>
    <style:style style:name="co38" style:family="table-column">
      <style:table-column-properties fo:break-before="auto" style:column-width="0.90625in"/>
    </style:style>
    <style:style style:name="co39" style:family="table-column">
      <style:table-column-properties fo:break-before="auto" style:column-width="0.15625in"/>
    </style:style>
    <style:style style:name="co40" style:family="table-column">
      <style:table-column-properties fo:break-before="auto" style:column-width="1.03125in"/>
    </style:style>
    <style:style style:name="co41" style:family="table-column">
      <style:table-column-properties fo:break-before="auto" style:column-width="1.0520833730697632in"/>
    </style:style>
    <style:style style:name="co42" style:family="table-column">
      <style:table-column-properties fo:break-before="auto" style:column-width="2.35416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Definition (EN)">
      <style:table-properties table:display="true" style:writing-mode="lr-tb"/>
    </style:style>
    <style:style style:name="ta2" style:family="table" style:master-page-name="PageStyle_5f_Definition (DE)">
      <style:table-properties table:display="true" style:writing-mode="lr-tb"/>
    </style:style>
    <style:style style:name="ta3" style:family="table" style:master-page-name="PageStyle_5f_Export (EN)">
      <style:table-properties table:display="true" style:writing-mode="lr-tb"/>
    </style:style>
    <style:style style:name="ta4" style:family="table" style:master-page-name="PageStyle_5f_Export (DE)">
      <style:table-properties table:display="true" style:writing-mode="lr-tb"/>
    </style:style>
    <style:style style:name="ta5" style:family="table" style:master-page-name="PageStyle_5f_Distribution (Map)">
      <style:table-properties table:display="true" style:writing-mode="lr-tb"/>
    </style:style>
    <style:style style:name="ta6" style:family="table" style:master-page-name="PageStyle_5f_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FFF2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E5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fo:background-color="#FFD9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style:vertical-align="bottom" fo:background-color="#9999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border-right="1.0pt solid #000000" fo:border-top="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right="1.0pt solid #000000" fo:border-top="1.0pt solid #000000" style:vertical-align="bottom" fo:background-color="#FFD966"/>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fo:border-lef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fo:border-right="1.0pt solid #000000"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54" style:family="table-cell" style:parent-style-name="Default">
      <style:table-cell-properties style:vertical-align="bottom" fo:background-color="#EFEFE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56"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61" style:family="table-cell" style:parent-style-name="Default">
      <style:table-cell-properties style:vertical-align="bottom" fo:background-color="#FFF2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style:vertical-align="middle" fo:background-color="#FF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63"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fo:border-righ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68" style:family="table-cell" style:parent-style-name="Default">
      <style:table-cell-properties style:vertical-align="bottom" fo:background-color="#FF000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69"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70"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12"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3"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5"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E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visibility="collapse"/>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0"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6" table:default-cell-style-name="ce15" table:visibility="collapse"/>
        <table:table-column table:style-name="co6" table:default-cell-style-name="ce15" table:visibility="collapse"/>
        <table:table-column table:style-name="co19" table:default-cell-style-name="ce15"/>
        <table:table-column table:style-name="co6" table:default-cell-style-name="ce15" table:visibility="collapse"/>
        <table:table-column table:style-name="co6" table:default-cell-style-name="ce15" table:visibility="collapse"/>
        <table:table-column table:style-name="co1" table:default-cell-style-name="ce15" table:number-columns-repeated="233"/>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25" table:number-columns-spanned="11" table:number-rows-spanned="1" office:value-type="string">
            <text:p>COUNT = 1</text:p>
          </table:table-cell>
          <table:covered-table-cell table:number-columns-repeated="10"/>
          <table:table-cell table:style-name="ce26" office:value-type="string">
            <text:p>COUNT = 2</text:p>
          </table:table-cell>
          <table:table-cell table:number-columns-repeated="2" table:style-name="ce26"/>
          <table:table-cell table:style-name="ce27" office:value-type="string">
            <text:p>COUNT &gt; 2</text:p>
          </table:table-cell>
          <table:table-cell table:number-columns-repeated="2" table:style-name="ce27"/>
        </table:table-row>
        <table:table-row table:style-name="ro2">
          <table:table-cell table:style-name="ce28" office:value-type="string">
            <text:p>Feed Type:</text:p>
          </table:table-cell>
          <table:table-cell table:number-columns-repeated="3" table:style-name="ce29"/>
          <table:table-cell table:number-columns-repeated="2" table:style-name="ce30"/>
          <table:table-cell table:style-name="ce25" table:number-columns-spanned="11" table:number-rows-spanned="1" office:value-type="string">
            <text:p>Singular</text:p>
          </table:table-cell>
          <table:covered-table-cell table:number-columns-repeated="10"/>
          <table:table-cell table:style-name="ce26" office:value-type="string">
            <text:p>Plural</text:p>
          </table:table-cell>
          <table:table-cell table:number-columns-repeated="2" table:style-name="ce26"/>
          <table:table-cell table:style-name="ce27" office:value-type="string">
            <text:p>Aggregate</text:p>
          </table:table-cell>
          <table:table-cell table:number-columns-repeated="2" table:style-name="ce27"/>
        </table:table-row>
        <table:table-row table:style-name="ro2">
          <table:table-cell table:style-name="ce31" office:value-type="string">
            <text:p>Message Type:</text:p>
          </table:table-cell>
          <table:table-cell table:number-columns-repeated="3" table:style-name="ce32"/>
          <table:table-cell table:number-columns-repeated="2" table:style-name="ce33"/>
          <table:table-cell table:style-name="ce34" office:value-type="string">
            <text:p>Recipients</text:p>
          </table:table-cell>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6"/>
          <table:table-cell table:style-name="ce35" office:value-type="string">
            <text:p>Recipients</text:p>
          </table:table-cell>
          <table:table-cell table:style-name="ce35"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table:table-cell table:style-name="ce35" office:value-type="string">
            <text:p>Recipients</text:p>
          </table:table-cell>
          <table:table-cell table:style-name="ce35"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6"/>
          <table:table-cell table:style-name="ce35" office:value-type="string">
            <text:p>Recipients</text:p>
          </table:table-cell>
          <table:table-cell table:style-name="ce37"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8"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9"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9"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40"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41"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1"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2" office:value-type="string">
            <text:p>comment on slot</text:p>
          </table:table-cell>
          <table:table-cell table:style-name="ce43" office:value-type="float" office:value="0.8">
            <text:p>0.8</text:p>
          </table:table-cell>
          <table:table-cell table:style-name="ce44" office:value-type="string">
            <text:p>slot</text:p>
          </table:table-cell>
          <table:table-cell table:style-name="ce45" office:value-type="string">
            <text:p>comment</text:p>
          </table:table-cell>
          <table:table-cell table:number-columns-repeated="2" table:style-name="ce46"/>
          <table:table-cell table:style-name="ce47" office:value-type="string">
            <text:p>actor</text:p>
          </table:table-cell>
          <table:table-cell table:style-name="ce46" office:value-type="string">
            <text:p>You commented on the Slot: {TITLE}</text:p>
          </table:table-cell>
          <table:table-cell table:style-name="ce48"/>
          <table:table-cell table:style-name="ce42" office:value-type="string">
            <text:p>commenter + creator + follower </text:p>
          </table:table-cell>
          <table:table-cell table:style-name="ce46" office:value-type="string">
            <text:p>{ACTOR} commented on the Slot: {TITLE}</text:p>
          </table:table-cell>
          <table:table-cell table:style-name="ce48"/>
          <table:table-cell table:style-name="ce42" office:value-type="string">
            <text:p>commenter + creator + follower</text:p>
          </table:table-cell>
          <table:table-cell table:style-name="ce46" office:value-type="string">
            <text:p>{ACTOR} commented on the Slot: {TITLE}</text:p>
          </table:table-cell>
          <table:table-cell table:style-name="ce48"/>
          <table:table-cell table:style-name="ce42" office:value-type="string">
            <text:p>friends + follower + creator + member</text:p>
          </table:table-cell>
          <table:table-cell table:style-name="ce49" office:value-type="string">
            <text:p>{ACTOR} commented on this Slot.</text:p>
          </table:table-cell>
          <table:table-cell table:style-name="ce49" office:value-type="string">
            <text:p>{ACTOR} and {USER} commented on this Slot.</text:p>
          </table:table-cell>
          <table:table-cell table:style-name="ce46" office:value-type="string">
            <text:p>{ACTOR} and {USER} commented on your Slot: {TITLE}</text:p>
          </table:table-cell>
          <table:table-cell table:style-name="ce46" office:value-type="string">
            <text:p>{ACTOR} and {USER} commented on the Slot: {TITLE}</text:p>
          </table:table-cell>
          <table:table-cell table:style-name="ce49" office:value-type="string">
            <text:p>{ACTOR} and {COUNT} others commented on this Slot.</text:p>
          </table:table-cell>
          <table:table-cell table:style-name="ce46" office:value-type="string">
            <text:p>{ACTOR} and {COUNT} others commented on your Slot: {TITLE}</text:p>
          </table:table-cell>
          <table:table-cell table:style-name="ce46" office:value-type="string">
            <text:p>{ACTOR} and {COUNT} others commented on the Slot: {TITLE}</text:p>
          </table:table-cell>
        </table:table-row>
        <table:table-row table:style-name="ro2">
          <table:table-cell table:style-name="ce42" office:value-type="string">
            <text:p>like a slot</text:p>
          </table:table-cell>
          <table:table-cell table:style-name="ce43" office:value-type="float" office:value="0.8">
            <text:p>0.8</text:p>
          </table:table-cell>
          <table:table-cell table:style-name="ce44" office:value-type="string">
            <text:p>slot</text:p>
          </table:table-cell>
          <table:table-cell table:style-name="ce45" office:value-type="string">
            <text:p>like</text:p>
          </table:table-cell>
          <table:table-cell table:number-columns-repeated="2" table:style-name="ce46"/>
          <table:table-cell table:style-name="ce47" office:value-type="string">
            <text:p>actor</text:p>
          </table:table-cell>
          <table:table-cell table:style-name="ce46" office:value-type="string">
            <text:p>You like the Slot: {TITLE}</text:p>
          </table:table-cell>
          <table:table-cell table:style-name="ce48"/>
          <table:table-cell table:style-name="ce42" office:value-type="string">
            <text:p>creator</text:p>
          </table:table-cell>
          <table:table-cell table:style-name="ce46" office:value-type="string">
            <text:p>{ACTOR} likes your Slot: {TITLE}</text:p>
          </table:table-cell>
          <table:table-cell table:style-name="ce48"/>
          <table:table-cell table:style-name="ce42" office:value-type="string">
            <text:p>creator</text:p>
          </table:table-cell>
          <table:table-cell table:style-name="ce46" office:value-type="string">
            <text:p>{ACTOR} likes your Slot: {TITLE}</text:p>
          </table:table-cell>
          <table:table-cell table:style-name="ce48"/>
          <table:table-cell table:style-name="ce42" office:value-type="string">
            <text:p>friends + follower + creator + member</text:p>
          </table:table-cell>
          <table:table-cell table:style-name="ce49" office:value-type="string">
            <text:p>{ACTOR} likes this Slot.</text:p>
          </table:table-cell>
          <table:table-cell table:style-name="ce49" office:value-type="string">
            <text:p>{ACTOR} and {USER} like this Slot.</text:p>
          </table:table-cell>
          <table:table-cell table:style-name="ce46" office:value-type="string">
            <text:p>{ACTOR} and {USER} like your Slot: {TITLE}</text:p>
          </table:table-cell>
          <table:table-cell table:style-name="ce46" office:value-type="string">
            <text:p>{ACTOR} and {USER} like the Slot: {TITLE}</text:p>
          </table:table-cell>
          <table:table-cell table:style-name="ce49" office:value-type="string">
            <text:p>{ACTOR} and {COUNT} others like this Slot.</text:p>
          </table:table-cell>
          <table:table-cell table:style-name="ce46" office:value-type="string">
            <text:p>{ACTOR} and {COUNT} others like your Slot: {TITLE}</text:p>
          </table:table-cell>
          <table:table-cell table:style-name="ce46" office:value-type="string">
            <text:p>{ACTOR} and {COUNT} others like the Slot: {TITLE}</text:p>
          </table:table-cell>
        </table:table-row>
        <table:table-row table:style-name="ro2">
          <table:table-cell table:style-name="ce42" office:value-type="string">
            <text:p>create new slot</text:p>
          </table:table-cell>
          <table:table-cell table:style-name="ce43" office:value-type="float" office:value="0.8">
            <text:p>0.8</text:p>
          </table:table-cell>
          <table:table-cell table:style-name="ce44" office:value-type="string">
            <text:p>slot</text:p>
          </table:table-cell>
          <table:table-cell table:style-name="ce45" office:value-type="string">
            <text:p>slot</text:p>
          </table:table-cell>
          <table:table-cell table:number-columns-repeated="2" table:style-name="ce46"/>
          <table:table-cell table:style-name="ce47" office:value-type="string">
            <text:p>actor</text:p>
          </table:table-cell>
          <table:table-cell table:style-name="ce46" office:value-type="string">
            <text:p>You added the Slot: {TITLE}</text:p>
          </table:table-cell>
          <table:table-cell table:style-name="ce48"/>
          <table:table-cell table:number-columns-repeated="2" table:style-name="ce50"/>
          <table:table-cell table:style-name="ce48"/>
          <table:table-cell table:number-columns-repeated="2" table:style-name="ce50"/>
          <table:table-cell table:style-name="ce48"/>
          <table:table-cell table:style-name="ce42" office:value-type="string">
            <text:p>friends + follower + creator + member</text:p>
          </table:table-cell>
          <table:table-cell table:style-name="ce49" office:value-type="string">
            <text:p>{ACTOR} added this Slot.</text:p>
          </table:table-cell>
          <table:table-cell table:style-name="ce51"/>
          <table:table-cell table:number-columns-repeated="2" table:style-name="ce50"/>
          <table:table-cell table:style-name="ce51"/>
          <table:table-cell table:number-columns-repeated="2" table:style-name="ce50"/>
        </table:table-row>
        <table:table-row table:style-name="ro2">
          <table:table-cell table:style-name="ce42" office:value-type="string">
            <text:p>add image to slot</text:p>
          </table:table-cell>
          <table:table-cell table:style-name="ce43" office:value-type="float" office:value="0.8">
            <text:p>0.8</text:p>
          </table:table-cell>
          <table:table-cell table:style-name="ce44" office:value-type="string">
            <text:p>slot</text:p>
          </table:table-cell>
          <table:table-cell table:style-name="ce45" office:value-type="string">
            <text:p>image</text:p>
          </table:table-cell>
          <table:table-cell table:number-columns-repeated="2" table:style-name="ce46"/>
          <table:table-cell table:style-name="ce47" office:value-type="string">
            <text:p>actor</text:p>
          </table:table-cell>
          <table:table-cell table:style-name="ce46" office:value-type="string">
            <text:p>You added an image to the Slot: {TITLE}</text:p>
          </table:table-cell>
          <table:table-cell table:style-name="ce48"/>
          <table:table-cell table:style-name="ce42" office:value-type="string">
            <text:p>follower</text:p>
          </table:table-cell>
          <table:table-cell table:style-name="ce46" office:value-type="string">
            <text:p>{ACTOR} added an image to the Slot: {TITLE}</text:p>
          </table:table-cell>
          <table:table-cell table:style-name="ce48"/>
          <table:table-cell table:style-name="ce42" office:value-type="string">
            <text:p>follower</text:p>
          </table:table-cell>
          <table:table-cell table:style-name="ce46" office:value-type="string">
            <text:p>{ACTOR} added an image to the Slot: {TITLE}</text:p>
          </table:table-cell>
          <table:table-cell table:style-name="ce48"/>
          <table:table-cell table:style-name="ce42" office:value-type="string">
            <text:p>friends + follower + creator + member</text:p>
          </table:table-cell>
          <table:table-cell table:style-name="ce49" office:value-type="string">
            <text:p>{ACTOR} added an image to this Slot.</text:p>
          </table:table-cell>
          <table:table-cell table:style-name="ce49" office:value-type="string">
            <text:p>{ACTOR} and {USER} added an image to this Slot.</text:p>
          </table:table-cell>
          <table:table-cell table:style-name="ce46" office:value-type="string">
            <text:p>{ACTOR} and {USER} added an image to your Slot: {TITLE}</text:p>
          </table:table-cell>
          <table:table-cell table:style-name="ce46" office:value-type="string">
            <text:p>{ACTOR} and {USER} added an image to the Slot: {TITLE}</text:p>
          </table:table-cell>
          <table:table-cell table:style-name="ce52" office:value-type="string">
            <text:p>{ACTOR} and {COUNT} others added an image to this Slot.</text:p>
          </table:table-cell>
          <table:table-cell table:style-name="ce53" office:value-type="string">
            <text:p>{ACTOR} and {COUNT} others added an image to your Slot: {TITLE}</text:p>
          </table:table-cell>
          <table:table-cell table:style-name="ce53" office:value-type="string">
            <text:p>{ACTOR} and {COUNT} others added an image to the Slot: {TITLE}</text:p>
          </table:table-cell>
        </table:table-row>
        <table:table-row table:style-name="ro2">
          <table:table-cell table:style-name="ce42" office:value-type="string">
            <text:p>add video to slot</text:p>
          </table:table-cell>
          <table:table-cell table:style-name="ce43" office:value-type="float" office:value="0.8">
            <text:p>0.8</text:p>
          </table:table-cell>
          <table:table-cell table:style-name="ce44" office:value-type="string">
            <text:p>slot</text:p>
          </table:table-cell>
          <table:table-cell table:style-name="ce45" office:value-type="string">
            <text:p>video</text:p>
          </table:table-cell>
          <table:table-cell table:number-columns-repeated="2" table:style-name="ce46"/>
          <table:table-cell table:style-name="ce47" office:value-type="string">
            <text:p>actor</text:p>
          </table:table-cell>
          <table:table-cell table:style-name="ce46" office:value-type="string">
            <text:p>You added a video to the Slot: {TITLE}</text:p>
          </table:table-cell>
          <table:table-cell table:style-name="ce48"/>
          <table:table-cell table:style-name="ce42" office:value-type="string">
            <text:p>follower</text:p>
          </table:table-cell>
          <table:table-cell table:style-name="ce46" office:value-type="string">
            <text:p>{ACTOR} added a video to the Slot: {TITLE}</text:p>
          </table:table-cell>
          <table:table-cell table:style-name="ce48"/>
          <table:table-cell table:style-name="ce42" office:value-type="string">
            <text:p>follower</text:p>
          </table:table-cell>
          <table:table-cell table:style-name="ce46" office:value-type="string">
            <text:p>{ACTOR} added a video to the Slot: {TITLE}</text:p>
          </table:table-cell>
          <table:table-cell table:style-name="ce48"/>
          <table:table-cell table:style-name="ce42" office:value-type="string">
            <text:p>friends + follower + creator + member</text:p>
          </table:table-cell>
          <table:table-cell table:style-name="ce49" office:value-type="string">
            <text:p>{ACTOR} added a video to this Slot.</text:p>
          </table:table-cell>
          <table:table-cell table:style-name="ce49" office:value-type="string">
            <text:p>{ACTOR} and {USER} added a video to this Slot.</text:p>
          </table:table-cell>
          <table:table-cell table:style-name="ce46" office:value-type="string">
            <text:p>{ACTOR} and {USER} added a video to your Slot: {TITLE}</text:p>
          </table:table-cell>
          <table:table-cell table:style-name="ce46" office:value-type="string">
            <text:p>{ACTOR} and {USER} added a video to the Slot: {TITLE}</text:p>
          </table:table-cell>
          <table:table-cell table:style-name="ce52" office:value-type="string">
            <text:p>{ACTOR} and {COUNT} others added a video to this Slot.</text:p>
          </table:table-cell>
          <table:table-cell table:style-name="ce53" office:value-type="string">
            <text:p>{ACTOR} and {COUNT} others added a video to your Slot: {TITLE}</text:p>
          </table:table-cell>
          <table:table-cell table:style-name="ce53" office:value-type="string">
            <text:p>{ACTOR} and {COUNT} others added a video to the Slot: {TITLE}</text:p>
          </table:table-cell>
        </table:table-row>
        <table:table-row table:style-name="ro2">
          <table:table-cell table:style-name="ce42" office:value-type="string">
            <text:p>add audio to slot</text:p>
          </table:table-cell>
          <table:table-cell table:style-name="ce43" office:value-type="float" office:value="0.8">
            <text:p>0.8</text:p>
          </table:table-cell>
          <table:table-cell table:style-name="ce44" office:value-type="string">
            <text:p>slot</text:p>
          </table:table-cell>
          <table:table-cell table:style-name="ce45" office:value-type="string">
            <text:p>audio</text:p>
          </table:table-cell>
          <table:table-cell table:number-columns-repeated="2" table:style-name="ce46"/>
          <table:table-cell table:style-name="ce47" office:value-type="string">
            <text:p>actor</text:p>
          </table:table-cell>
          <table:table-cell table:style-name="ce46" office:value-type="string">
            <text:p>You added an audio to the Slot: {TITLE}</text:p>
          </table:table-cell>
          <table:table-cell table:style-name="ce48"/>
          <table:table-cell table:style-name="ce42" office:value-type="string">
            <text:p>follower</text:p>
          </table:table-cell>
          <table:table-cell table:style-name="ce46" office:value-type="string">
            <text:p>{ACTOR} added an audio to the Slot: {TITLE}</text:p>
          </table:table-cell>
          <table:table-cell table:style-name="ce48"/>
          <table:table-cell table:style-name="ce42" office:value-type="string">
            <text:p>follower</text:p>
          </table:table-cell>
          <table:table-cell table:style-name="ce46" office:value-type="string">
            <text:p>{ACTOR} added an audio to the Slot: {TITLE}</text:p>
          </table:table-cell>
          <table:table-cell table:style-name="ce48"/>
          <table:table-cell table:style-name="ce42" office:value-type="string">
            <text:p>friends + follower + creator + member</text:p>
          </table:table-cell>
          <table:table-cell table:style-name="ce49" office:value-type="string">
            <text:p>{ACTOR} added an audio to this Slot.</text:p>
          </table:table-cell>
          <table:table-cell table:style-name="ce49" office:value-type="string">
            <text:p>{ACTOR} and {USER} added an audio to this Slot.</text:p>
          </table:table-cell>
          <table:table-cell table:style-name="ce46" office:value-type="string">
            <text:p>{ACTOR} and {USER} added an audio to your Slot: {TITLE}</text:p>
          </table:table-cell>
          <table:table-cell table:style-name="ce46" office:value-type="string">
            <text:p>{ACTOR} and {USER} added an audio to the Slot: {TITLE}</text:p>
          </table:table-cell>
          <table:table-cell table:style-name="ce52" office:value-type="string">
            <text:p>{ACTOR} and {COUNT} others added an audio to this Slot.</text:p>
          </table:table-cell>
          <table:table-cell table:style-name="ce53" office:value-type="string">
            <text:p>{ACTOR} and {COUNT} others added an audio to your Slot: {TITLE}</text:p>
          </table:table-cell>
          <table:table-cell table:style-name="ce53" office:value-type="string">
            <text:p>{ACTOR} and {COUNT} others added an audio to the Slot: {TITLE}</text:p>
          </table:table-cell>
        </table:table-row>
        <table:table-row table:style-name="ro2">
          <table:table-cell table:style-name="ce42" office:value-type="string">
            <text:p>add note to slot</text:p>
          </table:table-cell>
          <table:table-cell table:style-name="ce43" office:value-type="float" office:value="0.8">
            <text:p>0.8</text:p>
          </table:table-cell>
          <table:table-cell table:style-name="ce44" office:value-type="string">
            <text:p>slot</text:p>
          </table:table-cell>
          <table:table-cell table:style-name="ce45" office:value-type="string">
            <text:p>note</text:p>
          </table:table-cell>
          <table:table-cell table:number-columns-repeated="2" table:style-name="ce46"/>
          <table:table-cell table:style-name="ce47" office:value-type="string">
            <text:p>actor</text:p>
          </table:table-cell>
          <table:table-cell table:style-name="ce46" office:value-type="string">
            <text:p>You added a note to the Slot: {TITLE}</text:p>
          </table:table-cell>
          <table:table-cell table:style-name="ce48"/>
          <table:table-cell table:style-name="ce42" office:value-type="string">
            <text:p>follower</text:p>
          </table:table-cell>
          <table:table-cell table:style-name="ce46" office:value-type="string">
            <text:p>{ACTOR} added a note to the Slot: {TITLE}</text:p>
          </table:table-cell>
          <table:table-cell table:style-name="ce48"/>
          <table:table-cell table:style-name="ce42" office:value-type="string">
            <text:p>follower</text:p>
          </table:table-cell>
          <table:table-cell table:style-name="ce46" office:value-type="string">
            <text:p>{ACTOR} added a note to the Slot: {TITLE}</text:p>
          </table:table-cell>
          <table:table-cell table:style-name="ce48"/>
          <table:table-cell table:style-name="ce42" office:value-type="string">
            <text:p>friends + follower + creator + member</text:p>
          </table:table-cell>
          <table:table-cell table:style-name="ce49" office:value-type="string">
            <text:p>{ACTOR} added a note to this Slot.</text:p>
          </table:table-cell>
          <table:table-cell table:style-name="ce49" office:value-type="string">
            <text:p>{ACTOR} and {USER} added a note to this Slot.</text:p>
          </table:table-cell>
          <table:table-cell table:style-name="ce46" office:value-type="string">
            <text:p>{ACTOR} and {USER} added a note to your Slot: {TITLE}</text:p>
          </table:table-cell>
          <table:table-cell table:style-name="ce46" office:value-type="string">
            <text:p>{ACTOR} and {USER} added a note to the Slot: {TITLE}</text:p>
          </table:table-cell>
          <table:table-cell table:style-name="ce52" office:value-type="string">
            <text:p>{ACTOR} and {COUNT} others added a note to this Slot.</text:p>
          </table:table-cell>
          <table:table-cell table:style-name="ce53" office:value-type="string">
            <text:p>{ACTOR} and {COUNT} others added a note to your Slot: {TITLE}</text:p>
          </table:table-cell>
          <table:table-cell table:style-name="ce53" office:value-type="string">
            <text:p>{ACTOR} and {COUNT} others added a note to the Slot: {TITLE}</text:p>
          </table:table-cell>
        </table:table-row>
        <table:table-row table:style-name="ro2">
          <table:table-cell table:style-name="ce54" office:value-type="string">
            <text:p>add multiple media items</text:p>
          </table:table-cell>
          <table:table-cell table:style-name="ce43" office:value-type="string">
            <text:p>-</text:p>
          </table:table-cell>
          <table:table-cell table:style-name="ce44" office:value-type="string">
            <text:p>slot</text:p>
          </table:table-cell>
          <table:table-cell table:style-name="ce45" office:value-type="string">
            <text:p>media</text:p>
          </table:table-cell>
          <table:table-cell table:number-columns-repeated="2" table:style-name="ce46"/>
          <table:table-cell table:style-name="ce47" office:value-type="string">
            <text:p>actor</text:p>
          </table:table-cell>
          <table:table-cell table:style-name="ce46" office:value-type="string">
            <text:p>You added new media to the Slot: {TITLE}</text:p>
          </table:table-cell>
          <table:table-cell table:style-name="ce48"/>
          <table:table-cell table:style-name="ce42" office:value-type="string">
            <text:p>follower</text:p>
          </table:table-cell>
          <table:table-cell table:style-name="ce46" office:value-type="string">
            <text:p>{ACTOR} added new media to the Slot: {TITLE}</text:p>
          </table:table-cell>
          <table:table-cell table:style-name="ce48"/>
          <table:table-cell table:style-name="ce42" office:value-type="string">
            <text:p>follower</text:p>
          </table:table-cell>
          <table:table-cell table:style-name="ce46" office:value-type="string">
            <text:p>{ACTOR} added new media to the Slot: {TITLE}</text:p>
          </table:table-cell>
          <table:table-cell table:style-name="ce48"/>
          <table:table-cell table:style-name="ce42" office:value-type="string">
            <text:p>friends + follower + creator + member</text:p>
          </table:table-cell>
          <table:table-cell table:style-name="ce49" office:value-type="string">
            <text:p>{ACTOR} added new media to this Slot.</text:p>
          </table:table-cell>
          <table:table-cell table:style-name="ce49" office:value-type="string">
            <text:p>{ACTOR} and {USER} added new media to this Slot.</text:p>
          </table:table-cell>
          <table:table-cell table:style-name="ce46" office:value-type="string">
            <text:p>{ACTOR} and {USER} added new media to your Slot: {TITLE}</text:p>
          </table:table-cell>
          <table:table-cell table:style-name="ce46" office:value-type="string">
            <text:p>{ACTOR} and {USER} added new media to the Slot: {TITLE}</text:p>
          </table:table-cell>
          <table:table-cell table:style-name="ce52" office:value-type="string">
            <text:p>{ACTOR} and {COUNT} others added new media to this Slot.</text:p>
          </table:table-cell>
          <table:table-cell table:style-name="ce53" office:value-type="string">
            <text:p>{ACTOR} and {COUNT} others added new media to your Slot: {TITLE}</text:p>
          </table:table-cell>
          <table:table-cell table:style-name="ce53" office:value-type="string">
            <text:p>{ACTOR} and {COUNT} others added new media to the Slot: {TITLE}</text:p>
          </table:table-cell>
        </table:table-row>
        <table:table-row table:style-name="ro2">
          <table:table-cell table:style-name="ce42" office:value-type="string">
            <text:p>reslot a slot (through a tag)</text:p>
          </table:table-cell>
          <table:table-cell table:style-name="ce43" office:value-type="float" office:value="0.8">
            <text:p>0.8</text:p>
          </table:table-cell>
          <table:table-cell table:style-name="ce44" office:value-type="string">
            <text:p>slot</text:p>
          </table:table-cell>
          <table:table-cell table:style-name="ce45" office:value-type="string">
            <text:p>reslot</text:p>
          </table:table-cell>
          <table:table-cell table:style-name="ce46"/>
          <table:table-cell table:style-name="ce46" office:value-type="string">
            <text:p>directAction?</text:p>
          </table:table-cell>
          <table:table-cell table:style-name="ce47" office:value-type="string">
            <text:p>actor</text:p>
          </table:table-cell>
          <table:table-cell table:style-name="ce46" office:value-type="string">
            <text:p>You reslotted the Slot: {TITLE}</text:p>
          </table:table-cell>
          <table:table-cell table:style-name="ce48"/>
          <table:table-cell table:style-name="ce42" office:value-type="string">
            <text:p>creator</text:p>
          </table:table-cell>
          <table:table-cell table:style-name="ce46" office:value-type="string">
            <text:p>{ACTOR} reslotted the Slot: {TITLE}</text:p>
          </table:table-cell>
          <table:table-cell table:style-name="ce48"/>
          <table:table-cell table:style-name="ce42" office:value-type="string">
            <text:p>creator</text:p>
          </table:table-cell>
          <table:table-cell table:style-name="ce46" office:value-type="string">
            <text:p>{ACTOR} reslotted your Slot: {TITLE}</text:p>
          </table:table-cell>
          <table:table-cell table:style-name="ce48"/>
          <table:table-cell table:style-name="ce42" office:value-type="string">
            <text:p>friends + follower + creator + member</text:p>
          </table:table-cell>
          <table:table-cell table:style-name="ce49" office:value-type="string">
            <text:p>{ACTOR} reslotted this Slot.</text:p>
          </table:table-cell>
          <table:table-cell table:style-name="ce49" office:value-type="string">
            <text:p>{ACTOR} and {USER} reslotted this Slot.</text:p>
          </table:table-cell>
          <table:table-cell table:style-name="ce46" office:value-type="string">
            <text:p>{ACTOR} and {USER} reslotted your Slot: {TITLE}</text:p>
          </table:table-cell>
          <table:table-cell table:style-name="ce46" office:value-type="string">
            <text:p>{ACTOR} and {USER} reslotted the Slot: {TITLE}</text:p>
          </table:table-cell>
          <table:table-cell table:style-name="ce49" office:value-type="string">
            <text:p>{ACTOR} and {COUNT} others reslotted this Slot.</text:p>
          </table:table-cell>
          <table:table-cell table:style-name="ce46" office:value-type="string">
            <text:p>{ACTOR} and {COUNT} others reslotted your Slot: {TITLE}</text:p>
          </table:table-cell>
          <table:table-cell table:style-name="ce46" office:value-type="string">
            <text:p>{ACTOR} and {COUNT} others reslotted the Slot: {TITLE}</text:p>
          </table:table-cell>
        </table:table-row>
        <table:table-row table:style-name="ro2">
          <table:table-cell table:style-name="ce42" office:value-type="string">
            <text:p>established friendship</text:p>
          </table:table-cell>
          <table:table-cell table:style-name="ce43" office:value-type="float" office:value="0.8">
            <text:p>0.8</text:p>
          </table:table-cell>
          <table:table-cell table:style-name="ce44" office:value-type="string">
            <text:p>user</text:p>
          </table:table-cell>
          <table:table-cell table:style-name="ce45" office:value-type="string">
            <text:p>accept</text:p>
          </table:table-cell>
          <table:table-cell table:style-name="ce46"/>
          <table:table-cell table:style-name="ce46" office:value-type="string">
            <text:p>isRequester?</text:p>
          </table:table-cell>
          <table:table-cell table:style-name="ce47" office:value-type="string">
            <text:p>actor</text:p>
          </table:table-cell>
          <table:table-cell table:style-name="ce46" office:value-type="string">
            <text:p>You accepted the friend request from {USER}</text:p>
          </table:table-cell>
          <table:table-cell table:style-name="ce48"/>
          <table:table-cell table:style-name="ce42" office:value-type="string">
            <text:p>user</text:p>
          </table:table-cell>
          <table:table-cell table:style-name="ce46" office:value-type="string">
            <text:p>{ACTOR} has accepted your friend request</text:p>
          </table:table-cell>
          <table:table-cell table:style-name="ce48"/>
          <table:table-cell table:style-name="ce42" office:value-type="string">
            <text:p>requester</text:p>
          </table:table-cell>
          <table:table-cell table:style-name="ce46" office:value-type="string">
            <text:p>You and {USER} are now friends</text:p>
          </table:table-cell>
          <table:table-cell table:style-name="ce48"/>
          <table:table-cell table:style-name="ce50"/>
          <table:table-cell table:number-columns-repeated="2" table:style-name="ce51"/>
          <table:table-cell table:style-name="ce46" office:value-type="string">
            <text:p>{ACTOR} and {USER} are now friends</text:p>
          </table:table-cell>
          <table:table-cell table:style-name="ce55" office:value-type="string">
            <text:p>TODO-Plural-Push-1</text:p>
          </table:table-cell>
          <table:table-cell table:style-name="ce51"/>
          <table:table-cell table:style-name="ce55" office:value-type="string">
            <text:p>TODO-Aggregate-Notify-1</text:p>
          </table:table-cell>
          <table:table-cell table:style-name="ce55" office:value-type="string">
            <text:p>TODO-Aggregate-Push-1</text:p>
          </table:table-cell>
        </table:table-row>
        <table:table-row table:style-name="ro2">
          <table:table-cell table:style-name="ce42" office:value-type="string">
            <text:p>established friendship</text:p>
          </table:table-cell>
          <table:table-cell table:style-name="ce43" office:value-type="string">
            <text:p>-</text:p>
          </table:table-cell>
          <table:table-cell table:style-name="ce44" office:value-type="string">
            <text:p>user</text:p>
          </table:table-cell>
          <table:table-cell table:style-name="ce45" office:value-type="string">
            <text:p>friendship</text:p>
          </table:table-cell>
          <table:table-cell table:style-name="ce46"/>
          <table:table-cell table:style-name="ce46" office:value-type="string">
            <text:p>isRequestee?</text:p>
          </table:table-cell>
          <table:table-cell table:style-name="ce47" office:value-type="string">
            <text:p>actor</text:p>
          </table:table-cell>
          <table:table-cell table:style-name="ce46" office:value-type="string">
            <text:p>You accepted the friend request from: {USER}</text:p>
          </table:table-cell>
          <table:table-cell table:style-name="ce48"/>
          <table:table-cell table:style-name="ce42" office:value-type="string">
            <text:p>user</text:p>
          </table:table-cell>
          <table:table-cell table:style-name="ce46" office:value-type="string">
            <text:p>{ACTOR} has accepted your friend request</text:p>
          </table:table-cell>
          <table:table-cell table:style-name="ce48"/>
          <table:table-cell table:style-name="ce42" office:value-type="string">
            <text:p>requestee</text:p>
          </table:table-cell>
          <table:table-cell table:style-name="ce46" office:value-type="string">
            <text:p>You and {USER} are now friends</text:p>
          </table:table-cell>
          <table:table-cell table:style-name="ce48"/>
          <table:table-cell table:style-name="ce50"/>
          <table:table-cell table:number-columns-repeated="2" table:style-name="ce51"/>
          <table:table-cell table:style-name="ce46" office:value-type="string">
            <text:p>{ACTOR} and {USER} are now friends</text:p>
          </table:table-cell>
          <table:table-cell table:style-name="ce55" office:value-type="string">
            <text:p>TODO-Plural-Push-1</text:p>
          </table:table-cell>
          <table:table-cell table:style-name="ce51"/>
          <table:table-cell table:number-columns-repeated="2" table:style-name="ce50"/>
        </table:table-row>
        <table:table-row table:style-name="ro2">
          <table:table-cell table:style-name="ce42" office:value-type="string">
            <text:p>group membership established (direct)</text:p>
          </table:table-cell>
          <table:table-cell table:style-name="ce43" office:value-type="float" office:value="0.8">
            <text:p>0.8</text:p>
          </table:table-cell>
          <table:table-cell table:style-name="ce44" office:value-type="string">
            <text:p>group</text:p>
          </table:table-cell>
          <table:table-cell table:style-name="ce45" office:value-type="string">
            <text:p>membership</text:p>
          </table:table-cell>
          <table:table-cell table:style-name="ce46"/>
          <table:table-cell table:style-name="ce46" office:value-type="string">
            <text:p>directAction?</text:p>
          </table:table-cell>
          <table:table-cell table:style-name="ce47" office:value-type="string">
            <text:p>actor</text:p>
          </table:table-cell>
          <table:table-cell table:style-name="ce46" office:value-type="string">
            <text:p>You joined the calendar: {NAME}</text:p>
          </table:table-cell>
          <table:table-cell table:style-name="ce48"/>
          <table:table-cell table:number-columns-repeated="2" table:style-name="ce50"/>
          <table:table-cell table:style-name="ce48"/>
          <table:table-cell table:number-columns-repeated="2" table:style-name="ce50"/>
          <table:table-cell table:style-name="ce48"/>
          <table:table-cell table:style-name="ce42" office:value-type="string">
            <text:p>joiners</text:p>
          </table:table-cell>
          <table:table-cell table:style-name="ce49" office:value-type="string">
            <text:p>{ACTOR} subscribed to the calendar {NAME}.</text:p>
          </table:table-cell>
          <table:table-cell table:style-name="ce49" office:value-type="string">
            <text:p>{ACTOR} and {USER} subscribed to the calendar: {NAME}.</text:p>
          </table:table-cell>
          <table:table-cell table:number-columns-repeated="2" table:style-name="ce50"/>
          <table:table-cell table:style-name="ce49" office:value-type="string">
            <text:p>{ACTOR} and {COUNT} others subscribed to the calendar: {NAME}.</text:p>
          </table:table-cell>
          <table:table-cell table:number-columns-repeated="2" table:style-name="ce50"/>
        </table:table-row>
        <table:table-row table:style-name="ro2">
          <table:table-cell table:style-name="ce42" office:value-type="string">
            <text:p>user adds another user to a group (indirect)</text:p>
          </table:table-cell>
          <table:table-cell table:style-name="ce43" office:value-type="string">
            <text:p>0.9.3</text:p>
          </table:table-cell>
          <table:table-cell table:style-name="ce44" office:value-type="string">
            <text:p>group</text:p>
          </table:table-cell>
          <table:table-cell table:style-name="ce45" office:value-type="string">
            <text:p>membertag</text:p>
          </table:table-cell>
          <table:table-cell table:style-name="ce46"/>
          <table:table-cell table:style-name="ce46" office:value-type="string">
            <text:p>indirectAction?</text:p>
          </table:table-cell>
          <table:table-cell table:style-name="ce47" office:value-type="string">
            <text:p>actor</text:p>
          </table:table-cell>
          <table:table-cell table:style-name="ce46" office:value-type="string">
            <text:p>You added {USER} to the calendar: {NAME}</text:p>
          </table:table-cell>
          <table:table-cell table:style-name="ce48"/>
          <table:table-cell table:style-name="ce42" office:value-type="string">
            <text:p>foreign</text:p>
          </table:table-cell>
          <table:table-cell table:style-name="ce46" office:value-type="string">
            <text:p>{ACTOR} added you to the calendar: {NAME}</text:p>
          </table:table-cell>
          <table:table-cell table:style-name="ce48"/>
          <table:table-cell table:style-name="ce42" office:value-type="string">
            <text:p>foreign</text:p>
          </table:table-cell>
          <table:table-cell table:style-name="ce46" office:value-type="string">
            <text:p>{ACTOR} added you to the calendar: {NAME}</text:p>
          </table:table-cell>
          <table:table-cell table:style-name="ce48"/>
          <table:table-cell table:style-name="ce42" office:value-type="string">
            <text:p>joiners</text:p>
          </table:table-cell>
          <table:table-cell table:style-name="ce46" office:value-type="string">
            <text:p>{ACTOR} added {USER} to the calendar: {NAME}</text:p>
          </table:table-cell>
          <table:table-cell table:style-name="ce56" office:value-type="string">
            <text:p>{ACTOR} added {USER} to the calendar: {NAME}</text:p>
          </table:table-cell>
          <table:table-cell table:number-columns-repeated="2" table:style-name="ce50"/>
          <table:table-cell table:style-name="ce49" office:value-type="string">
            <text:p>{ACTOR} added {USER} to the calendar: {NAME}</text:p>
          </table:table-cell>
          <table:table-cell table:style-name="ce55" office:value-type="string">
            <text:p>TODO-Aggregate-Notify-3</text:p>
          </table:table-cell>
          <table:table-cell table:style-name="ce55" office:value-type="string">
            <text:p>TODO-Aggregate-Push-3</text:p>
          </table:table-cell>
        </table:table-row>
        <table:table-row table:style-name="ro2">
          <table:table-cell table:style-name="ce42" office:value-type="string">
            <text:p>deleted slot</text:p>
          </table:table-cell>
          <table:table-cell table:style-name="ce43" office:value-type="float" office:value="0.83">
            <text:p>0.83</text:p>
          </table:table-cell>
          <table:table-cell table:style-name="ce44" office:value-type="string">
            <text:p>slot</text:p>
          </table:table-cell>
          <table:table-cell table:style-name="ce45" office:value-type="string">
            <text:p>delete</text:p>
          </table:table-cell>
          <table:table-cell table:number-columns-repeated="2" table:style-name="ce46"/>
          <table:table-cell table:style-name="ce47" office:value-type="string">
            <text:p>actor</text:p>
          </table:table-cell>
          <table:table-cell table:style-name="ce46" office:value-type="string">
            <text:p>You deleted the Slot: {TITLE}</text:p>
          </table:table-cell>
          <table:table-cell table:style-name="ce48"/>
          <table:table-cell table:style-name="ce42" office:value-type="string">
            <text:p>follower</text:p>
          </table:table-cell>
          <table:table-cell table:style-name="ce46" office:value-type="string">
            <text:p>{ACTOR} deleted the Slot: {TITLE}</text:p>
          </table:table-cell>
          <table:table-cell table:style-name="ce48"/>
          <table:table-cell table:style-name="ce42" office:value-type="string">
            <text:p>follower</text:p>
          </table:table-cell>
          <table:table-cell table:style-name="ce46" office:value-type="string">
            <text:p>{ACTOR} deleted the Slot: {TITLE}</text:p>
          </table:table-cell>
          <table:table-cell table:style-name="ce48"/>
          <table:table-cell table:style-name="ce50"/>
          <table:table-cell table:number-columns-repeated="2" table:style-name="ce51"/>
          <table:table-cell table:style-name="ce55" office:value-type="string">
            <text:p>TODO-Plural-Notify-3</text:p>
          </table:table-cell>
          <table:table-cell table:style-name="ce55" office:value-type="string">
            <text:p>TODO-Plural-Push-3</text:p>
          </table:table-cell>
          <table:table-cell table:style-name="ce51"/>
          <table:table-cell table:style-name="ce55" office:value-type="string">
            <text:p>TODO-Aggregate-Notify-4</text:p>
          </table:table-cell>
          <table:table-cell table:style-name="ce55" office:value-type="string">
            <text:p>TODO-Aggregate-Push-4</text:p>
          </table:table-cell>
        </table:table-row>
        <table:table-row table:style-name="ro2">
          <table:table-cell table:style-name="ce54" office:value-type="string">
            <text:p>deleted reslot (remove tag)</text:p>
          </table:table-cell>
          <table:table-cell table:style-name="ce57" office:value-type="float" office:value="0.83">
            <text:p>0.83</text:p>
          </table:table-cell>
          <table:table-cell table:style-name="ce44" office:value-type="string">
            <text:p>slot</text:p>
          </table:table-cell>
          <table:table-cell table:style-name="ce58" office:value-type="string">
            <text:p>unslot</text:p>
          </table:table-cell>
          <table:table-cell table:number-columns-repeated="2"/>
          <table:table-cell table:style-name="ce47" office:value-type="string">
            <text:p>actor</text:p>
          </table:table-cell>
          <table:table-cell table:style-name="ce46" office:value-type="string">
            <text:p>You removed the Reslot: {TITLE}</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style-name="ce55" office:value-type="string">
            <text:p>TODO-Plural-Notify-4</text:p>
          </table:table-cell>
          <table:table-cell table:style-name="ce55" office:value-type="string">
            <text:p>TODO-Plural-Push-4</text:p>
          </table:table-cell>
          <table:table-cell table:style-name="ce51"/>
          <table:table-cell table:style-name="ce55" office:value-type="string">
            <text:p>TODO-Aggregate-Notify-5</text:p>
          </table:table-cell>
          <table:table-cell table:style-name="ce55" office:value-type="string">
            <text:p>TODO-Aggregate-Push-5</text:p>
          </table:table-cell>
        </table:table-row>
        <table:table-row table:style-name="ro2">
          <table:table-cell table:style-name="ce42" office:value-type="string">
            <text:p>request friendship</text:p>
          </table:table-cell>
          <table:table-cell table:style-name="ce57" office:value-type="float" office:value="0.83">
            <text:p>0.83</text:p>
          </table:table-cell>
          <table:table-cell table:style-name="ce59" office:value-type="string">
            <text:p>user</text:p>
          </table:table-cell>
          <table:table-cell table:style-name="ce58" office:value-type="string">
            <text:p>request</text:p>
          </table:table-cell>
          <table:table-cell table:number-columns-repeated="2"/>
          <table:table-cell table:style-name="ce47" office:value-type="string">
            <text:p>actor</text:p>
          </table:table-cell>
          <table:table-cell table:style-name="ce46" office:value-type="string">
            <text:p>You sent a friend request to {USER}</text:p>
          </table:table-cell>
          <table:table-cell table:style-name="ce48"/>
          <table:table-cell table:style-name="ce42" office:value-type="string">
            <text:p>user</text:p>
          </table:table-cell>
          <table:table-cell table:style-name="ce46" office:value-type="string">
            <text:p>{ACTOR} sent a friend request to you</text:p>
          </table:table-cell>
          <table:table-cell table:style-name="ce48"/>
          <table:table-cell table:style-name="ce42" office:value-type="string">
            <text:p>user</text:p>
          </table:table-cell>
          <table:table-cell table:style-name="ce46" office:value-type="string">
            <text:p>{ACTOR} sent a friend request to you</text:p>
          </table:table-cell>
          <table:table-cell table:style-name="ce48"/>
          <table:table-cell table:style-name="ce50"/>
          <table:table-cell table:number-columns-repeated="2" table:style-name="ce51"/>
          <table:table-cell table:style-name="ce55" office:value-type="string">
            <text:p>TODO-Plural-Notify-5</text:p>
          </table:table-cell>
          <table:table-cell table:style-name="ce55" office:value-type="string">
            <text:p>TODO-Plural-Push-5</text:p>
          </table:table-cell>
          <table:table-cell table:style-name="ce51"/>
          <table:table-cell table:style-name="ce55" office:value-type="string">
            <text:p>TODO-Aggregate-Notify-6</text:p>
          </table:table-cell>
          <table:table-cell table:style-name="ce55" office:value-type="string">
            <text:p>TODO-Aggregate-Push-6</text:p>
          </table:table-cell>
        </table:table-row>
        <table:table-row table:style-name="ro2">
          <table:table-cell table:style-name="ce42" office:value-type="string">
            <text:p>visibility change of slot to private</text:p>
          </table:table-cell>
          <table:table-cell table:style-name="ce57" office:value-type="float" office:value="0.83">
            <text:p>0.83</text:p>
          </table:table-cell>
          <table:table-cell table:style-name="ce59" office:value-type="string">
            <text:p>slot</text:p>
          </table:table-cell>
          <table:table-cell table:style-name="ce58" office:value-type="string">
            <text:p>private</text:p>
          </table:table-cell>
          <table:table-cell/>
          <table:table-cell table:style-name="ce46"/>
          <table:table-cell table:style-name="ce47" office:value-type="string">
            <text:p>actor</text:p>
          </table:table-cell>
          <table:table-cell table:style-name="ce46" office:value-type="string">
            <text:p>You unshared the Slot: {TITLE}</text:p>
          </table:table-cell>
          <table:table-cell table:style-name="ce48"/>
          <table:table-cell table:style-name="ce42" office:value-type="string">
            <text:p>follower</text:p>
          </table:table-cell>
          <table:table-cell table:style-name="ce46" office:value-type="string">
            <text:p>{ACTOR} unshared the Slot: {TITLE}</text:p>
          </table:table-cell>
          <table:table-cell table:style-name="ce48"/>
          <table:table-cell table:style-name="ce42" office:value-type="string">
            <text:p>follower</text:p>
          </table:table-cell>
          <table:table-cell table:style-name="ce46" office:value-type="string">
            <text:p>{ACTOR} unshared the Slot: {TITLE}</text:p>
          </table:table-cell>
          <table:table-cell table:style-name="ce48"/>
          <table:table-cell table:style-name="ce50"/>
          <table:table-cell table:number-columns-repeated="2" table:style-name="ce51"/>
          <table:table-cell table:style-name="ce55" office:value-type="string">
            <text:p>TODO-Plural-Notify-6</text:p>
          </table:table-cell>
          <table:table-cell table:style-name="ce55" office:value-type="string">
            <text:p>TODO-Plural-Push-6</text:p>
          </table:table-cell>
          <table:table-cell table:style-name="ce51"/>
          <table:table-cell table:number-columns-repeated="2" table:style-name="ce50"/>
        </table:table-row>
        <table:table-row table:style-name="ro2">
          <table:table-cell table:style-name="ce54" office:value-type="string">
            <text:p>update existing metaslot (title, location, date)</text:p>
          </table:table-cell>
          <table:table-cell table:style-name="ce43" office:value-type="string">
            <text:p>-</text:p>
          </table:table-cell>
          <table:table-cell table:style-name="ce59" office:value-type="string">
            <text:p>slot</text:p>
          </table:table-cell>
          <table:table-cell table:style-name="ce58" office:value-type="string">
            <text:p>update</text:p>
          </table:table-cell>
          <table:table-cell table:number-columns-repeated="2"/>
          <table:table-cell table:style-name="ce47" office:value-type="string">
            <text:p>actor</text:p>
          </table:table-cell>
          <table:table-cell table:style-name="ce46" office:value-type="string">
            <text:p>You changed the {FIELD} from the Slot: {TITLE}</text:p>
          </table:table-cell>
          <table:table-cell table:style-name="ce48"/>
          <table:table-cell table:style-name="ce42"/>
          <table:table-cell table:style-name="ce55" office:value-type="string">
            <text:p>TODO-Singular-Push-1</text:p>
          </table:table-cell>
          <table:table-cell table:style-name="ce48"/>
          <table:table-cell table:style-name="ce42"/>
          <table:table-cell table:style-name="ce55" office:value-type="string">
            <text:p>TODO-Singular-Notify-1</text:p>
          </table:table-cell>
          <table:table-cell table:style-name="ce48"/>
          <table:table-cell table:style-name="ce42"/>
          <table:table-cell table:style-name="ce60" office:value-type="string">
            <text:p>TODO-Singular-Activity-1</text:p>
          </table:table-cell>
          <table:table-cell table:style-name="ce60" office:value-type="string">
            <text:p>TODO-Plural-Activity-1</text:p>
          </table:table-cell>
          <table:table-cell table:number-columns-repeated="2" table:style-name="ce50"/>
          <table:table-cell table:style-name="ce60" office:value-type="string">
            <text:p>TODO-Aggregate-Activity-1</text:p>
          </table:table-cell>
          <table:table-cell table:number-columns-repeated="2" table:style-name="ce50"/>
        </table:table-row>
        <table:table-row table:style-name="ro2">
          <table:table-cell table:style-name="ce42" office:value-type="string">
            <text:p>reject an established friendship</text:p>
          </table:table-cell>
          <table:table-cell table:style-name="ce43" office:value-type="string">
            <text:p>0.9.0</text:p>
          </table:table-cell>
          <table:table-cell table:style-name="ce59" office:value-type="string">
            <text:p>user</text:p>
          </table:table-cell>
          <table:table-cell table:style-name="ce58" office:value-type="string">
            <text:p>unfriend</text:p>
          </table:table-cell>
          <table:table-cell table:number-columns-repeated="2"/>
          <table:table-cell table:style-name="ce47" office:value-type="string">
            <text:p>actor</text:p>
          </table:table-cell>
          <table:table-cell table:style-name="ce46" office:value-type="string">
            <text:p>You deleted the friendship with: {USER}</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42" office:value-type="string">
            <text:p>reject an offered friendship</text:p>
          </table:table-cell>
          <table:table-cell table:style-name="ce43" office:value-type="string">
            <text:p>0.9.0</text:p>
          </table:table-cell>
          <table:table-cell table:style-name="ce59" office:value-type="string">
            <text:p>user</text:p>
          </table:table-cell>
          <table:table-cell table:style-name="ce58" office:value-type="string">
            <text:p>reject</text:p>
          </table:table-cell>
          <table:table-cell table:number-columns-repeated="2"/>
          <table:table-cell table:style-name="ce47" office:value-type="string">
            <text:p>actor</text:p>
          </table:table-cell>
          <table:table-cell table:style-name="ce46" office:value-type="string">
            <text:p>You rejected a friend request from: {USER}</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42" office:value-type="string">
            <text:p>user was added to a slot through a tag</text:p>
          </table:table-cell>
          <table:table-cell table:style-name="ce43" office:value-type="string">
            <text:p>0.9.0</text:p>
          </table:table-cell>
          <table:table-cell table:style-name="ce59" office:value-type="string">
            <text:p>slot</text:p>
          </table:table-cell>
          <table:table-cell table:style-name="ce58" office:value-type="string">
            <text:p>tagged</text:p>
          </table:table-cell>
          <table:table-cell/>
          <table:table-cell table:style-name="ce46" office:value-type="string">
            <text:p>indirectAction?</text:p>
          </table:table-cell>
          <table:table-cell table:style-name="ce47" office:value-type="string">
            <text:p>actor</text:p>
          </table:table-cell>
          <table:table-cell table:style-name="ce46" office:value-type="string">
            <text:p>You tagged {ACTOR} to the Slot: {TITLE}</text:p>
          </table:table-cell>
          <table:table-cell table:style-name="ce48"/>
          <table:table-cell table:style-name="ce42" office:value-type="string">
            <text:p>foreign</text:p>
          </table:table-cell>
          <table:table-cell table:style-name="ce46" office:value-type="string">
            <text:p>{ACTOR} tagged you to the Slot: {TITLE}</text:p>
          </table:table-cell>
          <table:table-cell table:style-name="ce48"/>
          <table:table-cell table:style-name="ce42" office:value-type="string">
            <text:p>foreign</text:p>
          </table:table-cell>
          <table:table-cell table:style-name="ce46" office:value-type="string">
            <text:p>{ACTOR} tagged you to the Slot: {TITLE}</text:p>
          </table:table-cell>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54" office:value-type="string">
            <text:p>request group membership</text:p>
          </table:table-cell>
          <table:table-cell table:style-name="ce43" office:value-type="string">
            <text:p>-</text:p>
          </table:table-cell>
          <table:table-cell table:style-name="ce44" office:value-type="string">
            <text:p>group</text:p>
          </table:table-cell>
          <table:table-cell table:style-name="ce58" office:value-type="string">
            <text:p>request</text:p>
          </table:table-cell>
          <table:table-cell table:number-columns-repeated="2"/>
          <table:table-cell table:style-name="ce47" office:value-type="string">
            <text:p>actor</text:p>
          </table:table-cell>
          <table:table-cell table:style-name="ce55" office:value-type="string">
            <text:p>TODO-Singular-Me-1</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54" office:value-type="string">
            <text:p>reject an offered group membership</text:p>
          </table:table-cell>
          <table:table-cell table:style-name="ce43" office:value-type="string">
            <text:p>-</text:p>
          </table:table-cell>
          <table:table-cell table:style-name="ce44" office:value-type="string">
            <text:p>group</text:p>
          </table:table-cell>
          <table:table-cell table:style-name="ce58" office:value-type="string">
            <text:p>reject</text:p>
          </table:table-cell>
          <table:table-cell table:number-columns-repeated="2"/>
          <table:table-cell table:style-name="ce47" office:value-type="string">
            <text:p>actor</text:p>
          </table:table-cell>
          <table:table-cell table:style-name="ce55" office:value-type="string">
            <text:p>TODO-Singular-Me-2</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54" office:value-type="string">
            <text:p>reject an established group membership</text:p>
          </table:table-cell>
          <table:table-cell table:style-name="ce43" office:value-type="string">
            <text:p>-</text:p>
          </table:table-cell>
          <table:table-cell table:style-name="ce44" office:value-type="string">
            <text:p>group</text:p>
          </table:table-cell>
          <table:table-cell table:style-name="ce58" office:value-type="string">
            <text:p>kick</text:p>
          </table:table-cell>
          <table:table-cell/>
          <table:table-cell table:style-name="ce46" office:value-type="string">
            <text:p>indirectAction?</text:p>
          </table:table-cell>
          <table:table-cell table:style-name="ce47" office:value-type="string">
            <text:p>actor</text:p>
          </table:table-cell>
          <table:table-cell table:style-name="ce55" office:value-type="string">
            <text:p>TODO-Singular-Me-3</text:p>
          </table:table-cell>
          <table:table-cell table:style-name="ce48"/>
          <table:table-cell table:number-columns-repeated="2" table:style-name="ce50"/>
          <table:table-cell table:style-name="ce48"/>
          <table:table-cell table:number-columns-repeated="2" table:style-name="ce50"/>
          <table:table-cell table:style-name="ce48"/>
          <table:table-cell table:style-name="ce50"/>
          <table:table-cell table:number-columns-repeated="2" table:style-name="ce51"/>
          <table:table-cell table:number-columns-repeated="2" table:style-name="ce50"/>
          <table:table-cell table:style-name="ce51"/>
          <table:table-cell table:number-columns-repeated="2" table:style-name="ce50"/>
        </table:table-row>
        <table:table-row table:style-name="ro2">
          <table:table-cell table:style-name="ce42" office:value-type="string">
            <text:p>leaving group</text:p>
          </table:table-cell>
          <table:table-cell table:style-name="ce43" office:value-type="string">
            <text:p>0.9.1</text:p>
          </table:table-cell>
          <table:table-cell table:style-name="ce59" office:value-type="string">
            <text:p>group</text:p>
          </table:table-cell>
          <table:table-cell table:style-name="ce58" office:value-type="string">
            <text:p>leave</text:p>
          </table:table-cell>
          <table:table-cell/>
          <table:table-cell table:style-name="ce46" office:value-type="string">
            <text:p>directAction?</text:p>
          </table:table-cell>
          <table:table-cell table:style-name="ce47" office:value-type="string">
            <text:p>actor</text:p>
          </table:table-cell>
          <table:table-cell table:style-name="ce46" office:value-type="string">
            <text:p>You left the calendar: {NAME}</text:p>
          </table:table-cell>
          <table:table-cell table:style-name="ce48"/>
          <table:table-cell table:number-columns-repeated="2" table:style-name="ce50"/>
          <table:table-cell table:style-name="ce48"/>
          <table:table-cell table:number-columns-repeated="2" table:style-name="ce50"/>
          <table:table-cell table:style-name="ce48"/>
          <table:table-cell table:style-name="ce42" office:value-type="string">
            <text:p>owner</text:p>
          </table:table-cell>
          <table:table-cell table:style-name="ce49" office:value-type="string">
            <text:p>{ACTOR} leaves the calendar: {NAME}</text:p>
          </table:table-cell>
          <table:table-cell table:style-name="ce51"/>
          <table:table-cell table:number-columns-repeated="2" table:style-name="ce50"/>
          <table:table-cell table:style-name="ce51"/>
          <table:table-cell table:number-columns-repeated="2" table:style-name="ce50"/>
        </table:table-row>
        <table:table-row table:style-name="ro2">
          <table:table-cell table:style-name="ce61" office:value-type="string">
            <text:p>slot was added to a group (by creator)</text:p>
          </table:table-cell>
          <table:table-cell table:style-name="ce43" office:value-type="string">
            <text:p>0.9.1</text:p>
          </table:table-cell>
          <table:table-cell table:style-name="ce59" office:value-type="string">
            <text:p>group</text:p>
          </table:table-cell>
          <table:table-cell table:style-name="ce58" office:value-type="string">
            <text:p>containership</text:p>
          </table:table-cell>
          <table:table-cell/>
          <table:table-cell table:style-name="ce46" office:value-type="string">
            <text:p>ownSlot?</text:p>
          </table:table-cell>
          <table:table-cell table:style-name="ce47" office:value-type="string">
            <text:p>actor</text:p>
          </table:table-cell>
          <table:table-cell table:style-name="ce46" office:value-type="string">
            <text:p>You added your Slot to the calendar: {NAME}</text:p>
          </table:table-cell>
          <table:table-cell table:style-name="ce48"/>
          <table:table-cell table:style-name="ce42" office:value-type="string">
            <text:p>member</text:p>
          </table:table-cell>
          <table:table-cell table:style-name="ce46" office:value-type="string">
            <text:p>{ACTOR} added a Slot to the calendar: {NAME}</text:p>
          </table:table-cell>
          <table:table-cell table:style-name="ce48"/>
          <table:table-cell table:number-columns-repeated="2" table:style-name="ce50"/>
          <table:table-cell table:style-name="ce48"/>
          <table:table-cell table:style-name="ce42" office:value-type="string">
            <text:p>actor + member</text:p>
          </table:table-cell>
          <table:table-cell table:style-name="ce49" office:value-type="string">
            <text:p>{ACTOR} added a Slot to the calendar: {NAME}</text:p>
          </table:table-cell>
          <table:table-cell table:style-name="ce49" office:value-type="string">
            <text:p>{ACTOR} and {USER} added a Slot to the calendar: {NAME}</text:p>
          </table:table-cell>
          <table:table-cell table:number-columns-repeated="2" table:style-name="ce50"/>
          <table:table-cell table:style-name="ce49" office:value-type="string">
            <text:p>{ACTOR} and {COUNT} others added a Slot to the calendar: {NAME}</text:p>
          </table:table-cell>
          <table:table-cell table:number-columns-repeated="2" table:style-name="ce50"/>
        </table:table-row>
        <table:table-row table:style-name="ro2">
          <table:table-cell table:style-name="ce61" office:value-type="string">
            <text:p>slot was added to a group through a tag (indirect)</text:p>
          </table:table-cell>
          <table:table-cell table:style-name="ce43" office:value-type="string">
            <text:p>0.9.3</text:p>
          </table:table-cell>
          <table:table-cell table:style-name="ce59" office:value-type="string">
            <text:p>group</text:p>
          </table:table-cell>
          <table:table-cell table:style-name="ce58" office:value-type="string">
            <text:p>containertag</text:p>
          </table:table-cell>
          <table:table-cell/>
          <table:table-cell table:style-name="ce46" office:value-type="string">
            <text:p>foreignSlot?</text:p>
          </table:table-cell>
          <table:table-cell table:style-name="ce47" office:value-type="string">
            <text:p>actor</text:p>
          </table:table-cell>
          <table:table-cell table:style-name="ce46" office:value-type="string">
            <text:p>You added a Slot to the calendar: {NAME}</text:p>
          </table:table-cell>
          <table:table-cell table:style-name="ce48"/>
          <table:table-cell table:style-name="ce42" office:value-type="string">
            <text:p>user + member</text:p>
          </table:table-cell>
          <table:table-cell table:style-name="ce46" office:value-type="string">
            <text:p>{ACTOR} added a Slot to the calendar: {NAME}</text:p>
          </table:table-cell>
          <table:table-cell table:style-name="ce48"/>
          <table:table-cell table:style-name="ce42" office:value-type="string">
            <text:p>foreign</text:p>
          </table:table-cell>
          <table:table-cell table:style-name="ce46" office:value-type="string">
            <text:p>{ACTOR} added your Slot to the calendar: {NAME}</text:p>
          </table:table-cell>
          <table:table-cell table:style-name="ce48"/>
          <table:table-cell table:style-name="ce42" office:value-type="string">
            <text:p>actor + member</text:p>
          </table:table-cell>
          <table:table-cell table:style-name="ce49" office:value-type="string">
            <text:p>{ACTOR} added a Slot to the calendar: {NAME}</text:p>
          </table:table-cell>
          <table:table-cell table:style-name="ce49" office:value-type="string">
            <text:p>{ACTOR} and {USER} added a Slot to the calendar: {NAME}</text:p>
          </table:table-cell>
          <table:table-cell table:number-columns-repeated="2" table:style-name="ce50"/>
          <table:table-cell table:style-name="ce49" office:value-type="string">
            <text:p>{ACTOR} and {COUNT} others added a Slot to the calendar: {NAME}</text:p>
          </table:table-cell>
          <table:table-cell table:number-columns-repeated="2" table:style-name="ce50"/>
        </table:table-row>
        <table:table-row table:style-name="ro2">
          <table:table-cell table:style-name="ce61" office:value-type="string">
            <text:p>slot was removed from group</text:p>
          </table:table-cell>
          <table:table-cell table:style-name="ce43" office:value-type="string">
            <text:p>0.9.2</text:p>
          </table:table-cell>
          <table:table-cell table:style-name="ce59" office:value-type="string">
            <text:p>group</text:p>
          </table:table-cell>
          <table:table-cell table:style-name="ce58" office:value-type="string">
            <text:p>ungroup</text:p>
          </table:table-cell>
          <table:table-cell/>
          <table:table-cell table:style-name="ce46"/>
          <table:table-cell table:style-name="ce47" office:value-type="string">
            <text:p>actor</text:p>
          </table:table-cell>
          <table:table-cell table:style-name="ce46" office:value-type="string">
            <text:p>You removed a Slot from the calendar: {NAME}</text:p>
          </table:table-cell>
          <table:table-cell table:style-name="ce48"/>
          <table:table-cell table:number-columns-repeated="2" table:style-name="ce50"/>
          <table:table-cell table:style-name="ce48"/>
          <table:table-cell table:number-columns-repeated="2" table:style-name="ce50"/>
          <table:table-cell table:style-name="ce48"/>
          <table:table-cell table:number-columns-repeated="3" table:style-name="ce51"/>
          <table:table-cell table:number-columns-repeated="2" table:style-name="ce50"/>
          <table:table-cell table:style-name="ce51"/>
          <table:table-cell table:number-columns-repeated="2" table:style-name="ce55"/>
        </table:table-row>
        <table:table-row table:style-name="ro2">
          <table:table-cell table:style-name="ce61" office:value-type="string">
            <text:p>user creates public group</text:p>
          </table:table-cell>
          <table:table-cell table:style-name="ce43" office:value-type="string">
            <text:p>-</text:p>
          </table:table-cell>
          <table:table-cell table:style-name="ce59" office:value-type="string">
            <text:p>group</text:p>
          </table:table-cell>
          <table:table-cell table:style-name="ce58" office:value-type="string">
            <text:p>create</text:p>
          </table:table-cell>
          <table:table-cell table:number-columns-repeated="2"/>
          <table:table-cell table:style-name="ce47" office:value-type="string">
            <text:p>actor</text:p>
          </table:table-cell>
          <table:table-cell table:style-name="ce46" office:value-type="string">
            <text:p>You created the calendar: {NAME}</text:p>
          </table:table-cell>
          <table:table-cell table:style-name="ce48"/>
          <table:table-cell table:number-columns-repeated="2" table:style-name="ce50"/>
          <table:table-cell table:style-name="ce48"/>
          <table:table-cell table:number-columns-repeated="2" table:style-name="ce50"/>
          <table:table-cell table:style-name="ce48"/>
          <table:table-cell table:number-columns-repeated="3" table:style-name="ce51"/>
          <table:table-cell table:number-columns-repeated="2" table:style-name="ce50"/>
          <table:table-cell table:style-name="ce51"/>
          <table:table-cell table:style-name="ce55" office:value-type="string">
            <text:p>TODO-Aggregate-Notify-1</text:p>
          </table:table-cell>
          <table:table-cell table:style-name="ce55" office:value-type="string">
            <text:p>TODO-Aggregate-Push-1</text:p>
          </table:table-cell>
        </table:table-row>
        <table:table-row table:style-name="ro2">
          <table:table-cell table:style-name="ce41"/>
          <table:table-cell/>
          <table:table-cell table:style-name="ce59"/>
          <table:table-cell table:style-name="ce58"/>
          <table:table-cell table:number-columns-repeated="17"/>
          <table:table-cell table:number-columns-repeated="2" table:style-name="ce55"/>
        </table:table-row>
        <table:table-row table:style-name="ro2">
          <table:table-cell table:style-name="ce41"/>
          <table:table-cell table:style-name="ce46"/>
          <table:table-cell table:style-name="ce59"/>
          <table:table-cell table:style-name="ce58"/>
          <table:table-cell table:number-columns-repeated="2"/>
          <table:table-cell table:number-columns-repeated="2" table:style-name="ce53"/>
          <table:table-cell table:number-columns-repeated="3" table:style-name="ce46"/>
          <table:table-cell table:number-columns-repeated="3"/>
          <table:table-cell table:number-columns-repeated="3" table:style-name="ce46"/>
          <table:table-cell table:number-columns-repeated="6" table:style-name="ce55"/>
        </table:table-row>
        <table:table-row table:style-name="ro2">
          <table:table-cell table:style-name="ce41"/>
          <table:table-cell table:style-name="ce46"/>
          <table:table-cell table:style-name="ce59"/>
          <table:table-cell table:style-name="ce58"/>
          <table:table-cell table:number-columns-repeated="2"/>
          <table:table-cell table:number-columns-repeated="2" table:style-name="ce53"/>
          <table:table-cell table:number-columns-repeated="3" table:style-name="ce46"/>
          <table:table-cell table:number-columns-repeated="3"/>
          <table:table-cell table:number-columns-repeated="3" table:style-name="ce46"/>
          <table:table-cell table:number-columns-repeated="6" table:style-name="ce55"/>
        </table:table-row>
        <table:table-row table:style-name="ro2">
          <table:table-cell table:style-name="ce62" table:number-columns-spanned="1" table:number-rows-spanned="2" office:value-type="string">
            <text:p>Light-Gray: Activity is currently not distributed
Dark-Gray-Empty: Block/Skip this activity</text:p>
          </table:table-cell>
          <table:table-cell/>
          <table:table-cell table:style-name="ce59"/>
          <table:table-cell table:style-name="ce58"/>
        </table:table-row>
        <table:table-row table:style-name="ro2">
          <table:covered-table-cell/>
          <table:table-cell/>
          <table:table-cell table:style-name="ce59"/>
          <table:table-cell table:style-name="ce58"/>
        </table:table-row>
        <table:table-row table:style-name="ro2">
          <table:table-cell table:style-name="ce63"/>
        </table:table-row>
        <table:table-row table:style-name="ro2">
          <table:table-cell table:style-name="ce63"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42" office:value-type="string">
            <text:p>unliked slot</text:p>
          </table:table-cell>
          <table:table-cell table:style-name="ce43" office:value-type="string">
            <text:p>-</text:p>
          </table:table-cell>
          <table:table-cell table:style-name="ce59" office:value-type="string">
            <text:p>slot</text:p>
          </table:table-cell>
          <table:table-cell table:style-name="ce58" office:value-type="string">
            <text:p>unlike</text:p>
          </table:table-cell>
          <table:table-cell table:number-columns-repeated="2" table:style-name="ce43"/>
        </table:table-row>
        <table:table-row table:style-name="ro2">
          <table:table-cell table:style-name="ce42" office:value-type="string">
            <text:p>removed media</text:p>
          </table:table-cell>
          <table:table-cell table:style-name="ce43" office:value-type="string">
            <text:p>-</text:p>
          </table:table-cell>
          <table:table-cell table:style-name="ce59" office:value-type="string">
            <text:p>media</text:p>
          </table:table-cell>
          <table:table-cell table:style-name="ce58" office:value-type="string">
            <text:p>remove</text:p>
          </table:table-cell>
          <table:table-cell table:number-columns-repeated="2" table:style-name="ce43"/>
        </table:table-row>
        <table:table-row table:style-name="ro2">
          <table:table-cell table:style-name="ce42" office:value-type="string">
            <text:p>removed note</text:p>
          </table:table-cell>
          <table:table-cell table:style-name="ce43" office:value-type="string">
            <text:p>-</text:p>
          </table:table-cell>
          <table:table-cell table:style-name="ce59" office:value-type="string">
            <text:p>note</text:p>
          </table:table-cell>
          <table:table-cell table:style-name="ce58" office:value-type="string">
            <text:p>remove</text:p>
          </table:table-cell>
          <table:table-cell table:number-columns-repeated="2" table:style-name="ce43"/>
        </table:table-row>
        <table:table-row table:style-name="ro2">
          <table:table-cell table:style-name="ce42" office:value-type="string">
            <text:p>like a activity</text:p>
          </table:table-cell>
          <table:table-cell table:style-name="ce43" office:value-type="string">
            <text:p>-</text:p>
          </table:table-cell>
          <table:table-cell table:style-name="ce59" office:value-type="string">
            <text:p>activity</text:p>
          </table:table-cell>
          <table:table-cell table:style-name="ce58" office:value-type="string">
            <text:p>like</text:p>
          </table:table-cell>
          <table:table-cell table:number-columns-repeated="2" table:style-name="ce43"/>
        </table:table-row>
        <table:table-row table:style-name="ro2">
          <table:table-cell table:style-name="ce42" office:value-type="string">
            <text:p>like a comment</text:p>
          </table:table-cell>
          <table:table-cell table:style-name="ce43" office:value-type="string">
            <text:p>-</text:p>
          </table:table-cell>
          <table:table-cell table:style-name="ce59" office:value-type="string">
            <text:p>comment</text:p>
          </table:table-cell>
          <table:table-cell table:style-name="ce58" office:value-type="string">
            <text:p>like</text:p>
          </table:table-cell>
          <table:table-cell table:number-columns-repeated="2" table:style-name="ce43"/>
        </table:table-row>
        <table:table-row table:style-name="ro2">
          <table:table-cell table:style-name="ce42" office:value-type="string">
            <text:p>like a media file</text:p>
          </table:table-cell>
          <table:table-cell table:style-name="ce43" office:value-type="string">
            <text:p>-</text:p>
          </table:table-cell>
          <table:table-cell table:style-name="ce59" office:value-type="string">
            <text:p>media</text:p>
          </table:table-cell>
          <table:table-cell table:style-name="ce58" office:value-type="string">
            <text:p>like</text:p>
          </table:table-cell>
          <table:table-cell table:number-columns-repeated="2" table:style-name="ce43"/>
        </table:table-row>
        <table:table-row table:style-name="ro2">
          <table:table-cell table:style-name="ce42" office:value-type="string">
            <text:p>like a note</text:p>
          </table:table-cell>
          <table:table-cell table:style-name="ce43" office:value-type="string">
            <text:p>-</text:p>
          </table:table-cell>
          <table:table-cell table:style-name="ce59" office:value-type="string">
            <text:p>note</text:p>
          </table:table-cell>
          <table:table-cell table:style-name="ce58" office:value-type="string">
            <text:p>like</text:p>
          </table:table-cell>
          <table:table-cell table:number-columns-repeated="2" table:style-name="ce43"/>
        </table:table-row>
        <table:table-row table:style-name="ro2">
          <table:table-cell table:style-name="ce42" office:value-type="string">
            <text:p>edit existing note</text:p>
          </table:table-cell>
          <table:table-cell table:style-name="ce43" office:value-type="string">
            <text:p>-</text:p>
          </table:table-cell>
          <table:table-cell table:style-name="ce59" office:value-type="string">
            <text:p>note</text:p>
          </table:table-cell>
          <table:table-cell table:style-name="ce58" office:value-type="string">
            <text:p>update</text:p>
          </table:table-cell>
          <table:table-cell table:number-columns-repeated="2" table:style-name="ce43"/>
        </table:table-row>
        <table:table-row table:style-name="ro2">
          <table:table-cell table:style-name="ce42" office:value-type="string">
            <text:p>add/change profile picture (user)</text:p>
          </table:table-cell>
          <table:table-cell table:style-name="ce43" office:value-type="string">
            <text:p>-</text:p>
          </table:table-cell>
          <table:table-cell table:style-name="ce59" office:value-type="string">
            <text:p>user</text:p>
          </table:table-cell>
          <table:table-cell table:style-name="ce58" office:value-type="string">
            <text:p>profile</text:p>
          </table:table-cell>
          <table:table-cell table:number-columns-repeated="2" table:style-name="ce43"/>
        </table:table-row>
        <table:table-row table:style-name="ro2">
          <table:table-cell table:style-name="ce42" office:value-type="string">
            <text:p>add/change profile picture (group)</text:p>
          </table:table-cell>
          <table:table-cell table:style-name="ce43" office:value-type="string">
            <text:p>-</text:p>
          </table:table-cell>
          <table:table-cell table:style-name="ce59" office:value-type="string">
            <text:p>group</text:p>
          </table:table-cell>
          <table:table-cell table:style-name="ce58" office:value-type="string">
            <text:p>profile</text:p>
          </table:table-cell>
          <table:table-cell table:number-columns-repeated="2" table:style-name="ce43"/>
        </table:table-row>
        <table:table-row table:style-name="ro2">
          <table:table-cell table:style-name="ce42" office:value-type="string">
            <text:p>friend updates personal info (hometown?)</text:p>
          </table:table-cell>
          <table:table-cell table:style-name="ce43" office:value-type="string">
            <text:p>-</text:p>
          </table:table-cell>
          <table:table-cell table:style-name="ce59" office:value-type="string">
            <text:p>user</text:p>
          </table:table-cell>
          <table:table-cell table:style-name="ce58" office:value-type="string">
            <text:p>info</text:p>
          </table:table-cell>
          <table:table-cell table:number-columns-repeated="2" table:style-name="ce43"/>
        </table:table-row>
        <table:table-row table:style-name="ro2">
          <table:table-cell table:style-name="ce42" office:value-type="string">
            <text:p>visibility change of slot to non-private</text:p>
          </table:table-cell>
          <table:table-cell table:style-name="ce43" office:value-type="string">
            <text:p>-</text:p>
          </table:table-cell>
          <table:table-cell table:style-name="ce59" office:value-type="string">
            <text:p>slot</text:p>
          </table:table-cell>
          <table:table-cell table:style-name="ce58" office:value-type="string">
            <text:p>public</text:p>
          </table:table-cell>
          <table:table-cell table:number-columns-repeated="2" table:style-name="ce43"/>
        </table:table-row>
        <table:table-row table:style-name="ro2">
          <table:table-cell table:style-name="ce42" office:value-type="string">
            <text:p>friend deactivates his account/ profile</text:p>
          </table:table-cell>
          <table:table-cell table:style-name="ce43" office:value-type="string">
            <text:p>-</text:p>
          </table:table-cell>
          <table:table-cell table:style-name="ce59" office:value-type="string">
            <text:p>user</text:p>
          </table:table-cell>
          <table:table-cell table:style-name="ce58" office:value-type="string">
            <text:p>disable</text:p>
          </table:table-cell>
          <table:table-cell table:number-columns-repeated="2" table:style-name="ce43"/>
        </table:table-row>
        <table:table-row table:style-name="ro2">
          <table:table-cell table:style-name="ce42" office:value-type="string">
            <text:p>friend re-activates his account/ profile</text:p>
          </table:table-cell>
          <table:table-cell table:style-name="ce43" office:value-type="string">
            <text:p>-</text:p>
          </table:table-cell>
          <table:table-cell table:style-name="ce59" office:value-type="string">
            <text:p>user</text:p>
          </table:table-cell>
          <table:table-cell table:style-name="ce58" office:value-type="string">
            <text:p>activate</text:p>
          </table:table-cell>
          <table:table-cell table:number-columns-repeated="2" table:style-name="ce43"/>
        </table:table-row>
        <table:table-row table:style-name="ro2">
          <table:table-cell table:style-name="ce41"/>
          <table:table-cell table:style-name="ce43"/>
          <table:table-cell table:style-name="ce59"/>
          <table:table-cell table:style-name="ce58"/>
          <table:table-cell table:number-columns-repeated="2" table:style-name="ce43"/>
        </table:table-row>
        <table:table-row table:style-name="ro2">
          <table:table-cell table:number-columns-repeated="2"/>
          <table:table-cell table:style-name="ce64"/>
          <table:table-cell table:style-name="ce65"/>
        </table:table-row>
        <table:table-row table:style-name="ro2">
          <table:table-cell table:style-name="ce63" table:number-columns-spanned="1" table:number-rows-spanned="2" office:value-type="string">
            <text:p>the final message index in the document "Export" 
should be created as:</text:p>
          </table:table-cell>
          <table:table-cell/>
          <table:table-cell table:style-name="ce66" table:number-columns-spanned="2" table:number-rows-spanned="1" office:value-type="string">
            <text:p>combo has to be unique!</text:p>
          </table:table-cell>
          <table:covered-table-cell/>
        </table:table-row>
        <table:table-row table:style-name="ro1">
          <table:covered-table-cell/>
        </table:table-row>
        <table:table-row table:style-name="ro2">
          <table:table-cell table:style-name="ce67" office:value-type="string">
            <text:p>{Target}_{Activity}_{MessageType}_{FeedType}_{Pluralization}</text:p>
          </table:table-cell>
        </table:table-row>
        <table:table-row table:style-name="ro2">
          <table:table-cell table:style-name="ce67" office:value-type="string">
            <text:p>e.g.: "slot_comment_me_push_singular"</text:p>
          </table:table-cell>
        </table:table-row>
        <table:table-row table:number-rows-repeated="1" table:style-name="ro1"/>
        <table:table-row table:style-name="ro2">
          <table:table-cell table:style-name="ce63"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row>
        <table:table-row table:style-name="ro2">
          <table:table-cell table:style-name="ce63" office:value-type="string">
            <text:p>Note to TODO and empty translations (Read me)</text:p>
            <office:annotation office:display="false" draw:text-style-name="" svg:width="0in" svg:height="0in" svg:x="0in" svg:y="0in">
              <text:p><text:span text:style-name="T0">TODO sollte dann dort stehen wenn die Aktivität geplant ist aber die Übersetzung noch fehlt. Ein leeres Feld in der Übersetzung überspringt die Aktivität auch wenn diese ausgelöst wird! Damit wir also sehen ob es sich um eine gewollte Aktivität handelt wo nur die Übersetzung fehlt, macht es mehr Sinn wenn wir durchnummerierte TODOS haben um die zugehörige Translation gleich zu finden.</text:span></text:p>
              <text:p text:style-name=""/>
              <text:p text:style-name=""><text:span text:style-name="T0">Durchstreichen geht leider auch nicht, weil das Textfeld trotzdem den Inhalt hat und die Formatierung keine Rolle spielt beim Datenexport.</text:span></text:p>
              <text:p text:style-name=""><text:span text:style-name="T0">	-Thomas Wilkerling</text:span></text:p>
            </office:annotation>
          </table:table-cell>
        </table:table-row>
        <table:table-row table:number-rows-repeated="1" table:style-name="ro1"/>
        <table:table-row table:style-name="ro2">
          <table:table-cell table:style-name="ce68" office:value-type="string">
            <text:p>Message Keys</text:p>
          </table:table-cell>
        </table:table-row>
        <table:table-row table:style-name="ro2">
          <table:table-cell table:style-name="ce42" office:value-type="string">
            <text:p>{ACTOR} = the user who makes the action (actor)</text:p>
          </table:table-cell>
          <table:table-cell/>
          <table:table-cell table:number-columns-repeated="6" table:style-name="ce46"/>
        </table:table-row>
        <table:table-row table:style-name="ro2">
          <table:table-cell table:style-name="ce42" office:value-type="string">
            <text:p>{USER} = the user who is the target or foreign user</text:p>
          </table:table-cell>
          <table:table-cell/>
          <table:table-cell table:number-columns-repeated="6" table:style-name="ce46"/>
        </table:table-row>
        <table:table-row table:style-name="ro2">
          <table:table-cell table:style-name="ce42" office:value-type="string">
            <text:p>{TITLE} = the title of the slot (target)</text:p>
          </table:table-cell>
          <table:table-cell/>
          <table:table-cell table:number-columns-repeated="6" table:style-name="ce46"/>
        </table:table-row>
        <table:table-row table:style-name="ro2">
          <table:table-cell table:style-name="ce42" office:value-type="string">
            <text:p>{NAME} = the name of the group (target)</text:p>
          </table:table-cell>
          <table:table-cell/>
          <table:table-cell table:number-columns-repeated="6" table:style-name="ce46"/>
        </table:table-row>
        <table:table-row table:style-name="ro2">
          <table:table-cell table:style-name="ce42" office:value-type="string">
            <text:p>{FIELD} = a custom field name</text:p>
          </table:table-cell>
          <table:table-cell table:number-columns-repeated="2"/>
          <table:table-cell table:number-columns-repeated="4" table:style-name="ce46"/>
        </table:table-row>
        <table:table-row table:style-name="ro2">
          <table:table-cell table:number-columns-repeated="3"/>
          <table:table-cell table:number-columns-repeated="4" table:style-name="ce46"/>
        </table:table-row>
        <table:table-row table:style-name="ro2">
          <table:table-cell table:style-name="ce68" office:value-type="string">
            <text:p>Distribution Keys: Related to Actor</text:p>
          </table:table-cell>
          <table:table-cell table:style-name="ce68" office:value-type="string">
            <text:p>Condition</text:p>
          </table:table-cell>
          <table:table-cell/>
          <table:table-cell table:number-columns-repeated="4" table:style-name="ce46"/>
        </table:table-row>
        <table:table-row table:style-name="ro2">
          <table:table-cell table:style-name="ce42" office:value-type="string">
            <text:p>actor = the user who makes the action (initiator)</text:p>
          </table:table-cell>
          <table:table-cell table:style-name="ce42"/>
          <table:table-cell/>
          <table:table-cell table:number-columns-repeated="4" table:style-name="ce46"/>
        </table:table-row>
        <table:table-row table:style-name="ro2">
          <table:table-cell table:style-name="ce42" office:value-type="string">
            <text:p>friends = all friends of the actor (users follower)</text:p>
          </table:table-cell>
          <table:table-cell table:style-name="ce42"/>
          <table:table-cell/>
          <table:table-cell table:number-columns-repeated="4" table:style-name="ce46"/>
        </table:table-row>
        <table:table-row table:style-name="ro2">
          <table:table-cell table:style-name="ce69" office:value-type="string">
            <text:p>myfoaf = all friends of actors friend (actually unused)</text:p>
          </table:table-cell>
          <table:table-cell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style-name="ce68" office:value-type="string">
            <text:p>Distribution Keys: Related to Slot-Target</text:p>
          </table:table-cell>
          <table:table-cell table:style-name="ce68" office:value-type="string">
            <text:p>Condition</text:p>
          </table:table-cell>
          <table:table-cell/>
          <table:table-cell table:number-columns-repeated="4" table:style-name="ce46"/>
        </table:table-row>
        <table:table-row table:style-name="ro2">
          <table:table-cell table:style-name="ce42" office:value-type="string">
            <text:p>follower = slot followers (excl. group members)</text:p>
          </table:table-cell>
          <table:table-cell table:style-name="ce42"/>
          <table:table-cell/>
          <table:table-cell table:number-columns-repeated="4" table:style-name="ce46"/>
        </table:table-row>
        <table:table-row table:style-name="ro2">
          <table:table-cell table:style-name="ce42" office:value-type="string">
            <text:p>creator = the creator of the slot</text:p>
          </table:table-cell>
          <table:table-cell table:style-name="ce42"/>
          <table:table-cell/>
          <table:table-cell table:number-columns-repeated="4" table:style-name="ce46"/>
        </table:table-row>
        <table:table-row table:style-name="ro2">
          <table:table-cell table:style-name="ce42" office:value-type="string">
            <text:p>member = members of the slotgroup </text:p>
          </table:table-cell>
          <table:table-cell table:style-name="ce42"/>
          <table:table-cell/>
          <table:table-cell table:number-columns-repeated="4" table:style-name="ce46"/>
        </table:table-row>
        <table:table-row table:style-name="ro2">
          <table:table-cell table:style-name="ce42" office:value-type="string">
            <text:p>commenter = the users who commented on the slot</text:p>
          </table:table-cell>
          <table:table-cell table:style-name="ce42"/>
          <table:table-cell/>
          <table:table-cell table:number-columns-repeated="4" table:style-name="ce46"/>
        </table:table-row>
        <table:table-row table:style-name="ro2">
          <table:table-cell table:style-name="ce42" office:value-type="string">
            <text:p>liker = the users who likes the slot</text:p>
          </table:table-cell>
          <table:table-cell table:style-name="ce42"/>
          <table:table-cell/>
          <table:table-cell table:number-columns-repeated="4" table:style-name="ce46"/>
        </table:table-row>
        <table:table-row table:style-name="ro2">
          <table:table-cell table:style-name="ce69" office:value-type="string">
            <text:p>poster = the users who adds content to the slot</text:p>
          </table:table-cell>
          <table:table-cell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style-name="ce68" office:value-type="string">
            <text:p>Distribution Keys: Related to Group-Target</text:p>
          </table:table-cell>
          <table:table-cell table:style-name="ce68" office:value-type="string">
            <text:p>Condition</text:p>
          </table:table-cell>
          <table:table-cell/>
          <table:table-cell table:number-columns-repeated="4" table:style-name="ce46"/>
        </table:table-row>
        <table:table-row table:style-name="ro2">
          <table:table-cell table:style-name="ce42" office:value-type="string">
            <text:p>member = members of a group</text:p>
          </table:table-cell>
          <table:table-cell table:style-name="ce42"/>
          <table:table-cell/>
          <table:table-cell table:number-columns-repeated="4" table:style-name="ce46"/>
        </table:table-row>
        <table:table-row table:style-name="ro2">
          <table:table-cell table:style-name="ce42" office:value-type="string">
            <text:p>owner = the owner of the group</text:p>
          </table:table-cell>
          <table:table-cell table:style-name="ce42"/>
          <table:table-cell/>
          <table:table-cell table:number-columns-repeated="4" table:style-name="ce46"/>
        </table:table-row>
        <table:table-row table:style-name="ro2">
          <table:table-cell table:style-name="ce69" office:value-type="string">
            <text:p>admin = the admin of the group</text:p>
          </table:table-cell>
          <table:table-cell table:style-name="ce42"/>
          <table:table-cell/>
          <table:table-cell table:number-columns-repeated="4" table:style-name="ce46"/>
        </table:table-row>
        <table:table-row table:style-name="ro2">
          <table:table-cell table:number-columns-repeated="2" table:style-name="ce42"/>
          <table:table-cell/>
          <table:table-cell table:number-columns-repeated="4" table:style-name="ce46"/>
        </table:table-row>
        <table:table-row table:style-name="ro2">
          <table:table-cell table:number-columns-repeated="2" table:style-name="ce42"/>
        </table:table-row>
        <table:table-row table:style-name="ro2">
          <table:table-cell table:number-columns-repeated="2" table:style-name="ce42"/>
        </table:table-row>
        <table:table-row table:style-name="ro2">
          <table:table-cell table:style-name="ce68" office:value-type="string">
            <text:p>Distribution Keys: Related to User-Target</text:p>
          </table:table-cell>
          <table:table-cell table:style-name="ce68" office:value-type="string">
            <text:p>Condition</text:p>
          </table:table-cell>
        </table:table-row>
        <table:table-row table:style-name="ro2">
          <table:table-cell table:style-name="ce42" office:value-type="string">
            <text:p>user = the target user (not the actor!)</text:p>
          </table:table-cell>
          <table:table-cell table:style-name="ce42"/>
        </table:table-row>
        <table:table-row table:style-name="ro2">
          <table:table-cell table:style-name="ce42" office:value-type="string">
            <text:p>foaf = all friends of a target user</text:p>
          </table:table-cell>
          <table:table-cell table:style-name="ce42"/>
        </table:table-row>
        <table:table-row table:style-name="ro2">
          <table:table-cell table:style-name="ce42" office:value-type="string">
            <text:p>requester = smb. who requests smth.</text:p>
          </table:table-cell>
          <table:table-cell table:style-name="ce42"/>
        </table:table-row>
        <table:table-row table:style-name="ro2">
          <table:table-cell table:style-name="ce42" office:value-type="string">
            <text:p>requestee = smb. who has to accept smth.</text:p>
          </table:table-cell>
          <table:table-cell table:style-name="ce42"/>
        </table:table-row>
        <table:table-row table:style-name="ro2">
          <table:table-cell table:number-columns-repeated="2" table:style-name="ce42"/>
        </table:table-row>
        <table:table-row table:style-name="ro2">
          <table:table-cell table:style-name="ce68" office:value-type="string">
            <text:p>Distribution Keys: Indirect</text:p>
          </table:table-cell>
          <table:table-cell table:style-name="ce68" office:value-type="string">
            <text:p>Condition</text:p>
          </table:table-cell>
        </table:table-row>
        <table:table-row table:style-name="ro2">
          <table:table-cell table:style-name="ce42" office:value-type="string">
            <text:p>foreign = the user who is involved indirectly</text:p>
          </table:table-cell>
          <table:table-cell table:style-name="ce42"/>
        </table:table-row>
        <table:table-row table:style-name="ro2">
          <table:table-cell table:style-name="ce69" office:value-type="string">
            <text:p>invitee = the user who is involved indirectly</text:p>
          </table:table-cell>
          <table:table-cell table:style-name="ce42"/>
        </table:table-row>
        <table:table-row table:style-name="ro2">
          <table:table-cell table:number-columns-repeated="2" table:style-name="ce42"/>
        </table:table-row>
        <table:table-row table:style-name="ro2">
          <table:table-cell table:number-columns-repeated="2" table:style-name="ce42"/>
        </table:table-row>
        <table:table-row table:style-name="ro2">
          <table:table-cell table:style-name="ce68" office:value-type="string">
            <text:p>Distribution Keys: Mixed Context</text:p>
          </table:table-cell>
          <table:table-cell table:style-name="ce68" office:value-type="string">
            <text:p>Condition</text:p>
          </table:table-cell>
        </table:table-row>
        <table:table-row table:style-name="ro2">
          <table:table-cell table:style-name="ce42" office:value-type="string">
            <text:p>joiners = friends + member</text:p>
          </table:table-cell>
          <table:table-cell table:style-name="ce61" office:value-type="string">
            <text:p>public group</text:p>
          </table:table-cell>
        </table:table-row>
        <table:table-row table:style-name="ro2">
          <table:table-cell table:number-columns-repeated="2" table:style-name="ce42"/>
        </table:table-row>
      </table:table>
      <table:table table:name="Definition (DE)" table:style-name="ta2" table:print="false">
        <office:forms form:automatic-focus="false" form:apply-design-mode="false"/>
        <table:table-column table:style-name="co21" table:default-cell-style-name="ce15"/>
        <table:table-column table:style-name="co20" table:default-cell-style-name="ce15" table:number-columns-repeated="5"/>
        <table:table-column table:style-name="co22" table:default-cell-style-name="ce15"/>
        <table:table-column table:style-name="co23" table:default-cell-style-name="ce15"/>
        <table:table-column table:style-name="co24" table:default-cell-style-name="ce15"/>
        <table:table-column table:style-name="co17"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30" table:default-cell-style-name="ce15"/>
        <table:table-column table:style-name="co20" table:default-cell-style-name="ce15" table:number-columns-repeated="240"/>
        <table:table-row table:style-name="ro2">
          <table:table-cell table:style-name="ce70"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71" table:number-columns-spanned="4" table:number-rows-spanned="1" office:value-type="string">
            <text:p>USERCOUNT = 1</text:p>
          </table:table-cell>
          <table:covered-table-cell table:number-columns-repeated="3"/>
          <table:table-cell table:style-name="ce71" table:number-columns-spanned="3" table:number-rows-spanned="1" office:value-type="string">
            <text:p>USERCOUNT = 2</text:p>
          </table:table-cell>
          <table:covered-table-cell table:number-columns-repeated="2"/>
          <table:table-cell table:style-name="ce71" table:number-columns-spanned="3" table:number-rows-spanned="1" office:value-type="string">
            <text:p>USERCOUNT &gt; 2</text:p>
          </table:table-cell>
          <table:covered-table-cell table:number-columns-repeated="2"/>
        </table:table-row>
        <table:table-row table:style-name="ro2">
          <table:table-cell table:style-name="ce28" office:value-type="string">
            <text:p>Feed Type:</text:p>
          </table:table-cell>
          <table:table-cell table:number-columns-repeated="3" table:style-name="ce72"/>
          <table:table-cell table:number-columns-repeated="2" table:style-name="ce73"/>
          <table:table-cell table:style-name="ce74" table:number-columns-spanned="4" table:number-rows-spanned="1" office:value-type="string">
            <text:p>Singular</text:p>
          </table:table-cell>
          <table:covered-table-cell table:number-columns-repeated="3"/>
          <table:table-cell table:style-name="ce77" table:number-columns-spanned="3" table:number-rows-spanned="1" office:value-type="string">
            <text:p>Plural</text:p>
          </table:table-cell>
          <table:covered-table-cell table:number-columns-repeated="2"/>
          <table:table-cell table:style-name="ce74" table:number-columns-spanned="3" table:number-rows-spanned="1" office:value-type="string">
            <text:p>Aggregate</text:p>
          </table:table-cell>
          <table:covered-table-cell table:number-columns-repeated="2"/>
        </table:table-row>
        <table:table-row table:style-name="ro2">
          <table:table-cell table:style-name="ce31" office:value-type="string">
            <text:p>Message Type:</text:p>
          </table:table-cell>
          <table:table-cell table:number-columns-repeated="3" table:style-name="ce78"/>
          <table:table-cell table:number-columns-repeated="2" table:style-name="ce79"/>
          <table:table-cell table:style-name="ce79"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80"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1"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0"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1"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0"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1"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2" office:value-type="string">
            <text:p>comment on slot</text:p>
          </table:table-cell>
          <table:table-cell table:style-name="ce43" office:value-type="float" office:value="0.8">
            <text:p>0.8</text:p>
          </table:table-cell>
          <table:table-cell table:style-name="ce44" office:value-type="string">
            <text:p>slot</text:p>
          </table:table-cell>
          <table:table-cell table:style-name="ce45" office:value-type="string">
            <text:p>comment</text:p>
          </table:table-cell>
          <table:table-cell table:number-columns-repeated="2" table:style-name="ce46"/>
          <table:table-cell table:style-name="ce53" office:value-type="string">
            <text:p>You commented on the Slot: {TITLE}</text:p>
          </table:table-cell>
          <table:table-cell table:style-name="ce46" office:value-type="string">
            <text:p>{USER} commented on this Slot.</text:p>
          </table:table-cell>
          <table:table-cell table:style-name="ce46" office:value-type="string">
            <text:p>{USER} commented on your Slot: {TITLE}</text:p>
          </table:table-cell>
          <table:table-cell table:style-name="ce46" office:value-type="string">
            <text:p>{USER} commented on the Slot: {TITLE}</text:p>
          </table:table-cell>
          <table:table-cell table:style-name="ce46" office:value-type="string">
            <text:p>{USER} and {USER2} commented on this Slot.</text:p>
          </table:table-cell>
          <table:table-cell table:style-name="ce46" office:value-type="string">
            <text:p>{USER} and {USER2} commented on your Slot: {TITLE}</text:p>
          </table:table-cell>
          <table:table-cell table:style-name="ce46" office:value-type="string">
            <text:p>{USER} and {USER2} commented on the Slot: {TITLE}</text:p>
          </table:table-cell>
          <table:table-cell table:style-name="ce46" office:value-type="string">
            <text:p>{USER} and {USERCOUNT} others commented on this Slot.</text:p>
          </table:table-cell>
          <table:table-cell table:style-name="ce46" office:value-type="string">
            <text:p>{USER} and {USERCOUNT} others commented on your Slot: {TITLE}</text:p>
          </table:table-cell>
          <table:table-cell table:style-name="ce46" office:value-type="string">
            <text:p>{USER} and {USERCOUNT} others commented on the Slot: {TITLE}</text:p>
          </table:table-cell>
        </table:table-row>
        <table:table-row table:style-name="ro2">
          <table:table-cell table:style-name="ce42" office:value-type="string">
            <text:p>like a slot</text:p>
          </table:table-cell>
          <table:table-cell table:style-name="ce43" office:value-type="float" office:value="0.8">
            <text:p>0.8</text:p>
          </table:table-cell>
          <table:table-cell table:style-name="ce44" office:value-type="string">
            <text:p>slot</text:p>
          </table:table-cell>
          <table:table-cell table:style-name="ce45" office:value-type="string">
            <text:p>like</text:p>
          </table:table-cell>
          <table:table-cell table:number-columns-repeated="2" table:style-name="ce46"/>
          <table:table-cell table:style-name="ce53" office:value-type="string">
            <text:p>You like the Slot: {TITLE}</text:p>
          </table:table-cell>
          <table:table-cell table:style-name="ce46" office:value-type="string">
            <text:p>{USER} likes this Slot.</text:p>
          </table:table-cell>
          <table:table-cell table:style-name="ce46" office:value-type="string">
            <text:p>{USER} likes your Slot: {TITLE}</text:p>
          </table:table-cell>
          <table:table-cell table:style-name="ce46" office:value-type="string">
            <text:p>{USER} likes your Slot: {TITLE}</text:p>
          </table:table-cell>
          <table:table-cell table:style-name="ce46" office:value-type="string">
            <text:p>{USER} and {USER2} like this Slot.</text:p>
          </table:table-cell>
          <table:table-cell table:style-name="ce46" office:value-type="string">
            <text:p>{USER} and {USER2} like your Slot: {TITLE}</text:p>
          </table:table-cell>
          <table:table-cell table:style-name="ce46" office:value-type="string">
            <text:p>{USER} and {USER2} like the Slot: {TITLE}</text:p>
          </table:table-cell>
          <table:table-cell table:style-name="ce46" office:value-type="string">
            <text:p>{USER} and {USERCOUNT} others like this Slot.</text:p>
          </table:table-cell>
          <table:table-cell table:style-name="ce46" office:value-type="string">
            <text:p>{USER} and {USERCOUNT} others like your Slot: {TITLE}</text:p>
          </table:table-cell>
          <table:table-cell table:style-name="ce46" office:value-type="string">
            <text:p>{USER} and {USERCOUNT} others like the Slot: {TITLE}</text:p>
          </table:table-cell>
        </table:table-row>
        <table:table-row table:style-name="ro2">
          <table:table-cell table:style-name="ce42" office:value-type="string">
            <text:p>create new slot</text:p>
          </table:table-cell>
          <table:table-cell table:style-name="ce43" office:value-type="float" office:value="0.8">
            <text:p>0.8</text:p>
          </table:table-cell>
          <table:table-cell table:style-name="ce44" office:value-type="string">
            <text:p>slot</text:p>
          </table:table-cell>
          <table:table-cell table:style-name="ce45" office:value-type="string">
            <text:p>slot</text:p>
          </table:table-cell>
          <table:table-cell table:number-columns-repeated="2" table:style-name="ce46"/>
          <table:table-cell table:style-name="ce53" office:value-type="string">
            <text:p>You added the Slot: {TITLE}</text:p>
          </table:table-cell>
          <table:table-cell table:style-name="ce46" office:value-type="string">
            <text:p>{USER} added this Slot.</text:p>
          </table:table-cell>
          <table:table-cell table:number-columns-repeated="8" table:style-name="ce50"/>
        </table:table-row>
        <table:table-row table:style-name="ro2">
          <table:table-cell table:style-name="ce42" office:value-type="string">
            <text:p>add image to slot</text:p>
          </table:table-cell>
          <table:table-cell table:style-name="ce43" office:value-type="float" office:value="0.8">
            <text:p>0.8</text:p>
          </table:table-cell>
          <table:table-cell table:style-name="ce44" office:value-type="string">
            <text:p>slot</text:p>
          </table:table-cell>
          <table:table-cell table:style-name="ce45" office:value-type="string">
            <text:p>image</text:p>
          </table:table-cell>
          <table:table-cell table:number-columns-repeated="2" table:style-name="ce46"/>
          <table:table-cell table:style-name="ce53" office:value-type="string">
            <text:p>You added an image to the Slot: {TITLE}</text:p>
          </table:table-cell>
          <table:table-cell table:style-name="ce46" office:value-type="string">
            <text:p>{USER} added an image to this Slot.</text:p>
          </table:table-cell>
          <table:table-cell table:style-name="ce53" office:value-type="string">
            <text:p>{USER} added an image to your Slot: {TITLE}</text:p>
          </table:table-cell>
          <table:table-cell table:style-name="ce46" office:value-type="string">
            <text:p>{USER} added an image to the Slot: {TITLE}</text:p>
          </table:table-cell>
          <table:table-cell table:style-name="ce46" office:value-type="string">
            <text:p>{USER} and {USER2} added an image to this Slot.</text:p>
          </table:table-cell>
          <table:table-cell table:style-name="ce46" office:value-type="string">
            <text:p>{USER} and {USER2} added an image to your Slot: {TITLE}</text:p>
          </table:table-cell>
          <table:table-cell table:style-name="ce46" office:value-type="string">
            <text:p>{USER} and {USER2} added an image to the Slot: {TITLE}</text:p>
          </table:table-cell>
          <table:table-cell table:style-name="ce82" office:value-type="string">
            <text:p>{USER} and {USERCOUNT} others added an image to this Slot.</text:p>
          </table:table-cell>
          <table:table-cell table:style-name="ce53" office:value-type="string">
            <text:p>{USER} and {USERCOUNT} others added an image to your Slot: {TITLE}</text:p>
          </table:table-cell>
          <table:table-cell table:style-name="ce53" office:value-type="string">
            <text:p>{USER} and {USERCOUNT} others added an image to the Slot: {TITLE}</text:p>
          </table:table-cell>
        </table:table-row>
        <table:table-row table:style-name="ro2">
          <table:table-cell table:style-name="ce42" office:value-type="string">
            <text:p>add video to slot</text:p>
          </table:table-cell>
          <table:table-cell table:style-name="ce43" office:value-type="float" office:value="0.8">
            <text:p>0.8</text:p>
          </table:table-cell>
          <table:table-cell table:style-name="ce44" office:value-type="string">
            <text:p>slot</text:p>
          </table:table-cell>
          <table:table-cell table:style-name="ce45" office:value-type="string">
            <text:p>video</text:p>
          </table:table-cell>
          <table:table-cell table:number-columns-repeated="2" table:style-name="ce46"/>
          <table:table-cell table:style-name="ce53" office:value-type="string">
            <text:p>You added a video to the Slot: {TITLE}</text:p>
          </table:table-cell>
          <table:table-cell table:style-name="ce46" office:value-type="string">
            <text:p>{USER} added a video to this Slot.</text:p>
          </table:table-cell>
          <table:table-cell table:style-name="ce53" office:value-type="string">
            <text:p>{USER} added a video to your Slot: {TITLE}</text:p>
          </table:table-cell>
          <table:table-cell table:style-name="ce46" office:value-type="string">
            <text:p>{USER} added a video to the Slot: {TITLE}</text:p>
          </table:table-cell>
          <table:table-cell table:style-name="ce46" office:value-type="string">
            <text:p>{USER} and {USER2} added a video to this Slot.</text:p>
          </table:table-cell>
          <table:table-cell table:style-name="ce46" office:value-type="string">
            <text:p>{USER} and {USER2} added a video to your Slot: {TITLE}</text:p>
          </table:table-cell>
          <table:table-cell table:style-name="ce46" office:value-type="string">
            <text:p>{USER} and {USER2} added a video to the Slot: {TITLE}</text:p>
          </table:table-cell>
          <table:table-cell table:style-name="ce82" office:value-type="string">
            <text:p>{USER} and {USERCOUNT} others added a video to this Slot.</text:p>
          </table:table-cell>
          <table:table-cell table:style-name="ce53" office:value-type="string">
            <text:p>{USER} and {USERCOUNT} others added a video to your Slot: {TITLE}</text:p>
          </table:table-cell>
          <table:table-cell table:style-name="ce53" office:value-type="string">
            <text:p>{USER} and {USERCOUNT} others added a video to the Slot: {TITLE}</text:p>
          </table:table-cell>
        </table:table-row>
        <table:table-row table:style-name="ro2">
          <table:table-cell table:style-name="ce42" office:value-type="string">
            <text:p>add audio to slot</text:p>
          </table:table-cell>
          <table:table-cell table:style-name="ce43" office:value-type="float" office:value="0.8">
            <text:p>0.8</text:p>
          </table:table-cell>
          <table:table-cell table:style-name="ce44" office:value-type="string">
            <text:p>slot</text:p>
          </table:table-cell>
          <table:table-cell table:style-name="ce45" office:value-type="string">
            <text:p>audio</text:p>
          </table:table-cell>
          <table:table-cell table:number-columns-repeated="2" table:style-name="ce46"/>
          <table:table-cell table:style-name="ce53" office:value-type="string">
            <text:p>You added an audio to the Slot: {TITLE}</text:p>
          </table:table-cell>
          <table:table-cell table:style-name="ce46" office:value-type="string">
            <text:p>{USER} added an audio to this Slot.</text:p>
          </table:table-cell>
          <table:table-cell table:style-name="ce53" office:value-type="string">
            <text:p>{USER} added an audio to your Slot: {TITLE}</text:p>
          </table:table-cell>
          <table:table-cell table:style-name="ce46" office:value-type="string">
            <text:p>{USER} added an audio to the Slot: {TITLE}</text:p>
          </table:table-cell>
          <table:table-cell table:style-name="ce46" office:value-type="string">
            <text:p>{USER} and {USER2} added an audio to this Slot.</text:p>
          </table:table-cell>
          <table:table-cell table:style-name="ce46" office:value-type="string">
            <text:p>{USER} and {USER2} added an audio to your Slot: {TITLE}</text:p>
          </table:table-cell>
          <table:table-cell table:style-name="ce46" office:value-type="string">
            <text:p>{USER} and {USER2} added an audio to the Slot: {TITLE}</text:p>
          </table:table-cell>
          <table:table-cell table:style-name="ce82" office:value-type="string">
            <text:p>{USER} and {USERCOUNT} others added an audio to this Slot.</text:p>
          </table:table-cell>
          <table:table-cell table:style-name="ce53" office:value-type="string">
            <text:p>{USER} and {USERCOUNT} others added an audio to your Slot: {TITLE}</text:p>
          </table:table-cell>
          <table:table-cell table:style-name="ce53" office:value-type="string">
            <text:p>{USER} and {USERCOUNT} others added an audio to the Slot: {TITLE}</text:p>
          </table:table-cell>
        </table:table-row>
        <table:table-row table:style-name="ro2">
          <table:table-cell table:style-name="ce42" office:value-type="string">
            <text:p>add note to slot</text:p>
          </table:table-cell>
          <table:table-cell table:style-name="ce43" office:value-type="float" office:value="0.8">
            <text:p>0.8</text:p>
          </table:table-cell>
          <table:table-cell table:style-name="ce44" office:value-type="string">
            <text:p>slot</text:p>
          </table:table-cell>
          <table:table-cell table:style-name="ce45" office:value-type="string">
            <text:p>note</text:p>
          </table:table-cell>
          <table:table-cell table:number-columns-repeated="2" table:style-name="ce46"/>
          <table:table-cell table:style-name="ce53" office:value-type="string">
            <text:p>You added a note to the Slot: {TITLE}</text:p>
          </table:table-cell>
          <table:table-cell table:style-name="ce46" office:value-type="string">
            <text:p>{USER} added a note to this Slot.</text:p>
          </table:table-cell>
          <table:table-cell table:style-name="ce53" office:value-type="string">
            <text:p>{USER} added a note to your Slot: {TITLE}</text:p>
          </table:table-cell>
          <table:table-cell table:style-name="ce46" office:value-type="string">
            <text:p>{USER} added a note to the Slot: {TITLE}</text:p>
          </table:table-cell>
          <table:table-cell table:style-name="ce46" office:value-type="string">
            <text:p>{USER} and {USER2} added a note to this Slot.</text:p>
          </table:table-cell>
          <table:table-cell table:style-name="ce46" office:value-type="string">
            <text:p>{USER} and {USER2} added a note to your Slot: {TITLE}</text:p>
          </table:table-cell>
          <table:table-cell table:style-name="ce46" office:value-type="string">
            <text:p>{USER} and {USER2} added a note to the Slot: {TITLE}</text:p>
          </table:table-cell>
          <table:table-cell table:style-name="ce82" office:value-type="string">
            <text:p>{USER} and {USERCOUNT} others added a note to this Slot.</text:p>
          </table:table-cell>
          <table:table-cell table:style-name="ce53" office:value-type="string">
            <text:p>{USER} and {USERCOUNT} others added a note to your Slot: {TITLE}</text:p>
          </table:table-cell>
          <table:table-cell table:style-name="ce53" office:value-type="string">
            <text:p>{USER} and {USERCOUNT} others added a note to the Slot: {TITLE}</text:p>
          </table:table-cell>
        </table:table-row>
        <table:table-row table:style-name="ro2">
          <table:table-cell table:style-name="ce42" office:value-type="string">
            <text:p>add multiple media items</text:p>
          </table:table-cell>
          <table:table-cell table:style-name="ce43" office:value-type="float" office:value="0.8">
            <text:p>0.8</text:p>
          </table:table-cell>
          <table:table-cell table:style-name="ce44" office:value-type="string">
            <text:p>slot</text:p>
          </table:table-cell>
          <table:table-cell table:style-name="ce45" office:value-type="string">
            <text:p>media</text:p>
          </table:table-cell>
          <table:table-cell table:number-columns-repeated="2" table:style-name="ce46"/>
          <table:table-cell table:style-name="ce53" office:value-type="string">
            <text:p>You added new media to the Slot: {TITLE}</text:p>
          </table:table-cell>
          <table:table-cell table:style-name="ce46" office:value-type="string">
            <text:p>{USER} added new media to this Slot.</text:p>
          </table:table-cell>
          <table:table-cell table:style-name="ce53" office:value-type="string">
            <text:p>{USER} added new media to your Slot: {TITLE}</text:p>
          </table:table-cell>
          <table:table-cell table:style-name="ce46" office:value-type="string">
            <text:p>{USER} added new media to the Slot: {TITLE}</text:p>
          </table:table-cell>
          <table:table-cell table:style-name="ce46" office:value-type="string">
            <text:p>{USER} and {USER2} added new media to this Slot.</text:p>
          </table:table-cell>
          <table:table-cell table:style-name="ce46" office:value-type="string">
            <text:p>{USER} and {USER2} added new media to your Slot: {TITLE}</text:p>
          </table:table-cell>
          <table:table-cell table:style-name="ce46" office:value-type="string">
            <text:p>{USER} and {USER2} added new media to the Slot: {TITLE}</text:p>
          </table:table-cell>
          <table:table-cell table:style-name="ce82" office:value-type="string">
            <text:p>{USER} and {USERCOUNT} others added new media to this Slot.</text:p>
          </table:table-cell>
          <table:table-cell table:style-name="ce53" office:value-type="string">
            <text:p>{USER} and {USERCOUNT} others added new media to your Slot: {TITLE}</text:p>
          </table:table-cell>
          <table:table-cell table:style-name="ce53" office:value-type="string">
            <text:p>{USER} and {USERCOUNT} others added new media to the Slot: {TITLE}</text:p>
          </table:table-cell>
        </table:table-row>
        <table:table-row table:style-name="ro2">
          <table:table-cell table:style-name="ce42" office:value-type="string">
            <text:p>reslot a slot</text:p>
          </table:table-cell>
          <table:table-cell table:style-name="ce43" office:value-type="float" office:value="0.8">
            <text:p>0.8</text:p>
          </table:table-cell>
          <table:table-cell table:style-name="ce44" office:value-type="string">
            <text:p>slot</text:p>
          </table:table-cell>
          <table:table-cell table:style-name="ce45" office:value-type="string">
            <text:p>reslot</text:p>
          </table:table-cell>
          <table:table-cell table:number-columns-repeated="2" table:style-name="ce46"/>
          <table:table-cell table:style-name="ce53" office:value-type="string">
            <text:p>You reslotted the Slot: {TITLE}</text:p>
          </table:table-cell>
          <table:table-cell table:style-name="ce46" office:value-type="string">
            <text:p>{USER} reslotted this Slot.</text:p>
          </table:table-cell>
          <table:table-cell table:style-name="ce46" office:value-type="string">
            <text:p>{USER} reslotted your Slot: {TITLE}</text:p>
          </table:table-cell>
          <table:table-cell table:style-name="ce46" office:value-type="string">
            <text:p>{USER} reslotted the Slot: {TITLE}</text:p>
          </table:table-cell>
          <table:table-cell table:style-name="ce46" office:value-type="string">
            <text:p>{USER} and {USER2} reslotted this Slot.</text:p>
          </table:table-cell>
          <table:table-cell table:style-name="ce46" office:value-type="string">
            <text:p>{USER} and {USER2} reslotted your Slot: {TITLE}</text:p>
          </table:table-cell>
          <table:table-cell table:style-name="ce46" office:value-type="string">
            <text:p>{USER} and {USER2} reslotted the Slot: {TITLE}</text:p>
          </table:table-cell>
          <table:table-cell table:style-name="ce46" office:value-type="string">
            <text:p>{USER} and {USERCOUNT} others reslotted this Slot.</text:p>
          </table:table-cell>
          <table:table-cell table:style-name="ce46" office:value-type="string">
            <text:p>{USER} and {USERCOUNT} others reslotted your Slot: {TITLE}</text:p>
          </table:table-cell>
          <table:table-cell table:style-name="ce46" office:value-type="string">
            <text:p>{USER} and {USERCOUNT} others reslotted the Slot: {TITLE}</text:p>
          </table:table-cell>
        </table:table-row>
        <table:table-row table:style-name="ro2">
          <table:table-cell table:style-name="ce42" office:value-type="string">
            <text:p>established friendship</text:p>
          </table:table-cell>
          <table:table-cell table:style-name="ce43" office:value-type="float" office:value="0.8">
            <text:p>0.8</text:p>
          </table:table-cell>
          <table:table-cell table:style-name="ce44" office:value-type="string">
            <text:p>user</text:p>
          </table:table-cell>
          <table:table-cell table:style-name="ce45" office:value-type="string">
            <text:p>friendship</text:p>
          </table:table-cell>
          <table:table-cell table:number-columns-repeated="2" table:style-name="ce46"/>
          <table:table-cell table:style-name="ce53" office:value-type="string">
            <text:p>You and {USER2} are now friends</text:p>
          </table:table-cell>
          <table:table-cell table:style-name="ce50"/>
          <table:table-cell table:style-name="ce46" office:value-type="string">
            <text:p>{USER} and {USER2} are now friends</text:p>
          </table:table-cell>
          <table:table-cell table:style-name="ce46" office:value-type="string">
            <text:p>{USER} has accepted your friend request</text:p>
          </table:table-cell>
          <table:table-cell table:style-name="ce55" office:value-type="string">
            <text:p>TODO-Plural-Activity-1</text:p>
          </table:table-cell>
          <table:table-cell table:style-name="ce46" office:value-type="string">
            <text:p>{USER} and {USER2} are now friends</text:p>
          </table:table-cell>
          <table:table-cell table:style-name="ce55" office:value-type="string">
            <text:p>TODO-Plural-Push-1</text:p>
          </table:table-cell>
          <table:table-cell table:style-name="ce55" office:value-type="string">
            <text:p>TODO-Aggregate-Activity-1</text:p>
          </table:table-cell>
          <table:table-cell table:style-name="ce55" office:value-type="string">
            <text:p>TODO-Aggregate-Notify-1</text:p>
          </table:table-cell>
          <table:table-cell table:style-name="ce55" office:value-type="string">
            <text:p>TODO-Aggregate-Push-1</text:p>
          </table:table-cell>
        </table:table-row>
        <table:table-row table:style-name="ro2">
          <table:table-cell table:style-name="ce42" office:value-type="string">
            <text:p>group membership established</text:p>
          </table:table-cell>
          <table:table-cell table:style-name="ce43" office:value-type="float" office:value="0.8">
            <text:p>0.8</text:p>
          </table:table-cell>
          <table:table-cell table:style-name="ce44" office:value-type="string">
            <text:p>group</text:p>
          </table:table-cell>
          <table:table-cell table:style-name="ce45" office:value-type="string">
            <text:p>membership</text:p>
          </table:table-cell>
          <table:table-cell table:number-columns-repeated="2" table:style-name="ce46"/>
          <table:table-cell table:style-name="ce53" office:value-type="string">
            <text:p>You joined the group: {TITLE}</text:p>
          </table:table-cell>
          <table:table-cell table:style-name="ce50"/>
          <table:table-cell table:style-name="ce46" office:value-type="string">
            <text:p>You joined the group: {TITLE}</text:p>
          </table:table-cell>
          <table:table-cell table:style-name="ce46" office:value-type="string">
            <text:p>{USER} has accepted your invitation to the group: {TITLE}</text:p>
          </table:table-cell>
          <table:table-cell table:style-name="ce55" office:value-type="string">
            <text:p>TODO-Plural-Activity-2</text:p>
          </table:table-cell>
          <table:table-cell table:style-name="ce55" office:value-type="string">
            <text:p>TODO-Plural-Notify-2</text:p>
          </table:table-cell>
          <table:table-cell table:style-name="ce55" office:value-type="string">
            <text:p>TODO-Plural-Push-2</text:p>
          </table:table-cell>
          <table:table-cell table:style-name="ce55" office:value-type="string">
            <text:p>TODO-Aggregate-Activity-2</text:p>
          </table:table-cell>
          <table:table-cell table:style-name="ce55" office:value-type="string">
            <text:p>TODO-Aggregate-Notify-2</text:p>
          </table:table-cell>
          <table:table-cell table:style-name="ce55" office:value-type="string">
            <text:p>TODO-Aggregate-Push-2</text:p>
          </table:table-cell>
        </table:table-row>
        <table:table-row table:style-name="ro2">
          <table:table-cell table:style-name="ce42" office:value-type="string">
            <text:p>deleted slot</text:p>
          </table:table-cell>
          <table:table-cell table:style-name="ce43" office:value-type="float" office:value="0.83">
            <text:p>0.83</text:p>
          </table:table-cell>
          <table:table-cell table:style-name="ce44" office:value-type="string">
            <text:p>slot</text:p>
          </table:table-cell>
          <table:table-cell table:style-name="ce45" office:value-type="string">
            <text:p>delete</text:p>
          </table:table-cell>
          <table:table-cell table:number-columns-repeated="2" table:style-name="ce46"/>
          <table:table-cell table:style-name="ce53" office:value-type="string">
            <text:p>You deleted the Slot: {TITLE}</text:p>
          </table:table-cell>
          <table:table-cell table:style-name="ce50"/>
          <table:table-cell table:style-name="ce46" office:value-type="string">
            <text:p>{USER} deleted the Slot: {TITLE}</text:p>
          </table:table-cell>
          <table:table-cell table:style-name="ce46" office:value-type="string">
            <text:p>{USER} deleted the Slot: {TITLE}</text:p>
          </table:table-cell>
          <table:table-cell table:style-name="ce55" office:value-type="string">
            <text:p>TODO-Plural-Activity-3</text:p>
          </table:table-cell>
          <table:table-cell table:style-name="ce55" office:value-type="string">
            <text:p>TODO-Plural-Notify-3</text:p>
          </table:table-cell>
          <table:table-cell table:style-name="ce55" office:value-type="string">
            <text:p>TODO-Plural-Push-3</text:p>
          </table:table-cell>
          <table:table-cell table:style-name="ce55" office:value-type="string">
            <text:p>TODO-Aggregate-Activity-3</text:p>
          </table:table-cell>
          <table:table-cell table:style-name="ce55" office:value-type="string">
            <text:p>TODO-Aggregate-Notify-3</text:p>
          </table:table-cell>
          <table:table-cell table:style-name="ce55" office:value-type="string">
            <text:p>TODO-Aggregate-Push-3</text:p>
          </table:table-cell>
        </table:table-row>
        <table:table-row table:style-name="ro2">
          <table:table-cell table:style-name="ce42" office:value-type="string">
            <text:p>deleted reslot</text:p>
          </table:table-cell>
          <table:table-cell table:style-name="ce57" office:value-type="float" office:value="0.83">
            <text:p>0.83</text:p>
          </table:table-cell>
          <table:table-cell table:style-name="ce44" office:value-type="string">
            <text:p>slot</text:p>
          </table:table-cell>
          <table:table-cell table:style-name="ce58" office:value-type="string">
            <text:p>unslot</text:p>
          </table:table-cell>
          <table:table-cell table:number-columns-repeated="2"/>
          <table:table-cell table:style-name="ce53" office:value-type="string">
            <text:p>You removed the Reslot: {TITLE}</text:p>
          </table:table-cell>
          <table:table-cell table:number-columns-repeated="3" table:style-name="ce50"/>
          <table:table-cell table:style-name="ce55" office:value-type="string">
            <text:p>TODO-Plural-Activity-4</text:p>
          </table:table-cell>
          <table:table-cell table:style-name="ce55" office:value-type="string">
            <text:p>TODO-Plural-Notify-4</text:p>
          </table:table-cell>
          <table:table-cell table:style-name="ce55" office:value-type="string">
            <text:p>TODO-Plural-Push-4</text:p>
          </table:table-cell>
          <table:table-cell table:style-name="ce55" office:value-type="string">
            <text:p>TODO-Aggregate-Activity-4</text:p>
          </table:table-cell>
          <table:table-cell table:style-name="ce55" office:value-type="string">
            <text:p>TODO-Aggregate-Notify-4</text:p>
          </table:table-cell>
          <table:table-cell table:style-name="ce55" office:value-type="string">
            <text:p>TODO-Aggregate-Push-4</text:p>
          </table:table-cell>
        </table:table-row>
        <table:table-row table:style-name="ro2">
          <table:table-cell table:style-name="ce42" office:value-type="string">
            <text:p>request friendship</text:p>
          </table:table-cell>
          <table:table-cell table:style-name="ce57" office:value-type="float" office:value="0.83">
            <text:p>0.83</text:p>
          </table:table-cell>
          <table:table-cell table:style-name="ce59" office:value-type="string">
            <text:p>user</text:p>
          </table:table-cell>
          <table:table-cell table:style-name="ce58" office:value-type="string">
            <text:p>request</text:p>
          </table:table-cell>
          <table:table-cell table:number-columns-repeated="2"/>
          <table:table-cell table:style-name="ce53" office:value-type="string">
            <text:p>You sent a friend request to {USER2}</text:p>
          </table:table-cell>
          <table:table-cell table:style-name="ce50"/>
          <table:table-cell table:style-name="ce46" office:value-type="string">
            <text:p>{USER} sent a friend request to you</text:p>
          </table:table-cell>
          <table:table-cell table:style-name="ce46" office:value-type="string">
            <text:p>{USER} sent a friend request to you</text:p>
          </table:table-cell>
          <table:table-cell table:style-name="ce55" office:value-type="string">
            <text:p>TODO-Plural-Activity-5</text:p>
          </table:table-cell>
          <table:table-cell table:style-name="ce55" office:value-type="string">
            <text:p>TODO-Plural-Notify-5</text:p>
          </table:table-cell>
          <table:table-cell table:style-name="ce55" office:value-type="string">
            <text:p>TODO-Plural-Push-5</text:p>
          </table:table-cell>
          <table:table-cell table:style-name="ce55" office:value-type="string">
            <text:p>TODO-Aggregate-Activity-5</text:p>
          </table:table-cell>
          <table:table-cell table:style-name="ce55" office:value-type="string">
            <text:p>TODO-Aggregate-Notify-5</text:p>
          </table:table-cell>
          <table:table-cell table:style-name="ce55" office:value-type="string">
            <text:p>TODO-Aggregate-Push-5</text:p>
          </table:table-cell>
        </table:table-row>
        <table:table-row table:style-name="ro2">
          <table:table-cell table:style-name="ce42" office:value-type="string">
            <text:p>visibility change of slot (user makes public slot private)</text:p>
          </table:table-cell>
          <table:table-cell table:style-name="ce57" office:value-type="float" office:value="0.83">
            <text:p>0.83</text:p>
          </table:table-cell>
          <table:table-cell table:style-name="ce59" office:value-type="string">
            <text:p>slot</text:p>
          </table:table-cell>
          <table:table-cell table:style-name="ce58" office:value-type="string">
            <text:p>private</text:p>
          </table:table-cell>
          <table:table-cell/>
          <table:table-cell table:style-name="ce46"/>
          <table:table-cell table:style-name="ce53" office:value-type="string">
            <text:p>You unshared the Slot: {TITLE}</text:p>
          </table:table-cell>
          <table:table-cell table:style-name="ce50"/>
          <table:table-cell table:style-name="ce46" office:value-type="string">
            <text:p>{USER} unshared the Slot: {TITLE}</text:p>
          </table:table-cell>
          <table:table-cell table:style-name="ce46" office:value-type="string">
            <text:p>{USER} unshared the Slot: {TITLE}</text:p>
          </table:table-cell>
          <table:table-cell table:style-name="ce55" office:value-type="string">
            <text:p>TODO-Plural-Activity-6</text:p>
          </table:table-cell>
          <table:table-cell table:style-name="ce55" office:value-type="string">
            <text:p>TODO-Plural-Notify-6</text:p>
          </table:table-cell>
          <table:table-cell table:style-name="ce55" office:value-type="string">
            <text:p>TODO-Plural-Push-6</text:p>
          </table:table-cell>
          <table:table-cell table:style-name="ce55" office:value-type="string">
            <text:p>TODO-Aggregate-Activity-6</text:p>
          </table:table-cell>
          <table:table-cell table:style-name="ce55" office:value-type="string">
            <text:p>TODO-Aggregate-Notify-6</text:p>
          </table:table-cell>
          <table:table-cell table:style-name="ce55" office:value-type="string">
            <text:p>TODO-Aggregate-Push-6</text:p>
          </table:table-cell>
        </table:table-row>
        <table:table-row table:style-name="ro2">
          <table:table-cell table:style-name="ce42" office:value-type="string">
            <text:p>update existing slot (title, location, start, end)</text:p>
          </table:table-cell>
          <table:table-cell table:style-name="ce43" office:value-type="string">
            <text:p>-</text:p>
          </table:table-cell>
          <table:table-cell table:style-name="ce59" office:value-type="string">
            <text:p>slot</text:p>
          </table:table-cell>
          <table:table-cell table:style-name="ce58" office:value-type="string">
            <text:p>update</text:p>
          </table:table-cell>
          <table:table-cell table:number-columns-repeated="2"/>
          <table:table-cell table:style-name="ce53" office:value-type="string">
            <text:p>You changed the {FIELD} from the Slot: {TITLE}</text:p>
          </table:table-cell>
          <table:table-cell table:style-name="ce55" office:value-type="string">
            <text:p>TODO-Singular-Activity-1</text:p>
          </table:table-cell>
          <table:table-cell table:style-name="ce55" office:value-type="string">
            <text:p>TODO-Singular-Notify-1</text:p>
          </table:table-cell>
          <table:table-cell table:style-name="ce55" office:value-type="string">
            <text:p>TODO-Singular-Push-1</text:p>
          </table:table-cell>
          <table:table-cell table:number-columns-repeated="6" table:style-name="ce50"/>
        </table:table-row>
        <table:table-row table:style-name="ro2">
          <table:table-cell table:style-name="ce42" office:value-type="string">
            <text:p>reject an established friendship</text:p>
          </table:table-cell>
          <table:table-cell table:style-name="ce43" office:value-type="string">
            <text:p>-</text:p>
          </table:table-cell>
          <table:table-cell table:style-name="ce59" office:value-type="string">
            <text:p>user</text:p>
          </table:table-cell>
          <table:table-cell table:style-name="ce58" office:value-type="string">
            <text:p>unfriend</text:p>
          </table:table-cell>
          <table:table-cell table:number-columns-repeated="2"/>
          <table:table-cell table:style-name="ce53" office:value-type="string">
            <text:p>You deleted the friendship with: {USER2}</text:p>
          </table:table-cell>
          <table:table-cell table:number-columns-repeated="9" table:style-name="ce50"/>
        </table:table-row>
        <table:table-row table:style-name="ro2">
          <table:table-cell table:style-name="ce42" office:value-type="string">
            <text:p>reject an offered friendship</text:p>
          </table:table-cell>
          <table:table-cell table:style-name="ce43" office:value-type="string">
            <text:p>-</text:p>
          </table:table-cell>
          <table:table-cell table:style-name="ce59" office:value-type="string">
            <text:p>user</text:p>
          </table:table-cell>
          <table:table-cell table:style-name="ce58" office:value-type="string">
            <text:p>reject</text:p>
          </table:table-cell>
          <table:table-cell table:number-columns-repeated="2"/>
          <table:table-cell table:style-name="ce53" office:value-type="string">
            <text:p>You rejected a friend request from: {USER2}</text:p>
          </table:table-cell>
          <table:table-cell table:number-columns-repeated="9" table:style-name="ce50"/>
        </table:table-row>
        <table:table-row table:style-name="ro2">
          <table:table-cell table:style-name="ce42" office:value-type="string">
            <text:p>slot was added through a tag</text:p>
          </table:table-cell>
          <table:table-cell table:style-name="ce46" office:value-type="string">
            <text:p>-</text:p>
          </table:table-cell>
          <table:table-cell table:style-name="ce59" office:value-type="string">
            <text:p>slot</text:p>
          </table:table-cell>
          <table:table-cell table:style-name="ce58" office:value-type="string">
            <text:p>tagged</text:p>
          </table:table-cell>
          <table:table-cell table:number-columns-repeated="2"/>
          <table:table-cell table:style-name="ce53" office:value-type="string">
            <text:p>You were tagged to the Slot: {TITLE} by {USER}</text:p>
          </table:table-cell>
          <table:table-cell table:style-name="ce55" office:value-type="string">
            <text:p>TODO-Singular-Activity-2</text:p>
          </table:table-cell>
          <table:table-cell table:style-name="ce55" office:value-type="string">
            <text:p>TODO-Singular-Notify-2</text:p>
          </table:table-cell>
          <table:table-cell table:style-name="ce55" office:value-type="string">
            <text:p>TODO-Singular-Push-2</text:p>
          </table:table-cell>
          <table:table-cell table:number-columns-repeated="6" table:style-name="ce50"/>
        </table:table-row>
        <table:table-row table:style-name="ro2">
          <table:table-cell table:style-name="ce42" office:value-type="string">
            <text:p>user was added through a tag</text:p>
          </table:table-cell>
          <table:table-cell table:style-name="ce46" office:value-type="string">
            <text:p>-</text:p>
          </table:table-cell>
          <table:table-cell table:style-name="ce59" office:value-type="string">
            <text:p>user</text:p>
          </table:table-cell>
          <table:table-cell table:style-name="ce58" office:value-type="string">
            <text:p>tagged</text:p>
          </table:table-cell>
          <table:table-cell table:number-columns-repeated="2"/>
          <table:table-cell table:style-name="ce53" office:value-type="string">
            <text:p>You tagged {USER} to the Slot: {TITLE}</text:p>
          </table:table-cell>
          <table:table-cell table:style-name="ce46" office:value-type="string">
            <text:p>{USER} was tagged in this Slot.</text:p>
          </table:table-cell>
          <table:table-cell table:style-name="ce46" office:value-type="string">
            <text:p>You were tagged by {USER} to the Slot: {TITLE}</text:p>
          </table:table-cell>
          <table:table-cell table:style-name="ce46" office:value-type="string">
            <text:p>You were tagged by {USER} to the Slot: {TITLE}</text:p>
          </table:table-cell>
          <table:table-cell table:style-name="ce46" office:value-type="string">
            <text:p>{USER} and {USER2} were tagged in this Slot.</text:p>
          </table:table-cell>
          <table:table-cell table:number-columns-repeated="2" table:style-name="ce50"/>
          <table:table-cell table:style-name="ce46" office:value-type="string">
            <text:p>{USER} and {USERCOUNT} were tagged in this Slot.</text:p>
          </table:table-cell>
          <table:table-cell table:number-columns-repeated="2" table:style-name="ce50"/>
        </table:table-row>
        <table:table-row table:style-name="ro2">
          <table:table-cell table:style-name="ce41"/>
          <table:table-cell table:style-name="ce46"/>
          <table:table-cell table:style-name="ce59"/>
          <table:table-cell table:style-name="ce58"/>
          <table:table-cell table:number-columns-repeated="2"/>
          <table:table-cell table:style-name="ce53"/>
          <table:table-cell table:style-name="ce46"/>
          <table:table-cell/>
          <table:table-cell table:style-name="ce46"/>
          <table:table-cell table:number-columns-repeated="6" table:style-name="ce55"/>
        </table:table-row>
        <table:table-row table:style-name="ro2">
          <table:table-cell table:style-name="ce41"/>
          <table:table-cell table:style-name="ce46"/>
          <table:table-cell table:style-name="ce59"/>
          <table:table-cell table:style-name="ce58"/>
          <table:table-cell table:number-columns-repeated="2"/>
          <table:table-cell table:style-name="ce53"/>
          <table:table-cell table:style-name="ce46"/>
          <table:table-cell/>
          <table:table-cell table:style-name="ce46"/>
          <table:table-cell table:number-columns-repeated="6" table:style-name="ce55"/>
        </table:table-row>
        <table:table-row table:style-name="ro2">
          <table:table-cell table:style-name="ce62" table:number-columns-spanned="1" table:number-rows-spanned="2" office:value-type="string">
            <text:p>Light-Gray: Activity is currently not distributed/supported
Dark-Gray-Empty: Block/Skip this activity</text:p>
          </table:table-cell>
          <table:table-cell/>
          <table:table-cell table:style-name="ce59"/>
          <table:table-cell table:style-name="ce58"/>
        </table:table-row>
        <table:table-row table:style-name="ro2">
          <table:covered-table-cell/>
          <table:table-cell/>
          <table:table-cell table:style-name="ce59"/>
          <table:table-cell table:style-name="ce58"/>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6" table:style-name="ce83"/>
        </table:table-row>
        <table:table-row table:style-name="ro2">
          <table:table-cell table:number-columns-repeated="2"/>
          <table:table-cell table:number-columns-repeated="2" table:style-name="ce83"/>
        </table:table-row>
        <table:table-row table:style-name="ro2">
          <table:table-cell table:number-columns-repeated="2"/>
          <table:table-cell table:number-columns-repeated="2" table:style-name="ce83"/>
        </table:table-row>
        <table:table-row table:style-name="ro2">
          <table:table-cell table:style-name="ce83"/>
        </table:table-row>
        <table:table-row table:style-name="ro2">
          <table:table-cell table:style-name="ce83"/>
        </table:table-row>
        <table:table-row table:style-name="ro2">
          <table:table-cell table:style-name="ce83"/>
        </table:table-row>
        <table:table-row table:number-rows-repeated="1" table:style-name="ro3"/>
        <table:table-row table:style-name="ro2">
          <table:table-cell table:number-columns-repeated="7" table:style-name="ce83"/>
        </table:table-row>
        <table:table-row table:style-name="ro2">
          <table:table-cell table:number-columns-repeated="7" table:style-name="ce83"/>
        </table:table-row>
        <table:table-row table:style-name="ro2">
          <table:table-cell table:number-columns-repeated="7" table:style-name="ce46"/>
        </table:table-row>
        <table:table-row table:style-name="ro2">
          <table:table-cell table:number-columns-repeated="7" table:style-name="ce46"/>
        </table:table-row>
      </table:table>
      <table:table table:name="Export (EN)" table:style-name="ta3" table:print="false">
        <office:forms form:automatic-focus="false" form:apply-design-mode="false"/>
        <table:table-column table:style-name="co32" table:default-cell-style-name="ce15"/>
        <table:table-column table:style-name="co33" table:default-cell-style-name="ce15"/>
        <table:table-column table:style-name="co31" table:default-cell-style-name="ce15" table:number-columns-repeated="254"/>
        <table:table-row table:style-name="ro2">
          <table:table-cell table:formula="of:=LOWER(['Definition (EN)'.C4]&amp;&quot;_&quot;&amp;['Definition (EN)'.D4]&amp;&quot;_&quot;&amp;['Definition (EN)'.$H$3]&amp;&quot;_&quot;&amp;['Definition (EN)'.$G$2]&amp;&quot;:&quot;)" office:value-type="string">
            <text:p>slot_comment_me_singular:</text:p>
          </table:table-cell>
          <table:table-cell table:formula="of:=&quot;&quot;&quot;&quot;&amp;SUBSTITUTE(['Definition (EN)'.H4];&quot;{&quot;;&quot;%{&quot;)&amp;&quot;&quot;&quot;&quot;" office:value-type="string">
            <text:p>"You commented on the Slot: %{TITLE}"</text:p>
          </table:table-cell>
        </table:table-row>
        <table:table-row table:style-name="ro2">
          <table:table-cell table:formula="of:=LOWER(['Definition (EN)'.C4]&amp;&quot;_&quot;&amp;['Definition (EN)'.D4]&amp;&quot;_&quot;&amp;['Definition (EN)'.$Q$3]&amp;&quot;_&quot;&amp;['Definition (EN)'.$G$2]&amp;&quot;:&quot;)" office:value-type="string">
            <text:p>slot_comment_activity_singular:</text:p>
          </table:table-cell>
          <table:table-cell table:formula="of:=&quot;&quot;&quot;&quot;&amp;SUBSTITUTE(['Definition (EN)'.Q4];&quot;{&quot;;&quot;%{&quot;)&amp;&quot;&quot;&quot;&quot;" office:value-type="string">
            <text:p>"%{ACTOR} commented on this Slot."</text:p>
          </table:table-cell>
        </table:table-row>
        <table:table-row table:style-name="ro2">
          <table:table-cell table:formula="of:=LOWER(['Definition (EN)'.C4]&amp;&quot;_&quot;&amp;['Definition (EN)'.D4]&amp;&quot;_&quot;&amp;['Definition (EN)'.$N$3]&amp;&quot;_&quot;&amp;['Definition (EN)'.$G$2]&amp;&quot;:&quot;)" office:value-type="string">
            <text:p>slot_comment_notify_singular:</text:p>
          </table:table-cell>
          <table:table-cell table:formula="of:=&quot;&quot;&quot;&quot;&amp;SUBSTITUTE(['Definition (EN)'.N4];&quot;{&quot;;&quot;%{&quot;)&amp;&quot;&quot;&quot;&quot;" office:value-type="string">
            <text:p>"%{ACTOR} commented on the Slot: %{TITLE}"</text:p>
          </table:table-cell>
        </table:table-row>
        <table:table-row table:style-name="ro2">
          <table:table-cell table:formula="of:=LOWER(['Definition (EN)'.C4]&amp;&quot;_&quot;&amp;['Definition (EN)'.D4]&amp;&quot;_&quot;&amp;['Definition (EN)'.$K$3]&amp;&quot;_&quot;&amp;['Definition (EN)'.$G$2]&amp;&quot;:&quot;)" office:value-type="string">
            <text:p>slot_comment_push_singular:</text:p>
          </table:table-cell>
          <table:table-cell table:formula="of:=&quot;&quot;&quot;&quot;&amp;SUBSTITUTE(['Definition (EN)'.K4];&quot;{&quot;;&quot;%{&quot;)&amp;&quot;&quot;&quot;&quot;" office:value-type="string">
            <text:p>"%{ACTOR} commented on the Slot: %{TITLE}"</text:p>
          </table:table-cell>
        </table:table-row>
        <table:table-row table:style-name="ro2">
          <table:table-cell table:formula="of:=LOWER(['Definition (EN)'.C4]&amp;&quot;_&quot;&amp;['Definition (EN)'.D4]&amp;&quot;_&quot;&amp;['Definition (EN)'.$R$3]&amp;&quot;_&quot;&amp;['Definition (EN)'.$R$2]&amp;&quot;:&quot;)" office:value-type="string">
            <text:p>slot_comment_activity_plural:</text:p>
          </table:table-cell>
          <table:table-cell table:formula="of:=&quot;&quot;&quot;&quot;&amp;SUBSTITUTE(['Definition (EN)'.R4];&quot;{&quot;;&quot;%{&quot;)&amp;&quot;&quot;&quot;&quot;" office:value-type="string">
            <text:p>"%{ACTOR} and %{USER} commented on this Slot."</text:p>
          </table:table-cell>
        </table:table-row>
        <table:table-row table:style-name="ro2">
          <table:table-cell table:formula="of:=LOWER(['Definition (EN)'.C4]&amp;&quot;_&quot;&amp;['Definition (EN)'.D4]&amp;&quot;_&quot;&amp;['Definition (EN)'.$S$3]&amp;&quot;_&quot;&amp;['Definition (EN)'.$R$2]&amp;&quot;:&quot;)" office:value-type="string">
            <text:p>slot_comment_notify_plural:</text:p>
          </table:table-cell>
          <table:table-cell table:formula="of:=&quot;&quot;&quot;&quot;&amp;SUBSTITUTE(['Definition (EN)'.S4];&quot;{&quot;;&quot;%{&quot;)&amp;&quot;&quot;&quot;&quot;" office:value-type="string">
            <text:p>"%{ACTOR} and %{USER} commented on your Slot: %{TITLE}"</text:p>
          </table:table-cell>
        </table:table-row>
        <table:table-row table:style-name="ro2">
          <table:table-cell table:formula="of:=LOWER(['Definition (EN)'.C4]&amp;&quot;_&quot;&amp;['Definition (EN)'.D4]&amp;&quot;_&quot;&amp;['Definition (EN)'.$T$3]&amp;&quot;_&quot;&amp;['Definition (EN)'.$R$2]&amp;&quot;:&quot;)" office:value-type="string">
            <text:p>slot_comment_push_plural:</text:p>
          </table:table-cell>
          <table:table-cell table:formula="of:=&quot;&quot;&quot;&quot;&amp;SUBSTITUTE(['Definition (EN)'.T4];&quot;{&quot;;&quot;%{&quot;)&amp;&quot;&quot;&quot;&quot;" office:value-type="string">
            <text:p>"%{ACTOR} and %{USER} commented on the Slot: %{TITLE}"</text:p>
          </table:table-cell>
        </table:table-row>
        <table:table-row table:style-name="ro2">
          <table:table-cell table:formula="of:=LOWER(['Definition (EN)'.C4]&amp;&quot;_&quot;&amp;['Definition (EN)'.D4]&amp;&quot;_&quot;&amp;['Definition (EN)'.$U$3]&amp;&quot;_&quot;&amp;['Definition (EN)'.$U$2]&amp;&quot;:&quot;)" office:value-type="string">
            <text:p>slot_comment_activity_aggregate:</text:p>
          </table:table-cell>
          <table:table-cell table:formula="of:=&quot;&quot;&quot;&quot;&amp;SUBSTITUTE(['Definition (EN)'.U4];&quot;{&quot;;&quot;%{&quot;)&amp;&quot;&quot;&quot;&quot;" office:value-type="string">
            <text:p>"%{ACTOR} and %{COUNT} others commented on this Slot."</text:p>
          </table:table-cell>
        </table:table-row>
        <table:table-row table:style-name="ro2">
          <table:table-cell table:formula="of:=LOWER(['Definition (EN)'.C4]&amp;&quot;_&quot;&amp;['Definition (EN)'.D4]&amp;&quot;_&quot;&amp;['Definition (EN)'.$V$3]&amp;&quot;_&quot;&amp;['Definition (EN)'.$U$2]&amp;&quot;:&quot;)" office:value-type="string">
            <text:p>slot_comment_notify_aggregate:</text:p>
          </table:table-cell>
          <table:table-cell table:formula="of:=&quot;&quot;&quot;&quot;&amp;SUBSTITUTE(['Definition (EN)'.V4];&quot;{&quot;;&quot;%{&quot;)&amp;&quot;&quot;&quot;&quot;" office:value-type="string">
            <text:p>"%{ACTOR} and %{COUNT} others commented on your Slot: %{TITLE}"</text:p>
          </table:table-cell>
        </table:table-row>
        <table:table-row table:style-name="ro2">
          <table:table-cell table:formula="of:=LOWER(['Definition (EN)'.C4]&amp;&quot;_&quot;&amp;['Definition (EN)'.D4]&amp;&quot;_&quot;&amp;['Definition (EN)'.$W$3]&amp;&quot;_&quot;&amp;['Definition (EN)'.$U$2]&amp;&quot;:&quot;)" office:value-type="string">
            <text:p>slot_comment_push_aggregate:</text:p>
          </table:table-cell>
          <table:table-cell table:formula="of:=&quot;&quot;&quot;&quot;&amp;SUBSTITUTE(['Definition (EN)'.W4];&quot;{&quot;;&quot;%{&quot;)&amp;&quot;&quot;&quot;&quot;" office:value-type="string">
            <text:p>"%{ACTOR} and %{COUNT} others commented on the Slot: %{TITLE}"</text:p>
          </table:table-cell>
        </table:table-row>
        <table:table-row table:number-rows-repeated="1" table:style-name="ro4"/>
        <table:table-row table:style-name="ro2">
          <table:table-cell table:formula="of:=LOWER(['Definition (EN)'.C5]&amp;&quot;_&quot;&amp;['Definition (EN)'.D5]&amp;&quot;_&quot;&amp;['Definition (EN)'.$H$3]&amp;&quot;_&quot;&amp;['Definition (EN)'.$G$2]&amp;&quot;:&quot;)" office:value-type="string">
            <text:p>slot_like_me_singular:</text:p>
          </table:table-cell>
          <table:table-cell table:formula="of:=&quot;&quot;&quot;&quot;&amp;SUBSTITUTE(['Definition (EN)'.H5];&quot;{&quot;;&quot;%{&quot;)&amp;&quot;&quot;&quot;&quot;" office:value-type="string">
            <text:p>"You like the Slot: %{TITLE}"</text:p>
          </table:table-cell>
        </table:table-row>
        <table:table-row table:style-name="ro2">
          <table:table-cell table:formula="of:=LOWER(['Definition (EN)'.C5]&amp;&quot;_&quot;&amp;['Definition (EN)'.D5]&amp;&quot;_&quot;&amp;['Definition (EN)'.$Q$3]&amp;&quot;_&quot;&amp;['Definition (EN)'.$G$2]&amp;&quot;:&quot;)" office:value-type="string">
            <text:p>slot_like_activity_singular:</text:p>
          </table:table-cell>
          <table:table-cell table:formula="of:=&quot;&quot;&quot;&quot;&amp;SUBSTITUTE(['Definition (EN)'.Q5];&quot;{&quot;;&quot;%{&quot;)&amp;&quot;&quot;&quot;&quot;" office:value-type="string">
            <text:p>"%{ACTOR} likes this Slot."</text:p>
          </table:table-cell>
        </table:table-row>
        <table:table-row table:style-name="ro2">
          <table:table-cell table:formula="of:=LOWER(['Definition (EN)'.C5]&amp;&quot;_&quot;&amp;['Definition (EN)'.D5]&amp;&quot;_&quot;&amp;['Definition (EN)'.$N$3]&amp;&quot;_&quot;&amp;['Definition (EN)'.$G$2]&amp;&quot;:&quot;)" office:value-type="string">
            <text:p>slot_like_notify_singular:</text:p>
          </table:table-cell>
          <table:table-cell table:formula="of:=&quot;&quot;&quot;&quot;&amp;SUBSTITUTE(['Definition (EN)'.N5];&quot;{&quot;;&quot;%{&quot;)&amp;&quot;&quot;&quot;&quot;" office:value-type="string">
            <text:p>"%{ACTOR} likes your Slot: %{TITLE}"</text:p>
          </table:table-cell>
        </table:table-row>
        <table:table-row table:style-name="ro2">
          <table:table-cell table:formula="of:=LOWER(['Definition (EN)'.C5]&amp;&quot;_&quot;&amp;['Definition (EN)'.D5]&amp;&quot;_&quot;&amp;['Definition (EN)'.$K$3]&amp;&quot;_&quot;&amp;['Definition (EN)'.$G$2]&amp;&quot;:&quot;)" office:value-type="string">
            <text:p>slot_like_push_singular:</text:p>
          </table:table-cell>
          <table:table-cell table:formula="of:=&quot;&quot;&quot;&quot;&amp;SUBSTITUTE(['Definition (EN)'.K5];&quot;{&quot;;&quot;%{&quot;)&amp;&quot;&quot;&quot;&quot;" office:value-type="string">
            <text:p>"%{ACTOR} likes your Slot: %{TITLE}"</text:p>
          </table:table-cell>
        </table:table-row>
        <table:table-row table:style-name="ro2">
          <table:table-cell table:formula="of:=LOWER(['Definition (EN)'.C5]&amp;&quot;_&quot;&amp;['Definition (EN)'.D5]&amp;&quot;_&quot;&amp;['Definition (EN)'.$R$3]&amp;&quot;_&quot;&amp;['Definition (EN)'.$R$2]&amp;&quot;:&quot;)" office:value-type="string">
            <text:p>slot_like_activity_plural:</text:p>
          </table:table-cell>
          <table:table-cell table:formula="of:=&quot;&quot;&quot;&quot;&amp;SUBSTITUTE(['Definition (EN)'.R5];&quot;{&quot;;&quot;%{&quot;)&amp;&quot;&quot;&quot;&quot;" office:value-type="string">
            <text:p>"%{ACTOR} and %{USER} like this Slot."</text:p>
          </table:table-cell>
        </table:table-row>
        <table:table-row table:style-name="ro2">
          <table:table-cell table:formula="of:=LOWER(['Definition (EN)'.C5]&amp;&quot;_&quot;&amp;['Definition (EN)'.D5]&amp;&quot;_&quot;&amp;['Definition (EN)'.$S$3]&amp;&quot;_&quot;&amp;['Definition (EN)'.$R$2]&amp;&quot;:&quot;)" office:value-type="string">
            <text:p>slot_like_notify_plural:</text:p>
          </table:table-cell>
          <table:table-cell table:formula="of:=&quot;&quot;&quot;&quot;&amp;SUBSTITUTE(['Definition (EN)'.S5];&quot;{&quot;;&quot;%{&quot;)&amp;&quot;&quot;&quot;&quot;" office:value-type="string">
            <text:p>"%{ACTOR} and %{USER} like your Slot: %{TITLE}"</text:p>
          </table:table-cell>
        </table:table-row>
        <table:table-row table:style-name="ro2">
          <table:table-cell table:formula="of:=LOWER(['Definition (EN)'.C5]&amp;&quot;_&quot;&amp;['Definition (EN)'.D5]&amp;&quot;_&quot;&amp;['Definition (EN)'.$T$3]&amp;&quot;_&quot;&amp;['Definition (EN)'.$R$2]&amp;&quot;:&quot;)" office:value-type="string">
            <text:p>slot_like_push_plural:</text:p>
          </table:table-cell>
          <table:table-cell table:formula="of:=&quot;&quot;&quot;&quot;&amp;SUBSTITUTE(['Definition (EN)'.T5];&quot;{&quot;;&quot;%{&quot;)&amp;&quot;&quot;&quot;&quot;" office:value-type="string">
            <text:p>"%{ACTOR} and %{USER} like the Slot: %{TITLE}"</text:p>
          </table:table-cell>
        </table:table-row>
        <table:table-row table:style-name="ro2">
          <table:table-cell table:formula="of:=LOWER(['Definition (EN)'.C5]&amp;&quot;_&quot;&amp;['Definition (EN)'.D5]&amp;&quot;_&quot;&amp;['Definition (EN)'.$U$3]&amp;&quot;_&quot;&amp;['Definition (EN)'.$U$2]&amp;&quot;:&quot;)" office:value-type="string">
            <text:p>slot_like_activity_aggregate:</text:p>
          </table:table-cell>
          <table:table-cell table:formula="of:=&quot;&quot;&quot;&quot;&amp;SUBSTITUTE(['Definition (EN)'.U5];&quot;{&quot;;&quot;%{&quot;)&amp;&quot;&quot;&quot;&quot;" office:value-type="string">
            <text:p>"%{ACTOR} and %{COUNT} others like this Slot."</text:p>
          </table:table-cell>
        </table:table-row>
        <table:table-row table:style-name="ro2">
          <table:table-cell table:formula="of:=LOWER(['Definition (EN)'.C5]&amp;&quot;_&quot;&amp;['Definition (EN)'.D5]&amp;&quot;_&quot;&amp;['Definition (EN)'.$V$3]&amp;&quot;_&quot;&amp;['Definition (EN)'.$U$2]&amp;&quot;:&quot;)" office:value-type="string">
            <text:p>slot_like_notify_aggregate:</text:p>
          </table:table-cell>
          <table:table-cell table:formula="of:=&quot;&quot;&quot;&quot;&amp;SUBSTITUTE(['Definition (EN)'.V5];&quot;{&quot;;&quot;%{&quot;)&amp;&quot;&quot;&quot;&quot;" office:value-type="string">
            <text:p>"%{ACTOR} and %{COUNT} others like your Slot: %{TITLE}"</text:p>
          </table:table-cell>
        </table:table-row>
        <table:table-row table:style-name="ro2">
          <table:table-cell table:formula="of:=LOWER(['Definition (EN)'.C5]&amp;&quot;_&quot;&amp;['Definition (EN)'.D5]&amp;&quot;_&quot;&amp;['Definition (EN)'.$W$3]&amp;&quot;_&quot;&amp;['Definition (EN)'.$U$2]&amp;&quot;:&quot;)" office:value-type="string">
            <text:p>slot_like_push_aggregate:</text:p>
          </table:table-cell>
          <table:table-cell table:formula="of:=&quot;&quot;&quot;&quot;&amp;SUBSTITUTE(['Definition (EN)'.W5];&quot;{&quot;;&quot;%{&quot;)&amp;&quot;&quot;&quot;&quot;" office:value-type="string">
            <text:p>"%{ACTOR} and %{COUNT} others like the Slot: %{TITLE}"</text:p>
          </table:table-cell>
        </table:table-row>
        <table:table-row table:number-rows-repeated="1" table:style-name="ro4"/>
        <table:table-row table:style-name="ro2">
          <table:table-cell table:formula="of:=LOWER(['Definition (EN)'.C6]&amp;&quot;_&quot;&amp;['Definition (EN)'.D6]&amp;&quot;_&quot;&amp;['Definition (EN)'.$H$3]&amp;&quot;_&quot;&amp;['Definition (EN)'.$G$2]&amp;&quot;:&quot;)" office:value-type="string">
            <text:p>slot_slot_me_singular:</text:p>
          </table:table-cell>
          <table:table-cell table:formula="of:=&quot;&quot;&quot;&quot;&amp;SUBSTITUTE(['Definition (EN)'.H6];&quot;{&quot;;&quot;%{&quot;)&amp;&quot;&quot;&quot;&quot;" office:value-type="string">
            <text:p>"You added the Slot: %{TITLE}"</text:p>
          </table:table-cell>
        </table:table-row>
        <table:table-row table:style-name="ro2">
          <table:table-cell table:formula="of:=LOWER(['Definition (EN)'.C6]&amp;&quot;_&quot;&amp;['Definition (EN)'.D6]&amp;&quot;_&quot;&amp;['Definition (EN)'.$Q$3]&amp;&quot;_&quot;&amp;['Definition (EN)'.$G$2]&amp;&quot;:&quot;)" office:value-type="string">
            <text:p>slot_slot_activity_singular:</text:p>
          </table:table-cell>
          <table:table-cell table:formula="of:=&quot;&quot;&quot;&quot;&amp;SUBSTITUTE(['Definition (EN)'.Q6];&quot;{&quot;;&quot;%{&quot;)&amp;&quot;&quot;&quot;&quot;" office:value-type="string">
            <text:p>"%{ACTOR} added this Slot."</text:p>
          </table:table-cell>
        </table:table-row>
        <table:table-row table:style-name="ro2">
          <table:table-cell table:formula="of:=LOWER(['Definition (EN)'.C6]&amp;&quot;_&quot;&amp;['Definition (EN)'.D6]&amp;&quot;_&quot;&amp;['Definition (EN)'.$N$3]&amp;&quot;_&quot;&amp;['Definition (EN)'.$G$2]&amp;&quot;:&quot;)" office:value-type="string">
            <text:p>slot_slot_notify_singular:</text:p>
          </table:table-cell>
          <table:table-cell table:formula="of:=&quot;&quot;&quot;&quot;&amp;SUBSTITUTE(['Definition (EN)'.N6];&quot;{&quot;;&quot;%{&quot;)&amp;&quot;&quot;&quot;&quot;" office:value-type="string">
            <text:p>""</text:p>
          </table:table-cell>
        </table:table-row>
        <table:table-row table:style-name="ro2">
          <table:table-cell table:formula="of:=LOWER(['Definition (EN)'.C6]&amp;&quot;_&quot;&amp;['Definition (EN)'.D6]&amp;&quot;_&quot;&amp;['Definition (EN)'.$K$3]&amp;&quot;_&quot;&amp;['Definition (EN)'.$G$2]&amp;&quot;:&quot;)" office:value-type="string">
            <text:p>slot_slot_push_singular:</text:p>
          </table:table-cell>
          <table:table-cell table:formula="of:=&quot;&quot;&quot;&quot;&amp;SUBSTITUTE(['Definition (EN)'.K6];&quot;{&quot;;&quot;%{&quot;)&amp;&quot;&quot;&quot;&quot;" office:value-type="string">
            <text:p>""</text:p>
          </table:table-cell>
        </table:table-row>
        <table:table-row table:style-name="ro2">
          <table:table-cell table:formula="of:=LOWER(['Definition (EN)'.C6]&amp;&quot;_&quot;&amp;['Definition (EN)'.D6]&amp;&quot;_&quot;&amp;['Definition (EN)'.$R$3]&amp;&quot;_&quot;&amp;['Definition (EN)'.$R$2]&amp;&quot;:&quot;)" office:value-type="string">
            <text:p>slot_slot_activity_plural:</text:p>
          </table:table-cell>
          <table:table-cell table:formula="of:=&quot;&quot;&quot;&quot;&amp;SUBSTITUTE(['Definition (EN)'.R6];&quot;{&quot;;&quot;%{&quot;)&amp;&quot;&quot;&quot;&quot;" office:value-type="string">
            <text:p>""</text:p>
          </table:table-cell>
        </table:table-row>
        <table:table-row table:style-name="ro2">
          <table:table-cell table:formula="of:=LOWER(['Definition (EN)'.C6]&amp;&quot;_&quot;&amp;['Definition (EN)'.D6]&amp;&quot;_&quot;&amp;['Definition (EN)'.$S$3]&amp;&quot;_&quot;&amp;['Definition (EN)'.$R$2]&amp;&quot;:&quot;)" office:value-type="string">
            <text:p>slot_slot_notify_plural:</text:p>
          </table:table-cell>
          <table:table-cell table:formula="of:=&quot;&quot;&quot;&quot;&amp;SUBSTITUTE(['Definition (EN)'.S6];&quot;{&quot;;&quot;%{&quot;)&amp;&quot;&quot;&quot;&quot;" office:value-type="string">
            <text:p>""</text:p>
          </table:table-cell>
        </table:table-row>
        <table:table-row table:style-name="ro2">
          <table:table-cell table:formula="of:=LOWER(['Definition (EN)'.C6]&amp;&quot;_&quot;&amp;['Definition (EN)'.D6]&amp;&quot;_&quot;&amp;['Definition (EN)'.$T$3]&amp;&quot;_&quot;&amp;['Definition (EN)'.$R$2]&amp;&quot;:&quot;)" office:value-type="string">
            <text:p>slot_slot_push_plural:</text:p>
          </table:table-cell>
          <table:table-cell table:formula="of:=&quot;&quot;&quot;&quot;&amp;SUBSTITUTE(['Definition (EN)'.T6];&quot;{&quot;;&quot;%{&quot;)&amp;&quot;&quot;&quot;&quot;" office:value-type="string">
            <text:p>""</text:p>
          </table:table-cell>
        </table:table-row>
        <table:table-row table:style-name="ro2">
          <table:table-cell table:formula="of:=LOWER(['Definition (EN)'.C6]&amp;&quot;_&quot;&amp;['Definition (EN)'.D6]&amp;&quot;_&quot;&amp;['Definition (EN)'.$U$3]&amp;&quot;_&quot;&amp;['Definition (EN)'.$U$2]&amp;&quot;:&quot;)" office:value-type="string">
            <text:p>slot_slot_activity_aggregate:</text:p>
          </table:table-cell>
          <table:table-cell table:formula="of:=&quot;&quot;&quot;&quot;&amp;SUBSTITUTE(['Definition (EN)'.U6];&quot;{&quot;;&quot;%{&quot;)&amp;&quot;&quot;&quot;&quot;" office:value-type="string">
            <text:p>""</text:p>
          </table:table-cell>
        </table:table-row>
        <table:table-row table:style-name="ro2">
          <table:table-cell table:formula="of:=LOWER(['Definition (EN)'.C6]&amp;&quot;_&quot;&amp;['Definition (EN)'.D6]&amp;&quot;_&quot;&amp;['Definition (EN)'.$V$3]&amp;&quot;_&quot;&amp;['Definition (EN)'.$U$2]&amp;&quot;:&quot;)" office:value-type="string">
            <text:p>slot_slot_notify_aggregate:</text:p>
          </table:table-cell>
          <table:table-cell table:formula="of:=&quot;&quot;&quot;&quot;&amp;SUBSTITUTE(['Definition (EN)'.V6];&quot;{&quot;;&quot;%{&quot;)&amp;&quot;&quot;&quot;&quot;" office:value-type="string">
            <text:p>""</text:p>
          </table:table-cell>
        </table:table-row>
        <table:table-row table:style-name="ro2">
          <table:table-cell table:formula="of:=LOWER(['Definition (EN)'.C6]&amp;&quot;_&quot;&amp;['Definition (EN)'.D6]&amp;&quot;_&quot;&amp;['Definition (EN)'.$W$3]&amp;&quot;_&quot;&amp;['Definition (EN)'.$U$2]&amp;&quot;:&quot;)" office:value-type="string">
            <text:p>slot_slot_push_aggregate:</text:p>
          </table:table-cell>
          <table:table-cell table:formula="of:=&quot;&quot;&quot;&quot;&amp;SUBSTITUTE(['Definition (EN)'.W6];&quot;{&quot;;&quot;%{&quot;)&amp;&quot;&quot;&quot;&quot;" office:value-type="string">
            <text:p>""</text:p>
          </table:table-cell>
        </table:table-row>
        <table:table-row table:number-rows-repeated="1" table:style-name="ro4"/>
        <table:table-row table:style-name="ro2">
          <table:table-cell table:formula="of:=LOWER(['Definition (EN)'.C7]&amp;&quot;_&quot;&amp;['Definition (EN)'.D7]&amp;&quot;_&quot;&amp;['Definition (EN)'.$H$3]&amp;&quot;_&quot;&amp;['Definition (EN)'.$G$2]&amp;&quot;:&quot;)" office:value-type="string">
            <text:p>slot_image_me_singular:</text:p>
          </table:table-cell>
          <table:table-cell table:formula="of:=&quot;&quot;&quot;&quot;&amp;SUBSTITUTE(['Definition (EN)'.H7];&quot;{&quot;;&quot;%{&quot;)&amp;&quot;&quot;&quot;&quot;" office:value-type="string">
            <text:p>"You added an image to the Slot: %{TITLE}"</text:p>
          </table:table-cell>
        </table:table-row>
        <table:table-row table:style-name="ro2">
          <table:table-cell table:formula="of:=LOWER(['Definition (EN)'.C7]&amp;&quot;_&quot;&amp;['Definition (EN)'.D7]&amp;&quot;_&quot;&amp;['Definition (EN)'.$Q$3]&amp;&quot;_&quot;&amp;['Definition (EN)'.$G$2]&amp;&quot;:&quot;)" office:value-type="string">
            <text:p>slot_image_activity_singular:</text:p>
          </table:table-cell>
          <table:table-cell table:formula="of:=&quot;&quot;&quot;&quot;&amp;SUBSTITUTE(['Definition (EN)'.Q7];&quot;{&quot;;&quot;%{&quot;)&amp;&quot;&quot;&quot;&quot;" office:value-type="string">
            <text:p>"%{ACTOR} added an image to this Slot."</text:p>
          </table:table-cell>
        </table:table-row>
        <table:table-row table:style-name="ro2">
          <table:table-cell table:formula="of:=LOWER(['Definition (EN)'.C7]&amp;&quot;_&quot;&amp;['Definition (EN)'.D7]&amp;&quot;_&quot;&amp;['Definition (EN)'.$N$3]&amp;&quot;_&quot;&amp;['Definition (EN)'.$G$2]&amp;&quot;:&quot;)" office:value-type="string">
            <text:p>slot_image_notify_singular:</text:p>
          </table:table-cell>
          <table:table-cell table:formula="of:=&quot;&quot;&quot;&quot;&amp;SUBSTITUTE(['Definition (EN)'.N7];&quot;{&quot;;&quot;%{&quot;)&amp;&quot;&quot;&quot;&quot;" office:value-type="string">
            <text:p>"%{ACTOR} added an image to the Slot: %{TITLE}"</text:p>
          </table:table-cell>
        </table:table-row>
        <table:table-row table:style-name="ro2">
          <table:table-cell table:formula="of:=LOWER(['Definition (EN)'.C7]&amp;&quot;_&quot;&amp;['Definition (EN)'.D7]&amp;&quot;_&quot;&amp;['Definition (EN)'.$K$3]&amp;&quot;_&quot;&amp;['Definition (EN)'.$G$2]&amp;&quot;:&quot;)" office:value-type="string">
            <text:p>slot_image_push_singular:</text:p>
          </table:table-cell>
          <table:table-cell table:formula="of:=&quot;&quot;&quot;&quot;&amp;SUBSTITUTE(['Definition (EN)'.K7];&quot;{&quot;;&quot;%{&quot;)&amp;&quot;&quot;&quot;&quot;" office:value-type="string">
            <text:p>"%{ACTOR} added an image to the Slot: %{TITLE}"</text:p>
          </table:table-cell>
        </table:table-row>
        <table:table-row table:style-name="ro2">
          <table:table-cell table:formula="of:=LOWER(['Definition (EN)'.C7]&amp;&quot;_&quot;&amp;['Definition (EN)'.D7]&amp;&quot;_&quot;&amp;['Definition (EN)'.$R$3]&amp;&quot;_&quot;&amp;['Definition (EN)'.$R$2]&amp;&quot;:&quot;)" office:value-type="string">
            <text:p>slot_image_activity_plural:</text:p>
          </table:table-cell>
          <table:table-cell table:formula="of:=&quot;&quot;&quot;&quot;&amp;SUBSTITUTE(['Definition (EN)'.R7];&quot;{&quot;;&quot;%{&quot;)&amp;&quot;&quot;&quot;&quot;" office:value-type="string">
            <text:p>"%{ACTOR} and %{USER} added an image to this Slot."</text:p>
          </table:table-cell>
        </table:table-row>
        <table:table-row table:style-name="ro2">
          <table:table-cell table:formula="of:=LOWER(['Definition (EN)'.C7]&amp;&quot;_&quot;&amp;['Definition (EN)'.D7]&amp;&quot;_&quot;&amp;['Definition (EN)'.$S$3]&amp;&quot;_&quot;&amp;['Definition (EN)'.$R$2]&amp;&quot;:&quot;)" office:value-type="string">
            <text:p>slot_image_notify_plural:</text:p>
          </table:table-cell>
          <table:table-cell table:formula="of:=&quot;&quot;&quot;&quot;&amp;SUBSTITUTE(['Definition (EN)'.S7];&quot;{&quot;;&quot;%{&quot;)&amp;&quot;&quot;&quot;&quot;" office:value-type="string">
            <text:p>"%{ACTOR} and %{USER} added an image to your Slot: %{TITLE}"</text:p>
          </table:table-cell>
        </table:table-row>
        <table:table-row table:style-name="ro2">
          <table:table-cell table:formula="of:=LOWER(['Definition (EN)'.C7]&amp;&quot;_&quot;&amp;['Definition (EN)'.D7]&amp;&quot;_&quot;&amp;['Definition (EN)'.$T$3]&amp;&quot;_&quot;&amp;['Definition (EN)'.$R$2]&amp;&quot;:&quot;)" office:value-type="string">
            <text:p>slot_image_push_plural:</text:p>
          </table:table-cell>
          <table:table-cell table:formula="of:=&quot;&quot;&quot;&quot;&amp;SUBSTITUTE(['Definition (EN)'.T7];&quot;{&quot;;&quot;%{&quot;)&amp;&quot;&quot;&quot;&quot;" office:value-type="string">
            <text:p>"%{ACTOR} and %{USER} added an image to the Slot: %{TITLE}"</text:p>
          </table:table-cell>
        </table:table-row>
        <table:table-row table:style-name="ro2">
          <table:table-cell table:formula="of:=LOWER(['Definition (EN)'.C7]&amp;&quot;_&quot;&amp;['Definition (EN)'.D7]&amp;&quot;_&quot;&amp;['Definition (EN)'.$U$3]&amp;&quot;_&quot;&amp;['Definition (EN)'.$U$2]&amp;&quot;:&quot;)" office:value-type="string">
            <text:p>slot_image_activity_aggregate:</text:p>
          </table:table-cell>
          <table:table-cell table:formula="of:=&quot;&quot;&quot;&quot;&amp;SUBSTITUTE(['Definition (EN)'.U7];&quot;{&quot;;&quot;%{&quot;)&amp;&quot;&quot;&quot;&quot;" office:value-type="string">
            <text:p>"%{ACTOR} and %{COUNT} others added an image to this Slot."</text:p>
          </table:table-cell>
        </table:table-row>
        <table:table-row table:style-name="ro2">
          <table:table-cell table:formula="of:=LOWER(['Definition (EN)'.C7]&amp;&quot;_&quot;&amp;['Definition (EN)'.D7]&amp;&quot;_&quot;&amp;['Definition (EN)'.$V$3]&amp;&quot;_&quot;&amp;['Definition (EN)'.$U$2]&amp;&quot;:&quot;)" office:value-type="string">
            <text:p>slot_image_notify_aggregate:</text:p>
          </table:table-cell>
          <table:table-cell table:formula="of:=&quot;&quot;&quot;&quot;&amp;SUBSTITUTE(['Definition (EN)'.V7];&quot;{&quot;;&quot;%{&quot;)&amp;&quot;&quot;&quot;&quot;" office:value-type="string">
            <text:p>"%{ACTOR} and %{COUNT} others added an image to your Slot: %{TITLE}"</text:p>
          </table:table-cell>
        </table:table-row>
        <table:table-row table:style-name="ro2">
          <table:table-cell table:formula="of:=LOWER(['Definition (EN)'.C7]&amp;&quot;_&quot;&amp;['Definition (EN)'.D7]&amp;&quot;_&quot;&amp;['Definition (EN)'.$W$3]&amp;&quot;_&quot;&amp;['Definition (EN)'.$U$2]&amp;&quot;:&quot;)" office:value-type="string">
            <text:p>slot_image_push_aggregate:</text:p>
          </table:table-cell>
          <table:table-cell table:formula="of:=&quot;&quot;&quot;&quot;&amp;SUBSTITUTE(['Definition (EN)'.W7];&quot;{&quot;;&quot;%{&quot;)&amp;&quot;&quot;&quot;&quot;" office:value-type="string">
            <text:p>"%{ACTOR} and %{COUNT} others added an image to the Slot: %{TITLE}"</text:p>
          </table:table-cell>
        </table:table-row>
        <table:table-row table:number-rows-repeated="1" table:style-name="ro4"/>
        <table:table-row table:style-name="ro2">
          <table:table-cell table:formula="of:=LOWER(['Definition (EN)'.C8]&amp;&quot;_&quot;&amp;['Definition (EN)'.D8]&amp;&quot;_&quot;&amp;['Definition (EN)'.$H$3]&amp;&quot;_&quot;&amp;['Definition (EN)'.$G$2]&amp;&quot;:&quot;)" office:value-type="string">
            <text:p>slot_video_me_singular:</text:p>
          </table:table-cell>
          <table:table-cell table:formula="of:=&quot;&quot;&quot;&quot;&amp;SUBSTITUTE(['Definition (EN)'.H8];&quot;{&quot;;&quot;%{&quot;)&amp;&quot;&quot;&quot;&quot;" office:value-type="string">
            <text:p>"You added a video to the Slot: %{TITLE}"</text:p>
          </table:table-cell>
        </table:table-row>
        <table:table-row table:style-name="ro2">
          <table:table-cell table:formula="of:=LOWER(['Definition (EN)'.C8]&amp;&quot;_&quot;&amp;['Definition (EN)'.D8]&amp;&quot;_&quot;&amp;['Definition (EN)'.$Q$3]&amp;&quot;_&quot;&amp;['Definition (EN)'.$G$2]&amp;&quot;:&quot;)" office:value-type="string">
            <text:p>slot_video_activity_singular:</text:p>
          </table:table-cell>
          <table:table-cell table:formula="of:=&quot;&quot;&quot;&quot;&amp;SUBSTITUTE(['Definition (EN)'.Q8];&quot;{&quot;;&quot;%{&quot;)&amp;&quot;&quot;&quot;&quot;" office:value-type="string">
            <text:p>"%{ACTOR} added a video to this Slot."</text:p>
          </table:table-cell>
        </table:table-row>
        <table:table-row table:style-name="ro2">
          <table:table-cell table:formula="of:=LOWER(['Definition (EN)'.C8]&amp;&quot;_&quot;&amp;['Definition (EN)'.D8]&amp;&quot;_&quot;&amp;['Definition (EN)'.$N$3]&amp;&quot;_&quot;&amp;['Definition (EN)'.$G$2]&amp;&quot;:&quot;)" office:value-type="string">
            <text:p>slot_video_notify_singular:</text:p>
          </table:table-cell>
          <table:table-cell table:formula="of:=&quot;&quot;&quot;&quot;&amp;SUBSTITUTE(['Definition (EN)'.N8];&quot;{&quot;;&quot;%{&quot;)&amp;&quot;&quot;&quot;&quot;" office:value-type="string">
            <text:p>"%{ACTOR} added a video to the Slot: %{TITLE}"</text:p>
          </table:table-cell>
        </table:table-row>
        <table:table-row table:style-name="ro2">
          <table:table-cell table:formula="of:=LOWER(['Definition (EN)'.C8]&amp;&quot;_&quot;&amp;['Definition (EN)'.D8]&amp;&quot;_&quot;&amp;['Definition (EN)'.$K$3]&amp;&quot;_&quot;&amp;['Definition (EN)'.$G$2]&amp;&quot;:&quot;)" office:value-type="string">
            <text:p>slot_video_push_singular:</text:p>
          </table:table-cell>
          <table:table-cell table:formula="of:=&quot;&quot;&quot;&quot;&amp;SUBSTITUTE(['Definition (EN)'.K8];&quot;{&quot;;&quot;%{&quot;)&amp;&quot;&quot;&quot;&quot;" office:value-type="string">
            <text:p>"%{ACTOR} added a video to the Slot: %{TITLE}"</text:p>
          </table:table-cell>
        </table:table-row>
        <table:table-row table:style-name="ro2">
          <table:table-cell table:formula="of:=LOWER(['Definition (EN)'.C8]&amp;&quot;_&quot;&amp;['Definition (EN)'.D8]&amp;&quot;_&quot;&amp;['Definition (EN)'.$R$3]&amp;&quot;_&quot;&amp;['Definition (EN)'.$R$2]&amp;&quot;:&quot;)" office:value-type="string">
            <text:p>slot_video_activity_plural:</text:p>
          </table:table-cell>
          <table:table-cell table:formula="of:=&quot;&quot;&quot;&quot;&amp;SUBSTITUTE(['Definition (EN)'.R8];&quot;{&quot;;&quot;%{&quot;)&amp;&quot;&quot;&quot;&quot;" office:value-type="string">
            <text:p>"%{ACTOR} and %{USER} added a video to this Slot."</text:p>
          </table:table-cell>
        </table:table-row>
        <table:table-row table:style-name="ro2">
          <table:table-cell table:formula="of:=LOWER(['Definition (EN)'.C8]&amp;&quot;_&quot;&amp;['Definition (EN)'.D8]&amp;&quot;_&quot;&amp;['Definition (EN)'.$S$3]&amp;&quot;_&quot;&amp;['Definition (EN)'.$R$2]&amp;&quot;:&quot;)" office:value-type="string">
            <text:p>slot_video_notify_plural:</text:p>
          </table:table-cell>
          <table:table-cell table:formula="of:=&quot;&quot;&quot;&quot;&amp;SUBSTITUTE(['Definition (EN)'.S8];&quot;{&quot;;&quot;%{&quot;)&amp;&quot;&quot;&quot;&quot;" office:value-type="string">
            <text:p>"%{ACTOR} and %{USER} added a video to your Slot: %{TITLE}"</text:p>
          </table:table-cell>
        </table:table-row>
        <table:table-row table:style-name="ro2">
          <table:table-cell table:formula="of:=LOWER(['Definition (EN)'.C8]&amp;&quot;_&quot;&amp;['Definition (EN)'.D8]&amp;&quot;_&quot;&amp;['Definition (EN)'.$T$3]&amp;&quot;_&quot;&amp;['Definition (EN)'.$R$2]&amp;&quot;:&quot;)" office:value-type="string">
            <text:p>slot_video_push_plural:</text:p>
          </table:table-cell>
          <table:table-cell table:formula="of:=&quot;&quot;&quot;&quot;&amp;SUBSTITUTE(['Definition (EN)'.T8];&quot;{&quot;;&quot;%{&quot;)&amp;&quot;&quot;&quot;&quot;" office:value-type="string">
            <text:p>"%{ACTOR} and %{USER} added a video to the Slot: %{TITLE}"</text:p>
          </table:table-cell>
        </table:table-row>
        <table:table-row table:style-name="ro2">
          <table:table-cell table:formula="of:=LOWER(['Definition (EN)'.C8]&amp;&quot;_&quot;&amp;['Definition (EN)'.D8]&amp;&quot;_&quot;&amp;['Definition (EN)'.$U$3]&amp;&quot;_&quot;&amp;['Definition (EN)'.$U$2]&amp;&quot;:&quot;)" office:value-type="string">
            <text:p>slot_video_activity_aggregate:</text:p>
          </table:table-cell>
          <table:table-cell table:formula="of:=&quot;&quot;&quot;&quot;&amp;SUBSTITUTE(['Definition (EN)'.U8];&quot;{&quot;;&quot;%{&quot;)&amp;&quot;&quot;&quot;&quot;" office:value-type="string">
            <text:p>"%{ACTOR} and %{COUNT} others added a video to this Slot."</text:p>
          </table:table-cell>
        </table:table-row>
        <table:table-row table:style-name="ro2">
          <table:table-cell table:formula="of:=LOWER(['Definition (EN)'.C8]&amp;&quot;_&quot;&amp;['Definition (EN)'.D8]&amp;&quot;_&quot;&amp;['Definition (EN)'.$V$3]&amp;&quot;_&quot;&amp;['Definition (EN)'.$U$2]&amp;&quot;:&quot;)" office:value-type="string">
            <text:p>slot_video_notify_aggregate:</text:p>
          </table:table-cell>
          <table:table-cell table:formula="of:=&quot;&quot;&quot;&quot;&amp;SUBSTITUTE(['Definition (EN)'.V8];&quot;{&quot;;&quot;%{&quot;)&amp;&quot;&quot;&quot;&quot;" office:value-type="string">
            <text:p>"%{ACTOR} and %{COUNT} others added a video to your Slot: %{TITLE}"</text:p>
          </table:table-cell>
        </table:table-row>
        <table:table-row table:style-name="ro2">
          <table:table-cell table:formula="of:=LOWER(['Definition (EN)'.C8]&amp;&quot;_&quot;&amp;['Definition (EN)'.D8]&amp;&quot;_&quot;&amp;['Definition (EN)'.$W$3]&amp;&quot;_&quot;&amp;['Definition (EN)'.$U$2]&amp;&quot;:&quot;)" office:value-type="string">
            <text:p>slot_video_push_aggregate:</text:p>
          </table:table-cell>
          <table:table-cell table:formula="of:=&quot;&quot;&quot;&quot;&amp;SUBSTITUTE(['Definition (EN)'.W8];&quot;{&quot;;&quot;%{&quot;)&amp;&quot;&quot;&quot;&quot;" office:value-type="string">
            <text:p>"%{ACTOR} and %{COUNT} others added a video to the Slot: %{TITLE}"</text:p>
          </table:table-cell>
        </table:table-row>
        <table:table-row table:number-rows-repeated="1" table:style-name="ro4"/>
        <table:table-row table:style-name="ro2">
          <table:table-cell table:formula="of:=LOWER(['Definition (EN)'.C9]&amp;&quot;_&quot;&amp;['Definition (EN)'.D9]&amp;&quot;_&quot;&amp;['Definition (EN)'.$H$3]&amp;&quot;_&quot;&amp;['Definition (EN)'.$G$2]&amp;&quot;:&quot;)" office:value-type="string">
            <text:p>slot_audio_me_singular:</text:p>
          </table:table-cell>
          <table:table-cell table:formula="of:=&quot;&quot;&quot;&quot;&amp;SUBSTITUTE(['Definition (EN)'.H9];&quot;{&quot;;&quot;%{&quot;)&amp;&quot;&quot;&quot;&quot;" office:value-type="string">
            <text:p>"You added an audio to the Slot: %{TITLE}"</text:p>
          </table:table-cell>
        </table:table-row>
        <table:table-row table:style-name="ro2">
          <table:table-cell table:formula="of:=LOWER(['Definition (EN)'.C9]&amp;&quot;_&quot;&amp;['Definition (EN)'.D9]&amp;&quot;_&quot;&amp;['Definition (EN)'.$Q$3]&amp;&quot;_&quot;&amp;['Definition (EN)'.$G$2]&amp;&quot;:&quot;)" office:value-type="string">
            <text:p>slot_audio_activity_singular:</text:p>
          </table:table-cell>
          <table:table-cell table:formula="of:=&quot;&quot;&quot;&quot;&amp;SUBSTITUTE(['Definition (EN)'.Q9];&quot;{&quot;;&quot;%{&quot;)&amp;&quot;&quot;&quot;&quot;" office:value-type="string">
            <text:p>"%{ACTOR} added an audio to this Slot."</text:p>
          </table:table-cell>
        </table:table-row>
        <table:table-row table:style-name="ro2">
          <table:table-cell table:formula="of:=LOWER(['Definition (EN)'.C9]&amp;&quot;_&quot;&amp;['Definition (EN)'.D9]&amp;&quot;_&quot;&amp;['Definition (EN)'.$N$3]&amp;&quot;_&quot;&amp;['Definition (EN)'.$G$2]&amp;&quot;:&quot;)" office:value-type="string">
            <text:p>slot_audio_notify_singular:</text:p>
          </table:table-cell>
          <table:table-cell table:formula="of:=&quot;&quot;&quot;&quot;&amp;SUBSTITUTE(['Definition (EN)'.N9];&quot;{&quot;;&quot;%{&quot;)&amp;&quot;&quot;&quot;&quot;" office:value-type="string">
            <text:p>"%{ACTOR} added an audio to the Slot: %{TITLE}"</text:p>
          </table:table-cell>
        </table:table-row>
        <table:table-row table:style-name="ro2">
          <table:table-cell table:formula="of:=LOWER(['Definition (EN)'.C9]&amp;&quot;_&quot;&amp;['Definition (EN)'.D9]&amp;&quot;_&quot;&amp;['Definition (EN)'.$K$3]&amp;&quot;_&quot;&amp;['Definition (EN)'.$G$2]&amp;&quot;:&quot;)" office:value-type="string">
            <text:p>slot_audio_push_singular:</text:p>
          </table:table-cell>
          <table:table-cell table:formula="of:=&quot;&quot;&quot;&quot;&amp;SUBSTITUTE(['Definition (EN)'.K9];&quot;{&quot;;&quot;%{&quot;)&amp;&quot;&quot;&quot;&quot;" office:value-type="string">
            <text:p>"%{ACTOR} added an audio to the Slot: %{TITLE}"</text:p>
          </table:table-cell>
        </table:table-row>
        <table:table-row table:style-name="ro2">
          <table:table-cell table:formula="of:=LOWER(['Definition (EN)'.C9]&amp;&quot;_&quot;&amp;['Definition (EN)'.D9]&amp;&quot;_&quot;&amp;['Definition (EN)'.$R$3]&amp;&quot;_&quot;&amp;['Definition (EN)'.$R$2]&amp;&quot;:&quot;)" office:value-type="string">
            <text:p>slot_audio_activity_plural:</text:p>
          </table:table-cell>
          <table:table-cell table:formula="of:=&quot;&quot;&quot;&quot;&amp;SUBSTITUTE(['Definition (EN)'.R9];&quot;{&quot;;&quot;%{&quot;)&amp;&quot;&quot;&quot;&quot;" office:value-type="string">
            <text:p>"%{ACTOR} and %{USER} added an audio to this Slot."</text:p>
          </table:table-cell>
        </table:table-row>
        <table:table-row table:style-name="ro2">
          <table:table-cell table:formula="of:=LOWER(['Definition (EN)'.C9]&amp;&quot;_&quot;&amp;['Definition (EN)'.D9]&amp;&quot;_&quot;&amp;['Definition (EN)'.$S$3]&amp;&quot;_&quot;&amp;['Definition (EN)'.$R$2]&amp;&quot;:&quot;)" office:value-type="string">
            <text:p>slot_audio_notify_plural:</text:p>
          </table:table-cell>
          <table:table-cell table:formula="of:=&quot;&quot;&quot;&quot;&amp;SUBSTITUTE(['Definition (EN)'.S9];&quot;{&quot;;&quot;%{&quot;)&amp;&quot;&quot;&quot;&quot;" office:value-type="string">
            <text:p>"%{ACTOR} and %{USER} added an audio to your Slot: %{TITLE}"</text:p>
          </table:table-cell>
        </table:table-row>
        <table:table-row table:style-name="ro2">
          <table:table-cell table:formula="of:=LOWER(['Definition (EN)'.C9]&amp;&quot;_&quot;&amp;['Definition (EN)'.D9]&amp;&quot;_&quot;&amp;['Definition (EN)'.$T$3]&amp;&quot;_&quot;&amp;['Definition (EN)'.$R$2]&amp;&quot;:&quot;)" office:value-type="string">
            <text:p>slot_audio_push_plural:</text:p>
          </table:table-cell>
          <table:table-cell table:formula="of:=&quot;&quot;&quot;&quot;&amp;SUBSTITUTE(['Definition (EN)'.T9];&quot;{&quot;;&quot;%{&quot;)&amp;&quot;&quot;&quot;&quot;" office:value-type="string">
            <text:p>"%{ACTOR} and %{USER} added an audio to the Slot: %{TITLE}"</text:p>
          </table:table-cell>
        </table:table-row>
        <table:table-row table:style-name="ro2">
          <table:table-cell table:formula="of:=LOWER(['Definition (EN)'.C9]&amp;&quot;_&quot;&amp;['Definition (EN)'.D9]&amp;&quot;_&quot;&amp;['Definition (EN)'.$U$3]&amp;&quot;_&quot;&amp;['Definition (EN)'.$U$2]&amp;&quot;:&quot;)" office:value-type="string">
            <text:p>slot_audio_activity_aggregate:</text:p>
          </table:table-cell>
          <table:table-cell table:formula="of:=&quot;&quot;&quot;&quot;&amp;SUBSTITUTE(['Definition (EN)'.U9];&quot;{&quot;;&quot;%{&quot;)&amp;&quot;&quot;&quot;&quot;" office:value-type="string">
            <text:p>"%{ACTOR} and %{COUNT} others added an audio to this Slot."</text:p>
          </table:table-cell>
        </table:table-row>
        <table:table-row table:style-name="ro2">
          <table:table-cell table:formula="of:=LOWER(['Definition (EN)'.C9]&amp;&quot;_&quot;&amp;['Definition (EN)'.D9]&amp;&quot;_&quot;&amp;['Definition (EN)'.$V$3]&amp;&quot;_&quot;&amp;['Definition (EN)'.$U$2]&amp;&quot;:&quot;)" office:value-type="string">
            <text:p>slot_audio_notify_aggregate:</text:p>
          </table:table-cell>
          <table:table-cell table:formula="of:=&quot;&quot;&quot;&quot;&amp;SUBSTITUTE(['Definition (EN)'.V9];&quot;{&quot;;&quot;%{&quot;)&amp;&quot;&quot;&quot;&quot;" office:value-type="string">
            <text:p>"%{ACTOR} and %{COUNT} others added an audio to your Slot: %{TITLE}"</text:p>
          </table:table-cell>
        </table:table-row>
        <table:table-row table:style-name="ro2">
          <table:table-cell table:formula="of:=LOWER(['Definition (EN)'.C9]&amp;&quot;_&quot;&amp;['Definition (EN)'.D9]&amp;&quot;_&quot;&amp;['Definition (EN)'.$W$3]&amp;&quot;_&quot;&amp;['Definition (EN)'.$U$2]&amp;&quot;:&quot;)" office:value-type="string">
            <text:p>slot_audio_push_aggregate:</text:p>
          </table:table-cell>
          <table:table-cell table:formula="of:=&quot;&quot;&quot;&quot;&amp;SUBSTITUTE(['Definition (EN)'.W9];&quot;{&quot;;&quot;%{&quot;)&amp;&quot;&quot;&quot;&quot;" office:value-type="string">
            <text:p>"%{ACTOR} and %{COUNT} others added an audio to the Slot: %{TITLE}"</text:p>
          </table:table-cell>
        </table:table-row>
        <table:table-row table:number-rows-repeated="1" table:style-name="ro4"/>
        <table:table-row table:style-name="ro2">
          <table:table-cell table:formula="of:=LOWER(['Definition (EN)'.C10]&amp;&quot;_&quot;&amp;['Definition (EN)'.D10]&amp;&quot;_&quot;&amp;['Definition (EN)'.$H$3]&amp;&quot;_&quot;&amp;['Definition (EN)'.$G$2]&amp;&quot;:&quot;)" office:value-type="string">
            <text:p>slot_note_me_singular:</text:p>
          </table:table-cell>
          <table:table-cell table:formula="of:=&quot;&quot;&quot;&quot;&amp;SUBSTITUTE(['Definition (EN)'.H10];&quot;{&quot;;&quot;%{&quot;)&amp;&quot;&quot;&quot;&quot;" office:value-type="string">
            <text:p>"You added a note to the Slot: %{TITLE}"</text:p>
          </table:table-cell>
        </table:table-row>
        <table:table-row table:style-name="ro2">
          <table:table-cell table:formula="of:=LOWER(['Definition (EN)'.C10]&amp;&quot;_&quot;&amp;['Definition (EN)'.D10]&amp;&quot;_&quot;&amp;['Definition (EN)'.$Q$3]&amp;&quot;_&quot;&amp;['Definition (EN)'.$G$2]&amp;&quot;:&quot;)" office:value-type="string">
            <text:p>slot_note_activity_singular:</text:p>
          </table:table-cell>
          <table:table-cell table:formula="of:=&quot;&quot;&quot;&quot;&amp;SUBSTITUTE(['Definition (EN)'.Q10];&quot;{&quot;;&quot;%{&quot;)&amp;&quot;&quot;&quot;&quot;" office:value-type="string">
            <text:p>"%{ACTOR} added a note to this Slot."</text:p>
          </table:table-cell>
        </table:table-row>
        <table:table-row table:style-name="ro2">
          <table:table-cell table:formula="of:=LOWER(['Definition (EN)'.C10]&amp;&quot;_&quot;&amp;['Definition (EN)'.D10]&amp;&quot;_&quot;&amp;['Definition (EN)'.$N$3]&amp;&quot;_&quot;&amp;['Definition (EN)'.$G$2]&amp;&quot;:&quot;)" office:value-type="string">
            <text:p>slot_note_notify_singular:</text:p>
          </table:table-cell>
          <table:table-cell table:formula="of:=&quot;&quot;&quot;&quot;&amp;SUBSTITUTE(['Definition (EN)'.N10];&quot;{&quot;;&quot;%{&quot;)&amp;&quot;&quot;&quot;&quot;" office:value-type="string">
            <text:p>"%{ACTOR} added a note to the Slot: %{TITLE}"</text:p>
          </table:table-cell>
        </table:table-row>
        <table:table-row table:style-name="ro2">
          <table:table-cell table:formula="of:=LOWER(['Definition (EN)'.C10]&amp;&quot;_&quot;&amp;['Definition (EN)'.D10]&amp;&quot;_&quot;&amp;['Definition (EN)'.$K$3]&amp;&quot;_&quot;&amp;['Definition (EN)'.$G$2]&amp;&quot;:&quot;)" office:value-type="string">
            <text:p>slot_note_push_singular:</text:p>
          </table:table-cell>
          <table:table-cell table:formula="of:=&quot;&quot;&quot;&quot;&amp;SUBSTITUTE(['Definition (EN)'.K10];&quot;{&quot;;&quot;%{&quot;)&amp;&quot;&quot;&quot;&quot;" office:value-type="string">
            <text:p>"%{ACTOR} added a note to the Slot: %{TITLE}"</text:p>
          </table:table-cell>
        </table:table-row>
        <table:table-row table:style-name="ro2">
          <table:table-cell table:formula="of:=LOWER(['Definition (EN)'.C10]&amp;&quot;_&quot;&amp;['Definition (EN)'.D10]&amp;&quot;_&quot;&amp;['Definition (EN)'.$R$3]&amp;&quot;_&quot;&amp;['Definition (EN)'.$R$2]&amp;&quot;:&quot;)" office:value-type="string">
            <text:p>slot_note_activity_plural:</text:p>
          </table:table-cell>
          <table:table-cell table:formula="of:=&quot;&quot;&quot;&quot;&amp;SUBSTITUTE(['Definition (EN)'.R10];&quot;{&quot;;&quot;%{&quot;)&amp;&quot;&quot;&quot;&quot;" office:value-type="string">
            <text:p>"%{ACTOR} and %{USER} added a note to this Slot."</text:p>
          </table:table-cell>
        </table:table-row>
        <table:table-row table:style-name="ro2">
          <table:table-cell table:formula="of:=LOWER(['Definition (EN)'.C10]&amp;&quot;_&quot;&amp;['Definition (EN)'.D10]&amp;&quot;_&quot;&amp;['Definition (EN)'.$S$3]&amp;&quot;_&quot;&amp;['Definition (EN)'.$R$2]&amp;&quot;:&quot;)" office:value-type="string">
            <text:p>slot_note_notify_plural:</text:p>
          </table:table-cell>
          <table:table-cell table:formula="of:=&quot;&quot;&quot;&quot;&amp;SUBSTITUTE(['Definition (EN)'.S10];&quot;{&quot;;&quot;%{&quot;)&amp;&quot;&quot;&quot;&quot;" office:value-type="string">
            <text:p>"%{ACTOR} and %{USER} added a note to your Slot: %{TITLE}"</text:p>
          </table:table-cell>
        </table:table-row>
        <table:table-row table:style-name="ro2">
          <table:table-cell table:formula="of:=LOWER(['Definition (EN)'.C10]&amp;&quot;_&quot;&amp;['Definition (EN)'.D10]&amp;&quot;_&quot;&amp;['Definition (EN)'.$T$3]&amp;&quot;_&quot;&amp;['Definition (EN)'.$R$2]&amp;&quot;:&quot;)" office:value-type="string">
            <text:p>slot_note_push_plural:</text:p>
          </table:table-cell>
          <table:table-cell table:formula="of:=&quot;&quot;&quot;&quot;&amp;SUBSTITUTE(['Definition (EN)'.T10];&quot;{&quot;;&quot;%{&quot;)&amp;&quot;&quot;&quot;&quot;" office:value-type="string">
            <text:p>"%{ACTOR} and %{USER} added a note to the Slot: %{TITLE}"</text:p>
          </table:table-cell>
        </table:table-row>
        <table:table-row table:style-name="ro2">
          <table:table-cell table:formula="of:=LOWER(['Definition (EN)'.C10]&amp;&quot;_&quot;&amp;['Definition (EN)'.D10]&amp;&quot;_&quot;&amp;['Definition (EN)'.$U$3]&amp;&quot;_&quot;&amp;['Definition (EN)'.$U$2]&amp;&quot;:&quot;)" office:value-type="string">
            <text:p>slot_note_activity_aggregate:</text:p>
          </table:table-cell>
          <table:table-cell table:formula="of:=&quot;&quot;&quot;&quot;&amp;SUBSTITUTE(['Definition (EN)'.U10];&quot;{&quot;;&quot;%{&quot;)&amp;&quot;&quot;&quot;&quot;" office:value-type="string">
            <text:p>"%{ACTOR} and %{COUNT} others added a note to this Slot."</text:p>
          </table:table-cell>
        </table:table-row>
        <table:table-row table:style-name="ro2">
          <table:table-cell table:formula="of:=LOWER(['Definition (EN)'.C10]&amp;&quot;_&quot;&amp;['Definition (EN)'.D10]&amp;&quot;_&quot;&amp;['Definition (EN)'.$V$3]&amp;&quot;_&quot;&amp;['Definition (EN)'.$U$2]&amp;&quot;:&quot;)" office:value-type="string">
            <text:p>slot_note_notify_aggregate:</text:p>
          </table:table-cell>
          <table:table-cell table:formula="of:=&quot;&quot;&quot;&quot;&amp;SUBSTITUTE(['Definition (EN)'.V10];&quot;{&quot;;&quot;%{&quot;)&amp;&quot;&quot;&quot;&quot;" office:value-type="string">
            <text:p>"%{ACTOR} and %{COUNT} others added a note to your Slot: %{TITLE}"</text:p>
          </table:table-cell>
        </table:table-row>
        <table:table-row table:style-name="ro2">
          <table:table-cell table:formula="of:=LOWER(['Definition (EN)'.C10]&amp;&quot;_&quot;&amp;['Definition (EN)'.D10]&amp;&quot;_&quot;&amp;['Definition (EN)'.$W$3]&amp;&quot;_&quot;&amp;['Definition (EN)'.$U$2]&amp;&quot;:&quot;)" office:value-type="string">
            <text:p>slot_note_push_aggregate:</text:p>
          </table:table-cell>
          <table:table-cell table:formula="of:=&quot;&quot;&quot;&quot;&amp;SUBSTITUTE(['Definition (EN)'.W10];&quot;{&quot;;&quot;%{&quot;)&amp;&quot;&quot;&quot;&quot;" office:value-type="string">
            <text:p>"%{ACTOR} and %{COUNT} others added a note to the Slot: %{TITLE}"</text:p>
          </table:table-cell>
        </table:table-row>
        <table:table-row table:number-rows-repeated="1" table:style-name="ro4"/>
        <table:table-row table:style-name="ro2">
          <table:table-cell table:formula="of:=LOWER(['Definition (EN)'.C11]&amp;&quot;_&quot;&amp;['Definition (EN)'.D11]&amp;&quot;_&quot;&amp;['Definition (EN)'.$H$3]&amp;&quot;_&quot;&amp;['Definition (EN)'.$G$2]&amp;&quot;:&quot;)" office:value-type="string">
            <text:p>slot_media_me_singular:</text:p>
          </table:table-cell>
          <table:table-cell table:formula="of:=&quot;&quot;&quot;&quot;&amp;SUBSTITUTE(['Definition (EN)'.H11];&quot;{&quot;;&quot;%{&quot;)&amp;&quot;&quot;&quot;&quot;" office:value-type="string">
            <text:p>"You added new media to the Slot: %{TITLE}"</text:p>
          </table:table-cell>
        </table:table-row>
        <table:table-row table:style-name="ro2">
          <table:table-cell table:formula="of:=LOWER(['Definition (EN)'.C11]&amp;&quot;_&quot;&amp;['Definition (EN)'.D11]&amp;&quot;_&quot;&amp;['Definition (EN)'.$Q$3]&amp;&quot;_&quot;&amp;['Definition (EN)'.$G$2]&amp;&quot;:&quot;)" office:value-type="string">
            <text:p>slot_media_activity_singular:</text:p>
          </table:table-cell>
          <table:table-cell table:formula="of:=&quot;&quot;&quot;&quot;&amp;SUBSTITUTE(['Definition (EN)'.Q11];&quot;{&quot;;&quot;%{&quot;)&amp;&quot;&quot;&quot;&quot;" office:value-type="string">
            <text:p>"%{ACTOR} added new media to this Slot."</text:p>
          </table:table-cell>
        </table:table-row>
        <table:table-row table:style-name="ro2">
          <table:table-cell table:formula="of:=LOWER(['Definition (EN)'.C11]&amp;&quot;_&quot;&amp;['Definition (EN)'.D11]&amp;&quot;_&quot;&amp;['Definition (EN)'.$N$3]&amp;&quot;_&quot;&amp;['Definition (EN)'.$G$2]&amp;&quot;:&quot;)" office:value-type="string">
            <text:p>slot_media_notify_singular:</text:p>
          </table:table-cell>
          <table:table-cell table:formula="of:=&quot;&quot;&quot;&quot;&amp;SUBSTITUTE(['Definition (EN)'.N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K$3]&amp;&quot;_&quot;&amp;['Definition (EN)'.$G$2]&amp;&quot;:&quot;)" office:value-type="string">
            <text:p>slot_media_push_singular:</text:p>
          </table:table-cell>
          <table:table-cell table:formula="of:=&quot;&quot;&quot;&quot;&amp;SUBSTITUTE(['Definition (EN)'.K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R$3]&amp;&quot;_&quot;&amp;['Definition (EN)'.$R$2]&amp;&quot;:&quot;)" office:value-type="string">
            <text:p>slot_media_activity_plural:</text:p>
          </table:table-cell>
          <table:table-cell table:formula="of:=&quot;&quot;&quot;&quot;&amp;SUBSTITUTE(['Definition (EN)'.R11];&quot;{&quot;;&quot;%{&quot;)&amp;&quot;&quot;&quot;&quot;" office:value-type="string">
            <text:p>"%{ACTOR} and %{USER} added new media to this Slot."</text:p>
          </table:table-cell>
        </table:table-row>
        <table:table-row table:style-name="ro2">
          <table:table-cell table:formula="of:=LOWER(['Definition (EN)'.C11]&amp;&quot;_&quot;&amp;['Definition (EN)'.D11]&amp;&quot;_&quot;&amp;['Definition (EN)'.$S$3]&amp;&quot;_&quot;&amp;['Definition (EN)'.$R$2]&amp;&quot;:&quot;)" office:value-type="string">
            <text:p>slot_media_notify_plural:</text:p>
          </table:table-cell>
          <table:table-cell table:formula="of:=&quot;&quot;&quot;&quot;&amp;SUBSTITUTE(['Definition (EN)'.S11];&quot;{&quot;;&quot;%{&quot;)&amp;&quot;&quot;&quot;&quot;" office:value-type="string">
            <text:p>"%{ACTOR} and %{USER} added new media to your Slot: %{TITLE}"</text:p>
          </table:table-cell>
        </table:table-row>
        <table:table-row table:style-name="ro2">
          <table:table-cell table:formula="of:=LOWER(['Definition (EN)'.C11]&amp;&quot;_&quot;&amp;['Definition (EN)'.D11]&amp;&quot;_&quot;&amp;['Definition (EN)'.$T$3]&amp;&quot;_&quot;&amp;['Definition (EN)'.$R$2]&amp;&quot;:&quot;)" office:value-type="string">
            <text:p>slot_media_push_plural:</text:p>
          </table:table-cell>
          <table:table-cell table:formula="of:=&quot;&quot;&quot;&quot;&amp;SUBSTITUTE(['Definition (EN)'.T11];&quot;{&quot;;&quot;%{&quot;)&amp;&quot;&quot;&quot;&quot;" office:value-type="string">
            <text:p>"%{ACTOR} and %{USER} added new media to the Slot: %{TITLE}"</text:p>
          </table:table-cell>
        </table:table-row>
        <table:table-row table:style-name="ro2">
          <table:table-cell table:formula="of:=LOWER(['Definition (EN)'.C11]&amp;&quot;_&quot;&amp;['Definition (EN)'.D11]&amp;&quot;_&quot;&amp;['Definition (EN)'.$U$3]&amp;&quot;_&quot;&amp;['Definition (EN)'.$U$2]&amp;&quot;:&quot;)" office:value-type="string">
            <text:p>slot_media_activity_aggregate:</text:p>
          </table:table-cell>
          <table:table-cell table:formula="of:=&quot;&quot;&quot;&quot;&amp;SUBSTITUTE(['Definition (EN)'.U11];&quot;{&quot;;&quot;%{&quot;)&amp;&quot;&quot;&quot;&quot;" office:value-type="string">
            <text:p>"%{ACTOR} and %{COUNT} others added new media to this Slot."</text:p>
          </table:table-cell>
        </table:table-row>
        <table:table-row table:style-name="ro2">
          <table:table-cell table:formula="of:=LOWER(['Definition (EN)'.C11]&amp;&quot;_&quot;&amp;['Definition (EN)'.D11]&amp;&quot;_&quot;&amp;['Definition (EN)'.$V$3]&amp;&quot;_&quot;&amp;['Definition (EN)'.$U$2]&amp;&quot;:&quot;)" office:value-type="string">
            <text:p>slot_media_notify_aggregate:</text:p>
          </table:table-cell>
          <table:table-cell table:formula="of:=&quot;&quot;&quot;&quot;&amp;SUBSTITUTE(['Definition (EN)'.V11];&quot;{&quot;;&quot;%{&quot;)&amp;&quot;&quot;&quot;&quot;" office:value-type="string">
            <text:p>"%{ACTOR} and %{COUNT} others added new media to your Slot: %{TITLE}"</text:p>
          </table:table-cell>
        </table:table-row>
        <table:table-row table:style-name="ro2">
          <table:table-cell table:formula="of:=LOWER(['Definition (EN)'.C11]&amp;&quot;_&quot;&amp;['Definition (EN)'.D11]&amp;&quot;_&quot;&amp;['Definition (EN)'.$W$3]&amp;&quot;_&quot;&amp;['Definition (EN)'.$U$2]&amp;&quot;:&quot;)" office:value-type="string">
            <text:p>slot_media_push_aggregate:</text:p>
          </table:table-cell>
          <table:table-cell table:formula="of:=&quot;&quot;&quot;&quot;&amp;SUBSTITUTE(['Definition (EN)'.W11];&quot;{&quot;;&quot;%{&quot;)&amp;&quot;&quot;&quot;&quot;" office:value-type="string">
            <text:p>"%{ACTOR} and %{COUNT} others added new media to the Slot: %{TITLE}"</text:p>
          </table:table-cell>
        </table:table-row>
        <table:table-row table:number-rows-repeated="1" table:style-name="ro4"/>
        <table:table-row table:style-name="ro2">
          <table:table-cell table:formula="of:=LOWER(['Definition (EN)'.C12]&amp;&quot;_&quot;&amp;['Definition (EN)'.D12]&amp;&quot;_&quot;&amp;['Definition (EN)'.$H$3]&amp;&quot;_&quot;&amp;['Definition (EN)'.$G$2]&amp;&quot;:&quot;)" office:value-type="string">
            <text:p>slot_reslot_me_singular:</text:p>
          </table:table-cell>
          <table:table-cell table:formula="of:=&quot;&quot;&quot;&quot;&amp;SUBSTITUTE(['Definition (EN)'.H12];&quot;{&quot;;&quot;%{&quot;)&amp;&quot;&quot;&quot;&quot;" office:value-type="string">
            <text:p>"You reslotted the Slot: %{TITLE}"</text:p>
          </table:table-cell>
        </table:table-row>
        <table:table-row table:style-name="ro2">
          <table:table-cell table:formula="of:=LOWER(['Definition (EN)'.C12]&amp;&quot;_&quot;&amp;['Definition (EN)'.D12]&amp;&quot;_&quot;&amp;['Definition (EN)'.$Q$3]&amp;&quot;_&quot;&amp;['Definition (EN)'.$G$2]&amp;&quot;:&quot;)" office:value-type="string">
            <text:p>slot_reslot_activity_singular:</text:p>
          </table:table-cell>
          <table:table-cell table:formula="of:=&quot;&quot;&quot;&quot;&amp;SUBSTITUTE(['Definition (EN)'.Q12];&quot;{&quot;;&quot;%{&quot;)&amp;&quot;&quot;&quot;&quot;" office:value-type="string">
            <text:p>"%{ACTOR} reslotted this Slot."</text:p>
          </table:table-cell>
        </table:table-row>
        <table:table-row table:style-name="ro2">
          <table:table-cell table:formula="of:=LOWER(['Definition (EN)'.C12]&amp;&quot;_&quot;&amp;['Definition (EN)'.D12]&amp;&quot;_&quot;&amp;['Definition (EN)'.$N$3]&amp;&quot;_&quot;&amp;['Definition (EN)'.$G$2]&amp;&quot;:&quot;)" office:value-type="string">
            <text:p>slot_reslot_notify_singular:</text:p>
          </table:table-cell>
          <table:table-cell table:formula="of:=&quot;&quot;&quot;&quot;&amp;SUBSTITUTE(['Definition (EN)'.N12];&quot;{&quot;;&quot;%{&quot;)&amp;&quot;&quot;&quot;&quot;" office:value-type="string">
            <text:p>"%{ACTOR} reslotted your Slot: %{TITLE}"</text:p>
          </table:table-cell>
        </table:table-row>
        <table:table-row table:style-name="ro2">
          <table:table-cell table:formula="of:=LOWER(['Definition (EN)'.C12]&amp;&quot;_&quot;&amp;['Definition (EN)'.D12]&amp;&quot;_&quot;&amp;['Definition (EN)'.$K$3]&amp;&quot;_&quot;&amp;['Definition (EN)'.$G$2]&amp;&quot;:&quot;)" office:value-type="string">
            <text:p>slot_reslot_push_singular:</text:p>
          </table:table-cell>
          <table:table-cell table:formula="of:=&quot;&quot;&quot;&quot;&amp;SUBSTITUTE(['Definition (EN)'.K12];&quot;{&quot;;&quot;%{&quot;)&amp;&quot;&quot;&quot;&quot;" office:value-type="string">
            <text:p>"%{ACTOR} reslotted the Slot: %{TITLE}"</text:p>
          </table:table-cell>
        </table:table-row>
        <table:table-row table:style-name="ro2">
          <table:table-cell table:formula="of:=LOWER(['Definition (EN)'.C12]&amp;&quot;_&quot;&amp;['Definition (EN)'.D12]&amp;&quot;_&quot;&amp;['Definition (EN)'.$R$3]&amp;&quot;_&quot;&amp;['Definition (EN)'.$R$2]&amp;&quot;:&quot;)" office:value-type="string">
            <text:p>slot_reslot_activity_plural:</text:p>
          </table:table-cell>
          <table:table-cell table:formula="of:=&quot;&quot;&quot;&quot;&amp;SUBSTITUTE(['Definition (EN)'.R12];&quot;{&quot;;&quot;%{&quot;)&amp;&quot;&quot;&quot;&quot;" office:value-type="string">
            <text:p>"%{ACTOR} and %{USER} reslotted this Slot."</text:p>
          </table:table-cell>
        </table:table-row>
        <table:table-row table:style-name="ro2">
          <table:table-cell table:formula="of:=LOWER(['Definition (EN)'.C12]&amp;&quot;_&quot;&amp;['Definition (EN)'.D12]&amp;&quot;_&quot;&amp;['Definition (EN)'.$S$3]&amp;&quot;_&quot;&amp;['Definition (EN)'.$R$2]&amp;&quot;:&quot;)" office:value-type="string">
            <text:p>slot_reslot_notify_plural:</text:p>
          </table:table-cell>
          <table:table-cell table:formula="of:=&quot;&quot;&quot;&quot;&amp;SUBSTITUTE(['Definition (EN)'.S12];&quot;{&quot;;&quot;%{&quot;)&amp;&quot;&quot;&quot;&quot;" office:value-type="string">
            <text:p>"%{ACTOR} and %{USER} reslotted your Slot: %{TITLE}"</text:p>
          </table:table-cell>
        </table:table-row>
        <table:table-row table:style-name="ro2">
          <table:table-cell table:formula="of:=LOWER(['Definition (EN)'.C12]&amp;&quot;_&quot;&amp;['Definition (EN)'.D12]&amp;&quot;_&quot;&amp;['Definition (EN)'.$T$3]&amp;&quot;_&quot;&amp;['Definition (EN)'.$R$2]&amp;&quot;:&quot;)" office:value-type="string">
            <text:p>slot_reslot_push_plural:</text:p>
          </table:table-cell>
          <table:table-cell table:formula="of:=&quot;&quot;&quot;&quot;&amp;SUBSTITUTE(['Definition (EN)'.T12];&quot;{&quot;;&quot;%{&quot;)&amp;&quot;&quot;&quot;&quot;" office:value-type="string">
            <text:p>"%{ACTOR} and %{USER} reslotted the Slot: %{TITLE}"</text:p>
          </table:table-cell>
        </table:table-row>
        <table:table-row table:style-name="ro2">
          <table:table-cell table:formula="of:=LOWER(['Definition (EN)'.C12]&amp;&quot;_&quot;&amp;['Definition (EN)'.D12]&amp;&quot;_&quot;&amp;['Definition (EN)'.$U$3]&amp;&quot;_&quot;&amp;['Definition (EN)'.$U$2]&amp;&quot;:&quot;)" office:value-type="string">
            <text:p>slot_reslot_activity_aggregate:</text:p>
          </table:table-cell>
          <table:table-cell table:formula="of:=&quot;&quot;&quot;&quot;&amp;SUBSTITUTE(['Definition (EN)'.U12];&quot;{&quot;;&quot;%{&quot;)&amp;&quot;&quot;&quot;&quot;" office:value-type="string">
            <text:p>"%{ACTOR} and %{COUNT} others reslotted this Slot."</text:p>
          </table:table-cell>
        </table:table-row>
        <table:table-row table:style-name="ro2">
          <table:table-cell table:formula="of:=LOWER(['Definition (EN)'.C12]&amp;&quot;_&quot;&amp;['Definition (EN)'.D12]&amp;&quot;_&quot;&amp;['Definition (EN)'.$V$3]&amp;&quot;_&quot;&amp;['Definition (EN)'.$U$2]&amp;&quot;:&quot;)" office:value-type="string">
            <text:p>slot_reslot_notify_aggregate:</text:p>
          </table:table-cell>
          <table:table-cell table:formula="of:=&quot;&quot;&quot;&quot;&amp;SUBSTITUTE(['Definition (EN)'.V12];&quot;{&quot;;&quot;%{&quot;)&amp;&quot;&quot;&quot;&quot;" office:value-type="string">
            <text:p>"%{ACTOR} and %{COUNT} others reslotted your Slot: %{TITLE}"</text:p>
          </table:table-cell>
        </table:table-row>
        <table:table-row table:style-name="ro2">
          <table:table-cell table:formula="of:=LOWER(['Definition (EN)'.C12]&amp;&quot;_&quot;&amp;['Definition (EN)'.D12]&amp;&quot;_&quot;&amp;['Definition (EN)'.$W$3]&amp;&quot;_&quot;&amp;['Definition (EN)'.$U$2]&amp;&quot;:&quot;)" office:value-type="string">
            <text:p>slot_reslot_push_aggregate:</text:p>
          </table:table-cell>
          <table:table-cell table:formula="of:=&quot;&quot;&quot;&quot;&amp;SUBSTITUTE(['Definition (EN)'.W12];&quot;{&quot;;&quot;%{&quot;)&amp;&quot;&quot;&quot;&quot;" office:value-type="string">
            <text:p>"%{ACTOR} and %{COUNT} others reslotted the Slot: %{TITLE}"</text:p>
          </table:table-cell>
        </table:table-row>
        <table:table-row table:number-rows-repeated="1" table:style-name="ro4"/>
        <table:table-row table:style-name="ro2">
          <table:table-cell table:formula="of:=LOWER(['Definition (EN)'.C13]&amp;&quot;_&quot;&amp;['Definition (EN)'.D13]&amp;&quot;_&quot;&amp;['Definition (EN)'.$H$3]&amp;&quot;_&quot;&amp;['Definition (EN)'.$G$2]&amp;&quot;:&quot;)" office:value-type="string">
            <text:p>user_accept_me_singular:</text:p>
          </table:table-cell>
          <table:table-cell table:formula="of:=&quot;&quot;&quot;&quot;&amp;SUBSTITUTE(['Definition (EN)'.H13];&quot;{&quot;;&quot;%{&quot;)&amp;&quot;&quot;&quot;&quot;" office:value-type="string">
            <text:p>"You accepted the friend request from %{USER}"</text:p>
          </table:table-cell>
        </table:table-row>
        <table:table-row table:style-name="ro2">
          <table:table-cell table:formula="of:=LOWER(['Definition (EN)'.C13]&amp;&quot;_&quot;&amp;['Definition (EN)'.D13]&amp;&quot;_&quot;&amp;['Definition (EN)'.$Q$3]&amp;&quot;_&quot;&amp;['Definition (EN)'.$G$2]&amp;&quot;:&quot;)" office:value-type="string">
            <text:p>user_accept_activity_singular:</text:p>
          </table:table-cell>
          <table:table-cell table:formula="of:=&quot;&quot;&quot;&quot;&amp;SUBSTITUTE(['Definition (EN)'.Q13];&quot;{&quot;;&quot;%{&quot;)&amp;&quot;&quot;&quot;&quot;" office:value-type="string">
            <text:p>""</text:p>
          </table:table-cell>
        </table:table-row>
        <table:table-row table:style-name="ro2">
          <table:table-cell table:formula="of:=LOWER(['Definition (EN)'.C13]&amp;&quot;_&quot;&amp;['Definition (EN)'.D13]&amp;&quot;_&quot;&amp;['Definition (EN)'.$N$3]&amp;&quot;_&quot;&amp;['Definition (EN)'.$G$2]&amp;&quot;:&quot;)" office:value-type="string">
            <text:p>user_accept_notify_singular:</text:p>
          </table:table-cell>
          <table:table-cell table:formula="of:=&quot;&quot;&quot;&quot;&amp;SUBSTITUTE(['Definition (EN)'.N13];&quot;{&quot;;&quot;%{&quot;)&amp;&quot;&quot;&quot;&quot;" office:value-type="string">
            <text:p>"You and %{USER} are now friends"</text:p>
          </table:table-cell>
        </table:table-row>
        <table:table-row table:style-name="ro2">
          <table:table-cell table:formula="of:=LOWER(['Definition (EN)'.C13]&amp;&quot;_&quot;&amp;['Definition (EN)'.D13]&amp;&quot;_&quot;&amp;['Definition (EN)'.$K$3]&amp;&quot;_&quot;&amp;['Definition (EN)'.$G$2]&amp;&quot;:&quot;)" office:value-type="string">
            <text:p>user_accept_push_singular:</text:p>
          </table:table-cell>
          <table:table-cell table:formula="of:=&quot;&quot;&quot;&quot;&amp;SUBSTITUTE(['Definition (EN)'.K13];&quot;{&quot;;&quot;%{&quot;)&amp;&quot;&quot;&quot;&quot;" office:value-type="string">
            <text:p>"%{ACTOR} has accepted your friend request"</text:p>
          </table:table-cell>
        </table:table-row>
        <table:table-row table:style-name="ro2">
          <table:table-cell table:formula="of:=LOWER(['Definition (EN)'.C13]&amp;&quot;_&quot;&amp;['Definition (EN)'.D13]&amp;&quot;_&quot;&amp;['Definition (EN)'.$R$3]&amp;&quot;_&quot;&amp;['Definition (EN)'.$R$2]&amp;&quot;:&quot;)" office:value-type="string">
            <text:p>user_accept_activity_plural:</text:p>
          </table:table-cell>
          <table:table-cell table:formula="of:=&quot;&quot;&quot;&quot;&amp;SUBSTITUTE(['Definition (EN)'.R13];&quot;{&quot;;&quot;%{&quot;)&amp;&quot;&quot;&quot;&quot;" office:value-type="string">
            <text:p>""</text:p>
          </table:table-cell>
        </table:table-row>
        <table:table-row table:style-name="ro2">
          <table:table-cell table:formula="of:=LOWER(['Definition (EN)'.C13]&amp;&quot;_&quot;&amp;['Definition (EN)'.D13]&amp;&quot;_&quot;&amp;['Definition (EN)'.$S$3]&amp;&quot;_&quot;&amp;['Definition (EN)'.$R$2]&amp;&quot;:&quot;)" office:value-type="string">
            <text:p>user_accept_notify_plural:</text:p>
          </table:table-cell>
          <table:table-cell table:formula="of:=&quot;&quot;&quot;&quot;&amp;SUBSTITUTE(['Definition (EN)'.S13];&quot;{&quot;;&quot;%{&quot;)&amp;&quot;&quot;&quot;&quot;" office:value-type="string">
            <text:p>"%{ACTOR} and %{USER} are now friends"</text:p>
          </table:table-cell>
        </table:table-row>
        <table:table-row table:style-name="ro2">
          <table:table-cell table:formula="of:=LOWER(['Definition (EN)'.C13]&amp;&quot;_&quot;&amp;['Definition (EN)'.D13]&amp;&quot;_&quot;&amp;['Definition (EN)'.$T$3]&amp;&quot;_&quot;&amp;['Definition (EN)'.$R$2]&amp;&quot;:&quot;)" office:value-type="string">
            <text:p>user_accept_push_plural:</text:p>
          </table:table-cell>
          <table:table-cell table:formula="of:=&quot;&quot;&quot;&quot;&amp;SUBSTITUTE(['Definition (EN)'.T13];&quot;{&quot;;&quot;%{&quot;)&amp;&quot;&quot;&quot;&quot;" office:value-type="string">
            <text:p>"TODO-Plural-Push-1"</text:p>
          </table:table-cell>
        </table:table-row>
        <table:table-row table:style-name="ro2">
          <table:table-cell table:formula="of:=LOWER(['Definition (EN)'.C13]&amp;&quot;_&quot;&amp;['Definition (EN)'.D13]&amp;&quot;_&quot;&amp;['Definition (EN)'.$U$3]&amp;&quot;_&quot;&amp;['Definition (EN)'.$U$2]&amp;&quot;:&quot;)" office:value-type="string">
            <text:p>user_accept_activity_aggregate:</text:p>
          </table:table-cell>
          <table:table-cell table:formula="of:=&quot;&quot;&quot;&quot;&amp;SUBSTITUTE(['Definition (EN)'.U13];&quot;{&quot;;&quot;%{&quot;)&amp;&quot;&quot;&quot;&quot;" office:value-type="string">
            <text:p>""</text:p>
          </table:table-cell>
        </table:table-row>
        <table:table-row table:style-name="ro2">
          <table:table-cell table:formula="of:=LOWER(['Definition (EN)'.C13]&amp;&quot;_&quot;&amp;['Definition (EN)'.D13]&amp;&quot;_&quot;&amp;['Definition (EN)'.$V$3]&amp;&quot;_&quot;&amp;['Definition (EN)'.$U$2]&amp;&quot;:&quot;)" office:value-type="string">
            <text:p>user_accept_notify_aggregate:</text:p>
          </table:table-cell>
          <table:table-cell table:formula="of:=&quot;&quot;&quot;&quot;&amp;SUBSTITUTE(['Definition (EN)'.V13];&quot;{&quot;;&quot;%{&quot;)&amp;&quot;&quot;&quot;&quot;" office:value-type="string">
            <text:p>"TODO-Aggregate-Notify-1"</text:p>
          </table:table-cell>
        </table:table-row>
        <table:table-row table:style-name="ro2">
          <table:table-cell table:formula="of:=LOWER(['Definition (EN)'.C13]&amp;&quot;_&quot;&amp;['Definition (EN)'.D13]&amp;&quot;_&quot;&amp;['Definition (EN)'.$W$3]&amp;&quot;_&quot;&amp;['Definition (EN)'.$U$2]&amp;&quot;:&quot;)" office:value-type="string">
            <text:p>user_accept_push_aggregate:</text:p>
          </table:table-cell>
          <table:table-cell table:formula="of:=&quot;&quot;&quot;&quot;&amp;SUBSTITUTE(['Definition (EN)'.W13];&quot;{&quot;;&quot;%{&quot;)&amp;&quot;&quot;&quot;&quot;" office:value-type="string">
            <text:p>"TODO-Aggregate-Push-1"</text:p>
          </table:table-cell>
        </table:table-row>
        <table:table-row table:number-rows-repeated="1" table:style-name="ro4"/>
        <table:table-row table:style-name="ro2">
          <table:table-cell table:formula="of:=LOWER(['Definition (EN)'.C14]&amp;&quot;_&quot;&amp;['Definition (EN)'.D14]&amp;&quot;_&quot;&amp;['Definition (EN)'.$H$3]&amp;&quot;_&quot;&amp;['Definition (EN)'.$G$2]&amp;&quot;:&quot;)" office:value-type="string">
            <text:p>user_friendship_me_singular:</text:p>
          </table:table-cell>
          <table:table-cell table:formula="of:=&quot;&quot;&quot;&quot;&amp;SUBSTITUTE(['Definition (EN)'.H14];&quot;{&quot;;&quot;%{&quot;)&amp;&quot;&quot;&quot;&quot;" office:value-type="string">
            <text:p>"You accepted the friend request from: %{USER}"</text:p>
          </table:table-cell>
        </table:table-row>
        <table:table-row table:style-name="ro2">
          <table:table-cell table:formula="of:=LOWER(['Definition (EN)'.C14]&amp;&quot;_&quot;&amp;['Definition (EN)'.D14]&amp;&quot;_&quot;&amp;['Definition (EN)'.$Q$3]&amp;&quot;_&quot;&amp;['Definition (EN)'.$G$2]&amp;&quot;:&quot;)" office:value-type="string">
            <text:p>user_friendship_activity_singular:</text:p>
          </table:table-cell>
          <table:table-cell table:formula="of:=&quot;&quot;&quot;&quot;&amp;SUBSTITUTE(['Definition (EN)'.Q14];&quot;{&quot;;&quot;%{&quot;)&amp;&quot;&quot;&quot;&quot;" office:value-type="string">
            <text:p>""</text:p>
          </table:table-cell>
        </table:table-row>
        <table:table-row table:style-name="ro2">
          <table:table-cell table:formula="of:=LOWER(['Definition (EN)'.C14]&amp;&quot;_&quot;&amp;['Definition (EN)'.D14]&amp;&quot;_&quot;&amp;['Definition (EN)'.$N$3]&amp;&quot;_&quot;&amp;['Definition (EN)'.$G$2]&amp;&quot;:&quot;)" office:value-type="string">
            <text:p>user_friendship_notify_singular:</text:p>
          </table:table-cell>
          <table:table-cell table:formula="of:=&quot;&quot;&quot;&quot;&amp;SUBSTITUTE(['Definition (EN)'.N14];&quot;{&quot;;&quot;%{&quot;)&amp;&quot;&quot;&quot;&quot;" office:value-type="string">
            <text:p>"You and %{USER} are now friends"</text:p>
          </table:table-cell>
        </table:table-row>
        <table:table-row table:style-name="ro2">
          <table:table-cell table:formula="of:=LOWER(['Definition (EN)'.C14]&amp;&quot;_&quot;&amp;['Definition (EN)'.D14]&amp;&quot;_&quot;&amp;['Definition (EN)'.$K$3]&amp;&quot;_&quot;&amp;['Definition (EN)'.$G$2]&amp;&quot;:&quot;)" office:value-type="string">
            <text:p>user_friendship_push_singular:</text:p>
          </table:table-cell>
          <table:table-cell table:formula="of:=&quot;&quot;&quot;&quot;&amp;SUBSTITUTE(['Definition (EN)'.K14];&quot;{&quot;;&quot;%{&quot;)&amp;&quot;&quot;&quot;&quot;" office:value-type="string">
            <text:p>"%{ACTOR} has accepted your friend request"</text:p>
          </table:table-cell>
        </table:table-row>
        <table:table-row table:style-name="ro2">
          <table:table-cell table:formula="of:=LOWER(['Definition (EN)'.C14]&amp;&quot;_&quot;&amp;['Definition (EN)'.D14]&amp;&quot;_&quot;&amp;['Definition (EN)'.$R$3]&amp;&quot;_&quot;&amp;['Definition (EN)'.$R$2]&amp;&quot;:&quot;)" office:value-type="string">
            <text:p>user_friendship_activity_plural:</text:p>
          </table:table-cell>
          <table:table-cell table:formula="of:=&quot;&quot;&quot;&quot;&amp;SUBSTITUTE(['Definition (EN)'.R14];&quot;{&quot;;&quot;%{&quot;)&amp;&quot;&quot;&quot;&quot;" office:value-type="string">
            <text:p>""</text:p>
          </table:table-cell>
        </table:table-row>
        <table:table-row table:style-name="ro2">
          <table:table-cell table:formula="of:=LOWER(['Definition (EN)'.C14]&amp;&quot;_&quot;&amp;['Definition (EN)'.D14]&amp;&quot;_&quot;&amp;['Definition (EN)'.$S$3]&amp;&quot;_&quot;&amp;['Definition (EN)'.$R$2]&amp;&quot;:&quot;)" office:value-type="string">
            <text:p>user_friendship_notify_plural:</text:p>
          </table:table-cell>
          <table:table-cell table:formula="of:=&quot;&quot;&quot;&quot;&amp;SUBSTITUTE(['Definition (EN)'.S14];&quot;{&quot;;&quot;%{&quot;)&amp;&quot;&quot;&quot;&quot;" office:value-type="string">
            <text:p>"%{ACTOR} and %{USER} are now friends"</text:p>
          </table:table-cell>
        </table:table-row>
        <table:table-row table:style-name="ro2">
          <table:table-cell table:formula="of:=LOWER(['Definition (EN)'.C14]&amp;&quot;_&quot;&amp;['Definition (EN)'.D14]&amp;&quot;_&quot;&amp;['Definition (EN)'.$T$3]&amp;&quot;_&quot;&amp;['Definition (EN)'.$R$2]&amp;&quot;:&quot;)" office:value-type="string">
            <text:p>user_friendship_push_plural:</text:p>
          </table:table-cell>
          <table:table-cell table:formula="of:=&quot;&quot;&quot;&quot;&amp;SUBSTITUTE(['Definition (EN)'.T14];&quot;{&quot;;&quot;%{&quot;)&amp;&quot;&quot;&quot;&quot;" office:value-type="string">
            <text:p>"TODO-Plural-Push-1"</text:p>
          </table:table-cell>
        </table:table-row>
        <table:table-row table:style-name="ro2">
          <table:table-cell table:formula="of:=LOWER(['Definition (EN)'.C14]&amp;&quot;_&quot;&amp;['Definition (EN)'.D14]&amp;&quot;_&quot;&amp;['Definition (EN)'.$U$3]&amp;&quot;_&quot;&amp;['Definition (EN)'.$U$2]&amp;&quot;:&quot;)" office:value-type="string">
            <text:p>user_friendship_activity_aggregate:</text:p>
          </table:table-cell>
          <table:table-cell table:formula="of:=&quot;&quot;&quot;&quot;&amp;SUBSTITUTE(['Definition (EN)'.U14];&quot;{&quot;;&quot;%{&quot;)&amp;&quot;&quot;&quot;&quot;" office:value-type="string">
            <text:p>""</text:p>
          </table:table-cell>
        </table:table-row>
        <table:table-row table:style-name="ro2">
          <table:table-cell table:formula="of:=LOWER(['Definition (EN)'.C14]&amp;&quot;_&quot;&amp;['Definition (EN)'.D14]&amp;&quot;_&quot;&amp;['Definition (EN)'.$V$3]&amp;&quot;_&quot;&amp;['Definition (EN)'.$U$2]&amp;&quot;:&quot;)" office:value-type="string">
            <text:p>user_friendship_notify_aggregate:</text:p>
          </table:table-cell>
          <table:table-cell table:formula="of:=&quot;&quot;&quot;&quot;&amp;SUBSTITUTE(['Definition (EN)'.V14];&quot;{&quot;;&quot;%{&quot;)&amp;&quot;&quot;&quot;&quot;" office:value-type="string">
            <text:p>""</text:p>
          </table:table-cell>
        </table:table-row>
        <table:table-row table:style-name="ro2">
          <table:table-cell table:formula="of:=LOWER(['Definition (EN)'.C14]&amp;&quot;_&quot;&amp;['Definition (EN)'.D14]&amp;&quot;_&quot;&amp;['Definition (EN)'.$W$3]&amp;&quot;_&quot;&amp;['Definition (EN)'.$U$2]&amp;&quot;:&quot;)" office:value-type="string">
            <text:p>user_friendship_push_aggregate:</text:p>
          </table:table-cell>
          <table:table-cell table:formula="of:=&quot;&quot;&quot;&quot;&amp;SUBSTITUTE(['Definition (EN)'.W14];&quot;{&quot;;&quot;%{&quot;)&amp;&quot;&quot;&quot;&quot;" office:value-type="string">
            <text:p>""</text:p>
          </table:table-cell>
        </table:table-row>
        <table:table-row table:number-rows-repeated="1" table:style-name="ro4"/>
        <table:table-row table:style-name="ro2">
          <table:table-cell table:formula="of:=LOWER(['Definition (EN)'.C15]&amp;&quot;_&quot;&amp;['Definition (EN)'.D15]&amp;&quot;_&quot;&amp;['Definition (EN)'.$H$3]&amp;&quot;_&quot;&amp;['Definition (EN)'.$G$2]&amp;&quot;:&quot;)" office:value-type="string">
            <text:p>group_membership_me_singular:</text:p>
          </table:table-cell>
          <table:table-cell table:formula="of:=&quot;&quot;&quot;&quot;&amp;SUBSTITUTE(['Definition (EN)'.H15];&quot;{&quot;;&quot;%{&quot;)&amp;&quot;&quot;&quot;&quot;" office:value-type="string">
            <text:p>"You joined the calendar: %{NAME}"</text:p>
          </table:table-cell>
        </table:table-row>
        <table:table-row table:style-name="ro2">
          <table:table-cell table:formula="of:=LOWER(['Definition (EN)'.C15]&amp;&quot;_&quot;&amp;['Definition (EN)'.D15]&amp;&quot;_&quot;&amp;['Definition (EN)'.$Q$3]&amp;&quot;_&quot;&amp;['Definition (EN)'.$G$2]&amp;&quot;:&quot;)" office:value-type="string">
            <text:p>group_membership_activity_singular:</text:p>
          </table:table-cell>
          <table:table-cell table:formula="of:=&quot;&quot;&quot;&quot;&amp;SUBSTITUTE(['Definition (EN)'.Q15];&quot;{&quot;;&quot;%{&quot;)&amp;&quot;&quot;&quot;&quot;" office:value-type="string">
            <text:p>"%{ACTOR} subscribed to the calendar %{NAME}."</text:p>
          </table:table-cell>
        </table:table-row>
        <table:table-row table:style-name="ro2">
          <table:table-cell table:formula="of:=LOWER(['Definition (EN)'.C15]&amp;&quot;_&quot;&amp;['Definition (EN)'.D15]&amp;&quot;_&quot;&amp;['Definition (EN)'.$N$3]&amp;&quot;_&quot;&amp;['Definition (EN)'.$G$2]&amp;&quot;:&quot;)" office:value-type="string">
            <text:p>group_membership_notify_singular:</text:p>
          </table:table-cell>
          <table:table-cell table:formula="of:=&quot;&quot;&quot;&quot;&amp;SUBSTITUTE(['Definition (EN)'.N15];&quot;{&quot;;&quot;%{&quot;)&amp;&quot;&quot;&quot;&quot;" office:value-type="string">
            <text:p>""</text:p>
          </table:table-cell>
        </table:table-row>
        <table:table-row table:style-name="ro2">
          <table:table-cell table:formula="of:=LOWER(['Definition (EN)'.C15]&amp;&quot;_&quot;&amp;['Definition (EN)'.D15]&amp;&quot;_&quot;&amp;['Definition (EN)'.$K$3]&amp;&quot;_&quot;&amp;['Definition (EN)'.$G$2]&amp;&quot;:&quot;)" office:value-type="string">
            <text:p>group_membership_push_singular:</text:p>
          </table:table-cell>
          <table:table-cell table:formula="of:=&quot;&quot;&quot;&quot;&amp;SUBSTITUTE(['Definition (EN)'.K15];&quot;{&quot;;&quot;%{&quot;)&amp;&quot;&quot;&quot;&quot;" office:value-type="string">
            <text:p>""</text:p>
          </table:table-cell>
        </table:table-row>
        <table:table-row table:style-name="ro2">
          <table:table-cell table:formula="of:=LOWER(['Definition (EN)'.C15]&amp;&quot;_&quot;&amp;['Definition (EN)'.D15]&amp;&quot;_&quot;&amp;['Definition (EN)'.$R$3]&amp;&quot;_&quot;&amp;['Definition (EN)'.$R$2]&amp;&quot;:&quot;)" office:value-type="string">
            <text:p>group_membership_activity_plural:</text:p>
          </table:table-cell>
          <table:table-cell table:formula="of:=&quot;&quot;&quot;&quot;&amp;SUBSTITUTE(['Definition (EN)'.R15];&quot;{&quot;;&quot;%{&quot;)&amp;&quot;&quot;&quot;&quot;" office:value-type="string">
            <text:p>"%{ACTOR} and %{USER} subscribed to the calendar: %{NAME}."</text:p>
          </table:table-cell>
        </table:table-row>
        <table:table-row table:style-name="ro2">
          <table:table-cell table:formula="of:=LOWER(['Definition (EN)'.C15]&amp;&quot;_&quot;&amp;['Definition (EN)'.D15]&amp;&quot;_&quot;&amp;['Definition (EN)'.$S$3]&amp;&quot;_&quot;&amp;['Definition (EN)'.$R$2]&amp;&quot;:&quot;)" office:value-type="string">
            <text:p>group_membership_notify_plural:</text:p>
          </table:table-cell>
          <table:table-cell table:formula="of:=&quot;&quot;&quot;&quot;&amp;SUBSTITUTE(['Definition (EN)'.S15];&quot;{&quot;;&quot;%{&quot;)&amp;&quot;&quot;&quot;&quot;" office:value-type="string">
            <text:p>""</text:p>
          </table:table-cell>
        </table:table-row>
        <table:table-row table:style-name="ro2">
          <table:table-cell table:formula="of:=LOWER(['Definition (EN)'.C15]&amp;&quot;_&quot;&amp;['Definition (EN)'.D15]&amp;&quot;_&quot;&amp;['Definition (EN)'.$T$3]&amp;&quot;_&quot;&amp;['Definition (EN)'.$R$2]&amp;&quot;:&quot;)" office:value-type="string">
            <text:p>group_membership_push_plural:</text:p>
          </table:table-cell>
          <table:table-cell table:formula="of:=&quot;&quot;&quot;&quot;&amp;SUBSTITUTE(['Definition (EN)'.T15];&quot;{&quot;;&quot;%{&quot;)&amp;&quot;&quot;&quot;&quot;" office:value-type="string">
            <text:p>""</text:p>
          </table:table-cell>
        </table:table-row>
        <table:table-row table:style-name="ro2">
          <table:table-cell table:formula="of:=LOWER(['Definition (EN)'.C15]&amp;&quot;_&quot;&amp;['Definition (EN)'.D15]&amp;&quot;_&quot;&amp;['Definition (EN)'.$U$3]&amp;&quot;_&quot;&amp;['Definition (EN)'.$U$2]&amp;&quot;:&quot;)" office:value-type="string">
            <text:p>group_membership_activity_aggregate:</text:p>
          </table:table-cell>
          <table:table-cell table:formula="of:=&quot;&quot;&quot;&quot;&amp;SUBSTITUTE(['Definition (EN)'.U15];&quot;{&quot;;&quot;%{&quot;)&amp;&quot;&quot;&quot;&quot;" office:value-type="string">
            <text:p>"%{ACTOR} and %{COUNT} others subscribed to the calendar: %{NAME}."</text:p>
          </table:table-cell>
        </table:table-row>
        <table:table-row table:style-name="ro2">
          <table:table-cell table:formula="of:=LOWER(['Definition (EN)'.C15]&amp;&quot;_&quot;&amp;['Definition (EN)'.D15]&amp;&quot;_&quot;&amp;['Definition (EN)'.$V$3]&amp;&quot;_&quot;&amp;['Definition (EN)'.$U$2]&amp;&quot;:&quot;)" office:value-type="string">
            <text:p>group_membership_notify_aggregate:</text:p>
          </table:table-cell>
          <table:table-cell table:formula="of:=&quot;&quot;&quot;&quot;&amp;SUBSTITUTE(['Definition (EN)'.V14];&quot;{&quot;;&quot;%{&quot;)&amp;&quot;&quot;&quot;&quot;" office:value-type="string">
            <text:p>""</text:p>
          </table:table-cell>
        </table:table-row>
        <table:table-row table:style-name="ro2">
          <table:table-cell table:formula="of:=LOWER(['Definition (EN)'.C15]&amp;&quot;_&quot;&amp;['Definition (EN)'.D15]&amp;&quot;_&quot;&amp;['Definition (EN)'.$W$3]&amp;&quot;_&quot;&amp;['Definition (EN)'.$U$2]&amp;&quot;:&quot;)" office:value-type="string">
            <text:p>group_membership_push_aggregate:</text:p>
          </table:table-cell>
          <table:table-cell table:formula="of:=&quot;&quot;&quot;&quot;&amp;SUBSTITUTE(['Definition (EN)'.W14];&quot;{&quot;;&quot;%{&quot;)&amp;&quot;&quot;&quot;&quot;" office:value-type="string">
            <text:p>""</text:p>
          </table:table-cell>
        </table:table-row>
        <table:table-row table:number-rows-repeated="1" table:style-name="ro4"/>
        <table:table-row table:style-name="ro2">
          <table:table-cell table:formula="of:=LOWER(['Definition (EN)'.C16]&amp;&quot;_&quot;&amp;['Definition (EN)'.D16]&amp;&quot;_&quot;&amp;['Definition (EN)'.$H$3]&amp;&quot;_&quot;&amp;['Definition (EN)'.$G$2]&amp;&quot;:&quot;)" office:value-type="string">
            <text:p>group_membertag_me_singular:</text:p>
          </table:table-cell>
          <table:table-cell table:formula="of:=&quot;&quot;&quot;&quot;&amp;SUBSTITUTE(['Definition (EN)'.H16];&quot;{&quot;;&quot;%{&quot;)&amp;&quot;&quot;&quot;&quot;" office:value-type="string">
            <text:p>"You added %{USER} to the calendar: %{NAME}"</text:p>
          </table:table-cell>
        </table:table-row>
        <table:table-row table:style-name="ro2">
          <table:table-cell table:formula="of:=LOWER(['Definition (EN)'.C16]&amp;&quot;_&quot;&amp;['Definition (EN)'.D16]&amp;&quot;_&quot;&amp;['Definition (EN)'.$Q$3]&amp;&quot;_&quot;&amp;['Definition (EN)'.$G$2]&amp;&quot;:&quot;)" office:value-type="string">
            <text:p>group_membertag_activity_singular:</text:p>
          </table:table-cell>
          <table:table-cell table:formula="of:=&quot;&quot;&quot;&quot;&amp;SUBSTITUTE(['Definition (EN)'.Q16];&quot;{&quot;;&quot;%{&quot;)&amp;&quot;&quot;&quot;&quot;" office:value-type="string">
            <text:p>"%{ACTOR} added %{USER} to the calendar: %{NAME}"</text:p>
          </table:table-cell>
        </table:table-row>
        <table:table-row table:style-name="ro2">
          <table:table-cell table:formula="of:=LOWER(['Definition (EN)'.C16]&amp;&quot;_&quot;&amp;['Definition (EN)'.D16]&amp;&quot;_&quot;&amp;['Definition (EN)'.$N$3]&amp;&quot;_&quot;&amp;['Definition (EN)'.$G$2]&amp;&quot;:&quot;)" office:value-type="string">
            <text:p>group_membertag_notify_singular:</text:p>
          </table:table-cell>
          <table:table-cell table:formula="of:=&quot;&quot;&quot;&quot;&amp;SUBSTITUTE(['Definition (EN)'.N16];&quot;{&quot;;&quot;%{&quot;)&amp;&quot;&quot;&quot;&quot;" office:value-type="string">
            <text:p>"%{ACTOR} added you to the calendar: %{NAME}"</text:p>
          </table:table-cell>
        </table:table-row>
        <table:table-row table:style-name="ro2">
          <table:table-cell table:formula="of:=LOWER(['Definition (EN)'.C16]&amp;&quot;_&quot;&amp;['Definition (EN)'.D16]&amp;&quot;_&quot;&amp;['Definition (EN)'.$K$3]&amp;&quot;_&quot;&amp;['Definition (EN)'.$G$2]&amp;&quot;:&quot;)" office:value-type="string">
            <text:p>group_membertag_push_singular:</text:p>
          </table:table-cell>
          <table:table-cell table:formula="of:=&quot;&quot;&quot;&quot;&amp;SUBSTITUTE(['Definition (EN)'.K16];&quot;{&quot;;&quot;%{&quot;)&amp;&quot;&quot;&quot;&quot;" office:value-type="string">
            <text:p>"%{ACTOR} added you to the calendar: %{NAME}"</text:p>
          </table:table-cell>
        </table:table-row>
        <table:table-row table:style-name="ro2">
          <table:table-cell table:formula="of:=LOWER(['Definition (EN)'.C16]&amp;&quot;_&quot;&amp;['Definition (EN)'.D16]&amp;&quot;_&quot;&amp;['Definition (EN)'.$R$3]&amp;&quot;_&quot;&amp;['Definition (EN)'.$R$2]&amp;&quot;:&quot;)" office:value-type="string">
            <text:p>group_membertag_activity_plural:</text:p>
          </table:table-cell>
          <table:table-cell table:formula="of:=&quot;&quot;&quot;&quot;&amp;SUBSTITUTE(['Definition (EN)'.R16];&quot;{&quot;;&quot;%{&quot;)&amp;&quot;&quot;&quot;&quot;" office:value-type="string">
            <text:p>"%{ACTOR} added %{USER} to the calendar: %{NAME}"</text:p>
          </table:table-cell>
        </table:table-row>
        <table:table-row table:style-name="ro2">
          <table:table-cell table:formula="of:=LOWER(['Definition (EN)'.C16]&amp;&quot;_&quot;&amp;['Definition (EN)'.D16]&amp;&quot;_&quot;&amp;['Definition (EN)'.$S$3]&amp;&quot;_&quot;&amp;['Definition (EN)'.$R$2]&amp;&quot;:&quot;)" office:value-type="string">
            <text:p>group_membertag_notify_plural:</text:p>
          </table:table-cell>
          <table:table-cell table:formula="of:=&quot;&quot;&quot;&quot;&amp;SUBSTITUTE(['Definition (EN)'.S16];&quot;{&quot;;&quot;%{&quot;)&amp;&quot;&quot;&quot;&quot;" office:value-type="string">
            <text:p>""</text:p>
          </table:table-cell>
        </table:table-row>
        <table:table-row table:style-name="ro2">
          <table:table-cell table:formula="of:=LOWER(['Definition (EN)'.C16]&amp;&quot;_&quot;&amp;['Definition (EN)'.D16]&amp;&quot;_&quot;&amp;['Definition (EN)'.$T$3]&amp;&quot;_&quot;&amp;['Definition (EN)'.$R$2]&amp;&quot;:&quot;)" office:value-type="string">
            <text:p>group_membertag_push_plural:</text:p>
          </table:table-cell>
          <table:table-cell table:formula="of:=&quot;&quot;&quot;&quot;&amp;SUBSTITUTE(['Definition (EN)'.T16];&quot;{&quot;;&quot;%{&quot;)&amp;&quot;&quot;&quot;&quot;" office:value-type="string">
            <text:p>""</text:p>
          </table:table-cell>
        </table:table-row>
        <table:table-row table:style-name="ro2">
          <table:table-cell table:formula="of:=LOWER(['Definition (EN)'.C16]&amp;&quot;_&quot;&amp;['Definition (EN)'.D16]&amp;&quot;_&quot;&amp;['Definition (EN)'.$U$3]&amp;&quot;_&quot;&amp;['Definition (EN)'.$U$2]&amp;&quot;:&quot;)" office:value-type="string">
            <text:p>group_membertag_activity_aggregate:</text:p>
          </table:table-cell>
          <table:table-cell table:formula="of:=&quot;&quot;&quot;&quot;&amp;SUBSTITUTE(['Definition (EN)'.U16];&quot;{&quot;;&quot;%{&quot;)&amp;&quot;&quot;&quot;&quot;" office:value-type="string">
            <text:p>"%{ACTOR} added %{USER} to the calendar: %{NAME}"</text:p>
          </table:table-cell>
        </table:table-row>
        <table:table-row table:style-name="ro2">
          <table:table-cell table:formula="of:=LOWER(['Definition (EN)'.C16]&amp;&quot;_&quot;&amp;['Definition (EN)'.D16]&amp;&quot;_&quot;&amp;['Definition (EN)'.$V$3]&amp;&quot;_&quot;&amp;['Definition (EN)'.$U$2]&amp;&quot;:&quot;)" office:value-type="string">
            <text:p>group_membertag_notify_aggregate:</text:p>
          </table:table-cell>
          <table:table-cell table:formula="of:=&quot;&quot;&quot;&quot;&amp;SUBSTITUTE(['Definition (EN)'.V15];&quot;{&quot;;&quot;%{&quot;)&amp;&quot;&quot;&quot;&quot;" office:value-type="string">
            <text:p>""</text:p>
          </table:table-cell>
        </table:table-row>
        <table:table-row table:style-name="ro2">
          <table:table-cell table:formula="of:=LOWER(['Definition (EN)'.C16]&amp;&quot;_&quot;&amp;['Definition (EN)'.D16]&amp;&quot;_&quot;&amp;['Definition (EN)'.$W$3]&amp;&quot;_&quot;&amp;['Definition (EN)'.$U$2]&amp;&quot;:&quot;)" office:value-type="string">
            <text:p>group_membertag_push_aggregate:</text:p>
          </table:table-cell>
          <table:table-cell table:formula="of:=&quot;&quot;&quot;&quot;&amp;SUBSTITUTE(['Definition (EN)'.W15];&quot;{&quot;;&quot;%{&quot;)&amp;&quot;&quot;&quot;&quot;" office:value-type="string">
            <text:p>""</text:p>
          </table:table-cell>
        </table:table-row>
        <table:table-row table:number-rows-repeated="1" table:style-name="ro4"/>
        <table:table-row table:style-name="ro2">
          <table:table-cell table:formula="of:=LOWER(['Definition (EN)'.C17]&amp;&quot;_&quot;&amp;['Definition (EN)'.D17]&amp;&quot;_&quot;&amp;['Definition (EN)'.$H$3]&amp;&quot;_&quot;&amp;['Definition (EN)'.$G$2]&amp;&quot;:&quot;)" office:value-type="string">
            <text:p>slot_delete_me_singular:</text:p>
          </table:table-cell>
          <table:table-cell table:formula="of:=&quot;&quot;&quot;&quot;&amp;SUBSTITUTE(['Definition (EN)'.H17];&quot;{&quot;;&quot;%{&quot;)&amp;&quot;&quot;&quot;&quot;" office:value-type="string">
            <text:p>"You deleted the Slot: %{TITLE}"</text:p>
          </table:table-cell>
        </table:table-row>
        <table:table-row table:style-name="ro2">
          <table:table-cell table:formula="of:=LOWER(['Definition (EN)'.C17]&amp;&quot;_&quot;&amp;['Definition (EN)'.D17]&amp;&quot;_&quot;&amp;['Definition (EN)'.$Q$3]&amp;&quot;_&quot;&amp;['Definition (EN)'.$G$2]&amp;&quot;:&quot;)" office:value-type="string">
            <text:p>slot_delete_activity_singular:</text:p>
          </table:table-cell>
          <table:table-cell table:formula="of:=&quot;&quot;&quot;&quot;&amp;SUBSTITUTE(['Definition (EN)'.Q17];&quot;{&quot;;&quot;%{&quot;)&amp;&quot;&quot;&quot;&quot;" office:value-type="string">
            <text:p>""</text:p>
          </table:table-cell>
        </table:table-row>
        <table:table-row table:style-name="ro2">
          <table:table-cell table:formula="of:=LOWER(['Definition (EN)'.C17]&amp;&quot;_&quot;&amp;['Definition (EN)'.D17]&amp;&quot;_&quot;&amp;['Definition (EN)'.$N$3]&amp;&quot;_&quot;&amp;['Definition (EN)'.$G$2]&amp;&quot;:&quot;)" office:value-type="string">
            <text:p>slot_delete_notify_singular:</text:p>
          </table:table-cell>
          <table:table-cell table:formula="of:=&quot;&quot;&quot;&quot;&amp;SUBSTITUTE(['Definition (EN)'.N17];&quot;{&quot;;&quot;%{&quot;)&amp;&quot;&quot;&quot;&quot;" office:value-type="string">
            <text:p>"%{ACTOR} deleted the Slot: %{TITLE}"</text:p>
          </table:table-cell>
        </table:table-row>
        <table:table-row table:style-name="ro2">
          <table:table-cell table:formula="of:=LOWER(['Definition (EN)'.C17]&amp;&quot;_&quot;&amp;['Definition (EN)'.D17]&amp;&quot;_&quot;&amp;['Definition (EN)'.$K$3]&amp;&quot;_&quot;&amp;['Definition (EN)'.$G$2]&amp;&quot;:&quot;)" office:value-type="string">
            <text:p>slot_delete_push_singular:</text:p>
          </table:table-cell>
          <table:table-cell table:formula="of:=&quot;&quot;&quot;&quot;&amp;SUBSTITUTE(['Definition (EN)'.K17];&quot;{&quot;;&quot;%{&quot;)&amp;&quot;&quot;&quot;&quot;" office:value-type="string">
            <text:p>"%{ACTOR} deleted the Slot: %{TITLE}"</text:p>
          </table:table-cell>
        </table:table-row>
        <table:table-row table:style-name="ro2">
          <table:table-cell table:formula="of:=LOWER(['Definition (EN)'.C17]&amp;&quot;_&quot;&amp;['Definition (EN)'.D17]&amp;&quot;_&quot;&amp;['Definition (EN)'.$R$3]&amp;&quot;_&quot;&amp;['Definition (EN)'.$R$2]&amp;&quot;:&quot;)" office:value-type="string">
            <text:p>slot_delete_activity_plural:</text:p>
          </table:table-cell>
          <table:table-cell table:formula="of:=&quot;&quot;&quot;&quot;&amp;SUBSTITUTE(['Definition (EN)'.R17];&quot;{&quot;;&quot;%{&quot;)&amp;&quot;&quot;&quot;&quot;" office:value-type="string">
            <text:p>""</text:p>
          </table:table-cell>
        </table:table-row>
        <table:table-row table:style-name="ro2">
          <table:table-cell table:formula="of:=LOWER(['Definition (EN)'.C17]&amp;&quot;_&quot;&amp;['Definition (EN)'.D17]&amp;&quot;_&quot;&amp;['Definition (EN)'.$S$3]&amp;&quot;_&quot;&amp;['Definition (EN)'.$R$2]&amp;&quot;:&quot;)" office:value-type="string">
            <text:p>slot_delete_notify_plural:</text:p>
          </table:table-cell>
          <table:table-cell table:formula="of:=&quot;&quot;&quot;&quot;&amp;SUBSTITUTE(['Definition (EN)'.S17];&quot;{&quot;;&quot;%{&quot;)&amp;&quot;&quot;&quot;&quot;" office:value-type="string">
            <text:p>"TODO-Plural-Notify-3"</text:p>
          </table:table-cell>
        </table:table-row>
        <table:table-row table:style-name="ro2">
          <table:table-cell table:formula="of:=LOWER(['Definition (EN)'.C17]&amp;&quot;_&quot;&amp;['Definition (EN)'.D17]&amp;&quot;_&quot;&amp;['Definition (EN)'.$T$3]&amp;&quot;_&quot;&amp;['Definition (EN)'.$R$2]&amp;&quot;:&quot;)" office:value-type="string">
            <text:p>slot_delete_push_plural:</text:p>
          </table:table-cell>
          <table:table-cell table:formula="of:=&quot;&quot;&quot;&quot;&amp;SUBSTITUTE(['Definition (EN)'.T17];&quot;{&quot;;&quot;%{&quot;)&amp;&quot;&quot;&quot;&quot;" office:value-type="string">
            <text:p>"TODO-Plural-Push-3"</text:p>
          </table:table-cell>
        </table:table-row>
        <table:table-row table:style-name="ro2">
          <table:table-cell table:formula="of:=LOWER(['Definition (EN)'.C17]&amp;&quot;_&quot;&amp;['Definition (EN)'.D17]&amp;&quot;_&quot;&amp;['Definition (EN)'.$U$3]&amp;&quot;_&quot;&amp;['Definition (EN)'.$U$2]&amp;&quot;:&quot;)" office:value-type="string">
            <text:p>slot_delete_activity_aggregate:</text:p>
          </table:table-cell>
          <table:table-cell table:formula="of:=&quot;&quot;&quot;&quot;&amp;SUBSTITUTE(['Definition (EN)'.U17];&quot;{&quot;;&quot;%{&quot;)&amp;&quot;&quot;&quot;&quot;" office:value-type="string">
            <text:p>""</text:p>
          </table:table-cell>
        </table:table-row>
        <table:table-row table:style-name="ro2">
          <table:table-cell table:formula="of:=LOWER(['Definition (EN)'.C17]&amp;&quot;_&quot;&amp;['Definition (EN)'.D17]&amp;&quot;_&quot;&amp;['Definition (EN)'.$V$3]&amp;&quot;_&quot;&amp;['Definition (EN)'.$U$2]&amp;&quot;:&quot;)" office:value-type="string">
            <text:p>slot_delete_notify_aggregate:</text:p>
          </table:table-cell>
          <table:table-cell table:formula="of:=&quot;&quot;&quot;&quot;&amp;SUBSTITUTE(['Definition (EN)'.V16];&quot;{&quot;;&quot;%{&quot;)&amp;&quot;&quot;&quot;&quot;" office:value-type="string">
            <text:p>"TODO-Aggregate-Notify-3"</text:p>
          </table:table-cell>
        </table:table-row>
        <table:table-row table:style-name="ro2">
          <table:table-cell table:formula="of:=LOWER(['Definition (EN)'.C17]&amp;&quot;_&quot;&amp;['Definition (EN)'.D17]&amp;&quot;_&quot;&amp;['Definition (EN)'.$W$3]&amp;&quot;_&quot;&amp;['Definition (EN)'.$U$2]&amp;&quot;:&quot;)" office:value-type="string">
            <text:p>slot_delete_push_aggregate:</text:p>
          </table:table-cell>
          <table:table-cell table:formula="of:=&quot;&quot;&quot;&quot;&amp;SUBSTITUTE(['Definition (EN)'.W16];&quot;{&quot;;&quot;%{&quot;)&amp;&quot;&quot;&quot;&quot;" office:value-type="string">
            <text:p>"TODO-Aggregate-Push-3"</text:p>
          </table:table-cell>
        </table:table-row>
        <table:table-row table:number-rows-repeated="1" table:style-name="ro4"/>
        <table:table-row table:style-name="ro2">
          <table:table-cell table:formula="of:=LOWER(['Definition (EN)'.C18]&amp;&quot;_&quot;&amp;['Definition (EN)'.D18]&amp;&quot;_&quot;&amp;['Definition (EN)'.$H$3]&amp;&quot;_&quot;&amp;['Definition (EN)'.$G$2]&amp;&quot;:&quot;)" office:value-type="string">
            <text:p>slot_unslot_me_singular:</text:p>
          </table:table-cell>
          <table:table-cell table:formula="of:=&quot;&quot;&quot;&quot;&amp;SUBSTITUTE(['Definition (EN)'.H18];&quot;{&quot;;&quot;%{&quot;)&amp;&quot;&quot;&quot;&quot;" office:value-type="string">
            <text:p>"You removed the Reslot: %{TITLE}"</text:p>
          </table:table-cell>
        </table:table-row>
        <table:table-row table:style-name="ro2">
          <table:table-cell table:formula="of:=LOWER(['Definition (EN)'.C18]&amp;&quot;_&quot;&amp;['Definition (EN)'.D18]&amp;&quot;_&quot;&amp;['Definition (EN)'.$Q$3]&amp;&quot;_&quot;&amp;['Definition (EN)'.$G$2]&amp;&quot;:&quot;)" office:value-type="string">
            <text:p>slot_unslot_activity_singular:</text:p>
          </table:table-cell>
          <table:table-cell table:formula="of:=&quot;&quot;&quot;&quot;&amp;SUBSTITUTE(['Definition (EN)'.Q18];&quot;{&quot;;&quot;%{&quot;)&amp;&quot;&quot;&quot;&quot;" office:value-type="string">
            <text:p>""</text:p>
          </table:table-cell>
        </table:table-row>
        <table:table-row table:style-name="ro2">
          <table:table-cell table:formula="of:=LOWER(['Definition (EN)'.C18]&amp;&quot;_&quot;&amp;['Definition (EN)'.D18]&amp;&quot;_&quot;&amp;['Definition (EN)'.$N$3]&amp;&quot;_&quot;&amp;['Definition (EN)'.$G$2]&amp;&quot;:&quot;)" office:value-type="string">
            <text:p>slot_unslot_notify_singular:</text:p>
          </table:table-cell>
          <table:table-cell table:formula="of:=&quot;&quot;&quot;&quot;&amp;SUBSTITUTE(['Definition (EN)'.N18];&quot;{&quot;;&quot;%{&quot;)&amp;&quot;&quot;&quot;&quot;" office:value-type="string">
            <text:p>""</text:p>
          </table:table-cell>
        </table:table-row>
        <table:table-row table:style-name="ro2">
          <table:table-cell table:formula="of:=LOWER(['Definition (EN)'.C18]&amp;&quot;_&quot;&amp;['Definition (EN)'.D18]&amp;&quot;_&quot;&amp;['Definition (EN)'.$K$3]&amp;&quot;_&quot;&amp;['Definition (EN)'.$G$2]&amp;&quot;:&quot;)" office:value-type="string">
            <text:p>slot_unslot_push_singular:</text:p>
          </table:table-cell>
          <table:table-cell table:formula="of:=&quot;&quot;&quot;&quot;&amp;SUBSTITUTE(['Definition (EN)'.K18];&quot;{&quot;;&quot;%{&quot;)&amp;&quot;&quot;&quot;&quot;" office:value-type="string">
            <text:p>""</text:p>
          </table:table-cell>
        </table:table-row>
        <table:table-row table:style-name="ro2">
          <table:table-cell table:formula="of:=LOWER(['Definition (EN)'.C18]&amp;&quot;_&quot;&amp;['Definition (EN)'.D18]&amp;&quot;_&quot;&amp;['Definition (EN)'.$R$3]&amp;&quot;_&quot;&amp;['Definition (EN)'.$R$2]&amp;&quot;:&quot;)" office:value-type="string">
            <text:p>slot_unslot_activity_plural:</text:p>
          </table:table-cell>
          <table:table-cell table:formula="of:=&quot;&quot;&quot;&quot;&amp;SUBSTITUTE(['Definition (EN)'.R18];&quot;{&quot;;&quot;%{&quot;)&amp;&quot;&quot;&quot;&quot;" office:value-type="string">
            <text:p>""</text:p>
          </table:table-cell>
        </table:table-row>
        <table:table-row table:style-name="ro2">
          <table:table-cell table:formula="of:=LOWER(['Definition (EN)'.C18]&amp;&quot;_&quot;&amp;['Definition (EN)'.D18]&amp;&quot;_&quot;&amp;['Definition (EN)'.$S$3]&amp;&quot;_&quot;&amp;['Definition (EN)'.$R$2]&amp;&quot;:&quot;)" office:value-type="string">
            <text:p>slot_unslot_notify_plural:</text:p>
          </table:table-cell>
          <table:table-cell table:formula="of:=&quot;&quot;&quot;&quot;&amp;SUBSTITUTE(['Definition (EN)'.S18];&quot;{&quot;;&quot;%{&quot;)&amp;&quot;&quot;&quot;&quot;" office:value-type="string">
            <text:p>"TODO-Plural-Notify-4"</text:p>
          </table:table-cell>
        </table:table-row>
        <table:table-row table:style-name="ro2">
          <table:table-cell table:formula="of:=LOWER(['Definition (EN)'.C18]&amp;&quot;_&quot;&amp;['Definition (EN)'.D18]&amp;&quot;_&quot;&amp;['Definition (EN)'.$T$3]&amp;&quot;_&quot;&amp;['Definition (EN)'.$R$2]&amp;&quot;:&quot;)" office:value-type="string">
            <text:p>slot_unslot_push_plural:</text:p>
          </table:table-cell>
          <table:table-cell table:formula="of:=&quot;&quot;&quot;&quot;&amp;SUBSTITUTE(['Definition (EN)'.T18];&quot;{&quot;;&quot;%{&quot;)&amp;&quot;&quot;&quot;&quot;" office:value-type="string">
            <text:p>"TODO-Plural-Push-4"</text:p>
          </table:table-cell>
        </table:table-row>
        <table:table-row table:style-name="ro2">
          <table:table-cell table:formula="of:=LOWER(['Definition (EN)'.C18]&amp;&quot;_&quot;&amp;['Definition (EN)'.D18]&amp;&quot;_&quot;&amp;['Definition (EN)'.$U$3]&amp;&quot;_&quot;&amp;['Definition (EN)'.$U$2]&amp;&quot;:&quot;)" office:value-type="string">
            <text:p>slot_unslot_activity_aggregate:</text:p>
          </table:table-cell>
          <table:table-cell table:formula="of:=&quot;&quot;&quot;&quot;&amp;SUBSTITUTE(['Definition (EN)'.U18];&quot;{&quot;;&quot;%{&quot;)&amp;&quot;&quot;&quot;&quot;" office:value-type="string">
            <text:p>""</text:p>
          </table:table-cell>
        </table:table-row>
        <table:table-row table:style-name="ro2">
          <table:table-cell table:formula="of:=LOWER(['Definition (EN)'.C18]&amp;&quot;_&quot;&amp;['Definition (EN)'.D18]&amp;&quot;_&quot;&amp;['Definition (EN)'.$V$3]&amp;&quot;_&quot;&amp;['Definition (EN)'.$U$2]&amp;&quot;:&quot;)" office:value-type="string">
            <text:p>slot_unslot_notify_aggregate:</text:p>
          </table:table-cell>
          <table:table-cell table:formula="of:=&quot;&quot;&quot;&quot;&amp;SUBSTITUTE(['Definition (EN)'.V17];&quot;{&quot;;&quot;%{&quot;)&amp;&quot;&quot;&quot;&quot;" office:value-type="string">
            <text:p>"TODO-Aggregate-Notify-4"</text:p>
          </table:table-cell>
        </table:table-row>
        <table:table-row table:style-name="ro2">
          <table:table-cell table:formula="of:=LOWER(['Definition (EN)'.C18]&amp;&quot;_&quot;&amp;['Definition (EN)'.D18]&amp;&quot;_&quot;&amp;['Definition (EN)'.$W$3]&amp;&quot;_&quot;&amp;['Definition (EN)'.$U$2]&amp;&quot;:&quot;)" office:value-type="string">
            <text:p>slot_unslot_push_aggregate:</text:p>
          </table:table-cell>
          <table:table-cell table:formula="of:=&quot;&quot;&quot;&quot;&amp;SUBSTITUTE(['Definition (EN)'.W17];&quot;{&quot;;&quot;%{&quot;)&amp;&quot;&quot;&quot;&quot;" office:value-type="string">
            <text:p>"TODO-Aggregate-Push-4"</text:p>
          </table:table-cell>
        </table:table-row>
        <table:table-row table:number-rows-repeated="1" table:style-name="ro4"/>
        <table:table-row table:style-name="ro2">
          <table:table-cell table:formula="of:=LOWER(['Definition (EN)'.C19]&amp;&quot;_&quot;&amp;['Definition (EN)'.D19]&amp;&quot;_&quot;&amp;['Definition (EN)'.$H$3]&amp;&quot;_&quot;&amp;['Definition (EN)'.$G$2]&amp;&quot;:&quot;)" office:value-type="string">
            <text:p>user_request_me_singular:</text:p>
          </table:table-cell>
          <table:table-cell table:formula="of:=&quot;&quot;&quot;&quot;&amp;SUBSTITUTE(['Definition (EN)'.H19];&quot;{&quot;;&quot;%{&quot;)&amp;&quot;&quot;&quot;&quot;" office:value-type="string">
            <text:p>"You sent a friend request to %{USER}"</text:p>
          </table:table-cell>
        </table:table-row>
        <table:table-row table:style-name="ro2">
          <table:table-cell table:formula="of:=LOWER(['Definition (EN)'.C19]&amp;&quot;_&quot;&amp;['Definition (EN)'.D19]&amp;&quot;_&quot;&amp;['Definition (EN)'.$Q$3]&amp;&quot;_&quot;&amp;['Definition (EN)'.$G$2]&amp;&quot;:&quot;)" office:value-type="string">
            <text:p>user_request_activity_singular:</text:p>
          </table:table-cell>
          <table:table-cell table:formula="of:=&quot;&quot;&quot;&quot;&amp;SUBSTITUTE(['Definition (EN)'.Q19];&quot;{&quot;;&quot;%{&quot;)&amp;&quot;&quot;&quot;&quot;" office:value-type="string">
            <text:p>""</text:p>
          </table:table-cell>
        </table:table-row>
        <table:table-row table:style-name="ro2">
          <table:table-cell table:formula="of:=LOWER(['Definition (EN)'.C19]&amp;&quot;_&quot;&amp;['Definition (EN)'.D19]&amp;&quot;_&quot;&amp;['Definition (EN)'.$N$3]&amp;&quot;_&quot;&amp;['Definition (EN)'.$G$2]&amp;&quot;:&quot;)" office:value-type="string">
            <text:p>user_request_notify_singular:</text:p>
          </table:table-cell>
          <table:table-cell table:formula="of:=&quot;&quot;&quot;&quot;&amp;SUBSTITUTE(['Definition (EN)'.N19];&quot;{&quot;;&quot;%{&quot;)&amp;&quot;&quot;&quot;&quot;" office:value-type="string">
            <text:p>"%{ACTOR} sent a friend request to you"</text:p>
          </table:table-cell>
        </table:table-row>
        <table:table-row table:style-name="ro2">
          <table:table-cell table:formula="of:=LOWER(['Definition (EN)'.C19]&amp;&quot;_&quot;&amp;['Definition (EN)'.D19]&amp;&quot;_&quot;&amp;['Definition (EN)'.$K$3]&amp;&quot;_&quot;&amp;['Definition (EN)'.$G$2]&amp;&quot;:&quot;)" office:value-type="string">
            <text:p>user_request_push_singular:</text:p>
          </table:table-cell>
          <table:table-cell table:formula="of:=&quot;&quot;&quot;&quot;&amp;SUBSTITUTE(['Definition (EN)'.K19];&quot;{&quot;;&quot;%{&quot;)&amp;&quot;&quot;&quot;&quot;" office:value-type="string">
            <text:p>"%{ACTOR} sent a friend request to you"</text:p>
          </table:table-cell>
        </table:table-row>
        <table:table-row table:style-name="ro2">
          <table:table-cell table:formula="of:=LOWER(['Definition (EN)'.C19]&amp;&quot;_&quot;&amp;['Definition (EN)'.D19]&amp;&quot;_&quot;&amp;['Definition (EN)'.$R$3]&amp;&quot;_&quot;&amp;['Definition (EN)'.$R$2]&amp;&quot;:&quot;)" office:value-type="string">
            <text:p>user_request_activity_plural:</text:p>
          </table:table-cell>
          <table:table-cell table:formula="of:=&quot;&quot;&quot;&quot;&amp;SUBSTITUTE(['Definition (EN)'.R19];&quot;{&quot;;&quot;%{&quot;)&amp;&quot;&quot;&quot;&quot;" office:value-type="string">
            <text:p>""</text:p>
          </table:table-cell>
        </table:table-row>
        <table:table-row table:style-name="ro2">
          <table:table-cell table:formula="of:=LOWER(['Definition (EN)'.C19]&amp;&quot;_&quot;&amp;['Definition (EN)'.D19]&amp;&quot;_&quot;&amp;['Definition (EN)'.$S$3]&amp;&quot;_&quot;&amp;['Definition (EN)'.$R$2]&amp;&quot;:&quot;)" office:value-type="string">
            <text:p>user_request_notify_plural:</text:p>
          </table:table-cell>
          <table:table-cell table:formula="of:=&quot;&quot;&quot;&quot;&amp;SUBSTITUTE(['Definition (EN)'.S19];&quot;{&quot;;&quot;%{&quot;)&amp;&quot;&quot;&quot;&quot;" office:value-type="string">
            <text:p>"TODO-Plural-Notify-5"</text:p>
          </table:table-cell>
        </table:table-row>
        <table:table-row table:style-name="ro2">
          <table:table-cell table:formula="of:=LOWER(['Definition (EN)'.C19]&amp;&quot;_&quot;&amp;['Definition (EN)'.D19]&amp;&quot;_&quot;&amp;['Definition (EN)'.$T$3]&amp;&quot;_&quot;&amp;['Definition (EN)'.$R$2]&amp;&quot;:&quot;)" office:value-type="string">
            <text:p>user_request_push_plural:</text:p>
          </table:table-cell>
          <table:table-cell table:formula="of:=&quot;&quot;&quot;&quot;&amp;SUBSTITUTE(['Definition (EN)'.T19];&quot;{&quot;;&quot;%{&quot;)&amp;&quot;&quot;&quot;&quot;" office:value-type="string">
            <text:p>"TODO-Plural-Push-5"</text:p>
          </table:table-cell>
        </table:table-row>
        <table:table-row table:style-name="ro2">
          <table:table-cell table:formula="of:=LOWER(['Definition (EN)'.C19]&amp;&quot;_&quot;&amp;['Definition (EN)'.D19]&amp;&quot;_&quot;&amp;['Definition (EN)'.$U$3]&amp;&quot;_&quot;&amp;['Definition (EN)'.$U$2]&amp;&quot;:&quot;)" office:value-type="string">
            <text:p>user_request_activity_aggregate:</text:p>
          </table:table-cell>
          <table:table-cell table:formula="of:=&quot;&quot;&quot;&quot;&amp;SUBSTITUTE(['Definition (EN)'.U19];&quot;{&quot;;&quot;%{&quot;)&amp;&quot;&quot;&quot;&quot;" office:value-type="string">
            <text:p>""</text:p>
          </table:table-cell>
        </table:table-row>
        <table:table-row table:style-name="ro2">
          <table:table-cell table:formula="of:=LOWER(['Definition (EN)'.C19]&amp;&quot;_&quot;&amp;['Definition (EN)'.D19]&amp;&quot;_&quot;&amp;['Definition (EN)'.$V$3]&amp;&quot;_&quot;&amp;['Definition (EN)'.$U$2]&amp;&quot;:&quot;)" office:value-type="string">
            <text:p>user_request_notify_aggregate:</text:p>
          </table:table-cell>
          <table:table-cell table:formula="of:=&quot;&quot;&quot;&quot;&amp;SUBSTITUTE(['Definition (EN)'.V18];&quot;{&quot;;&quot;%{&quot;)&amp;&quot;&quot;&quot;&quot;" office:value-type="string">
            <text:p>"TODO-Aggregate-Notify-5"</text:p>
          </table:table-cell>
        </table:table-row>
        <table:table-row table:style-name="ro2">
          <table:table-cell table:formula="of:=LOWER(['Definition (EN)'.C19]&amp;&quot;_&quot;&amp;['Definition (EN)'.D19]&amp;&quot;_&quot;&amp;['Definition (EN)'.$W$3]&amp;&quot;_&quot;&amp;['Definition (EN)'.$U$2]&amp;&quot;:&quot;)" office:value-type="string">
            <text:p>user_request_push_aggregate:</text:p>
          </table:table-cell>
          <table:table-cell table:formula="of:=&quot;&quot;&quot;&quot;&amp;SUBSTITUTE(['Definition (EN)'.W18];&quot;{&quot;;&quot;%{&quot;)&amp;&quot;&quot;&quot;&quot;" office:value-type="string">
            <text:p>"TODO-Aggregate-Push-5"</text:p>
          </table:table-cell>
        </table:table-row>
        <table:table-row table:number-rows-repeated="1" table:style-name="ro4"/>
        <table:table-row table:style-name="ro2">
          <table:table-cell table:formula="of:=LOWER(['Definition (EN)'.C20]&amp;&quot;_&quot;&amp;['Definition (EN)'.D20]&amp;&quot;_&quot;&amp;['Definition (EN)'.$H$3]&amp;&quot;_&quot;&amp;['Definition (EN)'.$G$2]&amp;&quot;:&quot;)" office:value-type="string">
            <text:p>slot_private_me_singular:</text:p>
          </table:table-cell>
          <table:table-cell table:formula="of:=&quot;&quot;&quot;&quot;&amp;SUBSTITUTE(['Definition (EN)'.H20];&quot;{&quot;;&quot;%{&quot;)&amp;&quot;&quot;&quot;&quot;" office:value-type="string">
            <text:p>"You unshared the Slot: %{TITLE}"</text:p>
          </table:table-cell>
        </table:table-row>
        <table:table-row table:style-name="ro2">
          <table:table-cell table:formula="of:=LOWER(['Definition (EN)'.C20]&amp;&quot;_&quot;&amp;['Definition (EN)'.D20]&amp;&quot;_&quot;&amp;['Definition (EN)'.$Q$3]&amp;&quot;_&quot;&amp;['Definition (EN)'.$G$2]&amp;&quot;:&quot;)" office:value-type="string">
            <text:p>slot_private_activity_singular:</text:p>
          </table:table-cell>
          <table:table-cell table:formula="of:=&quot;&quot;&quot;&quot;&amp;SUBSTITUTE(['Definition (EN)'.Q20];&quot;{&quot;;&quot;%{&quot;)&amp;&quot;&quot;&quot;&quot;" office:value-type="string">
            <text:p>""</text:p>
          </table:table-cell>
        </table:table-row>
        <table:table-row table:style-name="ro2">
          <table:table-cell table:formula="of:=LOWER(['Definition (EN)'.C20]&amp;&quot;_&quot;&amp;['Definition (EN)'.D20]&amp;&quot;_&quot;&amp;['Definition (EN)'.$N$3]&amp;&quot;_&quot;&amp;['Definition (EN)'.$G$2]&amp;&quot;:&quot;)" office:value-type="string">
            <text:p>slot_private_notify_singular:</text:p>
          </table:table-cell>
          <table:table-cell table:formula="of:=&quot;&quot;&quot;&quot;&amp;SUBSTITUTE(['Definition (EN)'.N20];&quot;{&quot;;&quot;%{&quot;)&amp;&quot;&quot;&quot;&quot;" office:value-type="string">
            <text:p>"%{ACTOR} unshared the Slot: %{TITLE}"</text:p>
          </table:table-cell>
        </table:table-row>
        <table:table-row table:style-name="ro2">
          <table:table-cell table:formula="of:=LOWER(['Definition (EN)'.C20]&amp;&quot;_&quot;&amp;['Definition (EN)'.D20]&amp;&quot;_&quot;&amp;['Definition (EN)'.$K$3]&amp;&quot;_&quot;&amp;['Definition (EN)'.$G$2]&amp;&quot;:&quot;)" office:value-type="string">
            <text:p>slot_private_push_singular:</text:p>
          </table:table-cell>
          <table:table-cell table:formula="of:=&quot;&quot;&quot;&quot;&amp;SUBSTITUTE(['Definition (EN)'.K20];&quot;{&quot;;&quot;%{&quot;)&amp;&quot;&quot;&quot;&quot;" office:value-type="string">
            <text:p>"%{ACTOR} unshared the Slot: %{TITLE}"</text:p>
          </table:table-cell>
        </table:table-row>
        <table:table-row table:style-name="ro2">
          <table:table-cell table:formula="of:=LOWER(['Definition (EN)'.C20]&amp;&quot;_&quot;&amp;['Definition (EN)'.D20]&amp;&quot;_&quot;&amp;['Definition (EN)'.$R$3]&amp;&quot;_&quot;&amp;['Definition (EN)'.$R$2]&amp;&quot;:&quot;)" office:value-type="string">
            <text:p>slot_private_activity_plural:</text:p>
          </table:table-cell>
          <table:table-cell table:formula="of:=&quot;&quot;&quot;&quot;&amp;SUBSTITUTE(['Definition (EN)'.R20];&quot;{&quot;;&quot;%{&quot;)&amp;&quot;&quot;&quot;&quot;" office:value-type="string">
            <text:p>""</text:p>
          </table:table-cell>
        </table:table-row>
        <table:table-row table:style-name="ro2">
          <table:table-cell table:formula="of:=LOWER(['Definition (EN)'.C20]&amp;&quot;_&quot;&amp;['Definition (EN)'.D20]&amp;&quot;_&quot;&amp;['Definition (EN)'.$S$3]&amp;&quot;_&quot;&amp;['Definition (EN)'.$R$2]&amp;&quot;:&quot;)" office:value-type="string">
            <text:p>slot_private_notify_plural:</text:p>
          </table:table-cell>
          <table:table-cell table:formula="of:=&quot;&quot;&quot;&quot;&amp;SUBSTITUTE(['Definition (EN)'.S20];&quot;{&quot;;&quot;%{&quot;)&amp;&quot;&quot;&quot;&quot;" office:value-type="string">
            <text:p>"TODO-Plural-Notify-6"</text:p>
          </table:table-cell>
        </table:table-row>
        <table:table-row table:style-name="ro2">
          <table:table-cell table:formula="of:=LOWER(['Definition (EN)'.C20]&amp;&quot;_&quot;&amp;['Definition (EN)'.D20]&amp;&quot;_&quot;&amp;['Definition (EN)'.$T$3]&amp;&quot;_&quot;&amp;['Definition (EN)'.$R$2]&amp;&quot;:&quot;)" office:value-type="string">
            <text:p>slot_private_push_plural:</text:p>
          </table:table-cell>
          <table:table-cell table:formula="of:=&quot;&quot;&quot;&quot;&amp;SUBSTITUTE(['Definition (EN)'.T20];&quot;{&quot;;&quot;%{&quot;)&amp;&quot;&quot;&quot;&quot;" office:value-type="string">
            <text:p>"TODO-Plural-Push-6"</text:p>
          </table:table-cell>
        </table:table-row>
        <table:table-row table:style-name="ro2">
          <table:table-cell table:formula="of:=LOWER(['Definition (EN)'.C20]&amp;&quot;_&quot;&amp;['Definition (EN)'.D20]&amp;&quot;_&quot;&amp;['Definition (EN)'.$U$3]&amp;&quot;_&quot;&amp;['Definition (EN)'.$U$2]&amp;&quot;:&quot;)" office:value-type="string">
            <text:p>slot_private_activity_aggregate:</text:p>
          </table:table-cell>
          <table:table-cell table:formula="of:=&quot;&quot;&quot;&quot;&amp;SUBSTITUTE(['Definition (EN)'.U20];&quot;{&quot;;&quot;%{&quot;)&amp;&quot;&quot;&quot;&quot;" office:value-type="string">
            <text:p>""</text:p>
          </table:table-cell>
        </table:table-row>
        <table:table-row table:style-name="ro2">
          <table:table-cell table:formula="of:=LOWER(['Definition (EN)'.C20]&amp;&quot;_&quot;&amp;['Definition (EN)'.D20]&amp;&quot;_&quot;&amp;['Definition (EN)'.$V$3]&amp;&quot;_&quot;&amp;['Definition (EN)'.$U$2]&amp;&quot;:&quot;)" office:value-type="string">
            <text:p>slot_private_notify_aggregate:</text:p>
          </table:table-cell>
          <table:table-cell table:formula="of:=&quot;&quot;&quot;&quot;&amp;SUBSTITUTE(['Definition (EN)'.V19];&quot;{&quot;;&quot;%{&quot;)&amp;&quot;&quot;&quot;&quot;" office:value-type="string">
            <text:p>"TODO-Aggregate-Notify-6"</text:p>
          </table:table-cell>
        </table:table-row>
        <table:table-row table:style-name="ro2">
          <table:table-cell table:formula="of:=LOWER(['Definition (EN)'.C20]&amp;&quot;_&quot;&amp;['Definition (EN)'.D20]&amp;&quot;_&quot;&amp;['Definition (EN)'.$W$3]&amp;&quot;_&quot;&amp;['Definition (EN)'.$U$2]&amp;&quot;:&quot;)" office:value-type="string">
            <text:p>slot_private_push_aggregate:</text:p>
          </table:table-cell>
          <table:table-cell table:formula="of:=&quot;&quot;&quot;&quot;&amp;SUBSTITUTE(['Definition (EN)'.W19];&quot;{&quot;;&quot;%{&quot;)&amp;&quot;&quot;&quot;&quot;" office:value-type="string">
            <text:p>"TODO-Aggregate-Push-6"</text:p>
          </table:table-cell>
        </table:table-row>
        <table:table-row table:number-rows-repeated="1" table:style-name="ro4"/>
        <table:table-row table:style-name="ro2">
          <table:table-cell table:formula="of:=LOWER(['Definition (EN)'.C21]&amp;&quot;_&quot;&amp;['Definition (EN)'.D21]&amp;&quot;_&quot;&amp;['Definition (EN)'.$H$3]&amp;&quot;_&quot;&amp;['Definition (EN)'.$G$2]&amp;&quot;:&quot;)" office:value-type="string">
            <text:p>slot_update_me_singular:</text:p>
          </table:table-cell>
          <table:table-cell table:formula="of:=&quot;&quot;&quot;&quot;&amp;SUBSTITUTE(['Definition (EN)'.H21];&quot;{&quot;;&quot;%{&quot;)&amp;&quot;&quot;&quot;&quot;" office:value-type="string">
            <text:p>"You changed the %{FIELD} from the Slot: %{TITLE}"</text:p>
          </table:table-cell>
        </table:table-row>
        <table:table-row table:style-name="ro2">
          <table:table-cell table:formula="of:=LOWER(['Definition (EN)'.C21]&amp;&quot;_&quot;&amp;['Definition (EN)'.D21]&amp;&quot;_&quot;&amp;['Definition (EN)'.$Q$3]&amp;&quot;_&quot;&amp;['Definition (EN)'.$G$2]&amp;&quot;:&quot;)" office:value-type="string">
            <text:p>slot_update_activity_singular:</text:p>
          </table:table-cell>
          <table:table-cell table:formula="of:=&quot;&quot;&quot;&quot;&amp;SUBSTITUTE(['Definition (EN)'.Q21];&quot;{&quot;;&quot;%{&quot;)&amp;&quot;&quot;&quot;&quot;" office:value-type="string">
            <text:p>"TODO-Singular-Activity-1"</text:p>
          </table:table-cell>
        </table:table-row>
        <table:table-row table:style-name="ro2">
          <table:table-cell table:formula="of:=LOWER(['Definition (EN)'.C21]&amp;&quot;_&quot;&amp;['Definition (EN)'.D21]&amp;&quot;_&quot;&amp;['Definition (EN)'.$N$3]&amp;&quot;_&quot;&amp;['Definition (EN)'.$G$2]&amp;&quot;:&quot;)" office:value-type="string">
            <text:p>slot_update_notify_singular:</text:p>
          </table:table-cell>
          <table:table-cell table:formula="of:=&quot;&quot;&quot;&quot;&amp;SUBSTITUTE(['Definition (EN)'.N21];&quot;{&quot;;&quot;%{&quot;)&amp;&quot;&quot;&quot;&quot;" office:value-type="string">
            <text:p>"TODO-Singular-Notify-1"</text:p>
          </table:table-cell>
        </table:table-row>
        <table:table-row table:style-name="ro2">
          <table:table-cell table:formula="of:=LOWER(['Definition (EN)'.C21]&amp;&quot;_&quot;&amp;['Definition (EN)'.D21]&amp;&quot;_&quot;&amp;['Definition (EN)'.$K$3]&amp;&quot;_&quot;&amp;['Definition (EN)'.$G$2]&amp;&quot;:&quot;)" office:value-type="string">
            <text:p>slot_update_push_singular:</text:p>
          </table:table-cell>
          <table:table-cell table:formula="of:=&quot;&quot;&quot;&quot;&amp;SUBSTITUTE(['Definition (EN)'.K21];&quot;{&quot;;&quot;%{&quot;)&amp;&quot;&quot;&quot;&quot;" office:value-type="string">
            <text:p>"TODO-Singular-Push-1"</text:p>
          </table:table-cell>
        </table:table-row>
        <table:table-row table:style-name="ro2">
          <table:table-cell table:formula="of:=LOWER(['Definition (EN)'.C21]&amp;&quot;_&quot;&amp;['Definition (EN)'.D21]&amp;&quot;_&quot;&amp;['Definition (EN)'.$R$3]&amp;&quot;_&quot;&amp;['Definition (EN)'.$R$2]&amp;&quot;:&quot;)" office:value-type="string">
            <text:p>slot_update_activity_plural:</text:p>
          </table:table-cell>
          <table:table-cell table:formula="of:=&quot;&quot;&quot;&quot;&amp;SUBSTITUTE(['Definition (EN)'.R21];&quot;{&quot;;&quot;%{&quot;)&amp;&quot;&quot;&quot;&quot;" office:value-type="string">
            <text:p>"TODO-Plural-Activity-1"</text:p>
          </table:table-cell>
        </table:table-row>
        <table:table-row table:style-name="ro2">
          <table:table-cell table:formula="of:=LOWER(['Definition (EN)'.C21]&amp;&quot;_&quot;&amp;['Definition (EN)'.D21]&amp;&quot;_&quot;&amp;['Definition (EN)'.$S$3]&amp;&quot;_&quot;&amp;['Definition (EN)'.$R$2]&amp;&quot;:&quot;)" office:value-type="string">
            <text:p>slot_update_notify_plural:</text:p>
          </table:table-cell>
          <table:table-cell table:formula="of:=&quot;&quot;&quot;&quot;&amp;SUBSTITUTE(['Definition (EN)'.S21];&quot;{&quot;;&quot;%{&quot;)&amp;&quot;&quot;&quot;&quot;" office:value-type="string">
            <text:p>""</text:p>
          </table:table-cell>
        </table:table-row>
        <table:table-row table:style-name="ro2">
          <table:table-cell table:formula="of:=LOWER(['Definition (EN)'.C21]&amp;&quot;_&quot;&amp;['Definition (EN)'.D21]&amp;&quot;_&quot;&amp;['Definition (EN)'.$T$3]&amp;&quot;_&quot;&amp;['Definition (EN)'.$R$2]&amp;&quot;:&quot;)" office:value-type="string">
            <text:p>slot_update_push_plural:</text:p>
          </table:table-cell>
          <table:table-cell table:formula="of:=&quot;&quot;&quot;&quot;&amp;SUBSTITUTE(['Definition (EN)'.T21];&quot;{&quot;;&quot;%{&quot;)&amp;&quot;&quot;&quot;&quot;" office:value-type="string">
            <text:p>""</text:p>
          </table:table-cell>
        </table:table-row>
        <table:table-row table:style-name="ro2">
          <table:table-cell table:formula="of:=LOWER(['Definition (EN)'.C21]&amp;&quot;_&quot;&amp;['Definition (EN)'.D21]&amp;&quot;_&quot;&amp;['Definition (EN)'.$U$3]&amp;&quot;_&quot;&amp;['Definition (EN)'.$U$2]&amp;&quot;:&quot;)" office:value-type="string">
            <text:p>slot_update_activity_aggregate:</text:p>
          </table:table-cell>
          <table:table-cell table:formula="of:=&quot;&quot;&quot;&quot;&amp;SUBSTITUTE(['Definition (EN)'.U21];&quot;{&quot;;&quot;%{&quot;)&amp;&quot;&quot;&quot;&quot;" office:value-type="string">
            <text:p>"TODO-Aggregate-Activity-1"</text:p>
          </table:table-cell>
        </table:table-row>
        <table:table-row table:style-name="ro2">
          <table:table-cell table:formula="of:=LOWER(['Definition (EN)'.C21]&amp;&quot;_&quot;&amp;['Definition (EN)'.D21]&amp;&quot;_&quot;&amp;['Definition (EN)'.$V$3]&amp;&quot;_&quot;&amp;['Definition (EN)'.$U$2]&amp;&quot;:&quot;)" office:value-type="string">
            <text:p>slot_update_notify_aggregate:</text:p>
          </table:table-cell>
          <table:table-cell table:formula="of:=&quot;&quot;&quot;&quot;&amp;SUBSTITUTE(['Definition (EN)'.V20];&quot;{&quot;;&quot;%{&quot;)&amp;&quot;&quot;&quot;&quot;" office:value-type="string">
            <text:p>""</text:p>
          </table:table-cell>
        </table:table-row>
        <table:table-row table:style-name="ro2">
          <table:table-cell table:formula="of:=LOWER(['Definition (EN)'.C21]&amp;&quot;_&quot;&amp;['Definition (EN)'.D21]&amp;&quot;_&quot;&amp;['Definition (EN)'.$W$3]&amp;&quot;_&quot;&amp;['Definition (EN)'.$U$2]&amp;&quot;:&quot;)" office:value-type="string">
            <text:p>slot_update_push_aggregate:</text:p>
          </table:table-cell>
          <table:table-cell table:formula="of:=&quot;&quot;&quot;&quot;&amp;SUBSTITUTE(['Definition (EN)'.W20];&quot;{&quot;;&quot;%{&quot;)&amp;&quot;&quot;&quot;&quot;" office:value-type="string">
            <text:p>""</text:p>
          </table:table-cell>
        </table:table-row>
        <table:table-row table:number-rows-repeated="1" table:style-name="ro4"/>
        <table:table-row table:style-name="ro2">
          <table:table-cell table:formula="of:=LOWER(['Definition (EN)'.C22]&amp;&quot;_&quot;&amp;['Definition (EN)'.D22]&amp;&quot;_&quot;&amp;['Definition (EN)'.$H$3]&amp;&quot;_&quot;&amp;['Definition (EN)'.$G$2]&amp;&quot;:&quot;)" office:value-type="string">
            <text:p>user_unfriend_me_singular:</text:p>
          </table:table-cell>
          <table:table-cell table:formula="of:=&quot;&quot;&quot;&quot;&amp;SUBSTITUTE(['Definition (EN)'.H22];&quot;{&quot;;&quot;%{&quot;)&amp;&quot;&quot;&quot;&quot;" office:value-type="string">
            <text:p>"You deleted the friendship with: %{USER}"</text:p>
          </table:table-cell>
        </table:table-row>
        <table:table-row table:style-name="ro2">
          <table:table-cell table:formula="of:=LOWER(['Definition (EN)'.C22]&amp;&quot;_&quot;&amp;['Definition (EN)'.D22]&amp;&quot;_&quot;&amp;['Definition (EN)'.$Q$3]&amp;&quot;_&quot;&amp;['Definition (EN)'.$G$2]&amp;&quot;:&quot;)" office:value-type="string">
            <text:p>user_unfriend_activity_singular:</text:p>
          </table:table-cell>
          <table:table-cell table:formula="of:=&quot;&quot;&quot;&quot;&amp;SUBSTITUTE(['Definition (EN)'.Q22];&quot;{&quot;;&quot;%{&quot;)&amp;&quot;&quot;&quot;&quot;" office:value-type="string">
            <text:p>""</text:p>
          </table:table-cell>
        </table:table-row>
        <table:table-row table:style-name="ro2">
          <table:table-cell table:formula="of:=LOWER(['Definition (EN)'.C22]&amp;&quot;_&quot;&amp;['Definition (EN)'.D22]&amp;&quot;_&quot;&amp;['Definition (EN)'.$N$3]&amp;&quot;_&quot;&amp;['Definition (EN)'.$G$2]&amp;&quot;:&quot;)" office:value-type="string">
            <text:p>user_unfriend_notify_singular:</text:p>
          </table:table-cell>
          <table:table-cell table:formula="of:=&quot;&quot;&quot;&quot;&amp;SUBSTITUTE(['Definition (EN)'.N22];&quot;{&quot;;&quot;%{&quot;)&amp;&quot;&quot;&quot;&quot;" office:value-type="string">
            <text:p>""</text:p>
          </table:table-cell>
        </table:table-row>
        <table:table-row table:style-name="ro2">
          <table:table-cell table:formula="of:=LOWER(['Definition (EN)'.C22]&amp;&quot;_&quot;&amp;['Definition (EN)'.D22]&amp;&quot;_&quot;&amp;['Definition (EN)'.$K$3]&amp;&quot;_&quot;&amp;['Definition (EN)'.$G$2]&amp;&quot;:&quot;)" office:value-type="string">
            <text:p>user_unfriend_push_singular:</text:p>
          </table:table-cell>
          <table:table-cell table:formula="of:=&quot;&quot;&quot;&quot;&amp;SUBSTITUTE(['Definition (EN)'.K22];&quot;{&quot;;&quot;%{&quot;)&amp;&quot;&quot;&quot;&quot;" office:value-type="string">
            <text:p>""</text:p>
          </table:table-cell>
        </table:table-row>
        <table:table-row table:style-name="ro2">
          <table:table-cell table:formula="of:=LOWER(['Definition (EN)'.C22]&amp;&quot;_&quot;&amp;['Definition (EN)'.D22]&amp;&quot;_&quot;&amp;['Definition (EN)'.$R$3]&amp;&quot;_&quot;&amp;['Definition (EN)'.$R$2]&amp;&quot;:&quot;)" office:value-type="string">
            <text:p>user_unfriend_activity_plural:</text:p>
          </table:table-cell>
          <table:table-cell table:formula="of:=&quot;&quot;&quot;&quot;&amp;SUBSTITUTE(['Definition (EN)'.R22];&quot;{&quot;;&quot;%{&quot;)&amp;&quot;&quot;&quot;&quot;" office:value-type="string">
            <text:p>""</text:p>
          </table:table-cell>
        </table:table-row>
        <table:table-row table:style-name="ro2">
          <table:table-cell table:formula="of:=LOWER(['Definition (EN)'.C22]&amp;&quot;_&quot;&amp;['Definition (EN)'.D22]&amp;&quot;_&quot;&amp;['Definition (EN)'.$S$3]&amp;&quot;_&quot;&amp;['Definition (EN)'.$R$2]&amp;&quot;:&quot;)" office:value-type="string">
            <text:p>user_unfriend_notify_plural:</text:p>
          </table:table-cell>
          <table:table-cell table:formula="of:=&quot;&quot;&quot;&quot;&amp;SUBSTITUTE(['Definition (EN)'.S22];&quot;{&quot;;&quot;%{&quot;)&amp;&quot;&quot;&quot;&quot;" office:value-type="string">
            <text:p>""</text:p>
          </table:table-cell>
        </table:table-row>
        <table:table-row table:style-name="ro2">
          <table:table-cell table:formula="of:=LOWER(['Definition (EN)'.C22]&amp;&quot;_&quot;&amp;['Definition (EN)'.D22]&amp;&quot;_&quot;&amp;['Definition (EN)'.$T$3]&amp;&quot;_&quot;&amp;['Definition (EN)'.$R$2]&amp;&quot;:&quot;)" office:value-type="string">
            <text:p>user_unfriend_push_plural:</text:p>
          </table:table-cell>
          <table:table-cell table:formula="of:=&quot;&quot;&quot;&quot;&amp;SUBSTITUTE(['Definition (EN)'.T22];&quot;{&quot;;&quot;%{&quot;)&amp;&quot;&quot;&quot;&quot;" office:value-type="string">
            <text:p>""</text:p>
          </table:table-cell>
        </table:table-row>
        <table:table-row table:style-name="ro2">
          <table:table-cell table:formula="of:=LOWER(['Definition (EN)'.C22]&amp;&quot;_&quot;&amp;['Definition (EN)'.D22]&amp;&quot;_&quot;&amp;['Definition (EN)'.$U$3]&amp;&quot;_&quot;&amp;['Definition (EN)'.$U$2]&amp;&quot;:&quot;)" office:value-type="string">
            <text:p>user_unfriend_activity_aggregate:</text:p>
          </table:table-cell>
          <table:table-cell table:formula="of:=&quot;&quot;&quot;&quot;&amp;SUBSTITUTE(['Definition (EN)'.U22];&quot;{&quot;;&quot;%{&quot;)&amp;&quot;&quot;&quot;&quot;" office:value-type="string">
            <text:p>""</text:p>
          </table:table-cell>
        </table:table-row>
        <table:table-row table:style-name="ro2">
          <table:table-cell table:formula="of:=LOWER(['Definition (EN)'.C22]&amp;&quot;_&quot;&amp;['Definition (EN)'.D22]&amp;&quot;_&quot;&amp;['Definition (EN)'.$V$3]&amp;&quot;_&quot;&amp;['Definition (EN)'.$U$2]&amp;&quot;:&quot;)" office:value-type="string">
            <text:p>user_unfriend_notify_aggregate:</text:p>
          </table:table-cell>
          <table:table-cell table:formula="of:=&quot;&quot;&quot;&quot;&amp;SUBSTITUTE(['Definition (EN)'.V21];&quot;{&quot;;&quot;%{&quot;)&amp;&quot;&quot;&quot;&quot;" office:value-type="string">
            <text:p>""</text:p>
          </table:table-cell>
        </table:table-row>
        <table:table-row table:style-name="ro2">
          <table:table-cell table:formula="of:=LOWER(['Definition (EN)'.C22]&amp;&quot;_&quot;&amp;['Definition (EN)'.D22]&amp;&quot;_&quot;&amp;['Definition (EN)'.$W$3]&amp;&quot;_&quot;&amp;['Definition (EN)'.$U$2]&amp;&quot;:&quot;)" office:value-type="string">
            <text:p>user_unfriend_push_aggregate:</text:p>
          </table:table-cell>
          <table:table-cell table:formula="of:=&quot;&quot;&quot;&quot;&amp;SUBSTITUTE(['Definition (EN)'.W21];&quot;{&quot;;&quot;%{&quot;)&amp;&quot;&quot;&quot;&quot;" office:value-type="string">
            <text:p>""</text:p>
          </table:table-cell>
        </table:table-row>
        <table:table-row table:number-rows-repeated="1" table:style-name="ro4"/>
        <table:table-row table:style-name="ro2">
          <table:table-cell table:formula="of:=LOWER(['Definition (EN)'.C23]&amp;&quot;_&quot;&amp;['Definition (EN)'.D23]&amp;&quot;_&quot;&amp;['Definition (EN)'.$H$3]&amp;&quot;_&quot;&amp;['Definition (EN)'.$G$2]&amp;&quot;:&quot;)" office:value-type="string">
            <text:p>user_reject_me_singular:</text:p>
          </table:table-cell>
          <table:table-cell table:formula="of:=&quot;&quot;&quot;&quot;&amp;SUBSTITUTE(['Definition (EN)'.H23];&quot;{&quot;;&quot;%{&quot;)&amp;&quot;&quot;&quot;&quot;" office:value-type="string">
            <text:p>"You rejected a friend request from: %{USER}"</text:p>
          </table:table-cell>
        </table:table-row>
        <table:table-row table:style-name="ro2">
          <table:table-cell table:formula="of:=LOWER(['Definition (EN)'.C23]&amp;&quot;_&quot;&amp;['Definition (EN)'.D23]&amp;&quot;_&quot;&amp;['Definition (EN)'.$Q$3]&amp;&quot;_&quot;&amp;['Definition (EN)'.$G$2]&amp;&quot;:&quot;)" office:value-type="string">
            <text:p>user_reject_activity_singular:</text:p>
          </table:table-cell>
          <table:table-cell table:formula="of:=&quot;&quot;&quot;&quot;&amp;SUBSTITUTE(['Definition (EN)'.Q23];&quot;{&quot;;&quot;%{&quot;)&amp;&quot;&quot;&quot;&quot;" office:value-type="string">
            <text:p>""</text:p>
          </table:table-cell>
        </table:table-row>
        <table:table-row table:style-name="ro2">
          <table:table-cell table:formula="of:=LOWER(['Definition (EN)'.C23]&amp;&quot;_&quot;&amp;['Definition (EN)'.D23]&amp;&quot;_&quot;&amp;['Definition (EN)'.$N$3]&amp;&quot;_&quot;&amp;['Definition (EN)'.$G$2]&amp;&quot;:&quot;)" office:value-type="string">
            <text:p>user_reject_notify_singular:</text:p>
          </table:table-cell>
          <table:table-cell table:formula="of:=&quot;&quot;&quot;&quot;&amp;SUBSTITUTE(['Definition (EN)'.N23];&quot;{&quot;;&quot;%{&quot;)&amp;&quot;&quot;&quot;&quot;" office:value-type="string">
            <text:p>""</text:p>
          </table:table-cell>
        </table:table-row>
        <table:table-row table:style-name="ro2">
          <table:table-cell table:formula="of:=LOWER(['Definition (EN)'.C23]&amp;&quot;_&quot;&amp;['Definition (EN)'.D23]&amp;&quot;_&quot;&amp;['Definition (EN)'.$K$3]&amp;&quot;_&quot;&amp;['Definition (EN)'.$G$2]&amp;&quot;:&quot;)" office:value-type="string">
            <text:p>user_reject_push_singular:</text:p>
          </table:table-cell>
          <table:table-cell table:formula="of:=&quot;&quot;&quot;&quot;&amp;SUBSTITUTE(['Definition (EN)'.K23];&quot;{&quot;;&quot;%{&quot;)&amp;&quot;&quot;&quot;&quot;" office:value-type="string">
            <text:p>""</text:p>
          </table:table-cell>
        </table:table-row>
        <table:table-row table:style-name="ro2">
          <table:table-cell table:formula="of:=LOWER(['Definition (EN)'.C23]&amp;&quot;_&quot;&amp;['Definition (EN)'.D23]&amp;&quot;_&quot;&amp;['Definition (EN)'.$R$3]&amp;&quot;_&quot;&amp;['Definition (EN)'.$R$2]&amp;&quot;:&quot;)" office:value-type="string">
            <text:p>user_reject_activity_plural:</text:p>
          </table:table-cell>
          <table:table-cell table:formula="of:=&quot;&quot;&quot;&quot;&amp;SUBSTITUTE(['Definition (EN)'.R23];&quot;{&quot;;&quot;%{&quot;)&amp;&quot;&quot;&quot;&quot;" office:value-type="string">
            <text:p>""</text:p>
          </table:table-cell>
        </table:table-row>
        <table:table-row table:style-name="ro2">
          <table:table-cell table:formula="of:=LOWER(['Definition (EN)'.C23]&amp;&quot;_&quot;&amp;['Definition (EN)'.D23]&amp;&quot;_&quot;&amp;['Definition (EN)'.$S$3]&amp;&quot;_&quot;&amp;['Definition (EN)'.$R$2]&amp;&quot;:&quot;)" office:value-type="string">
            <text:p>user_reject_notify_plural:</text:p>
          </table:table-cell>
          <table:table-cell table:formula="of:=&quot;&quot;&quot;&quot;&amp;SUBSTITUTE(['Definition (EN)'.S23];&quot;{&quot;;&quot;%{&quot;)&amp;&quot;&quot;&quot;&quot;" office:value-type="string">
            <text:p>""</text:p>
          </table:table-cell>
        </table:table-row>
        <table:table-row table:style-name="ro2">
          <table:table-cell table:formula="of:=LOWER(['Definition (EN)'.C23]&amp;&quot;_&quot;&amp;['Definition (EN)'.D23]&amp;&quot;_&quot;&amp;['Definition (EN)'.$T$3]&amp;&quot;_&quot;&amp;['Definition (EN)'.$R$2]&amp;&quot;:&quot;)" office:value-type="string">
            <text:p>user_reject_push_plural:</text:p>
          </table:table-cell>
          <table:table-cell table:formula="of:=&quot;&quot;&quot;&quot;&amp;SUBSTITUTE(['Definition (EN)'.T23];&quot;{&quot;;&quot;%{&quot;)&amp;&quot;&quot;&quot;&quot;" office:value-type="string">
            <text:p>""</text:p>
          </table:table-cell>
        </table:table-row>
        <table:table-row table:style-name="ro2">
          <table:table-cell table:formula="of:=LOWER(['Definition (EN)'.C23]&amp;&quot;_&quot;&amp;['Definition (EN)'.D23]&amp;&quot;_&quot;&amp;['Definition (EN)'.$U$3]&amp;&quot;_&quot;&amp;['Definition (EN)'.$U$2]&amp;&quot;:&quot;)" office:value-type="string">
            <text:p>user_reject_activity_aggregate:</text:p>
          </table:table-cell>
          <table:table-cell table:formula="of:=&quot;&quot;&quot;&quot;&amp;SUBSTITUTE(['Definition (EN)'.U23];&quot;{&quot;;&quot;%{&quot;)&amp;&quot;&quot;&quot;&quot;" office:value-type="string">
            <text:p>""</text:p>
          </table:table-cell>
        </table:table-row>
        <table:table-row table:style-name="ro2">
          <table:table-cell table:formula="of:=LOWER(['Definition (EN)'.C23]&amp;&quot;_&quot;&amp;['Definition (EN)'.D23]&amp;&quot;_&quot;&amp;['Definition (EN)'.$V$3]&amp;&quot;_&quot;&amp;['Definition (EN)'.$U$2]&amp;&quot;:&quot;)" office:value-type="string">
            <text:p>user_reject_notify_aggregate:</text:p>
          </table:table-cell>
          <table:table-cell table:formula="of:=&quot;&quot;&quot;&quot;&amp;SUBSTITUTE(['Definition (EN)'.V22];&quot;{&quot;;&quot;%{&quot;)&amp;&quot;&quot;&quot;&quot;" office:value-type="string">
            <text:p>""</text:p>
          </table:table-cell>
        </table:table-row>
        <table:table-row table:style-name="ro2">
          <table:table-cell table:formula="of:=LOWER(['Definition (EN)'.C23]&amp;&quot;_&quot;&amp;['Definition (EN)'.D23]&amp;&quot;_&quot;&amp;['Definition (EN)'.$W$3]&amp;&quot;_&quot;&amp;['Definition (EN)'.$U$2]&amp;&quot;:&quot;)" office:value-type="string">
            <text:p>user_reject_push_aggregate:</text:p>
          </table:table-cell>
          <table:table-cell table:formula="of:=&quot;&quot;&quot;&quot;&amp;SUBSTITUTE(['Definition (EN)'.W22];&quot;{&quot;;&quot;%{&quot;)&amp;&quot;&quot;&quot;&quot;" office:value-type="string">
            <text:p>""</text:p>
          </table:table-cell>
        </table:table-row>
        <table:table-row table:number-rows-repeated="1" table:style-name="ro4"/>
        <table:table-row table:style-name="ro2">
          <table:table-cell table:formula="of:=LOWER(['Definition (EN)'.C24]&amp;&quot;_&quot;&amp;['Definition (EN)'.D24]&amp;&quot;_&quot;&amp;['Definition (EN)'.$H$3]&amp;&quot;_&quot;&amp;['Definition (EN)'.$G$2]&amp;&quot;:&quot;)" office:value-type="string">
            <text:p>slot_tagged_me_singular:</text:p>
          </table:table-cell>
          <table:table-cell table:formula="of:=&quot;&quot;&quot;&quot;&amp;SUBSTITUTE(['Definition (EN)'.H24];&quot;{&quot;;&quot;%{&quot;)&amp;&quot;&quot;&quot;&quot;" office:value-type="string">
            <text:p>"You tagged %{ACTOR} to the Slot: %{TITLE}"</text:p>
          </table:table-cell>
        </table:table-row>
        <table:table-row table:style-name="ro2">
          <table:table-cell table:formula="of:=LOWER(['Definition (EN)'.C24]&amp;&quot;_&quot;&amp;['Definition (EN)'.D24]&amp;&quot;_&quot;&amp;['Definition (EN)'.$Q$3]&amp;&quot;_&quot;&amp;['Definition (EN)'.$G$2]&amp;&quot;:&quot;)" office:value-type="string">
            <text:p>slot_tagged_activity_singular:</text:p>
          </table:table-cell>
          <table:table-cell table:formula="of:=&quot;&quot;&quot;&quot;&amp;SUBSTITUTE(['Definition (EN)'.Q24];&quot;{&quot;;&quot;%{&quot;)&amp;&quot;&quot;&quot;&quot;" office:value-type="string">
            <text:p>""</text:p>
          </table:table-cell>
        </table:table-row>
        <table:table-row table:style-name="ro2">
          <table:table-cell table:formula="of:=LOWER(['Definition (EN)'.C24]&amp;&quot;_&quot;&amp;['Definition (EN)'.D24]&amp;&quot;_&quot;&amp;['Definition (EN)'.$N$3]&amp;&quot;_&quot;&amp;['Definition (EN)'.$G$2]&amp;&quot;:&quot;)" office:value-type="string">
            <text:p>slot_tagged_notify_singular:</text:p>
          </table:table-cell>
          <table:table-cell table:formula="of:=&quot;&quot;&quot;&quot;&amp;SUBSTITUTE(['Definition (EN)'.N24];&quot;{&quot;;&quot;%{&quot;)&amp;&quot;&quot;&quot;&quot;" office:value-type="string">
            <text:p>"%{ACTOR} tagged you to the Slot: %{TITLE}"</text:p>
          </table:table-cell>
        </table:table-row>
        <table:table-row table:style-name="ro2">
          <table:table-cell table:formula="of:=LOWER(['Definition (EN)'.C24]&amp;&quot;_&quot;&amp;['Definition (EN)'.D24]&amp;&quot;_&quot;&amp;['Definition (EN)'.$K$3]&amp;&quot;_&quot;&amp;['Definition (EN)'.$G$2]&amp;&quot;:&quot;)" office:value-type="string">
            <text:p>slot_tagged_push_singular:</text:p>
          </table:table-cell>
          <table:table-cell table:formula="of:=&quot;&quot;&quot;&quot;&amp;SUBSTITUTE(['Definition (EN)'.K24];&quot;{&quot;;&quot;%{&quot;)&amp;&quot;&quot;&quot;&quot;" office:value-type="string">
            <text:p>"%{ACTOR} tagged you to the Slot: %{TITLE}"</text:p>
          </table:table-cell>
        </table:table-row>
        <table:table-row table:style-name="ro2">
          <table:table-cell table:formula="of:=LOWER(['Definition (EN)'.C24]&amp;&quot;_&quot;&amp;['Definition (EN)'.D24]&amp;&quot;_&quot;&amp;['Definition (EN)'.$R$3]&amp;&quot;_&quot;&amp;['Definition (EN)'.$R$2]&amp;&quot;:&quot;)" office:value-type="string">
            <text:p>slot_tagged_activity_plural:</text:p>
          </table:table-cell>
          <table:table-cell table:formula="of:=&quot;&quot;&quot;&quot;&amp;SUBSTITUTE(['Definition (EN)'.R24];&quot;{&quot;;&quot;%{&quot;)&amp;&quot;&quot;&quot;&quot;" office:value-type="string">
            <text:p>""</text:p>
          </table:table-cell>
        </table:table-row>
        <table:table-row table:style-name="ro2">
          <table:table-cell table:formula="of:=LOWER(['Definition (EN)'.C24]&amp;&quot;_&quot;&amp;['Definition (EN)'.D24]&amp;&quot;_&quot;&amp;['Definition (EN)'.$S$3]&amp;&quot;_&quot;&amp;['Definition (EN)'.$R$2]&amp;&quot;:&quot;)" office:value-type="string">
            <text:p>slot_tagged_notify_plural:</text:p>
          </table:table-cell>
          <table:table-cell table:formula="of:=&quot;&quot;&quot;&quot;&amp;SUBSTITUTE(['Definition (EN)'.S24];&quot;{&quot;;&quot;%{&quot;)&amp;&quot;&quot;&quot;&quot;" office:value-type="string">
            <text:p>""</text:p>
          </table:table-cell>
        </table:table-row>
        <table:table-row table:style-name="ro2">
          <table:table-cell table:formula="of:=LOWER(['Definition (EN)'.C24]&amp;&quot;_&quot;&amp;['Definition (EN)'.D24]&amp;&quot;_&quot;&amp;['Definition (EN)'.$T$3]&amp;&quot;_&quot;&amp;['Definition (EN)'.$R$2]&amp;&quot;:&quot;)" office:value-type="string">
            <text:p>slot_tagged_push_plural:</text:p>
          </table:table-cell>
          <table:table-cell table:formula="of:=&quot;&quot;&quot;&quot;&amp;SUBSTITUTE(['Definition (EN)'.T24];&quot;{&quot;;&quot;%{&quot;)&amp;&quot;&quot;&quot;&quot;" office:value-type="string">
            <text:p>""</text:p>
          </table:table-cell>
        </table:table-row>
        <table:table-row table:style-name="ro2">
          <table:table-cell table:formula="of:=LOWER(['Definition (EN)'.C24]&amp;&quot;_&quot;&amp;['Definition (EN)'.D24]&amp;&quot;_&quot;&amp;['Definition (EN)'.$U$3]&amp;&quot;_&quot;&amp;['Definition (EN)'.$U$2]&amp;&quot;:&quot;)" office:value-type="string">
            <text:p>slot_tagged_activity_aggregate:</text:p>
          </table:table-cell>
          <table:table-cell table:formula="of:=&quot;&quot;&quot;&quot;&amp;SUBSTITUTE(['Definition (EN)'.U24];&quot;{&quot;;&quot;%{&quot;)&amp;&quot;&quot;&quot;&quot;" office:value-type="string">
            <text:p>""</text:p>
          </table:table-cell>
        </table:table-row>
        <table:table-row table:style-name="ro2">
          <table:table-cell table:formula="of:=LOWER(['Definition (EN)'.C24]&amp;&quot;_&quot;&amp;['Definition (EN)'.D24]&amp;&quot;_&quot;&amp;['Definition (EN)'.$V$3]&amp;&quot;_&quot;&amp;['Definition (EN)'.$U$2]&amp;&quot;:&quot;)" office:value-type="string">
            <text:p>slot_tagged_notify_aggregate:</text:p>
          </table:table-cell>
          <table:table-cell table:formula="of:=&quot;&quot;&quot;&quot;&amp;SUBSTITUTE(['Definition (EN)'.V23];&quot;{&quot;;&quot;%{&quot;)&amp;&quot;&quot;&quot;&quot;" office:value-type="string">
            <text:p>""</text:p>
          </table:table-cell>
        </table:table-row>
        <table:table-row table:style-name="ro2">
          <table:table-cell table:formula="of:=LOWER(['Definition (EN)'.C24]&amp;&quot;_&quot;&amp;['Definition (EN)'.D24]&amp;&quot;_&quot;&amp;['Definition (EN)'.$W$3]&amp;&quot;_&quot;&amp;['Definition (EN)'.$U$2]&amp;&quot;:&quot;)" office:value-type="string">
            <text:p>slot_tagged_push_aggregate:</text:p>
          </table:table-cell>
          <table:table-cell table:formula="of:=&quot;&quot;&quot;&quot;&amp;SUBSTITUTE(['Definition (EN)'.W23];&quot;{&quot;;&quot;%{&quot;)&amp;&quot;&quot;&quot;&quot;" office:value-type="string">
            <text:p>""</text:p>
          </table:table-cell>
        </table:table-row>
        <table:table-row table:number-rows-repeated="1" table:style-name="ro4"/>
        <table:table-row table:style-name="ro2">
          <table:table-cell table:formula="of:=LOWER(['Definition (EN)'.C25]&amp;&quot;_&quot;&amp;['Definition (EN)'.D25]&amp;&quot;_&quot;&amp;['Definition (EN)'.$H$3]&amp;&quot;_&quot;&amp;['Definition (EN)'.$G$2]&amp;&quot;:&quot;)" office:value-type="string">
            <text:p>group_request_me_singular:</text:p>
          </table:table-cell>
          <table:table-cell table:formula="of:=&quot;&quot;&quot;&quot;&amp;SUBSTITUTE(['Definition (EN)'.H25];&quot;{&quot;;&quot;%{&quot;)&amp;&quot;&quot;&quot;&quot;" office:value-type="string">
            <text:p>"TODO-Singular-Me-1"</text:p>
          </table:table-cell>
        </table:table-row>
        <table:table-row table:style-name="ro2">
          <table:table-cell table:formula="of:=LOWER(['Definition (EN)'.C25]&amp;&quot;_&quot;&amp;['Definition (EN)'.D25]&amp;&quot;_&quot;&amp;['Definition (EN)'.$Q$3]&amp;&quot;_&quot;&amp;['Definition (EN)'.$G$2]&amp;&quot;:&quot;)" office:value-type="string">
            <text:p>group_request_activity_singular:</text:p>
          </table:table-cell>
          <table:table-cell table:formula="of:=&quot;&quot;&quot;&quot;&amp;SUBSTITUTE(['Definition (EN)'.Q25];&quot;{&quot;;&quot;%{&quot;)&amp;&quot;&quot;&quot;&quot;" office:value-type="string">
            <text:p>""</text:p>
          </table:table-cell>
        </table:table-row>
        <table:table-row table:style-name="ro2">
          <table:table-cell table:formula="of:=LOWER(['Definition (EN)'.C25]&amp;&quot;_&quot;&amp;['Definition (EN)'.D25]&amp;&quot;_&quot;&amp;['Definition (EN)'.$N$3]&amp;&quot;_&quot;&amp;['Definition (EN)'.$G$2]&amp;&quot;:&quot;)" office:value-type="string">
            <text:p>group_request_notify_singular:</text:p>
          </table:table-cell>
          <table:table-cell table:formula="of:=&quot;&quot;&quot;&quot;&amp;SUBSTITUTE(['Definition (EN)'.N25];&quot;{&quot;;&quot;%{&quot;)&amp;&quot;&quot;&quot;&quot;" office:value-type="string">
            <text:p>""</text:p>
          </table:table-cell>
        </table:table-row>
        <table:table-row table:style-name="ro2">
          <table:table-cell table:formula="of:=LOWER(['Definition (EN)'.C25]&amp;&quot;_&quot;&amp;['Definition (EN)'.D25]&amp;&quot;_&quot;&amp;['Definition (EN)'.$K$3]&amp;&quot;_&quot;&amp;['Definition (EN)'.$G$2]&amp;&quot;:&quot;)" office:value-type="string">
            <text:p>group_request_push_singular:</text:p>
          </table:table-cell>
          <table:table-cell table:formula="of:=&quot;&quot;&quot;&quot;&amp;SUBSTITUTE(['Definition (EN)'.K25];&quot;{&quot;;&quot;%{&quot;)&amp;&quot;&quot;&quot;&quot;" office:value-type="string">
            <text:p>""</text:p>
          </table:table-cell>
        </table:table-row>
        <table:table-row table:style-name="ro2">
          <table:table-cell table:formula="of:=LOWER(['Definition (EN)'.C25]&amp;&quot;_&quot;&amp;['Definition (EN)'.D25]&amp;&quot;_&quot;&amp;['Definition (EN)'.$R$3]&amp;&quot;_&quot;&amp;['Definition (EN)'.$R$2]&amp;&quot;:&quot;)" office:value-type="string">
            <text:p>group_request_activity_plural:</text:p>
          </table:table-cell>
          <table:table-cell table:formula="of:=&quot;&quot;&quot;&quot;&amp;SUBSTITUTE(['Definition (EN)'.R25];&quot;{&quot;;&quot;%{&quot;)&amp;&quot;&quot;&quot;&quot;" office:value-type="string">
            <text:p>""</text:p>
          </table:table-cell>
        </table:table-row>
        <table:table-row table:style-name="ro2">
          <table:table-cell table:formula="of:=LOWER(['Definition (EN)'.C25]&amp;&quot;_&quot;&amp;['Definition (EN)'.D25]&amp;&quot;_&quot;&amp;['Definition (EN)'.$S$3]&amp;&quot;_&quot;&amp;['Definition (EN)'.$R$2]&amp;&quot;:&quot;)" office:value-type="string">
            <text:p>group_request_notify_plural:</text:p>
          </table:table-cell>
          <table:table-cell table:formula="of:=&quot;&quot;&quot;&quot;&amp;SUBSTITUTE(['Definition (EN)'.S25];&quot;{&quot;;&quot;%{&quot;)&amp;&quot;&quot;&quot;&quot;" office:value-type="string">
            <text:p>""</text:p>
          </table:table-cell>
        </table:table-row>
        <table:table-row table:style-name="ro2">
          <table:table-cell table:formula="of:=LOWER(['Definition (EN)'.C25]&amp;&quot;_&quot;&amp;['Definition (EN)'.D25]&amp;&quot;_&quot;&amp;['Definition (EN)'.$T$3]&amp;&quot;_&quot;&amp;['Definition (EN)'.$R$2]&amp;&quot;:&quot;)" office:value-type="string">
            <text:p>group_request_push_plural:</text:p>
          </table:table-cell>
          <table:table-cell table:formula="of:=&quot;&quot;&quot;&quot;&amp;SUBSTITUTE(['Definition (EN)'.T25];&quot;{&quot;;&quot;%{&quot;)&amp;&quot;&quot;&quot;&quot;" office:value-type="string">
            <text:p>""</text:p>
          </table:table-cell>
        </table:table-row>
        <table:table-row table:style-name="ro2">
          <table:table-cell table:formula="of:=LOWER(['Definition (EN)'.C25]&amp;&quot;_&quot;&amp;['Definition (EN)'.D25]&amp;&quot;_&quot;&amp;['Definition (EN)'.$U$3]&amp;&quot;_&quot;&amp;['Definition (EN)'.$U$2]&amp;&quot;:&quot;)" office:value-type="string">
            <text:p>group_request_activity_aggregate:</text:p>
          </table:table-cell>
          <table:table-cell table:formula="of:=&quot;&quot;&quot;&quot;&amp;SUBSTITUTE(['Definition (EN)'.U25];&quot;{&quot;;&quot;%{&quot;)&amp;&quot;&quot;&quot;&quot;" office:value-type="string">
            <text:p>""</text:p>
          </table:table-cell>
        </table:table-row>
        <table:table-row table:style-name="ro2">
          <table:table-cell table:formula="of:=LOWER(['Definition (EN)'.C25]&amp;&quot;_&quot;&amp;['Definition (EN)'.D25]&amp;&quot;_&quot;&amp;['Definition (EN)'.$V$3]&amp;&quot;_&quot;&amp;['Definition (EN)'.$U$2]&amp;&quot;:&quot;)" office:value-type="string">
            <text:p>group_request_notify_aggregate:</text:p>
          </table:table-cell>
          <table:table-cell table:formula="of:=&quot;&quot;&quot;&quot;&amp;SUBSTITUTE(['Definition (EN)'.V24];&quot;{&quot;;&quot;%{&quot;)&amp;&quot;&quot;&quot;&quot;" office:value-type="string">
            <text:p>""</text:p>
          </table:table-cell>
        </table:table-row>
        <table:table-row table:style-name="ro2">
          <table:table-cell table:formula="of:=LOWER(['Definition (EN)'.C25]&amp;&quot;_&quot;&amp;['Definition (EN)'.D25]&amp;&quot;_&quot;&amp;['Definition (EN)'.$W$3]&amp;&quot;_&quot;&amp;['Definition (EN)'.$U$2]&amp;&quot;:&quot;)" office:value-type="string">
            <text:p>group_request_push_aggregate:</text:p>
          </table:table-cell>
          <table:table-cell table:formula="of:=&quot;&quot;&quot;&quot;&amp;SUBSTITUTE(['Definition (EN)'.W24];&quot;{&quot;;&quot;%{&quot;)&amp;&quot;&quot;&quot;&quot;" office:value-type="string">
            <text:p>""</text:p>
          </table:table-cell>
        </table:table-row>
        <table:table-row table:number-rows-repeated="1" table:style-name="ro4"/>
        <table:table-row table:style-name="ro2">
          <table:table-cell table:formula="of:=LOWER(['Definition (EN)'.C26]&amp;&quot;_&quot;&amp;['Definition (EN)'.D26]&amp;&quot;_&quot;&amp;['Definition (EN)'.$H$3]&amp;&quot;_&quot;&amp;['Definition (EN)'.$G$2]&amp;&quot;:&quot;)" office:value-type="string">
            <text:p>group_reject_me_singular:</text:p>
          </table:table-cell>
          <table:table-cell table:formula="of:=&quot;&quot;&quot;&quot;&amp;SUBSTITUTE(['Definition (EN)'.H26];&quot;{&quot;;&quot;%{&quot;)&amp;&quot;&quot;&quot;&quot;" office:value-type="string">
            <text:p>"TODO-Singular-Me-2"</text:p>
          </table:table-cell>
        </table:table-row>
        <table:table-row table:style-name="ro2">
          <table:table-cell table:formula="of:=LOWER(['Definition (EN)'.C26]&amp;&quot;_&quot;&amp;['Definition (EN)'.D26]&amp;&quot;_&quot;&amp;['Definition (EN)'.$Q$3]&amp;&quot;_&quot;&amp;['Definition (EN)'.$G$2]&amp;&quot;:&quot;)" office:value-type="string">
            <text:p>group_reject_activity_singular:</text:p>
          </table:table-cell>
          <table:table-cell table:formula="of:=&quot;&quot;&quot;&quot;&amp;SUBSTITUTE(['Definition (EN)'.Q26];&quot;{&quot;;&quot;%{&quot;)&amp;&quot;&quot;&quot;&quot;" office:value-type="string">
            <text:p>""</text:p>
          </table:table-cell>
        </table:table-row>
        <table:table-row table:style-name="ro2">
          <table:table-cell table:formula="of:=LOWER(['Definition (EN)'.C26]&amp;&quot;_&quot;&amp;['Definition (EN)'.D26]&amp;&quot;_&quot;&amp;['Definition (EN)'.$N$3]&amp;&quot;_&quot;&amp;['Definition (EN)'.$G$2]&amp;&quot;:&quot;)" office:value-type="string">
            <text:p>group_reject_notify_singular:</text:p>
          </table:table-cell>
          <table:table-cell table:formula="of:=&quot;&quot;&quot;&quot;&amp;SUBSTITUTE(['Definition (EN)'.N26];&quot;{&quot;;&quot;%{&quot;)&amp;&quot;&quot;&quot;&quot;" office:value-type="string">
            <text:p>""</text:p>
          </table:table-cell>
        </table:table-row>
        <table:table-row table:style-name="ro2">
          <table:table-cell table:formula="of:=LOWER(['Definition (EN)'.C26]&amp;&quot;_&quot;&amp;['Definition (EN)'.D26]&amp;&quot;_&quot;&amp;['Definition (EN)'.$K$3]&amp;&quot;_&quot;&amp;['Definition (EN)'.$G$2]&amp;&quot;:&quot;)" office:value-type="string">
            <text:p>group_reject_push_singular:</text:p>
          </table:table-cell>
          <table:table-cell table:formula="of:=&quot;&quot;&quot;&quot;&amp;SUBSTITUTE(['Definition (EN)'.K26];&quot;{&quot;;&quot;%{&quot;)&amp;&quot;&quot;&quot;&quot;" office:value-type="string">
            <text:p>""</text:p>
          </table:table-cell>
        </table:table-row>
        <table:table-row table:style-name="ro2">
          <table:table-cell table:formula="of:=LOWER(['Definition (EN)'.C26]&amp;&quot;_&quot;&amp;['Definition (EN)'.D26]&amp;&quot;_&quot;&amp;['Definition (EN)'.$R$3]&amp;&quot;_&quot;&amp;['Definition (EN)'.$R$2]&amp;&quot;:&quot;)" office:value-type="string">
            <text:p>group_reject_activity_plural:</text:p>
          </table:table-cell>
          <table:table-cell table:formula="of:=&quot;&quot;&quot;&quot;&amp;SUBSTITUTE(['Definition (EN)'.R26];&quot;{&quot;;&quot;%{&quot;)&amp;&quot;&quot;&quot;&quot;" office:value-type="string">
            <text:p>""</text:p>
          </table:table-cell>
        </table:table-row>
        <table:table-row table:style-name="ro2">
          <table:table-cell table:formula="of:=LOWER(['Definition (EN)'.C26]&amp;&quot;_&quot;&amp;['Definition (EN)'.D26]&amp;&quot;_&quot;&amp;['Definition (EN)'.$S$3]&amp;&quot;_&quot;&amp;['Definition (EN)'.$R$2]&amp;&quot;:&quot;)" office:value-type="string">
            <text:p>group_reject_notify_plural:</text:p>
          </table:table-cell>
          <table:table-cell table:formula="of:=&quot;&quot;&quot;&quot;&amp;SUBSTITUTE(['Definition (EN)'.S26];&quot;{&quot;;&quot;%{&quot;)&amp;&quot;&quot;&quot;&quot;" office:value-type="string">
            <text:p>""</text:p>
          </table:table-cell>
        </table:table-row>
        <table:table-row table:style-name="ro2">
          <table:table-cell table:formula="of:=LOWER(['Definition (EN)'.C26]&amp;&quot;_&quot;&amp;['Definition (EN)'.D26]&amp;&quot;_&quot;&amp;['Definition (EN)'.$T$3]&amp;&quot;_&quot;&amp;['Definition (EN)'.$R$2]&amp;&quot;:&quot;)" office:value-type="string">
            <text:p>group_reject_push_plural:</text:p>
          </table:table-cell>
          <table:table-cell table:formula="of:=&quot;&quot;&quot;&quot;&amp;SUBSTITUTE(['Definition (EN)'.T26];&quot;{&quot;;&quot;%{&quot;)&amp;&quot;&quot;&quot;&quot;" office:value-type="string">
            <text:p>""</text:p>
          </table:table-cell>
        </table:table-row>
        <table:table-row table:style-name="ro2">
          <table:table-cell table:formula="of:=LOWER(['Definition (EN)'.C26]&amp;&quot;_&quot;&amp;['Definition (EN)'.D26]&amp;&quot;_&quot;&amp;['Definition (EN)'.$U$3]&amp;&quot;_&quot;&amp;['Definition (EN)'.$U$2]&amp;&quot;:&quot;)" office:value-type="string">
            <text:p>group_reject_activity_aggregate:</text:p>
          </table:table-cell>
          <table:table-cell table:formula="of:=&quot;&quot;&quot;&quot;&amp;SUBSTITUTE(['Definition (EN)'.U26];&quot;{&quot;;&quot;%{&quot;)&amp;&quot;&quot;&quot;&quot;" office:value-type="string">
            <text:p>""</text:p>
          </table:table-cell>
        </table:table-row>
        <table:table-row table:style-name="ro2">
          <table:table-cell table:formula="of:=LOWER(['Definition (EN)'.C26]&amp;&quot;_&quot;&amp;['Definition (EN)'.D26]&amp;&quot;_&quot;&amp;['Definition (EN)'.$V$3]&amp;&quot;_&quot;&amp;['Definition (EN)'.$U$2]&amp;&quot;:&quot;)" office:value-type="string">
            <text:p>group_reject_notify_aggregate:</text:p>
          </table:table-cell>
          <table:table-cell table:formula="of:=&quot;&quot;&quot;&quot;&amp;SUBSTITUTE(['Definition (EN)'.V25];&quot;{&quot;;&quot;%{&quot;)&amp;&quot;&quot;&quot;&quot;" office:value-type="string">
            <text:p>""</text:p>
          </table:table-cell>
        </table:table-row>
        <table:table-row table:style-name="ro2">
          <table:table-cell table:formula="of:=LOWER(['Definition (EN)'.C26]&amp;&quot;_&quot;&amp;['Definition (EN)'.D26]&amp;&quot;_&quot;&amp;['Definition (EN)'.$W$3]&amp;&quot;_&quot;&amp;['Definition (EN)'.$U$2]&amp;&quot;:&quot;)" office:value-type="string">
            <text:p>group_reject_push_aggregate:</text:p>
          </table:table-cell>
          <table:table-cell table:formula="of:=&quot;&quot;&quot;&quot;&amp;SUBSTITUTE(['Definition (EN)'.W25];&quot;{&quot;;&quot;%{&quot;)&amp;&quot;&quot;&quot;&quot;" office:value-type="string">
            <text:p>""</text:p>
          </table:table-cell>
        </table:table-row>
        <table:table-row table:number-rows-repeated="1" table:style-name="ro4"/>
        <table:table-row table:style-name="ro2">
          <table:table-cell table:formula="of:=LOWER(['Definition (EN)'.C27]&amp;&quot;_&quot;&amp;['Definition (EN)'.D27]&amp;&quot;_&quot;&amp;['Definition (EN)'.$H$3]&amp;&quot;_&quot;&amp;['Definition (EN)'.$G$2]&amp;&quot;:&quot;)" office:value-type="string">
            <text:p>group_kick_me_singular:</text:p>
          </table:table-cell>
          <table:table-cell table:formula="of:=&quot;&quot;&quot;&quot;&amp;SUBSTITUTE(['Definition (EN)'.H27];&quot;{&quot;;&quot;%{&quot;)&amp;&quot;&quot;&quot;&quot;" office:value-type="string">
            <text:p>"TODO-Singular-Me-3"</text:p>
          </table:table-cell>
        </table:table-row>
        <table:table-row table:style-name="ro2">
          <table:table-cell table:formula="of:=LOWER(['Definition (EN)'.C27]&amp;&quot;_&quot;&amp;['Definition (EN)'.D27]&amp;&quot;_&quot;&amp;['Definition (EN)'.$Q$3]&amp;&quot;_&quot;&amp;['Definition (EN)'.$G$2]&amp;&quot;:&quot;)" office:value-type="string">
            <text:p>group_kick_activity_singular:</text:p>
          </table:table-cell>
          <table:table-cell table:formula="of:=&quot;&quot;&quot;&quot;&amp;SUBSTITUTE(['Definition (EN)'.Q27];&quot;{&quot;;&quot;%{&quot;)&amp;&quot;&quot;&quot;&quot;" office:value-type="string">
            <text:p>""</text:p>
          </table:table-cell>
        </table:table-row>
        <table:table-row table:style-name="ro2">
          <table:table-cell table:formula="of:=LOWER(['Definition (EN)'.C27]&amp;&quot;_&quot;&amp;['Definition (EN)'.D27]&amp;&quot;_&quot;&amp;['Definition (EN)'.$N$3]&amp;&quot;_&quot;&amp;['Definition (EN)'.$G$2]&amp;&quot;:&quot;)" office:value-type="string">
            <text:p>group_kick_notify_singular:</text:p>
          </table:table-cell>
          <table:table-cell table:formula="of:=&quot;&quot;&quot;&quot;&amp;SUBSTITUTE(['Definition (EN)'.N27];&quot;{&quot;;&quot;%{&quot;)&amp;&quot;&quot;&quot;&quot;" office:value-type="string">
            <text:p>""</text:p>
          </table:table-cell>
        </table:table-row>
        <table:table-row table:style-name="ro2">
          <table:table-cell table:formula="of:=LOWER(['Definition (EN)'.C27]&amp;&quot;_&quot;&amp;['Definition (EN)'.D27]&amp;&quot;_&quot;&amp;['Definition (EN)'.$K$3]&amp;&quot;_&quot;&amp;['Definition (EN)'.$G$2]&amp;&quot;:&quot;)" office:value-type="string">
            <text:p>group_kick_push_singular:</text:p>
          </table:table-cell>
          <table:table-cell table:formula="of:=&quot;&quot;&quot;&quot;&amp;SUBSTITUTE(['Definition (EN)'.K27];&quot;{&quot;;&quot;%{&quot;)&amp;&quot;&quot;&quot;&quot;" office:value-type="string">
            <text:p>""</text:p>
          </table:table-cell>
        </table:table-row>
        <table:table-row table:style-name="ro2">
          <table:table-cell table:formula="of:=LOWER(['Definition (EN)'.C27]&amp;&quot;_&quot;&amp;['Definition (EN)'.D27]&amp;&quot;_&quot;&amp;['Definition (EN)'.$R$3]&amp;&quot;_&quot;&amp;['Definition (EN)'.$R$2]&amp;&quot;:&quot;)" office:value-type="string">
            <text:p>group_kick_activity_plural:</text:p>
          </table:table-cell>
          <table:table-cell table:formula="of:=&quot;&quot;&quot;&quot;&amp;SUBSTITUTE(['Definition (EN)'.R27];&quot;{&quot;;&quot;%{&quot;)&amp;&quot;&quot;&quot;&quot;" office:value-type="string">
            <text:p>""</text:p>
          </table:table-cell>
        </table:table-row>
        <table:table-row table:style-name="ro2">
          <table:table-cell table:formula="of:=LOWER(['Definition (EN)'.C27]&amp;&quot;_&quot;&amp;['Definition (EN)'.D27]&amp;&quot;_&quot;&amp;['Definition (EN)'.$S$3]&amp;&quot;_&quot;&amp;['Definition (EN)'.$R$2]&amp;&quot;:&quot;)" office:value-type="string">
            <text:p>group_kick_notify_plural:</text:p>
          </table:table-cell>
          <table:table-cell table:formula="of:=&quot;&quot;&quot;&quot;&amp;SUBSTITUTE(['Definition (EN)'.S27];&quot;{&quot;;&quot;%{&quot;)&amp;&quot;&quot;&quot;&quot;" office:value-type="string">
            <text:p>""</text:p>
          </table:table-cell>
        </table:table-row>
        <table:table-row table:style-name="ro2">
          <table:table-cell table:formula="of:=LOWER(['Definition (EN)'.C27]&amp;&quot;_&quot;&amp;['Definition (EN)'.D27]&amp;&quot;_&quot;&amp;['Definition (EN)'.$T$3]&amp;&quot;_&quot;&amp;['Definition (EN)'.$R$2]&amp;&quot;:&quot;)" office:value-type="string">
            <text:p>group_kick_push_plural:</text:p>
          </table:table-cell>
          <table:table-cell table:formula="of:=&quot;&quot;&quot;&quot;&amp;SUBSTITUTE(['Definition (EN)'.T27];&quot;{&quot;;&quot;%{&quot;)&amp;&quot;&quot;&quot;&quot;" office:value-type="string">
            <text:p>""</text:p>
          </table:table-cell>
        </table:table-row>
        <table:table-row table:style-name="ro2">
          <table:table-cell table:formula="of:=LOWER(['Definition (EN)'.C27]&amp;&quot;_&quot;&amp;['Definition (EN)'.D27]&amp;&quot;_&quot;&amp;['Definition (EN)'.$U$3]&amp;&quot;_&quot;&amp;['Definition (EN)'.$U$2]&amp;&quot;:&quot;)" office:value-type="string">
            <text:p>group_kick_activity_aggregate:</text:p>
          </table:table-cell>
          <table:table-cell table:formula="of:=&quot;&quot;&quot;&quot;&amp;SUBSTITUTE(['Definition (EN)'.U27];&quot;{&quot;;&quot;%{&quot;)&amp;&quot;&quot;&quot;&quot;" office:value-type="string">
            <text:p>""</text:p>
          </table:table-cell>
        </table:table-row>
        <table:table-row table:style-name="ro2">
          <table:table-cell table:formula="of:=LOWER(['Definition (EN)'.C27]&amp;&quot;_&quot;&amp;['Definition (EN)'.D27]&amp;&quot;_&quot;&amp;['Definition (EN)'.$V$3]&amp;&quot;_&quot;&amp;['Definition (EN)'.$U$2]&amp;&quot;:&quot;)" office:value-type="string">
            <text:p>group_kick_notify_aggregate:</text:p>
          </table:table-cell>
          <table:table-cell table:formula="of:=&quot;&quot;&quot;&quot;&amp;SUBSTITUTE(['Definition (EN)'.V26];&quot;{&quot;;&quot;%{&quot;)&amp;&quot;&quot;&quot;&quot;" office:value-type="string">
            <text:p>""</text:p>
          </table:table-cell>
        </table:table-row>
        <table:table-row table:style-name="ro2">
          <table:table-cell table:formula="of:=LOWER(['Definition (EN)'.C27]&amp;&quot;_&quot;&amp;['Definition (EN)'.D27]&amp;&quot;_&quot;&amp;['Definition (EN)'.$W$3]&amp;&quot;_&quot;&amp;['Definition (EN)'.$U$2]&amp;&quot;:&quot;)" office:value-type="string">
            <text:p>group_kick_push_aggregate:</text:p>
          </table:table-cell>
          <table:table-cell table:formula="of:=&quot;&quot;&quot;&quot;&amp;SUBSTITUTE(['Definition (EN)'.W26];&quot;{&quot;;&quot;%{&quot;)&amp;&quot;&quot;&quot;&quot;" office:value-type="string">
            <text:p>""</text:p>
          </table:table-cell>
        </table:table-row>
        <table:table-row table:number-rows-repeated="1" table:style-name="ro4"/>
        <table:table-row table:style-name="ro2">
          <table:table-cell table:formula="of:=LOWER(['Definition (EN)'.C28]&amp;&quot;_&quot;&amp;['Definition (EN)'.D28]&amp;&quot;_&quot;&amp;['Definition (EN)'.$H$3]&amp;&quot;_&quot;&amp;['Definition (EN)'.$G$2]&amp;&quot;:&quot;)" office:value-type="string">
            <text:p>group_leave_me_singular:</text:p>
          </table:table-cell>
          <table:table-cell table:formula="of:=&quot;&quot;&quot;&quot;&amp;SUBSTITUTE(['Definition (EN)'.H28];&quot;{&quot;;&quot;%{&quot;)&amp;&quot;&quot;&quot;&quot;" office:value-type="string">
            <text:p>"You left the calendar: %{NAME}"</text:p>
          </table:table-cell>
        </table:table-row>
        <table:table-row table:style-name="ro2">
          <table:table-cell table:formula="of:=LOWER(['Definition (EN)'.C28]&amp;&quot;_&quot;&amp;['Definition (EN)'.D28]&amp;&quot;_&quot;&amp;['Definition (EN)'.$Q$3]&amp;&quot;_&quot;&amp;['Definition (EN)'.$G$2]&amp;&quot;:&quot;)" office:value-type="string">
            <text:p>group_leave_activity_singular:</text:p>
          </table:table-cell>
          <table:table-cell table:formula="of:=&quot;&quot;&quot;&quot;&amp;SUBSTITUTE(['Definition (EN)'.Q28];&quot;{&quot;;&quot;%{&quot;)&amp;&quot;&quot;&quot;&quot;" office:value-type="string">
            <text:p>"%{ACTOR} leaves the calendar: %{NAME}"</text:p>
          </table:table-cell>
        </table:table-row>
        <table:table-row table:style-name="ro2">
          <table:table-cell table:formula="of:=LOWER(['Definition (EN)'.C28]&amp;&quot;_&quot;&amp;['Definition (EN)'.D28]&amp;&quot;_&quot;&amp;['Definition (EN)'.$N$3]&amp;&quot;_&quot;&amp;['Definition (EN)'.$G$2]&amp;&quot;:&quot;)" office:value-type="string">
            <text:p>group_leave_notify_singular:</text:p>
          </table:table-cell>
          <table:table-cell table:formula="of:=&quot;&quot;&quot;&quot;&amp;SUBSTITUTE(['Definition (EN)'.N28];&quot;{&quot;;&quot;%{&quot;)&amp;&quot;&quot;&quot;&quot;" office:value-type="string">
            <text:p>""</text:p>
          </table:table-cell>
        </table:table-row>
        <table:table-row table:style-name="ro2">
          <table:table-cell table:formula="of:=LOWER(['Definition (EN)'.C28]&amp;&quot;_&quot;&amp;['Definition (EN)'.D28]&amp;&quot;_&quot;&amp;['Definition (EN)'.$K$3]&amp;&quot;_&quot;&amp;['Definition (EN)'.$G$2]&amp;&quot;:&quot;)" office:value-type="string">
            <text:p>group_leave_push_singular:</text:p>
          </table:table-cell>
          <table:table-cell table:formula="of:=&quot;&quot;&quot;&quot;&amp;SUBSTITUTE(['Definition (EN)'.K28];&quot;{&quot;;&quot;%{&quot;)&amp;&quot;&quot;&quot;&quot;" office:value-type="string">
            <text:p>""</text:p>
          </table:table-cell>
        </table:table-row>
        <table:table-row table:style-name="ro2">
          <table:table-cell table:formula="of:=LOWER(['Definition (EN)'.C28]&amp;&quot;_&quot;&amp;['Definition (EN)'.D28]&amp;&quot;_&quot;&amp;['Definition (EN)'.$R$3]&amp;&quot;_&quot;&amp;['Definition (EN)'.$R$2]&amp;&quot;:&quot;)" office:value-type="string">
            <text:p>group_leave_activity_plural:</text:p>
          </table:table-cell>
          <table:table-cell table:formula="of:=&quot;&quot;&quot;&quot;&amp;SUBSTITUTE(['Definition (EN)'.R28];&quot;{&quot;;&quot;%{&quot;)&amp;&quot;&quot;&quot;&quot;" office:value-type="string">
            <text:p>""</text:p>
          </table:table-cell>
        </table:table-row>
        <table:table-row table:style-name="ro2">
          <table:table-cell table:formula="of:=LOWER(['Definition (EN)'.C28]&amp;&quot;_&quot;&amp;['Definition (EN)'.D28]&amp;&quot;_&quot;&amp;['Definition (EN)'.$S$3]&amp;&quot;_&quot;&amp;['Definition (EN)'.$R$2]&amp;&quot;:&quot;)" office:value-type="string">
            <text:p>group_leave_notify_plural:</text:p>
          </table:table-cell>
          <table:table-cell table:formula="of:=&quot;&quot;&quot;&quot;&amp;SUBSTITUTE(['Definition (EN)'.S28];&quot;{&quot;;&quot;%{&quot;)&amp;&quot;&quot;&quot;&quot;" office:value-type="string">
            <text:p>""</text:p>
          </table:table-cell>
        </table:table-row>
        <table:table-row table:style-name="ro2">
          <table:table-cell table:formula="of:=LOWER(['Definition (EN)'.C28]&amp;&quot;_&quot;&amp;['Definition (EN)'.D28]&amp;&quot;_&quot;&amp;['Definition (EN)'.$T$3]&amp;&quot;_&quot;&amp;['Definition (EN)'.$R$2]&amp;&quot;:&quot;)" office:value-type="string">
            <text:p>group_leave_push_plural:</text:p>
          </table:table-cell>
          <table:table-cell table:formula="of:=&quot;&quot;&quot;&quot;&amp;SUBSTITUTE(['Definition (EN)'.T28];&quot;{&quot;;&quot;%{&quot;)&amp;&quot;&quot;&quot;&quot;" office:value-type="string">
            <text:p>""</text:p>
          </table:table-cell>
        </table:table-row>
        <table:table-row table:style-name="ro2">
          <table:table-cell table:formula="of:=LOWER(['Definition (EN)'.C28]&amp;&quot;_&quot;&amp;['Definition (EN)'.D28]&amp;&quot;_&quot;&amp;['Definition (EN)'.$U$3]&amp;&quot;_&quot;&amp;['Definition (EN)'.$U$2]&amp;&quot;:&quot;)" office:value-type="string">
            <text:p>group_leave_activity_aggregate:</text:p>
          </table:table-cell>
          <table:table-cell table:formula="of:=&quot;&quot;&quot;&quot;&amp;SUBSTITUTE(['Definition (EN)'.U28];&quot;{&quot;;&quot;%{&quot;)&amp;&quot;&quot;&quot;&quot;" office:value-type="string">
            <text:p>""</text:p>
          </table:table-cell>
        </table:table-row>
        <table:table-row table:style-name="ro2">
          <table:table-cell table:formula="of:=LOWER(['Definition (EN)'.C28]&amp;&quot;_&quot;&amp;['Definition (EN)'.D28]&amp;&quot;_&quot;&amp;['Definition (EN)'.$V$3]&amp;&quot;_&quot;&amp;['Definition (EN)'.$U$2]&amp;&quot;:&quot;)" office:value-type="string">
            <text:p>group_leave_notify_aggregate:</text:p>
          </table:table-cell>
          <table:table-cell table:formula="of:=&quot;&quot;&quot;&quot;&amp;SUBSTITUTE(['Definition (EN)'.V27];&quot;{&quot;;&quot;%{&quot;)&amp;&quot;&quot;&quot;&quot;" office:value-type="string">
            <text:p>""</text:p>
          </table:table-cell>
        </table:table-row>
        <table:table-row table:style-name="ro2">
          <table:table-cell table:formula="of:=LOWER(['Definition (EN)'.C28]&amp;&quot;_&quot;&amp;['Definition (EN)'.D28]&amp;&quot;_&quot;&amp;['Definition (EN)'.$W$3]&amp;&quot;_&quot;&amp;['Definition (EN)'.$U$2]&amp;&quot;:&quot;)" office:value-type="string">
            <text:p>group_leave_push_aggregate:</text:p>
          </table:table-cell>
          <table:table-cell table:formula="of:=&quot;&quot;&quot;&quot;&amp;SUBSTITUTE(['Definition (EN)'.W27];&quot;{&quot;;&quot;%{&quot;)&amp;&quot;&quot;&quot;&quot;" office:value-type="string">
            <text:p>""</text:p>
          </table:table-cell>
        </table:table-row>
        <table:table-row table:number-rows-repeated="1" table:style-name="ro4"/>
        <table:table-row table:style-name="ro2">
          <table:table-cell table:formula="of:=LOWER(['Definition (EN)'.C29]&amp;&quot;_&quot;&amp;['Definition (EN)'.D29]&amp;&quot;_&quot;&amp;['Definition (EN)'.$H$3]&amp;&quot;_&quot;&amp;['Definition (EN)'.$G$2]&amp;&quot;:&quot;)" office:value-type="string">
            <text:p>group_containership_me_singular:</text:p>
          </table:table-cell>
          <table:table-cell table:formula="of:=&quot;&quot;&quot;&quot;&amp;SUBSTITUTE(['Definition (EN)'.H29];&quot;{&quot;;&quot;%{&quot;)&amp;&quot;&quot;&quot;&quot;" office:value-type="string">
            <text:p>"You added your Slot to the calendar: %{NAME}"</text:p>
          </table:table-cell>
        </table:table-row>
        <table:table-row table:style-name="ro2">
          <table:table-cell table:formula="of:=LOWER(['Definition (EN)'.C29]&amp;&quot;_&quot;&amp;['Definition (EN)'.D29]&amp;&quot;_&quot;&amp;['Definition (EN)'.$Q$3]&amp;&quot;_&quot;&amp;['Definition (EN)'.$G$2]&amp;&quot;:&quot;)" office:value-type="string">
            <text:p>group_containership_activity_singular:</text:p>
          </table:table-cell>
          <table:table-cell table:formula="of:=&quot;&quot;&quot;&quot;&amp;SUBSTITUTE(['Definition (EN)'.Q29];&quot;{&quot;;&quot;%{&quot;)&amp;&quot;&quot;&quot;&quot;" office:value-type="string">
            <text:p>"%{ACTOR} added a Slot to the calendar: %{NAME}"</text:p>
          </table:table-cell>
        </table:table-row>
        <table:table-row table:style-name="ro2">
          <table:table-cell table:formula="of:=LOWER(['Definition (EN)'.C29]&amp;&quot;_&quot;&amp;['Definition (EN)'.D29]&amp;&quot;_&quot;&amp;['Definition (EN)'.$N$3]&amp;&quot;_&quot;&amp;['Definition (EN)'.$G$2]&amp;&quot;:&quot;)" office:value-type="string">
            <text:p>group_containership_notify_singular:</text:p>
          </table:table-cell>
          <table:table-cell table:formula="of:=&quot;&quot;&quot;&quot;&amp;SUBSTITUTE(['Definition (EN)'.N29];&quot;{&quot;;&quot;%{&quot;)&amp;&quot;&quot;&quot;&quot;" office:value-type="string">
            <text:p>""</text:p>
          </table:table-cell>
        </table:table-row>
        <table:table-row table:style-name="ro2">
          <table:table-cell table:formula="of:=LOWER(['Definition (EN)'.C29]&amp;&quot;_&quot;&amp;['Definition (EN)'.D29]&amp;&quot;_&quot;&amp;['Definition (EN)'.$K$3]&amp;&quot;_&quot;&amp;['Definition (EN)'.$G$2]&amp;&quot;:&quot;)" office:value-type="string">
            <text:p>group_containership_push_singular:</text:p>
          </table:table-cell>
          <table:table-cell table:formula="of:=&quot;&quot;&quot;&quot;&amp;SUBSTITUTE(['Definition (EN)'.K29];&quot;{&quot;;&quot;%{&quot;)&amp;&quot;&quot;&quot;&quot;" office:value-type="string">
            <text:p>"%{ACTOR} added a Slot to the calendar: %{NAME}"</text:p>
          </table:table-cell>
        </table:table-row>
        <table:table-row table:style-name="ro2">
          <table:table-cell table:formula="of:=LOWER(['Definition (EN)'.C29]&amp;&quot;_&quot;&amp;['Definition (EN)'.D29]&amp;&quot;_&quot;&amp;['Definition (EN)'.$R$3]&amp;&quot;_&quot;&amp;['Definition (EN)'.$R$2]&amp;&quot;:&quot;)" office:value-type="string">
            <text:p>group_containership_activity_plural:</text:p>
          </table:table-cell>
          <table:table-cell table:formula="of:=&quot;&quot;&quot;&quot;&amp;SUBSTITUTE(['Definition (EN)'.R29];&quot;{&quot;;&quot;%{&quot;)&amp;&quot;&quot;&quot;&quot;" office:value-type="string">
            <text:p>"%{ACTOR} and %{USER} added a Slot to the calendar: %{NAME}"</text:p>
          </table:table-cell>
        </table:table-row>
        <table:table-row table:style-name="ro2">
          <table:table-cell table:formula="of:=LOWER(['Definition (EN)'.C29]&amp;&quot;_&quot;&amp;['Definition (EN)'.D29]&amp;&quot;_&quot;&amp;['Definition (EN)'.$S$3]&amp;&quot;_&quot;&amp;['Definition (EN)'.$R$2]&amp;&quot;:&quot;)" office:value-type="string">
            <text:p>group_containership_notify_plural:</text:p>
          </table:table-cell>
          <table:table-cell table:formula="of:=&quot;&quot;&quot;&quot;&amp;SUBSTITUTE(['Definition (EN)'.S29];&quot;{&quot;;&quot;%{&quot;)&amp;&quot;&quot;&quot;&quot;" office:value-type="string">
            <text:p>""</text:p>
          </table:table-cell>
        </table:table-row>
        <table:table-row table:style-name="ro2">
          <table:table-cell table:formula="of:=LOWER(['Definition (EN)'.C29]&amp;&quot;_&quot;&amp;['Definition (EN)'.D29]&amp;&quot;_&quot;&amp;['Definition (EN)'.$T$3]&amp;&quot;_&quot;&amp;['Definition (EN)'.$R$2]&amp;&quot;:&quot;)" office:value-type="string">
            <text:p>group_containership_push_plural:</text:p>
          </table:table-cell>
          <table:table-cell table:formula="of:=&quot;&quot;&quot;&quot;&amp;SUBSTITUTE(['Definition (EN)'.T29];&quot;{&quot;;&quot;%{&quot;)&amp;&quot;&quot;&quot;&quot;" office:value-type="string">
            <text:p>""</text:p>
          </table:table-cell>
        </table:table-row>
        <table:table-row table:style-name="ro2">
          <table:table-cell table:formula="of:=LOWER(['Definition (EN)'.C29]&amp;&quot;_&quot;&amp;['Definition (EN)'.D29]&amp;&quot;_&quot;&amp;['Definition (EN)'.$U$3]&amp;&quot;_&quot;&amp;['Definition (EN)'.$U$2]&amp;&quot;:&quot;)" office:value-type="string">
            <text:p>group_containership_activity_aggregate:</text:p>
          </table:table-cell>
          <table:table-cell table:formula="of:=&quot;&quot;&quot;&quot;&amp;SUBSTITUTE(['Definition (EN)'.U29];&quot;{&quot;;&quot;%{&quot;)&amp;&quot;&quot;&quot;&quot;" office:value-type="string">
            <text:p>"%{ACTOR} and %{COUNT} others added a Slot to the calendar: %{NAME}"</text:p>
          </table:table-cell>
        </table:table-row>
        <table:table-row table:style-name="ro2">
          <table:table-cell table:formula="of:=LOWER(['Definition (EN)'.C29]&amp;&quot;_&quot;&amp;['Definition (EN)'.D29]&amp;&quot;_&quot;&amp;['Definition (EN)'.$V$3]&amp;&quot;_&quot;&amp;['Definition (EN)'.$U$2]&amp;&quot;:&quot;)" office:value-type="string">
            <text:p>group_containership_notify_aggregate:</text:p>
          </table:table-cell>
          <table:table-cell table:formula="of:=&quot;&quot;&quot;&quot;&amp;SUBSTITUTE(['Definition (EN)'.V28];&quot;{&quot;;&quot;%{&quot;)&amp;&quot;&quot;&quot;&quot;" office:value-type="string">
            <text:p>""</text:p>
          </table:table-cell>
        </table:table-row>
        <table:table-row table:style-name="ro2">
          <table:table-cell table:formula="of:=LOWER(['Definition (EN)'.C29]&amp;&quot;_&quot;&amp;['Definition (EN)'.D29]&amp;&quot;_&quot;&amp;['Definition (EN)'.$W$3]&amp;&quot;_&quot;&amp;['Definition (EN)'.$U$2]&amp;&quot;:&quot;)" office:value-type="string">
            <text:p>group_containership_push_aggregate:</text:p>
          </table:table-cell>
          <table:table-cell table:formula="of:=&quot;&quot;&quot;&quot;&amp;SUBSTITUTE(['Definition (EN)'.W28];&quot;{&quot;;&quot;%{&quot;)&amp;&quot;&quot;&quot;&quot;" office:value-type="string">
            <text:p>""</text:p>
          </table:table-cell>
        </table:table-row>
        <table:table-row table:number-rows-repeated="1" table:style-name="ro4"/>
        <table:table-row table:style-name="ro2">
          <table:table-cell table:formula="of:=LOWER(['Definition (EN)'.C30]&amp;&quot;_&quot;&amp;['Definition (EN)'.D30]&amp;&quot;_&quot;&amp;['Definition (EN)'.$H$3]&amp;&quot;_&quot;&amp;['Definition (EN)'.$G$2]&amp;&quot;:&quot;)" office:value-type="string">
            <text:p>group_containertag_me_singular:</text:p>
          </table:table-cell>
          <table:table-cell table:formula="of:=&quot;&quot;&quot;&quot;&amp;SUBSTITUTE(['Definition (EN)'.H30];&quot;{&quot;;&quot;%{&quot;)&amp;&quot;&quot;&quot;&quot;" office:value-type="string">
            <text:p>"You added a Slot to the calendar: %{NAME}"</text:p>
          </table:table-cell>
        </table:table-row>
        <table:table-row table:style-name="ro2">
          <table:table-cell table:formula="of:=LOWER(['Definition (EN)'.C30]&amp;&quot;_&quot;&amp;['Definition (EN)'.D30]&amp;&quot;_&quot;&amp;['Definition (EN)'.$Q$3]&amp;&quot;_&quot;&amp;['Definition (EN)'.$G$2]&amp;&quot;:&quot;)" office:value-type="string">
            <text:p>group_containertag_activity_singular:</text:p>
          </table:table-cell>
          <table:table-cell table:formula="of:=&quot;&quot;&quot;&quot;&amp;SUBSTITUTE(['Definition (EN)'.Q30];&quot;{&quot;;&quot;%{&quot;)&amp;&quot;&quot;&quot;&quot;" office:value-type="string">
            <text:p>"%{ACTOR} added a Slot to the calendar: %{NAME}"</text:p>
          </table:table-cell>
        </table:table-row>
        <table:table-row table:style-name="ro2">
          <table:table-cell table:formula="of:=LOWER(['Definition (EN)'.C30]&amp;&quot;_&quot;&amp;['Definition (EN)'.D30]&amp;&quot;_&quot;&amp;['Definition (EN)'.$N$3]&amp;&quot;_&quot;&amp;['Definition (EN)'.$G$2]&amp;&quot;:&quot;)" office:value-type="string">
            <text:p>group_containertag_notify_singular:</text:p>
          </table:table-cell>
          <table:table-cell table:formula="of:=&quot;&quot;&quot;&quot;&amp;SUBSTITUTE(['Definition (EN)'.N30];&quot;{&quot;;&quot;%{&quot;)&amp;&quot;&quot;&quot;&quot;" office:value-type="string">
            <text:p>"%{ACTOR} added your Slot to the calendar: %{NAME}"</text:p>
          </table:table-cell>
        </table:table-row>
        <table:table-row table:style-name="ro2">
          <table:table-cell table:formula="of:=LOWER(['Definition (EN)'.C30]&amp;&quot;_&quot;&amp;['Definition (EN)'.D30]&amp;&quot;_&quot;&amp;['Definition (EN)'.$K$3]&amp;&quot;_&quot;&amp;['Definition (EN)'.$G$2]&amp;&quot;:&quot;)" office:value-type="string">
            <text:p>group_containertag_push_singular:</text:p>
          </table:table-cell>
          <table:table-cell table:formula="of:=&quot;&quot;&quot;&quot;&amp;SUBSTITUTE(['Definition (EN)'.K30];&quot;{&quot;;&quot;%{&quot;)&amp;&quot;&quot;&quot;&quot;" office:value-type="string">
            <text:p>"%{ACTOR} added a Slot to the calendar: %{NAME}"</text:p>
          </table:table-cell>
        </table:table-row>
        <table:table-row table:style-name="ro2">
          <table:table-cell table:formula="of:=LOWER(['Definition (EN)'.C30]&amp;&quot;_&quot;&amp;['Definition (EN)'.D30]&amp;&quot;_&quot;&amp;['Definition (EN)'.$R$3]&amp;&quot;_&quot;&amp;['Definition (EN)'.$R$2]&amp;&quot;:&quot;)" office:value-type="string">
            <text:p>group_containertag_activity_plural:</text:p>
          </table:table-cell>
          <table:table-cell table:formula="of:=&quot;&quot;&quot;&quot;&amp;SUBSTITUTE(['Definition (EN)'.R30];&quot;{&quot;;&quot;%{&quot;)&amp;&quot;&quot;&quot;&quot;" office:value-type="string">
            <text:p>"%{ACTOR} and %{USER} added a Slot to the calendar: %{NAME}"</text:p>
          </table:table-cell>
        </table:table-row>
        <table:table-row table:style-name="ro2">
          <table:table-cell table:formula="of:=LOWER(['Definition (EN)'.C30]&amp;&quot;_&quot;&amp;['Definition (EN)'.D30]&amp;&quot;_&quot;&amp;['Definition (EN)'.$S$3]&amp;&quot;_&quot;&amp;['Definition (EN)'.$R$2]&amp;&quot;:&quot;)" office:value-type="string">
            <text:p>group_containertag_notify_plural:</text:p>
          </table:table-cell>
          <table:table-cell table:formula="of:=&quot;&quot;&quot;&quot;&amp;SUBSTITUTE(['Definition (EN)'.S30];&quot;{&quot;;&quot;%{&quot;)&amp;&quot;&quot;&quot;&quot;" office:value-type="string">
            <text:p>""</text:p>
          </table:table-cell>
        </table:table-row>
        <table:table-row table:style-name="ro2">
          <table:table-cell table:formula="of:=LOWER(['Definition (EN)'.C30]&amp;&quot;_&quot;&amp;['Definition (EN)'.D30]&amp;&quot;_&quot;&amp;['Definition (EN)'.$T$3]&amp;&quot;_&quot;&amp;['Definition (EN)'.$R$2]&amp;&quot;:&quot;)" office:value-type="string">
            <text:p>group_containertag_push_plural:</text:p>
          </table:table-cell>
          <table:table-cell table:formula="of:=&quot;&quot;&quot;&quot;&amp;SUBSTITUTE(['Definition (EN)'.T30];&quot;{&quot;;&quot;%{&quot;)&amp;&quot;&quot;&quot;&quot;" office:value-type="string">
            <text:p>""</text:p>
          </table:table-cell>
        </table:table-row>
        <table:table-row table:style-name="ro2">
          <table:table-cell table:formula="of:=LOWER(['Definition (EN)'.C30]&amp;&quot;_&quot;&amp;['Definition (EN)'.D30]&amp;&quot;_&quot;&amp;['Definition (EN)'.$U$3]&amp;&quot;_&quot;&amp;['Definition (EN)'.$U$2]&amp;&quot;:&quot;)" office:value-type="string">
            <text:p>group_containertag_activity_aggregate:</text:p>
          </table:table-cell>
          <table:table-cell table:formula="of:=&quot;&quot;&quot;&quot;&amp;SUBSTITUTE(['Definition (EN)'.U30];&quot;{&quot;;&quot;%{&quot;)&amp;&quot;&quot;&quot;&quot;" office:value-type="string">
            <text:p>"%{ACTOR} and %{COUNT} others added a Slot to the calendar: %{NAME}"</text:p>
          </table:table-cell>
        </table:table-row>
        <table:table-row table:style-name="ro2">
          <table:table-cell table:formula="of:=LOWER(['Definition (EN)'.C30]&amp;&quot;_&quot;&amp;['Definition (EN)'.D30]&amp;&quot;_&quot;&amp;['Definition (EN)'.$V$3]&amp;&quot;_&quot;&amp;['Definition (EN)'.$U$2]&amp;&quot;:&quot;)" office:value-type="string">
            <text:p>group_containertag_notify_aggregate:</text:p>
          </table:table-cell>
          <table:table-cell table:formula="of:=&quot;&quot;&quot;&quot;&amp;SUBSTITUTE(['Definition (EN)'.V29];&quot;{&quot;;&quot;%{&quot;)&amp;&quot;&quot;&quot;&quot;" office:value-type="string">
            <text:p>""</text:p>
          </table:table-cell>
        </table:table-row>
        <table:table-row table:style-name="ro2">
          <table:table-cell table:formula="of:=LOWER(['Definition (EN)'.C30]&amp;&quot;_&quot;&amp;['Definition (EN)'.D30]&amp;&quot;_&quot;&amp;['Definition (EN)'.$W$3]&amp;&quot;_&quot;&amp;['Definition (EN)'.$U$2]&amp;&quot;:&quot;)" office:value-type="string">
            <text:p>group_containertag_push_aggregate:</text:p>
          </table:table-cell>
          <table:table-cell table:formula="of:=&quot;&quot;&quot;&quot;&amp;SUBSTITUTE(['Definition (EN)'.W29];&quot;{&quot;;&quot;%{&quot;)&amp;&quot;&quot;&quot;&quot;" office:value-type="string">
            <text:p>""</text:p>
          </table:table-cell>
        </table:table-row>
        <table:table-row table:number-rows-repeated="1" table:style-name="ro4"/>
        <table:table-row table:style-name="ro2">
          <table:table-cell table:formula="of:=LOWER(['Definition (EN)'.C31]&amp;&quot;_&quot;&amp;['Definition (EN)'.D31]&amp;&quot;_&quot;&amp;['Definition (EN)'.$H$3]&amp;&quot;_&quot;&amp;['Definition (EN)'.$G$2]&amp;&quot;:&quot;)" office:value-type="string">
            <text:p>group_ungroup_me_singular:</text:p>
          </table:table-cell>
          <table:table-cell table:formula="of:=&quot;&quot;&quot;&quot;&amp;SUBSTITUTE(['Definition (EN)'.H31];&quot;{&quot;;&quot;%{&quot;)&amp;&quot;&quot;&quot;&quot;" office:value-type="string">
            <text:p>"You removed a Slot from the calendar: %{NAME}"</text:p>
          </table:table-cell>
        </table:table-row>
        <table:table-row table:style-name="ro2">
          <table:table-cell table:formula="of:=LOWER(['Definition (EN)'.C31]&amp;&quot;_&quot;&amp;['Definition (EN)'.D31]&amp;&quot;_&quot;&amp;['Definition (EN)'.$Q$3]&amp;&quot;_&quot;&amp;['Definition (EN)'.$G$2]&amp;&quot;:&quot;)" office:value-type="string">
            <text:p>group_ungroup_activity_singular:</text:p>
          </table:table-cell>
          <table:table-cell table:formula="of:=&quot;&quot;&quot;&quot;&amp;SUBSTITUTE(['Definition (EN)'.Q31];&quot;{&quot;;&quot;%{&quot;)&amp;&quot;&quot;&quot;&quot;" office:value-type="string">
            <text:p>""</text:p>
          </table:table-cell>
        </table:table-row>
        <table:table-row table:style-name="ro2">
          <table:table-cell table:formula="of:=LOWER(['Definition (EN)'.C31]&amp;&quot;_&quot;&amp;['Definition (EN)'.D31]&amp;&quot;_&quot;&amp;['Definition (EN)'.$N$3]&amp;&quot;_&quot;&amp;['Definition (EN)'.$G$2]&amp;&quot;:&quot;)" office:value-type="string">
            <text:p>group_ungroup_notify_singular:</text:p>
          </table:table-cell>
          <table:table-cell table:formula="of:=&quot;&quot;&quot;&quot;&amp;SUBSTITUTE(['Definition (EN)'.N31];&quot;{&quot;;&quot;%{&quot;)&amp;&quot;&quot;&quot;&quot;" office:value-type="string">
            <text:p>""</text:p>
          </table:table-cell>
        </table:table-row>
        <table:table-row table:style-name="ro2">
          <table:table-cell table:formula="of:=LOWER(['Definition (EN)'.C31]&amp;&quot;_&quot;&amp;['Definition (EN)'.D31]&amp;&quot;_&quot;&amp;['Definition (EN)'.$K$3]&amp;&quot;_&quot;&amp;['Definition (EN)'.$G$2]&amp;&quot;:&quot;)" office:value-type="string">
            <text:p>group_ungroup_push_singular:</text:p>
          </table:table-cell>
          <table:table-cell table:formula="of:=&quot;&quot;&quot;&quot;&amp;SUBSTITUTE(['Definition (EN)'.K31];&quot;{&quot;;&quot;%{&quot;)&amp;&quot;&quot;&quot;&quot;" office:value-type="string">
            <text:p>""</text:p>
          </table:table-cell>
        </table:table-row>
        <table:table-row table:style-name="ro2">
          <table:table-cell table:formula="of:=LOWER(['Definition (EN)'.C31]&amp;&quot;_&quot;&amp;['Definition (EN)'.D31]&amp;&quot;_&quot;&amp;['Definition (EN)'.$R$3]&amp;&quot;_&quot;&amp;['Definition (EN)'.$R$2]&amp;&quot;:&quot;)" office:value-type="string">
            <text:p>group_ungroup_activity_plural:</text:p>
          </table:table-cell>
          <table:table-cell table:formula="of:=&quot;&quot;&quot;&quot;&amp;SUBSTITUTE(['Definition (EN)'.R31];&quot;{&quot;;&quot;%{&quot;)&amp;&quot;&quot;&quot;&quot;" office:value-type="string">
            <text:p>""</text:p>
          </table:table-cell>
        </table:table-row>
        <table:table-row table:style-name="ro2">
          <table:table-cell table:formula="of:=LOWER(['Definition (EN)'.C31]&amp;&quot;_&quot;&amp;['Definition (EN)'.D31]&amp;&quot;_&quot;&amp;['Definition (EN)'.$S$3]&amp;&quot;_&quot;&amp;['Definition (EN)'.$R$2]&amp;&quot;:&quot;)" office:value-type="string">
            <text:p>group_ungroup_notify_plural:</text:p>
          </table:table-cell>
          <table:table-cell table:formula="of:=&quot;&quot;&quot;&quot;&amp;SUBSTITUTE(['Definition (EN)'.S31];&quot;{&quot;;&quot;%{&quot;)&amp;&quot;&quot;&quot;&quot;" office:value-type="string">
            <text:p>""</text:p>
          </table:table-cell>
        </table:table-row>
        <table:table-row table:style-name="ro2">
          <table:table-cell table:formula="of:=LOWER(['Definition (EN)'.C31]&amp;&quot;_&quot;&amp;['Definition (EN)'.D31]&amp;&quot;_&quot;&amp;['Definition (EN)'.$T$3]&amp;&quot;_&quot;&amp;['Definition (EN)'.$R$2]&amp;&quot;:&quot;)" office:value-type="string">
            <text:p>group_ungroup_push_plural:</text:p>
          </table:table-cell>
          <table:table-cell table:formula="of:=&quot;&quot;&quot;&quot;&amp;SUBSTITUTE(['Definition (EN)'.T31];&quot;{&quot;;&quot;%{&quot;)&amp;&quot;&quot;&quot;&quot;" office:value-type="string">
            <text:p>""</text:p>
          </table:table-cell>
        </table:table-row>
        <table:table-row table:style-name="ro2">
          <table:table-cell table:formula="of:=LOWER(['Definition (EN)'.C31]&amp;&quot;_&quot;&amp;['Definition (EN)'.D31]&amp;&quot;_&quot;&amp;['Definition (EN)'.$U$3]&amp;&quot;_&quot;&amp;['Definition (EN)'.$U$2]&amp;&quot;:&quot;)" office:value-type="string">
            <text:p>group_ungroup_activity_aggregate:</text:p>
          </table:table-cell>
          <table:table-cell table:formula="of:=&quot;&quot;&quot;&quot;&amp;SUBSTITUTE(['Definition (EN)'.U31];&quot;{&quot;;&quot;%{&quot;)&amp;&quot;&quot;&quot;&quot;" office:value-type="string">
            <text:p>""</text:p>
          </table:table-cell>
        </table:table-row>
        <table:table-row table:style-name="ro2">
          <table:table-cell table:formula="of:=LOWER(['Definition (EN)'.C31]&amp;&quot;_&quot;&amp;['Definition (EN)'.D31]&amp;&quot;_&quot;&amp;['Definition (EN)'.$V$3]&amp;&quot;_&quot;&amp;['Definition (EN)'.$U$2]&amp;&quot;:&quot;)" office:value-type="string">
            <text:p>group_ungroup_notify_aggregate:</text:p>
          </table:table-cell>
          <table:table-cell table:formula="of:=&quot;&quot;&quot;&quot;&amp;SUBSTITUTE(['Definition (EN)'.V30];&quot;{&quot;;&quot;%{&quot;)&amp;&quot;&quot;&quot;&quot;" office:value-type="string">
            <text:p>""</text:p>
          </table:table-cell>
        </table:table-row>
        <table:table-row table:style-name="ro2">
          <table:table-cell table:formula="of:=LOWER(['Definition (EN)'.C31]&amp;&quot;_&quot;&amp;['Definition (EN)'.D31]&amp;&quot;_&quot;&amp;['Definition (EN)'.$W$3]&amp;&quot;_&quot;&amp;['Definition (EN)'.$U$2]&amp;&quot;:&quot;)" office:value-type="string">
            <text:p>group_ungroup_push_aggregate:</text:p>
          </table:table-cell>
          <table:table-cell table:formula="of:=&quot;&quot;&quot;&quot;&amp;SUBSTITUTE(['Definition (EN)'.W30];&quot;{&quot;;&quot;%{&quot;)&amp;&quot;&quot;&quot;&quot;" office:value-type="string">
            <text:p>""</text:p>
          </table:table-cell>
        </table:table-row>
        <table:table-row table:number-rows-repeated="1" table:style-name="ro4"/>
        <table:table-row table:style-name="ro2">
          <table:table-cell table:formula="of:=LOWER(['Definition (EN)'.C32]&amp;&quot;_&quot;&amp;['Definition (EN)'.D32]&amp;&quot;_&quot;&amp;['Definition (EN)'.$H$3]&amp;&quot;_&quot;&amp;['Definition (EN)'.$G$2]&amp;&quot;:&quot;)" office:value-type="string">
            <text:p>group_create_me_singular:</text:p>
          </table:table-cell>
          <table:table-cell table:formula="of:=&quot;&quot;&quot;&quot;&amp;SUBSTITUTE(['Definition (EN)'.H32];&quot;{&quot;;&quot;%{&quot;)&amp;&quot;&quot;&quot;&quot;" office:value-type="string">
            <text:p>"You created the calendar: %{NAME}"</text:p>
          </table:table-cell>
        </table:table-row>
        <table:table-row table:style-name="ro2">
          <table:table-cell table:formula="of:=LOWER(['Definition (EN)'.C32]&amp;&quot;_&quot;&amp;['Definition (EN)'.D32]&amp;&quot;_&quot;&amp;['Definition (EN)'.$Q$3]&amp;&quot;_&quot;&amp;['Definition (EN)'.$G$2]&amp;&quot;:&quot;)" office:value-type="string">
            <text:p>group_create_activity_singular:</text:p>
          </table:table-cell>
          <table:table-cell table:formula="of:=&quot;&quot;&quot;&quot;&amp;SUBSTITUTE(['Definition (EN)'.Q32];&quot;{&quot;;&quot;%{&quot;)&amp;&quot;&quot;&quot;&quot;" office:value-type="string">
            <text:p>""</text:p>
          </table:table-cell>
        </table:table-row>
        <table:table-row table:style-name="ro2">
          <table:table-cell table:formula="of:=LOWER(['Definition (EN)'.C32]&amp;&quot;_&quot;&amp;['Definition (EN)'.D32]&amp;&quot;_&quot;&amp;['Definition (EN)'.$N$3]&amp;&quot;_&quot;&amp;['Definition (EN)'.$G$2]&amp;&quot;:&quot;)" office:value-type="string">
            <text:p>group_create_notify_singular:</text:p>
          </table:table-cell>
          <table:table-cell table:formula="of:=&quot;&quot;&quot;&quot;&amp;SUBSTITUTE(['Definition (EN)'.N32];&quot;{&quot;;&quot;%{&quot;)&amp;&quot;&quot;&quot;&quot;" office:value-type="string">
            <text:p>""</text:p>
          </table:table-cell>
        </table:table-row>
        <table:table-row table:style-name="ro2">
          <table:table-cell table:formula="of:=LOWER(['Definition (EN)'.C32]&amp;&quot;_&quot;&amp;['Definition (EN)'.D32]&amp;&quot;_&quot;&amp;['Definition (EN)'.$K$3]&amp;&quot;_&quot;&amp;['Definition (EN)'.$G$2]&amp;&quot;:&quot;)" office:value-type="string">
            <text:p>group_create_push_singular:</text:p>
          </table:table-cell>
          <table:table-cell table:formula="of:=&quot;&quot;&quot;&quot;&amp;SUBSTITUTE(['Definition (EN)'.K32];&quot;{&quot;;&quot;%{&quot;)&amp;&quot;&quot;&quot;&quot;" office:value-type="string">
            <text:p>""</text:p>
          </table:table-cell>
        </table:table-row>
        <table:table-row table:style-name="ro2">
          <table:table-cell table:formula="of:=LOWER(['Definition (EN)'.C32]&amp;&quot;_&quot;&amp;['Definition (EN)'.D32]&amp;&quot;_&quot;&amp;['Definition (EN)'.$R$3]&amp;&quot;_&quot;&amp;['Definition (EN)'.$R$2]&amp;&quot;:&quot;)" office:value-type="string">
            <text:p>group_create_activity_plural:</text:p>
          </table:table-cell>
          <table:table-cell table:formula="of:=&quot;&quot;&quot;&quot;&amp;SUBSTITUTE(['Definition (EN)'.R32];&quot;{&quot;;&quot;%{&quot;)&amp;&quot;&quot;&quot;&quot;" office:value-type="string">
            <text:p>""</text:p>
          </table:table-cell>
        </table:table-row>
        <table:table-row table:style-name="ro2">
          <table:table-cell table:formula="of:=LOWER(['Definition (EN)'.C32]&amp;&quot;_&quot;&amp;['Definition (EN)'.D32]&amp;&quot;_&quot;&amp;['Definition (EN)'.$S$3]&amp;&quot;_&quot;&amp;['Definition (EN)'.$R$2]&amp;&quot;:&quot;)" office:value-type="string">
            <text:p>group_create_notify_plural:</text:p>
          </table:table-cell>
          <table:table-cell table:formula="of:=&quot;&quot;&quot;&quot;&amp;SUBSTITUTE(['Definition (EN)'.S32];&quot;{&quot;;&quot;%{&quot;)&amp;&quot;&quot;&quot;&quot;" office:value-type="string">
            <text:p>""</text:p>
          </table:table-cell>
        </table:table-row>
        <table:table-row table:style-name="ro2">
          <table:table-cell table:formula="of:=LOWER(['Definition (EN)'.C32]&amp;&quot;_&quot;&amp;['Definition (EN)'.D32]&amp;&quot;_&quot;&amp;['Definition (EN)'.$T$3]&amp;&quot;_&quot;&amp;['Definition (EN)'.$R$2]&amp;&quot;:&quot;)" office:value-type="string">
            <text:p>group_create_push_plural:</text:p>
          </table:table-cell>
          <table:table-cell table:formula="of:=&quot;&quot;&quot;&quot;&amp;SUBSTITUTE(['Definition (EN)'.T32];&quot;{&quot;;&quot;%{&quot;)&amp;&quot;&quot;&quot;&quot;" office:value-type="string">
            <text:p>""</text:p>
          </table:table-cell>
        </table:table-row>
        <table:table-row table:style-name="ro2">
          <table:table-cell table:formula="of:=LOWER(['Definition (EN)'.C32]&amp;&quot;_&quot;&amp;['Definition (EN)'.D32]&amp;&quot;_&quot;&amp;['Definition (EN)'.$U$3]&amp;&quot;_&quot;&amp;['Definition (EN)'.$U$2]&amp;&quot;:&quot;)" office:value-type="string">
            <text:p>group_create_activity_aggregate:</text:p>
          </table:table-cell>
          <table:table-cell table:formula="of:=&quot;&quot;&quot;&quot;&amp;SUBSTITUTE(['Definition (EN)'.U32];&quot;{&quot;;&quot;%{&quot;)&amp;&quot;&quot;&quot;&quot;" office:value-type="string">
            <text:p>""</text:p>
          </table:table-cell>
        </table:table-row>
        <table:table-row table:style-name="ro2">
          <table:table-cell table:formula="of:=LOWER(['Definition (EN)'.C32]&amp;&quot;_&quot;&amp;['Definition (EN)'.D32]&amp;&quot;_&quot;&amp;['Definition (EN)'.$V$3]&amp;&quot;_&quot;&amp;['Definition (EN)'.$U$2]&amp;&quot;:&quot;)" office:value-type="string">
            <text:p>group_create_notify_aggregate:</text:p>
          </table:table-cell>
          <table:table-cell table:formula="of:=&quot;&quot;&quot;&quot;&amp;SUBSTITUTE(['Definition (EN)'.V31];&quot;{&quot;;&quot;%{&quot;)&amp;&quot;&quot;&quot;&quot;" office:value-type="string">
            <text:p>""</text:p>
          </table:table-cell>
        </table:table-row>
        <table:table-row table:style-name="ro2">
          <table:table-cell table:formula="of:=LOWER(['Definition (EN)'.C32]&amp;&quot;_&quot;&amp;['Definition (EN)'.D32]&amp;&quot;_&quot;&amp;['Definition (EN)'.$W$3]&amp;&quot;_&quot;&amp;['Definition (EN)'.$U$2]&amp;&quot;:&quot;)" office:value-type="string">
            <text:p>group_create_push_aggregate:</text:p>
          </table:table-cell>
          <table:table-cell table:formula="of:=&quot;&quot;&quot;&quot;&amp;SUBSTITUTE(['Definition (EN)'.W31];&quot;{&quot;;&quot;%{&quot;)&amp;&quot;&quot;&quot;&quot;" office:value-type="string">
            <text:p>""</text:p>
          </table:table-cell>
        </table:table-row>
      </table:table>
      <table:table table:name="Export (DE)" table:style-name="ta4" table:print="false">
        <office:forms form:automatic-focus="false" form:apply-design-mode="false"/>
        <table:table-column table:style-name="co32" table:default-cell-style-name="ce15"/>
        <table:table-column table:style-name="co33" table:default-cell-style-name="ce15"/>
        <table:table-column table:style-name="co34" table:default-cell-style-name="ce15" table:number-columns-repeated="254"/>
        <table:table-row table:style-name="ro2">
          <table:table-cell table:formula="of:=LOWER(['Definition (DE)'.C4]&amp;&quot;_&quot;&amp;['Definition (DE)'.D4]&amp;&quot;_&quot;&amp;['Definition (DE)'.$G$3]&amp;&quot;_&quot;&amp;['Definition (DE)'.$G$2]&amp;&quot;:&quot;)" office:value-type="string">
            <text:p>slot_comment_me_singular:</text:p>
          </table:table-cell>
          <table:table-cell table:formula="of:=&quot;&quot;&quot;&quot;&amp;SUBSTITUTE(['Definition (DE)'.G4];&quot;{&quot;;&quot;%{&quot;)&amp;&quot;&quot;&quot;&quot;" office:value-type="string">
            <text:p>"You commented on the Slot: %{TITLE}"</text:p>
          </table:table-cell>
        </table:table-row>
        <table:table-row table:style-name="ro2">
          <table:table-cell table:formula="of:=LOWER(['Definition (DE)'.C4]&amp;&quot;_&quot;&amp;['Definition (DE)'.D4]&amp;&quot;_&quot;&amp;['Definition (DE)'.$H$3]&amp;&quot;_&quot;&amp;['Definition (DE)'.$G$2]&amp;&quot;:&quot;)" office:value-type="string">
            <text:p>slot_comment_activity_singular:</text:p>
          </table:table-cell>
          <table:table-cell table:formula="of:=&quot;&quot;&quot;&quot;&amp;SUBSTITUTE(['Definition (DE)'.H4];&quot;{&quot;;&quot;%{&quot;)&amp;&quot;&quot;&quot;&quot;" office:value-type="string">
            <text:p>"%{USER} commented on this Slot."</text:p>
          </table:table-cell>
        </table:table-row>
        <table:table-row table:style-name="ro2">
          <table:table-cell table:formula="of:=LOWER(['Definition (DE)'.C4]&amp;&quot;_&quot;&amp;['Definition (DE)'.D4]&amp;&quot;_&quot;&amp;['Definition (DE)'.$I$3]&amp;&quot;_&quot;&amp;['Definition (DE)'.$G$2]&amp;&quot;:&quot;)" office:value-type="string">
            <text:p>slot_comment_notify_singular:</text:p>
          </table:table-cell>
          <table:table-cell table:formula="of:=&quot;&quot;&quot;&quot;&amp;SUBSTITUTE(['Definition (DE)'.I4];&quot;{&quot;;&quot;%{&quot;)&amp;&quot;&quot;&quot;&quot;" office:value-type="string">
            <text:p>"%{USER} commented on your Slot: %{TITLE}"</text:p>
          </table:table-cell>
        </table:table-row>
        <table:table-row table:style-name="ro2">
          <table:table-cell table:formula="of:=LOWER(['Definition (DE)'.C4]&amp;&quot;_&quot;&amp;['Definition (DE)'.D4]&amp;&quot;_&quot;&amp;['Definition (DE)'.$J$3]&amp;&quot;_&quot;&amp;['Definition (DE)'.$G$2]&amp;&quot;:&quot;)" office:value-type="string">
            <text:p>slot_comment_push_singular:</text:p>
          </table:table-cell>
          <table:table-cell table:formula="of:=&quot;&quot;&quot;&quot;&amp;SUBSTITUTE(['Definition (DE)'.J4];&quot;{&quot;;&quot;%{&quot;)&amp;&quot;&quot;&quot;&quot;" office:value-type="string">
            <text:p>"%{USER} commented on the Slot: %{TITLE}"</text:p>
          </table:table-cell>
        </table:table-row>
        <table:table-row table:style-name="ro2">
          <table:table-cell table:formula="of:=LOWER(['Definition (DE)'.C4]&amp;&quot;_&quot;&amp;['Definition (DE)'.D4]&amp;&quot;_&quot;&amp;['Definition (DE)'.$K$3]&amp;&quot;_&quot;&amp;['Definition (DE)'.$K$2]&amp;&quot;:&quot;)" office:value-type="string">
            <text:p>slot_comment_activity_plural:</text:p>
          </table:table-cell>
          <table:table-cell table:formula="of:=&quot;&quot;&quot;&quot;&amp;SUBSTITUTE(['Definition (DE)'.K4];&quot;{&quot;;&quot;%{&quot;)&amp;&quot;&quot;&quot;&quot;" office:value-type="string">
            <text:p>"%{USER} and %{USER2} commented on this Slot."</text:p>
          </table:table-cell>
        </table:table-row>
        <table:table-row table:style-name="ro2">
          <table:table-cell table:formula="of:=LOWER(['Definition (DE)'.C4]&amp;&quot;_&quot;&amp;['Definition (DE)'.D4]&amp;&quot;_&quot;&amp;['Definition (DE)'.$L$3]&amp;&quot;_&quot;&amp;['Definition (DE)'.$K$2]&amp;&quot;:&quot;)" office:value-type="string">
            <text:p>slot_comment_notify_plural:</text:p>
          </table:table-cell>
          <table:table-cell table:formula="of:=&quot;&quot;&quot;&quot;&amp;SUBSTITUTE(['Definition (DE)'.L4];&quot;{&quot;;&quot;%{&quot;)&amp;&quot;&quot;&quot;&quot;" office:value-type="string">
            <text:p>"%{USER} and %{USER2} commented on your Slot: %{TITLE}"</text:p>
          </table:table-cell>
        </table:table-row>
        <table:table-row table:style-name="ro2">
          <table:table-cell table:formula="of:=LOWER(['Definition (DE)'.C4]&amp;&quot;_&quot;&amp;['Definition (DE)'.D4]&amp;&quot;_&quot;&amp;['Definition (DE)'.$M$3]&amp;&quot;_&quot;&amp;['Definition (DE)'.$K$2]&amp;&quot;:&quot;)" office:value-type="string">
            <text:p>slot_comment_push_plural:</text:p>
          </table:table-cell>
          <table:table-cell table:formula="of:=&quot;&quot;&quot;&quot;&amp;SUBSTITUTE(['Definition (DE)'.M4];&quot;{&quot;;&quot;%{&quot;)&amp;&quot;&quot;&quot;&quot;" office:value-type="string">
            <text:p>"%{USER} and %{USER2} commented on the Slot: %{TITLE}"</text:p>
          </table:table-cell>
        </table:table-row>
        <table:table-row table:style-name="ro2">
          <table:table-cell table:formula="of:=LOWER(['Definition (DE)'.C4]&amp;&quot;_&quot;&amp;['Definition (DE)'.D4]&amp;&quot;_&quot;&amp;['Definition (DE)'.$N$3]&amp;&quot;_&quot;&amp;['Definition (DE)'.$N$2]&amp;&quot;:&quot;)" office:value-type="string">
            <text:p>slot_comment_activity_aggregate:</text:p>
          </table:table-cell>
          <table:table-cell table:formula="of:=&quot;&quot;&quot;&quot;&amp;SUBSTITUTE(['Definition (DE)'.N4];&quot;{&quot;;&quot;%{&quot;)&amp;&quot;&quot;&quot;&quot;" office:value-type="string">
            <text:p>"%{USER} and %{USERCOUNT} others commented on this Slot."</text:p>
          </table:table-cell>
        </table:table-row>
        <table:table-row table:style-name="ro2">
          <table:table-cell table:formula="of:=LOWER(['Definition (DE)'.C4]&amp;&quot;_&quot;&amp;['Definition (DE)'.D4]&amp;&quot;_&quot;&amp;['Definition (DE)'.$O$3]&amp;&quot;_&quot;&amp;['Definition (DE)'.$N$2]&amp;&quot;:&quot;)" office:value-type="string">
            <text:p>slot_comment_notify_aggregate:</text:p>
          </table:table-cell>
          <table:table-cell table:formula="of:=&quot;&quot;&quot;&quot;&amp;SUBSTITUTE(['Definition (DE)'.O4];&quot;{&quot;;&quot;%{&quot;)&amp;&quot;&quot;&quot;&quot;" office:value-type="string">
            <text:p>"%{USER} and %{USERCOUNT} others commented on your Slot: %{TITLE}"</text:p>
          </table:table-cell>
        </table:table-row>
        <table:table-row table:style-name="ro2">
          <table:table-cell table:formula="of:=LOWER(['Definition (DE)'.C4]&amp;&quot;_&quot;&amp;['Definition (DE)'.D4]&amp;&quot;_&quot;&amp;['Definition (DE)'.$P$3]&amp;&quot;_&quot;&amp;['Definition (DE)'.$N$2]&amp;&quot;:&quot;)" office:value-type="string">
            <text:p>slot_comment_push_aggregate:</text:p>
          </table:table-cell>
          <table:table-cell table:formula="of:=&quot;&quot;&quot;&quot;&amp;SUBSTITUTE(['Definition (DE)'.P4];&quot;{&quot;;&quot;%{&quot;)&amp;&quot;&quot;&quot;&quot;" office:value-type="string">
            <text:p>"%{USER} and %{USERCOUNT} others commented on the Slot: %{TITLE}"</text:p>
          </table:table-cell>
        </table:table-row>
        <table:table-row table:number-rows-repeated="1" table:style-name="ro5"/>
        <table:table-row table:style-name="ro2">
          <table:table-cell table:formula="of:=LOWER(['Definition (DE)'.C5]&amp;&quot;_&quot;&amp;['Definition (DE)'.D5]&amp;&quot;_&quot;&amp;['Definition (DE)'.$G$3]&amp;&quot;_&quot;&amp;['Definition (DE)'.$G$2]&amp;&quot;:&quot;)" office:value-type="string">
            <text:p>slot_like_me_singular:</text:p>
          </table:table-cell>
          <table:table-cell table:formula="of:=&quot;&quot;&quot;&quot;&amp;SUBSTITUTE(['Definition (DE)'.G5];&quot;{&quot;;&quot;%{&quot;)&amp;&quot;&quot;&quot;&quot;" office:value-type="string">
            <text:p>"You like the Slot: %{TITLE}"</text:p>
          </table:table-cell>
        </table:table-row>
        <table:table-row table:style-name="ro2">
          <table:table-cell table:formula="of:=LOWER(['Definition (DE)'.C5]&amp;&quot;_&quot;&amp;['Definition (DE)'.D5]&amp;&quot;_&quot;&amp;['Definition (DE)'.$H$3]&amp;&quot;_&quot;&amp;['Definition (DE)'.$G$2]&amp;&quot;:&quot;)" office:value-type="string">
            <text:p>slot_like_activity_singular:</text:p>
          </table:table-cell>
          <table:table-cell table:formula="of:=&quot;&quot;&quot;&quot;&amp;SUBSTITUTE(['Definition (DE)'.H5];&quot;{&quot;;&quot;%{&quot;)&amp;&quot;&quot;&quot;&quot;" office:value-type="string">
            <text:p>"%{USER} likes this Slot."</text:p>
          </table:table-cell>
        </table:table-row>
        <table:table-row table:style-name="ro2">
          <table:table-cell table:formula="of:=LOWER(['Definition (DE)'.C5]&amp;&quot;_&quot;&amp;['Definition (DE)'.D5]&amp;&quot;_&quot;&amp;['Definition (DE)'.$I$3]&amp;&quot;_&quot;&amp;['Definition (DE)'.$G$2]&amp;&quot;:&quot;)" office:value-type="string">
            <text:p>slot_like_notify_singular:</text:p>
          </table:table-cell>
          <table:table-cell table:formula="of:=&quot;&quot;&quot;&quot;&amp;SUBSTITUTE(['Definition (DE)'.I5];&quot;{&quot;;&quot;%{&quot;)&amp;&quot;&quot;&quot;&quot;" office:value-type="string">
            <text:p>"%{USER} likes your Slot: %{TITLE}"</text:p>
          </table:table-cell>
        </table:table-row>
        <table:table-row table:style-name="ro2">
          <table:table-cell table:formula="of:=LOWER(['Definition (DE)'.C5]&amp;&quot;_&quot;&amp;['Definition (DE)'.D5]&amp;&quot;_&quot;&amp;['Definition (DE)'.$J$3]&amp;&quot;_&quot;&amp;['Definition (DE)'.$G$2]&amp;&quot;:&quot;)" office:value-type="string">
            <text:p>slot_like_push_singular:</text:p>
          </table:table-cell>
          <table:table-cell table:formula="of:=&quot;&quot;&quot;&quot;&amp;SUBSTITUTE(['Definition (DE)'.J5];&quot;{&quot;;&quot;%{&quot;)&amp;&quot;&quot;&quot;&quot;" office:value-type="string">
            <text:p>"%{USER} likes your Slot: %{TITLE}"</text:p>
          </table:table-cell>
        </table:table-row>
        <table:table-row table:style-name="ro2">
          <table:table-cell table:formula="of:=LOWER(['Definition (DE)'.C5]&amp;&quot;_&quot;&amp;['Definition (DE)'.D5]&amp;&quot;_&quot;&amp;['Definition (DE)'.$K$3]&amp;&quot;_&quot;&amp;['Definition (DE)'.$K$2]&amp;&quot;:&quot;)" office:value-type="string">
            <text:p>slot_like_activity_plural:</text:p>
          </table:table-cell>
          <table:table-cell table:formula="of:=&quot;&quot;&quot;&quot;&amp;SUBSTITUTE(['Definition (DE)'.K5];&quot;{&quot;;&quot;%{&quot;)&amp;&quot;&quot;&quot;&quot;" office:value-type="string">
            <text:p>"%{USER} and %{USER2} like this Slot."</text:p>
          </table:table-cell>
        </table:table-row>
        <table:table-row table:style-name="ro2">
          <table:table-cell table:formula="of:=LOWER(['Definition (DE)'.C5]&amp;&quot;_&quot;&amp;['Definition (DE)'.D5]&amp;&quot;_&quot;&amp;['Definition (DE)'.$L$3]&amp;&quot;_&quot;&amp;['Definition (DE)'.$K$2]&amp;&quot;:&quot;)" office:value-type="string">
            <text:p>slot_like_notify_plural:</text:p>
          </table:table-cell>
          <table:table-cell table:formula="of:=&quot;&quot;&quot;&quot;&amp;SUBSTITUTE(['Definition (DE)'.L5];&quot;{&quot;;&quot;%{&quot;)&amp;&quot;&quot;&quot;&quot;" office:value-type="string">
            <text:p>"%{USER} and %{USER2} like your Slot: %{TITLE}"</text:p>
          </table:table-cell>
        </table:table-row>
        <table:table-row table:style-name="ro2">
          <table:table-cell table:formula="of:=LOWER(['Definition (DE)'.C5]&amp;&quot;_&quot;&amp;['Definition (DE)'.D5]&amp;&quot;_&quot;&amp;['Definition (DE)'.$M$3]&amp;&quot;_&quot;&amp;['Definition (DE)'.$K$2]&amp;&quot;:&quot;)" office:value-type="string">
            <text:p>slot_like_push_plural:</text:p>
          </table:table-cell>
          <table:table-cell table:formula="of:=&quot;&quot;&quot;&quot;&amp;SUBSTITUTE(['Definition (DE)'.M5];&quot;{&quot;;&quot;%{&quot;)&amp;&quot;&quot;&quot;&quot;" office:value-type="string">
            <text:p>"%{USER} and %{USER2} like the Slot: %{TITLE}"</text:p>
          </table:table-cell>
        </table:table-row>
        <table:table-row table:style-name="ro2">
          <table:table-cell table:formula="of:=LOWER(['Definition (DE)'.C5]&amp;&quot;_&quot;&amp;['Definition (DE)'.D5]&amp;&quot;_&quot;&amp;['Definition (DE)'.$N$3]&amp;&quot;_&quot;&amp;['Definition (DE)'.$N$2]&amp;&quot;:&quot;)" office:value-type="string">
            <text:p>slot_like_activity_aggregate:</text:p>
          </table:table-cell>
          <table:table-cell table:formula="of:=&quot;&quot;&quot;&quot;&amp;SUBSTITUTE(['Definition (DE)'.N5];&quot;{&quot;;&quot;%{&quot;)&amp;&quot;&quot;&quot;&quot;" office:value-type="string">
            <text:p>"%{USER} and %{USERCOUNT} others like this Slot."</text:p>
          </table:table-cell>
        </table:table-row>
        <table:table-row table:style-name="ro2">
          <table:table-cell table:formula="of:=LOWER(['Definition (DE)'.C5]&amp;&quot;_&quot;&amp;['Definition (DE)'.D5]&amp;&quot;_&quot;&amp;['Definition (DE)'.$O$3]&amp;&quot;_&quot;&amp;['Definition (DE)'.$N$2]&amp;&quot;:&quot;)" office:value-type="string">
            <text:p>slot_like_notify_aggregate:</text:p>
          </table:table-cell>
          <table:table-cell table:formula="of:=&quot;&quot;&quot;&quot;&amp;SUBSTITUTE(['Definition (DE)'.O5];&quot;{&quot;;&quot;%{&quot;)&amp;&quot;&quot;&quot;&quot;" office:value-type="string">
            <text:p>"%{USER} and %{USERCOUNT} others like your Slot: %{TITLE}"</text:p>
          </table:table-cell>
        </table:table-row>
        <table:table-row table:style-name="ro2">
          <table:table-cell table:formula="of:=LOWER(['Definition (DE)'.C5]&amp;&quot;_&quot;&amp;['Definition (DE)'.D5]&amp;&quot;_&quot;&amp;['Definition (DE)'.$P$3]&amp;&quot;_&quot;&amp;['Definition (DE)'.$N$2]&amp;&quot;:&quot;)" office:value-type="string">
            <text:p>slot_like_push_aggregate:</text:p>
          </table:table-cell>
          <table:table-cell table:formula="of:=&quot;&quot;&quot;&quot;&amp;SUBSTITUTE(['Definition (DE)'.P5];&quot;{&quot;;&quot;%{&quot;)&amp;&quot;&quot;&quot;&quot;" office:value-type="string">
            <text:p>"%{USER} and %{USERCOUNT} others like the Slot: %{TITLE}"</text:p>
          </table:table-cell>
        </table:table-row>
        <table:table-row table:number-rows-repeated="1" table:style-name="ro5"/>
        <table:table-row table:style-name="ro2">
          <table:table-cell table:formula="of:=LOWER(['Definition (DE)'.C6]&amp;&quot;_&quot;&amp;['Definition (DE)'.D6]&amp;&quot;_&quot;&amp;['Definition (DE)'.$G$3]&amp;&quot;_&quot;&amp;['Definition (DE)'.$G$2]&amp;&quot;:&quot;)" office:value-type="string">
            <text:p>slot_slot_me_singular:</text:p>
          </table:table-cell>
          <table:table-cell table:formula="of:=&quot;&quot;&quot;&quot;&amp;SUBSTITUTE(['Definition (DE)'.G6];&quot;{&quot;;&quot;%{&quot;)&amp;&quot;&quot;&quot;&quot;" office:value-type="string">
            <text:p>"You added the Slot: %{TITLE}"</text:p>
          </table:table-cell>
        </table:table-row>
        <table:table-row table:style-name="ro2">
          <table:table-cell table:formula="of:=LOWER(['Definition (DE)'.C6]&amp;&quot;_&quot;&amp;['Definition (DE)'.D6]&amp;&quot;_&quot;&amp;['Definition (DE)'.$H$3]&amp;&quot;_&quot;&amp;['Definition (DE)'.$G$2]&amp;&quot;:&quot;)" office:value-type="string">
            <text:p>slot_slot_activity_singular:</text:p>
          </table:table-cell>
          <table:table-cell table:formula="of:=&quot;&quot;&quot;&quot;&amp;SUBSTITUTE(['Definition (DE)'.H6];&quot;{&quot;;&quot;%{&quot;)&amp;&quot;&quot;&quot;&quot;" office:value-type="string">
            <text:p>"%{USER} added this Slot."</text:p>
          </table:table-cell>
        </table:table-row>
        <table:table-row table:style-name="ro2">
          <table:table-cell table:formula="of:=LOWER(['Definition (DE)'.C6]&amp;&quot;_&quot;&amp;['Definition (DE)'.D6]&amp;&quot;_&quot;&amp;['Definition (DE)'.$I$3]&amp;&quot;_&quot;&amp;['Definition (DE)'.$G$2]&amp;&quot;:&quot;)" office:value-type="string">
            <text:p>slot_slot_notify_singular:</text:p>
          </table:table-cell>
          <table:table-cell table:formula="of:=&quot;&quot;&quot;&quot;&amp;SUBSTITUTE(['Definition (DE)'.I6];&quot;{&quot;;&quot;%{&quot;)&amp;&quot;&quot;&quot;&quot;" office:value-type="string">
            <text:p>""</text:p>
          </table:table-cell>
        </table:table-row>
        <table:table-row table:style-name="ro2">
          <table:table-cell table:formula="of:=LOWER(['Definition (DE)'.C6]&amp;&quot;_&quot;&amp;['Definition (DE)'.D6]&amp;&quot;_&quot;&amp;['Definition (DE)'.$J$3]&amp;&quot;_&quot;&amp;['Definition (DE)'.$G$2]&amp;&quot;:&quot;)" office:value-type="string">
            <text:p>slot_slot_push_singular:</text:p>
          </table:table-cell>
          <table:table-cell table:formula="of:=&quot;&quot;&quot;&quot;&amp;SUBSTITUTE(['Definition (DE)'.J6];&quot;{&quot;;&quot;%{&quot;)&amp;&quot;&quot;&quot;&quot;" office:value-type="string">
            <text:p>""</text:p>
          </table:table-cell>
        </table:table-row>
        <table:table-row table:style-name="ro2">
          <table:table-cell table:formula="of:=LOWER(['Definition (DE)'.C6]&amp;&quot;_&quot;&amp;['Definition (DE)'.D6]&amp;&quot;_&quot;&amp;['Definition (DE)'.$K$3]&amp;&quot;_&quot;&amp;['Definition (DE)'.$K$2]&amp;&quot;:&quot;)" office:value-type="string">
            <text:p>slot_slot_activity_plural:</text:p>
          </table:table-cell>
          <table:table-cell table:formula="of:=&quot;&quot;&quot;&quot;&amp;SUBSTITUTE(['Definition (DE)'.K6];&quot;{&quot;;&quot;%{&quot;)&amp;&quot;&quot;&quot;&quot;" office:value-type="string">
            <text:p>""</text:p>
          </table:table-cell>
        </table:table-row>
        <table:table-row table:style-name="ro2">
          <table:table-cell table:formula="of:=LOWER(['Definition (DE)'.C6]&amp;&quot;_&quot;&amp;['Definition (DE)'.D6]&amp;&quot;_&quot;&amp;['Definition (DE)'.$L$3]&amp;&quot;_&quot;&amp;['Definition (DE)'.$K$2]&amp;&quot;:&quot;)" office:value-type="string">
            <text:p>slot_slot_notify_plural:</text:p>
          </table:table-cell>
          <table:table-cell table:formula="of:=&quot;&quot;&quot;&quot;&amp;SUBSTITUTE(['Definition (DE)'.L6];&quot;{&quot;;&quot;%{&quot;)&amp;&quot;&quot;&quot;&quot;" office:value-type="string">
            <text:p>""</text:p>
          </table:table-cell>
        </table:table-row>
        <table:table-row table:style-name="ro2">
          <table:table-cell table:formula="of:=LOWER(['Definition (DE)'.C6]&amp;&quot;_&quot;&amp;['Definition (DE)'.D6]&amp;&quot;_&quot;&amp;['Definition (DE)'.$M$3]&amp;&quot;_&quot;&amp;['Definition (DE)'.$K$2]&amp;&quot;:&quot;)" office:value-type="string">
            <text:p>slot_slot_push_plural:</text:p>
          </table:table-cell>
          <table:table-cell table:formula="of:=&quot;&quot;&quot;&quot;&amp;SUBSTITUTE(['Definition (DE)'.M6];&quot;{&quot;;&quot;%{&quot;)&amp;&quot;&quot;&quot;&quot;" office:value-type="string">
            <text:p>""</text:p>
          </table:table-cell>
        </table:table-row>
        <table:table-row table:style-name="ro2">
          <table:table-cell table:formula="of:=LOWER(['Definition (DE)'.C6]&amp;&quot;_&quot;&amp;['Definition (DE)'.D6]&amp;&quot;_&quot;&amp;['Definition (DE)'.$N$3]&amp;&quot;_&quot;&amp;['Definition (DE)'.$N$2]&amp;&quot;:&quot;)" office:value-type="string">
            <text:p>slot_slot_activity_aggregate:</text:p>
          </table:table-cell>
          <table:table-cell table:formula="of:=&quot;&quot;&quot;&quot;&amp;SUBSTITUTE(['Definition (DE)'.N6];&quot;{&quot;;&quot;%{&quot;)&amp;&quot;&quot;&quot;&quot;" office:value-type="string">
            <text:p>""</text:p>
          </table:table-cell>
        </table:table-row>
        <table:table-row table:style-name="ro2">
          <table:table-cell table:formula="of:=LOWER(['Definition (DE)'.C6]&amp;&quot;_&quot;&amp;['Definition (DE)'.D6]&amp;&quot;_&quot;&amp;['Definition (DE)'.$O$3]&amp;&quot;_&quot;&amp;['Definition (DE)'.$N$2]&amp;&quot;:&quot;)" office:value-type="string">
            <text:p>slot_slot_notify_aggregate:</text:p>
          </table:table-cell>
          <table:table-cell table:formula="of:=&quot;&quot;&quot;&quot;&amp;SUBSTITUTE(['Definition (DE)'.O6];&quot;{&quot;;&quot;%{&quot;)&amp;&quot;&quot;&quot;&quot;" office:value-type="string">
            <text:p>""</text:p>
          </table:table-cell>
        </table:table-row>
        <table:table-row table:style-name="ro2">
          <table:table-cell table:formula="of:=LOWER(['Definition (DE)'.C6]&amp;&quot;_&quot;&amp;['Definition (DE)'.D6]&amp;&quot;_&quot;&amp;['Definition (DE)'.$P$3]&amp;&quot;_&quot;&amp;['Definition (DE)'.$N$2]&amp;&quot;:&quot;)" office:value-type="string">
            <text:p>slot_slot_push_aggregate:</text:p>
          </table:table-cell>
          <table:table-cell table:formula="of:=&quot;&quot;&quot;&quot;&amp;SUBSTITUTE(['Definition (DE)'.P6];&quot;{&quot;;&quot;%{&quot;)&amp;&quot;&quot;&quot;&quot;" office:value-type="string">
            <text:p>""</text:p>
          </table:table-cell>
        </table:table-row>
        <table:table-row table:number-rows-repeated="1" table:style-name="ro5"/>
        <table:table-row table:style-name="ro2">
          <table:table-cell table:formula="of:=LOWER(['Definition (DE)'.C7]&amp;&quot;_&quot;&amp;['Definition (DE)'.D7]&amp;&quot;_&quot;&amp;['Definition (DE)'.$G$3]&amp;&quot;_&quot;&amp;['Definition (DE)'.$G$2]&amp;&quot;:&quot;)" office:value-type="string">
            <text:p>slot_image_me_singular:</text:p>
          </table:table-cell>
          <table:table-cell table:formula="of:=&quot;&quot;&quot;&quot;&amp;SUBSTITUTE(['Definition (DE)'.G7];&quot;{&quot;;&quot;%{&quot;)&amp;&quot;&quot;&quot;&quot;" office:value-type="string">
            <text:p>"You added an image to the Slot: %{TITLE}"</text:p>
          </table:table-cell>
        </table:table-row>
        <table:table-row table:style-name="ro2">
          <table:table-cell table:formula="of:=LOWER(['Definition (DE)'.C7]&amp;&quot;_&quot;&amp;['Definition (DE)'.D7]&amp;&quot;_&quot;&amp;['Definition (DE)'.$H$3]&amp;&quot;_&quot;&amp;['Definition (DE)'.$G$2]&amp;&quot;:&quot;)" office:value-type="string">
            <text:p>slot_image_activity_singular:</text:p>
          </table:table-cell>
          <table:table-cell table:formula="of:=&quot;&quot;&quot;&quot;&amp;SUBSTITUTE(['Definition (DE)'.H7];&quot;{&quot;;&quot;%{&quot;)&amp;&quot;&quot;&quot;&quot;" office:value-type="string">
            <text:p>"%{USER} added an image to this Slot."</text:p>
          </table:table-cell>
        </table:table-row>
        <table:table-row table:style-name="ro2">
          <table:table-cell table:formula="of:=LOWER(['Definition (DE)'.C7]&amp;&quot;_&quot;&amp;['Definition (DE)'.D7]&amp;&quot;_&quot;&amp;['Definition (DE)'.$I$3]&amp;&quot;_&quot;&amp;['Definition (DE)'.$G$2]&amp;&quot;:&quot;)" office:value-type="string">
            <text:p>slot_image_notify_singular:</text:p>
          </table:table-cell>
          <table:table-cell table:formula="of:=&quot;&quot;&quot;&quot;&amp;SUBSTITUTE(['Definition (DE)'.I7];&quot;{&quot;;&quot;%{&quot;)&amp;&quot;&quot;&quot;&quot;" office:value-type="string">
            <text:p>"%{USER} added an image to your Slot: %{TITLE}"</text:p>
          </table:table-cell>
        </table:table-row>
        <table:table-row table:style-name="ro2">
          <table:table-cell table:formula="of:=LOWER(['Definition (DE)'.C7]&amp;&quot;_&quot;&amp;['Definition (DE)'.D7]&amp;&quot;_&quot;&amp;['Definition (DE)'.$J$3]&amp;&quot;_&quot;&amp;['Definition (DE)'.$G$2]&amp;&quot;:&quot;)" office:value-type="string">
            <text:p>slot_image_push_singular:</text:p>
          </table:table-cell>
          <table:table-cell table:formula="of:=&quot;&quot;&quot;&quot;&amp;SUBSTITUTE(['Definition (DE)'.J7];&quot;{&quot;;&quot;%{&quot;)&amp;&quot;&quot;&quot;&quot;" office:value-type="string">
            <text:p>"%{USER} added an image to the Slot: %{TITLE}"</text:p>
          </table:table-cell>
        </table:table-row>
        <table:table-row table:style-name="ro2">
          <table:table-cell table:formula="of:=LOWER(['Definition (DE)'.C7]&amp;&quot;_&quot;&amp;['Definition (DE)'.D7]&amp;&quot;_&quot;&amp;['Definition (DE)'.$K$3]&amp;&quot;_&quot;&amp;['Definition (DE)'.$K$2]&amp;&quot;:&quot;)" office:value-type="string">
            <text:p>slot_image_activity_plural:</text:p>
          </table:table-cell>
          <table:table-cell table:formula="of:=&quot;&quot;&quot;&quot;&amp;SUBSTITUTE(['Definition (DE)'.K7];&quot;{&quot;;&quot;%{&quot;)&amp;&quot;&quot;&quot;&quot;" office:value-type="string">
            <text:p>"%{USER} and %{USER2} added an image to this Slot."</text:p>
          </table:table-cell>
        </table:table-row>
        <table:table-row table:style-name="ro2">
          <table:table-cell table:formula="of:=LOWER(['Definition (DE)'.C7]&amp;&quot;_&quot;&amp;['Definition (DE)'.D7]&amp;&quot;_&quot;&amp;['Definition (DE)'.$L$3]&amp;&quot;_&quot;&amp;['Definition (DE)'.$K$2]&amp;&quot;:&quot;)" office:value-type="string">
            <text:p>slot_image_notify_plural:</text:p>
          </table:table-cell>
          <table:table-cell table:formula="of:=&quot;&quot;&quot;&quot;&amp;SUBSTITUTE(['Definition (DE)'.L7];&quot;{&quot;;&quot;%{&quot;)&amp;&quot;&quot;&quot;&quot;" office:value-type="string">
            <text:p>"%{USER} and %{USER2} added an image to your Slot: %{TITLE}"</text:p>
          </table:table-cell>
        </table:table-row>
        <table:table-row table:style-name="ro2">
          <table:table-cell table:formula="of:=LOWER(['Definition (DE)'.C7]&amp;&quot;_&quot;&amp;['Definition (DE)'.D7]&amp;&quot;_&quot;&amp;['Definition (DE)'.$M$3]&amp;&quot;_&quot;&amp;['Definition (DE)'.$K$2]&amp;&quot;:&quot;)" office:value-type="string">
            <text:p>slot_image_push_plural:</text:p>
          </table:table-cell>
          <table:table-cell table:formula="of:=&quot;&quot;&quot;&quot;&amp;SUBSTITUTE(['Definition (DE)'.M7];&quot;{&quot;;&quot;%{&quot;)&amp;&quot;&quot;&quot;&quot;" office:value-type="string">
            <text:p>"%{USER} and %{USER2} added an image to the Slot: %{TITLE}"</text:p>
          </table:table-cell>
        </table:table-row>
        <table:table-row table:style-name="ro2">
          <table:table-cell table:formula="of:=LOWER(['Definition (DE)'.C7]&amp;&quot;_&quot;&amp;['Definition (DE)'.D7]&amp;&quot;_&quot;&amp;['Definition (DE)'.$N$3]&amp;&quot;_&quot;&amp;['Definition (DE)'.$N$2]&amp;&quot;:&quot;)" office:value-type="string">
            <text:p>slot_image_activity_aggregate:</text:p>
          </table:table-cell>
          <table:table-cell table:formula="of:=&quot;&quot;&quot;&quot;&amp;SUBSTITUTE(['Definition (DE)'.N7];&quot;{&quot;;&quot;%{&quot;)&amp;&quot;&quot;&quot;&quot;" office:value-type="string">
            <text:p>"%{USER} and %{USERCOUNT} others added an image to this Slot."</text:p>
          </table:table-cell>
        </table:table-row>
        <table:table-row table:style-name="ro2">
          <table:table-cell table:formula="of:=LOWER(['Definition (DE)'.C7]&amp;&quot;_&quot;&amp;['Definition (DE)'.D7]&amp;&quot;_&quot;&amp;['Definition (DE)'.$O$3]&amp;&quot;_&quot;&amp;['Definition (DE)'.$N$2]&amp;&quot;:&quot;)" office:value-type="string">
            <text:p>slot_image_notify_aggregate:</text:p>
          </table:table-cell>
          <table:table-cell table:formula="of:=&quot;&quot;&quot;&quot;&amp;SUBSTITUTE(['Definition (DE)'.O7];&quot;{&quot;;&quot;%{&quot;)&amp;&quot;&quot;&quot;&quot;" office:value-type="string">
            <text:p>"%{USER} and %{USERCOUNT} others added an image to your Slot: %{TITLE}"</text:p>
          </table:table-cell>
        </table:table-row>
        <table:table-row table:style-name="ro2">
          <table:table-cell table:formula="of:=LOWER(['Definition (DE)'.C7]&amp;&quot;_&quot;&amp;['Definition (DE)'.D7]&amp;&quot;_&quot;&amp;['Definition (DE)'.$P$3]&amp;&quot;_&quot;&amp;['Definition (DE)'.$N$2]&amp;&quot;:&quot;)" office:value-type="string">
            <text:p>slot_image_push_aggregate:</text:p>
          </table:table-cell>
          <table:table-cell table:formula="of:=&quot;&quot;&quot;&quot;&amp;SUBSTITUTE(['Definition (DE)'.P7];&quot;{&quot;;&quot;%{&quot;)&amp;&quot;&quot;&quot;&quot;" office:value-type="string">
            <text:p>"%{USER} and %{USERCOUNT} others added an image to the Slot: %{TITLE}"</text:p>
          </table:table-cell>
        </table:table-row>
        <table:table-row table:number-rows-repeated="1" table:style-name="ro5"/>
        <table:table-row table:style-name="ro2">
          <table:table-cell table:formula="of:=LOWER(['Definition (DE)'.C8]&amp;&quot;_&quot;&amp;['Definition (DE)'.D8]&amp;&quot;_&quot;&amp;['Definition (DE)'.$G$3]&amp;&quot;_&quot;&amp;['Definition (DE)'.$G$2]&amp;&quot;:&quot;)" office:value-type="string">
            <text:p>slot_video_me_singular:</text:p>
          </table:table-cell>
          <table:table-cell table:formula="of:=&quot;&quot;&quot;&quot;&amp;SUBSTITUTE(['Definition (DE)'.G8];&quot;{&quot;;&quot;%{&quot;)&amp;&quot;&quot;&quot;&quot;" office:value-type="string">
            <text:p>"You added a video to the Slot: %{TITLE}"</text:p>
          </table:table-cell>
        </table:table-row>
        <table:table-row table:style-name="ro2">
          <table:table-cell table:formula="of:=LOWER(['Definition (DE)'.C8]&amp;&quot;_&quot;&amp;['Definition (DE)'.D8]&amp;&quot;_&quot;&amp;['Definition (DE)'.$H$3]&amp;&quot;_&quot;&amp;['Definition (DE)'.$G$2]&amp;&quot;:&quot;)" office:value-type="string">
            <text:p>slot_video_activity_singular:</text:p>
          </table:table-cell>
          <table:table-cell table:formula="of:=&quot;&quot;&quot;&quot;&amp;SUBSTITUTE(['Definition (DE)'.H8];&quot;{&quot;;&quot;%{&quot;)&amp;&quot;&quot;&quot;&quot;" office:value-type="string">
            <text:p>"%{USER} added a video to this Slot."</text:p>
          </table:table-cell>
        </table:table-row>
        <table:table-row table:style-name="ro2">
          <table:table-cell table:formula="of:=LOWER(['Definition (DE)'.C8]&amp;&quot;_&quot;&amp;['Definition (DE)'.D8]&amp;&quot;_&quot;&amp;['Definition (DE)'.$I$3]&amp;&quot;_&quot;&amp;['Definition (DE)'.$G$2]&amp;&quot;:&quot;)" office:value-type="string">
            <text:p>slot_video_notify_singular:</text:p>
          </table:table-cell>
          <table:table-cell table:formula="of:=&quot;&quot;&quot;&quot;&amp;SUBSTITUTE(['Definition (DE)'.I8];&quot;{&quot;;&quot;%{&quot;)&amp;&quot;&quot;&quot;&quot;" office:value-type="string">
            <text:p>"%{USER} added a video to your Slot: %{TITLE}"</text:p>
          </table:table-cell>
        </table:table-row>
        <table:table-row table:style-name="ro2">
          <table:table-cell table:formula="of:=LOWER(['Definition (DE)'.C8]&amp;&quot;_&quot;&amp;['Definition (DE)'.D8]&amp;&quot;_&quot;&amp;['Definition (DE)'.$J$3]&amp;&quot;_&quot;&amp;['Definition (DE)'.$G$2]&amp;&quot;:&quot;)" office:value-type="string">
            <text:p>slot_video_push_singular:</text:p>
          </table:table-cell>
          <table:table-cell table:formula="of:=&quot;&quot;&quot;&quot;&amp;SUBSTITUTE(['Definition (DE)'.J8];&quot;{&quot;;&quot;%{&quot;)&amp;&quot;&quot;&quot;&quot;" office:value-type="string">
            <text:p>"%{USER} added a video to the Slot: %{TITLE}"</text:p>
          </table:table-cell>
        </table:table-row>
        <table:table-row table:style-name="ro2">
          <table:table-cell table:formula="of:=LOWER(['Definition (DE)'.C8]&amp;&quot;_&quot;&amp;['Definition (DE)'.D8]&amp;&quot;_&quot;&amp;['Definition (DE)'.$K$3]&amp;&quot;_&quot;&amp;['Definition (DE)'.$K$2]&amp;&quot;:&quot;)" office:value-type="string">
            <text:p>slot_video_activity_plural:</text:p>
          </table:table-cell>
          <table:table-cell table:formula="of:=&quot;&quot;&quot;&quot;&amp;SUBSTITUTE(['Definition (DE)'.K8];&quot;{&quot;;&quot;%{&quot;)&amp;&quot;&quot;&quot;&quot;" office:value-type="string">
            <text:p>"%{USER} and %{USER2} added a video to this Slot."</text:p>
          </table:table-cell>
        </table:table-row>
        <table:table-row table:style-name="ro2">
          <table:table-cell table:formula="of:=LOWER(['Definition (DE)'.C8]&amp;&quot;_&quot;&amp;['Definition (DE)'.D8]&amp;&quot;_&quot;&amp;['Definition (DE)'.$L$3]&amp;&quot;_&quot;&amp;['Definition (DE)'.$K$2]&amp;&quot;:&quot;)" office:value-type="string">
            <text:p>slot_video_notify_plural:</text:p>
          </table:table-cell>
          <table:table-cell table:formula="of:=&quot;&quot;&quot;&quot;&amp;SUBSTITUTE(['Definition (DE)'.L8];&quot;{&quot;;&quot;%{&quot;)&amp;&quot;&quot;&quot;&quot;" office:value-type="string">
            <text:p>"%{USER} and %{USER2} added a video to your Slot: %{TITLE}"</text:p>
          </table:table-cell>
        </table:table-row>
        <table:table-row table:style-name="ro2">
          <table:table-cell table:formula="of:=LOWER(['Definition (DE)'.C8]&amp;&quot;_&quot;&amp;['Definition (DE)'.D8]&amp;&quot;_&quot;&amp;['Definition (DE)'.$M$3]&amp;&quot;_&quot;&amp;['Definition (DE)'.$K$2]&amp;&quot;:&quot;)" office:value-type="string">
            <text:p>slot_video_push_plural:</text:p>
          </table:table-cell>
          <table:table-cell table:formula="of:=&quot;&quot;&quot;&quot;&amp;SUBSTITUTE(['Definition (DE)'.M8];&quot;{&quot;;&quot;%{&quot;)&amp;&quot;&quot;&quot;&quot;" office:value-type="string">
            <text:p>"%{USER} and %{USER2} added a video to the Slot: %{TITLE}"</text:p>
          </table:table-cell>
        </table:table-row>
        <table:table-row table:style-name="ro2">
          <table:table-cell table:formula="of:=LOWER(['Definition (DE)'.C8]&amp;&quot;_&quot;&amp;['Definition (DE)'.D8]&amp;&quot;_&quot;&amp;['Definition (DE)'.$N$3]&amp;&quot;_&quot;&amp;['Definition (DE)'.$N$2]&amp;&quot;:&quot;)" office:value-type="string">
            <text:p>slot_video_activity_aggregate:</text:p>
          </table:table-cell>
          <table:table-cell table:formula="of:=&quot;&quot;&quot;&quot;&amp;SUBSTITUTE(['Definition (DE)'.N8];&quot;{&quot;;&quot;%{&quot;)&amp;&quot;&quot;&quot;&quot;" office:value-type="string">
            <text:p>"%{USER} and %{USERCOUNT} others added a video to this Slot."</text:p>
          </table:table-cell>
        </table:table-row>
        <table:table-row table:style-name="ro2">
          <table:table-cell table:formula="of:=LOWER(['Definition (DE)'.C8]&amp;&quot;_&quot;&amp;['Definition (DE)'.D8]&amp;&quot;_&quot;&amp;['Definition (DE)'.$O$3]&amp;&quot;_&quot;&amp;['Definition (DE)'.$N$2]&amp;&quot;:&quot;)" office:value-type="string">
            <text:p>slot_video_notify_aggregate:</text:p>
          </table:table-cell>
          <table:table-cell table:formula="of:=&quot;&quot;&quot;&quot;&amp;SUBSTITUTE(['Definition (DE)'.O8];&quot;{&quot;;&quot;%{&quot;)&amp;&quot;&quot;&quot;&quot;" office:value-type="string">
            <text:p>"%{USER} and %{USERCOUNT} others added a video to your Slot: %{TITLE}"</text:p>
          </table:table-cell>
        </table:table-row>
        <table:table-row table:style-name="ro2">
          <table:table-cell table:formula="of:=LOWER(['Definition (DE)'.C8]&amp;&quot;_&quot;&amp;['Definition (DE)'.D8]&amp;&quot;_&quot;&amp;['Definition (DE)'.$P$3]&amp;&quot;_&quot;&amp;['Definition (DE)'.$N$2]&amp;&quot;:&quot;)" office:value-type="string">
            <text:p>slot_video_push_aggregate:</text:p>
          </table:table-cell>
          <table:table-cell table:formula="of:=&quot;&quot;&quot;&quot;&amp;SUBSTITUTE(['Definition (DE)'.P8];&quot;{&quot;;&quot;%{&quot;)&amp;&quot;&quot;&quot;&quot;" office:value-type="string">
            <text:p>"%{USER} and %{USERCOUNT} others added a video to the Slot: %{TITLE}"</text:p>
          </table:table-cell>
        </table:table-row>
        <table:table-row table:number-rows-repeated="1" table:style-name="ro5"/>
        <table:table-row table:style-name="ro2">
          <table:table-cell table:formula="of:=LOWER(['Definition (DE)'.C9]&amp;&quot;_&quot;&amp;['Definition (DE)'.D9]&amp;&quot;_&quot;&amp;['Definition (DE)'.$G$3]&amp;&quot;_&quot;&amp;['Definition (DE)'.$G$2]&amp;&quot;:&quot;)" office:value-type="string">
            <text:p>slot_audio_me_singular:</text:p>
          </table:table-cell>
          <table:table-cell table:formula="of:=&quot;&quot;&quot;&quot;&amp;SUBSTITUTE(['Definition (DE)'.G9];&quot;{&quot;;&quot;%{&quot;)&amp;&quot;&quot;&quot;&quot;" office:value-type="string">
            <text:p>"You added an audio to the Slot: %{TITLE}"</text:p>
          </table:table-cell>
        </table:table-row>
        <table:table-row table:style-name="ro2">
          <table:table-cell table:formula="of:=LOWER(['Definition (DE)'.C9]&amp;&quot;_&quot;&amp;['Definition (DE)'.D9]&amp;&quot;_&quot;&amp;['Definition (DE)'.$H$3]&amp;&quot;_&quot;&amp;['Definition (DE)'.$G$2]&amp;&quot;:&quot;)" office:value-type="string">
            <text:p>slot_audio_activity_singular:</text:p>
          </table:table-cell>
          <table:table-cell table:formula="of:=&quot;&quot;&quot;&quot;&amp;SUBSTITUTE(['Definition (DE)'.H9];&quot;{&quot;;&quot;%{&quot;)&amp;&quot;&quot;&quot;&quot;" office:value-type="string">
            <text:p>"%{USER} added an audio to this Slot."</text:p>
          </table:table-cell>
        </table:table-row>
        <table:table-row table:style-name="ro2">
          <table:table-cell table:formula="of:=LOWER(['Definition (DE)'.C9]&amp;&quot;_&quot;&amp;['Definition (DE)'.D9]&amp;&quot;_&quot;&amp;['Definition (DE)'.$I$3]&amp;&quot;_&quot;&amp;['Definition (DE)'.$G$2]&amp;&quot;:&quot;)" office:value-type="string">
            <text:p>slot_audio_notify_singular:</text:p>
          </table:table-cell>
          <table:table-cell table:formula="of:=&quot;&quot;&quot;&quot;&amp;SUBSTITUTE(['Definition (DE)'.I9];&quot;{&quot;;&quot;%{&quot;)&amp;&quot;&quot;&quot;&quot;" office:value-type="string">
            <text:p>"%{USER} added an audio to your Slot: %{TITLE}"</text:p>
          </table:table-cell>
        </table:table-row>
        <table:table-row table:style-name="ro2">
          <table:table-cell table:formula="of:=LOWER(['Definition (DE)'.C9]&amp;&quot;_&quot;&amp;['Definition (DE)'.D9]&amp;&quot;_&quot;&amp;['Definition (DE)'.$J$3]&amp;&quot;_&quot;&amp;['Definition (DE)'.$G$2]&amp;&quot;:&quot;)" office:value-type="string">
            <text:p>slot_audio_push_singular:</text:p>
          </table:table-cell>
          <table:table-cell table:formula="of:=&quot;&quot;&quot;&quot;&amp;SUBSTITUTE(['Definition (DE)'.J9];&quot;{&quot;;&quot;%{&quot;)&amp;&quot;&quot;&quot;&quot;" office:value-type="string">
            <text:p>"%{USER} added an audio to the Slot: %{TITLE}"</text:p>
          </table:table-cell>
        </table:table-row>
        <table:table-row table:style-name="ro2">
          <table:table-cell table:formula="of:=LOWER(['Definition (DE)'.C9]&amp;&quot;_&quot;&amp;['Definition (DE)'.D9]&amp;&quot;_&quot;&amp;['Definition (DE)'.$K$3]&amp;&quot;_&quot;&amp;['Definition (DE)'.$K$2]&amp;&quot;:&quot;)" office:value-type="string">
            <text:p>slot_audio_activity_plural:</text:p>
          </table:table-cell>
          <table:table-cell table:formula="of:=&quot;&quot;&quot;&quot;&amp;SUBSTITUTE(['Definition (DE)'.K9];&quot;{&quot;;&quot;%{&quot;)&amp;&quot;&quot;&quot;&quot;" office:value-type="string">
            <text:p>"%{USER} and %{USER2} added an audio to this Slot."</text:p>
          </table:table-cell>
        </table:table-row>
        <table:table-row table:style-name="ro2">
          <table:table-cell table:formula="of:=LOWER(['Definition (DE)'.C9]&amp;&quot;_&quot;&amp;['Definition (DE)'.D9]&amp;&quot;_&quot;&amp;['Definition (DE)'.$L$3]&amp;&quot;_&quot;&amp;['Definition (DE)'.$K$2]&amp;&quot;:&quot;)" office:value-type="string">
            <text:p>slot_audio_notify_plural:</text:p>
          </table:table-cell>
          <table:table-cell table:formula="of:=&quot;&quot;&quot;&quot;&amp;SUBSTITUTE(['Definition (DE)'.L9];&quot;{&quot;;&quot;%{&quot;)&amp;&quot;&quot;&quot;&quot;" office:value-type="string">
            <text:p>"%{USER} and %{USER2} added an audio to your Slot: %{TITLE}"</text:p>
          </table:table-cell>
        </table:table-row>
        <table:table-row table:style-name="ro2">
          <table:table-cell table:formula="of:=LOWER(['Definition (DE)'.C9]&amp;&quot;_&quot;&amp;['Definition (DE)'.D9]&amp;&quot;_&quot;&amp;['Definition (DE)'.$M$3]&amp;&quot;_&quot;&amp;['Definition (DE)'.$K$2]&amp;&quot;:&quot;)" office:value-type="string">
            <text:p>slot_audio_push_plural:</text:p>
          </table:table-cell>
          <table:table-cell table:formula="of:=&quot;&quot;&quot;&quot;&amp;SUBSTITUTE(['Definition (DE)'.M9];&quot;{&quot;;&quot;%{&quot;)&amp;&quot;&quot;&quot;&quot;" office:value-type="string">
            <text:p>"%{USER} and %{USER2} added an audio to the Slot: %{TITLE}"</text:p>
          </table:table-cell>
        </table:table-row>
        <table:table-row table:style-name="ro2">
          <table:table-cell table:formula="of:=LOWER(['Definition (DE)'.C9]&amp;&quot;_&quot;&amp;['Definition (DE)'.D9]&amp;&quot;_&quot;&amp;['Definition (DE)'.$N$3]&amp;&quot;_&quot;&amp;['Definition (DE)'.$N$2]&amp;&quot;:&quot;)" office:value-type="string">
            <text:p>slot_audio_activity_aggregate:</text:p>
          </table:table-cell>
          <table:table-cell table:formula="of:=&quot;&quot;&quot;&quot;&amp;SUBSTITUTE(['Definition (DE)'.N9];&quot;{&quot;;&quot;%{&quot;)&amp;&quot;&quot;&quot;&quot;" office:value-type="string">
            <text:p>"%{USER} and %{USERCOUNT} others added an audio to this Slot."</text:p>
          </table:table-cell>
        </table:table-row>
        <table:table-row table:style-name="ro2">
          <table:table-cell table:formula="of:=LOWER(['Definition (DE)'.C9]&amp;&quot;_&quot;&amp;['Definition (DE)'.D9]&amp;&quot;_&quot;&amp;['Definition (DE)'.$O$3]&amp;&quot;_&quot;&amp;['Definition (DE)'.$N$2]&amp;&quot;:&quot;)" office:value-type="string">
            <text:p>slot_audio_notify_aggregate:</text:p>
          </table:table-cell>
          <table:table-cell table:formula="of:=&quot;&quot;&quot;&quot;&amp;SUBSTITUTE(['Definition (DE)'.O9];&quot;{&quot;;&quot;%{&quot;)&amp;&quot;&quot;&quot;&quot;" office:value-type="string">
            <text:p>"%{USER} and %{USERCOUNT} others added an audio to your Slot: %{TITLE}"</text:p>
          </table:table-cell>
        </table:table-row>
        <table:table-row table:style-name="ro2">
          <table:table-cell table:formula="of:=LOWER(['Definition (DE)'.C9]&amp;&quot;_&quot;&amp;['Definition (DE)'.D9]&amp;&quot;_&quot;&amp;['Definition (DE)'.$P$3]&amp;&quot;_&quot;&amp;['Definition (DE)'.$N$2]&amp;&quot;:&quot;)" office:value-type="string">
            <text:p>slot_audio_push_aggregate:</text:p>
          </table:table-cell>
          <table:table-cell table:formula="of:=&quot;&quot;&quot;&quot;&amp;SUBSTITUTE(['Definition (DE)'.P9];&quot;{&quot;;&quot;%{&quot;)&amp;&quot;&quot;&quot;&quot;" office:value-type="string">
            <text:p>"%{USER} and %{USERCOUNT} others added an audio to the Slot: %{TITLE}"</text:p>
          </table:table-cell>
        </table:table-row>
        <table:table-row table:number-rows-repeated="1" table:style-name="ro5"/>
        <table:table-row table:style-name="ro2">
          <table:table-cell table:formula="of:=LOWER(['Definition (DE)'.C10]&amp;&quot;_&quot;&amp;['Definition (DE)'.D10]&amp;&quot;_&quot;&amp;['Definition (DE)'.$G$3]&amp;&quot;_&quot;&amp;['Definition (DE)'.$G$2]&amp;&quot;:&quot;)" office:value-type="string">
            <text:p>slot_note_me_singular:</text:p>
          </table:table-cell>
          <table:table-cell table:formula="of:=&quot;&quot;&quot;&quot;&amp;SUBSTITUTE(['Definition (DE)'.G10];&quot;{&quot;;&quot;%{&quot;)&amp;&quot;&quot;&quot;&quot;" office:value-type="string">
            <text:p>"You added a note to the Slot: %{TITLE}"</text:p>
          </table:table-cell>
        </table:table-row>
        <table:table-row table:style-name="ro2">
          <table:table-cell table:formula="of:=LOWER(['Definition (DE)'.C10]&amp;&quot;_&quot;&amp;['Definition (DE)'.D10]&amp;&quot;_&quot;&amp;['Definition (DE)'.$H$3]&amp;&quot;_&quot;&amp;['Definition (DE)'.$G$2]&amp;&quot;:&quot;)" office:value-type="string">
            <text:p>slot_note_activity_singular:</text:p>
          </table:table-cell>
          <table:table-cell table:formula="of:=&quot;&quot;&quot;&quot;&amp;SUBSTITUTE(['Definition (DE)'.H10];&quot;{&quot;;&quot;%{&quot;)&amp;&quot;&quot;&quot;&quot;" office:value-type="string">
            <text:p>"%{USER} added a note to this Slot."</text:p>
          </table:table-cell>
        </table:table-row>
        <table:table-row table:style-name="ro2">
          <table:table-cell table:formula="of:=LOWER(['Definition (DE)'.C10]&amp;&quot;_&quot;&amp;['Definition (DE)'.D10]&amp;&quot;_&quot;&amp;['Definition (DE)'.$I$3]&amp;&quot;_&quot;&amp;['Definition (DE)'.$G$2]&amp;&quot;:&quot;)" office:value-type="string">
            <text:p>slot_note_notify_singular:</text:p>
          </table:table-cell>
          <table:table-cell table:formula="of:=&quot;&quot;&quot;&quot;&amp;SUBSTITUTE(['Definition (DE)'.I10];&quot;{&quot;;&quot;%{&quot;)&amp;&quot;&quot;&quot;&quot;" office:value-type="string">
            <text:p>"%{USER} added a note to your Slot: %{TITLE}"</text:p>
          </table:table-cell>
        </table:table-row>
        <table:table-row table:style-name="ro2">
          <table:table-cell table:formula="of:=LOWER(['Definition (DE)'.C10]&amp;&quot;_&quot;&amp;['Definition (DE)'.D10]&amp;&quot;_&quot;&amp;['Definition (DE)'.$J$3]&amp;&quot;_&quot;&amp;['Definition (DE)'.$G$2]&amp;&quot;:&quot;)" office:value-type="string">
            <text:p>slot_note_push_singular:</text:p>
          </table:table-cell>
          <table:table-cell table:formula="of:=&quot;&quot;&quot;&quot;&amp;SUBSTITUTE(['Definition (DE)'.J10];&quot;{&quot;;&quot;%{&quot;)&amp;&quot;&quot;&quot;&quot;" office:value-type="string">
            <text:p>"%{USER} added a note to the Slot: %{TITLE}"</text:p>
          </table:table-cell>
        </table:table-row>
        <table:table-row table:style-name="ro2">
          <table:table-cell table:formula="of:=LOWER(['Definition (DE)'.C10]&amp;&quot;_&quot;&amp;['Definition (DE)'.D10]&amp;&quot;_&quot;&amp;['Definition (DE)'.$K$3]&amp;&quot;_&quot;&amp;['Definition (DE)'.$K$2]&amp;&quot;:&quot;)" office:value-type="string">
            <text:p>slot_note_activity_plural:</text:p>
          </table:table-cell>
          <table:table-cell table:formula="of:=&quot;&quot;&quot;&quot;&amp;SUBSTITUTE(['Definition (DE)'.K10];&quot;{&quot;;&quot;%{&quot;)&amp;&quot;&quot;&quot;&quot;" office:value-type="string">
            <text:p>"%{USER} and %{USER2} added a note to this Slot."</text:p>
          </table:table-cell>
        </table:table-row>
        <table:table-row table:style-name="ro2">
          <table:table-cell table:formula="of:=LOWER(['Definition (DE)'.C10]&amp;&quot;_&quot;&amp;['Definition (DE)'.D10]&amp;&quot;_&quot;&amp;['Definition (DE)'.$L$3]&amp;&quot;_&quot;&amp;['Definition (DE)'.$K$2]&amp;&quot;:&quot;)" office:value-type="string">
            <text:p>slot_note_notify_plural:</text:p>
          </table:table-cell>
          <table:table-cell table:formula="of:=&quot;&quot;&quot;&quot;&amp;SUBSTITUTE(['Definition (DE)'.L10];&quot;{&quot;;&quot;%{&quot;)&amp;&quot;&quot;&quot;&quot;" office:value-type="string">
            <text:p>"%{USER} and %{USER2} added a note to your Slot: %{TITLE}"</text:p>
          </table:table-cell>
        </table:table-row>
        <table:table-row table:style-name="ro2">
          <table:table-cell table:formula="of:=LOWER(['Definition (DE)'.C10]&amp;&quot;_&quot;&amp;['Definition (DE)'.D10]&amp;&quot;_&quot;&amp;['Definition (DE)'.$M$3]&amp;&quot;_&quot;&amp;['Definition (DE)'.$K$2]&amp;&quot;:&quot;)" office:value-type="string">
            <text:p>slot_note_push_plural:</text:p>
          </table:table-cell>
          <table:table-cell table:formula="of:=&quot;&quot;&quot;&quot;&amp;SUBSTITUTE(['Definition (DE)'.M10];&quot;{&quot;;&quot;%{&quot;)&amp;&quot;&quot;&quot;&quot;" office:value-type="string">
            <text:p>"%{USER} and %{USER2} added a note to the Slot: %{TITLE}"</text:p>
          </table:table-cell>
        </table:table-row>
        <table:table-row table:style-name="ro2">
          <table:table-cell table:formula="of:=LOWER(['Definition (DE)'.C10]&amp;&quot;_&quot;&amp;['Definition (DE)'.D10]&amp;&quot;_&quot;&amp;['Definition (DE)'.$N$3]&amp;&quot;_&quot;&amp;['Definition (DE)'.$N$2]&amp;&quot;:&quot;)" office:value-type="string">
            <text:p>slot_note_activity_aggregate:</text:p>
          </table:table-cell>
          <table:table-cell table:formula="of:=&quot;&quot;&quot;&quot;&amp;SUBSTITUTE(['Definition (DE)'.N10];&quot;{&quot;;&quot;%{&quot;)&amp;&quot;&quot;&quot;&quot;" office:value-type="string">
            <text:p>"%{USER} and %{USERCOUNT} others added a note to this Slot."</text:p>
          </table:table-cell>
        </table:table-row>
        <table:table-row table:style-name="ro2">
          <table:table-cell table:formula="of:=LOWER(['Definition (DE)'.C10]&amp;&quot;_&quot;&amp;['Definition (DE)'.D10]&amp;&quot;_&quot;&amp;['Definition (DE)'.$O$3]&amp;&quot;_&quot;&amp;['Definition (DE)'.$N$2]&amp;&quot;:&quot;)" office:value-type="string">
            <text:p>slot_note_notify_aggregate:</text:p>
          </table:table-cell>
          <table:table-cell table:formula="of:=&quot;&quot;&quot;&quot;&amp;SUBSTITUTE(['Definition (DE)'.O10];&quot;{&quot;;&quot;%{&quot;)&amp;&quot;&quot;&quot;&quot;" office:value-type="string">
            <text:p>"%{USER} and %{USERCOUNT} others added a note to your Slot: %{TITLE}"</text:p>
          </table:table-cell>
        </table:table-row>
        <table:table-row table:style-name="ro2">
          <table:table-cell table:formula="of:=LOWER(['Definition (DE)'.C10]&amp;&quot;_&quot;&amp;['Definition (DE)'.D10]&amp;&quot;_&quot;&amp;['Definition (DE)'.$P$3]&amp;&quot;_&quot;&amp;['Definition (DE)'.$N$2]&amp;&quot;:&quot;)" office:value-type="string">
            <text:p>slot_note_push_aggregate:</text:p>
          </table:table-cell>
          <table:table-cell table:formula="of:=&quot;&quot;&quot;&quot;&amp;SUBSTITUTE(['Definition (DE)'.P10];&quot;{&quot;;&quot;%{&quot;)&amp;&quot;&quot;&quot;&quot;" office:value-type="string">
            <text:p>"%{USER} and %{USERCOUNT} others added a note to the Slot: %{TITLE}"</text:p>
          </table:table-cell>
        </table:table-row>
        <table:table-row table:number-rows-repeated="1" table:style-name="ro5"/>
        <table:table-row table:style-name="ro2">
          <table:table-cell table:formula="of:=LOWER(['Definition (DE)'.C11]&amp;&quot;_&quot;&amp;['Definition (DE)'.D11]&amp;&quot;_&quot;&amp;['Definition (DE)'.$G$3]&amp;&quot;_&quot;&amp;['Definition (DE)'.$G$2]&amp;&quot;:&quot;)" office:value-type="string">
            <text:p>slot_media_me_singular:</text:p>
          </table:table-cell>
          <table:table-cell table:formula="of:=&quot;&quot;&quot;&quot;&amp;SUBSTITUTE(['Definition (DE)'.G11];&quot;{&quot;;&quot;%{&quot;)&amp;&quot;&quot;&quot;&quot;" office:value-type="string">
            <text:p>"You added new media to the Slot: %{TITLE}"</text:p>
          </table:table-cell>
        </table:table-row>
        <table:table-row table:style-name="ro2">
          <table:table-cell table:formula="of:=LOWER(['Definition (DE)'.C11]&amp;&quot;_&quot;&amp;['Definition (DE)'.D11]&amp;&quot;_&quot;&amp;['Definition (DE)'.$H$3]&amp;&quot;_&quot;&amp;['Definition (DE)'.$G$2]&amp;&quot;:&quot;)" office:value-type="string">
            <text:p>slot_media_activity_singular:</text:p>
          </table:table-cell>
          <table:table-cell table:formula="of:=&quot;&quot;&quot;&quot;&amp;SUBSTITUTE(['Definition (DE)'.H11];&quot;{&quot;;&quot;%{&quot;)&amp;&quot;&quot;&quot;&quot;" office:value-type="string">
            <text:p>"%{USER} added new media to this Slot."</text:p>
          </table:table-cell>
        </table:table-row>
        <table:table-row table:style-name="ro2">
          <table:table-cell table:formula="of:=LOWER(['Definition (DE)'.C11]&amp;&quot;_&quot;&amp;['Definition (DE)'.D11]&amp;&quot;_&quot;&amp;['Definition (DE)'.$I$3]&amp;&quot;_&quot;&amp;['Definition (DE)'.$G$2]&amp;&quot;:&quot;)" office:value-type="string">
            <text:p>slot_media_notify_singular:</text:p>
          </table:table-cell>
          <table:table-cell table:formula="of:=&quot;&quot;&quot;&quot;&amp;SUBSTITUTE(['Definition (DE)'.I11];&quot;{&quot;;&quot;%{&quot;)&amp;&quot;&quot;&quot;&quot;" office:value-type="string">
            <text:p>"%{USER} added new media to your Slot: %{TITLE}"</text:p>
          </table:table-cell>
        </table:table-row>
        <table:table-row table:style-name="ro2">
          <table:table-cell table:formula="of:=LOWER(['Definition (DE)'.C11]&amp;&quot;_&quot;&amp;['Definition (DE)'.D11]&amp;&quot;_&quot;&amp;['Definition (DE)'.$J$3]&amp;&quot;_&quot;&amp;['Definition (DE)'.$G$2]&amp;&quot;:&quot;)" office:value-type="string">
            <text:p>slot_media_push_singular:</text:p>
          </table:table-cell>
          <table:table-cell table:formula="of:=&quot;&quot;&quot;&quot;&amp;SUBSTITUTE(['Definition (DE)'.J11];&quot;{&quot;;&quot;%{&quot;)&amp;&quot;&quot;&quot;&quot;" office:value-type="string">
            <text:p>"%{USER} added new media to the Slot: %{TITLE}"</text:p>
          </table:table-cell>
        </table:table-row>
        <table:table-row table:style-name="ro2">
          <table:table-cell table:formula="of:=LOWER(['Definition (DE)'.C11]&amp;&quot;_&quot;&amp;['Definition (DE)'.D11]&amp;&quot;_&quot;&amp;['Definition (DE)'.$K$3]&amp;&quot;_&quot;&amp;['Definition (DE)'.$K$2]&amp;&quot;:&quot;)" office:value-type="string">
            <text:p>slot_media_activity_plural:</text:p>
          </table:table-cell>
          <table:table-cell table:formula="of:=&quot;&quot;&quot;&quot;&amp;SUBSTITUTE(['Definition (DE)'.K11];&quot;{&quot;;&quot;%{&quot;)&amp;&quot;&quot;&quot;&quot;" office:value-type="string">
            <text:p>"%{USER} and %{USER2} added new media to this Slot."</text:p>
          </table:table-cell>
        </table:table-row>
        <table:table-row table:style-name="ro2">
          <table:table-cell table:formula="of:=LOWER(['Definition (DE)'.C11]&amp;&quot;_&quot;&amp;['Definition (DE)'.D11]&amp;&quot;_&quot;&amp;['Definition (DE)'.$L$3]&amp;&quot;_&quot;&amp;['Definition (DE)'.$K$2]&amp;&quot;:&quot;)" office:value-type="string">
            <text:p>slot_media_notify_plural:</text:p>
          </table:table-cell>
          <table:table-cell table:formula="of:=&quot;&quot;&quot;&quot;&amp;SUBSTITUTE(['Definition (DE)'.L11];&quot;{&quot;;&quot;%{&quot;)&amp;&quot;&quot;&quot;&quot;" office:value-type="string">
            <text:p>"%{USER} and %{USER2} added new media to your Slot: %{TITLE}"</text:p>
          </table:table-cell>
        </table:table-row>
        <table:table-row table:style-name="ro2">
          <table:table-cell table:formula="of:=LOWER(['Definition (DE)'.C11]&amp;&quot;_&quot;&amp;['Definition (DE)'.D11]&amp;&quot;_&quot;&amp;['Definition (DE)'.$M$3]&amp;&quot;_&quot;&amp;['Definition (DE)'.$K$2]&amp;&quot;:&quot;)" office:value-type="string">
            <text:p>slot_media_push_plural:</text:p>
          </table:table-cell>
          <table:table-cell table:formula="of:=&quot;&quot;&quot;&quot;&amp;SUBSTITUTE(['Definition (DE)'.M11];&quot;{&quot;;&quot;%{&quot;)&amp;&quot;&quot;&quot;&quot;" office:value-type="string">
            <text:p>"%{USER} and %{USER2} added new media to the Slot: %{TITLE}"</text:p>
          </table:table-cell>
        </table:table-row>
        <table:table-row table:style-name="ro2">
          <table:table-cell table:formula="of:=LOWER(['Definition (DE)'.C11]&amp;&quot;_&quot;&amp;['Definition (DE)'.D11]&amp;&quot;_&quot;&amp;['Definition (DE)'.$N$3]&amp;&quot;_&quot;&amp;['Definition (DE)'.$N$2]&amp;&quot;:&quot;)" office:value-type="string">
            <text:p>slot_media_activity_aggregate:</text:p>
          </table:table-cell>
          <table:table-cell table:formula="of:=&quot;&quot;&quot;&quot;&amp;SUBSTITUTE(['Definition (DE)'.N11];&quot;{&quot;;&quot;%{&quot;)&amp;&quot;&quot;&quot;&quot;" office:value-type="string">
            <text:p>"%{USER} and %{USERCOUNT} others added new media to this Slot."</text:p>
          </table:table-cell>
        </table:table-row>
        <table:table-row table:style-name="ro2">
          <table:table-cell table:formula="of:=LOWER(['Definition (DE)'.C11]&amp;&quot;_&quot;&amp;['Definition (DE)'.D11]&amp;&quot;_&quot;&amp;['Definition (DE)'.$O$3]&amp;&quot;_&quot;&amp;['Definition (DE)'.$N$2]&amp;&quot;:&quot;)" office:value-type="string">
            <text:p>slot_media_notify_aggregate:</text:p>
          </table:table-cell>
          <table:table-cell table:formula="of:=&quot;&quot;&quot;&quot;&amp;SUBSTITUTE(['Definition (DE)'.O11];&quot;{&quot;;&quot;%{&quot;)&amp;&quot;&quot;&quot;&quot;" office:value-type="string">
            <text:p>"%{USER} and %{USERCOUNT} others added new media to your Slot: %{TITLE}"</text:p>
          </table:table-cell>
        </table:table-row>
        <table:table-row table:style-name="ro2">
          <table:table-cell table:formula="of:=LOWER(['Definition (DE)'.C11]&amp;&quot;_&quot;&amp;['Definition (DE)'.D11]&amp;&quot;_&quot;&amp;['Definition (DE)'.$P$3]&amp;&quot;_&quot;&amp;['Definition (DE)'.$N$2]&amp;&quot;:&quot;)" office:value-type="string">
            <text:p>slot_media_push_aggregate:</text:p>
          </table:table-cell>
          <table:table-cell table:formula="of:=&quot;&quot;&quot;&quot;&amp;SUBSTITUTE(['Definition (DE)'.P11];&quot;{&quot;;&quot;%{&quot;)&amp;&quot;&quot;&quot;&quot;" office:value-type="string">
            <text:p>"%{USER} and %{USERCOUNT} others added new media to the Slot: %{TITLE}"</text:p>
          </table:table-cell>
        </table:table-row>
        <table:table-row table:number-rows-repeated="1" table:style-name="ro5"/>
        <table:table-row table:style-name="ro2">
          <table:table-cell table:formula="of:=LOWER(['Definition (DE)'.C12]&amp;&quot;_&quot;&amp;['Definition (DE)'.D12]&amp;&quot;_&quot;&amp;['Definition (DE)'.$G$3]&amp;&quot;_&quot;&amp;['Definition (DE)'.$G$2]&amp;&quot;:&quot;)" office:value-type="string">
            <text:p>slot_reslot_me_singular:</text:p>
          </table:table-cell>
          <table:table-cell table:formula="of:=&quot;&quot;&quot;&quot;&amp;SUBSTITUTE(['Definition (DE)'.G12];&quot;{&quot;;&quot;%{&quot;)&amp;&quot;&quot;&quot;&quot;" office:value-type="string">
            <text:p>"You reslotted the Slot: %{TITLE}"</text:p>
          </table:table-cell>
        </table:table-row>
        <table:table-row table:style-name="ro2">
          <table:table-cell table:formula="of:=LOWER(['Definition (DE)'.C12]&amp;&quot;_&quot;&amp;['Definition (DE)'.D12]&amp;&quot;_&quot;&amp;['Definition (DE)'.$H$3]&amp;&quot;_&quot;&amp;['Definition (DE)'.$G$2]&amp;&quot;:&quot;)" office:value-type="string">
            <text:p>slot_reslot_activity_singular:</text:p>
          </table:table-cell>
          <table:table-cell table:formula="of:=&quot;&quot;&quot;&quot;&amp;SUBSTITUTE(['Definition (DE)'.H12];&quot;{&quot;;&quot;%{&quot;)&amp;&quot;&quot;&quot;&quot;" office:value-type="string">
            <text:p>"%{USER} reslotted this Slot."</text:p>
          </table:table-cell>
        </table:table-row>
        <table:table-row table:style-name="ro2">
          <table:table-cell table:formula="of:=LOWER(['Definition (DE)'.C12]&amp;&quot;_&quot;&amp;['Definition (DE)'.D12]&amp;&quot;_&quot;&amp;['Definition (DE)'.$I$3]&amp;&quot;_&quot;&amp;['Definition (DE)'.$G$2]&amp;&quot;:&quot;)" office:value-type="string">
            <text:p>slot_reslot_notify_singular:</text:p>
          </table:table-cell>
          <table:table-cell table:formula="of:=&quot;&quot;&quot;&quot;&amp;SUBSTITUTE(['Definition (DE)'.I12];&quot;{&quot;;&quot;%{&quot;)&amp;&quot;&quot;&quot;&quot;" office:value-type="string">
            <text:p>"%{USER} reslotted your Slot: %{TITLE}"</text:p>
          </table:table-cell>
        </table:table-row>
        <table:table-row table:style-name="ro2">
          <table:table-cell table:formula="of:=LOWER(['Definition (DE)'.C12]&amp;&quot;_&quot;&amp;['Definition (DE)'.D12]&amp;&quot;_&quot;&amp;['Definition (DE)'.$J$3]&amp;&quot;_&quot;&amp;['Definition (DE)'.$G$2]&amp;&quot;:&quot;)" office:value-type="string">
            <text:p>slot_reslot_push_singular:</text:p>
          </table:table-cell>
          <table:table-cell table:formula="of:=&quot;&quot;&quot;&quot;&amp;SUBSTITUTE(['Definition (DE)'.J12];&quot;{&quot;;&quot;%{&quot;)&amp;&quot;&quot;&quot;&quot;" office:value-type="string">
            <text:p>"%{USER} reslotted the Slot: %{TITLE}"</text:p>
          </table:table-cell>
        </table:table-row>
        <table:table-row table:style-name="ro2">
          <table:table-cell table:formula="of:=LOWER(['Definition (DE)'.C12]&amp;&quot;_&quot;&amp;['Definition (DE)'.D12]&amp;&quot;_&quot;&amp;['Definition (DE)'.$K$3]&amp;&quot;_&quot;&amp;['Definition (DE)'.$K$2]&amp;&quot;:&quot;)" office:value-type="string">
            <text:p>slot_reslot_activity_plural:</text:p>
          </table:table-cell>
          <table:table-cell table:formula="of:=&quot;&quot;&quot;&quot;&amp;SUBSTITUTE(['Definition (DE)'.K12];&quot;{&quot;;&quot;%{&quot;)&amp;&quot;&quot;&quot;&quot;" office:value-type="string">
            <text:p>"%{USER} and %{USER2} reslotted this Slot."</text:p>
          </table:table-cell>
        </table:table-row>
        <table:table-row table:style-name="ro2">
          <table:table-cell table:formula="of:=LOWER(['Definition (DE)'.C12]&amp;&quot;_&quot;&amp;['Definition (DE)'.D12]&amp;&quot;_&quot;&amp;['Definition (DE)'.$L$3]&amp;&quot;_&quot;&amp;['Definition (DE)'.$K$2]&amp;&quot;:&quot;)" office:value-type="string">
            <text:p>slot_reslot_notify_plural:</text:p>
          </table:table-cell>
          <table:table-cell table:formula="of:=&quot;&quot;&quot;&quot;&amp;SUBSTITUTE(['Definition (DE)'.L12];&quot;{&quot;;&quot;%{&quot;)&amp;&quot;&quot;&quot;&quot;" office:value-type="string">
            <text:p>"%{USER} and %{USER2} reslotted your Slot: %{TITLE}"</text:p>
          </table:table-cell>
        </table:table-row>
        <table:table-row table:style-name="ro2">
          <table:table-cell table:formula="of:=LOWER(['Definition (DE)'.C12]&amp;&quot;_&quot;&amp;['Definition (DE)'.D12]&amp;&quot;_&quot;&amp;['Definition (DE)'.$M$3]&amp;&quot;_&quot;&amp;['Definition (DE)'.$K$2]&amp;&quot;:&quot;)" office:value-type="string">
            <text:p>slot_reslot_push_plural:</text:p>
          </table:table-cell>
          <table:table-cell table:formula="of:=&quot;&quot;&quot;&quot;&amp;SUBSTITUTE(['Definition (DE)'.M12];&quot;{&quot;;&quot;%{&quot;)&amp;&quot;&quot;&quot;&quot;" office:value-type="string">
            <text:p>"%{USER} and %{USER2} reslotted the Slot: %{TITLE}"</text:p>
          </table:table-cell>
        </table:table-row>
        <table:table-row table:style-name="ro2">
          <table:table-cell table:formula="of:=LOWER(['Definition (DE)'.C12]&amp;&quot;_&quot;&amp;['Definition (DE)'.D12]&amp;&quot;_&quot;&amp;['Definition (DE)'.$N$3]&amp;&quot;_&quot;&amp;['Definition (DE)'.$N$2]&amp;&quot;:&quot;)" office:value-type="string">
            <text:p>slot_reslot_activity_aggregate:</text:p>
          </table:table-cell>
          <table:table-cell table:formula="of:=&quot;&quot;&quot;&quot;&amp;SUBSTITUTE(['Definition (DE)'.N12];&quot;{&quot;;&quot;%{&quot;)&amp;&quot;&quot;&quot;&quot;" office:value-type="string">
            <text:p>"%{USER} and %{USERCOUNT} others reslotted this Slot."</text:p>
          </table:table-cell>
        </table:table-row>
        <table:table-row table:style-name="ro2">
          <table:table-cell table:formula="of:=LOWER(['Definition (DE)'.C12]&amp;&quot;_&quot;&amp;['Definition (DE)'.D12]&amp;&quot;_&quot;&amp;['Definition (DE)'.$O$3]&amp;&quot;_&quot;&amp;['Definition (DE)'.$N$2]&amp;&quot;:&quot;)" office:value-type="string">
            <text:p>slot_reslot_notify_aggregate:</text:p>
          </table:table-cell>
          <table:table-cell table:formula="of:=&quot;&quot;&quot;&quot;&amp;SUBSTITUTE(['Definition (DE)'.O12];&quot;{&quot;;&quot;%{&quot;)&amp;&quot;&quot;&quot;&quot;" office:value-type="string">
            <text:p>"%{USER} and %{USERCOUNT} others reslotted your Slot: %{TITLE}"</text:p>
          </table:table-cell>
        </table:table-row>
        <table:table-row table:style-name="ro2">
          <table:table-cell table:formula="of:=LOWER(['Definition (DE)'.C12]&amp;&quot;_&quot;&amp;['Definition (DE)'.D12]&amp;&quot;_&quot;&amp;['Definition (DE)'.$P$3]&amp;&quot;_&quot;&amp;['Definition (DE)'.$N$2]&amp;&quot;:&quot;)" office:value-type="string">
            <text:p>slot_reslot_push_aggregate:</text:p>
          </table:table-cell>
          <table:table-cell table:formula="of:=&quot;&quot;&quot;&quot;&amp;SUBSTITUTE(['Definition (DE)'.P12];&quot;{&quot;;&quot;%{&quot;)&amp;&quot;&quot;&quot;&quot;" office:value-type="string">
            <text:p>"%{USER} and %{USERCOUNT} others reslotted the Slot: %{TITLE}"</text:p>
          </table:table-cell>
        </table:table-row>
        <table:table-row table:number-rows-repeated="1" table:style-name="ro5"/>
        <table:table-row table:style-name="ro2">
          <table:table-cell table:formula="of:=LOWER(['Definition (DE)'.C13]&amp;&quot;_&quot;&amp;['Definition (DE)'.D13]&amp;&quot;_&quot;&amp;['Definition (DE)'.$G$3]&amp;&quot;_&quot;&amp;['Definition (DE)'.$G$2]&amp;&quot;:&quot;)" office:value-type="string">
            <text:p>user_friendship_me_singular:</text:p>
          </table:table-cell>
          <table:table-cell table:formula="of:=&quot;&quot;&quot;&quot;&amp;SUBSTITUTE(['Definition (DE)'.G13];&quot;{&quot;;&quot;%{&quot;)&amp;&quot;&quot;&quot;&quot;" office:value-type="string">
            <text:p>"You and %{USER2} are now friends"</text:p>
          </table:table-cell>
        </table:table-row>
        <table:table-row table:style-name="ro2">
          <table:table-cell table:formula="of:=LOWER(['Definition (DE)'.C13]&amp;&quot;_&quot;&amp;['Definition (DE)'.D13]&amp;&quot;_&quot;&amp;['Definition (DE)'.$H$3]&amp;&quot;_&quot;&amp;['Definition (DE)'.$G$2]&amp;&quot;:&quot;)" office:value-type="string">
            <text:p>user_friendship_activity_singular:</text:p>
          </table:table-cell>
          <table:table-cell table:formula="of:=&quot;&quot;&quot;&quot;&amp;SUBSTITUTE(['Definition (DE)'.H13];&quot;{&quot;;&quot;%{&quot;)&amp;&quot;&quot;&quot;&quot;" office:value-type="string">
            <text:p>""</text:p>
          </table:table-cell>
        </table:table-row>
        <table:table-row table:style-name="ro2">
          <table:table-cell table:formula="of:=LOWER(['Definition (DE)'.C13]&amp;&quot;_&quot;&amp;['Definition (DE)'.D13]&amp;&quot;_&quot;&amp;['Definition (DE)'.$I$3]&amp;&quot;_&quot;&amp;['Definition (DE)'.$G$2]&amp;&quot;:&quot;)" office:value-type="string">
            <text:p>user_friendship_notify_singular:</text:p>
          </table:table-cell>
          <table:table-cell table:formula="of:=&quot;&quot;&quot;&quot;&amp;SUBSTITUTE(['Definition (DE)'.I13];&quot;{&quot;;&quot;%{&quot;)&amp;&quot;&quot;&quot;&quot;" office:value-type="string">
            <text:p>"%{USER} and %{USER2} are now friends"</text:p>
          </table:table-cell>
        </table:table-row>
        <table:table-row table:style-name="ro2">
          <table:table-cell table:formula="of:=LOWER(['Definition (DE)'.C13]&amp;&quot;_&quot;&amp;['Definition (DE)'.D13]&amp;&quot;_&quot;&amp;['Definition (DE)'.$J$3]&amp;&quot;_&quot;&amp;['Definition (DE)'.$G$2]&amp;&quot;:&quot;)" office:value-type="string">
            <text:p>user_friendship_push_singular:</text:p>
          </table:table-cell>
          <table:table-cell table:formula="of:=&quot;&quot;&quot;&quot;&amp;SUBSTITUTE(['Definition (DE)'.J13];&quot;{&quot;;&quot;%{&quot;)&amp;&quot;&quot;&quot;&quot;" office:value-type="string">
            <text:p>"%{USER} has accepted your friend request"</text:p>
          </table:table-cell>
        </table:table-row>
        <table:table-row table:style-name="ro2">
          <table:table-cell table:formula="of:=LOWER(['Definition (DE)'.C13]&amp;&quot;_&quot;&amp;['Definition (DE)'.D13]&amp;&quot;_&quot;&amp;['Definition (DE)'.$K$3]&amp;&quot;_&quot;&amp;['Definition (DE)'.$K$2]&amp;&quot;:&quot;)" office:value-type="string">
            <text:p>user_friendship_activity_plural:</text:p>
          </table:table-cell>
          <table:table-cell table:formula="of:=&quot;&quot;&quot;&quot;&amp;SUBSTITUTE(['Definition (DE)'.K13];&quot;{&quot;;&quot;%{&quot;)&amp;&quot;&quot;&quot;&quot;" office:value-type="string">
            <text:p>"TODO-Plural-Activity-1"</text:p>
          </table:table-cell>
        </table:table-row>
        <table:table-row table:style-name="ro2">
          <table:table-cell table:formula="of:=LOWER(['Definition (DE)'.C13]&amp;&quot;_&quot;&amp;['Definition (DE)'.D13]&amp;&quot;_&quot;&amp;['Definition (DE)'.$L$3]&amp;&quot;_&quot;&amp;['Definition (DE)'.$K$2]&amp;&quot;:&quot;)" office:value-type="string">
            <text:p>user_friendship_notify_plural:</text:p>
          </table:table-cell>
          <table:table-cell table:formula="of:=&quot;&quot;&quot;&quot;&amp;SUBSTITUTE(['Definition (DE)'.L13];&quot;{&quot;;&quot;%{&quot;)&amp;&quot;&quot;&quot;&quot;" office:value-type="string">
            <text:p>"%{USER} and %{USER2} are now friends"</text:p>
          </table:table-cell>
        </table:table-row>
        <table:table-row table:style-name="ro2">
          <table:table-cell table:formula="of:=LOWER(['Definition (DE)'.C13]&amp;&quot;_&quot;&amp;['Definition (DE)'.D13]&amp;&quot;_&quot;&amp;['Definition (DE)'.$M$3]&amp;&quot;_&quot;&amp;['Definition (DE)'.$K$2]&amp;&quot;:&quot;)" office:value-type="string">
            <text:p>user_friendship_push_plural:</text:p>
          </table:table-cell>
          <table:table-cell table:formula="of:=&quot;&quot;&quot;&quot;&amp;SUBSTITUTE(['Definition (DE)'.M13];&quot;{&quot;;&quot;%{&quot;)&amp;&quot;&quot;&quot;&quot;" office:value-type="string">
            <text:p>"TODO-Plural-Push-1"</text:p>
          </table:table-cell>
        </table:table-row>
        <table:table-row table:style-name="ro2">
          <table:table-cell table:formula="of:=LOWER(['Definition (DE)'.C13]&amp;&quot;_&quot;&amp;['Definition (DE)'.D13]&amp;&quot;_&quot;&amp;['Definition (DE)'.$N$3]&amp;&quot;_&quot;&amp;['Definition (DE)'.$N$2]&amp;&quot;:&quot;)" office:value-type="string">
            <text:p>user_friendship_activity_aggregate:</text:p>
          </table:table-cell>
          <table:table-cell table:formula="of:=&quot;&quot;&quot;&quot;&amp;SUBSTITUTE(['Definition (DE)'.N13];&quot;{&quot;;&quot;%{&quot;)&amp;&quot;&quot;&quot;&quot;" office:value-type="string">
            <text:p>"TODO-Aggregate-Activity-1"</text:p>
          </table:table-cell>
        </table:table-row>
        <table:table-row table:style-name="ro2">
          <table:table-cell table:formula="of:=LOWER(['Definition (DE)'.C13]&amp;&quot;_&quot;&amp;['Definition (DE)'.D13]&amp;&quot;_&quot;&amp;['Definition (DE)'.$O$3]&amp;&quot;_&quot;&amp;['Definition (DE)'.$N$2]&amp;&quot;:&quot;)" office:value-type="string">
            <text:p>user_friendship_notify_aggregate:</text:p>
          </table:table-cell>
          <table:table-cell table:formula="of:=&quot;&quot;&quot;&quot;&amp;SUBSTITUTE(['Definition (DE)'.O13];&quot;{&quot;;&quot;%{&quot;)&amp;&quot;&quot;&quot;&quot;" office:value-type="string">
            <text:p>"TODO-Aggregate-Notify-1"</text:p>
          </table:table-cell>
        </table:table-row>
        <table:table-row table:style-name="ro2">
          <table:table-cell table:formula="of:=LOWER(['Definition (DE)'.C13]&amp;&quot;_&quot;&amp;['Definition (DE)'.D13]&amp;&quot;_&quot;&amp;['Definition (DE)'.$P$3]&amp;&quot;_&quot;&amp;['Definition (DE)'.$N$2]&amp;&quot;:&quot;)" office:value-type="string">
            <text:p>user_friendship_push_aggregate:</text:p>
          </table:table-cell>
          <table:table-cell table:formula="of:=&quot;&quot;&quot;&quot;&amp;SUBSTITUTE(['Definition (DE)'.P13];&quot;{&quot;;&quot;%{&quot;)&amp;&quot;&quot;&quot;&quot;" office:value-type="string">
            <text:p>"TODO-Aggregate-Push-1"</text:p>
          </table:table-cell>
        </table:table-row>
        <table:table-row table:number-rows-repeated="1" table:style-name="ro5"/>
        <table:table-row table:style-name="ro2">
          <table:table-cell table:formula="of:=LOWER(['Definition (DE)'.C14]&amp;&quot;_&quot;&amp;['Definition (DE)'.D14]&amp;&quot;_&quot;&amp;['Definition (DE)'.$G$3]&amp;&quot;_&quot;&amp;['Definition (DE)'.$G$2]&amp;&quot;:&quot;)" office:value-type="string">
            <text:p>group_membership_me_singular:</text:p>
          </table:table-cell>
          <table:table-cell table:formula="of:=&quot;&quot;&quot;&quot;&amp;SUBSTITUTE(['Definition (DE)'.G14];&quot;{&quot;;&quot;%{&quot;)&amp;&quot;&quot;&quot;&quot;" office:value-type="string">
            <text:p>"You joined the group: %{TITLE}"</text:p>
          </table:table-cell>
        </table:table-row>
        <table:table-row table:style-name="ro2">
          <table:table-cell table:formula="of:=LOWER(['Definition (DE)'.C14]&amp;&quot;_&quot;&amp;['Definition (DE)'.D14]&amp;&quot;_&quot;&amp;['Definition (DE)'.$H$3]&amp;&quot;_&quot;&amp;['Definition (DE)'.$G$2]&amp;&quot;:&quot;)" office:value-type="string">
            <text:p>group_membership_activity_singular:</text:p>
          </table:table-cell>
          <table:table-cell table:formula="of:=&quot;&quot;&quot;&quot;&amp;SUBSTITUTE(['Definition (DE)'.H14];&quot;{&quot;;&quot;%{&quot;)&amp;&quot;&quot;&quot;&quot;" office:value-type="string">
            <text:p>""</text:p>
          </table:table-cell>
        </table:table-row>
        <table:table-row table:style-name="ro2">
          <table:table-cell table:formula="of:=LOWER(['Definition (DE)'.C14]&amp;&quot;_&quot;&amp;['Definition (DE)'.D14]&amp;&quot;_&quot;&amp;['Definition (DE)'.$I$3]&amp;&quot;_&quot;&amp;['Definition (DE)'.$G$2]&amp;&quot;:&quot;)" office:value-type="string">
            <text:p>group_membership_notify_singular:</text:p>
          </table:table-cell>
          <table:table-cell table:formula="of:=&quot;&quot;&quot;&quot;&amp;SUBSTITUTE(['Definition (DE)'.I14];&quot;{&quot;;&quot;%{&quot;)&amp;&quot;&quot;&quot;&quot;" office:value-type="string">
            <text:p>"You joined the group: %{TITLE}"</text:p>
          </table:table-cell>
        </table:table-row>
        <table:table-row table:style-name="ro2">
          <table:table-cell table:formula="of:=LOWER(['Definition (DE)'.C14]&amp;&quot;_&quot;&amp;['Definition (DE)'.D14]&amp;&quot;_&quot;&amp;['Definition (DE)'.$J$3]&amp;&quot;_&quot;&amp;['Definition (DE)'.$G$2]&amp;&quot;:&quot;)" office:value-type="string">
            <text:p>group_membership_push_singular:</text:p>
          </table:table-cell>
          <table:table-cell table:formula="of:=&quot;&quot;&quot;&quot;&amp;SUBSTITUTE(['Definition (DE)'.J14];&quot;{&quot;;&quot;%{&quot;)&amp;&quot;&quot;&quot;&quot;" office:value-type="string">
            <text:p>"%{USER} has accepted your invitation to the group: %{TITLE}"</text:p>
          </table:table-cell>
        </table:table-row>
        <table:table-row table:style-name="ro2">
          <table:table-cell table:formula="of:=LOWER(['Definition (DE)'.C14]&amp;&quot;_&quot;&amp;['Definition (DE)'.D14]&amp;&quot;_&quot;&amp;['Definition (DE)'.$K$3]&amp;&quot;_&quot;&amp;['Definition (DE)'.$K$2]&amp;&quot;:&quot;)" office:value-type="string">
            <text:p>group_membership_activity_plural:</text:p>
          </table:table-cell>
          <table:table-cell table:formula="of:=&quot;&quot;&quot;&quot;&amp;SUBSTITUTE(['Definition (DE)'.K14];&quot;{&quot;;&quot;%{&quot;)&amp;&quot;&quot;&quot;&quot;" office:value-type="string">
            <text:p>"TODO-Plural-Activity-2"</text:p>
          </table:table-cell>
        </table:table-row>
        <table:table-row table:style-name="ro2">
          <table:table-cell table:formula="of:=LOWER(['Definition (DE)'.C14]&amp;&quot;_&quot;&amp;['Definition (DE)'.D14]&amp;&quot;_&quot;&amp;['Definition (DE)'.$L$3]&amp;&quot;_&quot;&amp;['Definition (DE)'.$K$2]&amp;&quot;:&quot;)" office:value-type="string">
            <text:p>group_membership_notify_plural:</text:p>
          </table:table-cell>
          <table:table-cell table:formula="of:=&quot;&quot;&quot;&quot;&amp;SUBSTITUTE(['Definition (DE)'.L14];&quot;{&quot;;&quot;%{&quot;)&amp;&quot;&quot;&quot;&quot;" office:value-type="string">
            <text:p>"TODO-Plural-Notify-2"</text:p>
          </table:table-cell>
        </table:table-row>
        <table:table-row table:style-name="ro2">
          <table:table-cell table:formula="of:=LOWER(['Definition (DE)'.C14]&amp;&quot;_&quot;&amp;['Definition (DE)'.D14]&amp;&quot;_&quot;&amp;['Definition (DE)'.$M$3]&amp;&quot;_&quot;&amp;['Definition (DE)'.$K$2]&amp;&quot;:&quot;)" office:value-type="string">
            <text:p>group_membership_push_plural:</text:p>
          </table:table-cell>
          <table:table-cell table:formula="of:=&quot;&quot;&quot;&quot;&amp;SUBSTITUTE(['Definition (DE)'.M14];&quot;{&quot;;&quot;%{&quot;)&amp;&quot;&quot;&quot;&quot;" office:value-type="string">
            <text:p>"TODO-Plural-Push-2"</text:p>
          </table:table-cell>
        </table:table-row>
        <table:table-row table:style-name="ro2">
          <table:table-cell table:formula="of:=LOWER(['Definition (DE)'.C14]&amp;&quot;_&quot;&amp;['Definition (DE)'.D14]&amp;&quot;_&quot;&amp;['Definition (DE)'.$N$3]&amp;&quot;_&quot;&amp;['Definition (DE)'.$N$2]&amp;&quot;:&quot;)" office:value-type="string">
            <text:p>group_membership_activity_aggregate:</text:p>
          </table:table-cell>
          <table:table-cell table:formula="of:=&quot;&quot;&quot;&quot;&amp;SUBSTITUTE(['Definition (DE)'.N14];&quot;{&quot;;&quot;%{&quot;)&amp;&quot;&quot;&quot;&quot;" office:value-type="string">
            <text:p>"TODO-Aggregate-Activity-2"</text:p>
          </table:table-cell>
        </table:table-row>
        <table:table-row table:style-name="ro2">
          <table:table-cell table:formula="of:=LOWER(['Definition (DE)'.C14]&amp;&quot;_&quot;&amp;['Definition (DE)'.D14]&amp;&quot;_&quot;&amp;['Definition (DE)'.$O$3]&amp;&quot;_&quot;&amp;['Definition (DE)'.$N$2]&amp;&quot;:&quot;)" office:value-type="string">
            <text:p>group_membership_notify_aggregate:</text:p>
          </table:table-cell>
          <table:table-cell table:formula="of:=&quot;&quot;&quot;&quot;&amp;SUBSTITUTE(['Definition (DE)'.O14];&quot;{&quot;;&quot;%{&quot;)&amp;&quot;&quot;&quot;&quot;" office:value-type="string">
            <text:p>"TODO-Aggregate-Notify-2"</text:p>
          </table:table-cell>
        </table:table-row>
        <table:table-row table:style-name="ro2">
          <table:table-cell table:formula="of:=LOWER(['Definition (DE)'.C14]&amp;&quot;_&quot;&amp;['Definition (DE)'.D14]&amp;&quot;_&quot;&amp;['Definition (DE)'.$P$3]&amp;&quot;_&quot;&amp;['Definition (DE)'.$N$2]&amp;&quot;:&quot;)" office:value-type="string">
            <text:p>group_membership_push_aggregate:</text:p>
          </table:table-cell>
          <table:table-cell table:formula="of:=&quot;&quot;&quot;&quot;&amp;SUBSTITUTE(['Definition (DE)'.P14];&quot;{&quot;;&quot;%{&quot;)&amp;&quot;&quot;&quot;&quot;" office:value-type="string">
            <text:p>"TODO-Aggregate-Push-2"</text:p>
          </table:table-cell>
        </table:table-row>
        <table:table-row table:number-rows-repeated="1" table:style-name="ro5"/>
        <table:table-row table:style-name="ro2">
          <table:table-cell table:formula="of:=LOWER(['Definition (DE)'.C15]&amp;&quot;_&quot;&amp;['Definition (DE)'.D15]&amp;&quot;_&quot;&amp;['Definition (DE)'.$G$3]&amp;&quot;_&quot;&amp;['Definition (DE)'.$G$2]&amp;&quot;:&quot;)" office:value-type="string">
            <text:p>slot_delete_me_singular:</text:p>
          </table:table-cell>
          <table:table-cell table:formula="of:=&quot;&quot;&quot;&quot;&amp;SUBSTITUTE(['Definition (DE)'.G15];&quot;{&quot;;&quot;%{&quot;)&amp;&quot;&quot;&quot;&quot;" office:value-type="string">
            <text:p>"You deleted the Slot: %{TITLE}"</text:p>
          </table:table-cell>
        </table:table-row>
        <table:table-row table:style-name="ro2">
          <table:table-cell table:formula="of:=LOWER(['Definition (DE)'.C15]&amp;&quot;_&quot;&amp;['Definition (DE)'.D15]&amp;&quot;_&quot;&amp;['Definition (DE)'.$H$3]&amp;&quot;_&quot;&amp;['Definition (DE)'.$G$2]&amp;&quot;:&quot;)" office:value-type="string">
            <text:p>slot_delete_activity_singular:</text:p>
          </table:table-cell>
          <table:table-cell table:formula="of:=&quot;&quot;&quot;&quot;&amp;SUBSTITUTE(['Definition (DE)'.H15];&quot;{&quot;;&quot;%{&quot;)&amp;&quot;&quot;&quot;&quot;" office:value-type="string">
            <text:p>""</text:p>
          </table:table-cell>
        </table:table-row>
        <table:table-row table:style-name="ro2">
          <table:table-cell table:formula="of:=LOWER(['Definition (DE)'.C15]&amp;&quot;_&quot;&amp;['Definition (DE)'.D15]&amp;&quot;_&quot;&amp;['Definition (DE)'.$I$3]&amp;&quot;_&quot;&amp;['Definition (DE)'.$G$2]&amp;&quot;:&quot;)" office:value-type="string">
            <text:p>slot_delete_notify_singular:</text:p>
          </table:table-cell>
          <table:table-cell table:formula="of:=&quot;&quot;&quot;&quot;&amp;SUBSTITUTE(['Definition (DE)'.I15];&quot;{&quot;;&quot;%{&quot;)&amp;&quot;&quot;&quot;&quot;" office:value-type="string">
            <text:p>"%{USER} deleted the Slot: %{TITLE}"</text:p>
          </table:table-cell>
        </table:table-row>
        <table:table-row table:style-name="ro2">
          <table:table-cell table:formula="of:=LOWER(['Definition (DE)'.C15]&amp;&quot;_&quot;&amp;['Definition (DE)'.D15]&amp;&quot;_&quot;&amp;['Definition (DE)'.$J$3]&amp;&quot;_&quot;&amp;['Definition (DE)'.$G$2]&amp;&quot;:&quot;)" office:value-type="string">
            <text:p>slot_delete_push_singular:</text:p>
          </table:table-cell>
          <table:table-cell table:formula="of:=&quot;&quot;&quot;&quot;&amp;SUBSTITUTE(['Definition (DE)'.J15];&quot;{&quot;;&quot;%{&quot;)&amp;&quot;&quot;&quot;&quot;" office:value-type="string">
            <text:p>"%{USER} deleted the Slot: %{TITLE}"</text:p>
          </table:table-cell>
        </table:table-row>
        <table:table-row table:style-name="ro2">
          <table:table-cell table:formula="of:=LOWER(['Definition (DE)'.C15]&amp;&quot;_&quot;&amp;['Definition (DE)'.D15]&amp;&quot;_&quot;&amp;['Definition (DE)'.$K$3]&amp;&quot;_&quot;&amp;['Definition (DE)'.$K$2]&amp;&quot;:&quot;)" office:value-type="string">
            <text:p>slot_delete_activity_plural:</text:p>
          </table:table-cell>
          <table:table-cell table:formula="of:=&quot;&quot;&quot;&quot;&amp;SUBSTITUTE(['Definition (DE)'.K15];&quot;{&quot;;&quot;%{&quot;)&amp;&quot;&quot;&quot;&quot;" office:value-type="string">
            <text:p>"TODO-Plural-Activity-3"</text:p>
          </table:table-cell>
        </table:table-row>
        <table:table-row table:style-name="ro2">
          <table:table-cell table:formula="of:=LOWER(['Definition (DE)'.C15]&amp;&quot;_&quot;&amp;['Definition (DE)'.D15]&amp;&quot;_&quot;&amp;['Definition (DE)'.$L$3]&amp;&quot;_&quot;&amp;['Definition (DE)'.$K$2]&amp;&quot;:&quot;)" office:value-type="string">
            <text:p>slot_delete_notify_plural:</text:p>
          </table:table-cell>
          <table:table-cell table:formula="of:=&quot;&quot;&quot;&quot;&amp;SUBSTITUTE(['Definition (DE)'.L15];&quot;{&quot;;&quot;%{&quot;)&amp;&quot;&quot;&quot;&quot;" office:value-type="string">
            <text:p>"TODO-Plural-Notify-3"</text:p>
          </table:table-cell>
        </table:table-row>
        <table:table-row table:style-name="ro2">
          <table:table-cell table:formula="of:=LOWER(['Definition (DE)'.C15]&amp;&quot;_&quot;&amp;['Definition (DE)'.D15]&amp;&quot;_&quot;&amp;['Definition (DE)'.$M$3]&amp;&quot;_&quot;&amp;['Definition (DE)'.$K$2]&amp;&quot;:&quot;)" office:value-type="string">
            <text:p>slot_delete_push_plural:</text:p>
          </table:table-cell>
          <table:table-cell table:formula="of:=&quot;&quot;&quot;&quot;&amp;SUBSTITUTE(['Definition (DE)'.M15];&quot;{&quot;;&quot;%{&quot;)&amp;&quot;&quot;&quot;&quot;" office:value-type="string">
            <text:p>"TODO-Plural-Push-3"</text:p>
          </table:table-cell>
        </table:table-row>
        <table:table-row table:style-name="ro2">
          <table:table-cell table:formula="of:=LOWER(['Definition (DE)'.C15]&amp;&quot;_&quot;&amp;['Definition (DE)'.D15]&amp;&quot;_&quot;&amp;['Definition (DE)'.$N$3]&amp;&quot;_&quot;&amp;['Definition (DE)'.$N$2]&amp;&quot;:&quot;)" office:value-type="string">
            <text:p>slot_delete_activity_aggregate:</text:p>
          </table:table-cell>
          <table:table-cell table:formula="of:=&quot;&quot;&quot;&quot;&amp;SUBSTITUTE(['Definition (DE)'.N15];&quot;{&quot;;&quot;%{&quot;)&amp;&quot;&quot;&quot;&quot;" office:value-type="string">
            <text:p>"TODO-Aggregate-Activity-3"</text:p>
          </table:table-cell>
        </table:table-row>
        <table:table-row table:style-name="ro2">
          <table:table-cell table:formula="of:=LOWER(['Definition (DE)'.C15]&amp;&quot;_&quot;&amp;['Definition (DE)'.D15]&amp;&quot;_&quot;&amp;['Definition (DE)'.$O$3]&amp;&quot;_&quot;&amp;['Definition (DE)'.$N$2]&amp;&quot;:&quot;)" office:value-type="string">
            <text:p>slot_delete_notify_aggregate:</text:p>
          </table:table-cell>
          <table:table-cell table:formula="of:=&quot;&quot;&quot;&quot;&amp;SUBSTITUTE(['Definition (DE)'.O15];&quot;{&quot;;&quot;%{&quot;)&amp;&quot;&quot;&quot;&quot;" office:value-type="string">
            <text:p>"TODO-Aggregate-Notify-3"</text:p>
          </table:table-cell>
        </table:table-row>
        <table:table-row table:style-name="ro2">
          <table:table-cell table:formula="of:=LOWER(['Definition (DE)'.C15]&amp;&quot;_&quot;&amp;['Definition (DE)'.D15]&amp;&quot;_&quot;&amp;['Definition (DE)'.$P$3]&amp;&quot;_&quot;&amp;['Definition (DE)'.$N$2]&amp;&quot;:&quot;)" office:value-type="string">
            <text:p>slot_delete_push_aggregate:</text:p>
          </table:table-cell>
          <table:table-cell table:formula="of:=&quot;&quot;&quot;&quot;&amp;SUBSTITUTE(['Definition (DE)'.P15];&quot;{&quot;;&quot;%{&quot;)&amp;&quot;&quot;&quot;&quot;" office:value-type="string">
            <text:p>"TODO-Aggregate-Push-3"</text:p>
          </table:table-cell>
        </table:table-row>
        <table:table-row table:number-rows-repeated="1" table:style-name="ro5"/>
        <table:table-row table:style-name="ro2">
          <table:table-cell table:formula="of:=LOWER(['Definition (DE)'.C16]&amp;&quot;_&quot;&amp;['Definition (DE)'.D16]&amp;&quot;_&quot;&amp;['Definition (DE)'.$G$3]&amp;&quot;_&quot;&amp;['Definition (DE)'.$G$2]&amp;&quot;:&quot;)" office:value-type="string">
            <text:p>slot_unslot_me_singular:</text:p>
          </table:table-cell>
          <table:table-cell table:formula="of:=&quot;&quot;&quot;&quot;&amp;SUBSTITUTE(['Definition (DE)'.G16];&quot;{&quot;;&quot;%{&quot;)&amp;&quot;&quot;&quot;&quot;" office:value-type="string">
            <text:p>"You removed the Reslot: %{TITLE}"</text:p>
          </table:table-cell>
        </table:table-row>
        <table:table-row table:style-name="ro2">
          <table:table-cell table:formula="of:=LOWER(['Definition (DE)'.C16]&amp;&quot;_&quot;&amp;['Definition (DE)'.D16]&amp;&quot;_&quot;&amp;['Definition (DE)'.$H$3]&amp;&quot;_&quot;&amp;['Definition (DE)'.$G$2]&amp;&quot;:&quot;)" office:value-type="string">
            <text:p>slot_unslot_activity_singular:</text:p>
          </table:table-cell>
          <table:table-cell table:formula="of:=&quot;&quot;&quot;&quot;&amp;SUBSTITUTE(['Definition (DE)'.H16];&quot;{&quot;;&quot;%{&quot;)&amp;&quot;&quot;&quot;&quot;" office:value-type="string">
            <text:p>""</text:p>
          </table:table-cell>
        </table:table-row>
        <table:table-row table:style-name="ro2">
          <table:table-cell table:formula="of:=LOWER(['Definition (DE)'.C16]&amp;&quot;_&quot;&amp;['Definition (DE)'.D16]&amp;&quot;_&quot;&amp;['Definition (DE)'.$I$3]&amp;&quot;_&quot;&amp;['Definition (DE)'.$G$2]&amp;&quot;:&quot;)" office:value-type="string">
            <text:p>slot_unslot_notify_singular:</text:p>
          </table:table-cell>
          <table:table-cell table:formula="of:=&quot;&quot;&quot;&quot;&amp;SUBSTITUTE(['Definition (DE)'.I16];&quot;{&quot;;&quot;%{&quot;)&amp;&quot;&quot;&quot;&quot;" office:value-type="string">
            <text:p>""</text:p>
          </table:table-cell>
        </table:table-row>
        <table:table-row table:style-name="ro2">
          <table:table-cell table:formula="of:=LOWER(['Definition (DE)'.C16]&amp;&quot;_&quot;&amp;['Definition (DE)'.D16]&amp;&quot;_&quot;&amp;['Definition (DE)'.$J$3]&amp;&quot;_&quot;&amp;['Definition (DE)'.$G$2]&amp;&quot;:&quot;)" office:value-type="string">
            <text:p>slot_unslot_push_singular:</text:p>
          </table:table-cell>
          <table:table-cell table:formula="of:=&quot;&quot;&quot;&quot;&amp;SUBSTITUTE(['Definition (DE)'.J16];&quot;{&quot;;&quot;%{&quot;)&amp;&quot;&quot;&quot;&quot;" office:value-type="string">
            <text:p>""</text:p>
          </table:table-cell>
        </table:table-row>
        <table:table-row table:style-name="ro2">
          <table:table-cell table:formula="of:=LOWER(['Definition (DE)'.C16]&amp;&quot;_&quot;&amp;['Definition (DE)'.D16]&amp;&quot;_&quot;&amp;['Definition (DE)'.$K$3]&amp;&quot;_&quot;&amp;['Definition (DE)'.$K$2]&amp;&quot;:&quot;)" office:value-type="string">
            <text:p>slot_unslot_activity_plural:</text:p>
          </table:table-cell>
          <table:table-cell table:formula="of:=&quot;&quot;&quot;&quot;&amp;SUBSTITUTE(['Definition (DE)'.K16];&quot;{&quot;;&quot;%{&quot;)&amp;&quot;&quot;&quot;&quot;" office:value-type="string">
            <text:p>"TODO-Plural-Activity-4"</text:p>
          </table:table-cell>
        </table:table-row>
        <table:table-row table:style-name="ro2">
          <table:table-cell table:formula="of:=LOWER(['Definition (DE)'.C16]&amp;&quot;_&quot;&amp;['Definition (DE)'.D16]&amp;&quot;_&quot;&amp;['Definition (DE)'.$L$3]&amp;&quot;_&quot;&amp;['Definition (DE)'.$K$2]&amp;&quot;:&quot;)" office:value-type="string">
            <text:p>slot_unslot_notify_plural:</text:p>
          </table:table-cell>
          <table:table-cell table:formula="of:=&quot;&quot;&quot;&quot;&amp;SUBSTITUTE(['Definition (DE)'.L16];&quot;{&quot;;&quot;%{&quot;)&amp;&quot;&quot;&quot;&quot;" office:value-type="string">
            <text:p>"TODO-Plural-Notify-4"</text:p>
          </table:table-cell>
        </table:table-row>
        <table:table-row table:style-name="ro2">
          <table:table-cell table:formula="of:=LOWER(['Definition (DE)'.C16]&amp;&quot;_&quot;&amp;['Definition (DE)'.D16]&amp;&quot;_&quot;&amp;['Definition (DE)'.$M$3]&amp;&quot;_&quot;&amp;['Definition (DE)'.$K$2]&amp;&quot;:&quot;)" office:value-type="string">
            <text:p>slot_unslot_push_plural:</text:p>
          </table:table-cell>
          <table:table-cell table:formula="of:=&quot;&quot;&quot;&quot;&amp;SUBSTITUTE(['Definition (DE)'.M16];&quot;{&quot;;&quot;%{&quot;)&amp;&quot;&quot;&quot;&quot;" office:value-type="string">
            <text:p>"TODO-Plural-Push-4"</text:p>
          </table:table-cell>
        </table:table-row>
        <table:table-row table:style-name="ro2">
          <table:table-cell table:formula="of:=LOWER(['Definition (DE)'.C16]&amp;&quot;_&quot;&amp;['Definition (DE)'.D16]&amp;&quot;_&quot;&amp;['Definition (DE)'.$N$3]&amp;&quot;_&quot;&amp;['Definition (DE)'.$N$2]&amp;&quot;:&quot;)" office:value-type="string">
            <text:p>slot_unslot_activity_aggregate:</text:p>
          </table:table-cell>
          <table:table-cell table:formula="of:=&quot;&quot;&quot;&quot;&amp;SUBSTITUTE(['Definition (DE)'.N16];&quot;{&quot;;&quot;%{&quot;)&amp;&quot;&quot;&quot;&quot;" office:value-type="string">
            <text:p>"TODO-Aggregate-Activity-4"</text:p>
          </table:table-cell>
        </table:table-row>
        <table:table-row table:style-name="ro2">
          <table:table-cell table:formula="of:=LOWER(['Definition (DE)'.C16]&amp;&quot;_&quot;&amp;['Definition (DE)'.D16]&amp;&quot;_&quot;&amp;['Definition (DE)'.$O$3]&amp;&quot;_&quot;&amp;['Definition (DE)'.$N$2]&amp;&quot;:&quot;)" office:value-type="string">
            <text:p>slot_unslot_notify_aggregate:</text:p>
          </table:table-cell>
          <table:table-cell table:formula="of:=&quot;&quot;&quot;&quot;&amp;SUBSTITUTE(['Definition (DE)'.O16];&quot;{&quot;;&quot;%{&quot;)&amp;&quot;&quot;&quot;&quot;" office:value-type="string">
            <text:p>"TODO-Aggregate-Notify-4"</text:p>
          </table:table-cell>
        </table:table-row>
        <table:table-row table:style-name="ro2">
          <table:table-cell table:formula="of:=LOWER(['Definition (DE)'.C16]&amp;&quot;_&quot;&amp;['Definition (DE)'.D16]&amp;&quot;_&quot;&amp;['Definition (DE)'.$P$3]&amp;&quot;_&quot;&amp;['Definition (DE)'.$N$2]&amp;&quot;:&quot;)" office:value-type="string">
            <text:p>slot_unslot_push_aggregate:</text:p>
          </table:table-cell>
          <table:table-cell table:formula="of:=&quot;&quot;&quot;&quot;&amp;SUBSTITUTE(['Definition (DE)'.P16];&quot;{&quot;;&quot;%{&quot;)&amp;&quot;&quot;&quot;&quot;" office:value-type="string">
            <text:p>"TODO-Aggregate-Push-4"</text:p>
          </table:table-cell>
        </table:table-row>
        <table:table-row table:number-rows-repeated="1" table:style-name="ro5"/>
        <table:table-row table:style-name="ro2">
          <table:table-cell table:formula="of:=LOWER(['Definition (DE)'.C17]&amp;&quot;_&quot;&amp;['Definition (DE)'.D17]&amp;&quot;_&quot;&amp;['Definition (DE)'.$G$3]&amp;&quot;_&quot;&amp;['Definition (DE)'.$G$2]&amp;&quot;:&quot;)" office:value-type="string">
            <text:p>user_request_me_singular:</text:p>
          </table:table-cell>
          <table:table-cell table:formula="of:=&quot;&quot;&quot;&quot;&amp;SUBSTITUTE(['Definition (DE)'.G17];&quot;{&quot;;&quot;%{&quot;)&amp;&quot;&quot;&quot;&quot;" office:value-type="string">
            <text:p>"You sent a friend request to %{USER2}"</text:p>
          </table:table-cell>
        </table:table-row>
        <table:table-row table:style-name="ro2">
          <table:table-cell table:formula="of:=LOWER(['Definition (DE)'.C17]&amp;&quot;_&quot;&amp;['Definition (DE)'.D17]&amp;&quot;_&quot;&amp;['Definition (DE)'.$H$3]&amp;&quot;_&quot;&amp;['Definition (DE)'.$G$2]&amp;&quot;:&quot;)" office:value-type="string">
            <text:p>user_request_activity_singular:</text:p>
          </table:table-cell>
          <table:table-cell table:formula="of:=&quot;&quot;&quot;&quot;&amp;SUBSTITUTE(['Definition (DE)'.H17];&quot;{&quot;;&quot;%{&quot;)&amp;&quot;&quot;&quot;&quot;" office:value-type="string">
            <text:p>""</text:p>
          </table:table-cell>
        </table:table-row>
        <table:table-row table:style-name="ro2">
          <table:table-cell table:formula="of:=LOWER(['Definition (DE)'.C17]&amp;&quot;_&quot;&amp;['Definition (DE)'.D17]&amp;&quot;_&quot;&amp;['Definition (DE)'.$I$3]&amp;&quot;_&quot;&amp;['Definition (DE)'.$G$2]&amp;&quot;:&quot;)" office:value-type="string">
            <text:p>user_request_notify_singular:</text:p>
          </table:table-cell>
          <table:table-cell table:formula="of:=&quot;&quot;&quot;&quot;&amp;SUBSTITUTE(['Definition (DE)'.I17];&quot;{&quot;;&quot;%{&quot;)&amp;&quot;&quot;&quot;&quot;" office:value-type="string">
            <text:p>"%{USER} sent a friend request to you"</text:p>
          </table:table-cell>
        </table:table-row>
        <table:table-row table:style-name="ro2">
          <table:table-cell table:formula="of:=LOWER(['Definition (DE)'.C17]&amp;&quot;_&quot;&amp;['Definition (DE)'.D17]&amp;&quot;_&quot;&amp;['Definition (DE)'.$J$3]&amp;&quot;_&quot;&amp;['Definition (DE)'.$G$2]&amp;&quot;:&quot;)" office:value-type="string">
            <text:p>user_request_push_singular:</text:p>
          </table:table-cell>
          <table:table-cell table:formula="of:=&quot;&quot;&quot;&quot;&amp;SUBSTITUTE(['Definition (DE)'.J17];&quot;{&quot;;&quot;%{&quot;)&amp;&quot;&quot;&quot;&quot;" office:value-type="string">
            <text:p>"%{USER} sent a friend request to you"</text:p>
          </table:table-cell>
        </table:table-row>
        <table:table-row table:style-name="ro2">
          <table:table-cell table:formula="of:=LOWER(['Definition (DE)'.C17]&amp;&quot;_&quot;&amp;['Definition (DE)'.D17]&amp;&quot;_&quot;&amp;['Definition (DE)'.$K$3]&amp;&quot;_&quot;&amp;['Definition (DE)'.$K$2]&amp;&quot;:&quot;)" office:value-type="string">
            <text:p>user_request_activity_plural:</text:p>
          </table:table-cell>
          <table:table-cell table:formula="of:=&quot;&quot;&quot;&quot;&amp;SUBSTITUTE(['Definition (DE)'.K17];&quot;{&quot;;&quot;%{&quot;)&amp;&quot;&quot;&quot;&quot;" office:value-type="string">
            <text:p>"TODO-Plural-Activity-5"</text:p>
          </table:table-cell>
        </table:table-row>
        <table:table-row table:style-name="ro2">
          <table:table-cell table:formula="of:=LOWER(['Definition (DE)'.C17]&amp;&quot;_&quot;&amp;['Definition (DE)'.D17]&amp;&quot;_&quot;&amp;['Definition (DE)'.$L$3]&amp;&quot;_&quot;&amp;['Definition (DE)'.$K$2]&amp;&quot;:&quot;)" office:value-type="string">
            <text:p>user_request_notify_plural:</text:p>
          </table:table-cell>
          <table:table-cell table:formula="of:=&quot;&quot;&quot;&quot;&amp;SUBSTITUTE(['Definition (DE)'.L17];&quot;{&quot;;&quot;%{&quot;)&amp;&quot;&quot;&quot;&quot;" office:value-type="string">
            <text:p>"TODO-Plural-Notify-5"</text:p>
          </table:table-cell>
        </table:table-row>
        <table:table-row table:style-name="ro2">
          <table:table-cell table:formula="of:=LOWER(['Definition (DE)'.C17]&amp;&quot;_&quot;&amp;['Definition (DE)'.D17]&amp;&quot;_&quot;&amp;['Definition (DE)'.$M$3]&amp;&quot;_&quot;&amp;['Definition (DE)'.$K$2]&amp;&quot;:&quot;)" office:value-type="string">
            <text:p>user_request_push_plural:</text:p>
          </table:table-cell>
          <table:table-cell table:formula="of:=&quot;&quot;&quot;&quot;&amp;SUBSTITUTE(['Definition (DE)'.M17];&quot;{&quot;;&quot;%{&quot;)&amp;&quot;&quot;&quot;&quot;" office:value-type="string">
            <text:p>"TODO-Plural-Push-5"</text:p>
          </table:table-cell>
        </table:table-row>
        <table:table-row table:style-name="ro2">
          <table:table-cell table:formula="of:=LOWER(['Definition (DE)'.C17]&amp;&quot;_&quot;&amp;['Definition (DE)'.D17]&amp;&quot;_&quot;&amp;['Definition (DE)'.$N$3]&amp;&quot;_&quot;&amp;['Definition (DE)'.$N$2]&amp;&quot;:&quot;)" office:value-type="string">
            <text:p>user_request_activity_aggregate:</text:p>
          </table:table-cell>
          <table:table-cell table:formula="of:=&quot;&quot;&quot;&quot;&amp;SUBSTITUTE(['Definition (DE)'.N17];&quot;{&quot;;&quot;%{&quot;)&amp;&quot;&quot;&quot;&quot;" office:value-type="string">
            <text:p>"TODO-Aggregate-Activity-5"</text:p>
          </table:table-cell>
        </table:table-row>
        <table:table-row table:style-name="ro2">
          <table:table-cell table:formula="of:=LOWER(['Definition (DE)'.C17]&amp;&quot;_&quot;&amp;['Definition (DE)'.D17]&amp;&quot;_&quot;&amp;['Definition (DE)'.$O$3]&amp;&quot;_&quot;&amp;['Definition (DE)'.$N$2]&amp;&quot;:&quot;)" office:value-type="string">
            <text:p>user_request_notify_aggregate:</text:p>
          </table:table-cell>
          <table:table-cell table:formula="of:=&quot;&quot;&quot;&quot;&amp;SUBSTITUTE(['Definition (DE)'.O17];&quot;{&quot;;&quot;%{&quot;)&amp;&quot;&quot;&quot;&quot;" office:value-type="string">
            <text:p>"TODO-Aggregate-Notify-5"</text:p>
          </table:table-cell>
        </table:table-row>
        <table:table-row table:style-name="ro2">
          <table:table-cell table:formula="of:=LOWER(['Definition (DE)'.C17]&amp;&quot;_&quot;&amp;['Definition (DE)'.D17]&amp;&quot;_&quot;&amp;['Definition (DE)'.$P$3]&amp;&quot;_&quot;&amp;['Definition (DE)'.$N$2]&amp;&quot;:&quot;)" office:value-type="string">
            <text:p>user_request_push_aggregate:</text:p>
          </table:table-cell>
          <table:table-cell table:formula="of:=&quot;&quot;&quot;&quot;&amp;SUBSTITUTE(['Definition (DE)'.P17];&quot;{&quot;;&quot;%{&quot;)&amp;&quot;&quot;&quot;&quot;" office:value-type="string">
            <text:p>"TODO-Aggregate-Push-5"</text:p>
          </table:table-cell>
        </table:table-row>
        <table:table-row table:number-rows-repeated="1" table:style-name="ro5"/>
        <table:table-row table:style-name="ro2">
          <table:table-cell table:formula="of:=LOWER(['Definition (DE)'.C18]&amp;&quot;_&quot;&amp;['Definition (DE)'.D18]&amp;&quot;_&quot;&amp;['Definition (DE)'.$G$3]&amp;&quot;_&quot;&amp;['Definition (DE)'.$G$2]&amp;&quot;:&quot;)" office:value-type="string">
            <text:p>slot_private_me_singular:</text:p>
          </table:table-cell>
          <table:table-cell table:formula="of:=&quot;&quot;&quot;&quot;&amp;SUBSTITUTE(['Definition (DE)'.G18];&quot;{&quot;;&quot;%{&quot;)&amp;&quot;&quot;&quot;&quot;" office:value-type="string">
            <text:p>"You unshared the Slot: %{TITLE}"</text:p>
          </table:table-cell>
        </table:table-row>
        <table:table-row table:style-name="ro2">
          <table:table-cell table:formula="of:=LOWER(['Definition (DE)'.C18]&amp;&quot;_&quot;&amp;['Definition (DE)'.D18]&amp;&quot;_&quot;&amp;['Definition (DE)'.$H$3]&amp;&quot;_&quot;&amp;['Definition (DE)'.$G$2]&amp;&quot;:&quot;)" office:value-type="string">
            <text:p>slot_private_activity_singular:</text:p>
          </table:table-cell>
          <table:table-cell table:formula="of:=&quot;&quot;&quot;&quot;&amp;SUBSTITUTE(['Definition (DE)'.H18];&quot;{&quot;;&quot;%{&quot;)&amp;&quot;&quot;&quot;&quot;" office:value-type="string">
            <text:p>""</text:p>
          </table:table-cell>
        </table:table-row>
        <table:table-row table:style-name="ro2">
          <table:table-cell table:formula="of:=LOWER(['Definition (DE)'.C18]&amp;&quot;_&quot;&amp;['Definition (DE)'.D18]&amp;&quot;_&quot;&amp;['Definition (DE)'.$I$3]&amp;&quot;_&quot;&amp;['Definition (DE)'.$G$2]&amp;&quot;:&quot;)" office:value-type="string">
            <text:p>slot_private_notify_singular:</text:p>
          </table:table-cell>
          <table:table-cell table:formula="of:=&quot;&quot;&quot;&quot;&amp;SUBSTITUTE(['Definition (DE)'.I18];&quot;{&quot;;&quot;%{&quot;)&amp;&quot;&quot;&quot;&quot;" office:value-type="string">
            <text:p>"%{USER} unshared the Slot: %{TITLE}"</text:p>
          </table:table-cell>
        </table:table-row>
        <table:table-row table:style-name="ro2">
          <table:table-cell table:formula="of:=LOWER(['Definition (DE)'.C18]&amp;&quot;_&quot;&amp;['Definition (DE)'.D18]&amp;&quot;_&quot;&amp;['Definition (DE)'.$J$3]&amp;&quot;_&quot;&amp;['Definition (DE)'.$G$2]&amp;&quot;:&quot;)" office:value-type="string">
            <text:p>slot_private_push_singular:</text:p>
          </table:table-cell>
          <table:table-cell table:formula="of:=&quot;&quot;&quot;&quot;&amp;SUBSTITUTE(['Definition (DE)'.J18];&quot;{&quot;;&quot;%{&quot;)&amp;&quot;&quot;&quot;&quot;" office:value-type="string">
            <text:p>"%{USER} unshared the Slot: %{TITLE}"</text:p>
          </table:table-cell>
        </table:table-row>
        <table:table-row table:style-name="ro2">
          <table:table-cell table:formula="of:=LOWER(['Definition (DE)'.C18]&amp;&quot;_&quot;&amp;['Definition (DE)'.D18]&amp;&quot;_&quot;&amp;['Definition (DE)'.$K$3]&amp;&quot;_&quot;&amp;['Definition (DE)'.$K$2]&amp;&quot;:&quot;)" office:value-type="string">
            <text:p>slot_private_activity_plural:</text:p>
          </table:table-cell>
          <table:table-cell table:formula="of:=&quot;&quot;&quot;&quot;&amp;SUBSTITUTE(['Definition (DE)'.K18];&quot;{&quot;;&quot;%{&quot;)&amp;&quot;&quot;&quot;&quot;" office:value-type="string">
            <text:p>"TODO-Plural-Activity-6"</text:p>
          </table:table-cell>
        </table:table-row>
        <table:table-row table:style-name="ro2">
          <table:table-cell table:formula="of:=LOWER(['Definition (DE)'.C18]&amp;&quot;_&quot;&amp;['Definition (DE)'.D18]&amp;&quot;_&quot;&amp;['Definition (DE)'.$L$3]&amp;&quot;_&quot;&amp;['Definition (DE)'.$K$2]&amp;&quot;:&quot;)" office:value-type="string">
            <text:p>slot_private_notify_plural:</text:p>
          </table:table-cell>
          <table:table-cell table:formula="of:=&quot;&quot;&quot;&quot;&amp;SUBSTITUTE(['Definition (DE)'.L18];&quot;{&quot;;&quot;%{&quot;)&amp;&quot;&quot;&quot;&quot;" office:value-type="string">
            <text:p>"TODO-Plural-Notify-6"</text:p>
          </table:table-cell>
        </table:table-row>
        <table:table-row table:style-name="ro2">
          <table:table-cell table:formula="of:=LOWER(['Definition (DE)'.C18]&amp;&quot;_&quot;&amp;['Definition (DE)'.D18]&amp;&quot;_&quot;&amp;['Definition (DE)'.$M$3]&amp;&quot;_&quot;&amp;['Definition (DE)'.$K$2]&amp;&quot;:&quot;)" office:value-type="string">
            <text:p>slot_private_push_plural:</text:p>
          </table:table-cell>
          <table:table-cell table:formula="of:=&quot;&quot;&quot;&quot;&amp;SUBSTITUTE(['Definition (DE)'.M18];&quot;{&quot;;&quot;%{&quot;)&amp;&quot;&quot;&quot;&quot;" office:value-type="string">
            <text:p>"TODO-Plural-Push-6"</text:p>
          </table:table-cell>
        </table:table-row>
        <table:table-row table:style-name="ro2">
          <table:table-cell table:formula="of:=LOWER(['Definition (DE)'.C18]&amp;&quot;_&quot;&amp;['Definition (DE)'.D18]&amp;&quot;_&quot;&amp;['Definition (DE)'.$N$3]&amp;&quot;_&quot;&amp;['Definition (DE)'.$N$2]&amp;&quot;:&quot;)" office:value-type="string">
            <text:p>slot_private_activity_aggregate:</text:p>
          </table:table-cell>
          <table:table-cell table:formula="of:=&quot;&quot;&quot;&quot;&amp;SUBSTITUTE(['Definition (DE)'.N18];&quot;{&quot;;&quot;%{&quot;)&amp;&quot;&quot;&quot;&quot;" office:value-type="string">
            <text:p>"TODO-Aggregate-Activity-6"</text:p>
          </table:table-cell>
        </table:table-row>
        <table:table-row table:style-name="ro2">
          <table:table-cell table:formula="of:=LOWER(['Definition (DE)'.C18]&amp;&quot;_&quot;&amp;['Definition (DE)'.D18]&amp;&quot;_&quot;&amp;['Definition (DE)'.$O$3]&amp;&quot;_&quot;&amp;['Definition (DE)'.$N$2]&amp;&quot;:&quot;)" office:value-type="string">
            <text:p>slot_private_notify_aggregate:</text:p>
          </table:table-cell>
          <table:table-cell table:formula="of:=&quot;&quot;&quot;&quot;&amp;SUBSTITUTE(['Definition (DE)'.O18];&quot;{&quot;;&quot;%{&quot;)&amp;&quot;&quot;&quot;&quot;" office:value-type="string">
            <text:p>"TODO-Aggregate-Notify-6"</text:p>
          </table:table-cell>
        </table:table-row>
        <table:table-row table:style-name="ro2">
          <table:table-cell table:formula="of:=LOWER(['Definition (DE)'.C18]&amp;&quot;_&quot;&amp;['Definition (DE)'.D18]&amp;&quot;_&quot;&amp;['Definition (DE)'.$P$3]&amp;&quot;_&quot;&amp;['Definition (DE)'.$N$2]&amp;&quot;:&quot;)" office:value-type="string">
            <text:p>slot_private_push_aggregate:</text:p>
          </table:table-cell>
          <table:table-cell table:formula="of:=&quot;&quot;&quot;&quot;&amp;SUBSTITUTE(['Definition (DE)'.P18];&quot;{&quot;;&quot;%{&quot;)&amp;&quot;&quot;&quot;&quot;" office:value-type="string">
            <text:p>"TODO-Aggregate-Push-6"</text:p>
          </table:table-cell>
        </table:table-row>
        <table:table-row table:number-rows-repeated="1" table:style-name="ro5"/>
        <table:table-row table:style-name="ro2">
          <table:table-cell table:formula="of:=LOWER(['Definition (DE)'.C19]&amp;&quot;_&quot;&amp;['Definition (DE)'.D19]&amp;&quot;_&quot;&amp;['Definition (DE)'.$G$3]&amp;&quot;_&quot;&amp;['Definition (DE)'.$G$2]&amp;&quot;:&quot;)" office:value-type="string">
            <text:p>slot_update_me_singular:</text:p>
          </table:table-cell>
          <table:table-cell table:formula="of:=&quot;&quot;&quot;&quot;&amp;SUBSTITUTE(['Definition (DE)'.G19];&quot;{&quot;;&quot;%{&quot;)&amp;&quot;&quot;&quot;&quot;" office:value-type="string">
            <text:p>"You changed the %{FIELD} from the Slot: %{TITLE}"</text:p>
          </table:table-cell>
        </table:table-row>
        <table:table-row table:style-name="ro2">
          <table:table-cell table:formula="of:=LOWER(['Definition (DE)'.C19]&amp;&quot;_&quot;&amp;['Definition (DE)'.D19]&amp;&quot;_&quot;&amp;['Definition (DE)'.$H$3]&amp;&quot;_&quot;&amp;['Definition (DE)'.$G$2]&amp;&quot;:&quot;)" office:value-type="string">
            <text:p>slot_update_activity_singular:</text:p>
          </table:table-cell>
          <table:table-cell table:formula="of:=&quot;&quot;&quot;&quot;&amp;SUBSTITUTE(['Definition (DE)'.H19];&quot;{&quot;;&quot;%{&quot;)&amp;&quot;&quot;&quot;&quot;" office:value-type="string">
            <text:p>"TODO-Singular-Activity-1"</text:p>
          </table:table-cell>
        </table:table-row>
        <table:table-row table:style-name="ro2">
          <table:table-cell table:formula="of:=LOWER(['Definition (DE)'.C19]&amp;&quot;_&quot;&amp;['Definition (DE)'.D19]&amp;&quot;_&quot;&amp;['Definition (DE)'.$I$3]&amp;&quot;_&quot;&amp;['Definition (DE)'.$G$2]&amp;&quot;:&quot;)" office:value-type="string">
            <text:p>slot_update_notify_singular:</text:p>
          </table:table-cell>
          <table:table-cell table:formula="of:=&quot;&quot;&quot;&quot;&amp;SUBSTITUTE(['Definition (DE)'.I19];&quot;{&quot;;&quot;%{&quot;)&amp;&quot;&quot;&quot;&quot;" office:value-type="string">
            <text:p>"TODO-Singular-Notify-1"</text:p>
          </table:table-cell>
        </table:table-row>
        <table:table-row table:style-name="ro2">
          <table:table-cell table:formula="of:=LOWER(['Definition (DE)'.C19]&amp;&quot;_&quot;&amp;['Definition (DE)'.D19]&amp;&quot;_&quot;&amp;['Definition (DE)'.$J$3]&amp;&quot;_&quot;&amp;['Definition (DE)'.$G$2]&amp;&quot;:&quot;)" office:value-type="string">
            <text:p>slot_update_push_singular:</text:p>
          </table:table-cell>
          <table:table-cell table:formula="of:=&quot;&quot;&quot;&quot;&amp;SUBSTITUTE(['Definition (DE)'.J19];&quot;{&quot;;&quot;%{&quot;)&amp;&quot;&quot;&quot;&quot;" office:value-type="string">
            <text:p>"TODO-Singular-Push-1"</text:p>
          </table:table-cell>
        </table:table-row>
        <table:table-row table:style-name="ro2">
          <table:table-cell table:formula="of:=LOWER(['Definition (DE)'.C19]&amp;&quot;_&quot;&amp;['Definition (DE)'.D19]&amp;&quot;_&quot;&amp;['Definition (DE)'.$K$3]&amp;&quot;_&quot;&amp;['Definition (DE)'.$K$2]&amp;&quot;:&quot;)" office:value-type="string">
            <text:p>slot_update_activity_plural:</text:p>
          </table:table-cell>
          <table:table-cell table:formula="of:=&quot;&quot;&quot;&quot;&amp;SUBSTITUTE(['Definition (DE)'.K19];&quot;{&quot;;&quot;%{&quot;)&amp;&quot;&quot;&quot;&quot;" office:value-type="string">
            <text:p>""</text:p>
          </table:table-cell>
        </table:table-row>
        <table:table-row table:style-name="ro2">
          <table:table-cell table:formula="of:=LOWER(['Definition (DE)'.C19]&amp;&quot;_&quot;&amp;['Definition (DE)'.D19]&amp;&quot;_&quot;&amp;['Definition (DE)'.$L$3]&amp;&quot;_&quot;&amp;['Definition (DE)'.$K$2]&amp;&quot;:&quot;)" office:value-type="string">
            <text:p>slot_update_notify_plural:</text:p>
          </table:table-cell>
          <table:table-cell table:formula="of:=&quot;&quot;&quot;&quot;&amp;SUBSTITUTE(['Definition (DE)'.L19];&quot;{&quot;;&quot;%{&quot;)&amp;&quot;&quot;&quot;&quot;" office:value-type="string">
            <text:p>""</text:p>
          </table:table-cell>
        </table:table-row>
        <table:table-row table:style-name="ro2">
          <table:table-cell table:formula="of:=LOWER(['Definition (DE)'.C19]&amp;&quot;_&quot;&amp;['Definition (DE)'.D19]&amp;&quot;_&quot;&amp;['Definition (DE)'.$M$3]&amp;&quot;_&quot;&amp;['Definition (DE)'.$K$2]&amp;&quot;:&quot;)" office:value-type="string">
            <text:p>slot_update_push_plural:</text:p>
          </table:table-cell>
          <table:table-cell table:formula="of:=&quot;&quot;&quot;&quot;&amp;SUBSTITUTE(['Definition (DE)'.M19];&quot;{&quot;;&quot;%{&quot;)&amp;&quot;&quot;&quot;&quot;" office:value-type="string">
            <text:p>""</text:p>
          </table:table-cell>
        </table:table-row>
        <table:table-row table:style-name="ro2">
          <table:table-cell table:formula="of:=LOWER(['Definition (DE)'.C19]&amp;&quot;_&quot;&amp;['Definition (DE)'.D19]&amp;&quot;_&quot;&amp;['Definition (DE)'.$N$3]&amp;&quot;_&quot;&amp;['Definition (DE)'.$N$2]&amp;&quot;:&quot;)" office:value-type="string">
            <text:p>slot_update_activity_aggregate:</text:p>
          </table:table-cell>
          <table:table-cell table:formula="of:=&quot;&quot;&quot;&quot;&amp;SUBSTITUTE(['Definition (DE)'.N19];&quot;{&quot;;&quot;%{&quot;)&amp;&quot;&quot;&quot;&quot;" office:value-type="string">
            <text:p>""</text:p>
          </table:table-cell>
        </table:table-row>
        <table:table-row table:style-name="ro2">
          <table:table-cell table:formula="of:=LOWER(['Definition (DE)'.C19]&amp;&quot;_&quot;&amp;['Definition (DE)'.D19]&amp;&quot;_&quot;&amp;['Definition (DE)'.$O$3]&amp;&quot;_&quot;&amp;['Definition (DE)'.$N$2]&amp;&quot;:&quot;)" office:value-type="string">
            <text:p>slot_update_notify_aggregate:</text:p>
          </table:table-cell>
          <table:table-cell table:formula="of:=&quot;&quot;&quot;&quot;&amp;SUBSTITUTE(['Definition (DE)'.O19];&quot;{&quot;;&quot;%{&quot;)&amp;&quot;&quot;&quot;&quot;" office:value-type="string">
            <text:p>""</text:p>
          </table:table-cell>
        </table:table-row>
        <table:table-row table:style-name="ro2">
          <table:table-cell table:formula="of:=LOWER(['Definition (DE)'.C19]&amp;&quot;_&quot;&amp;['Definition (DE)'.D19]&amp;&quot;_&quot;&amp;['Definition (DE)'.$P$3]&amp;&quot;_&quot;&amp;['Definition (DE)'.$N$2]&amp;&quot;:&quot;)" office:value-type="string">
            <text:p>slot_update_push_aggregate:</text:p>
          </table:table-cell>
          <table:table-cell table:formula="of:=&quot;&quot;&quot;&quot;&amp;SUBSTITUTE(['Definition (DE)'.P19];&quot;{&quot;;&quot;%{&quot;)&amp;&quot;&quot;&quot;&quot;" office:value-type="string">
            <text:p>""</text:p>
          </table:table-cell>
        </table:table-row>
        <table:table-row table:number-rows-repeated="1" table:style-name="ro5"/>
        <table:table-row table:style-name="ro2">
          <table:table-cell table:formula="of:=LOWER(['Definition (DE)'.C20]&amp;&quot;_&quot;&amp;['Definition (DE)'.D20]&amp;&quot;_&quot;&amp;['Definition (DE)'.$G$3]&amp;&quot;_&quot;&amp;['Definition (DE)'.$G$2]&amp;&quot;:&quot;)" office:value-type="string">
            <text:p>user_unfriend_me_singular:</text:p>
          </table:table-cell>
          <table:table-cell table:formula="of:=&quot;&quot;&quot;&quot;&amp;SUBSTITUTE(['Definition (DE)'.G20];&quot;{&quot;;&quot;%{&quot;)&amp;&quot;&quot;&quot;&quot;" office:value-type="string">
            <text:p>"You deleted the friendship with: %{USER2}"</text:p>
          </table:table-cell>
        </table:table-row>
        <table:table-row table:style-name="ro2">
          <table:table-cell table:formula="of:=LOWER(['Definition (DE)'.C20]&amp;&quot;_&quot;&amp;['Definition (DE)'.D20]&amp;&quot;_&quot;&amp;['Definition (DE)'.$H$3]&amp;&quot;_&quot;&amp;['Definition (DE)'.$G$2]&amp;&quot;:&quot;)" office:value-type="string">
            <text:p>user_unfriend_activity_singular:</text:p>
          </table:table-cell>
          <table:table-cell table:formula="of:=&quot;&quot;&quot;&quot;&amp;SUBSTITUTE(['Definition (DE)'.H20];&quot;{&quot;;&quot;%{&quot;)&amp;&quot;&quot;&quot;&quot;" office:value-type="string">
            <text:p>""</text:p>
          </table:table-cell>
        </table:table-row>
        <table:table-row table:style-name="ro2">
          <table:table-cell table:formula="of:=LOWER(['Definition (DE)'.C20]&amp;&quot;_&quot;&amp;['Definition (DE)'.D20]&amp;&quot;_&quot;&amp;['Definition (DE)'.$I$3]&amp;&quot;_&quot;&amp;['Definition (DE)'.$G$2]&amp;&quot;:&quot;)" office:value-type="string">
            <text:p>user_unfriend_notify_singular:</text:p>
          </table:table-cell>
          <table:table-cell table:formula="of:=&quot;&quot;&quot;&quot;&amp;SUBSTITUTE(['Definition (DE)'.I20];&quot;{&quot;;&quot;%{&quot;)&amp;&quot;&quot;&quot;&quot;" office:value-type="string">
            <text:p>""</text:p>
          </table:table-cell>
        </table:table-row>
        <table:table-row table:style-name="ro2">
          <table:table-cell table:formula="of:=LOWER(['Definition (DE)'.C20]&amp;&quot;_&quot;&amp;['Definition (DE)'.D20]&amp;&quot;_&quot;&amp;['Definition (DE)'.$J$3]&amp;&quot;_&quot;&amp;['Definition (DE)'.$G$2]&amp;&quot;:&quot;)" office:value-type="string">
            <text:p>user_unfriend_push_singular:</text:p>
          </table:table-cell>
          <table:table-cell table:formula="of:=&quot;&quot;&quot;&quot;&amp;SUBSTITUTE(['Definition (DE)'.J20];&quot;{&quot;;&quot;%{&quot;)&amp;&quot;&quot;&quot;&quot;" office:value-type="string">
            <text:p>""</text:p>
          </table:table-cell>
        </table:table-row>
        <table:table-row table:style-name="ro2">
          <table:table-cell table:formula="of:=LOWER(['Definition (DE)'.C20]&amp;&quot;_&quot;&amp;['Definition (DE)'.D20]&amp;&quot;_&quot;&amp;['Definition (DE)'.$K$3]&amp;&quot;_&quot;&amp;['Definition (DE)'.$K$2]&amp;&quot;:&quot;)" office:value-type="string">
            <text:p>user_unfriend_activity_plural:</text:p>
          </table:table-cell>
          <table:table-cell table:formula="of:=&quot;&quot;&quot;&quot;&amp;SUBSTITUTE(['Definition (DE)'.K20];&quot;{&quot;;&quot;%{&quot;)&amp;&quot;&quot;&quot;&quot;" office:value-type="string">
            <text:p>""</text:p>
          </table:table-cell>
        </table:table-row>
        <table:table-row table:style-name="ro2">
          <table:table-cell table:formula="of:=LOWER(['Definition (DE)'.C20]&amp;&quot;_&quot;&amp;['Definition (DE)'.D20]&amp;&quot;_&quot;&amp;['Definition (DE)'.$L$3]&amp;&quot;_&quot;&amp;['Definition (DE)'.$K$2]&amp;&quot;:&quot;)" office:value-type="string">
            <text:p>user_unfriend_notify_plural:</text:p>
          </table:table-cell>
          <table:table-cell table:formula="of:=&quot;&quot;&quot;&quot;&amp;SUBSTITUTE(['Definition (DE)'.L20];&quot;{&quot;;&quot;%{&quot;)&amp;&quot;&quot;&quot;&quot;" office:value-type="string">
            <text:p>""</text:p>
          </table:table-cell>
        </table:table-row>
        <table:table-row table:style-name="ro2">
          <table:table-cell table:formula="of:=LOWER(['Definition (DE)'.C20]&amp;&quot;_&quot;&amp;['Definition (DE)'.D20]&amp;&quot;_&quot;&amp;['Definition (DE)'.$M$3]&amp;&quot;_&quot;&amp;['Definition (DE)'.$K$2]&amp;&quot;:&quot;)" office:value-type="string">
            <text:p>user_unfriend_push_plural:</text:p>
          </table:table-cell>
          <table:table-cell table:formula="of:=&quot;&quot;&quot;&quot;&amp;SUBSTITUTE(['Definition (DE)'.M20];&quot;{&quot;;&quot;%{&quot;)&amp;&quot;&quot;&quot;&quot;" office:value-type="string">
            <text:p>""</text:p>
          </table:table-cell>
        </table:table-row>
        <table:table-row table:style-name="ro2">
          <table:table-cell table:formula="of:=LOWER(['Definition (DE)'.C20]&amp;&quot;_&quot;&amp;['Definition (DE)'.D20]&amp;&quot;_&quot;&amp;['Definition (DE)'.$N$3]&amp;&quot;_&quot;&amp;['Definition (DE)'.$N$2]&amp;&quot;:&quot;)" office:value-type="string">
            <text:p>user_unfriend_activity_aggregate:</text:p>
          </table:table-cell>
          <table:table-cell table:formula="of:=&quot;&quot;&quot;&quot;&amp;SUBSTITUTE(['Definition (DE)'.N20];&quot;{&quot;;&quot;%{&quot;)&amp;&quot;&quot;&quot;&quot;" office:value-type="string">
            <text:p>""</text:p>
          </table:table-cell>
        </table:table-row>
        <table:table-row table:style-name="ro2">
          <table:table-cell table:formula="of:=LOWER(['Definition (DE)'.C20]&amp;&quot;_&quot;&amp;['Definition (DE)'.D20]&amp;&quot;_&quot;&amp;['Definition (DE)'.$O$3]&amp;&quot;_&quot;&amp;['Definition (DE)'.$N$2]&amp;&quot;:&quot;)" office:value-type="string">
            <text:p>user_unfriend_notify_aggregate:</text:p>
          </table:table-cell>
          <table:table-cell table:formula="of:=&quot;&quot;&quot;&quot;&amp;SUBSTITUTE(['Definition (DE)'.O20];&quot;{&quot;;&quot;%{&quot;)&amp;&quot;&quot;&quot;&quot;" office:value-type="string">
            <text:p>""</text:p>
          </table:table-cell>
        </table:table-row>
        <table:table-row table:style-name="ro2">
          <table:table-cell table:formula="of:=LOWER(['Definition (DE)'.C20]&amp;&quot;_&quot;&amp;['Definition (DE)'.D20]&amp;&quot;_&quot;&amp;['Definition (DE)'.$P$3]&amp;&quot;_&quot;&amp;['Definition (DE)'.$N$2]&amp;&quot;:&quot;)" office:value-type="string">
            <text:p>user_unfriend_push_aggregate:</text:p>
          </table:table-cell>
          <table:table-cell table:formula="of:=&quot;&quot;&quot;&quot;&amp;SUBSTITUTE(['Definition (DE)'.P20];&quot;{&quot;;&quot;%{&quot;)&amp;&quot;&quot;&quot;&quot;" office:value-type="string">
            <text:p>""</text:p>
          </table:table-cell>
        </table:table-row>
        <table:table-row table:number-rows-repeated="1" table:style-name="ro5"/>
        <table:table-row table:style-name="ro2">
          <table:table-cell table:formula="of:=LOWER(['Definition (DE)'.C21]&amp;&quot;_&quot;&amp;['Definition (DE)'.D21]&amp;&quot;_&quot;&amp;['Definition (DE)'.$G$3]&amp;&quot;_&quot;&amp;['Definition (DE)'.$G$2]&amp;&quot;:&quot;)" office:value-type="string">
            <text:p>user_reject_me_singular:</text:p>
          </table:table-cell>
          <table:table-cell table:formula="of:=&quot;&quot;&quot;&quot;&amp;SUBSTITUTE(['Definition (DE)'.G21];&quot;{&quot;;&quot;%{&quot;)&amp;&quot;&quot;&quot;&quot;" office:value-type="string">
            <text:p>"You rejected a friend request from: %{USER2}"</text:p>
          </table:table-cell>
        </table:table-row>
        <table:table-row table:style-name="ro2">
          <table:table-cell table:formula="of:=LOWER(['Definition (DE)'.C21]&amp;&quot;_&quot;&amp;['Definition (DE)'.D21]&amp;&quot;_&quot;&amp;['Definition (DE)'.$H$3]&amp;&quot;_&quot;&amp;['Definition (DE)'.$G$2]&amp;&quot;:&quot;)" office:value-type="string">
            <text:p>user_reject_activity_singular:</text:p>
          </table:table-cell>
          <table:table-cell table:formula="of:=&quot;&quot;&quot;&quot;&amp;SUBSTITUTE(['Definition (DE)'.H21];&quot;{&quot;;&quot;%{&quot;)&amp;&quot;&quot;&quot;&quot;" office:value-type="string">
            <text:p>""</text:p>
          </table:table-cell>
        </table:table-row>
        <table:table-row table:style-name="ro2">
          <table:table-cell table:formula="of:=LOWER(['Definition (DE)'.C21]&amp;&quot;_&quot;&amp;['Definition (DE)'.D21]&amp;&quot;_&quot;&amp;['Definition (DE)'.$I$3]&amp;&quot;_&quot;&amp;['Definition (DE)'.$G$2]&amp;&quot;:&quot;)" office:value-type="string">
            <text:p>user_reject_notify_singular:</text:p>
          </table:table-cell>
          <table:table-cell table:formula="of:=&quot;&quot;&quot;&quot;&amp;SUBSTITUTE(['Definition (DE)'.I21];&quot;{&quot;;&quot;%{&quot;)&amp;&quot;&quot;&quot;&quot;" office:value-type="string">
            <text:p>""</text:p>
          </table:table-cell>
        </table:table-row>
        <table:table-row table:style-name="ro2">
          <table:table-cell table:formula="of:=LOWER(['Definition (DE)'.C21]&amp;&quot;_&quot;&amp;['Definition (DE)'.D21]&amp;&quot;_&quot;&amp;['Definition (DE)'.$J$3]&amp;&quot;_&quot;&amp;['Definition (DE)'.$G$2]&amp;&quot;:&quot;)" office:value-type="string">
            <text:p>user_reject_push_singular:</text:p>
          </table:table-cell>
          <table:table-cell table:formula="of:=&quot;&quot;&quot;&quot;&amp;SUBSTITUTE(['Definition (DE)'.J21];&quot;{&quot;;&quot;%{&quot;)&amp;&quot;&quot;&quot;&quot;" office:value-type="string">
            <text:p>""</text:p>
          </table:table-cell>
        </table:table-row>
        <table:table-row table:style-name="ro2">
          <table:table-cell table:formula="of:=LOWER(['Definition (DE)'.C21]&amp;&quot;_&quot;&amp;['Definition (DE)'.D21]&amp;&quot;_&quot;&amp;['Definition (DE)'.$K$3]&amp;&quot;_&quot;&amp;['Definition (DE)'.$K$2]&amp;&quot;:&quot;)" office:value-type="string">
            <text:p>user_reject_activity_plural:</text:p>
          </table:table-cell>
          <table:table-cell table:formula="of:=&quot;&quot;&quot;&quot;&amp;SUBSTITUTE(['Definition (DE)'.K21];&quot;{&quot;;&quot;%{&quot;)&amp;&quot;&quot;&quot;&quot;" office:value-type="string">
            <text:p>""</text:p>
          </table:table-cell>
        </table:table-row>
        <table:table-row table:style-name="ro2">
          <table:table-cell table:formula="of:=LOWER(['Definition (DE)'.C21]&amp;&quot;_&quot;&amp;['Definition (DE)'.D21]&amp;&quot;_&quot;&amp;['Definition (DE)'.$L$3]&amp;&quot;_&quot;&amp;['Definition (DE)'.$K$2]&amp;&quot;:&quot;)" office:value-type="string">
            <text:p>user_reject_notify_plural:</text:p>
          </table:table-cell>
          <table:table-cell table:formula="of:=&quot;&quot;&quot;&quot;&amp;SUBSTITUTE(['Definition (DE)'.L21];&quot;{&quot;;&quot;%{&quot;)&amp;&quot;&quot;&quot;&quot;" office:value-type="string">
            <text:p>""</text:p>
          </table:table-cell>
        </table:table-row>
        <table:table-row table:style-name="ro2">
          <table:table-cell table:formula="of:=LOWER(['Definition (DE)'.C21]&amp;&quot;_&quot;&amp;['Definition (DE)'.D21]&amp;&quot;_&quot;&amp;['Definition (DE)'.$M$3]&amp;&quot;_&quot;&amp;['Definition (DE)'.$K$2]&amp;&quot;:&quot;)" office:value-type="string">
            <text:p>user_reject_push_plural:</text:p>
          </table:table-cell>
          <table:table-cell table:formula="of:=&quot;&quot;&quot;&quot;&amp;SUBSTITUTE(['Definition (DE)'.M21];&quot;{&quot;;&quot;%{&quot;)&amp;&quot;&quot;&quot;&quot;" office:value-type="string">
            <text:p>""</text:p>
          </table:table-cell>
        </table:table-row>
        <table:table-row table:style-name="ro2">
          <table:table-cell table:formula="of:=LOWER(['Definition (DE)'.C21]&amp;&quot;_&quot;&amp;['Definition (DE)'.D21]&amp;&quot;_&quot;&amp;['Definition (DE)'.$N$3]&amp;&quot;_&quot;&amp;['Definition (DE)'.$N$2]&amp;&quot;:&quot;)" office:value-type="string">
            <text:p>user_reject_activity_aggregate:</text:p>
          </table:table-cell>
          <table:table-cell table:formula="of:=&quot;&quot;&quot;&quot;&amp;SUBSTITUTE(['Definition (DE)'.N21];&quot;{&quot;;&quot;%{&quot;)&amp;&quot;&quot;&quot;&quot;" office:value-type="string">
            <text:p>""</text:p>
          </table:table-cell>
        </table:table-row>
        <table:table-row table:style-name="ro2">
          <table:table-cell table:formula="of:=LOWER(['Definition (DE)'.C21]&amp;&quot;_&quot;&amp;['Definition (DE)'.D21]&amp;&quot;_&quot;&amp;['Definition (DE)'.$O$3]&amp;&quot;_&quot;&amp;['Definition (DE)'.$N$2]&amp;&quot;:&quot;)" office:value-type="string">
            <text:p>user_reject_notify_aggregate:</text:p>
          </table:table-cell>
          <table:table-cell table:formula="of:=&quot;&quot;&quot;&quot;&amp;SUBSTITUTE(['Definition (DE)'.O21];&quot;{&quot;;&quot;%{&quot;)&amp;&quot;&quot;&quot;&quot;" office:value-type="string">
            <text:p>""</text:p>
          </table:table-cell>
        </table:table-row>
        <table:table-row table:style-name="ro2">
          <table:table-cell table:formula="of:=LOWER(['Definition (DE)'.C21]&amp;&quot;_&quot;&amp;['Definition (DE)'.D21]&amp;&quot;_&quot;&amp;['Definition (DE)'.$P$3]&amp;&quot;_&quot;&amp;['Definition (DE)'.$N$2]&amp;&quot;:&quot;)" office:value-type="string">
            <text:p>user_reject_push_aggregate:</text:p>
          </table:table-cell>
          <table:table-cell table:formula="of:=&quot;&quot;&quot;&quot;&amp;SUBSTITUTE(['Definition (DE)'.P21];&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
      <table:table table:name="Distribution (Map)" table:style-name="ta5" table:print="false">
        <office:forms form:automatic-focus="false" form:apply-design-mode="false"/>
        <table:table-column table:style-name="co36" table:default-cell-style-name="ce15"/>
        <table:table-column table:style-name="co37" table:default-cell-style-name="ce15"/>
        <table:table-column table:style-name="co38" table:default-cell-style-name="ce15"/>
        <table:table-column table:style-name="co35" table:default-cell-style-name="ce15" table:number-columns-repeated="9"/>
        <table:table-column table:style-name="co39" table:default-cell-style-name="ce15"/>
        <table:table-column table:style-name="co35" table:default-cell-style-name="ce15"/>
        <table:table-column table:style-name="co6" table:default-cell-style-name="ce15" table:visibility="collapse"/>
        <table:table-column table:style-name="co6" table:number-columns-repeated="9" table:default-cell-style-name="ce15" table:visibility="collapse"/>
        <table:table-column table:style-name="co6" table:default-cell-style-name="ce15" table:visibility="collapse"/>
        <table:table-column table:style-name="co40" table:default-cell-style-name="ce15"/>
        <table:table-column table:style-name="co35" table:default-cell-style-name="ce15" table:number-columns-repeated="230"/>
        <table:table-row table:style-name="ro2">
          <table:table-cell table:formula="of:=LOWER(['Definition (EN)'.C4]&amp;&quot;_&quot;&amp;['Definition (EN)'.D4]&amp;&quot;_&quot;&amp;['Definition (EN)'.$H$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6" table:formula="of:=&quot;),&quot;" office:value-type="string">
            <text:p>),</text:p>
          </table:table-cell>
          <table:table-cell/>
          <table:table-cell table:formula="of:=IFERROR(__xludf.DUMMYFUNCTION(&quot;SPLIT('Definition (EN)'!G4, &quot;&quot; + &quot;&quot;, TRUE)&quot;),&quot;actor&quot;)" office:value-type="string">
            <text:p>actor</text:p>
          </table:table-cell>
        </table:table-row>
        <table:table-row table:style-name="ro2">
          <table:table-cell table:formula="of:=LOWER(['Definition (EN)'.C4]&amp;&quot;_&quot;&amp;['Definition (EN)'.D4]&amp;&quot;_&quot;&amp;['Definition (EN)'.$Q$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6" table:formula="of:=&quot;),&quot;" office:value-type="string">
            <text:p>),</text:p>
          </table:table-cell>
          <table:table-cell/>
          <table:table-cell table:formula="of:=IFERROR(__xludf.DUMMYFUNCTION(&quot;SPLIT('Definition (EN)'!P4,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4]&amp;&quot;_&quot;&amp;['Definition (EN)'.D4]&amp;&quot;_&quot;&amp;['Definition (EN)'.$N$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follower</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6" table:formula="of:=&quot;),&quot;" office:value-type="string">
            <text:p>),</text:p>
          </table:table-cell>
          <table:table-cell/>
          <table:table-cell table:formula="of:=IFERROR(__xludf.DUMMYFUNCTION(&quot;SPLIT('Definition (EN)'!M4, &quot;&quot; + &quot;&quot;, TRUE)&quot;),&quot;commenter&quot;)" office:value-type="string">
            <text:p>commenter</text:p>
          </table:table-cell>
          <table:table-cell office:value-type="string">
            <text:p>creator</text:p>
          </table:table-cell>
          <table:table-cell office:value-type="string">
            <text:p>follower</text:p>
          </table:table-cell>
        </table:table-row>
        <table:table-row table:style-name="ro2">
          <table:table-cell table:formula="of:=LOWER(['Definition (EN)'.C4]&amp;&quot;_&quot;&amp;['Definition (EN)'.D4]&amp;&quot;_&quot;&amp;['Definition (EN)'.$K$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6" table:formula="of:=&quot;),&quot;" office:value-type="string">
            <text:p>),</text:p>
          </table:table-cell>
          <table:table-cell/>
          <table:table-cell table:formula="of:=IFERROR(__xludf.DUMMYFUNCTION(&quot;SPLIT('Definition (EN)'!J4, &quot;&quot; + &quot;&quot;, TRUE)&quot;),&quot;commenter&quot;)" office:value-type="string">
            <text:p>commenter</text:p>
          </table:table-cell>
          <table:table-cell office:value-type="string">
            <text:p>creator</text:p>
          </table:table-cell>
          <table:table-cell office:value-type="string">
            <text:p>follower</text:p>
          </table:table-cell>
        </table:table-row>
        <table:table-row table:style-name="ro2">
          <table:table-cell table:number-columns-repeated="2"/>
          <table:table-cell table:formula="of:=IF(ISTEXT([.O5]);[.O5];&quot;&quot;)" office:value-type="string">
            <text:p/>
          </table:table-cell>
          <table:table-cell table:formula="of:=IF(ISBLANK([.P5]);&quot;&quot;;&quot; &quot;)&amp;IF(ISBLANK([.P5]);&quot;&quot;;[.P5])" office:value-type="string">
            <text:p/>
          </table:table-cell>
          <table:table-cell table:formula="of:=IF(ISBLANK([.Q5]);&quot;&quot;;&quot; &quot;)&amp;IF(ISBLANK([.Q5]);&quot;&quot;;[.Q5])" office:value-type="string">
            <text:p/>
          </table:table-cell>
          <table:table-cell table:formula="of:=IF(ISBLANK([.R5]);&quot;&quot;;&quot; &quot;)&amp;IF(ISBLANK([.R5]);&quot;&quot;;[.R5])" office:value-type="string">
            <text:p/>
          </table:table-cell>
          <table:table-cell table:formula="of:=IF(ISBLANK([.S5]);&quot;&quot;;&quot; &quot;)&amp;IF(ISBLANK([.S5]);&quot;&quot;;[.S5])" office:value-type="string">
            <text:p/>
          </table:table-cell>
          <table:table-cell table:formula="of:=IF(ISBLANK([.T5]);&quot;&quot;;&quot; &quot;)&amp;IF(ISBLANK([.T5]);&quot;&quot;;[.T5])" office:value-type="string">
            <text:p/>
          </table:table-cell>
          <table:table-cell table:formula="of:=IF(ISBLANK([.U5]);&quot;&quot;;&quot; &quot;)&amp;IF(ISBLANK([.U5]);&quot;&quot;;[.U5])" office:value-type="string">
            <text:p/>
          </table:table-cell>
          <table:table-cell table:formula="of:=IF(ISBLANK([.V5]);&quot;&quot;;&quot; &quot;)&amp;IF(ISBLANK([.V5]);&quot;&quot;;[.V5])" office:value-type="string">
            <text:p/>
          </table:table-cell>
          <table:table-cell table:formula="of:=IF(ISBLANK([.W5]);&quot;&quot;;&quot; &quot;)&amp;IF(ISBLANK([.W5]);&quot;&quot;;[.W5])" office:value-type="string">
            <text:p/>
          </table:table-cell>
          <table:table-cell table:formula="of:=IF(ISBLANK([.X5]);&quot;&quot;;&quot; &quot;)&amp;IF(ISBLANK([.X5]);&quot;&quot;;[.X5])" office:value-type="string">
            <text:p/>
          </table:table-cell>
        </table:table-row>
        <table:table-row table:style-name="ro2">
          <table:table-cell table:formula="of:=LOWER(['Definition (EN)'.C5]&amp;&quot;_&quot;&amp;['Definition (EN)'.D5]&amp;&quot;_&quot;&amp;['Definition (EN)'.$H$3]&amp;&quot;:&quot;)" office:value-type="string">
            <text:p>slot_like_me:</text:p>
          </table:table-cell>
          <table:table-cell table:formula="of:=&quot;%w(&quot;" office:value-type="string">
            <text:p>%w(</text:p>
          </table:table-cell>
          <table:table-cell table:formula="of:=IF(ISTEXT([.O6]);[.O6];&quot;&quot;)" office:value-type="string">
            <text:p>actor</text:p>
          </table:table-cell>
          <table:table-cell table:formula="of:=IF(ISBLANK([.P6]);&quot;&quot;;&quot; &quot;)&amp;IF(ISBLANK([.P6]);&quot;&quot;;[.P6])" office:value-type="string">
            <text:p/>
          </table:table-cell>
          <table:table-cell table:formula="of:=IF(ISBLANK([.Q6]);&quot;&quot;;&quot; &quot;)&amp;IF(ISBLANK([.Q6]);&quot;&quot;;[.Q6])" office:value-type="string">
            <text:p/>
          </table:table-cell>
          <table:table-cell table:formula="of:=IF(ISBLANK([.R6]);&quot;&quot;;&quot; &quot;)&amp;IF(ISBLANK([.R6]);&quot;&quot;;[.R6])" office:value-type="string">
            <text:p/>
          </table:table-cell>
          <table:table-cell table:formula="of:=IF(ISBLANK([.S6]);&quot;&quot;;&quot; &quot;)&amp;IF(ISBLANK([.S6]);&quot;&quot;;[.S6])" office:value-type="string">
            <text:p/>
          </table:table-cell>
          <table:table-cell table:formula="of:=IF(ISBLANK([.T6]);&quot;&quot;;&quot; &quot;)&amp;IF(ISBLANK([.T6]);&quot;&quot;;[.T6])" office:value-type="string">
            <text:p/>
          </table:table-cell>
          <table:table-cell table:formula="of:=IF(ISBLANK([.U6]);&quot;&quot;;&quot; &quot;)&amp;IF(ISBLANK([.U6]);&quot;&quot;;[.U6])" office:value-type="string">
            <text:p/>
          </table:table-cell>
          <table:table-cell table:formula="of:=IF(ISBLANK([.V6]);&quot;&quot;;&quot; &quot;)&amp;IF(ISBLANK([.V6]);&quot;&quot;;[.V6])" office:value-type="string">
            <text:p/>
          </table:table-cell>
          <table:table-cell table:formula="of:=IF(ISBLANK([.W6]);&quot;&quot;;&quot; &quot;)&amp;IF(ISBLANK([.W6]);&quot;&quot;;[.W6])" office:value-type="string">
            <text:p/>
          </table:table-cell>
          <table:table-cell table:formula="of:=IF(ISBLANK([.X6]);&quot;&quot;;&quot; &quot;)&amp;IF(ISBLANK([.X6]);&quot;&quot;;[.X6])" office:value-type="string">
            <text:p/>
          </table:table-cell>
          <table:table-cell table:style-name="ce46" table:formula="of:=&quot;),&quot;" office:value-type="string">
            <text:p>),</text:p>
          </table:table-cell>
          <table:table-cell/>
          <table:table-cell table:formula="of:=IFERROR(__xludf.DUMMYFUNCTION(&quot;SPLIT('Definition (EN)'!G5, &quot;&quot; + &quot;&quot;, TRUE)&quot;),&quot;actor&quot;)" office:value-type="string">
            <text:p>actor</text:p>
          </table:table-cell>
        </table:table-row>
        <table:table-row table:style-name="ro2">
          <table:table-cell table:formula="of:=LOWER(['Definition (EN)'.C5]&amp;&quot;_&quot;&amp;['Definition (EN)'.D5]&amp;&quot;_&quot;&amp;['Definition (EN)'.$Q$3]&amp;&quot;:&quot;)" office:value-type="string">
            <text:p>slot_like_activity:</text:p>
          </table:table-cell>
          <table:table-cell table:formula="of:=&quot;%w(&quot;" office:value-type="string">
            <text:p>%w(</text:p>
          </table:table-cell>
          <table:table-cell table:formula="of:=IF(ISTEXT([.O7]);[.O7];&quot;&quot;)" office:value-type="string">
            <text:p>friends</text:p>
          </table:table-cell>
          <table:table-cell table:formula="of:=IF(ISBLANK([.P7]);&quot;&quot;;&quot; &quot;)&amp;IF(ISBLANK([.P7]);&quot;&quot;;[.P7])" office:value-type="string">
            <text:p> follower</text:p>
          </table:table-cell>
          <table:table-cell table:formula="of:=IF(ISBLANK([.Q7]);&quot;&quot;;&quot; &quot;)&amp;IF(ISBLANK([.Q7]);&quot;&quot;;[.Q7])" office:value-type="string">
            <text:p> creator</text:p>
          </table:table-cell>
          <table:table-cell table:formula="of:=IF(ISBLANK([.R7]);&quot;&quot;;&quot; &quot;)&amp;IF(ISBLANK([.R7]);&quot;&quot;;[.R7])" office:value-type="string">
            <text:p> member</text:p>
          </table:table-cell>
          <table:table-cell table:formula="of:=IF(ISBLANK([.S7]);&quot;&quot;;&quot; &quot;)&amp;IF(ISBLANK([.S7]);&quot;&quot;;[.S7])" office:value-type="string">
            <text:p/>
          </table:table-cell>
          <table:table-cell table:formula="of:=IF(ISBLANK([.T7]);&quot;&quot;;&quot; &quot;)&amp;IF(ISBLANK([.T7]);&quot;&quot;;[.T7])" office:value-type="string">
            <text:p/>
          </table:table-cell>
          <table:table-cell table:formula="of:=IF(ISBLANK([.U7]);&quot;&quot;;&quot; &quot;)&amp;IF(ISBLANK([.U7]);&quot;&quot;;[.U7])" office:value-type="string">
            <text:p/>
          </table:table-cell>
          <table:table-cell table:formula="of:=IF(ISBLANK([.V7]);&quot;&quot;;&quot; &quot;)&amp;IF(ISBLANK([.V7]);&quot;&quot;;[.V7])" office:value-type="string">
            <text:p/>
          </table:table-cell>
          <table:table-cell table:formula="of:=IF(ISBLANK([.W7]);&quot;&quot;;&quot; &quot;)&amp;IF(ISBLANK([.W7]);&quot;&quot;;[.W7])" office:value-type="string">
            <text:p/>
          </table:table-cell>
          <table:table-cell table:formula="of:=IF(ISBLANK([.X7]);&quot;&quot;;&quot; &quot;)&amp;IF(ISBLANK([.X7]);&quot;&quot;;[.X7])" office:value-type="string">
            <text:p/>
          </table:table-cell>
          <table:table-cell table:style-name="ce46" table:formula="of:=&quot;),&quot;" office:value-type="string">
            <text:p>),</text:p>
          </table:table-cell>
          <table:table-cell/>
          <table:table-cell table:formula="of:=IFERROR(__xludf.DUMMYFUNCTION(&quot;SPLIT('Definition (EN)'!P5,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5]&amp;&quot;_&quot;&amp;['Definition (EN)'.D5]&amp;&quot;_&quot;&amp;['Definition (EN)'.$N$3]&amp;&quot;:&quot;)" office:value-type="string">
            <text:p>slot_like_notify:</text:p>
          </table:table-cell>
          <table:table-cell table:formula="of:=&quot;%w(&quot;" office:value-type="string">
            <text:p>%w(</text:p>
          </table:table-cell>
          <table:table-cell table:formula="of:=IF(ISTEXT([.O8]);[.O8];&quot;&quot;)" office:value-type="string">
            <text:p>creator</text:p>
          </table:table-cell>
          <table:table-cell table:formula="of:=IF(ISBLANK([.P8]);&quot;&quot;;&quot; &quot;)&amp;IF(ISBLANK([.P8]);&quot;&quot;;[.P8])" office:value-type="string">
            <text:p/>
          </table:table-cell>
          <table:table-cell table:formula="of:=IF(ISBLANK([.Q8]);&quot;&quot;;&quot; &quot;)&amp;IF(ISBLANK([.Q8]);&quot;&quot;;[.Q8])" office:value-type="string">
            <text:p/>
          </table:table-cell>
          <table:table-cell table:formula="of:=IF(ISBLANK([.R8]);&quot;&quot;;&quot; &quot;)&amp;IF(ISBLANK([.R8]);&quot;&quot;;[.R8])" office:value-type="string">
            <text:p/>
          </table:table-cell>
          <table:table-cell table:formula="of:=IF(ISBLANK([.S8]);&quot;&quot;;&quot; &quot;)&amp;IF(ISBLANK([.S8]);&quot;&quot;;[.S8])" office:value-type="string">
            <text:p/>
          </table:table-cell>
          <table:table-cell table:formula="of:=IF(ISBLANK([.T8]);&quot;&quot;;&quot; &quot;)&amp;IF(ISBLANK([.T8]);&quot;&quot;;[.T8])" office:value-type="string">
            <text:p/>
          </table:table-cell>
          <table:table-cell table:formula="of:=IF(ISBLANK([.U8]);&quot;&quot;;&quot; &quot;)&amp;IF(ISBLANK([.U8]);&quot;&quot;;[.U8])" office:value-type="string">
            <text:p/>
          </table:table-cell>
          <table:table-cell table:formula="of:=IF(ISBLANK([.V8]);&quot;&quot;;&quot; &quot;)&amp;IF(ISBLANK([.V8]);&quot;&quot;;[.V8])" office:value-type="string">
            <text:p/>
          </table:table-cell>
          <table:table-cell table:formula="of:=IF(ISBLANK([.W8]);&quot;&quot;;&quot; &quot;)&amp;IF(ISBLANK([.W8]);&quot;&quot;;[.W8])" office:value-type="string">
            <text:p/>
          </table:table-cell>
          <table:table-cell table:formula="of:=IF(ISBLANK([.X8]);&quot;&quot;;&quot; &quot;)&amp;IF(ISBLANK([.X8]);&quot;&quot;;[.X8])" office:value-type="string">
            <text:p/>
          </table:table-cell>
          <table:table-cell table:style-name="ce46" table:formula="of:=&quot;),&quot;" office:value-type="string">
            <text:p>),</text:p>
          </table:table-cell>
          <table:table-cell/>
          <table:table-cell table:formula="of:=IFERROR(__xludf.DUMMYFUNCTION(&quot;SPLIT('Definition (EN)'!M5, &quot;&quot; + &quot;&quot;, TRUE)&quot;),&quot;creator&quot;)" office:value-type="string">
            <text:p>creator</text:p>
          </table:table-cell>
        </table:table-row>
        <table:table-row table:style-name="ro2">
          <table:table-cell table:formula="of:=LOWER(['Definition (EN)'.C5]&amp;&quot;_&quot;&amp;['Definition (EN)'.D5]&amp;&quot;_&quot;&amp;['Definition (EN)'.$K$3]&amp;&quot;:&quot;)" office:value-type="string">
            <text:p>slot_like_push:</text:p>
          </table:table-cell>
          <table:table-cell table:formula="of:=&quot;%w(&quot;" office:value-type="string">
            <text:p>%w(</text:p>
          </table:table-cell>
          <table:table-cell table:formula="of:=IF(ISTEXT([.O9]);[.O9];&quot;&quot;)" office:value-type="string">
            <text:p>creator</text:p>
          </table:table-cell>
          <table:table-cell table:formula="of:=IF(ISBLANK([.P9]);&quot;&quot;;&quot; &quot;)&amp;IF(ISBLANK([.P9]);&quot;&quot;;[.P9])" office:value-type="string">
            <text:p/>
          </table:table-cell>
          <table:table-cell table:formula="of:=IF(ISBLANK([.Q9]);&quot;&quot;;&quot; &quot;)&amp;IF(ISBLANK([.Q9]);&quot;&quot;;[.Q9])" office:value-type="string">
            <text:p/>
          </table:table-cell>
          <table:table-cell table:formula="of:=IF(ISBLANK([.R9]);&quot;&quot;;&quot; &quot;)&amp;IF(ISBLANK([.R9]);&quot;&quot;;[.R9])" office:value-type="string">
            <text:p/>
          </table:table-cell>
          <table:table-cell table:formula="of:=IF(ISBLANK([.S9]);&quot;&quot;;&quot; &quot;)&amp;IF(ISBLANK([.S9]);&quot;&quot;;[.S9])" office:value-type="string">
            <text:p/>
          </table:table-cell>
          <table:table-cell table:formula="of:=IF(ISBLANK([.T9]);&quot;&quot;;&quot; &quot;)&amp;IF(ISBLANK([.T9]);&quot;&quot;;[.T9])" office:value-type="string">
            <text:p/>
          </table:table-cell>
          <table:table-cell table:formula="of:=IF(ISBLANK([.U9]);&quot;&quot;;&quot; &quot;)&amp;IF(ISBLANK([.U9]);&quot;&quot;;[.U9])" office:value-type="string">
            <text:p/>
          </table:table-cell>
          <table:table-cell table:formula="of:=IF(ISBLANK([.V9]);&quot;&quot;;&quot; &quot;)&amp;IF(ISBLANK([.V9]);&quot;&quot;;[.V9])" office:value-type="string">
            <text:p/>
          </table:table-cell>
          <table:table-cell table:formula="of:=IF(ISBLANK([.W9]);&quot;&quot;;&quot; &quot;)&amp;IF(ISBLANK([.W9]);&quot;&quot;;[.W9])" office:value-type="string">
            <text:p/>
          </table:table-cell>
          <table:table-cell table:formula="of:=IF(ISBLANK([.X9]);&quot;&quot;;&quot; &quot;)&amp;IF(ISBLANK([.X9]);&quot;&quot;;[.X9])" office:value-type="string">
            <text:p/>
          </table:table-cell>
          <table:table-cell table:style-name="ce46" table:formula="of:=&quot;),&quot;" office:value-type="string">
            <text:p>),</text:p>
          </table:table-cell>
          <table:table-cell/>
          <table:table-cell table:formula="of:=IFERROR(__xludf.DUMMYFUNCTION(&quot;SPLIT('Definition (EN)'!J5, &quot;&quot; + &quot;&quot;, TRUE)&quot;),&quot;creator&quot;)" office:value-type="string">
            <text:p>creator</text:p>
          </table:table-cell>
        </table:table-row>
        <table:table-row table:style-name="ro2">
          <table:table-cell table:number-columns-repeated="2"/>
          <table:table-cell table:formula="of:=IF(ISTEXT([.O10]);[.O10];&quot;&quot;)" office:value-type="string">
            <text:p/>
          </table:table-cell>
          <table:table-cell table:formula="of:=IF(ISBLANK([.P10]);&quot;&quot;;&quot; &quot;)&amp;IF(ISBLANK([.P10]);&quot;&quot;;[.P10])" office:value-type="string">
            <text:p/>
          </table:table-cell>
          <table:table-cell table:formula="of:=IF(ISBLANK([.Q10]);&quot;&quot;;&quot; &quot;)&amp;IF(ISBLANK([.Q10]);&quot;&quot;;[.Q10])" office:value-type="string">
            <text:p/>
          </table:table-cell>
          <table:table-cell table:formula="of:=IF(ISBLANK([.R10]);&quot;&quot;;&quot; &quot;)&amp;IF(ISBLANK([.R10]);&quot;&quot;;[.R10])" office:value-type="string">
            <text:p/>
          </table:table-cell>
          <table:table-cell table:formula="of:=IF(ISBLANK([.S10]);&quot;&quot;;&quot; &quot;)&amp;IF(ISBLANK([.S10]);&quot;&quot;;[.S10])" office:value-type="string">
            <text:p/>
          </table:table-cell>
          <table:table-cell table:formula="of:=IF(ISBLANK([.T10]);&quot;&quot;;&quot; &quot;)&amp;IF(ISBLANK([.T10]);&quot;&quot;;[.T10])" office:value-type="string">
            <text:p/>
          </table:table-cell>
          <table:table-cell table:formula="of:=IF(ISBLANK([.U10]);&quot;&quot;;&quot; &quot;)&amp;IF(ISBLANK([.U10]);&quot;&quot;;[.U10])" office:value-type="string">
            <text:p/>
          </table:table-cell>
          <table:table-cell table:formula="of:=IF(ISBLANK([.V10]);&quot;&quot;;&quot; &quot;)&amp;IF(ISBLANK([.V10]);&quot;&quot;;[.V10])" office:value-type="string">
            <text:p/>
          </table:table-cell>
          <table:table-cell table:formula="of:=IF(ISBLANK([.W10]);&quot;&quot;;&quot; &quot;)&amp;IF(ISBLANK([.W10]);&quot;&quot;;[.W10])" office:value-type="string">
            <text:p/>
          </table:table-cell>
          <table:table-cell table:formula="of:=IF(ISBLANK([.X10]);&quot;&quot;;&quot; &quot;)&amp;IF(ISBLANK([.X10]);&quot;&quot;;[.X10])" office:value-type="string">
            <text:p/>
          </table:table-cell>
        </table:table-row>
        <table:table-row table:style-name="ro2">
          <table:table-cell table:formula="of:=LOWER(['Definition (EN)'.C6]&amp;&quot;_&quot;&amp;['Definition (EN)'.D6]&amp;&quot;_&quot;&amp;['Definition (EN)'.$H$3]&amp;&quot;:&quot;)" office:value-type="string">
            <text:p>slot_slot_me:</text:p>
          </table:table-cell>
          <table:table-cell table:formula="of:=&quot;%w(&quot;" office:value-type="string">
            <text:p>%w(</text:p>
          </table:table-cell>
          <table:table-cell table:formula="of:=IF(ISTEXT([.O11]);[.O11];&quot;&quot;)" office:value-type="string">
            <text:p>actor</text:p>
          </table:table-cell>
          <table:table-cell table:formula="of:=IF(ISBLANK([.P11]);&quot;&quot;;&quot; &quot;)&amp;IF(ISBLANK([.P11]);&quot;&quot;;[.P11])" office:value-type="string">
            <text:p/>
          </table:table-cell>
          <table:table-cell table:formula="of:=IF(ISBLANK([.Q11]);&quot;&quot;;&quot; &quot;)&amp;IF(ISBLANK([.Q11]);&quot;&quot;;[.Q11])" office:value-type="string">
            <text:p/>
          </table:table-cell>
          <table:table-cell table:formula="of:=IF(ISBLANK([.R11]);&quot;&quot;;&quot; &quot;)&amp;IF(ISBLANK([.R11]);&quot;&quot;;[.R11])" office:value-type="string">
            <text:p/>
          </table:table-cell>
          <table:table-cell table:formula="of:=IF(ISBLANK([.S11]);&quot;&quot;;&quot; &quot;)&amp;IF(ISBLANK([.S11]);&quot;&quot;;[.S11])" office:value-type="string">
            <text:p/>
          </table:table-cell>
          <table:table-cell table:formula="of:=IF(ISBLANK([.T11]);&quot;&quot;;&quot; &quot;)&amp;IF(ISBLANK([.T11]);&quot;&quot;;[.T11])" office:value-type="string">
            <text:p/>
          </table:table-cell>
          <table:table-cell table:formula="of:=IF(ISBLANK([.U11]);&quot;&quot;;&quot; &quot;)&amp;IF(ISBLANK([.U11]);&quot;&quot;;[.U11])" office:value-type="string">
            <text:p/>
          </table:table-cell>
          <table:table-cell table:formula="of:=IF(ISBLANK([.V11]);&quot;&quot;;&quot; &quot;)&amp;IF(ISBLANK([.V11]);&quot;&quot;;[.V11])" office:value-type="string">
            <text:p/>
          </table:table-cell>
          <table:table-cell table:formula="of:=IF(ISBLANK([.W11]);&quot;&quot;;&quot; &quot;)&amp;IF(ISBLANK([.W11]);&quot;&quot;;[.W11])" office:value-type="string">
            <text:p/>
          </table:table-cell>
          <table:table-cell table:formula="of:=IF(ISBLANK([.X11]);&quot;&quot;;&quot; &quot;)&amp;IF(ISBLANK([.X11]);&quot;&quot;;[.X11])" office:value-type="string">
            <text:p/>
          </table:table-cell>
          <table:table-cell table:style-name="ce46" table:formula="of:=&quot;),&quot;" office:value-type="string">
            <text:p>),</text:p>
          </table:table-cell>
          <table:table-cell/>
          <table:table-cell table:formula="of:=IFERROR(__xludf.DUMMYFUNCTION(&quot;SPLIT('Definition (EN)'!G6, &quot;&quot; + &quot;&quot;, TRUE)&quot;),&quot;actor&quot;)" office:value-type="string">
            <text:p>actor</text:p>
          </table:table-cell>
        </table:table-row>
        <table:table-row table:style-name="ro2">
          <table:table-cell table:formula="of:=LOWER(['Definition (EN)'.C6]&amp;&quot;_&quot;&amp;['Definition (EN)'.D6]&amp;&quot;_&quot;&amp;['Definition (EN)'.$Q$3]&amp;&quot;:&quot;)" office:value-type="string">
            <text:p>slot_slot_activity:</text:p>
          </table:table-cell>
          <table:table-cell table:formula="of:=&quot;%w(&quot;" office:value-type="string">
            <text:p>%w(</text:p>
          </table:table-cell>
          <table:table-cell table:formula="of:=IF(ISTEXT([.O12]);[.O12];&quot;&quot;)" office:value-type="string">
            <text:p>friends</text:p>
          </table:table-cell>
          <table:table-cell table:formula="of:=IF(ISBLANK([.P12]);&quot;&quot;;&quot; &quot;)&amp;IF(ISBLANK([.P12]);&quot;&quot;;[.P12])" office:value-type="string">
            <text:p> follower</text:p>
          </table:table-cell>
          <table:table-cell table:formula="of:=IF(ISBLANK([.Q12]);&quot;&quot;;&quot; &quot;)&amp;IF(ISBLANK([.Q12]);&quot;&quot;;[.Q12])" office:value-type="string">
            <text:p> creator</text:p>
          </table:table-cell>
          <table:table-cell table:formula="of:=IF(ISBLANK([.R12]);&quot;&quot;;&quot; &quot;)&amp;IF(ISBLANK([.R12]);&quot;&quot;;[.R12])" office:value-type="string">
            <text:p> member</text:p>
          </table:table-cell>
          <table:table-cell table:formula="of:=IF(ISBLANK([.S12]);&quot;&quot;;&quot; &quot;)&amp;IF(ISBLANK([.S12]);&quot;&quot;;[.S12])" office:value-type="string">
            <text:p/>
          </table:table-cell>
          <table:table-cell table:formula="of:=IF(ISBLANK([.T12]);&quot;&quot;;&quot; &quot;)&amp;IF(ISBLANK([.T12]);&quot;&quot;;[.T12])" office:value-type="string">
            <text:p/>
          </table:table-cell>
          <table:table-cell table:formula="of:=IF(ISBLANK([.U12]);&quot;&quot;;&quot; &quot;)&amp;IF(ISBLANK([.U12]);&quot;&quot;;[.U12])" office:value-type="string">
            <text:p/>
          </table:table-cell>
          <table:table-cell table:formula="of:=IF(ISBLANK([.V12]);&quot;&quot;;&quot; &quot;)&amp;IF(ISBLANK([.V12]);&quot;&quot;;[.V12])" office:value-type="string">
            <text:p/>
          </table:table-cell>
          <table:table-cell table:formula="of:=IF(ISBLANK([.W12]);&quot;&quot;;&quot; &quot;)&amp;IF(ISBLANK([.W12]);&quot;&quot;;[.W12])" office:value-type="string">
            <text:p/>
          </table:table-cell>
          <table:table-cell table:formula="of:=IF(ISBLANK([.X12]);&quot;&quot;;&quot; &quot;)&amp;IF(ISBLANK([.X12]);&quot;&quot;;[.X12])" office:value-type="string">
            <text:p/>
          </table:table-cell>
          <table:table-cell table:style-name="ce46" table:formula="of:=&quot;),&quot;" office:value-type="string">
            <text:p>),</text:p>
          </table:table-cell>
          <table:table-cell/>
          <table:table-cell table:formula="of:=IFERROR(__xludf.DUMMYFUNCTION(&quot;SPLIT('Definition (EN)'!P6,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6]&amp;&quot;_&quot;&amp;['Definition (EN)'.D6]&amp;&quot;_&quot;&amp;['Definition (EN)'.$N$3]&amp;&quot;:&quot;)" office:value-type="string">
            <text:p>slot_slot_notify:</text:p>
          </table:table-cell>
          <table:table-cell table:formula="of:=&quot;%w(&quot;" office:value-type="string">
            <text:p>%w(</text:p>
          </table:table-cell>
          <table:table-cell table:formula="of:=IF(ISTEXT([.O13]);[.O13];&quot;&quot;)" office:value-type="string">
            <text:p/>
          </table:table-cell>
          <table:table-cell table:formula="of:=IF(ISBLANK([.P13]);&quot;&quot;;&quot; &quot;)&amp;IF(ISBLANK([.P13]);&quot;&quot;;[.P13])" office:value-type="string">
            <text:p/>
          </table:table-cell>
          <table:table-cell table:formula="of:=IF(ISBLANK([.Q13]);&quot;&quot;;&quot; &quot;)&amp;IF(ISBLANK([.Q13]);&quot;&quot;;[.Q13])" office:value-type="string">
            <text:p/>
          </table:table-cell>
          <table:table-cell table:formula="of:=IF(ISBLANK([.R13]);&quot;&quot;;&quot; &quot;)&amp;IF(ISBLANK([.R13]);&quot;&quot;;[.R13])" office:value-type="string">
            <text:p/>
          </table:table-cell>
          <table:table-cell table:formula="of:=IF(ISBLANK([.S13]);&quot;&quot;;&quot; &quot;)&amp;IF(ISBLANK([.S13]);&quot;&quot;;[.S13])" office:value-type="string">
            <text:p/>
          </table:table-cell>
          <table:table-cell table:formula="of:=IF(ISBLANK([.T13]);&quot;&quot;;&quot; &quot;)&amp;IF(ISBLANK([.T13]);&quot;&quot;;[.T13])" office:value-type="string">
            <text:p/>
          </table:table-cell>
          <table:table-cell table:formula="of:=IF(ISBLANK([.U13]);&quot;&quot;;&quot; &quot;)&amp;IF(ISBLANK([.U13]);&quot;&quot;;[.U13])" office:value-type="string">
            <text:p/>
          </table:table-cell>
          <table:table-cell table:formula="of:=IF(ISBLANK([.V13]);&quot;&quot;;&quot; &quot;)&amp;IF(ISBLANK([.V13]);&quot;&quot;;[.V13])" office:value-type="string">
            <text:p/>
          </table:table-cell>
          <table:table-cell table:formula="of:=IF(ISBLANK([.W13]);&quot;&quot;;&quot; &quot;)&amp;IF(ISBLANK([.W13]);&quot;&quot;;[.W13])" office:value-type="string">
            <text:p/>
          </table:table-cell>
          <table:table-cell table:formula="of:=IF(ISBLANK([.X13]);&quot;&quot;;&quot; &quot;)&amp;IF(ISBLANK([.X13]);&quot;&quot;;[.X13])" office:value-type="string">
            <text:p/>
          </table:table-cell>
          <table:table-cell table:style-name="ce46" table:formula="of:=&quot;),&quot;" office:value-type="string">
            <text:p>),</text:p>
          </table:table-cell>
          <table:table-cell/>
          <table:table-cell table:formula="of:=IFERROR(__xludf.DUMMYFUNCTION(&quot;SPLIT('Definition (EN)'!M6, &quot;&quot; + &quot;&quot;, TRUE)&quot;),&quot;#VALUE!&quot;)" office:value-type="string">
            <text:p>#VALUE!</text:p>
          </table:table-cell>
        </table:table-row>
        <table:table-row table:style-name="ro2">
          <table:table-cell table:formula="of:=LOWER(['Definition (EN)'.C6]&amp;&quot;_&quot;&amp;['Definition (EN)'.D6]&amp;&quot;_&quot;&amp;['Definition (EN)'.$K$3]&amp;&quot;:&quot;)" office:value-type="string">
            <text:p>slot_slot_push:</text:p>
          </table:table-cell>
          <table:table-cell table:formula="of:=&quot;%w(&quot;" office:value-type="string">
            <text:p>%w(</text:p>
          </table:table-cell>
          <table:table-cell table:formula="of:=IF(ISTEXT([.O14]);[.O14];&quot;&quot;)" office:value-type="string">
            <text:p/>
          </table:table-cell>
          <table:table-cell table:formula="of:=IF(ISBLANK([.P14]);&quot;&quot;;&quot; &quot;)&amp;IF(ISBLANK([.P14]);&quot;&quot;;[.P14])" office:value-type="string">
            <text:p/>
          </table:table-cell>
          <table:table-cell table:formula="of:=IF(ISBLANK([.Q14]);&quot;&quot;;&quot; &quot;)&amp;IF(ISBLANK([.Q14]);&quot;&quot;;[.Q14])" office:value-type="string">
            <text:p/>
          </table:table-cell>
          <table:table-cell table:formula="of:=IF(ISBLANK([.R14]);&quot;&quot;;&quot; &quot;)&amp;IF(ISBLANK([.R14]);&quot;&quot;;[.R14])" office:value-type="string">
            <text:p/>
          </table:table-cell>
          <table:table-cell table:formula="of:=IF(ISBLANK([.S14]);&quot;&quot;;&quot; &quot;)&amp;IF(ISBLANK([.S14]);&quot;&quot;;[.S14])" office:value-type="string">
            <text:p/>
          </table:table-cell>
          <table:table-cell table:formula="of:=IF(ISBLANK([.T14]);&quot;&quot;;&quot; &quot;)&amp;IF(ISBLANK([.T14]);&quot;&quot;;[.T14])" office:value-type="string">
            <text:p/>
          </table:table-cell>
          <table:table-cell table:formula="of:=IF(ISBLANK([.U14]);&quot;&quot;;&quot; &quot;)&amp;IF(ISBLANK([.U14]);&quot;&quot;;[.U14])" office:value-type="string">
            <text:p/>
          </table:table-cell>
          <table:table-cell table:formula="of:=IF(ISBLANK([.V14]);&quot;&quot;;&quot; &quot;)&amp;IF(ISBLANK([.V14]);&quot;&quot;;[.V14])" office:value-type="string">
            <text:p/>
          </table:table-cell>
          <table:table-cell table:formula="of:=IF(ISBLANK([.W14]);&quot;&quot;;&quot; &quot;)&amp;IF(ISBLANK([.W14]);&quot;&quot;;[.W14])" office:value-type="string">
            <text:p/>
          </table:table-cell>
          <table:table-cell table:formula="of:=IF(ISBLANK([.X14]);&quot;&quot;;&quot; &quot;)&amp;IF(ISBLANK([.X14]);&quot;&quot;;[.X14])" office:value-type="string">
            <text:p/>
          </table:table-cell>
          <table:table-cell table:style-name="ce46" table:formula="of:=&quot;),&quot;" office:value-type="string">
            <text:p>),</text:p>
          </table:table-cell>
          <table:table-cell/>
          <table:table-cell table:formula="of:=IFERROR(__xludf.DUMMYFUNCTION(&quot;SPLIT('Definition (EN)'!J6, &quot;&quot; + &quot;&quot;, TRUE)&quot;),&quot;#VALUE!&quot;)" office:value-type="string">
            <text:p>#VALUE!</text:p>
          </table:table-cell>
        </table:table-row>
        <table:table-row table:style-name="ro2">
          <table:table-cell table:number-columns-repeated="2"/>
          <table:table-cell table:formula="of:=IF(ISTEXT([.O15]);[.O15];&quot;&quot;)" office:value-type="string">
            <text:p/>
          </table:table-cell>
          <table:table-cell table:formula="of:=IF(ISBLANK([.P15]);&quot;&quot;;&quot; &quot;)&amp;IF(ISBLANK([.P15]);&quot;&quot;;[.P15])" office:value-type="string">
            <text:p/>
          </table:table-cell>
          <table:table-cell table:formula="of:=IF(ISBLANK([.Q15]);&quot;&quot;;&quot; &quot;)&amp;IF(ISBLANK([.Q15]);&quot;&quot;;[.Q15])" office:value-type="string">
            <text:p/>
          </table:table-cell>
          <table:table-cell table:formula="of:=IF(ISBLANK([.R15]);&quot;&quot;;&quot; &quot;)&amp;IF(ISBLANK([.R15]);&quot;&quot;;[.R15])" office:value-type="string">
            <text:p/>
          </table:table-cell>
          <table:table-cell table:formula="of:=IF(ISBLANK([.S15]);&quot;&quot;;&quot; &quot;)&amp;IF(ISBLANK([.S15]);&quot;&quot;;[.S15])" office:value-type="string">
            <text:p/>
          </table:table-cell>
          <table:table-cell table:formula="of:=IF(ISBLANK([.T15]);&quot;&quot;;&quot; &quot;)&amp;IF(ISBLANK([.T15]);&quot;&quot;;[.T15])" office:value-type="string">
            <text:p/>
          </table:table-cell>
          <table:table-cell table:formula="of:=IF(ISBLANK([.U15]);&quot;&quot;;&quot; &quot;)&amp;IF(ISBLANK([.U15]);&quot;&quot;;[.U15])" office:value-type="string">
            <text:p/>
          </table:table-cell>
          <table:table-cell table:formula="of:=IF(ISBLANK([.V15]);&quot;&quot;;&quot; &quot;)&amp;IF(ISBLANK([.V15]);&quot;&quot;;[.V15])" office:value-type="string">
            <text:p/>
          </table:table-cell>
          <table:table-cell table:formula="of:=IF(ISBLANK([.W15]);&quot;&quot;;&quot; &quot;)&amp;IF(ISBLANK([.W15]);&quot;&quot;;[.W15])" office:value-type="string">
            <text:p/>
          </table:table-cell>
          <table:table-cell table:formula="of:=IF(ISBLANK([.X15]);&quot;&quot;;&quot; &quot;)&amp;IF(ISBLANK([.X15]);&quot;&quot;;[.X15])" office:value-type="string">
            <text:p/>
          </table:table-cell>
        </table:table-row>
        <table:table-row table:style-name="ro2">
          <table:table-cell table:formula="of:=LOWER(['Definition (EN)'.C7]&amp;&quot;_&quot;&amp;['Definition (EN)'.D7]&amp;&quot;_&quot;&amp;['Definition (EN)'.$H$3]&amp;&quot;:&quot;)" office:value-type="string">
            <text:p>slot_image_me:</text:p>
          </table:table-cell>
          <table:table-cell table:formula="of:=&quot;%w(&quot;" office:value-type="string">
            <text:p>%w(</text:p>
          </table:table-cell>
          <table:table-cell table:formula="of:=IF(ISTEXT([.O16]);[.O16];&quot;&quot;)" office:value-type="string">
            <text:p>actor</text:p>
          </table:table-cell>
          <table:table-cell table:formula="of:=IF(ISBLANK([.P16]);&quot;&quot;;&quot; &quot;)&amp;IF(ISBLANK([.P16]);&quot;&quot;;[.P16])" office:value-type="string">
            <text:p/>
          </table:table-cell>
          <table:table-cell table:formula="of:=IF(ISBLANK([.Q16]);&quot;&quot;;&quot; &quot;)&amp;IF(ISBLANK([.Q16]);&quot;&quot;;[.Q16])" office:value-type="string">
            <text:p/>
          </table:table-cell>
          <table:table-cell table:formula="of:=IF(ISBLANK([.R16]);&quot;&quot;;&quot; &quot;)&amp;IF(ISBLANK([.R16]);&quot;&quot;;[.R16])" office:value-type="string">
            <text:p/>
          </table:table-cell>
          <table:table-cell table:formula="of:=IF(ISBLANK([.S16]);&quot;&quot;;&quot; &quot;)&amp;IF(ISBLANK([.S16]);&quot;&quot;;[.S16])" office:value-type="string">
            <text:p/>
          </table:table-cell>
          <table:table-cell table:formula="of:=IF(ISBLANK([.T16]);&quot;&quot;;&quot; &quot;)&amp;IF(ISBLANK([.T16]);&quot;&quot;;[.T16])" office:value-type="string">
            <text:p/>
          </table:table-cell>
          <table:table-cell table:formula="of:=IF(ISBLANK([.U16]);&quot;&quot;;&quot; &quot;)&amp;IF(ISBLANK([.U16]);&quot;&quot;;[.U16])" office:value-type="string">
            <text:p/>
          </table:table-cell>
          <table:table-cell table:formula="of:=IF(ISBLANK([.V16]);&quot;&quot;;&quot; &quot;)&amp;IF(ISBLANK([.V16]);&quot;&quot;;[.V16])" office:value-type="string">
            <text:p/>
          </table:table-cell>
          <table:table-cell table:formula="of:=IF(ISBLANK([.W16]);&quot;&quot;;&quot; &quot;)&amp;IF(ISBLANK([.W16]);&quot;&quot;;[.W16])" office:value-type="string">
            <text:p/>
          </table:table-cell>
          <table:table-cell table:formula="of:=IF(ISBLANK([.X16]);&quot;&quot;;&quot; &quot;)&amp;IF(ISBLANK([.X16]);&quot;&quot;;[.X16])" office:value-type="string">
            <text:p/>
          </table:table-cell>
          <table:table-cell table:style-name="ce46" table:formula="of:=&quot;),&quot;" office:value-type="string">
            <text:p>),</text:p>
          </table:table-cell>
          <table:table-cell/>
          <table:table-cell table:formula="of:=IFERROR(__xludf.DUMMYFUNCTION(&quot;SPLIT('Definition (EN)'!G7, &quot;&quot; + &quot;&quot;, TRUE)&quot;),&quot;actor&quot;)" office:value-type="string">
            <text:p>actor</text:p>
          </table:table-cell>
        </table:table-row>
        <table:table-row table:style-name="ro2">
          <table:table-cell table:formula="of:=LOWER(['Definition (EN)'.C7]&amp;&quot;_&quot;&amp;['Definition (EN)'.D7]&amp;&quot;_&quot;&amp;['Definition (EN)'.$Q$3]&amp;&quot;:&quot;)" office:value-type="string">
            <text:p>slot_image_activity:</text:p>
          </table:table-cell>
          <table:table-cell table:formula="of:=&quot;%w(&quot;" office:value-type="string">
            <text:p>%w(</text:p>
          </table:table-cell>
          <table:table-cell table:formula="of:=IF(ISTEXT([.O17]);[.O17];&quot;&quot;)" office:value-type="string">
            <text:p>friends</text:p>
          </table:table-cell>
          <table:table-cell table:formula="of:=IF(ISBLANK([.P17]);&quot;&quot;;&quot; &quot;)&amp;IF(ISBLANK([.P17]);&quot;&quot;;[.P17])" office:value-type="string">
            <text:p> follower</text:p>
          </table:table-cell>
          <table:table-cell table:formula="of:=IF(ISBLANK([.Q17]);&quot;&quot;;&quot; &quot;)&amp;IF(ISBLANK([.Q17]);&quot;&quot;;[.Q17])" office:value-type="string">
            <text:p> creator</text:p>
          </table:table-cell>
          <table:table-cell table:formula="of:=IF(ISBLANK([.R17]);&quot;&quot;;&quot; &quot;)&amp;IF(ISBLANK([.R17]);&quot;&quot;;[.R17])" office:value-type="string">
            <text:p> member</text:p>
          </table:table-cell>
          <table:table-cell table:formula="of:=IF(ISBLANK([.S17]);&quot;&quot;;&quot; &quot;)&amp;IF(ISBLANK([.S17]);&quot;&quot;;[.S17])" office:value-type="string">
            <text:p/>
          </table:table-cell>
          <table:table-cell table:formula="of:=IF(ISBLANK([.T17]);&quot;&quot;;&quot; &quot;)&amp;IF(ISBLANK([.T17]);&quot;&quot;;[.T17])" office:value-type="string">
            <text:p/>
          </table:table-cell>
          <table:table-cell table:formula="of:=IF(ISBLANK([.U17]);&quot;&quot;;&quot; &quot;)&amp;IF(ISBLANK([.U17]);&quot;&quot;;[.U17])" office:value-type="string">
            <text:p/>
          </table:table-cell>
          <table:table-cell table:formula="of:=IF(ISBLANK([.V17]);&quot;&quot;;&quot; &quot;)&amp;IF(ISBLANK([.V17]);&quot;&quot;;[.V17])" office:value-type="string">
            <text:p/>
          </table:table-cell>
          <table:table-cell table:formula="of:=IF(ISBLANK([.W17]);&quot;&quot;;&quot; &quot;)&amp;IF(ISBLANK([.W17]);&quot;&quot;;[.W17])" office:value-type="string">
            <text:p/>
          </table:table-cell>
          <table:table-cell table:formula="of:=IF(ISBLANK([.X17]);&quot;&quot;;&quot; &quot;)&amp;IF(ISBLANK([.X17]);&quot;&quot;;[.X17])" office:value-type="string">
            <text:p/>
          </table:table-cell>
          <table:table-cell table:style-name="ce46" table:formula="of:=&quot;),&quot;" office:value-type="string">
            <text:p>),</text:p>
          </table:table-cell>
          <table:table-cell/>
          <table:table-cell table:formula="of:=IFERROR(__xludf.DUMMYFUNCTION(&quot;SPLIT('Definition (EN)'!P7,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7]&amp;&quot;_&quot;&amp;['Definition (EN)'.D7]&amp;&quot;_&quot;&amp;['Definition (EN)'.$N$3]&amp;&quot;:&quot;)" office:value-type="string">
            <text:p>slot_image_notify:</text:p>
          </table:table-cell>
          <table:table-cell table:formula="of:=&quot;%w(&quot;" office:value-type="string">
            <text:p>%w(</text:p>
          </table:table-cell>
          <table:table-cell table:formula="of:=IF(ISTEXT([.O18]);[.O18];&quot;&quot;)" office:value-type="string">
            <text:p>follower</text:p>
          </table:table-cell>
          <table:table-cell table:formula="of:=IF(ISBLANK([.P18]);&quot;&quot;;&quot; &quot;)&amp;IF(ISBLANK([.P18]);&quot;&quot;;[.P18])" office:value-type="string">
            <text:p/>
          </table:table-cell>
          <table:table-cell table:formula="of:=IF(ISBLANK([.Q18]);&quot;&quot;;&quot; &quot;)&amp;IF(ISBLANK([.Q18]);&quot;&quot;;[.Q18])" office:value-type="string">
            <text:p/>
          </table:table-cell>
          <table:table-cell table:formula="of:=IF(ISBLANK([.R18]);&quot;&quot;;&quot; &quot;)&amp;IF(ISBLANK([.R18]);&quot;&quot;;[.R18])" office:value-type="string">
            <text:p/>
          </table:table-cell>
          <table:table-cell table:formula="of:=IF(ISBLANK([.S18]);&quot;&quot;;&quot; &quot;)&amp;IF(ISBLANK([.S18]);&quot;&quot;;[.S18])" office:value-type="string">
            <text:p/>
          </table:table-cell>
          <table:table-cell table:formula="of:=IF(ISBLANK([.T18]);&quot;&quot;;&quot; &quot;)&amp;IF(ISBLANK([.T18]);&quot;&quot;;[.T18])" office:value-type="string">
            <text:p/>
          </table:table-cell>
          <table:table-cell table:formula="of:=IF(ISBLANK([.U18]);&quot;&quot;;&quot; &quot;)&amp;IF(ISBLANK([.U18]);&quot;&quot;;[.U18])" office:value-type="string">
            <text:p/>
          </table:table-cell>
          <table:table-cell table:formula="of:=IF(ISBLANK([.V18]);&quot;&quot;;&quot; &quot;)&amp;IF(ISBLANK([.V18]);&quot;&quot;;[.V18])" office:value-type="string">
            <text:p/>
          </table:table-cell>
          <table:table-cell table:formula="of:=IF(ISBLANK([.W18]);&quot;&quot;;&quot; &quot;)&amp;IF(ISBLANK([.W18]);&quot;&quot;;[.W18])" office:value-type="string">
            <text:p/>
          </table:table-cell>
          <table:table-cell table:formula="of:=IF(ISBLANK([.X18]);&quot;&quot;;&quot; &quot;)&amp;IF(ISBLANK([.X18]);&quot;&quot;;[.X18])" office:value-type="string">
            <text:p/>
          </table:table-cell>
          <table:table-cell table:style-name="ce46" table:formula="of:=&quot;),&quot;" office:value-type="string">
            <text:p>),</text:p>
          </table:table-cell>
          <table:table-cell/>
          <table:table-cell table:formula="of:=IFERROR(__xludf.DUMMYFUNCTION(&quot;SPLIT('Definition (EN)'!M7, &quot;&quot; + &quot;&quot;, TRUE)&quot;),&quot;follower&quot;)" office:value-type="string">
            <text:p>follower</text:p>
          </table:table-cell>
        </table:table-row>
        <table:table-row table:style-name="ro2">
          <table:table-cell table:formula="of:=LOWER(['Definition (EN)'.C7]&amp;&quot;_&quot;&amp;['Definition (EN)'.D7]&amp;&quot;_&quot;&amp;['Definition (EN)'.$K$3]&amp;&quot;:&quot;)" office:value-type="string">
            <text:p>slot_image_push:</text:p>
          </table:table-cell>
          <table:table-cell table:formula="of:=&quot;%w(&quot;" office:value-type="string">
            <text:p>%w(</text:p>
          </table:table-cell>
          <table:table-cell table:formula="of:=IF(ISTEXT([.O19]);[.O19];&quot;&quot;)" office:value-type="string">
            <text:p>follower</text:p>
          </table:table-cell>
          <table:table-cell table:formula="of:=IF(ISBLANK([.P19]);&quot;&quot;;&quot; &quot;)&amp;IF(ISBLANK([.P19]);&quot;&quot;;[.P19])" office:value-type="string">
            <text:p/>
          </table:table-cell>
          <table:table-cell table:formula="of:=IF(ISBLANK([.Q19]);&quot;&quot;;&quot; &quot;)&amp;IF(ISBLANK([.Q19]);&quot;&quot;;[.Q19])" office:value-type="string">
            <text:p/>
          </table:table-cell>
          <table:table-cell table:formula="of:=IF(ISBLANK([.R19]);&quot;&quot;;&quot; &quot;)&amp;IF(ISBLANK([.R19]);&quot;&quot;;[.R19])" office:value-type="string">
            <text:p/>
          </table:table-cell>
          <table:table-cell table:formula="of:=IF(ISBLANK([.S19]);&quot;&quot;;&quot; &quot;)&amp;IF(ISBLANK([.S19]);&quot;&quot;;[.S19])" office:value-type="string">
            <text:p/>
          </table:table-cell>
          <table:table-cell table:formula="of:=IF(ISBLANK([.T19]);&quot;&quot;;&quot; &quot;)&amp;IF(ISBLANK([.T19]);&quot;&quot;;[.T19])" office:value-type="string">
            <text:p/>
          </table:table-cell>
          <table:table-cell table:formula="of:=IF(ISBLANK([.U19]);&quot;&quot;;&quot; &quot;)&amp;IF(ISBLANK([.U19]);&quot;&quot;;[.U19])" office:value-type="string">
            <text:p/>
          </table:table-cell>
          <table:table-cell table:formula="of:=IF(ISBLANK([.V19]);&quot;&quot;;&quot; &quot;)&amp;IF(ISBLANK([.V19]);&quot;&quot;;[.V19])" office:value-type="string">
            <text:p/>
          </table:table-cell>
          <table:table-cell table:formula="of:=IF(ISBLANK([.W19]);&quot;&quot;;&quot; &quot;)&amp;IF(ISBLANK([.W19]);&quot;&quot;;[.W19])" office:value-type="string">
            <text:p/>
          </table:table-cell>
          <table:table-cell table:formula="of:=IF(ISBLANK([.X19]);&quot;&quot;;&quot; &quot;)&amp;IF(ISBLANK([.X19]);&quot;&quot;;[.X19])" office:value-type="string">
            <text:p/>
          </table:table-cell>
          <table:table-cell table:style-name="ce46" table:formula="of:=&quot;),&quot;" office:value-type="string">
            <text:p>),</text:p>
          </table:table-cell>
          <table:table-cell/>
          <table:table-cell table:formula="of:=IFERROR(__xludf.DUMMYFUNCTION(&quot;SPLIT('Definition (EN)'!J7, &quot;&quot; + &quot;&quot;, TRUE)&quot;),&quot;follower&quot;)" office:value-type="string">
            <text:p>follower</text:p>
          </table:table-cell>
        </table:table-row>
        <table:table-row table:style-name="ro2">
          <table:table-cell table:number-columns-repeated="2"/>
          <table:table-cell table:formula="of:=IF(ISTEXT([.O20]);[.O20];&quot;&quot;)" office:value-type="string">
            <text:p/>
          </table:table-cell>
          <table:table-cell table:formula="of:=IF(ISBLANK([.P20]);&quot;&quot;;&quot; &quot;)&amp;IF(ISBLANK([.P20]);&quot;&quot;;[.P20])" office:value-type="string">
            <text:p/>
          </table:table-cell>
          <table:table-cell table:formula="of:=IF(ISBLANK([.Q20]);&quot;&quot;;&quot; &quot;)&amp;IF(ISBLANK([.Q20]);&quot;&quot;;[.Q20])" office:value-type="string">
            <text:p/>
          </table:table-cell>
          <table:table-cell table:formula="of:=IF(ISBLANK([.R20]);&quot;&quot;;&quot; &quot;)&amp;IF(ISBLANK([.R20]);&quot;&quot;;[.R20])" office:value-type="string">
            <text:p/>
          </table:table-cell>
          <table:table-cell table:formula="of:=IF(ISBLANK([.S20]);&quot;&quot;;&quot; &quot;)&amp;IF(ISBLANK([.S20]);&quot;&quot;;[.S20])" office:value-type="string">
            <text:p/>
          </table:table-cell>
          <table:table-cell table:formula="of:=IF(ISBLANK([.T20]);&quot;&quot;;&quot; &quot;)&amp;IF(ISBLANK([.T20]);&quot;&quot;;[.T20])" office:value-type="string">
            <text:p/>
          </table:table-cell>
          <table:table-cell table:formula="of:=IF(ISBLANK([.U20]);&quot;&quot;;&quot; &quot;)&amp;IF(ISBLANK([.U20]);&quot;&quot;;[.U20])" office:value-type="string">
            <text:p/>
          </table:table-cell>
          <table:table-cell table:formula="of:=IF(ISBLANK([.V20]);&quot;&quot;;&quot; &quot;)&amp;IF(ISBLANK([.V20]);&quot;&quot;;[.V20])" office:value-type="string">
            <text:p/>
          </table:table-cell>
          <table:table-cell table:formula="of:=IF(ISBLANK([.W20]);&quot;&quot;;&quot; &quot;)&amp;IF(ISBLANK([.W20]);&quot;&quot;;[.W20])" office:value-type="string">
            <text:p/>
          </table:table-cell>
          <table:table-cell table:formula="of:=IF(ISBLANK([.X20]);&quot;&quot;;&quot; &quot;)&amp;IF(ISBLANK([.X20]);&quot;&quot;;[.X20])" office:value-type="string">
            <text:p/>
          </table:table-cell>
        </table:table-row>
        <table:table-row table:style-name="ro2">
          <table:table-cell table:formula="of:=LOWER(['Definition (EN)'.C8]&amp;&quot;_&quot;&amp;['Definition (EN)'.D8]&amp;&quot;_&quot;&amp;['Definition (EN)'.$H$3]&amp;&quot;:&quot;)" office:value-type="string">
            <text:p>slot_video_me:</text:p>
          </table:table-cell>
          <table:table-cell table:formula="of:=&quot;%w(&quot;" office:value-type="string">
            <text:p>%w(</text:p>
          </table:table-cell>
          <table:table-cell table:formula="of:=IF(ISTEXT([.O21]);[.O21];&quot;&quot;)" office:value-type="string">
            <text:p>actor</text:p>
          </table:table-cell>
          <table:table-cell table:formula="of:=IF(ISBLANK([.P21]);&quot;&quot;;&quot; &quot;)&amp;IF(ISBLANK([.P21]);&quot;&quot;;[.P21])" office:value-type="string">
            <text:p/>
          </table:table-cell>
          <table:table-cell table:formula="of:=IF(ISBLANK([.Q21]);&quot;&quot;;&quot; &quot;)&amp;IF(ISBLANK([.Q21]);&quot;&quot;;[.Q21])" office:value-type="string">
            <text:p/>
          </table:table-cell>
          <table:table-cell table:formula="of:=IF(ISBLANK([.R21]);&quot;&quot;;&quot; &quot;)&amp;IF(ISBLANK([.R21]);&quot;&quot;;[.R21])" office:value-type="string">
            <text:p/>
          </table:table-cell>
          <table:table-cell table:formula="of:=IF(ISBLANK([.S21]);&quot;&quot;;&quot; &quot;)&amp;IF(ISBLANK([.S21]);&quot;&quot;;[.S21])" office:value-type="string">
            <text:p/>
          </table:table-cell>
          <table:table-cell table:formula="of:=IF(ISBLANK([.T21]);&quot;&quot;;&quot; &quot;)&amp;IF(ISBLANK([.T21]);&quot;&quot;;[.T21])" office:value-type="string">
            <text:p/>
          </table:table-cell>
          <table:table-cell table:formula="of:=IF(ISBLANK([.U21]);&quot;&quot;;&quot; &quot;)&amp;IF(ISBLANK([.U21]);&quot;&quot;;[.U21])" office:value-type="string">
            <text:p/>
          </table:table-cell>
          <table:table-cell table:formula="of:=IF(ISBLANK([.V21]);&quot;&quot;;&quot; &quot;)&amp;IF(ISBLANK([.V21]);&quot;&quot;;[.V21])" office:value-type="string">
            <text:p/>
          </table:table-cell>
          <table:table-cell table:formula="of:=IF(ISBLANK([.W21]);&quot;&quot;;&quot; &quot;)&amp;IF(ISBLANK([.W21]);&quot;&quot;;[.W21])" office:value-type="string">
            <text:p/>
          </table:table-cell>
          <table:table-cell table:formula="of:=IF(ISBLANK([.X21]);&quot;&quot;;&quot; &quot;)&amp;IF(ISBLANK([.X21]);&quot;&quot;;[.X21])" office:value-type="string">
            <text:p/>
          </table:table-cell>
          <table:table-cell table:style-name="ce46" table:formula="of:=&quot;),&quot;" office:value-type="string">
            <text:p>),</text:p>
          </table:table-cell>
          <table:table-cell/>
          <table:table-cell table:formula="of:=IFERROR(__xludf.DUMMYFUNCTION(&quot;SPLIT('Definition (EN)'!G8, &quot;&quot; + &quot;&quot;, TRUE)&quot;),&quot;actor&quot;)" office:value-type="string">
            <text:p>actor</text:p>
          </table:table-cell>
        </table:table-row>
        <table:table-row table:style-name="ro2">
          <table:table-cell table:formula="of:=LOWER(['Definition (EN)'.C8]&amp;&quot;_&quot;&amp;['Definition (EN)'.D8]&amp;&quot;_&quot;&amp;['Definition (EN)'.$Q$3]&amp;&quot;:&quot;)" office:value-type="string">
            <text:p>slot_video_activity:</text:p>
          </table:table-cell>
          <table:table-cell table:formula="of:=&quot;%w(&quot;" office:value-type="string">
            <text:p>%w(</text:p>
          </table:table-cell>
          <table:table-cell table:formula="of:=IF(ISTEXT([.O22]);[.O22];&quot;&quot;)" office:value-type="string">
            <text:p>friends</text:p>
          </table:table-cell>
          <table:table-cell table:formula="of:=IF(ISBLANK([.P22]);&quot;&quot;;&quot; &quot;)&amp;IF(ISBLANK([.P22]);&quot;&quot;;[.P22])" office:value-type="string">
            <text:p> follower</text:p>
          </table:table-cell>
          <table:table-cell table:formula="of:=IF(ISBLANK([.Q22]);&quot;&quot;;&quot; &quot;)&amp;IF(ISBLANK([.Q22]);&quot;&quot;;[.Q22])" office:value-type="string">
            <text:p> creator</text:p>
          </table:table-cell>
          <table:table-cell table:formula="of:=IF(ISBLANK([.R22]);&quot;&quot;;&quot; &quot;)&amp;IF(ISBLANK([.R22]);&quot;&quot;;[.R22])" office:value-type="string">
            <text:p> member</text:p>
          </table:table-cell>
          <table:table-cell table:formula="of:=IF(ISBLANK([.S22]);&quot;&quot;;&quot; &quot;)&amp;IF(ISBLANK([.S22]);&quot;&quot;;[.S22])" office:value-type="string">
            <text:p/>
          </table:table-cell>
          <table:table-cell table:formula="of:=IF(ISBLANK([.T22]);&quot;&quot;;&quot; &quot;)&amp;IF(ISBLANK([.T22]);&quot;&quot;;[.T22])" office:value-type="string">
            <text:p/>
          </table:table-cell>
          <table:table-cell table:formula="of:=IF(ISBLANK([.U22]);&quot;&quot;;&quot; &quot;)&amp;IF(ISBLANK([.U22]);&quot;&quot;;[.U22])" office:value-type="string">
            <text:p/>
          </table:table-cell>
          <table:table-cell table:formula="of:=IF(ISBLANK([.V22]);&quot;&quot;;&quot; &quot;)&amp;IF(ISBLANK([.V22]);&quot;&quot;;[.V22])" office:value-type="string">
            <text:p/>
          </table:table-cell>
          <table:table-cell table:formula="of:=IF(ISBLANK([.W22]);&quot;&quot;;&quot; &quot;)&amp;IF(ISBLANK([.W22]);&quot;&quot;;[.W22])" office:value-type="string">
            <text:p/>
          </table:table-cell>
          <table:table-cell table:formula="of:=IF(ISBLANK([.X22]);&quot;&quot;;&quot; &quot;)&amp;IF(ISBLANK([.X22]);&quot;&quot;;[.X22])" office:value-type="string">
            <text:p/>
          </table:table-cell>
          <table:table-cell table:style-name="ce46" table:formula="of:=&quot;),&quot;" office:value-type="string">
            <text:p>),</text:p>
          </table:table-cell>
          <table:table-cell/>
          <table:table-cell table:formula="of:=IFERROR(__xludf.DUMMYFUNCTION(&quot;SPLIT('Definition (EN)'!P8,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8]&amp;&quot;_&quot;&amp;['Definition (EN)'.D8]&amp;&quot;_&quot;&amp;['Definition (EN)'.$N$3]&amp;&quot;:&quot;)" office:value-type="string">
            <text:p>slot_video_notify:</text:p>
          </table:table-cell>
          <table:table-cell table:formula="of:=&quot;%w(&quot;" office:value-type="string">
            <text:p>%w(</text:p>
          </table:table-cell>
          <table:table-cell table:formula="of:=IF(ISTEXT([.O23]);[.O23];&quot;&quot;)" office:value-type="string">
            <text:p>follower</text:p>
          </table:table-cell>
          <table:table-cell table:formula="of:=IF(ISBLANK([.P23]);&quot;&quot;;&quot; &quot;)&amp;IF(ISBLANK([.P23]);&quot;&quot;;[.P23])" office:value-type="string">
            <text:p/>
          </table:table-cell>
          <table:table-cell table:formula="of:=IF(ISBLANK([.Q23]);&quot;&quot;;&quot; &quot;)&amp;IF(ISBLANK([.Q23]);&quot;&quot;;[.Q23])" office:value-type="string">
            <text:p/>
          </table:table-cell>
          <table:table-cell table:formula="of:=IF(ISBLANK([.R23]);&quot;&quot;;&quot; &quot;)&amp;IF(ISBLANK([.R23]);&quot;&quot;;[.R23])" office:value-type="string">
            <text:p/>
          </table:table-cell>
          <table:table-cell table:formula="of:=IF(ISBLANK([.S23]);&quot;&quot;;&quot; &quot;)&amp;IF(ISBLANK([.S23]);&quot;&quot;;[.S23])" office:value-type="string">
            <text:p/>
          </table:table-cell>
          <table:table-cell table:formula="of:=IF(ISBLANK([.T23]);&quot;&quot;;&quot; &quot;)&amp;IF(ISBLANK([.T23]);&quot;&quot;;[.T23])" office:value-type="string">
            <text:p/>
          </table:table-cell>
          <table:table-cell table:formula="of:=IF(ISBLANK([.U23]);&quot;&quot;;&quot; &quot;)&amp;IF(ISBLANK([.U23]);&quot;&quot;;[.U23])" office:value-type="string">
            <text:p/>
          </table:table-cell>
          <table:table-cell table:formula="of:=IF(ISBLANK([.V23]);&quot;&quot;;&quot; &quot;)&amp;IF(ISBLANK([.V23]);&quot;&quot;;[.V23])" office:value-type="string">
            <text:p/>
          </table:table-cell>
          <table:table-cell table:formula="of:=IF(ISBLANK([.W23]);&quot;&quot;;&quot; &quot;)&amp;IF(ISBLANK([.W23]);&quot;&quot;;[.W23])" office:value-type="string">
            <text:p/>
          </table:table-cell>
          <table:table-cell table:formula="of:=IF(ISBLANK([.X23]);&quot;&quot;;&quot; &quot;)&amp;IF(ISBLANK([.X23]);&quot;&quot;;[.X23])" office:value-type="string">
            <text:p/>
          </table:table-cell>
          <table:table-cell table:style-name="ce46" table:formula="of:=&quot;),&quot;" office:value-type="string">
            <text:p>),</text:p>
          </table:table-cell>
          <table:table-cell/>
          <table:table-cell table:formula="of:=IFERROR(__xludf.DUMMYFUNCTION(&quot;SPLIT('Definition (EN)'!M8, &quot;&quot; + &quot;&quot;, TRUE)&quot;),&quot;follower&quot;)" office:value-type="string">
            <text:p>follower</text:p>
          </table:table-cell>
        </table:table-row>
        <table:table-row table:style-name="ro2">
          <table:table-cell table:formula="of:=LOWER(['Definition (EN)'.C8]&amp;&quot;_&quot;&amp;['Definition (EN)'.D8]&amp;&quot;_&quot;&amp;['Definition (EN)'.$K$3]&amp;&quot;:&quot;)" office:value-type="string">
            <text:p>slot_video_push:</text:p>
          </table:table-cell>
          <table:table-cell table:formula="of:=&quot;%w(&quot;" office:value-type="string">
            <text:p>%w(</text:p>
          </table:table-cell>
          <table:table-cell table:formula="of:=IF(ISTEXT([.O24]);[.O24];&quot;&quot;)" office:value-type="string">
            <text:p>follower</text:p>
          </table:table-cell>
          <table:table-cell table:formula="of:=IF(ISBLANK([.P24]);&quot;&quot;;&quot; &quot;)&amp;IF(ISBLANK([.P24]);&quot;&quot;;[.P24])" office:value-type="string">
            <text:p/>
          </table:table-cell>
          <table:table-cell table:formula="of:=IF(ISBLANK([.Q24]);&quot;&quot;;&quot; &quot;)&amp;IF(ISBLANK([.Q24]);&quot;&quot;;[.Q24])" office:value-type="string">
            <text:p/>
          </table:table-cell>
          <table:table-cell table:formula="of:=IF(ISBLANK([.R24]);&quot;&quot;;&quot; &quot;)&amp;IF(ISBLANK([.R24]);&quot;&quot;;[.R24])" office:value-type="string">
            <text:p/>
          </table:table-cell>
          <table:table-cell table:formula="of:=IF(ISBLANK([.S24]);&quot;&quot;;&quot; &quot;)&amp;IF(ISBLANK([.S24]);&quot;&quot;;[.S24])" office:value-type="string">
            <text:p/>
          </table:table-cell>
          <table:table-cell table:formula="of:=IF(ISBLANK([.T24]);&quot;&quot;;&quot; &quot;)&amp;IF(ISBLANK([.T24]);&quot;&quot;;[.T24])" office:value-type="string">
            <text:p/>
          </table:table-cell>
          <table:table-cell table:formula="of:=IF(ISBLANK([.U24]);&quot;&quot;;&quot; &quot;)&amp;IF(ISBLANK([.U24]);&quot;&quot;;[.U24])" office:value-type="string">
            <text:p/>
          </table:table-cell>
          <table:table-cell table:formula="of:=IF(ISBLANK([.V24]);&quot;&quot;;&quot; &quot;)&amp;IF(ISBLANK([.V24]);&quot;&quot;;[.V24])" office:value-type="string">
            <text:p/>
          </table:table-cell>
          <table:table-cell table:formula="of:=IF(ISBLANK([.W24]);&quot;&quot;;&quot; &quot;)&amp;IF(ISBLANK([.W24]);&quot;&quot;;[.W24])" office:value-type="string">
            <text:p/>
          </table:table-cell>
          <table:table-cell table:formula="of:=IF(ISBLANK([.X24]);&quot;&quot;;&quot; &quot;)&amp;IF(ISBLANK([.X24]);&quot;&quot;;[.X24])" office:value-type="string">
            <text:p/>
          </table:table-cell>
          <table:table-cell table:style-name="ce46" table:formula="of:=&quot;),&quot;" office:value-type="string">
            <text:p>),</text:p>
          </table:table-cell>
          <table:table-cell/>
          <table:table-cell table:formula="of:=IFERROR(__xludf.DUMMYFUNCTION(&quot;SPLIT('Definition (EN)'!J8, &quot;&quot; + &quot;&quot;, TRUE)&quot;),&quot;follower&quot;)" office:value-type="string">
            <text:p>follower</text:p>
          </table:table-cell>
        </table:table-row>
        <table:table-row table:style-name="ro2">
          <table:table-cell table:number-columns-repeated="2"/>
          <table:table-cell table:formula="of:=IF(ISTEXT([.O25]);[.O25];&quot;&quot;)" office:value-type="string">
            <text:p/>
          </table:table-cell>
          <table:table-cell table:formula="of:=IF(ISBLANK([.P25]);&quot;&quot;;&quot; &quot;)&amp;IF(ISBLANK([.P25]);&quot;&quot;;[.P25])" office:value-type="string">
            <text:p/>
          </table:table-cell>
          <table:table-cell table:formula="of:=IF(ISBLANK([.Q25]);&quot;&quot;;&quot; &quot;)&amp;IF(ISBLANK([.Q25]);&quot;&quot;;[.Q25])" office:value-type="string">
            <text:p/>
          </table:table-cell>
          <table:table-cell table:formula="of:=IF(ISBLANK([.R25]);&quot;&quot;;&quot; &quot;)&amp;IF(ISBLANK([.R25]);&quot;&quot;;[.R25])" office:value-type="string">
            <text:p/>
          </table:table-cell>
          <table:table-cell table:formula="of:=IF(ISBLANK([.S25]);&quot;&quot;;&quot; &quot;)&amp;IF(ISBLANK([.S25]);&quot;&quot;;[.S25])" office:value-type="string">
            <text:p/>
          </table:table-cell>
          <table:table-cell table:formula="of:=IF(ISBLANK([.T25]);&quot;&quot;;&quot; &quot;)&amp;IF(ISBLANK([.T25]);&quot;&quot;;[.T25])" office:value-type="string">
            <text:p/>
          </table:table-cell>
          <table:table-cell table:formula="of:=IF(ISBLANK([.U25]);&quot;&quot;;&quot; &quot;)&amp;IF(ISBLANK([.U25]);&quot;&quot;;[.U25])" office:value-type="string">
            <text:p/>
          </table:table-cell>
          <table:table-cell table:formula="of:=IF(ISBLANK([.V25]);&quot;&quot;;&quot; &quot;)&amp;IF(ISBLANK([.V25]);&quot;&quot;;[.V25])" office:value-type="string">
            <text:p/>
          </table:table-cell>
          <table:table-cell table:formula="of:=IF(ISBLANK([.W25]);&quot;&quot;;&quot; &quot;)&amp;IF(ISBLANK([.W25]);&quot;&quot;;[.W25])" office:value-type="string">
            <text:p/>
          </table:table-cell>
          <table:table-cell table:formula="of:=IF(ISBLANK([.X25]);&quot;&quot;;&quot; &quot;)&amp;IF(ISBLANK([.X25]);&quot;&quot;;[.X25])" office:value-type="string">
            <text:p/>
          </table:table-cell>
        </table:table-row>
        <table:table-row table:style-name="ro2">
          <table:table-cell table:formula="of:=LOWER(['Definition (EN)'.C9]&amp;&quot;_&quot;&amp;['Definition (EN)'.D9]&amp;&quot;_&quot;&amp;['Definition (EN)'.$H$3]&amp;&quot;:&quot;)" office:value-type="string">
            <text:p>slot_audio_me:</text:p>
          </table:table-cell>
          <table:table-cell table:formula="of:=&quot;%w(&quot;" office:value-type="string">
            <text:p>%w(</text:p>
          </table:table-cell>
          <table:table-cell table:formula="of:=IF(ISTEXT([.O26]);[.O26];&quot;&quot;)" office:value-type="string">
            <text:p>actor</text:p>
          </table:table-cell>
          <table:table-cell table:formula="of:=IF(ISBLANK([.P26]);&quot;&quot;;&quot; &quot;)&amp;IF(ISBLANK([.P26]);&quot;&quot;;[.P26])" office:value-type="string">
            <text:p/>
          </table:table-cell>
          <table:table-cell table:formula="of:=IF(ISBLANK([.Q26]);&quot;&quot;;&quot; &quot;)&amp;IF(ISBLANK([.Q26]);&quot;&quot;;[.Q26])" office:value-type="string">
            <text:p/>
          </table:table-cell>
          <table:table-cell table:formula="of:=IF(ISBLANK([.R26]);&quot;&quot;;&quot; &quot;)&amp;IF(ISBLANK([.R26]);&quot;&quot;;[.R26])" office:value-type="string">
            <text:p/>
          </table:table-cell>
          <table:table-cell table:formula="of:=IF(ISBLANK([.S26]);&quot;&quot;;&quot; &quot;)&amp;IF(ISBLANK([.S26]);&quot;&quot;;[.S26])" office:value-type="string">
            <text:p/>
          </table:table-cell>
          <table:table-cell table:formula="of:=IF(ISBLANK([.T26]);&quot;&quot;;&quot; &quot;)&amp;IF(ISBLANK([.T26]);&quot;&quot;;[.T26])" office:value-type="string">
            <text:p/>
          </table:table-cell>
          <table:table-cell table:formula="of:=IF(ISBLANK([.U26]);&quot;&quot;;&quot; &quot;)&amp;IF(ISBLANK([.U26]);&quot;&quot;;[.U26])" office:value-type="string">
            <text:p/>
          </table:table-cell>
          <table:table-cell table:formula="of:=IF(ISBLANK([.V26]);&quot;&quot;;&quot; &quot;)&amp;IF(ISBLANK([.V26]);&quot;&quot;;[.V26])" office:value-type="string">
            <text:p/>
          </table:table-cell>
          <table:table-cell table:formula="of:=IF(ISBLANK([.W26]);&quot;&quot;;&quot; &quot;)&amp;IF(ISBLANK([.W26]);&quot;&quot;;[.W26])" office:value-type="string">
            <text:p/>
          </table:table-cell>
          <table:table-cell table:formula="of:=IF(ISBLANK([.X26]);&quot;&quot;;&quot; &quot;)&amp;IF(ISBLANK([.X26]);&quot;&quot;;[.X26])" office:value-type="string">
            <text:p/>
          </table:table-cell>
          <table:table-cell table:style-name="ce46" table:formula="of:=&quot;),&quot;" office:value-type="string">
            <text:p>),</text:p>
          </table:table-cell>
          <table:table-cell/>
          <table:table-cell table:formula="of:=IFERROR(__xludf.DUMMYFUNCTION(&quot;SPLIT('Definition (EN)'!G9, &quot;&quot; + &quot;&quot;, TRUE)&quot;),&quot;actor&quot;)" office:value-type="string">
            <text:p>actor</text:p>
          </table:table-cell>
        </table:table-row>
        <table:table-row table:style-name="ro2">
          <table:table-cell table:formula="of:=LOWER(['Definition (EN)'.C9]&amp;&quot;_&quot;&amp;['Definition (EN)'.D9]&amp;&quot;_&quot;&amp;['Definition (EN)'.$Q$3]&amp;&quot;:&quot;)" office:value-type="string">
            <text:p>slot_audio_activity:</text:p>
          </table:table-cell>
          <table:table-cell table:formula="of:=&quot;%w(&quot;" office:value-type="string">
            <text:p>%w(</text:p>
          </table:table-cell>
          <table:table-cell table:formula="of:=IF(ISTEXT([.O27]);[.O27];&quot;&quot;)" office:value-type="string">
            <text:p>friends</text:p>
          </table:table-cell>
          <table:table-cell table:formula="of:=IF(ISBLANK([.P27]);&quot;&quot;;&quot; &quot;)&amp;IF(ISBLANK([.P27]);&quot;&quot;;[.P27])" office:value-type="string">
            <text:p> follower</text:p>
          </table:table-cell>
          <table:table-cell table:formula="of:=IF(ISBLANK([.Q27]);&quot;&quot;;&quot; &quot;)&amp;IF(ISBLANK([.Q27]);&quot;&quot;;[.Q27])" office:value-type="string">
            <text:p> creator</text:p>
          </table:table-cell>
          <table:table-cell table:formula="of:=IF(ISBLANK([.R27]);&quot;&quot;;&quot; &quot;)&amp;IF(ISBLANK([.R27]);&quot;&quot;;[.R27])" office:value-type="string">
            <text:p> member</text:p>
          </table:table-cell>
          <table:table-cell table:formula="of:=IF(ISBLANK([.S27]);&quot;&quot;;&quot; &quot;)&amp;IF(ISBLANK([.S27]);&quot;&quot;;[.S27])" office:value-type="string">
            <text:p/>
          </table:table-cell>
          <table:table-cell table:formula="of:=IF(ISBLANK([.T27]);&quot;&quot;;&quot; &quot;)&amp;IF(ISBLANK([.T27]);&quot;&quot;;[.T27])" office:value-type="string">
            <text:p/>
          </table:table-cell>
          <table:table-cell table:formula="of:=IF(ISBLANK([.U27]);&quot;&quot;;&quot; &quot;)&amp;IF(ISBLANK([.U27]);&quot;&quot;;[.U27])" office:value-type="string">
            <text:p/>
          </table:table-cell>
          <table:table-cell table:formula="of:=IF(ISBLANK([.V27]);&quot;&quot;;&quot; &quot;)&amp;IF(ISBLANK([.V27]);&quot;&quot;;[.V27])" office:value-type="string">
            <text:p/>
          </table:table-cell>
          <table:table-cell table:formula="of:=IF(ISBLANK([.W27]);&quot;&quot;;&quot; &quot;)&amp;IF(ISBLANK([.W27]);&quot;&quot;;[.W27])" office:value-type="string">
            <text:p/>
          </table:table-cell>
          <table:table-cell table:formula="of:=IF(ISBLANK([.X27]);&quot;&quot;;&quot; &quot;)&amp;IF(ISBLANK([.X27]);&quot;&quot;;[.X27])" office:value-type="string">
            <text:p/>
          </table:table-cell>
          <table:table-cell table:style-name="ce46" table:formula="of:=&quot;),&quot;" office:value-type="string">
            <text:p>),</text:p>
          </table:table-cell>
          <table:table-cell/>
          <table:table-cell table:formula="of:=IFERROR(__xludf.DUMMYFUNCTION(&quot;SPLIT('Definition (EN)'!P9,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9]&amp;&quot;_&quot;&amp;['Definition (EN)'.D9]&amp;&quot;_&quot;&amp;['Definition (EN)'.$N$3]&amp;&quot;:&quot;)" office:value-type="string">
            <text:p>slot_audio_notify:</text:p>
          </table:table-cell>
          <table:table-cell table:formula="of:=&quot;%w(&quot;" office:value-type="string">
            <text:p>%w(</text:p>
          </table:table-cell>
          <table:table-cell table:formula="of:=IF(ISTEXT([.O28]);[.O28];&quot;&quot;)" office:value-type="string">
            <text:p>follower</text:p>
          </table:table-cell>
          <table:table-cell table:formula="of:=IF(ISBLANK([.P28]);&quot;&quot;;&quot; &quot;)&amp;IF(ISBLANK([.P28]);&quot;&quot;;[.P28])" office:value-type="string">
            <text:p/>
          </table:table-cell>
          <table:table-cell table:formula="of:=IF(ISBLANK([.Q28]);&quot;&quot;;&quot; &quot;)&amp;IF(ISBLANK([.Q28]);&quot;&quot;;[.Q28])" office:value-type="string">
            <text:p/>
          </table:table-cell>
          <table:table-cell table:formula="of:=IF(ISBLANK([.R28]);&quot;&quot;;&quot; &quot;)&amp;IF(ISBLANK([.R28]);&quot;&quot;;[.R28])" office:value-type="string">
            <text:p/>
          </table:table-cell>
          <table:table-cell table:formula="of:=IF(ISBLANK([.S28]);&quot;&quot;;&quot; &quot;)&amp;IF(ISBLANK([.S28]);&quot;&quot;;[.S28])" office:value-type="string">
            <text:p/>
          </table:table-cell>
          <table:table-cell table:formula="of:=IF(ISBLANK([.T28]);&quot;&quot;;&quot; &quot;)&amp;IF(ISBLANK([.T28]);&quot;&quot;;[.T28])" office:value-type="string">
            <text:p/>
          </table:table-cell>
          <table:table-cell table:formula="of:=IF(ISBLANK([.U28]);&quot;&quot;;&quot; &quot;)&amp;IF(ISBLANK([.U28]);&quot;&quot;;[.U28])" office:value-type="string">
            <text:p/>
          </table:table-cell>
          <table:table-cell table:formula="of:=IF(ISBLANK([.V28]);&quot;&quot;;&quot; &quot;)&amp;IF(ISBLANK([.V28]);&quot;&quot;;[.V28])" office:value-type="string">
            <text:p/>
          </table:table-cell>
          <table:table-cell table:formula="of:=IF(ISBLANK([.W28]);&quot;&quot;;&quot; &quot;)&amp;IF(ISBLANK([.W28]);&quot;&quot;;[.W28])" office:value-type="string">
            <text:p/>
          </table:table-cell>
          <table:table-cell table:formula="of:=IF(ISBLANK([.X28]);&quot;&quot;;&quot; &quot;)&amp;IF(ISBLANK([.X28]);&quot;&quot;;[.X28])" office:value-type="string">
            <text:p/>
          </table:table-cell>
          <table:table-cell table:style-name="ce46" table:formula="of:=&quot;),&quot;" office:value-type="string">
            <text:p>),</text:p>
          </table:table-cell>
          <table:table-cell/>
          <table:table-cell table:formula="of:=IFERROR(__xludf.DUMMYFUNCTION(&quot;SPLIT('Definition (EN)'!M9, &quot;&quot; + &quot;&quot;, TRUE)&quot;),&quot;follower&quot;)" office:value-type="string">
            <text:p>follower</text:p>
          </table:table-cell>
        </table:table-row>
        <table:table-row table:style-name="ro2">
          <table:table-cell table:formula="of:=LOWER(['Definition (EN)'.C9]&amp;&quot;_&quot;&amp;['Definition (EN)'.D9]&amp;&quot;_&quot;&amp;['Definition (EN)'.$K$3]&amp;&quot;:&quot;)" office:value-type="string">
            <text:p>slot_audio_push:</text:p>
          </table:table-cell>
          <table:table-cell table:formula="of:=&quot;%w(&quot;" office:value-type="string">
            <text:p>%w(</text:p>
          </table:table-cell>
          <table:table-cell table:formula="of:=IF(ISTEXT([.O29]);[.O29];&quot;&quot;)" office:value-type="string">
            <text:p>follower</text:p>
          </table:table-cell>
          <table:table-cell table:formula="of:=IF(ISBLANK([.P29]);&quot;&quot;;&quot; &quot;)&amp;IF(ISBLANK([.P29]);&quot;&quot;;[.P29])" office:value-type="string">
            <text:p/>
          </table:table-cell>
          <table:table-cell table:formula="of:=IF(ISBLANK([.Q29]);&quot;&quot;;&quot; &quot;)&amp;IF(ISBLANK([.Q29]);&quot;&quot;;[.Q29])" office:value-type="string">
            <text:p/>
          </table:table-cell>
          <table:table-cell table:formula="of:=IF(ISBLANK([.R29]);&quot;&quot;;&quot; &quot;)&amp;IF(ISBLANK([.R29]);&quot;&quot;;[.R29])" office:value-type="string">
            <text:p/>
          </table:table-cell>
          <table:table-cell table:formula="of:=IF(ISBLANK([.S29]);&quot;&quot;;&quot; &quot;)&amp;IF(ISBLANK([.S29]);&quot;&quot;;[.S29])" office:value-type="string">
            <text:p/>
          </table:table-cell>
          <table:table-cell table:formula="of:=IF(ISBLANK([.T29]);&quot;&quot;;&quot; &quot;)&amp;IF(ISBLANK([.T29]);&quot;&quot;;[.T29])" office:value-type="string">
            <text:p/>
          </table:table-cell>
          <table:table-cell table:formula="of:=IF(ISBLANK([.U29]);&quot;&quot;;&quot; &quot;)&amp;IF(ISBLANK([.U29]);&quot;&quot;;[.U29])" office:value-type="string">
            <text:p/>
          </table:table-cell>
          <table:table-cell table:formula="of:=IF(ISBLANK([.V29]);&quot;&quot;;&quot; &quot;)&amp;IF(ISBLANK([.V29]);&quot;&quot;;[.V29])" office:value-type="string">
            <text:p/>
          </table:table-cell>
          <table:table-cell table:formula="of:=IF(ISBLANK([.W29]);&quot;&quot;;&quot; &quot;)&amp;IF(ISBLANK([.W29]);&quot;&quot;;[.W29])" office:value-type="string">
            <text:p/>
          </table:table-cell>
          <table:table-cell table:formula="of:=IF(ISBLANK([.X29]);&quot;&quot;;&quot; &quot;)&amp;IF(ISBLANK([.X29]);&quot;&quot;;[.X29])" office:value-type="string">
            <text:p/>
          </table:table-cell>
          <table:table-cell table:style-name="ce46" table:formula="of:=&quot;),&quot;" office:value-type="string">
            <text:p>),</text:p>
          </table:table-cell>
          <table:table-cell/>
          <table:table-cell table:formula="of:=IFERROR(__xludf.DUMMYFUNCTION(&quot;SPLIT('Definition (EN)'!J9, &quot;&quot; + &quot;&quot;, TRUE)&quot;),&quot;follower&quot;)" office:value-type="string">
            <text:p>follower</text:p>
          </table:table-cell>
        </table:table-row>
        <table:table-row table:style-name="ro2">
          <table:table-cell table:number-columns-repeated="2"/>
          <table:table-cell table:formula="of:=IF(ISTEXT([.O30]);[.O30];&quot;&quot;)" office:value-type="string">
            <text:p/>
          </table:table-cell>
          <table:table-cell table:formula="of:=IF(ISBLANK([.P30]);&quot;&quot;;&quot; &quot;)&amp;IF(ISBLANK([.P30]);&quot;&quot;;[.P30])" office:value-type="string">
            <text:p/>
          </table:table-cell>
          <table:table-cell table:formula="of:=IF(ISBLANK([.Q30]);&quot;&quot;;&quot; &quot;)&amp;IF(ISBLANK([.Q30]);&quot;&quot;;[.Q30])" office:value-type="string">
            <text:p/>
          </table:table-cell>
          <table:table-cell table:formula="of:=IF(ISBLANK([.R30]);&quot;&quot;;&quot; &quot;)&amp;IF(ISBLANK([.R30]);&quot;&quot;;[.R30])" office:value-type="string">
            <text:p/>
          </table:table-cell>
          <table:table-cell table:formula="of:=IF(ISBLANK([.S30]);&quot;&quot;;&quot; &quot;)&amp;IF(ISBLANK([.S30]);&quot;&quot;;[.S30])" office:value-type="string">
            <text:p/>
          </table:table-cell>
          <table:table-cell table:formula="of:=IF(ISBLANK([.T30]);&quot;&quot;;&quot; &quot;)&amp;IF(ISBLANK([.T30]);&quot;&quot;;[.T30])" office:value-type="string">
            <text:p/>
          </table:table-cell>
          <table:table-cell table:formula="of:=IF(ISBLANK([.U30]);&quot;&quot;;&quot; &quot;)&amp;IF(ISBLANK([.U30]);&quot;&quot;;[.U30])" office:value-type="string">
            <text:p/>
          </table:table-cell>
          <table:table-cell table:formula="of:=IF(ISBLANK([.V30]);&quot;&quot;;&quot; &quot;)&amp;IF(ISBLANK([.V30]);&quot;&quot;;[.V30])" office:value-type="string">
            <text:p/>
          </table:table-cell>
          <table:table-cell table:formula="of:=IF(ISBLANK([.W30]);&quot;&quot;;&quot; &quot;)&amp;IF(ISBLANK([.W30]);&quot;&quot;;[.W30])" office:value-type="string">
            <text:p/>
          </table:table-cell>
          <table:table-cell table:formula="of:=IF(ISBLANK([.X30]);&quot;&quot;;&quot; &quot;)&amp;IF(ISBLANK([.X30]);&quot;&quot;;[.X30])" office:value-type="string">
            <text:p/>
          </table:table-cell>
        </table:table-row>
        <table:table-row table:style-name="ro2">
          <table:table-cell table:formula="of:=LOWER(['Definition (EN)'.C10]&amp;&quot;_&quot;&amp;['Definition (EN)'.D10]&amp;&quot;_&quot;&amp;['Definition (EN)'.$H$3]&amp;&quot;:&quot;)" office:value-type="string">
            <text:p>slot_note_me:</text:p>
          </table:table-cell>
          <table:table-cell table:formula="of:=&quot;%w(&quot;" office:value-type="string">
            <text:p>%w(</text:p>
          </table:table-cell>
          <table:table-cell table:formula="of:=IF(ISTEXT([.O31]);[.O31];&quot;&quot;)" office:value-type="string">
            <text:p>actor</text:p>
          </table:table-cell>
          <table:table-cell table:formula="of:=IF(ISBLANK([.P31]);&quot;&quot;;&quot; &quot;)&amp;IF(ISBLANK([.P31]);&quot;&quot;;[.P31])" office:value-type="string">
            <text:p/>
          </table:table-cell>
          <table:table-cell table:formula="of:=IF(ISBLANK([.Q31]);&quot;&quot;;&quot; &quot;)&amp;IF(ISBLANK([.Q31]);&quot;&quot;;[.Q31])" office:value-type="string">
            <text:p/>
          </table:table-cell>
          <table:table-cell table:formula="of:=IF(ISBLANK([.R31]);&quot;&quot;;&quot; &quot;)&amp;IF(ISBLANK([.R31]);&quot;&quot;;[.R31])" office:value-type="string">
            <text:p/>
          </table:table-cell>
          <table:table-cell table:formula="of:=IF(ISBLANK([.S31]);&quot;&quot;;&quot; &quot;)&amp;IF(ISBLANK([.S31]);&quot;&quot;;[.S31])" office:value-type="string">
            <text:p/>
          </table:table-cell>
          <table:table-cell table:formula="of:=IF(ISBLANK([.T31]);&quot;&quot;;&quot; &quot;)&amp;IF(ISBLANK([.T31]);&quot;&quot;;[.T31])" office:value-type="string">
            <text:p/>
          </table:table-cell>
          <table:table-cell table:formula="of:=IF(ISBLANK([.U31]);&quot;&quot;;&quot; &quot;)&amp;IF(ISBLANK([.U31]);&quot;&quot;;[.U31])" office:value-type="string">
            <text:p/>
          </table:table-cell>
          <table:table-cell table:formula="of:=IF(ISBLANK([.V31]);&quot;&quot;;&quot; &quot;)&amp;IF(ISBLANK([.V31]);&quot;&quot;;[.V31])" office:value-type="string">
            <text:p/>
          </table:table-cell>
          <table:table-cell table:formula="of:=IF(ISBLANK([.W31]);&quot;&quot;;&quot; &quot;)&amp;IF(ISBLANK([.W31]);&quot;&quot;;[.W31])" office:value-type="string">
            <text:p/>
          </table:table-cell>
          <table:table-cell table:formula="of:=IF(ISBLANK([.X31]);&quot;&quot;;&quot; &quot;)&amp;IF(ISBLANK([.X31]);&quot;&quot;;[.X31])" office:value-type="string">
            <text:p/>
          </table:table-cell>
          <table:table-cell table:style-name="ce46" table:formula="of:=&quot;),&quot;" office:value-type="string">
            <text:p>),</text:p>
          </table:table-cell>
          <table:table-cell/>
          <table:table-cell table:formula="of:=IFERROR(__xludf.DUMMYFUNCTION(&quot;SPLIT('Definition (EN)'!G10, &quot;&quot; + &quot;&quot;, TRUE)&quot;),&quot;actor&quot;)" office:value-type="string">
            <text:p>actor</text:p>
          </table:table-cell>
        </table:table-row>
        <table:table-row table:style-name="ro2">
          <table:table-cell table:formula="of:=LOWER(['Definition (EN)'.C10]&amp;&quot;_&quot;&amp;['Definition (EN)'.D10]&amp;&quot;_&quot;&amp;['Definition (EN)'.$Q$3]&amp;&quot;:&quot;)" office:value-type="string">
            <text:p>slot_note_activity:</text:p>
          </table:table-cell>
          <table:table-cell table:formula="of:=&quot;%w(&quot;" office:value-type="string">
            <text:p>%w(</text:p>
          </table:table-cell>
          <table:table-cell table:formula="of:=IF(ISTEXT([.O32]);[.O32];&quot;&quot;)" office:value-type="string">
            <text:p>friends</text:p>
          </table:table-cell>
          <table:table-cell table:formula="of:=IF(ISBLANK([.P32]);&quot;&quot;;&quot; &quot;)&amp;IF(ISBLANK([.P32]);&quot;&quot;;[.P32])" office:value-type="string">
            <text:p> follower</text:p>
          </table:table-cell>
          <table:table-cell table:formula="of:=IF(ISBLANK([.Q32]);&quot;&quot;;&quot; &quot;)&amp;IF(ISBLANK([.Q32]);&quot;&quot;;[.Q32])" office:value-type="string">
            <text:p> creator</text:p>
          </table:table-cell>
          <table:table-cell table:formula="of:=IF(ISBLANK([.R32]);&quot;&quot;;&quot; &quot;)&amp;IF(ISBLANK([.R32]);&quot;&quot;;[.R32])" office:value-type="string">
            <text:p> member</text:p>
          </table:table-cell>
          <table:table-cell table:formula="of:=IF(ISBLANK([.S32]);&quot;&quot;;&quot; &quot;)&amp;IF(ISBLANK([.S32]);&quot;&quot;;[.S32])" office:value-type="string">
            <text:p/>
          </table:table-cell>
          <table:table-cell table:formula="of:=IF(ISBLANK([.T32]);&quot;&quot;;&quot; &quot;)&amp;IF(ISBLANK([.T32]);&quot;&quot;;[.T32])" office:value-type="string">
            <text:p/>
          </table:table-cell>
          <table:table-cell table:formula="of:=IF(ISBLANK([.U32]);&quot;&quot;;&quot; &quot;)&amp;IF(ISBLANK([.U32]);&quot;&quot;;[.U32])" office:value-type="string">
            <text:p/>
          </table:table-cell>
          <table:table-cell table:formula="of:=IF(ISBLANK([.V32]);&quot;&quot;;&quot; &quot;)&amp;IF(ISBLANK([.V32]);&quot;&quot;;[.V32])" office:value-type="string">
            <text:p/>
          </table:table-cell>
          <table:table-cell table:formula="of:=IF(ISBLANK([.W32]);&quot;&quot;;&quot; &quot;)&amp;IF(ISBLANK([.W32]);&quot;&quot;;[.W32])" office:value-type="string">
            <text:p/>
          </table:table-cell>
          <table:table-cell table:formula="of:=IF(ISBLANK([.X32]);&quot;&quot;;&quot; &quot;)&amp;IF(ISBLANK([.X32]);&quot;&quot;;[.X32])" office:value-type="string">
            <text:p/>
          </table:table-cell>
          <table:table-cell table:style-name="ce46" table:formula="of:=&quot;),&quot;" office:value-type="string">
            <text:p>),</text:p>
          </table:table-cell>
          <table:table-cell/>
          <table:table-cell table:formula="of:=IFERROR(__xludf.DUMMYFUNCTION(&quot;SPLIT('Definition (EN)'!P10,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10]&amp;&quot;_&quot;&amp;['Definition (EN)'.D10]&amp;&quot;_&quot;&amp;['Definition (EN)'.$N$3]&amp;&quot;:&quot;)" office:value-type="string">
            <text:p>slot_note_notify:</text:p>
          </table:table-cell>
          <table:table-cell table:formula="of:=&quot;%w(&quot;" office:value-type="string">
            <text:p>%w(</text:p>
          </table:table-cell>
          <table:table-cell table:formula="of:=IF(ISTEXT([.O33]);[.O33];&quot;&quot;)" office:value-type="string">
            <text:p>follower</text:p>
          </table:table-cell>
          <table:table-cell table:formula="of:=IF(ISBLANK([.P33]);&quot;&quot;;&quot; &quot;)&amp;IF(ISBLANK([.P33]);&quot;&quot;;[.P33])" office:value-type="string">
            <text:p/>
          </table:table-cell>
          <table:table-cell table:formula="of:=IF(ISBLANK([.Q33]);&quot;&quot;;&quot; &quot;)&amp;IF(ISBLANK([.Q33]);&quot;&quot;;[.Q33])" office:value-type="string">
            <text:p/>
          </table:table-cell>
          <table:table-cell table:formula="of:=IF(ISBLANK([.R33]);&quot;&quot;;&quot; &quot;)&amp;IF(ISBLANK([.R33]);&quot;&quot;;[.R33])" office:value-type="string">
            <text:p/>
          </table:table-cell>
          <table:table-cell table:formula="of:=IF(ISBLANK([.S33]);&quot;&quot;;&quot; &quot;)&amp;IF(ISBLANK([.S33]);&quot;&quot;;[.S33])" office:value-type="string">
            <text:p/>
          </table:table-cell>
          <table:table-cell table:formula="of:=IF(ISBLANK([.T33]);&quot;&quot;;&quot; &quot;)&amp;IF(ISBLANK([.T33]);&quot;&quot;;[.T33])" office:value-type="string">
            <text:p/>
          </table:table-cell>
          <table:table-cell table:formula="of:=IF(ISBLANK([.U33]);&quot;&quot;;&quot; &quot;)&amp;IF(ISBLANK([.U33]);&quot;&quot;;[.U33])" office:value-type="string">
            <text:p/>
          </table:table-cell>
          <table:table-cell table:formula="of:=IF(ISBLANK([.V33]);&quot;&quot;;&quot; &quot;)&amp;IF(ISBLANK([.V33]);&quot;&quot;;[.V33])" office:value-type="string">
            <text:p/>
          </table:table-cell>
          <table:table-cell table:formula="of:=IF(ISBLANK([.W33]);&quot;&quot;;&quot; &quot;)&amp;IF(ISBLANK([.W33]);&quot;&quot;;[.W33])" office:value-type="string">
            <text:p/>
          </table:table-cell>
          <table:table-cell table:formula="of:=IF(ISBLANK([.X33]);&quot;&quot;;&quot; &quot;)&amp;IF(ISBLANK([.X33]);&quot;&quot;;[.X33])" office:value-type="string">
            <text:p/>
          </table:table-cell>
          <table:table-cell table:style-name="ce46" table:formula="of:=&quot;),&quot;" office:value-type="string">
            <text:p>),</text:p>
          </table:table-cell>
          <table:table-cell/>
          <table:table-cell table:formula="of:=IFERROR(__xludf.DUMMYFUNCTION(&quot;SPLIT('Definition (EN)'!M10, &quot;&quot; + &quot;&quot;, TRUE)&quot;),&quot;follower&quot;)" office:value-type="string">
            <text:p>follower</text:p>
          </table:table-cell>
        </table:table-row>
        <table:table-row table:style-name="ro2">
          <table:table-cell table:formula="of:=LOWER(['Definition (EN)'.C10]&amp;&quot;_&quot;&amp;['Definition (EN)'.D10]&amp;&quot;_&quot;&amp;['Definition (EN)'.$K$3]&amp;&quot;:&quot;)" office:value-type="string">
            <text:p>slot_note_push:</text:p>
          </table:table-cell>
          <table:table-cell table:formula="of:=&quot;%w(&quot;" office:value-type="string">
            <text:p>%w(</text:p>
          </table:table-cell>
          <table:table-cell table:formula="of:=IF(ISTEXT([.O34]);[.O34];&quot;&quot;)" office:value-type="string">
            <text:p>follower</text:p>
          </table:table-cell>
          <table:table-cell table:formula="of:=IF(ISBLANK([.P34]);&quot;&quot;;&quot; &quot;)&amp;IF(ISBLANK([.P34]);&quot;&quot;;[.P34])" office:value-type="string">
            <text:p/>
          </table:table-cell>
          <table:table-cell table:formula="of:=IF(ISBLANK([.Q34]);&quot;&quot;;&quot; &quot;)&amp;IF(ISBLANK([.Q34]);&quot;&quot;;[.Q34])" office:value-type="string">
            <text:p/>
          </table:table-cell>
          <table:table-cell table:formula="of:=IF(ISBLANK([.R34]);&quot;&quot;;&quot; &quot;)&amp;IF(ISBLANK([.R34]);&quot;&quot;;[.R34])" office:value-type="string">
            <text:p/>
          </table:table-cell>
          <table:table-cell table:formula="of:=IF(ISBLANK([.S34]);&quot;&quot;;&quot; &quot;)&amp;IF(ISBLANK([.S34]);&quot;&quot;;[.S34])" office:value-type="string">
            <text:p/>
          </table:table-cell>
          <table:table-cell table:formula="of:=IF(ISBLANK([.T34]);&quot;&quot;;&quot; &quot;)&amp;IF(ISBLANK([.T34]);&quot;&quot;;[.T34])" office:value-type="string">
            <text:p/>
          </table:table-cell>
          <table:table-cell table:formula="of:=IF(ISBLANK([.U34]);&quot;&quot;;&quot; &quot;)&amp;IF(ISBLANK([.U34]);&quot;&quot;;[.U34])" office:value-type="string">
            <text:p/>
          </table:table-cell>
          <table:table-cell table:formula="of:=IF(ISBLANK([.V34]);&quot;&quot;;&quot; &quot;)&amp;IF(ISBLANK([.V34]);&quot;&quot;;[.V34])" office:value-type="string">
            <text:p/>
          </table:table-cell>
          <table:table-cell table:formula="of:=IF(ISBLANK([.W34]);&quot;&quot;;&quot; &quot;)&amp;IF(ISBLANK([.W34]);&quot;&quot;;[.W34])" office:value-type="string">
            <text:p/>
          </table:table-cell>
          <table:table-cell table:formula="of:=IF(ISBLANK([.X34]);&quot;&quot;;&quot; &quot;)&amp;IF(ISBLANK([.X34]);&quot;&quot;;[.X34])" office:value-type="string">
            <text:p/>
          </table:table-cell>
          <table:table-cell table:style-name="ce46" table:formula="of:=&quot;),&quot;" office:value-type="string">
            <text:p>),</text:p>
          </table:table-cell>
          <table:table-cell/>
          <table:table-cell table:formula="of:=IFERROR(__xludf.DUMMYFUNCTION(&quot;SPLIT('Definition (EN)'!J10, &quot;&quot; + &quot;&quot;, TRUE)&quot;),&quot;follower&quot;)" office:value-type="string">
            <text:p>follower</text:p>
          </table:table-cell>
        </table:table-row>
        <table:table-row table:style-name="ro2">
          <table:table-cell table:number-columns-repeated="2"/>
          <table:table-cell table:formula="of:=IF(ISTEXT([.O35]);[.O35];&quot;&quot;)" office:value-type="string">
            <text:p/>
          </table:table-cell>
          <table:table-cell table:formula="of:=IF(ISBLANK([.P35]);&quot;&quot;;&quot; &quot;)&amp;IF(ISBLANK([.P35]);&quot;&quot;;[.P35])" office:value-type="string">
            <text:p/>
          </table:table-cell>
          <table:table-cell table:formula="of:=IF(ISBLANK([.Q35]);&quot;&quot;;&quot; &quot;)&amp;IF(ISBLANK([.Q35]);&quot;&quot;;[.Q35])" office:value-type="string">
            <text:p/>
          </table:table-cell>
          <table:table-cell table:formula="of:=IF(ISBLANK([.R35]);&quot;&quot;;&quot; &quot;)&amp;IF(ISBLANK([.R35]);&quot;&quot;;[.R35])" office:value-type="string">
            <text:p/>
          </table:table-cell>
          <table:table-cell table:formula="of:=IF(ISBLANK([.S35]);&quot;&quot;;&quot; &quot;)&amp;IF(ISBLANK([.S35]);&quot;&quot;;[.S35])" office:value-type="string">
            <text:p/>
          </table:table-cell>
          <table:table-cell table:formula="of:=IF(ISBLANK([.T35]);&quot;&quot;;&quot; &quot;)&amp;IF(ISBLANK([.T35]);&quot;&quot;;[.T35])" office:value-type="string">
            <text:p/>
          </table:table-cell>
          <table:table-cell table:formula="of:=IF(ISBLANK([.U35]);&quot;&quot;;&quot; &quot;)&amp;IF(ISBLANK([.U35]);&quot;&quot;;[.U35])" office:value-type="string">
            <text:p/>
          </table:table-cell>
          <table:table-cell table:formula="of:=IF(ISBLANK([.V35]);&quot;&quot;;&quot; &quot;)&amp;IF(ISBLANK([.V35]);&quot;&quot;;[.V35])" office:value-type="string">
            <text:p/>
          </table:table-cell>
          <table:table-cell table:formula="of:=IF(ISBLANK([.W35]);&quot;&quot;;&quot; &quot;)&amp;IF(ISBLANK([.W35]);&quot;&quot;;[.W35])" office:value-type="string">
            <text:p/>
          </table:table-cell>
          <table:table-cell table:formula="of:=IF(ISBLANK([.X35]);&quot;&quot;;&quot; &quot;)&amp;IF(ISBLANK([.X35]);&quot;&quot;;[.X35])" office:value-type="string">
            <text:p/>
          </table:table-cell>
        </table:table-row>
        <table:table-row table:style-name="ro2">
          <table:table-cell table:formula="of:=LOWER(['Definition (EN)'.C11]&amp;&quot;_&quot;&amp;['Definition (EN)'.D11]&amp;&quot;_&quot;&amp;['Definition (EN)'.$H$3]&amp;&quot;:&quot;)" office:value-type="string">
            <text:p>slot_media_me:</text:p>
          </table:table-cell>
          <table:table-cell table:formula="of:=&quot;%w(&quot;" office:value-type="string">
            <text:p>%w(</text:p>
          </table:table-cell>
          <table:table-cell table:formula="of:=IF(ISTEXT([.O36]);[.O36];&quot;&quot;)" office:value-type="string">
            <text:p>actor</text:p>
          </table:table-cell>
          <table:table-cell table:formula="of:=IF(ISBLANK([.P36]);&quot;&quot;;&quot; &quot;)&amp;IF(ISBLANK([.P36]);&quot;&quot;;[.P36])" office:value-type="string">
            <text:p/>
          </table:table-cell>
          <table:table-cell table:formula="of:=IF(ISBLANK([.Q36]);&quot;&quot;;&quot; &quot;)&amp;IF(ISBLANK([.Q36]);&quot;&quot;;[.Q36])" office:value-type="string">
            <text:p/>
          </table:table-cell>
          <table:table-cell table:formula="of:=IF(ISBLANK([.R36]);&quot;&quot;;&quot; &quot;)&amp;IF(ISBLANK([.R36]);&quot;&quot;;[.R36])" office:value-type="string">
            <text:p/>
          </table:table-cell>
          <table:table-cell table:formula="of:=IF(ISBLANK([.S36]);&quot;&quot;;&quot; &quot;)&amp;IF(ISBLANK([.S36]);&quot;&quot;;[.S36])" office:value-type="string">
            <text:p/>
          </table:table-cell>
          <table:table-cell table:formula="of:=IF(ISBLANK([.T36]);&quot;&quot;;&quot; &quot;)&amp;IF(ISBLANK([.T36]);&quot;&quot;;[.T36])" office:value-type="string">
            <text:p/>
          </table:table-cell>
          <table:table-cell table:formula="of:=IF(ISBLANK([.U36]);&quot;&quot;;&quot; &quot;)&amp;IF(ISBLANK([.U36]);&quot;&quot;;[.U36])" office:value-type="string">
            <text:p/>
          </table:table-cell>
          <table:table-cell table:formula="of:=IF(ISBLANK([.V36]);&quot;&quot;;&quot; &quot;)&amp;IF(ISBLANK([.V36]);&quot;&quot;;[.V36])" office:value-type="string">
            <text:p/>
          </table:table-cell>
          <table:table-cell table:formula="of:=IF(ISBLANK([.W36]);&quot;&quot;;&quot; &quot;)&amp;IF(ISBLANK([.W36]);&quot;&quot;;[.W36])" office:value-type="string">
            <text:p/>
          </table:table-cell>
          <table:table-cell table:formula="of:=IF(ISBLANK([.X36]);&quot;&quot;;&quot; &quot;)&amp;IF(ISBLANK([.X36]);&quot;&quot;;[.X36])" office:value-type="string">
            <text:p/>
          </table:table-cell>
          <table:table-cell table:style-name="ce46" table:formula="of:=&quot;),&quot;" office:value-type="string">
            <text:p>),</text:p>
          </table:table-cell>
          <table:table-cell/>
          <table:table-cell table:formula="of:=IFERROR(__xludf.DUMMYFUNCTION(&quot;SPLIT('Definition (EN)'!G11, &quot;&quot; + &quot;&quot;, TRUE)&quot;),&quot;actor&quot;)" office:value-type="string">
            <text:p>actor</text:p>
          </table:table-cell>
        </table:table-row>
        <table:table-row table:style-name="ro2">
          <table:table-cell table:formula="of:=LOWER(['Definition (EN)'.C11]&amp;&quot;_&quot;&amp;['Definition (EN)'.D11]&amp;&quot;_&quot;&amp;['Definition (EN)'.$Q$3]&amp;&quot;:&quot;)" office:value-type="string">
            <text:p>slot_media_activity:</text:p>
          </table:table-cell>
          <table:table-cell table:formula="of:=&quot;%w(&quot;" office:value-type="string">
            <text:p>%w(</text:p>
          </table:table-cell>
          <table:table-cell table:formula="of:=IF(ISTEXT([.O37]);[.O37];&quot;&quot;)" office:value-type="string">
            <text:p>friends</text:p>
          </table:table-cell>
          <table:table-cell table:formula="of:=IF(ISBLANK([.P37]);&quot;&quot;;&quot; &quot;)&amp;IF(ISBLANK([.P37]);&quot;&quot;;[.P37])" office:value-type="string">
            <text:p> follower</text:p>
          </table:table-cell>
          <table:table-cell table:formula="of:=IF(ISBLANK([.Q37]);&quot;&quot;;&quot; &quot;)&amp;IF(ISBLANK([.Q37]);&quot;&quot;;[.Q37])" office:value-type="string">
            <text:p> creator</text:p>
          </table:table-cell>
          <table:table-cell table:formula="of:=IF(ISBLANK([.R37]);&quot;&quot;;&quot; &quot;)&amp;IF(ISBLANK([.R37]);&quot;&quot;;[.R37])" office:value-type="string">
            <text:p> member</text:p>
          </table:table-cell>
          <table:table-cell table:formula="of:=IF(ISBLANK([.S37]);&quot;&quot;;&quot; &quot;)&amp;IF(ISBLANK([.S37]);&quot;&quot;;[.S37])" office:value-type="string">
            <text:p/>
          </table:table-cell>
          <table:table-cell table:formula="of:=IF(ISBLANK([.T37]);&quot;&quot;;&quot; &quot;)&amp;IF(ISBLANK([.T37]);&quot;&quot;;[.T37])" office:value-type="string">
            <text:p/>
          </table:table-cell>
          <table:table-cell table:formula="of:=IF(ISBLANK([.U37]);&quot;&quot;;&quot; &quot;)&amp;IF(ISBLANK([.U37]);&quot;&quot;;[.U37])" office:value-type="string">
            <text:p/>
          </table:table-cell>
          <table:table-cell table:formula="of:=IF(ISBLANK([.V37]);&quot;&quot;;&quot; &quot;)&amp;IF(ISBLANK([.V37]);&quot;&quot;;[.V37])" office:value-type="string">
            <text:p/>
          </table:table-cell>
          <table:table-cell table:formula="of:=IF(ISBLANK([.W37]);&quot;&quot;;&quot; &quot;)&amp;IF(ISBLANK([.W37]);&quot;&quot;;[.W37])" office:value-type="string">
            <text:p/>
          </table:table-cell>
          <table:table-cell table:formula="of:=IF(ISBLANK([.X37]);&quot;&quot;;&quot; &quot;)&amp;IF(ISBLANK([.X37]);&quot;&quot;;[.X37])" office:value-type="string">
            <text:p/>
          </table:table-cell>
          <table:table-cell table:style-name="ce46" table:formula="of:=&quot;),&quot;" office:value-type="string">
            <text:p>),</text:p>
          </table:table-cell>
          <table:table-cell/>
          <table:table-cell table:formula="of:=IFERROR(__xludf.DUMMYFUNCTION(&quot;SPLIT('Definition (EN)'!P11,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11]&amp;&quot;_&quot;&amp;['Definition (EN)'.D11]&amp;&quot;_&quot;&amp;['Definition (EN)'.$N$3]&amp;&quot;:&quot;)" office:value-type="string">
            <text:p>slot_media_notify:</text:p>
          </table:table-cell>
          <table:table-cell table:formula="of:=&quot;%w(&quot;" office:value-type="string">
            <text:p>%w(</text:p>
          </table:table-cell>
          <table:table-cell table:formula="of:=IF(ISTEXT([.O38]);[.O38];&quot;&quot;)" office:value-type="string">
            <text:p>follower</text:p>
          </table:table-cell>
          <table:table-cell table:formula="of:=IF(ISBLANK([.P38]);&quot;&quot;;&quot; &quot;)&amp;IF(ISBLANK([.P38]);&quot;&quot;;[.P38])" office:value-type="string">
            <text:p/>
          </table:table-cell>
          <table:table-cell table:formula="of:=IF(ISBLANK([.Q38]);&quot;&quot;;&quot; &quot;)&amp;IF(ISBLANK([.Q38]);&quot;&quot;;[.Q38])" office:value-type="string">
            <text:p/>
          </table:table-cell>
          <table:table-cell table:formula="of:=IF(ISBLANK([.R38]);&quot;&quot;;&quot; &quot;)&amp;IF(ISBLANK([.R38]);&quot;&quot;;[.R38])" office:value-type="string">
            <text:p/>
          </table:table-cell>
          <table:table-cell table:formula="of:=IF(ISBLANK([.S38]);&quot;&quot;;&quot; &quot;)&amp;IF(ISBLANK([.S38]);&quot;&quot;;[.S38])" office:value-type="string">
            <text:p/>
          </table:table-cell>
          <table:table-cell table:formula="of:=IF(ISBLANK([.T38]);&quot;&quot;;&quot; &quot;)&amp;IF(ISBLANK([.T38]);&quot;&quot;;[.T38])" office:value-type="string">
            <text:p/>
          </table:table-cell>
          <table:table-cell table:formula="of:=IF(ISBLANK([.U38]);&quot;&quot;;&quot; &quot;)&amp;IF(ISBLANK([.U38]);&quot;&quot;;[.U38])" office:value-type="string">
            <text:p/>
          </table:table-cell>
          <table:table-cell table:formula="of:=IF(ISBLANK([.V38]);&quot;&quot;;&quot; &quot;)&amp;IF(ISBLANK([.V38]);&quot;&quot;;[.V38])" office:value-type="string">
            <text:p/>
          </table:table-cell>
          <table:table-cell table:formula="of:=IF(ISBLANK([.W38]);&quot;&quot;;&quot; &quot;)&amp;IF(ISBLANK([.W38]);&quot;&quot;;[.W38])" office:value-type="string">
            <text:p/>
          </table:table-cell>
          <table:table-cell table:formula="of:=IF(ISBLANK([.X38]);&quot;&quot;;&quot; &quot;)&amp;IF(ISBLANK([.X38]);&quot;&quot;;[.X38])" office:value-type="string">
            <text:p/>
          </table:table-cell>
          <table:table-cell table:style-name="ce46" table:formula="of:=&quot;),&quot;" office:value-type="string">
            <text:p>),</text:p>
          </table:table-cell>
          <table:table-cell/>
          <table:table-cell table:formula="of:=IFERROR(__xludf.DUMMYFUNCTION(&quot;SPLIT('Definition (EN)'!M11, &quot;&quot; + &quot;&quot;, TRUE)&quot;),&quot;follower&quot;)" office:value-type="string">
            <text:p>follower</text:p>
          </table:table-cell>
        </table:table-row>
        <table:table-row table:style-name="ro2">
          <table:table-cell table:formula="of:=LOWER(['Definition (EN)'.C11]&amp;&quot;_&quot;&amp;['Definition (EN)'.D11]&amp;&quot;_&quot;&amp;['Definition (EN)'.$K$3]&amp;&quot;:&quot;)" office:value-type="string">
            <text:p>slot_media_push:</text:p>
          </table:table-cell>
          <table:table-cell table:formula="of:=&quot;%w(&quot;" office:value-type="string">
            <text:p>%w(</text:p>
          </table:table-cell>
          <table:table-cell table:formula="of:=IF(ISTEXT([.O39]);[.O39];&quot;&quot;)" office:value-type="string">
            <text:p>follower</text:p>
          </table:table-cell>
          <table:table-cell table:formula="of:=IF(ISBLANK([.P39]);&quot;&quot;;&quot; &quot;)&amp;IF(ISBLANK([.P39]);&quot;&quot;;[.P39])" office:value-type="string">
            <text:p/>
          </table:table-cell>
          <table:table-cell table:formula="of:=IF(ISBLANK([.Q39]);&quot;&quot;;&quot; &quot;)&amp;IF(ISBLANK([.Q39]);&quot;&quot;;[.Q39])" office:value-type="string">
            <text:p/>
          </table:table-cell>
          <table:table-cell table:formula="of:=IF(ISBLANK([.R39]);&quot;&quot;;&quot; &quot;)&amp;IF(ISBLANK([.R39]);&quot;&quot;;[.R39])" office:value-type="string">
            <text:p/>
          </table:table-cell>
          <table:table-cell table:formula="of:=IF(ISBLANK([.S39]);&quot;&quot;;&quot; &quot;)&amp;IF(ISBLANK([.S39]);&quot;&quot;;[.S39])" office:value-type="string">
            <text:p/>
          </table:table-cell>
          <table:table-cell table:formula="of:=IF(ISBLANK([.T39]);&quot;&quot;;&quot; &quot;)&amp;IF(ISBLANK([.T39]);&quot;&quot;;[.T39])" office:value-type="string">
            <text:p/>
          </table:table-cell>
          <table:table-cell table:formula="of:=IF(ISBLANK([.U39]);&quot;&quot;;&quot; &quot;)&amp;IF(ISBLANK([.U39]);&quot;&quot;;[.U39])" office:value-type="string">
            <text:p/>
          </table:table-cell>
          <table:table-cell table:formula="of:=IF(ISBLANK([.V39]);&quot;&quot;;&quot; &quot;)&amp;IF(ISBLANK([.V39]);&quot;&quot;;[.V39])" office:value-type="string">
            <text:p/>
          </table:table-cell>
          <table:table-cell table:formula="of:=IF(ISBLANK([.W39]);&quot;&quot;;&quot; &quot;)&amp;IF(ISBLANK([.W39]);&quot;&quot;;[.W39])" office:value-type="string">
            <text:p/>
          </table:table-cell>
          <table:table-cell table:formula="of:=IF(ISBLANK([.X39]);&quot;&quot;;&quot; &quot;)&amp;IF(ISBLANK([.X39]);&quot;&quot;;[.X39])" office:value-type="string">
            <text:p/>
          </table:table-cell>
          <table:table-cell table:style-name="ce46" table:formula="of:=&quot;),&quot;" office:value-type="string">
            <text:p>),</text:p>
          </table:table-cell>
          <table:table-cell/>
          <table:table-cell table:formula="of:=IFERROR(__xludf.DUMMYFUNCTION(&quot;SPLIT('Definition (EN)'!J11, &quot;&quot; + &quot;&quot;, TRUE)&quot;),&quot;follower&quot;)" office:value-type="string">
            <text:p>follower</text:p>
          </table:table-cell>
        </table:table-row>
        <table:table-row table:style-name="ro2">
          <table:table-cell table:number-columns-repeated="2"/>
          <table:table-cell table:formula="of:=IF(ISTEXT([.O40]);[.O40];&quot;&quot;)" office:value-type="string">
            <text:p/>
          </table:table-cell>
          <table:table-cell table:formula="of:=IF(ISBLANK([.P40]);&quot;&quot;;&quot; &quot;)&amp;IF(ISBLANK([.P40]);&quot;&quot;;[.P40])" office:value-type="string">
            <text:p/>
          </table:table-cell>
          <table:table-cell table:formula="of:=IF(ISBLANK([.Q40]);&quot;&quot;;&quot; &quot;)&amp;IF(ISBLANK([.Q40]);&quot;&quot;;[.Q40])" office:value-type="string">
            <text:p/>
          </table:table-cell>
          <table:table-cell table:formula="of:=IF(ISBLANK([.R40]);&quot;&quot;;&quot; &quot;)&amp;IF(ISBLANK([.R40]);&quot;&quot;;[.R40])" office:value-type="string">
            <text:p/>
          </table:table-cell>
          <table:table-cell table:formula="of:=IF(ISBLANK([.S40]);&quot;&quot;;&quot; &quot;)&amp;IF(ISBLANK([.S40]);&quot;&quot;;[.S40])" office:value-type="string">
            <text:p/>
          </table:table-cell>
          <table:table-cell table:formula="of:=IF(ISBLANK([.T40]);&quot;&quot;;&quot; &quot;)&amp;IF(ISBLANK([.T40]);&quot;&quot;;[.T40])" office:value-type="string">
            <text:p/>
          </table:table-cell>
          <table:table-cell table:formula="of:=IF(ISBLANK([.U40]);&quot;&quot;;&quot; &quot;)&amp;IF(ISBLANK([.U40]);&quot;&quot;;[.U40])" office:value-type="string">
            <text:p/>
          </table:table-cell>
          <table:table-cell table:formula="of:=IF(ISBLANK([.V40]);&quot;&quot;;&quot; &quot;)&amp;IF(ISBLANK([.V40]);&quot;&quot;;[.V40])" office:value-type="string">
            <text:p/>
          </table:table-cell>
          <table:table-cell table:formula="of:=IF(ISBLANK([.W40]);&quot;&quot;;&quot; &quot;)&amp;IF(ISBLANK([.W40]);&quot;&quot;;[.W40])" office:value-type="string">
            <text:p/>
          </table:table-cell>
          <table:table-cell table:formula="of:=IF(ISBLANK([.X40]);&quot;&quot;;&quot; &quot;)&amp;IF(ISBLANK([.X40]);&quot;&quot;;[.X40])" office:value-type="string">
            <text:p/>
          </table:table-cell>
        </table:table-row>
        <table:table-row table:style-name="ro2">
          <table:table-cell table:formula="of:=LOWER(['Definition (EN)'.C12]&amp;&quot;_&quot;&amp;['Definition (EN)'.D12]&amp;&quot;_&quot;&amp;['Definition (EN)'.$H$3]&amp;&quot;:&quot;)" office:value-type="string">
            <text:p>slot_reslot_me:</text:p>
          </table:table-cell>
          <table:table-cell table:formula="of:=&quot;%w(&quot;" office:value-type="string">
            <text:p>%w(</text:p>
          </table:table-cell>
          <table:table-cell table:formula="of:=IF(ISTEXT([.O41]);[.O41];&quot;&quot;)" office:value-type="string">
            <text:p>actor</text:p>
          </table:table-cell>
          <table:table-cell table:formula="of:=IF(ISBLANK([.P41]);&quot;&quot;;&quot; &quot;)&amp;IF(ISBLANK([.P41]);&quot;&quot;;[.P41])" office:value-type="string">
            <text:p/>
          </table:table-cell>
          <table:table-cell table:formula="of:=IF(ISBLANK([.Q41]);&quot;&quot;;&quot; &quot;)&amp;IF(ISBLANK([.Q41]);&quot;&quot;;[.Q41])" office:value-type="string">
            <text:p/>
          </table:table-cell>
          <table:table-cell table:formula="of:=IF(ISBLANK([.R41]);&quot;&quot;;&quot; &quot;)&amp;IF(ISBLANK([.R41]);&quot;&quot;;[.R41])" office:value-type="string">
            <text:p/>
          </table:table-cell>
          <table:table-cell table:formula="of:=IF(ISBLANK([.S41]);&quot;&quot;;&quot; &quot;)&amp;IF(ISBLANK([.S41]);&quot;&quot;;[.S41])" office:value-type="string">
            <text:p/>
          </table:table-cell>
          <table:table-cell table:formula="of:=IF(ISBLANK([.T41]);&quot;&quot;;&quot; &quot;)&amp;IF(ISBLANK([.T41]);&quot;&quot;;[.T41])" office:value-type="string">
            <text:p/>
          </table:table-cell>
          <table:table-cell table:formula="of:=IF(ISBLANK([.U41]);&quot;&quot;;&quot; &quot;)&amp;IF(ISBLANK([.U41]);&quot;&quot;;[.U41])" office:value-type="string">
            <text:p/>
          </table:table-cell>
          <table:table-cell table:formula="of:=IF(ISBLANK([.V41]);&quot;&quot;;&quot; &quot;)&amp;IF(ISBLANK([.V41]);&quot;&quot;;[.V41])" office:value-type="string">
            <text:p/>
          </table:table-cell>
          <table:table-cell table:formula="of:=IF(ISBLANK([.W41]);&quot;&quot;;&quot; &quot;)&amp;IF(ISBLANK([.W41]);&quot;&quot;;[.W41])" office:value-type="string">
            <text:p/>
          </table:table-cell>
          <table:table-cell table:formula="of:=IF(ISBLANK([.X41]);&quot;&quot;;&quot; &quot;)&amp;IF(ISBLANK([.X41]);&quot;&quot;;[.X41])" office:value-type="string">
            <text:p/>
          </table:table-cell>
          <table:table-cell table:style-name="ce46" table:formula="of:=&quot;),&quot;" office:value-type="string">
            <text:p>),</text:p>
          </table:table-cell>
          <table:table-cell/>
          <table:table-cell table:formula="of:=IFERROR(__xludf.DUMMYFUNCTION(&quot;SPLIT('Definition (EN)'!G12, &quot;&quot; + &quot;&quot;, TRUE)&quot;),&quot;actor&quot;)" office:value-type="string">
            <text:p>actor</text:p>
          </table:table-cell>
        </table:table-row>
        <table:table-row table:style-name="ro2">
          <table:table-cell table:formula="of:=LOWER(['Definition (EN)'.C12]&amp;&quot;_&quot;&amp;['Definition (EN)'.D12]&amp;&quot;_&quot;&amp;['Definition (EN)'.$Q$3]&amp;&quot;:&quot;)" office:value-type="string">
            <text:p>slot_reslot_activity:</text:p>
          </table:table-cell>
          <table:table-cell table:formula="of:=&quot;%w(&quot;" office:value-type="string">
            <text:p>%w(</text:p>
          </table:table-cell>
          <table:table-cell table:formula="of:=IF(ISTEXT([.O42]);[.O42];&quot;&quot;)" office:value-type="string">
            <text:p>friends</text:p>
          </table:table-cell>
          <table:table-cell table:formula="of:=IF(ISBLANK([.P42]);&quot;&quot;;&quot; &quot;)&amp;IF(ISBLANK([.P42]);&quot;&quot;;[.P42])" office:value-type="string">
            <text:p> follower</text:p>
          </table:table-cell>
          <table:table-cell table:formula="of:=IF(ISBLANK([.Q42]);&quot;&quot;;&quot; &quot;)&amp;IF(ISBLANK([.Q42]);&quot;&quot;;[.Q42])" office:value-type="string">
            <text:p> creator</text:p>
          </table:table-cell>
          <table:table-cell table:formula="of:=IF(ISBLANK([.R42]);&quot;&quot;;&quot; &quot;)&amp;IF(ISBLANK([.R42]);&quot;&quot;;[.R42])" office:value-type="string">
            <text:p> member</text:p>
          </table:table-cell>
          <table:table-cell table:formula="of:=IF(ISBLANK([.S42]);&quot;&quot;;&quot; &quot;)&amp;IF(ISBLANK([.S42]);&quot;&quot;;[.S42])" office:value-type="string">
            <text:p/>
          </table:table-cell>
          <table:table-cell table:formula="of:=IF(ISBLANK([.T42]);&quot;&quot;;&quot; &quot;)&amp;IF(ISBLANK([.T42]);&quot;&quot;;[.T42])" office:value-type="string">
            <text:p/>
          </table:table-cell>
          <table:table-cell table:formula="of:=IF(ISBLANK([.U42]);&quot;&quot;;&quot; &quot;)&amp;IF(ISBLANK([.U42]);&quot;&quot;;[.U42])" office:value-type="string">
            <text:p/>
          </table:table-cell>
          <table:table-cell table:formula="of:=IF(ISBLANK([.V42]);&quot;&quot;;&quot; &quot;)&amp;IF(ISBLANK([.V42]);&quot;&quot;;[.V42])" office:value-type="string">
            <text:p/>
          </table:table-cell>
          <table:table-cell table:formula="of:=IF(ISBLANK([.W42]);&quot;&quot;;&quot; &quot;)&amp;IF(ISBLANK([.W42]);&quot;&quot;;[.W42])" office:value-type="string">
            <text:p/>
          </table:table-cell>
          <table:table-cell table:formula="of:=IF(ISBLANK([.X42]);&quot;&quot;;&quot; &quot;)&amp;IF(ISBLANK([.X42]);&quot;&quot;;[.X42])" office:value-type="string">
            <text:p/>
          </table:table-cell>
          <table:table-cell table:style-name="ce46" table:formula="of:=&quot;),&quot;" office:value-type="string">
            <text:p>),</text:p>
          </table:table-cell>
          <table:table-cell/>
          <table:table-cell table:formula="of:=IFERROR(__xludf.DUMMYFUNCTION(&quot;SPLIT('Definition (EN)'!P12,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12]&amp;&quot;_&quot;&amp;['Definition (EN)'.D12]&amp;&quot;_&quot;&amp;['Definition (EN)'.$N$3]&amp;&quot;:&quot;)" office:value-type="string">
            <text:p>slot_reslot_notify:</text:p>
          </table:table-cell>
          <table:table-cell table:formula="of:=&quot;%w(&quot;" office:value-type="string">
            <text:p>%w(</text:p>
          </table:table-cell>
          <table:table-cell table:formula="of:=IF(ISTEXT([.O43]);[.O43];&quot;&quot;)" office:value-type="string">
            <text:p>creator</text:p>
          </table:table-cell>
          <table:table-cell table:formula="of:=IF(ISBLANK([.P43]);&quot;&quot;;&quot; &quot;)&amp;IF(ISBLANK([.P43]);&quot;&quot;;[.P43])" office:value-type="string">
            <text:p/>
          </table:table-cell>
          <table:table-cell table:formula="of:=IF(ISBLANK([.Q43]);&quot;&quot;;&quot; &quot;)&amp;IF(ISBLANK([.Q43]);&quot;&quot;;[.Q43])" office:value-type="string">
            <text:p/>
          </table:table-cell>
          <table:table-cell table:formula="of:=IF(ISBLANK([.R43]);&quot;&quot;;&quot; &quot;)&amp;IF(ISBLANK([.R43]);&quot;&quot;;[.R43])" office:value-type="string">
            <text:p/>
          </table:table-cell>
          <table:table-cell table:formula="of:=IF(ISBLANK([.S43]);&quot;&quot;;&quot; &quot;)&amp;IF(ISBLANK([.S43]);&quot;&quot;;[.S43])" office:value-type="string">
            <text:p/>
          </table:table-cell>
          <table:table-cell table:formula="of:=IF(ISBLANK([.T43]);&quot;&quot;;&quot; &quot;)&amp;IF(ISBLANK([.T43]);&quot;&quot;;[.T43])" office:value-type="string">
            <text:p/>
          </table:table-cell>
          <table:table-cell table:formula="of:=IF(ISBLANK([.U43]);&quot;&quot;;&quot; &quot;)&amp;IF(ISBLANK([.U43]);&quot;&quot;;[.U43])" office:value-type="string">
            <text:p/>
          </table:table-cell>
          <table:table-cell table:formula="of:=IF(ISBLANK([.V43]);&quot;&quot;;&quot; &quot;)&amp;IF(ISBLANK([.V43]);&quot;&quot;;[.V43])" office:value-type="string">
            <text:p/>
          </table:table-cell>
          <table:table-cell table:formula="of:=IF(ISBLANK([.W43]);&quot;&quot;;&quot; &quot;)&amp;IF(ISBLANK([.W43]);&quot;&quot;;[.W43])" office:value-type="string">
            <text:p/>
          </table:table-cell>
          <table:table-cell table:formula="of:=IF(ISBLANK([.X43]);&quot;&quot;;&quot; &quot;)&amp;IF(ISBLANK([.X43]);&quot;&quot;;[.X43])" office:value-type="string">
            <text:p/>
          </table:table-cell>
          <table:table-cell table:style-name="ce46" table:formula="of:=&quot;),&quot;" office:value-type="string">
            <text:p>),</text:p>
          </table:table-cell>
          <table:table-cell/>
          <table:table-cell table:formula="of:=IFERROR(__xludf.DUMMYFUNCTION(&quot;SPLIT('Definition (EN)'!M12, &quot;&quot; + &quot;&quot;, TRUE)&quot;),&quot;creator&quot;)" office:value-type="string">
            <text:p>creator</text:p>
          </table:table-cell>
        </table:table-row>
        <table:table-row table:style-name="ro2">
          <table:table-cell table:formula="of:=LOWER(['Definition (EN)'.C12]&amp;&quot;_&quot;&amp;['Definition (EN)'.D12]&amp;&quot;_&quot;&amp;['Definition (EN)'.$K$3]&amp;&quot;:&quot;)" office:value-type="string">
            <text:p>slot_reslot_push:</text:p>
          </table:table-cell>
          <table:table-cell table:formula="of:=&quot;%w(&quot;" office:value-type="string">
            <text:p>%w(</text:p>
          </table:table-cell>
          <table:table-cell table:formula="of:=IF(ISTEXT([.O44]);[.O44];&quot;&quot;)" office:value-type="string">
            <text:p>creator</text:p>
          </table:table-cell>
          <table:table-cell table:formula="of:=IF(ISBLANK([.P44]);&quot;&quot;;&quot; &quot;)&amp;IF(ISBLANK([.P44]);&quot;&quot;;[.P44])" office:value-type="string">
            <text:p/>
          </table:table-cell>
          <table:table-cell table:formula="of:=IF(ISBLANK([.Q44]);&quot;&quot;;&quot; &quot;)&amp;IF(ISBLANK([.Q44]);&quot;&quot;;[.Q44])" office:value-type="string">
            <text:p/>
          </table:table-cell>
          <table:table-cell table:formula="of:=IF(ISBLANK([.R44]);&quot;&quot;;&quot; &quot;)&amp;IF(ISBLANK([.R44]);&quot;&quot;;[.R44])" office:value-type="string">
            <text:p/>
          </table:table-cell>
          <table:table-cell table:formula="of:=IF(ISBLANK([.S44]);&quot;&quot;;&quot; &quot;)&amp;IF(ISBLANK([.S44]);&quot;&quot;;[.S44])" office:value-type="string">
            <text:p/>
          </table:table-cell>
          <table:table-cell table:formula="of:=IF(ISBLANK([.T44]);&quot;&quot;;&quot; &quot;)&amp;IF(ISBLANK([.T44]);&quot;&quot;;[.T44])" office:value-type="string">
            <text:p/>
          </table:table-cell>
          <table:table-cell table:formula="of:=IF(ISBLANK([.U44]);&quot;&quot;;&quot; &quot;)&amp;IF(ISBLANK([.U44]);&quot;&quot;;[.U44])" office:value-type="string">
            <text:p/>
          </table:table-cell>
          <table:table-cell table:formula="of:=IF(ISBLANK([.V44]);&quot;&quot;;&quot; &quot;)&amp;IF(ISBLANK([.V44]);&quot;&quot;;[.V44])" office:value-type="string">
            <text:p/>
          </table:table-cell>
          <table:table-cell table:formula="of:=IF(ISBLANK([.W44]);&quot;&quot;;&quot; &quot;)&amp;IF(ISBLANK([.W44]);&quot;&quot;;[.W44])" office:value-type="string">
            <text:p/>
          </table:table-cell>
          <table:table-cell table:formula="of:=IF(ISBLANK([.X44]);&quot;&quot;;&quot; &quot;)&amp;IF(ISBLANK([.X44]);&quot;&quot;;[.X44])" office:value-type="string">
            <text:p/>
          </table:table-cell>
          <table:table-cell table:style-name="ce46" table:formula="of:=&quot;),&quot;" office:value-type="string">
            <text:p>),</text:p>
          </table:table-cell>
          <table:table-cell/>
          <table:table-cell table:formula="of:=IFERROR(__xludf.DUMMYFUNCTION(&quot;SPLIT('Definition (EN)'!J12, &quot;&quot; + &quot;&quot;, TRUE)&quot;),&quot;creator&quot;)" office:value-type="string">
            <text:p>creator</text:p>
          </table:table-cell>
        </table:table-row>
        <table:table-row table:style-name="ro2">
          <table:table-cell table:number-columns-repeated="2"/>
          <table:table-cell table:formula="of:=IF(ISTEXT([.O45]);[.O45];&quot;&quot;)" office:value-type="string">
            <text:p/>
          </table:table-cell>
          <table:table-cell table:formula="of:=IF(ISBLANK([.P45]);&quot;&quot;;&quot; &quot;)&amp;IF(ISBLANK([.P45]);&quot;&quot;;[.P45])" office:value-type="string">
            <text:p/>
          </table:table-cell>
          <table:table-cell table:formula="of:=IF(ISBLANK([.Q45]);&quot;&quot;;&quot; &quot;)&amp;IF(ISBLANK([.Q45]);&quot;&quot;;[.Q45])" office:value-type="string">
            <text:p/>
          </table:table-cell>
          <table:table-cell table:formula="of:=IF(ISBLANK([.R45]);&quot;&quot;;&quot; &quot;)&amp;IF(ISBLANK([.R45]);&quot;&quot;;[.R45])" office:value-type="string">
            <text:p/>
          </table:table-cell>
          <table:table-cell table:formula="of:=IF(ISBLANK([.S45]);&quot;&quot;;&quot; &quot;)&amp;IF(ISBLANK([.S45]);&quot;&quot;;[.S45])" office:value-type="string">
            <text:p/>
          </table:table-cell>
          <table:table-cell table:formula="of:=IF(ISBLANK([.T45]);&quot;&quot;;&quot; &quot;)&amp;IF(ISBLANK([.T45]);&quot;&quot;;[.T45])" office:value-type="string">
            <text:p/>
          </table:table-cell>
          <table:table-cell table:formula="of:=IF(ISBLANK([.U45]);&quot;&quot;;&quot; &quot;)&amp;IF(ISBLANK([.U45]);&quot;&quot;;[.U45])" office:value-type="string">
            <text:p/>
          </table:table-cell>
          <table:table-cell table:formula="of:=IF(ISBLANK([.V45]);&quot;&quot;;&quot; &quot;)&amp;IF(ISBLANK([.V45]);&quot;&quot;;[.V45])" office:value-type="string">
            <text:p/>
          </table:table-cell>
          <table:table-cell table:formula="of:=IF(ISBLANK([.W45]);&quot;&quot;;&quot; &quot;)&amp;IF(ISBLANK([.W45]);&quot;&quot;;[.W45])" office:value-type="string">
            <text:p/>
          </table:table-cell>
          <table:table-cell table:formula="of:=IF(ISBLANK([.X45]);&quot;&quot;;&quot; &quot;)&amp;IF(ISBLANK([.X45]);&quot;&quot;;[.X45])" office:value-type="string">
            <text:p/>
          </table:table-cell>
        </table:table-row>
        <table:table-row table:style-name="ro2">
          <table:table-cell table:formula="of:=LOWER(['Definition (EN)'.C13]&amp;&quot;_&quot;&amp;['Definition (EN)'.D13]&amp;&quot;_&quot;&amp;['Definition (EN)'.$H$3]&amp;&quot;:&quot;)" office:value-type="string">
            <text:p>user_accept_me:</text:p>
          </table:table-cell>
          <table:table-cell table:formula="of:=&quot;%w(&quot;" office:value-type="string">
            <text:p>%w(</text:p>
          </table:table-cell>
          <table:table-cell table:formula="of:=IF(ISTEXT([.O46]);[.O46];&quot;&quot;)" office:value-type="string">
            <text:p>actor</text:p>
          </table:table-cell>
          <table:table-cell table:formula="of:=IF(ISBLANK([.P46]);&quot;&quot;;&quot; &quot;)&amp;IF(ISBLANK([.P46]);&quot;&quot;;[.P46])" office:value-type="string">
            <text:p/>
          </table:table-cell>
          <table:table-cell table:formula="of:=IF(ISBLANK([.Q46]);&quot;&quot;;&quot; &quot;)&amp;IF(ISBLANK([.Q46]);&quot;&quot;;[.Q46])" office:value-type="string">
            <text:p/>
          </table:table-cell>
          <table:table-cell table:formula="of:=IF(ISBLANK([.R46]);&quot;&quot;;&quot; &quot;)&amp;IF(ISBLANK([.R46]);&quot;&quot;;[.R46])" office:value-type="string">
            <text:p/>
          </table:table-cell>
          <table:table-cell table:formula="of:=IF(ISBLANK([.S46]);&quot;&quot;;&quot; &quot;)&amp;IF(ISBLANK([.S46]);&quot;&quot;;[.S46])" office:value-type="string">
            <text:p/>
          </table:table-cell>
          <table:table-cell table:formula="of:=IF(ISBLANK([.T46]);&quot;&quot;;&quot; &quot;)&amp;IF(ISBLANK([.T46]);&quot;&quot;;[.T46])" office:value-type="string">
            <text:p/>
          </table:table-cell>
          <table:table-cell table:formula="of:=IF(ISBLANK([.U46]);&quot;&quot;;&quot; &quot;)&amp;IF(ISBLANK([.U46]);&quot;&quot;;[.U46])" office:value-type="string">
            <text:p/>
          </table:table-cell>
          <table:table-cell table:formula="of:=IF(ISBLANK([.V46]);&quot;&quot;;&quot; &quot;)&amp;IF(ISBLANK([.V46]);&quot;&quot;;[.V46])" office:value-type="string">
            <text:p/>
          </table:table-cell>
          <table:table-cell table:formula="of:=IF(ISBLANK([.W46]);&quot;&quot;;&quot; &quot;)&amp;IF(ISBLANK([.W46]);&quot;&quot;;[.W46])" office:value-type="string">
            <text:p/>
          </table:table-cell>
          <table:table-cell table:formula="of:=IF(ISBLANK([.X46]);&quot;&quot;;&quot; &quot;)&amp;IF(ISBLANK([.X46]);&quot;&quot;;[.X46])" office:value-type="string">
            <text:p/>
          </table:table-cell>
          <table:table-cell table:style-name="ce46" table:formula="of:=&quot;),&quot;" office:value-type="string">
            <text:p>),</text:p>
          </table:table-cell>
          <table:table-cell/>
          <table:table-cell table:formula="of:=IFERROR(__xludf.DUMMYFUNCTION(&quot;SPLIT('Definition (EN)'!G13, &quot;&quot; + &quot;&quot;, TRUE)&quot;),&quot;actor&quot;)" office:value-type="string">
            <text:p>actor</text:p>
          </table:table-cell>
        </table:table-row>
        <table:table-row table:style-name="ro2">
          <table:table-cell table:formula="of:=LOWER(['Definition (EN)'.C13]&amp;&quot;_&quot;&amp;['Definition (EN)'.D13]&amp;&quot;_&quot;&amp;['Definition (EN)'.$Q$3]&amp;&quot;:&quot;)" office:value-type="string">
            <text:p>user_accept_activity:</text:p>
          </table:table-cell>
          <table:table-cell table:formula="of:=&quot;%w(&quot;" office:value-type="string">
            <text:p>%w(</text:p>
          </table:table-cell>
          <table:table-cell table:formula="of:=IF(ISTEXT([.O47]);[.O47];&quot;&quot;)" office:value-type="string">
            <text:p/>
          </table:table-cell>
          <table:table-cell table:formula="of:=IF(ISBLANK([.P47]);&quot;&quot;;&quot; &quot;)&amp;IF(ISBLANK([.P47]);&quot;&quot;;[.P47])" office:value-type="string">
            <text:p/>
          </table:table-cell>
          <table:table-cell table:formula="of:=IF(ISBLANK([.Q47]);&quot;&quot;;&quot; &quot;)&amp;IF(ISBLANK([.Q47]);&quot;&quot;;[.Q47])" office:value-type="string">
            <text:p/>
          </table:table-cell>
          <table:table-cell table:formula="of:=IF(ISBLANK([.R47]);&quot;&quot;;&quot; &quot;)&amp;IF(ISBLANK([.R47]);&quot;&quot;;[.R47])" office:value-type="string">
            <text:p/>
          </table:table-cell>
          <table:table-cell table:formula="of:=IF(ISBLANK([.S47]);&quot;&quot;;&quot; &quot;)&amp;IF(ISBLANK([.S47]);&quot;&quot;;[.S47])" office:value-type="string">
            <text:p/>
          </table:table-cell>
          <table:table-cell table:formula="of:=IF(ISBLANK([.T47]);&quot;&quot;;&quot; &quot;)&amp;IF(ISBLANK([.T47]);&quot;&quot;;[.T47])" office:value-type="string">
            <text:p/>
          </table:table-cell>
          <table:table-cell table:formula="of:=IF(ISBLANK([.U47]);&quot;&quot;;&quot; &quot;)&amp;IF(ISBLANK([.U47]);&quot;&quot;;[.U47])" office:value-type="string">
            <text:p/>
          </table:table-cell>
          <table:table-cell table:formula="of:=IF(ISBLANK([.V47]);&quot;&quot;;&quot; &quot;)&amp;IF(ISBLANK([.V47]);&quot;&quot;;[.V47])" office:value-type="string">
            <text:p/>
          </table:table-cell>
          <table:table-cell table:formula="of:=IF(ISBLANK([.W47]);&quot;&quot;;&quot; &quot;)&amp;IF(ISBLANK([.W47]);&quot;&quot;;[.W47])" office:value-type="string">
            <text:p/>
          </table:table-cell>
          <table:table-cell table:formula="of:=IF(ISBLANK([.X47]);&quot;&quot;;&quot; &quot;)&amp;IF(ISBLANK([.X47]);&quot;&quot;;[.X47])" office:value-type="string">
            <text:p/>
          </table:table-cell>
          <table:table-cell table:style-name="ce46" table:formula="of:=&quot;),&quot;" office:value-type="string">
            <text:p>),</text:p>
          </table:table-cell>
          <table:table-cell/>
          <table:table-cell table:formula="of:=IFERROR(__xludf.DUMMYFUNCTION(&quot;SPLIT('Definition (EN)'!P13, &quot;&quot; + &quot;&quot;, TRUE)&quot;),&quot;#VALUE!&quot;)" office:value-type="string">
            <text:p>#VALUE!</text:p>
          </table:table-cell>
        </table:table-row>
        <table:table-row table:style-name="ro2">
          <table:table-cell table:formula="of:=LOWER(['Definition (EN)'.C13]&amp;&quot;_&quot;&amp;['Definition (EN)'.D13]&amp;&quot;_&quot;&amp;['Definition (EN)'.$N$3]&amp;&quot;:&quot;)" office:value-type="string">
            <text:p>user_accept_notify:</text:p>
          </table:table-cell>
          <table:table-cell table:formula="of:=&quot;%w(&quot;" office:value-type="string">
            <text:p>%w(</text:p>
          </table:table-cell>
          <table:table-cell table:formula="of:=IF(ISTEXT([.O48]);[.O48];&quot;&quot;)" office:value-type="string">
            <text:p>requester</text:p>
          </table:table-cell>
          <table:table-cell table:formula="of:=IF(ISBLANK([.P48]);&quot;&quot;;&quot; &quot;)&amp;IF(ISBLANK([.P48]);&quot;&quot;;[.P48])" office:value-type="string">
            <text:p/>
          </table:table-cell>
          <table:table-cell table:formula="of:=IF(ISBLANK([.Q48]);&quot;&quot;;&quot; &quot;)&amp;IF(ISBLANK([.Q48]);&quot;&quot;;[.Q48])" office:value-type="string">
            <text:p/>
          </table:table-cell>
          <table:table-cell table:formula="of:=IF(ISBLANK([.R48]);&quot;&quot;;&quot; &quot;)&amp;IF(ISBLANK([.R48]);&quot;&quot;;[.R48])" office:value-type="string">
            <text:p/>
          </table:table-cell>
          <table:table-cell table:formula="of:=IF(ISBLANK([.S48]);&quot;&quot;;&quot; &quot;)&amp;IF(ISBLANK([.S48]);&quot;&quot;;[.S48])" office:value-type="string">
            <text:p/>
          </table:table-cell>
          <table:table-cell table:formula="of:=IF(ISBLANK([.T48]);&quot;&quot;;&quot; &quot;)&amp;IF(ISBLANK([.T48]);&quot;&quot;;[.T48])" office:value-type="string">
            <text:p/>
          </table:table-cell>
          <table:table-cell table:formula="of:=IF(ISBLANK([.U48]);&quot;&quot;;&quot; &quot;)&amp;IF(ISBLANK([.U48]);&quot;&quot;;[.U48])" office:value-type="string">
            <text:p/>
          </table:table-cell>
          <table:table-cell table:formula="of:=IF(ISBLANK([.V48]);&quot;&quot;;&quot; &quot;)&amp;IF(ISBLANK([.V48]);&quot;&quot;;[.V48])" office:value-type="string">
            <text:p/>
          </table:table-cell>
          <table:table-cell table:formula="of:=IF(ISBLANK([.W48]);&quot;&quot;;&quot; &quot;)&amp;IF(ISBLANK([.W48]);&quot;&quot;;[.W48])" office:value-type="string">
            <text:p/>
          </table:table-cell>
          <table:table-cell table:formula="of:=IF(ISBLANK([.X48]);&quot;&quot;;&quot; &quot;)&amp;IF(ISBLANK([.X48]);&quot;&quot;;[.X48])" office:value-type="string">
            <text:p/>
          </table:table-cell>
          <table:table-cell table:style-name="ce46" table:formula="of:=&quot;),&quot;" office:value-type="string">
            <text:p>),</text:p>
          </table:table-cell>
          <table:table-cell/>
          <table:table-cell table:formula="of:=IFERROR(__xludf.DUMMYFUNCTION(&quot;SPLIT('Definition (EN)'!M13, &quot;&quot; + &quot;&quot;, TRUE)&quot;),&quot;requester&quot;)" office:value-type="string">
            <text:p>requester</text:p>
          </table:table-cell>
        </table:table-row>
        <table:table-row table:style-name="ro2">
          <table:table-cell table:formula="of:=LOWER(['Definition (EN)'.C13]&amp;&quot;_&quot;&amp;['Definition (EN)'.D13]&amp;&quot;_&quot;&amp;['Definition (EN)'.$K$3]&amp;&quot;:&quot;)" office:value-type="string">
            <text:p>user_accept_push:</text:p>
          </table:table-cell>
          <table:table-cell table:formula="of:=&quot;%w(&quot;" office:value-type="string">
            <text:p>%w(</text:p>
          </table:table-cell>
          <table:table-cell table:formula="of:=IF(ISTEXT([.O49]);[.O49];&quot;&quot;)" office:value-type="string">
            <text:p>user</text:p>
          </table:table-cell>
          <table:table-cell table:formula="of:=IF(ISBLANK([.P49]);&quot;&quot;;&quot; &quot;)&amp;IF(ISBLANK([.P49]);&quot;&quot;;[.P49])" office:value-type="string">
            <text:p/>
          </table:table-cell>
          <table:table-cell table:formula="of:=IF(ISBLANK([.Q49]);&quot;&quot;;&quot; &quot;)&amp;IF(ISBLANK([.Q49]);&quot;&quot;;[.Q49])" office:value-type="string">
            <text:p/>
          </table:table-cell>
          <table:table-cell table:formula="of:=IF(ISBLANK([.R49]);&quot;&quot;;&quot; &quot;)&amp;IF(ISBLANK([.R49]);&quot;&quot;;[.R49])" office:value-type="string">
            <text:p/>
          </table:table-cell>
          <table:table-cell table:formula="of:=IF(ISBLANK([.S49]);&quot;&quot;;&quot; &quot;)&amp;IF(ISBLANK([.S49]);&quot;&quot;;[.S49])" office:value-type="string">
            <text:p/>
          </table:table-cell>
          <table:table-cell table:formula="of:=IF(ISBLANK([.T49]);&quot;&quot;;&quot; &quot;)&amp;IF(ISBLANK([.T49]);&quot;&quot;;[.T49])" office:value-type="string">
            <text:p/>
          </table:table-cell>
          <table:table-cell table:formula="of:=IF(ISBLANK([.U49]);&quot;&quot;;&quot; &quot;)&amp;IF(ISBLANK([.U49]);&quot;&quot;;[.U49])" office:value-type="string">
            <text:p/>
          </table:table-cell>
          <table:table-cell table:formula="of:=IF(ISBLANK([.V49]);&quot;&quot;;&quot; &quot;)&amp;IF(ISBLANK([.V49]);&quot;&quot;;[.V49])" office:value-type="string">
            <text:p/>
          </table:table-cell>
          <table:table-cell table:formula="of:=IF(ISBLANK([.W49]);&quot;&quot;;&quot; &quot;)&amp;IF(ISBLANK([.W49]);&quot;&quot;;[.W49])" office:value-type="string">
            <text:p/>
          </table:table-cell>
          <table:table-cell table:formula="of:=IF(ISBLANK([.X49]);&quot;&quot;;&quot; &quot;)&amp;IF(ISBLANK([.X49]);&quot;&quot;;[.X49])" office:value-type="string">
            <text:p/>
          </table:table-cell>
          <table:table-cell table:style-name="ce46" table:formula="of:=&quot;),&quot;" office:value-type="string">
            <text:p>),</text:p>
          </table:table-cell>
          <table:table-cell/>
          <table:table-cell table:formula="of:=IFERROR(__xludf.DUMMYFUNCTION(&quot;SPLIT('Definition (EN)'!J13, &quot;&quot; + &quot;&quot;, TRUE)&quot;),&quot;user&quot;)" office:value-type="string">
            <text:p>user</text:p>
          </table:table-cell>
        </table:table-row>
        <table:table-row table:style-name="ro2">
          <table:table-cell table:number-columns-repeated="2"/>
          <table:table-cell table:formula="of:=IF(ISTEXT([.O50]);[.O50];&quot;&quot;)" office:value-type="string">
            <text:p/>
          </table:table-cell>
          <table:table-cell table:formula="of:=IF(ISBLANK([.P50]);&quot;&quot;;&quot; &quot;)&amp;IF(ISBLANK([.P50]);&quot;&quot;;[.P50])" office:value-type="string">
            <text:p/>
          </table:table-cell>
          <table:table-cell table:formula="of:=IF(ISBLANK([.Q50]);&quot;&quot;;&quot; &quot;)&amp;IF(ISBLANK([.Q50]);&quot;&quot;;[.Q50])" office:value-type="string">
            <text:p/>
          </table:table-cell>
          <table:table-cell table:formula="of:=IF(ISBLANK([.R50]);&quot;&quot;;&quot; &quot;)&amp;IF(ISBLANK([.R50]);&quot;&quot;;[.R50])" office:value-type="string">
            <text:p/>
          </table:table-cell>
          <table:table-cell table:formula="of:=IF(ISBLANK([.S50]);&quot;&quot;;&quot; &quot;)&amp;IF(ISBLANK([.S50]);&quot;&quot;;[.S50])" office:value-type="string">
            <text:p/>
          </table:table-cell>
          <table:table-cell table:formula="of:=IF(ISBLANK([.T50]);&quot;&quot;;&quot; &quot;)&amp;IF(ISBLANK([.T50]);&quot;&quot;;[.T50])" office:value-type="string">
            <text:p/>
          </table:table-cell>
          <table:table-cell table:formula="of:=IF(ISBLANK([.U50]);&quot;&quot;;&quot; &quot;)&amp;IF(ISBLANK([.U50]);&quot;&quot;;[.U50])" office:value-type="string">
            <text:p/>
          </table:table-cell>
          <table:table-cell table:formula="of:=IF(ISBLANK([.V50]);&quot;&quot;;&quot; &quot;)&amp;IF(ISBLANK([.V50]);&quot;&quot;;[.V50])" office:value-type="string">
            <text:p/>
          </table:table-cell>
          <table:table-cell table:formula="of:=IF(ISBLANK([.W50]);&quot;&quot;;&quot; &quot;)&amp;IF(ISBLANK([.W50]);&quot;&quot;;[.W50])" office:value-type="string">
            <text:p/>
          </table:table-cell>
          <table:table-cell table:formula="of:=IF(ISBLANK([.X50]);&quot;&quot;;&quot; &quot;)&amp;IF(ISBLANK([.X50]);&quot;&quot;;[.X50])" office:value-type="string">
            <text:p/>
          </table:table-cell>
        </table:table-row>
        <table:table-row table:style-name="ro2">
          <table:table-cell table:formula="of:=LOWER(['Definition (EN)'.C14]&amp;&quot;_&quot;&amp;['Definition (EN)'.D14]&amp;&quot;_&quot;&amp;['Definition (EN)'.$H$3]&amp;&quot;:&quot;)" office:value-type="string">
            <text:p>user_friendship_me:</text:p>
          </table:table-cell>
          <table:table-cell table:formula="of:=&quot;%w(&quot;" office:value-type="string">
            <text:p>%w(</text:p>
          </table:table-cell>
          <table:table-cell table:formula="of:=IF(ISTEXT([.O51]);[.O51];&quot;&quot;)" office:value-type="string">
            <text:p>actor</text:p>
          </table:table-cell>
          <table:table-cell table:formula="of:=IF(ISBLANK([.P51]);&quot;&quot;;&quot; &quot;)&amp;IF(ISBLANK([.P51]);&quot;&quot;;[.P51])" office:value-type="string">
            <text:p/>
          </table:table-cell>
          <table:table-cell table:formula="of:=IF(ISBLANK([.Q51]);&quot;&quot;;&quot; &quot;)&amp;IF(ISBLANK([.Q51]);&quot;&quot;;[.Q51])" office:value-type="string">
            <text:p/>
          </table:table-cell>
          <table:table-cell table:formula="of:=IF(ISBLANK([.R51]);&quot;&quot;;&quot; &quot;)&amp;IF(ISBLANK([.R51]);&quot;&quot;;[.R51])" office:value-type="string">
            <text:p/>
          </table:table-cell>
          <table:table-cell table:formula="of:=IF(ISBLANK([.S51]);&quot;&quot;;&quot; &quot;)&amp;IF(ISBLANK([.S51]);&quot;&quot;;[.S51])" office:value-type="string">
            <text:p/>
          </table:table-cell>
          <table:table-cell table:formula="of:=IF(ISBLANK([.T51]);&quot;&quot;;&quot; &quot;)&amp;IF(ISBLANK([.T51]);&quot;&quot;;[.T51])" office:value-type="string">
            <text:p/>
          </table:table-cell>
          <table:table-cell table:formula="of:=IF(ISBLANK([.U51]);&quot;&quot;;&quot; &quot;)&amp;IF(ISBLANK([.U51]);&quot;&quot;;[.U51])" office:value-type="string">
            <text:p/>
          </table:table-cell>
          <table:table-cell table:formula="of:=IF(ISBLANK([.V51]);&quot;&quot;;&quot; &quot;)&amp;IF(ISBLANK([.V51]);&quot;&quot;;[.V51])" office:value-type="string">
            <text:p/>
          </table:table-cell>
          <table:table-cell table:formula="of:=IF(ISBLANK([.W51]);&quot;&quot;;&quot; &quot;)&amp;IF(ISBLANK([.W51]);&quot;&quot;;[.W51])" office:value-type="string">
            <text:p/>
          </table:table-cell>
          <table:table-cell table:formula="of:=IF(ISBLANK([.X51]);&quot;&quot;;&quot; &quot;)&amp;IF(ISBLANK([.X51]);&quot;&quot;;[.X51])" office:value-type="string">
            <text:p/>
          </table:table-cell>
          <table:table-cell table:style-name="ce46" table:formula="of:=&quot;),&quot;" office:value-type="string">
            <text:p>),</text:p>
          </table:table-cell>
          <table:table-cell/>
          <table:table-cell table:formula="of:=IFERROR(__xludf.DUMMYFUNCTION(&quot;SPLIT('Definition (EN)'!G14, &quot;&quot; + &quot;&quot;, TRUE)&quot;),&quot;actor&quot;)" office:value-type="string">
            <text:p>actor</text:p>
          </table:table-cell>
        </table:table-row>
        <table:table-row table:style-name="ro2">
          <table:table-cell table:formula="of:=LOWER(['Definition (EN)'.C14]&amp;&quot;_&quot;&amp;['Definition (EN)'.D14]&amp;&quot;_&quot;&amp;['Definition (EN)'.$Q$3]&amp;&quot;:&quot;)" office:value-type="string">
            <text:p>user_friendship_activity:</text:p>
          </table:table-cell>
          <table:table-cell table:formula="of:=&quot;%w(&quot;" office:value-type="string">
            <text:p>%w(</text:p>
          </table:table-cell>
          <table:table-cell table:formula="of:=IF(ISTEXT([.O52]);[.O52];&quot;&quot;)" office:value-type="string">
            <text:p/>
          </table:table-cell>
          <table:table-cell table:formula="of:=IF(ISBLANK([.P52]);&quot;&quot;;&quot; &quot;)&amp;IF(ISBLANK([.P52]);&quot;&quot;;[.P52])" office:value-type="string">
            <text:p/>
          </table:table-cell>
          <table:table-cell table:formula="of:=IF(ISBLANK([.Q52]);&quot;&quot;;&quot; &quot;)&amp;IF(ISBLANK([.Q52]);&quot;&quot;;[.Q52])" office:value-type="string">
            <text:p/>
          </table:table-cell>
          <table:table-cell table:formula="of:=IF(ISBLANK([.R52]);&quot;&quot;;&quot; &quot;)&amp;IF(ISBLANK([.R52]);&quot;&quot;;[.R52])" office:value-type="string">
            <text:p/>
          </table:table-cell>
          <table:table-cell table:formula="of:=IF(ISBLANK([.S52]);&quot;&quot;;&quot; &quot;)&amp;IF(ISBLANK([.S52]);&quot;&quot;;[.S52])" office:value-type="string">
            <text:p/>
          </table:table-cell>
          <table:table-cell table:formula="of:=IF(ISBLANK([.T52]);&quot;&quot;;&quot; &quot;)&amp;IF(ISBLANK([.T52]);&quot;&quot;;[.T52])" office:value-type="string">
            <text:p/>
          </table:table-cell>
          <table:table-cell table:formula="of:=IF(ISBLANK([.U52]);&quot;&quot;;&quot; &quot;)&amp;IF(ISBLANK([.U52]);&quot;&quot;;[.U52])" office:value-type="string">
            <text:p/>
          </table:table-cell>
          <table:table-cell table:formula="of:=IF(ISBLANK([.V52]);&quot;&quot;;&quot; &quot;)&amp;IF(ISBLANK([.V52]);&quot;&quot;;[.V52])" office:value-type="string">
            <text:p/>
          </table:table-cell>
          <table:table-cell table:formula="of:=IF(ISBLANK([.W52]);&quot;&quot;;&quot; &quot;)&amp;IF(ISBLANK([.W52]);&quot;&quot;;[.W52])" office:value-type="string">
            <text:p/>
          </table:table-cell>
          <table:table-cell table:formula="of:=IF(ISBLANK([.X52]);&quot;&quot;;&quot; &quot;)&amp;IF(ISBLANK([.X52]);&quot;&quot;;[.X52])" office:value-type="string">
            <text:p/>
          </table:table-cell>
          <table:table-cell table:style-name="ce46" table:formula="of:=&quot;),&quot;" office:value-type="string">
            <text:p>),</text:p>
          </table:table-cell>
          <table:table-cell/>
          <table:table-cell table:formula="of:=IFERROR(__xludf.DUMMYFUNCTION(&quot;SPLIT('Definition (EN)'!P14, &quot;&quot; + &quot;&quot;, TRUE)&quot;),&quot;#VALUE!&quot;)" office:value-type="string">
            <text:p>#VALUE!</text:p>
          </table:table-cell>
        </table:table-row>
        <table:table-row table:style-name="ro2">
          <table:table-cell table:formula="of:=LOWER(['Definition (EN)'.C14]&amp;&quot;_&quot;&amp;['Definition (EN)'.D14]&amp;&quot;_&quot;&amp;['Definition (EN)'.$N$3]&amp;&quot;:&quot;)" office:value-type="string">
            <text:p>user_friendship_notify:</text:p>
          </table:table-cell>
          <table:table-cell table:formula="of:=&quot;%w(&quot;" office:value-type="string">
            <text:p>%w(</text:p>
          </table:table-cell>
          <table:table-cell table:formula="of:=IF(ISTEXT([.O53]);[.O53];&quot;&quot;)" office:value-type="string">
            <text:p>requestee</text:p>
          </table:table-cell>
          <table:table-cell table:formula="of:=IF(ISBLANK([.P53]);&quot;&quot;;&quot; &quot;)&amp;IF(ISBLANK([.P53]);&quot;&quot;;[.P53])" office:value-type="string">
            <text:p/>
          </table:table-cell>
          <table:table-cell table:formula="of:=IF(ISBLANK([.Q53]);&quot;&quot;;&quot; &quot;)&amp;IF(ISBLANK([.Q53]);&quot;&quot;;[.Q53])" office:value-type="string">
            <text:p/>
          </table:table-cell>
          <table:table-cell table:formula="of:=IF(ISBLANK([.R53]);&quot;&quot;;&quot; &quot;)&amp;IF(ISBLANK([.R53]);&quot;&quot;;[.R53])" office:value-type="string">
            <text:p/>
          </table:table-cell>
          <table:table-cell table:formula="of:=IF(ISBLANK([.S53]);&quot;&quot;;&quot; &quot;)&amp;IF(ISBLANK([.S53]);&quot;&quot;;[.S53])" office:value-type="string">
            <text:p/>
          </table:table-cell>
          <table:table-cell table:formula="of:=IF(ISBLANK([.T53]);&quot;&quot;;&quot; &quot;)&amp;IF(ISBLANK([.T53]);&quot;&quot;;[.T53])" office:value-type="string">
            <text:p/>
          </table:table-cell>
          <table:table-cell table:formula="of:=IF(ISBLANK([.U53]);&quot;&quot;;&quot; &quot;)&amp;IF(ISBLANK([.U53]);&quot;&quot;;[.U53])" office:value-type="string">
            <text:p/>
          </table:table-cell>
          <table:table-cell table:formula="of:=IF(ISBLANK([.V53]);&quot;&quot;;&quot; &quot;)&amp;IF(ISBLANK([.V53]);&quot;&quot;;[.V53])" office:value-type="string">
            <text:p/>
          </table:table-cell>
          <table:table-cell table:formula="of:=IF(ISBLANK([.W53]);&quot;&quot;;&quot; &quot;)&amp;IF(ISBLANK([.W53]);&quot;&quot;;[.W53])" office:value-type="string">
            <text:p/>
          </table:table-cell>
          <table:table-cell table:formula="of:=IF(ISBLANK([.X53]);&quot;&quot;;&quot; &quot;)&amp;IF(ISBLANK([.X53]);&quot;&quot;;[.X53])" office:value-type="string">
            <text:p/>
          </table:table-cell>
          <table:table-cell table:style-name="ce46" table:formula="of:=&quot;),&quot;" office:value-type="string">
            <text:p>),</text:p>
          </table:table-cell>
          <table:table-cell/>
          <table:table-cell table:formula="of:=IFERROR(__xludf.DUMMYFUNCTION(&quot;SPLIT('Definition (EN)'!M14, &quot;&quot; + &quot;&quot;, TRUE)&quot;),&quot;requestee&quot;)" office:value-type="string">
            <text:p>requestee</text:p>
          </table:table-cell>
        </table:table-row>
        <table:table-row table:style-name="ro2">
          <table:table-cell table:formula="of:=LOWER(['Definition (EN)'.C14]&amp;&quot;_&quot;&amp;['Definition (EN)'.D14]&amp;&quot;_&quot;&amp;['Definition (EN)'.$K$3]&amp;&quot;:&quot;)" office:value-type="string">
            <text:p>user_friendship_push:</text:p>
          </table:table-cell>
          <table:table-cell table:formula="of:=&quot;%w(&quot;" office:value-type="string">
            <text:p>%w(</text:p>
          </table:table-cell>
          <table:table-cell table:formula="of:=IF(ISTEXT([.O54]);[.O54];&quot;&quot;)" office:value-type="string">
            <text:p>user</text:p>
          </table:table-cell>
          <table:table-cell table:formula="of:=IF(ISBLANK([.P54]);&quot;&quot;;&quot; &quot;)&amp;IF(ISBLANK([.P54]);&quot;&quot;;[.P54])" office:value-type="string">
            <text:p/>
          </table:table-cell>
          <table:table-cell table:formula="of:=IF(ISBLANK([.Q54]);&quot;&quot;;&quot; &quot;)&amp;IF(ISBLANK([.Q54]);&quot;&quot;;[.Q54])" office:value-type="string">
            <text:p/>
          </table:table-cell>
          <table:table-cell table:formula="of:=IF(ISBLANK([.R54]);&quot;&quot;;&quot; &quot;)&amp;IF(ISBLANK([.R54]);&quot;&quot;;[.R54])" office:value-type="string">
            <text:p/>
          </table:table-cell>
          <table:table-cell table:formula="of:=IF(ISBLANK([.S54]);&quot;&quot;;&quot; &quot;)&amp;IF(ISBLANK([.S54]);&quot;&quot;;[.S54])" office:value-type="string">
            <text:p/>
          </table:table-cell>
          <table:table-cell table:formula="of:=IF(ISBLANK([.T54]);&quot;&quot;;&quot; &quot;)&amp;IF(ISBLANK([.T54]);&quot;&quot;;[.T54])" office:value-type="string">
            <text:p/>
          </table:table-cell>
          <table:table-cell table:formula="of:=IF(ISBLANK([.U54]);&quot;&quot;;&quot; &quot;)&amp;IF(ISBLANK([.U54]);&quot;&quot;;[.U54])" office:value-type="string">
            <text:p/>
          </table:table-cell>
          <table:table-cell table:formula="of:=IF(ISBLANK([.V54]);&quot;&quot;;&quot; &quot;)&amp;IF(ISBLANK([.V54]);&quot;&quot;;[.V54])" office:value-type="string">
            <text:p/>
          </table:table-cell>
          <table:table-cell table:formula="of:=IF(ISBLANK([.W54]);&quot;&quot;;&quot; &quot;)&amp;IF(ISBLANK([.W54]);&quot;&quot;;[.W54])" office:value-type="string">
            <text:p/>
          </table:table-cell>
          <table:table-cell table:formula="of:=IF(ISBLANK([.X54]);&quot;&quot;;&quot; &quot;)&amp;IF(ISBLANK([.X54]);&quot;&quot;;[.X54])" office:value-type="string">
            <text:p/>
          </table:table-cell>
          <table:table-cell table:style-name="ce46" table:formula="of:=&quot;),&quot;" office:value-type="string">
            <text:p>),</text:p>
          </table:table-cell>
          <table:table-cell/>
          <table:table-cell table:formula="of:=IFERROR(__xludf.DUMMYFUNCTION(&quot;SPLIT('Definition (EN)'!J14, &quot;&quot; + &quot;&quot;, TRUE)&quot;),&quot;user&quot;)" office:value-type="string">
            <text:p>user</text:p>
          </table:table-cell>
        </table:table-row>
        <table:table-row table:number-rows-repeated="1" table:style-name="ro6"/>
        <table:table-row table:style-name="ro2">
          <table:table-cell table:formula="of:=LOWER(['Definition (EN)'.C15]&amp;&quot;_&quot;&amp;['Definition (EN)'.D15]&amp;&quot;_&quot;&amp;['Definition (EN)'.$H$3]&amp;&quot;:&quot;)" office:value-type="string">
            <text:p>group_membership_me:</text:p>
          </table:table-cell>
          <table:table-cell table:formula="of:=&quot;%w(&quot;" office:value-type="string">
            <text:p>%w(</text:p>
          </table:table-cell>
          <table:table-cell table:formula="of:=IF(ISTEXT([.O56]);[.O56];&quot;&quot;)" office:value-type="string">
            <text:p>actor</text:p>
          </table:table-cell>
          <table:table-cell table:formula="of:=IF(ISBLANK([.P56]);&quot;&quot;;&quot; &quot;)&amp;IF(ISBLANK([.P56]);&quot;&quot;;[.P56])" office:value-type="string">
            <text:p/>
          </table:table-cell>
          <table:table-cell table:formula="of:=IF(ISBLANK([.Q56]);&quot;&quot;;&quot; &quot;)&amp;IF(ISBLANK([.Q56]);&quot;&quot;;[.Q56])" office:value-type="string">
            <text:p/>
          </table:table-cell>
          <table:table-cell table:formula="of:=IF(ISBLANK([.R56]);&quot;&quot;;&quot; &quot;)&amp;IF(ISBLANK([.R56]);&quot;&quot;;[.R56])" office:value-type="string">
            <text:p/>
          </table:table-cell>
          <table:table-cell table:formula="of:=IF(ISBLANK([.S56]);&quot;&quot;;&quot; &quot;)&amp;IF(ISBLANK([.S56]);&quot;&quot;;[.S56])" office:value-type="string">
            <text:p/>
          </table:table-cell>
          <table:table-cell table:formula="of:=IF(ISBLANK([.T56]);&quot;&quot;;&quot; &quot;)&amp;IF(ISBLANK([.T56]);&quot;&quot;;[.T56])" office:value-type="string">
            <text:p/>
          </table:table-cell>
          <table:table-cell table:formula="of:=IF(ISBLANK([.U56]);&quot;&quot;;&quot; &quot;)&amp;IF(ISBLANK([.U56]);&quot;&quot;;[.U56])" office:value-type="string">
            <text:p/>
          </table:table-cell>
          <table:table-cell table:formula="of:=IF(ISBLANK([.V56]);&quot;&quot;;&quot; &quot;)&amp;IF(ISBLANK([.V56]);&quot;&quot;;[.V56])" office:value-type="string">
            <text:p/>
          </table:table-cell>
          <table:table-cell table:formula="of:=IF(ISBLANK([.W56]);&quot;&quot;;&quot; &quot;)&amp;IF(ISBLANK([.W56]);&quot;&quot;;[.W56])" office:value-type="string">
            <text:p/>
          </table:table-cell>
          <table:table-cell table:formula="of:=IF(ISBLANK([.X56]);&quot;&quot;;&quot; &quot;)&amp;IF(ISBLANK([.X56]);&quot;&quot;;[.X56])" office:value-type="string">
            <text:p/>
          </table:table-cell>
          <table:table-cell table:style-name="ce46" table:formula="of:=&quot;),&quot;" office:value-type="string">
            <text:p>),</text:p>
          </table:table-cell>
          <table:table-cell/>
          <table:table-cell table:formula="of:=IFERROR(__xludf.DUMMYFUNCTION(&quot;SPLIT('Definition (EN)'!G15, &quot;&quot; + &quot;&quot;, TRUE)&quot;),&quot;actor&quot;)" office:value-type="string">
            <text:p>actor</text:p>
          </table:table-cell>
        </table:table-row>
        <table:table-row table:style-name="ro2">
          <table:table-cell table:formula="of:=LOWER(['Definition (EN)'.C15]&amp;&quot;_&quot;&amp;['Definition (EN)'.D15]&amp;&quot;_&quot;&amp;['Definition (EN)'.$Q$3]&amp;&quot;:&quot;)" office:value-type="string">
            <text:p>group_membership_activity:</text:p>
          </table:table-cell>
          <table:table-cell table:formula="of:=&quot;%w(&quot;" office:value-type="string">
            <text:p>%w(</text:p>
          </table:table-cell>
          <table:table-cell table:formula="of:=IF(ISTEXT([.O57]);[.O57];&quot;&quot;)" office:value-type="string">
            <text:p>joiners</text:p>
          </table:table-cell>
          <table:table-cell table:formula="of:=IF(ISBLANK([.P57]);&quot;&quot;;&quot; &quot;)&amp;IF(ISBLANK([.P57]);&quot;&quot;;[.P57])" office:value-type="string">
            <text:p/>
          </table:table-cell>
          <table:table-cell table:formula="of:=IF(ISBLANK([.Q57]);&quot;&quot;;&quot; &quot;)&amp;IF(ISBLANK([.Q57]);&quot;&quot;;[.Q57])" office:value-type="string">
            <text:p/>
          </table:table-cell>
          <table:table-cell table:formula="of:=IF(ISBLANK([.R57]);&quot;&quot;;&quot; &quot;)&amp;IF(ISBLANK([.R57]);&quot;&quot;;[.R57])" office:value-type="string">
            <text:p/>
          </table:table-cell>
          <table:table-cell table:formula="of:=IF(ISBLANK([.S57]);&quot;&quot;;&quot; &quot;)&amp;IF(ISBLANK([.S57]);&quot;&quot;;[.S57])" office:value-type="string">
            <text:p/>
          </table:table-cell>
          <table:table-cell table:formula="of:=IF(ISBLANK([.T57]);&quot;&quot;;&quot; &quot;)&amp;IF(ISBLANK([.T57]);&quot;&quot;;[.T57])" office:value-type="string">
            <text:p/>
          </table:table-cell>
          <table:table-cell table:formula="of:=IF(ISBLANK([.U57]);&quot;&quot;;&quot; &quot;)&amp;IF(ISBLANK([.U57]);&quot;&quot;;[.U57])" office:value-type="string">
            <text:p/>
          </table:table-cell>
          <table:table-cell table:formula="of:=IF(ISBLANK([.V57]);&quot;&quot;;&quot; &quot;)&amp;IF(ISBLANK([.V57]);&quot;&quot;;[.V57])" office:value-type="string">
            <text:p/>
          </table:table-cell>
          <table:table-cell table:formula="of:=IF(ISBLANK([.W57]);&quot;&quot;;&quot; &quot;)&amp;IF(ISBLANK([.W57]);&quot;&quot;;[.W57])" office:value-type="string">
            <text:p/>
          </table:table-cell>
          <table:table-cell table:formula="of:=IF(ISBLANK([.X57]);&quot;&quot;;&quot; &quot;)&amp;IF(ISBLANK([.X57]);&quot;&quot;;[.X57])" office:value-type="string">
            <text:p/>
          </table:table-cell>
          <table:table-cell table:style-name="ce46" table:formula="of:=&quot;),&quot;" office:value-type="string">
            <text:p>),</text:p>
          </table:table-cell>
          <table:table-cell/>
          <table:table-cell table:formula="of:=IFERROR(__xludf.DUMMYFUNCTION(&quot;SPLIT('Definition (EN)'!P15, &quot;&quot; + &quot;&quot;, TRUE)&quot;),&quot;joiners&quot;)" office:value-type="string">
            <text:p>joiners</text:p>
          </table:table-cell>
        </table:table-row>
        <table:table-row table:style-name="ro2">
          <table:table-cell table:formula="of:=LOWER(['Definition (EN)'.C15]&amp;&quot;_&quot;&amp;['Definition (EN)'.D15]&amp;&quot;_&quot;&amp;['Definition (EN)'.$N$3]&amp;&quot;:&quot;)" office:value-type="string">
            <text:p>group_membership_notify:</text:p>
          </table:table-cell>
          <table:table-cell table:formula="of:=&quot;%w(&quot;" office:value-type="string">
            <text:p>%w(</text:p>
          </table:table-cell>
          <table:table-cell table:formula="of:=IF(ISTEXT([.O58]);[.O58];&quot;&quot;)" office:value-type="string">
            <text:p/>
          </table:table-cell>
          <table:table-cell table:formula="of:=IF(ISBLANK([.P58]);&quot;&quot;;&quot; &quot;)&amp;IF(ISBLANK([.P58]);&quot;&quot;;[.P58])" office:value-type="string">
            <text:p/>
          </table:table-cell>
          <table:table-cell table:formula="of:=IF(ISBLANK([.Q58]);&quot;&quot;;&quot; &quot;)&amp;IF(ISBLANK([.Q58]);&quot;&quot;;[.Q58])" office:value-type="string">
            <text:p/>
          </table:table-cell>
          <table:table-cell table:formula="of:=IF(ISBLANK([.R58]);&quot;&quot;;&quot; &quot;)&amp;IF(ISBLANK([.R58]);&quot;&quot;;[.R58])" office:value-type="string">
            <text:p/>
          </table:table-cell>
          <table:table-cell table:formula="of:=IF(ISBLANK([.S58]);&quot;&quot;;&quot; &quot;)&amp;IF(ISBLANK([.S58]);&quot;&quot;;[.S58])" office:value-type="string">
            <text:p/>
          </table:table-cell>
          <table:table-cell table:formula="of:=IF(ISBLANK([.T58]);&quot;&quot;;&quot; &quot;)&amp;IF(ISBLANK([.T58]);&quot;&quot;;[.T58])" office:value-type="string">
            <text:p/>
          </table:table-cell>
          <table:table-cell table:formula="of:=IF(ISBLANK([.U58]);&quot;&quot;;&quot; &quot;)&amp;IF(ISBLANK([.U58]);&quot;&quot;;[.U58])" office:value-type="string">
            <text:p/>
          </table:table-cell>
          <table:table-cell table:formula="of:=IF(ISBLANK([.V58]);&quot;&quot;;&quot; &quot;)&amp;IF(ISBLANK([.V58]);&quot;&quot;;[.V58])" office:value-type="string">
            <text:p/>
          </table:table-cell>
          <table:table-cell table:formula="of:=IF(ISBLANK([.W58]);&quot;&quot;;&quot; &quot;)&amp;IF(ISBLANK([.W58]);&quot;&quot;;[.W58])" office:value-type="string">
            <text:p/>
          </table:table-cell>
          <table:table-cell table:formula="of:=IF(ISBLANK([.X58]);&quot;&quot;;&quot; &quot;)&amp;IF(ISBLANK([.X58]);&quot;&quot;;[.X58])" office:value-type="string">
            <text:p/>
          </table:table-cell>
          <table:table-cell table:style-name="ce46" table:formula="of:=&quot;),&quot;" office:value-type="string">
            <text:p>),</text:p>
          </table:table-cell>
          <table:table-cell/>
          <table:table-cell table:formula="of:=IFERROR(__xludf.DUMMYFUNCTION(&quot;SPLIT('Definition (EN)'!M15, &quot;&quot; + &quot;&quot;, TRUE)&quot;),&quot;#VALUE!&quot;)" office:value-type="string">
            <text:p>#VALUE!</text:p>
          </table:table-cell>
        </table:table-row>
        <table:table-row table:style-name="ro2">
          <table:table-cell table:formula="of:=LOWER(['Definition (EN)'.C15]&amp;&quot;_&quot;&amp;['Definition (EN)'.D15]&amp;&quot;_&quot;&amp;['Definition (EN)'.$K$3]&amp;&quot;:&quot;)" office:value-type="string">
            <text:p>group_membership_push:</text:p>
          </table:table-cell>
          <table:table-cell table:formula="of:=&quot;%w(&quot;" office:value-type="string">
            <text:p>%w(</text:p>
          </table:table-cell>
          <table:table-cell table:formula="of:=IF(ISTEXT([.O59]);[.O59];&quot;&quot;)" office:value-type="string">
            <text:p/>
          </table:table-cell>
          <table:table-cell table:formula="of:=IF(ISBLANK([.P59]);&quot;&quot;;&quot; &quot;)&amp;IF(ISBLANK([.P59]);&quot;&quot;;[.P59])" office:value-type="string">
            <text:p/>
          </table:table-cell>
          <table:table-cell table:formula="of:=IF(ISBLANK([.Q59]);&quot;&quot;;&quot; &quot;)&amp;IF(ISBLANK([.Q59]);&quot;&quot;;[.Q59])" office:value-type="string">
            <text:p/>
          </table:table-cell>
          <table:table-cell table:formula="of:=IF(ISBLANK([.R59]);&quot;&quot;;&quot; &quot;)&amp;IF(ISBLANK([.R59]);&quot;&quot;;[.R59])" office:value-type="string">
            <text:p/>
          </table:table-cell>
          <table:table-cell table:formula="of:=IF(ISBLANK([.S59]);&quot;&quot;;&quot; &quot;)&amp;IF(ISBLANK([.S59]);&quot;&quot;;[.S59])" office:value-type="string">
            <text:p/>
          </table:table-cell>
          <table:table-cell table:formula="of:=IF(ISBLANK([.T59]);&quot;&quot;;&quot; &quot;)&amp;IF(ISBLANK([.T59]);&quot;&quot;;[.T59])" office:value-type="string">
            <text:p/>
          </table:table-cell>
          <table:table-cell table:formula="of:=IF(ISBLANK([.U59]);&quot;&quot;;&quot; &quot;)&amp;IF(ISBLANK([.U59]);&quot;&quot;;[.U59])" office:value-type="string">
            <text:p/>
          </table:table-cell>
          <table:table-cell table:formula="of:=IF(ISBLANK([.V59]);&quot;&quot;;&quot; &quot;)&amp;IF(ISBLANK([.V59]);&quot;&quot;;[.V59])" office:value-type="string">
            <text:p/>
          </table:table-cell>
          <table:table-cell table:formula="of:=IF(ISBLANK([.W59]);&quot;&quot;;&quot; &quot;)&amp;IF(ISBLANK([.W59]);&quot;&quot;;[.W59])" office:value-type="string">
            <text:p/>
          </table:table-cell>
          <table:table-cell table:formula="of:=IF(ISBLANK([.X59]);&quot;&quot;;&quot; &quot;)&amp;IF(ISBLANK([.X59]);&quot;&quot;;[.X59])" office:value-type="string">
            <text:p/>
          </table:table-cell>
          <table:table-cell table:style-name="ce46" table:formula="of:=&quot;),&quot;" office:value-type="string">
            <text:p>),</text:p>
          </table:table-cell>
          <table:table-cell/>
          <table:table-cell table:formula="of:=IFERROR(__xludf.DUMMYFUNCTION(&quot;SPLIT('Definition (EN)'!J15, &quot;&quot; + &quot;&quot;, TRUE)&quot;),&quot;#VALUE!&quot;)" office:value-type="string">
            <text:p>#VALUE!</text:p>
          </table:table-cell>
        </table:table-row>
        <table:table-row table:style-name="ro2">
          <table:table-cell table:number-columns-repeated="2"/>
          <table:table-cell table:formula="of:=IF(ISTEXT([.O60]);[.O60];&quot;&quot;)" office:value-type="string">
            <text:p/>
          </table:table-cell>
          <table:table-cell table:formula="of:=IF(ISBLANK([.P60]);&quot;&quot;;&quot; &quot;)&amp;IF(ISBLANK([.P60]);&quot;&quot;;[.P60])" office:value-type="string">
            <text:p/>
          </table:table-cell>
          <table:table-cell table:formula="of:=IF(ISBLANK([.Q60]);&quot;&quot;;&quot; &quot;)&amp;IF(ISBLANK([.Q60]);&quot;&quot;;[.Q60])" office:value-type="string">
            <text:p/>
          </table:table-cell>
          <table:table-cell table:formula="of:=IF(ISBLANK([.R60]);&quot;&quot;;&quot; &quot;)&amp;IF(ISBLANK([.R60]);&quot;&quot;;[.R60])" office:value-type="string">
            <text:p/>
          </table:table-cell>
          <table:table-cell table:formula="of:=IF(ISBLANK([.S60]);&quot;&quot;;&quot; &quot;)&amp;IF(ISBLANK([.S60]);&quot;&quot;;[.S60])" office:value-type="string">
            <text:p/>
          </table:table-cell>
          <table:table-cell table:formula="of:=IF(ISBLANK([.T60]);&quot;&quot;;&quot; &quot;)&amp;IF(ISBLANK([.T60]);&quot;&quot;;[.T60])" office:value-type="string">
            <text:p/>
          </table:table-cell>
          <table:table-cell table:formula="of:=IF(ISBLANK([.U60]);&quot;&quot;;&quot; &quot;)&amp;IF(ISBLANK([.U60]);&quot;&quot;;[.U60])" office:value-type="string">
            <text:p/>
          </table:table-cell>
          <table:table-cell table:formula="of:=IF(ISBLANK([.V60]);&quot;&quot;;&quot; &quot;)&amp;IF(ISBLANK([.V60]);&quot;&quot;;[.V60])" office:value-type="string">
            <text:p/>
          </table:table-cell>
          <table:table-cell table:formula="of:=IF(ISBLANK([.W60]);&quot;&quot;;&quot; &quot;)&amp;IF(ISBLANK([.W60]);&quot;&quot;;[.W60])" office:value-type="string">
            <text:p/>
          </table:table-cell>
          <table:table-cell table:formula="of:=IF(ISBLANK([.X60]);&quot;&quot;;&quot; &quot;)&amp;IF(ISBLANK([.X60]);&quot;&quot;;[.X60])" office:value-type="string">
            <text:p/>
          </table:table-cell>
        </table:table-row>
        <table:table-row table:style-name="ro2">
          <table:table-cell table:formula="of:=LOWER(['Definition (EN)'.C16]&amp;&quot;_&quot;&amp;['Definition (EN)'.D16]&amp;&quot;_&quot;&amp;['Definition (EN)'.$H$3]&amp;&quot;:&quot;)" office:value-type="string">
            <text:p>group_membertag_me:</text:p>
          </table:table-cell>
          <table:table-cell table:formula="of:=&quot;%w(&quot;" office:value-type="string">
            <text:p>%w(</text:p>
          </table:table-cell>
          <table:table-cell table:formula="of:=IF(ISTEXT([.O61]);[.O61];&quot;&quot;)" office:value-type="string">
            <text:p>actor</text:p>
          </table:table-cell>
          <table:table-cell table:formula="of:=IF(ISBLANK([.P61]);&quot;&quot;;&quot; &quot;)&amp;IF(ISBLANK([.P61]);&quot;&quot;;[.P61])" office:value-type="string">
            <text:p/>
          </table:table-cell>
          <table:table-cell table:formula="of:=IF(ISBLANK([.Q61]);&quot;&quot;;&quot; &quot;)&amp;IF(ISBLANK([.Q61]);&quot;&quot;;[.Q61])" office:value-type="string">
            <text:p/>
          </table:table-cell>
          <table:table-cell table:formula="of:=IF(ISBLANK([.R61]);&quot;&quot;;&quot; &quot;)&amp;IF(ISBLANK([.R61]);&quot;&quot;;[.R61])" office:value-type="string">
            <text:p/>
          </table:table-cell>
          <table:table-cell table:formula="of:=IF(ISBLANK([.S61]);&quot;&quot;;&quot; &quot;)&amp;IF(ISBLANK([.S61]);&quot;&quot;;[.S61])" office:value-type="string">
            <text:p/>
          </table:table-cell>
          <table:table-cell table:formula="of:=IF(ISBLANK([.T61]);&quot;&quot;;&quot; &quot;)&amp;IF(ISBLANK([.T61]);&quot;&quot;;[.T61])" office:value-type="string">
            <text:p/>
          </table:table-cell>
          <table:table-cell table:formula="of:=IF(ISBLANK([.U61]);&quot;&quot;;&quot; &quot;)&amp;IF(ISBLANK([.U61]);&quot;&quot;;[.U61])" office:value-type="string">
            <text:p/>
          </table:table-cell>
          <table:table-cell table:formula="of:=IF(ISBLANK([.V61]);&quot;&quot;;&quot; &quot;)&amp;IF(ISBLANK([.V61]);&quot;&quot;;[.V61])" office:value-type="string">
            <text:p/>
          </table:table-cell>
          <table:table-cell table:formula="of:=IF(ISBLANK([.W61]);&quot;&quot;;&quot; &quot;)&amp;IF(ISBLANK([.W61]);&quot;&quot;;[.W61])" office:value-type="string">
            <text:p/>
          </table:table-cell>
          <table:table-cell table:formula="of:=IF(ISBLANK([.X61]);&quot;&quot;;&quot; &quot;)&amp;IF(ISBLANK([.X61]);&quot;&quot;;[.X61])" office:value-type="string">
            <text:p/>
          </table:table-cell>
          <table:table-cell table:style-name="ce46" table:formula="of:=&quot;),&quot;" office:value-type="string">
            <text:p>),</text:p>
          </table:table-cell>
          <table:table-cell/>
          <table:table-cell table:formula="of:=IFERROR(__xludf.DUMMYFUNCTION(&quot;SPLIT('Definition (EN)'!G16, &quot;&quot; + &quot;&quot;, TRUE)&quot;),&quot;actor&quot;)" office:value-type="string">
            <text:p>actor</text:p>
          </table:table-cell>
        </table:table-row>
        <table:table-row table:style-name="ro2">
          <table:table-cell table:formula="of:=LOWER(['Definition (EN)'.C16]&amp;&quot;_&quot;&amp;['Definition (EN)'.D16]&amp;&quot;_&quot;&amp;['Definition (EN)'.$Q$3]&amp;&quot;:&quot;)" office:value-type="string">
            <text:p>group_membertag_activity:</text:p>
          </table:table-cell>
          <table:table-cell table:formula="of:=&quot;%w(&quot;" office:value-type="string">
            <text:p>%w(</text:p>
          </table:table-cell>
          <table:table-cell table:formula="of:=IF(ISTEXT([.O62]);[.O62];&quot;&quot;)" office:value-type="string">
            <text:p>joiners</text:p>
          </table:table-cell>
          <table:table-cell table:formula="of:=IF(ISBLANK([.P62]);&quot;&quot;;&quot; &quot;)&amp;IF(ISBLANK([.P62]);&quot;&quot;;[.P62])" office:value-type="string">
            <text:p/>
          </table:table-cell>
          <table:table-cell table:formula="of:=IF(ISBLANK([.Q62]);&quot;&quot;;&quot; &quot;)&amp;IF(ISBLANK([.Q62]);&quot;&quot;;[.Q62])" office:value-type="string">
            <text:p/>
          </table:table-cell>
          <table:table-cell table:formula="of:=IF(ISBLANK([.R62]);&quot;&quot;;&quot; &quot;)&amp;IF(ISBLANK([.R62]);&quot;&quot;;[.R62])" office:value-type="string">
            <text:p/>
          </table:table-cell>
          <table:table-cell table:formula="of:=IF(ISBLANK([.S62]);&quot;&quot;;&quot; &quot;)&amp;IF(ISBLANK([.S62]);&quot;&quot;;[.S62])" office:value-type="string">
            <text:p/>
          </table:table-cell>
          <table:table-cell table:formula="of:=IF(ISBLANK([.T62]);&quot;&quot;;&quot; &quot;)&amp;IF(ISBLANK([.T62]);&quot;&quot;;[.T62])" office:value-type="string">
            <text:p/>
          </table:table-cell>
          <table:table-cell table:formula="of:=IF(ISBLANK([.U62]);&quot;&quot;;&quot; &quot;)&amp;IF(ISBLANK([.U62]);&quot;&quot;;[.U62])" office:value-type="string">
            <text:p/>
          </table:table-cell>
          <table:table-cell table:formula="of:=IF(ISBLANK([.V62]);&quot;&quot;;&quot; &quot;)&amp;IF(ISBLANK([.V62]);&quot;&quot;;[.V62])" office:value-type="string">
            <text:p/>
          </table:table-cell>
          <table:table-cell table:formula="of:=IF(ISBLANK([.W62]);&quot;&quot;;&quot; &quot;)&amp;IF(ISBLANK([.W62]);&quot;&quot;;[.W62])" office:value-type="string">
            <text:p/>
          </table:table-cell>
          <table:table-cell table:formula="of:=IF(ISBLANK([.X62]);&quot;&quot;;&quot; &quot;)&amp;IF(ISBLANK([.X62]);&quot;&quot;;[.X62])" office:value-type="string">
            <text:p/>
          </table:table-cell>
          <table:table-cell table:style-name="ce46" table:formula="of:=&quot;),&quot;" office:value-type="string">
            <text:p>),</text:p>
          </table:table-cell>
          <table:table-cell/>
          <table:table-cell table:formula="of:=IFERROR(__xludf.DUMMYFUNCTION(&quot;SPLIT('Definition (EN)'!P16, &quot;&quot; + &quot;&quot;, TRUE)&quot;),&quot;joiners&quot;)" office:value-type="string">
            <text:p>joiners</text:p>
          </table:table-cell>
        </table:table-row>
        <table:table-row table:style-name="ro2">
          <table:table-cell table:formula="of:=LOWER(['Definition (EN)'.C16]&amp;&quot;_&quot;&amp;['Definition (EN)'.D16]&amp;&quot;_&quot;&amp;['Definition (EN)'.$N$3]&amp;&quot;:&quot;)" office:value-type="string">
            <text:p>group_membertag_notify:</text:p>
          </table:table-cell>
          <table:table-cell table:formula="of:=&quot;%w(&quot;" office:value-type="string">
            <text:p>%w(</text:p>
          </table:table-cell>
          <table:table-cell table:formula="of:=IF(ISTEXT([.O63]);[.O63];&quot;&quot;)" office:value-type="string">
            <text:p>foreign</text:p>
          </table:table-cell>
          <table:table-cell table:formula="of:=IF(ISBLANK([.P63]);&quot;&quot;;&quot; &quot;)&amp;IF(ISBLANK([.P63]);&quot;&quot;;[.P63])" office:value-type="string">
            <text:p/>
          </table:table-cell>
          <table:table-cell table:formula="of:=IF(ISBLANK([.Q63]);&quot;&quot;;&quot; &quot;)&amp;IF(ISBLANK([.Q63]);&quot;&quot;;[.Q63])" office:value-type="string">
            <text:p/>
          </table:table-cell>
          <table:table-cell table:formula="of:=IF(ISBLANK([.R63]);&quot;&quot;;&quot; &quot;)&amp;IF(ISBLANK([.R63]);&quot;&quot;;[.R63])" office:value-type="string">
            <text:p/>
          </table:table-cell>
          <table:table-cell table:formula="of:=IF(ISBLANK([.S63]);&quot;&quot;;&quot; &quot;)&amp;IF(ISBLANK([.S63]);&quot;&quot;;[.S63])" office:value-type="string">
            <text:p/>
          </table:table-cell>
          <table:table-cell table:formula="of:=IF(ISBLANK([.T63]);&quot;&quot;;&quot; &quot;)&amp;IF(ISBLANK([.T63]);&quot;&quot;;[.T63])" office:value-type="string">
            <text:p/>
          </table:table-cell>
          <table:table-cell table:formula="of:=IF(ISBLANK([.U63]);&quot;&quot;;&quot; &quot;)&amp;IF(ISBLANK([.U63]);&quot;&quot;;[.U63])" office:value-type="string">
            <text:p/>
          </table:table-cell>
          <table:table-cell table:formula="of:=IF(ISBLANK([.V63]);&quot;&quot;;&quot; &quot;)&amp;IF(ISBLANK([.V63]);&quot;&quot;;[.V63])" office:value-type="string">
            <text:p/>
          </table:table-cell>
          <table:table-cell table:formula="of:=IF(ISBLANK([.W63]);&quot;&quot;;&quot; &quot;)&amp;IF(ISBLANK([.W63]);&quot;&quot;;[.W63])" office:value-type="string">
            <text:p/>
          </table:table-cell>
          <table:table-cell table:formula="of:=IF(ISBLANK([.X63]);&quot;&quot;;&quot; &quot;)&amp;IF(ISBLANK([.X63]);&quot;&quot;;[.X63])" office:value-type="string">
            <text:p/>
          </table:table-cell>
          <table:table-cell table:style-name="ce46" table:formula="of:=&quot;),&quot;" office:value-type="string">
            <text:p>),</text:p>
          </table:table-cell>
          <table:table-cell/>
          <table:table-cell table:formula="of:=IFERROR(__xludf.DUMMYFUNCTION(&quot;SPLIT('Definition (EN)'!M16, &quot;&quot; + &quot;&quot;, TRUE)&quot;),&quot;foreign&quot;)" office:value-type="string">
            <text:p>foreign</text:p>
          </table:table-cell>
        </table:table-row>
        <table:table-row table:style-name="ro2">
          <table:table-cell table:formula="of:=LOWER(['Definition (EN)'.C16]&amp;&quot;_&quot;&amp;['Definition (EN)'.D16]&amp;&quot;_&quot;&amp;['Definition (EN)'.$K$3]&amp;&quot;:&quot;)" office:value-type="string">
            <text:p>group_membertag_push:</text:p>
          </table:table-cell>
          <table:table-cell table:formula="of:=&quot;%w(&quot;" office:value-type="string">
            <text:p>%w(</text:p>
          </table:table-cell>
          <table:table-cell table:formula="of:=IF(ISTEXT([.O64]);[.O64];&quot;&quot;)" office:value-type="string">
            <text:p>foreign</text:p>
          </table:table-cell>
          <table:table-cell table:formula="of:=IF(ISBLANK([.P64]);&quot;&quot;;&quot; &quot;)&amp;IF(ISBLANK([.P64]);&quot;&quot;;[.P64])" office:value-type="string">
            <text:p/>
          </table:table-cell>
          <table:table-cell table:formula="of:=IF(ISBLANK([.Q64]);&quot;&quot;;&quot; &quot;)&amp;IF(ISBLANK([.Q64]);&quot;&quot;;[.Q64])" office:value-type="string">
            <text:p/>
          </table:table-cell>
          <table:table-cell table:formula="of:=IF(ISBLANK([.R64]);&quot;&quot;;&quot; &quot;)&amp;IF(ISBLANK([.R64]);&quot;&quot;;[.R64])" office:value-type="string">
            <text:p/>
          </table:table-cell>
          <table:table-cell table:formula="of:=IF(ISBLANK([.S64]);&quot;&quot;;&quot; &quot;)&amp;IF(ISBLANK([.S64]);&quot;&quot;;[.S64])" office:value-type="string">
            <text:p/>
          </table:table-cell>
          <table:table-cell table:formula="of:=IF(ISBLANK([.T64]);&quot;&quot;;&quot; &quot;)&amp;IF(ISBLANK([.T64]);&quot;&quot;;[.T64])" office:value-type="string">
            <text:p/>
          </table:table-cell>
          <table:table-cell table:formula="of:=IF(ISBLANK([.U64]);&quot;&quot;;&quot; &quot;)&amp;IF(ISBLANK([.U64]);&quot;&quot;;[.U64])" office:value-type="string">
            <text:p/>
          </table:table-cell>
          <table:table-cell table:formula="of:=IF(ISBLANK([.V64]);&quot;&quot;;&quot; &quot;)&amp;IF(ISBLANK([.V64]);&quot;&quot;;[.V64])" office:value-type="string">
            <text:p/>
          </table:table-cell>
          <table:table-cell table:formula="of:=IF(ISBLANK([.W64]);&quot;&quot;;&quot; &quot;)&amp;IF(ISBLANK([.W64]);&quot;&quot;;[.W64])" office:value-type="string">
            <text:p/>
          </table:table-cell>
          <table:table-cell table:formula="of:=IF(ISBLANK([.X64]);&quot;&quot;;&quot; &quot;)&amp;IF(ISBLANK([.X64]);&quot;&quot;;[.X64])" office:value-type="string">
            <text:p/>
          </table:table-cell>
          <table:table-cell table:style-name="ce46" table:formula="of:=&quot;),&quot;" office:value-type="string">
            <text:p>),</text:p>
          </table:table-cell>
          <table:table-cell/>
          <table:table-cell table:formula="of:=IFERROR(__xludf.DUMMYFUNCTION(&quot;SPLIT('Definition (EN)'!J16, &quot;&quot; + &quot;&quot;, TRUE)&quot;),&quot;foreign&quot;)" office:value-type="string">
            <text:p>foreign</text:p>
          </table:table-cell>
        </table:table-row>
        <table:table-row table:style-name="ro2">
          <table:table-cell table:number-columns-repeated="2"/>
          <table:table-cell table:formula="of:=IF(ISTEXT([.O65]);[.O65];&quot;&quot;)" office:value-type="string">
            <text:p/>
          </table:table-cell>
          <table:table-cell table:formula="of:=IF(ISBLANK([.P65]);&quot;&quot;;&quot; &quot;)&amp;IF(ISBLANK([.P65]);&quot;&quot;;[.P65])" office:value-type="string">
            <text:p/>
          </table:table-cell>
          <table:table-cell table:formula="of:=IF(ISBLANK([.Q65]);&quot;&quot;;&quot; &quot;)&amp;IF(ISBLANK([.Q65]);&quot;&quot;;[.Q65])" office:value-type="string">
            <text:p/>
          </table:table-cell>
          <table:table-cell table:formula="of:=IF(ISBLANK([.R65]);&quot;&quot;;&quot; &quot;)&amp;IF(ISBLANK([.R65]);&quot;&quot;;[.R65])" office:value-type="string">
            <text:p/>
          </table:table-cell>
          <table:table-cell table:formula="of:=IF(ISBLANK([.S65]);&quot;&quot;;&quot; &quot;)&amp;IF(ISBLANK([.S65]);&quot;&quot;;[.S65])" office:value-type="string">
            <text:p/>
          </table:table-cell>
          <table:table-cell table:formula="of:=IF(ISBLANK([.T65]);&quot;&quot;;&quot; &quot;)&amp;IF(ISBLANK([.T65]);&quot;&quot;;[.T65])" office:value-type="string">
            <text:p/>
          </table:table-cell>
          <table:table-cell table:formula="of:=IF(ISBLANK([.U65]);&quot;&quot;;&quot; &quot;)&amp;IF(ISBLANK([.U65]);&quot;&quot;;[.U65])" office:value-type="string">
            <text:p/>
          </table:table-cell>
          <table:table-cell table:formula="of:=IF(ISBLANK([.V65]);&quot;&quot;;&quot; &quot;)&amp;IF(ISBLANK([.V65]);&quot;&quot;;[.V65])" office:value-type="string">
            <text:p/>
          </table:table-cell>
          <table:table-cell table:formula="of:=IF(ISBLANK([.W65]);&quot;&quot;;&quot; &quot;)&amp;IF(ISBLANK([.W65]);&quot;&quot;;[.W65])" office:value-type="string">
            <text:p/>
          </table:table-cell>
          <table:table-cell table:formula="of:=IF(ISBLANK([.X65]);&quot;&quot;;&quot; &quot;)&amp;IF(ISBLANK([.X65]);&quot;&quot;;[.X65])" office:value-type="string">
            <text:p/>
          </table:table-cell>
        </table:table-row>
        <table:table-row table:style-name="ro2">
          <table:table-cell table:formula="of:=LOWER(['Definition (EN)'.C17]&amp;&quot;_&quot;&amp;['Definition (EN)'.D17]&amp;&quot;_&quot;&amp;['Definition (EN)'.$H$3]&amp;&quot;:&quot;)" office:value-type="string">
            <text:p>slot_delete_me:</text:p>
          </table:table-cell>
          <table:table-cell table:formula="of:=&quot;%w(&quot;" office:value-type="string">
            <text:p>%w(</text:p>
          </table:table-cell>
          <table:table-cell table:formula="of:=IF(ISTEXT([.O66]);[.O66];&quot;&quot;)" office:value-type="string">
            <text:p>actor</text:p>
          </table:table-cell>
          <table:table-cell table:formula="of:=IF(ISBLANK([.P66]);&quot;&quot;;&quot; &quot;)&amp;IF(ISBLANK([.P66]);&quot;&quot;;[.P66])" office:value-type="string">
            <text:p/>
          </table:table-cell>
          <table:table-cell table:formula="of:=IF(ISBLANK([.Q66]);&quot;&quot;;&quot; &quot;)&amp;IF(ISBLANK([.Q66]);&quot;&quot;;[.Q66])" office:value-type="string">
            <text:p/>
          </table:table-cell>
          <table:table-cell table:formula="of:=IF(ISBLANK([.R66]);&quot;&quot;;&quot; &quot;)&amp;IF(ISBLANK([.R66]);&quot;&quot;;[.R66])" office:value-type="string">
            <text:p/>
          </table:table-cell>
          <table:table-cell table:formula="of:=IF(ISBLANK([.S66]);&quot;&quot;;&quot; &quot;)&amp;IF(ISBLANK([.S66]);&quot;&quot;;[.S66])" office:value-type="string">
            <text:p/>
          </table:table-cell>
          <table:table-cell table:formula="of:=IF(ISBLANK([.T66]);&quot;&quot;;&quot; &quot;)&amp;IF(ISBLANK([.T66]);&quot;&quot;;[.T66])" office:value-type="string">
            <text:p/>
          </table:table-cell>
          <table:table-cell table:formula="of:=IF(ISBLANK([.U66]);&quot;&quot;;&quot; &quot;)&amp;IF(ISBLANK([.U66]);&quot;&quot;;[.U66])" office:value-type="string">
            <text:p/>
          </table:table-cell>
          <table:table-cell table:formula="of:=IF(ISBLANK([.V66]);&quot;&quot;;&quot; &quot;)&amp;IF(ISBLANK([.V66]);&quot;&quot;;[.V66])" office:value-type="string">
            <text:p/>
          </table:table-cell>
          <table:table-cell table:formula="of:=IF(ISBLANK([.W66]);&quot;&quot;;&quot; &quot;)&amp;IF(ISBLANK([.W66]);&quot;&quot;;[.W66])" office:value-type="string">
            <text:p/>
          </table:table-cell>
          <table:table-cell table:formula="of:=IF(ISBLANK([.X66]);&quot;&quot;;&quot; &quot;)&amp;IF(ISBLANK([.X66]);&quot;&quot;;[.X66])" office:value-type="string">
            <text:p/>
          </table:table-cell>
          <table:table-cell table:style-name="ce46" table:formula="of:=&quot;),&quot;" office:value-type="string">
            <text:p>),</text:p>
          </table:table-cell>
          <table:table-cell/>
          <table:table-cell table:formula="of:=IFERROR(__xludf.DUMMYFUNCTION(&quot;SPLIT('Definition (EN)'!G17, &quot;&quot; + &quot;&quot;, TRUE)&quot;),&quot;actor&quot;)" office:value-type="string">
            <text:p>actor</text:p>
          </table:table-cell>
        </table:table-row>
        <table:table-row table:style-name="ro2">
          <table:table-cell table:formula="of:=LOWER(['Definition (EN)'.C17]&amp;&quot;_&quot;&amp;['Definition (EN)'.D17]&amp;&quot;_&quot;&amp;['Definition (EN)'.$Q$3]&amp;&quot;:&quot;)" office:value-type="string">
            <text:p>slot_delete_activity:</text:p>
          </table:table-cell>
          <table:table-cell table:formula="of:=&quot;%w(&quot;" office:value-type="string">
            <text:p>%w(</text:p>
          </table:table-cell>
          <table:table-cell table:formula="of:=IF(ISTEXT([.O67]);[.O67];&quot;&quot;)" office:value-type="string">
            <text:p/>
          </table:table-cell>
          <table:table-cell table:formula="of:=IF(ISBLANK([.P67]);&quot;&quot;;&quot; &quot;)&amp;IF(ISBLANK([.P67]);&quot;&quot;;[.P67])" office:value-type="string">
            <text:p/>
          </table:table-cell>
          <table:table-cell table:formula="of:=IF(ISBLANK([.Q67]);&quot;&quot;;&quot; &quot;)&amp;IF(ISBLANK([.Q67]);&quot;&quot;;[.Q67])" office:value-type="string">
            <text:p/>
          </table:table-cell>
          <table:table-cell table:formula="of:=IF(ISBLANK([.R67]);&quot;&quot;;&quot; &quot;)&amp;IF(ISBLANK([.R67]);&quot;&quot;;[.R67])" office:value-type="string">
            <text:p/>
          </table:table-cell>
          <table:table-cell table:formula="of:=IF(ISBLANK([.S67]);&quot;&quot;;&quot; &quot;)&amp;IF(ISBLANK([.S67]);&quot;&quot;;[.S67])" office:value-type="string">
            <text:p/>
          </table:table-cell>
          <table:table-cell table:formula="of:=IF(ISBLANK([.T67]);&quot;&quot;;&quot; &quot;)&amp;IF(ISBLANK([.T67]);&quot;&quot;;[.T67])" office:value-type="string">
            <text:p/>
          </table:table-cell>
          <table:table-cell table:formula="of:=IF(ISBLANK([.U67]);&quot;&quot;;&quot; &quot;)&amp;IF(ISBLANK([.U67]);&quot;&quot;;[.U67])" office:value-type="string">
            <text:p/>
          </table:table-cell>
          <table:table-cell table:formula="of:=IF(ISBLANK([.V67]);&quot;&quot;;&quot; &quot;)&amp;IF(ISBLANK([.V67]);&quot;&quot;;[.V67])" office:value-type="string">
            <text:p/>
          </table:table-cell>
          <table:table-cell table:formula="of:=IF(ISBLANK([.W67]);&quot;&quot;;&quot; &quot;)&amp;IF(ISBLANK([.W67]);&quot;&quot;;[.W67])" office:value-type="string">
            <text:p/>
          </table:table-cell>
          <table:table-cell table:formula="of:=IF(ISBLANK([.X67]);&quot;&quot;;&quot; &quot;)&amp;IF(ISBLANK([.X67]);&quot;&quot;;[.X67])" office:value-type="string">
            <text:p/>
          </table:table-cell>
          <table:table-cell table:style-name="ce46" table:formula="of:=&quot;),&quot;" office:value-type="string">
            <text:p>),</text:p>
          </table:table-cell>
          <table:table-cell/>
          <table:table-cell table:formula="of:=IFERROR(__xludf.DUMMYFUNCTION(&quot;SPLIT('Definition (EN)'!P17, &quot;&quot; + &quot;&quot;, TRUE)&quot;),&quot;#VALUE!&quot;)" office:value-type="string">
            <text:p>#VALUE!</text:p>
          </table:table-cell>
        </table:table-row>
        <table:table-row table:style-name="ro2">
          <table:table-cell table:formula="of:=LOWER(['Definition (EN)'.C17]&amp;&quot;_&quot;&amp;['Definition (EN)'.D17]&amp;&quot;_&quot;&amp;['Definition (EN)'.$N$3]&amp;&quot;:&quot;)" office:value-type="string">
            <text:p>slot_delete_notify:</text:p>
          </table:table-cell>
          <table:table-cell table:formula="of:=&quot;%w(&quot;" office:value-type="string">
            <text:p>%w(</text:p>
          </table:table-cell>
          <table:table-cell table:formula="of:=IF(ISTEXT([.O68]);[.O68];&quot;&quot;)" office:value-type="string">
            <text:p>follower</text:p>
          </table:table-cell>
          <table:table-cell table:formula="of:=IF(ISBLANK([.P68]);&quot;&quot;;&quot; &quot;)&amp;IF(ISBLANK([.P68]);&quot;&quot;;[.P68])" office:value-type="string">
            <text:p/>
          </table:table-cell>
          <table:table-cell table:formula="of:=IF(ISBLANK([.Q68]);&quot;&quot;;&quot; &quot;)&amp;IF(ISBLANK([.Q68]);&quot;&quot;;[.Q68])" office:value-type="string">
            <text:p/>
          </table:table-cell>
          <table:table-cell table:formula="of:=IF(ISBLANK([.R68]);&quot;&quot;;&quot; &quot;)&amp;IF(ISBLANK([.R68]);&quot;&quot;;[.R68])" office:value-type="string">
            <text:p/>
          </table:table-cell>
          <table:table-cell table:formula="of:=IF(ISBLANK([.S68]);&quot;&quot;;&quot; &quot;)&amp;IF(ISBLANK([.S68]);&quot;&quot;;[.S68])" office:value-type="string">
            <text:p/>
          </table:table-cell>
          <table:table-cell table:formula="of:=IF(ISBLANK([.T68]);&quot;&quot;;&quot; &quot;)&amp;IF(ISBLANK([.T68]);&quot;&quot;;[.T68])" office:value-type="string">
            <text:p/>
          </table:table-cell>
          <table:table-cell table:formula="of:=IF(ISBLANK([.U68]);&quot;&quot;;&quot; &quot;)&amp;IF(ISBLANK([.U68]);&quot;&quot;;[.U68])" office:value-type="string">
            <text:p/>
          </table:table-cell>
          <table:table-cell table:formula="of:=IF(ISBLANK([.V68]);&quot;&quot;;&quot; &quot;)&amp;IF(ISBLANK([.V68]);&quot;&quot;;[.V68])" office:value-type="string">
            <text:p/>
          </table:table-cell>
          <table:table-cell table:formula="of:=IF(ISBLANK([.W68]);&quot;&quot;;&quot; &quot;)&amp;IF(ISBLANK([.W68]);&quot;&quot;;[.W68])" office:value-type="string">
            <text:p/>
          </table:table-cell>
          <table:table-cell table:formula="of:=IF(ISBLANK([.X68]);&quot;&quot;;&quot; &quot;)&amp;IF(ISBLANK([.X68]);&quot;&quot;;[.X68])" office:value-type="string">
            <text:p/>
          </table:table-cell>
          <table:table-cell table:style-name="ce46" table:formula="of:=&quot;),&quot;" office:value-type="string">
            <text:p>),</text:p>
          </table:table-cell>
          <table:table-cell/>
          <table:table-cell table:formula="of:=IFERROR(__xludf.DUMMYFUNCTION(&quot;SPLIT('Definition (EN)'!M17, &quot;&quot; + &quot;&quot;, TRUE)&quot;),&quot;follower&quot;)" office:value-type="string">
            <text:p>follower</text:p>
          </table:table-cell>
        </table:table-row>
        <table:table-row table:style-name="ro2">
          <table:table-cell table:formula="of:=LOWER(['Definition (EN)'.C17]&amp;&quot;_&quot;&amp;['Definition (EN)'.D17]&amp;&quot;_&quot;&amp;['Definition (EN)'.$K$3]&amp;&quot;:&quot;)" office:value-type="string">
            <text:p>slot_delete_push:</text:p>
          </table:table-cell>
          <table:table-cell table:formula="of:=&quot;%w(&quot;" office:value-type="string">
            <text:p>%w(</text:p>
          </table:table-cell>
          <table:table-cell table:formula="of:=IF(ISTEXT([.O69]);[.O69];&quot;&quot;)" office:value-type="string">
            <text:p>follower</text:p>
          </table:table-cell>
          <table:table-cell table:formula="of:=IF(ISBLANK([.P69]);&quot;&quot;;&quot; &quot;)&amp;IF(ISBLANK([.P69]);&quot;&quot;;[.P69])" office:value-type="string">
            <text:p/>
          </table:table-cell>
          <table:table-cell table:formula="of:=IF(ISBLANK([.Q69]);&quot;&quot;;&quot; &quot;)&amp;IF(ISBLANK([.Q69]);&quot;&quot;;[.Q69])" office:value-type="string">
            <text:p/>
          </table:table-cell>
          <table:table-cell table:formula="of:=IF(ISBLANK([.R69]);&quot;&quot;;&quot; &quot;)&amp;IF(ISBLANK([.R69]);&quot;&quot;;[.R69])" office:value-type="string">
            <text:p/>
          </table:table-cell>
          <table:table-cell table:formula="of:=IF(ISBLANK([.S69]);&quot;&quot;;&quot; &quot;)&amp;IF(ISBLANK([.S69]);&quot;&quot;;[.S69])" office:value-type="string">
            <text:p/>
          </table:table-cell>
          <table:table-cell table:formula="of:=IF(ISBLANK([.T69]);&quot;&quot;;&quot; &quot;)&amp;IF(ISBLANK([.T69]);&quot;&quot;;[.T69])" office:value-type="string">
            <text:p/>
          </table:table-cell>
          <table:table-cell table:formula="of:=IF(ISBLANK([.U69]);&quot;&quot;;&quot; &quot;)&amp;IF(ISBLANK([.U69]);&quot;&quot;;[.U69])" office:value-type="string">
            <text:p/>
          </table:table-cell>
          <table:table-cell table:formula="of:=IF(ISBLANK([.V69]);&quot;&quot;;&quot; &quot;)&amp;IF(ISBLANK([.V69]);&quot;&quot;;[.V69])" office:value-type="string">
            <text:p/>
          </table:table-cell>
          <table:table-cell table:formula="of:=IF(ISBLANK([.W69]);&quot;&quot;;&quot; &quot;)&amp;IF(ISBLANK([.W69]);&quot;&quot;;[.W69])" office:value-type="string">
            <text:p/>
          </table:table-cell>
          <table:table-cell table:formula="of:=IF(ISBLANK([.X69]);&quot;&quot;;&quot; &quot;)&amp;IF(ISBLANK([.X69]);&quot;&quot;;[.X69])" office:value-type="string">
            <text:p/>
          </table:table-cell>
          <table:table-cell table:style-name="ce46" table:formula="of:=&quot;),&quot;" office:value-type="string">
            <text:p>),</text:p>
          </table:table-cell>
          <table:table-cell/>
          <table:table-cell table:formula="of:=IFERROR(__xludf.DUMMYFUNCTION(&quot;SPLIT('Definition (EN)'!J17, &quot;&quot; + &quot;&quot;, TRUE)&quot;),&quot;follower&quot;)" office:value-type="string">
            <text:p>follower</text:p>
          </table:table-cell>
        </table:table-row>
        <table:table-row table:style-name="ro2">
          <table:table-cell table:number-columns-repeated="2"/>
          <table:table-cell table:formula="of:=IF(ISTEXT([.O70]);[.O70];&quot;&quot;)" office:value-type="string">
            <text:p/>
          </table:table-cell>
          <table:table-cell table:formula="of:=IF(ISBLANK([.P70]);&quot;&quot;;&quot; &quot;)&amp;IF(ISBLANK([.P70]);&quot;&quot;;[.P70])" office:value-type="string">
            <text:p/>
          </table:table-cell>
          <table:table-cell table:formula="of:=IF(ISBLANK([.Q70]);&quot;&quot;;&quot; &quot;)&amp;IF(ISBLANK([.Q70]);&quot;&quot;;[.Q70])" office:value-type="string">
            <text:p/>
          </table:table-cell>
          <table:table-cell table:formula="of:=IF(ISBLANK([.R70]);&quot;&quot;;&quot; &quot;)&amp;IF(ISBLANK([.R70]);&quot;&quot;;[.R70])" office:value-type="string">
            <text:p/>
          </table:table-cell>
          <table:table-cell table:formula="of:=IF(ISBLANK([.S70]);&quot;&quot;;&quot; &quot;)&amp;IF(ISBLANK([.S70]);&quot;&quot;;[.S70])" office:value-type="string">
            <text:p/>
          </table:table-cell>
          <table:table-cell table:formula="of:=IF(ISBLANK([.T70]);&quot;&quot;;&quot; &quot;)&amp;IF(ISBLANK([.T70]);&quot;&quot;;[.T70])" office:value-type="string">
            <text:p/>
          </table:table-cell>
          <table:table-cell table:formula="of:=IF(ISBLANK([.U70]);&quot;&quot;;&quot; &quot;)&amp;IF(ISBLANK([.U70]);&quot;&quot;;[.U70])" office:value-type="string">
            <text:p/>
          </table:table-cell>
          <table:table-cell table:formula="of:=IF(ISBLANK([.V70]);&quot;&quot;;&quot; &quot;)&amp;IF(ISBLANK([.V70]);&quot;&quot;;[.V70])" office:value-type="string">
            <text:p/>
          </table:table-cell>
          <table:table-cell table:formula="of:=IF(ISBLANK([.W70]);&quot;&quot;;&quot; &quot;)&amp;IF(ISBLANK([.W70]);&quot;&quot;;[.W70])" office:value-type="string">
            <text:p/>
          </table:table-cell>
          <table:table-cell table:formula="of:=IF(ISBLANK([.X70]);&quot;&quot;;&quot; &quot;)&amp;IF(ISBLANK([.X70]);&quot;&quot;;[.X70])" office:value-type="string">
            <text:p/>
          </table:table-cell>
        </table:table-row>
        <table:table-row table:style-name="ro2">
          <table:table-cell table:formula="of:=LOWER(['Definition (EN)'.C18]&amp;&quot;_&quot;&amp;['Definition (EN)'.D18]&amp;&quot;_&quot;&amp;['Definition (EN)'.$H$3]&amp;&quot;:&quot;)" office:value-type="string">
            <text:p>slot_unslot_me:</text:p>
          </table:table-cell>
          <table:table-cell table:formula="of:=&quot;%w(&quot;" office:value-type="string">
            <text:p>%w(</text:p>
          </table:table-cell>
          <table:table-cell table:formula="of:=IF(ISTEXT([.O71]);[.O71];&quot;&quot;)" office:value-type="string">
            <text:p>actor</text:p>
          </table:table-cell>
          <table:table-cell table:formula="of:=IF(ISBLANK([.P71]);&quot;&quot;;&quot; &quot;)&amp;IF(ISBLANK([.P71]);&quot;&quot;;[.P71])" office:value-type="string">
            <text:p/>
          </table:table-cell>
          <table:table-cell table:formula="of:=IF(ISBLANK([.Q71]);&quot;&quot;;&quot; &quot;)&amp;IF(ISBLANK([.Q71]);&quot;&quot;;[.Q71])" office:value-type="string">
            <text:p/>
          </table:table-cell>
          <table:table-cell table:formula="of:=IF(ISBLANK([.R71]);&quot;&quot;;&quot; &quot;)&amp;IF(ISBLANK([.R71]);&quot;&quot;;[.R71])" office:value-type="string">
            <text:p/>
          </table:table-cell>
          <table:table-cell table:formula="of:=IF(ISBLANK([.S71]);&quot;&quot;;&quot; &quot;)&amp;IF(ISBLANK([.S71]);&quot;&quot;;[.S71])" office:value-type="string">
            <text:p/>
          </table:table-cell>
          <table:table-cell table:formula="of:=IF(ISBLANK([.T71]);&quot;&quot;;&quot; &quot;)&amp;IF(ISBLANK([.T71]);&quot;&quot;;[.T71])" office:value-type="string">
            <text:p/>
          </table:table-cell>
          <table:table-cell table:formula="of:=IF(ISBLANK([.U71]);&quot;&quot;;&quot; &quot;)&amp;IF(ISBLANK([.U71]);&quot;&quot;;[.U71])" office:value-type="string">
            <text:p/>
          </table:table-cell>
          <table:table-cell table:formula="of:=IF(ISBLANK([.V71]);&quot;&quot;;&quot; &quot;)&amp;IF(ISBLANK([.V71]);&quot;&quot;;[.V71])" office:value-type="string">
            <text:p/>
          </table:table-cell>
          <table:table-cell table:formula="of:=IF(ISBLANK([.W71]);&quot;&quot;;&quot; &quot;)&amp;IF(ISBLANK([.W71]);&quot;&quot;;[.W71])" office:value-type="string">
            <text:p/>
          </table:table-cell>
          <table:table-cell table:formula="of:=IF(ISBLANK([.X71]);&quot;&quot;;&quot; &quot;)&amp;IF(ISBLANK([.X71]);&quot;&quot;;[.X71])" office:value-type="string">
            <text:p/>
          </table:table-cell>
          <table:table-cell table:style-name="ce46" table:formula="of:=&quot;),&quot;" office:value-type="string">
            <text:p>),</text:p>
          </table:table-cell>
          <table:table-cell/>
          <table:table-cell table:formula="of:=IFERROR(__xludf.DUMMYFUNCTION(&quot;SPLIT('Definition (EN)'!G18, &quot;&quot; + &quot;&quot;, TRUE)&quot;),&quot;actor&quot;)" office:value-type="string">
            <text:p>actor</text:p>
          </table:table-cell>
        </table:table-row>
        <table:table-row table:style-name="ro2">
          <table:table-cell table:formula="of:=LOWER(['Definition (EN)'.C18]&amp;&quot;_&quot;&amp;['Definition (EN)'.D18]&amp;&quot;_&quot;&amp;['Definition (EN)'.$Q$3]&amp;&quot;:&quot;)" office:value-type="string">
            <text:p>slot_unslot_activity:</text:p>
          </table:table-cell>
          <table:table-cell table:formula="of:=&quot;%w(&quot;" office:value-type="string">
            <text:p>%w(</text:p>
          </table:table-cell>
          <table:table-cell table:formula="of:=IF(ISTEXT([.O72]);[.O72];&quot;&quot;)" office:value-type="string">
            <text:p/>
          </table:table-cell>
          <table:table-cell table:formula="of:=IF(ISBLANK([.P72]);&quot;&quot;;&quot; &quot;)&amp;IF(ISBLANK([.P72]);&quot;&quot;;[.P72])" office:value-type="string">
            <text:p/>
          </table:table-cell>
          <table:table-cell table:formula="of:=IF(ISBLANK([.Q72]);&quot;&quot;;&quot; &quot;)&amp;IF(ISBLANK([.Q72]);&quot;&quot;;[.Q72])" office:value-type="string">
            <text:p/>
          </table:table-cell>
          <table:table-cell table:formula="of:=IF(ISBLANK([.R72]);&quot;&quot;;&quot; &quot;)&amp;IF(ISBLANK([.R72]);&quot;&quot;;[.R72])" office:value-type="string">
            <text:p/>
          </table:table-cell>
          <table:table-cell table:formula="of:=IF(ISBLANK([.S72]);&quot;&quot;;&quot; &quot;)&amp;IF(ISBLANK([.S72]);&quot;&quot;;[.S72])" office:value-type="string">
            <text:p/>
          </table:table-cell>
          <table:table-cell table:formula="of:=IF(ISBLANK([.T72]);&quot;&quot;;&quot; &quot;)&amp;IF(ISBLANK([.T72]);&quot;&quot;;[.T72])" office:value-type="string">
            <text:p/>
          </table:table-cell>
          <table:table-cell table:formula="of:=IF(ISBLANK([.U72]);&quot;&quot;;&quot; &quot;)&amp;IF(ISBLANK([.U72]);&quot;&quot;;[.U72])" office:value-type="string">
            <text:p/>
          </table:table-cell>
          <table:table-cell table:formula="of:=IF(ISBLANK([.V72]);&quot;&quot;;&quot; &quot;)&amp;IF(ISBLANK([.V72]);&quot;&quot;;[.V72])" office:value-type="string">
            <text:p/>
          </table:table-cell>
          <table:table-cell table:formula="of:=IF(ISBLANK([.W72]);&quot;&quot;;&quot; &quot;)&amp;IF(ISBLANK([.W72]);&quot;&quot;;[.W72])" office:value-type="string">
            <text:p/>
          </table:table-cell>
          <table:table-cell table:formula="of:=IF(ISBLANK([.X72]);&quot;&quot;;&quot; &quot;)&amp;IF(ISBLANK([.X72]);&quot;&quot;;[.X72])" office:value-type="string">
            <text:p/>
          </table:table-cell>
          <table:table-cell table:style-name="ce46" table:formula="of:=&quot;),&quot;" office:value-type="string">
            <text:p>),</text:p>
          </table:table-cell>
          <table:table-cell/>
          <table:table-cell table:formula="of:=IFERROR(__xludf.DUMMYFUNCTION(&quot;SPLIT('Definition (EN)'!P18, &quot;&quot; + &quot;&quot;, TRUE)&quot;),&quot;#VALUE!&quot;)" office:value-type="string">
            <text:p>#VALUE!</text:p>
          </table:table-cell>
        </table:table-row>
        <table:table-row table:style-name="ro2">
          <table:table-cell table:formula="of:=LOWER(['Definition (EN)'.C18]&amp;&quot;_&quot;&amp;['Definition (EN)'.D18]&amp;&quot;_&quot;&amp;['Definition (EN)'.$N$3]&amp;&quot;:&quot;)" office:value-type="string">
            <text:p>slot_unslot_notify:</text:p>
          </table:table-cell>
          <table:table-cell table:formula="of:=&quot;%w(&quot;" office:value-type="string">
            <text:p>%w(</text:p>
          </table:table-cell>
          <table:table-cell table:formula="of:=IF(ISTEXT([.O73]);[.O73];&quot;&quot;)" office:value-type="string">
            <text:p/>
          </table:table-cell>
          <table:table-cell table:formula="of:=IF(ISBLANK([.P73]);&quot;&quot;;&quot; &quot;)&amp;IF(ISBLANK([.P73]);&quot;&quot;;[.P73])" office:value-type="string">
            <text:p/>
          </table:table-cell>
          <table:table-cell table:formula="of:=IF(ISBLANK([.Q73]);&quot;&quot;;&quot; &quot;)&amp;IF(ISBLANK([.Q73]);&quot;&quot;;[.Q73])" office:value-type="string">
            <text:p/>
          </table:table-cell>
          <table:table-cell table:formula="of:=IF(ISBLANK([.R73]);&quot;&quot;;&quot; &quot;)&amp;IF(ISBLANK([.R73]);&quot;&quot;;[.R73])" office:value-type="string">
            <text:p/>
          </table:table-cell>
          <table:table-cell table:formula="of:=IF(ISBLANK([.S73]);&quot;&quot;;&quot; &quot;)&amp;IF(ISBLANK([.S73]);&quot;&quot;;[.S73])" office:value-type="string">
            <text:p/>
          </table:table-cell>
          <table:table-cell table:formula="of:=IF(ISBLANK([.T73]);&quot;&quot;;&quot; &quot;)&amp;IF(ISBLANK([.T73]);&quot;&quot;;[.T73])" office:value-type="string">
            <text:p/>
          </table:table-cell>
          <table:table-cell table:formula="of:=IF(ISBLANK([.U73]);&quot;&quot;;&quot; &quot;)&amp;IF(ISBLANK([.U73]);&quot;&quot;;[.U73])" office:value-type="string">
            <text:p/>
          </table:table-cell>
          <table:table-cell table:formula="of:=IF(ISBLANK([.V73]);&quot;&quot;;&quot; &quot;)&amp;IF(ISBLANK([.V73]);&quot;&quot;;[.V73])" office:value-type="string">
            <text:p/>
          </table:table-cell>
          <table:table-cell table:formula="of:=IF(ISBLANK([.W73]);&quot;&quot;;&quot; &quot;)&amp;IF(ISBLANK([.W73]);&quot;&quot;;[.W73])" office:value-type="string">
            <text:p/>
          </table:table-cell>
          <table:table-cell table:formula="of:=IF(ISBLANK([.X73]);&quot;&quot;;&quot; &quot;)&amp;IF(ISBLANK([.X73]);&quot;&quot;;[.X73])" office:value-type="string">
            <text:p/>
          </table:table-cell>
          <table:table-cell table:style-name="ce46" table:formula="of:=&quot;),&quot;" office:value-type="string">
            <text:p>),</text:p>
          </table:table-cell>
          <table:table-cell/>
          <table:table-cell table:formula="of:=IFERROR(__xludf.DUMMYFUNCTION(&quot;SPLIT('Definition (EN)'!M18, &quot;&quot; + &quot;&quot;, TRUE)&quot;),&quot;#VALUE!&quot;)" office:value-type="string">
            <text:p>#VALUE!</text:p>
          </table:table-cell>
        </table:table-row>
        <table:table-row table:style-name="ro2">
          <table:table-cell table:formula="of:=LOWER(['Definition (EN)'.C18]&amp;&quot;_&quot;&amp;['Definition (EN)'.D18]&amp;&quot;_&quot;&amp;['Definition (EN)'.$K$3]&amp;&quot;:&quot;)" office:value-type="string">
            <text:p>slot_unslot_push:</text:p>
          </table:table-cell>
          <table:table-cell table:formula="of:=&quot;%w(&quot;" office:value-type="string">
            <text:p>%w(</text:p>
          </table:table-cell>
          <table:table-cell table:formula="of:=IF(ISTEXT([.O74]);[.O74];&quot;&quot;)" office:value-type="string">
            <text:p/>
          </table:table-cell>
          <table:table-cell table:formula="of:=IF(ISBLANK([.P74]);&quot;&quot;;&quot; &quot;)&amp;IF(ISBLANK([.P74]);&quot;&quot;;[.P74])" office:value-type="string">
            <text:p/>
          </table:table-cell>
          <table:table-cell table:formula="of:=IF(ISBLANK([.Q74]);&quot;&quot;;&quot; &quot;)&amp;IF(ISBLANK([.Q74]);&quot;&quot;;[.Q74])" office:value-type="string">
            <text:p/>
          </table:table-cell>
          <table:table-cell table:formula="of:=IF(ISBLANK([.R74]);&quot;&quot;;&quot; &quot;)&amp;IF(ISBLANK([.R74]);&quot;&quot;;[.R74])" office:value-type="string">
            <text:p/>
          </table:table-cell>
          <table:table-cell table:formula="of:=IF(ISBLANK([.S74]);&quot;&quot;;&quot; &quot;)&amp;IF(ISBLANK([.S74]);&quot;&quot;;[.S74])" office:value-type="string">
            <text:p/>
          </table:table-cell>
          <table:table-cell table:formula="of:=IF(ISBLANK([.T74]);&quot;&quot;;&quot; &quot;)&amp;IF(ISBLANK([.T74]);&quot;&quot;;[.T74])" office:value-type="string">
            <text:p/>
          </table:table-cell>
          <table:table-cell table:formula="of:=IF(ISBLANK([.U74]);&quot;&quot;;&quot; &quot;)&amp;IF(ISBLANK([.U74]);&quot;&quot;;[.U74])" office:value-type="string">
            <text:p/>
          </table:table-cell>
          <table:table-cell table:formula="of:=IF(ISBLANK([.V74]);&quot;&quot;;&quot; &quot;)&amp;IF(ISBLANK([.V74]);&quot;&quot;;[.V74])" office:value-type="string">
            <text:p/>
          </table:table-cell>
          <table:table-cell table:formula="of:=IF(ISBLANK([.W74]);&quot;&quot;;&quot; &quot;)&amp;IF(ISBLANK([.W74]);&quot;&quot;;[.W74])" office:value-type="string">
            <text:p/>
          </table:table-cell>
          <table:table-cell table:formula="of:=IF(ISBLANK([.X74]);&quot;&quot;;&quot; &quot;)&amp;IF(ISBLANK([.X74]);&quot;&quot;;[.X74])" office:value-type="string">
            <text:p/>
          </table:table-cell>
          <table:table-cell table:style-name="ce46" table:formula="of:=&quot;),&quot;" office:value-type="string">
            <text:p>),</text:p>
          </table:table-cell>
          <table:table-cell/>
          <table:table-cell table:formula="of:=IFERROR(__xludf.DUMMYFUNCTION(&quot;SPLIT('Definition (EN)'!J18, &quot;&quot; + &quot;&quot;, TRUE)&quot;),&quot;#VALUE!&quot;)" office:value-type="string">
            <text:p>#VALUE!</text:p>
          </table:table-cell>
        </table:table-row>
        <table:table-row table:style-name="ro2">
          <table:table-cell table:number-columns-repeated="2"/>
          <table:table-cell table:formula="of:=IF(ISTEXT([.O75]);[.O75];&quot;&quot;)" office:value-type="string">
            <text:p/>
          </table:table-cell>
          <table:table-cell table:formula="of:=IF(ISBLANK([.P75]);&quot;&quot;;&quot; &quot;)&amp;IF(ISBLANK([.P75]);&quot;&quot;;[.P75])" office:value-type="string">
            <text:p/>
          </table:table-cell>
          <table:table-cell table:formula="of:=IF(ISBLANK([.Q75]);&quot;&quot;;&quot; &quot;)&amp;IF(ISBLANK([.Q75]);&quot;&quot;;[.Q75])" office:value-type="string">
            <text:p/>
          </table:table-cell>
          <table:table-cell table:formula="of:=IF(ISBLANK([.R75]);&quot;&quot;;&quot; &quot;)&amp;IF(ISBLANK([.R75]);&quot;&quot;;[.R75])" office:value-type="string">
            <text:p/>
          </table:table-cell>
          <table:table-cell table:formula="of:=IF(ISBLANK([.S75]);&quot;&quot;;&quot; &quot;)&amp;IF(ISBLANK([.S75]);&quot;&quot;;[.S75])" office:value-type="string">
            <text:p/>
          </table:table-cell>
          <table:table-cell table:formula="of:=IF(ISBLANK([.T75]);&quot;&quot;;&quot; &quot;)&amp;IF(ISBLANK([.T75]);&quot;&quot;;[.T75])" office:value-type="string">
            <text:p/>
          </table:table-cell>
          <table:table-cell table:formula="of:=IF(ISBLANK([.U75]);&quot;&quot;;&quot; &quot;)&amp;IF(ISBLANK([.U75]);&quot;&quot;;[.U75])" office:value-type="string">
            <text:p/>
          </table:table-cell>
          <table:table-cell table:formula="of:=IF(ISBLANK([.V75]);&quot;&quot;;&quot; &quot;)&amp;IF(ISBLANK([.V75]);&quot;&quot;;[.V75])" office:value-type="string">
            <text:p/>
          </table:table-cell>
          <table:table-cell table:formula="of:=IF(ISBLANK([.W75]);&quot;&quot;;&quot; &quot;)&amp;IF(ISBLANK([.W75]);&quot;&quot;;[.W75])" office:value-type="string">
            <text:p/>
          </table:table-cell>
          <table:table-cell table:formula="of:=IF(ISBLANK([.X75]);&quot;&quot;;&quot; &quot;)&amp;IF(ISBLANK([.X75]);&quot;&quot;;[.X75])" office:value-type="string">
            <text:p/>
          </table:table-cell>
        </table:table-row>
        <table:table-row table:style-name="ro2">
          <table:table-cell table:formula="of:=LOWER(['Definition (EN)'.C19]&amp;&quot;_&quot;&amp;['Definition (EN)'.D19]&amp;&quot;_&quot;&amp;['Definition (EN)'.$H$3]&amp;&quot;:&quot;)" office:value-type="string">
            <text:p>user_request_me:</text:p>
          </table:table-cell>
          <table:table-cell table:formula="of:=&quot;%w(&quot;" office:value-type="string">
            <text:p>%w(</text:p>
          </table:table-cell>
          <table:table-cell table:formula="of:=IF(ISTEXT([.O76]);[.O76];&quot;&quot;)" office:value-type="string">
            <text:p>actor</text:p>
          </table:table-cell>
          <table:table-cell table:formula="of:=IF(ISBLANK([.P76]);&quot;&quot;;&quot; &quot;)&amp;IF(ISBLANK([.P76]);&quot;&quot;;[.P76])" office:value-type="string">
            <text:p/>
          </table:table-cell>
          <table:table-cell table:formula="of:=IF(ISBLANK([.Q76]);&quot;&quot;;&quot; &quot;)&amp;IF(ISBLANK([.Q76]);&quot;&quot;;[.Q76])" office:value-type="string">
            <text:p/>
          </table:table-cell>
          <table:table-cell table:formula="of:=IF(ISBLANK([.R76]);&quot;&quot;;&quot; &quot;)&amp;IF(ISBLANK([.R76]);&quot;&quot;;[.R76])" office:value-type="string">
            <text:p/>
          </table:table-cell>
          <table:table-cell table:formula="of:=IF(ISBLANK([.S76]);&quot;&quot;;&quot; &quot;)&amp;IF(ISBLANK([.S76]);&quot;&quot;;[.S76])" office:value-type="string">
            <text:p/>
          </table:table-cell>
          <table:table-cell table:formula="of:=IF(ISBLANK([.T76]);&quot;&quot;;&quot; &quot;)&amp;IF(ISBLANK([.T76]);&quot;&quot;;[.T76])" office:value-type="string">
            <text:p/>
          </table:table-cell>
          <table:table-cell table:formula="of:=IF(ISBLANK([.U76]);&quot;&quot;;&quot; &quot;)&amp;IF(ISBLANK([.U76]);&quot;&quot;;[.U76])" office:value-type="string">
            <text:p/>
          </table:table-cell>
          <table:table-cell table:formula="of:=IF(ISBLANK([.V76]);&quot;&quot;;&quot; &quot;)&amp;IF(ISBLANK([.V76]);&quot;&quot;;[.V76])" office:value-type="string">
            <text:p/>
          </table:table-cell>
          <table:table-cell table:formula="of:=IF(ISBLANK([.W76]);&quot;&quot;;&quot; &quot;)&amp;IF(ISBLANK([.W76]);&quot;&quot;;[.W76])" office:value-type="string">
            <text:p/>
          </table:table-cell>
          <table:table-cell table:formula="of:=IF(ISBLANK([.X76]);&quot;&quot;;&quot; &quot;)&amp;IF(ISBLANK([.X76]);&quot;&quot;;[.X76])" office:value-type="string">
            <text:p/>
          </table:table-cell>
          <table:table-cell table:style-name="ce46" table:formula="of:=&quot;),&quot;" office:value-type="string">
            <text:p>),</text:p>
          </table:table-cell>
          <table:table-cell/>
          <table:table-cell table:formula="of:=IFERROR(__xludf.DUMMYFUNCTION(&quot;SPLIT('Definition (EN)'!G19, &quot;&quot; + &quot;&quot;, TRUE)&quot;),&quot;actor&quot;)" office:value-type="string">
            <text:p>actor</text:p>
          </table:table-cell>
        </table:table-row>
        <table:table-row table:style-name="ro2">
          <table:table-cell table:formula="of:=LOWER(['Definition (EN)'.C19]&amp;&quot;_&quot;&amp;['Definition (EN)'.D19]&amp;&quot;_&quot;&amp;['Definition (EN)'.$Q$3]&amp;&quot;:&quot;)" office:value-type="string">
            <text:p>user_request_activity:</text:p>
          </table:table-cell>
          <table:table-cell table:formula="of:=&quot;%w(&quot;" office:value-type="string">
            <text:p>%w(</text:p>
          </table:table-cell>
          <table:table-cell table:formula="of:=IF(ISTEXT([.O77]);[.O77];&quot;&quot;)" office:value-type="string">
            <text:p/>
          </table:table-cell>
          <table:table-cell table:formula="of:=IF(ISBLANK([.P77]);&quot;&quot;;&quot; &quot;)&amp;IF(ISBLANK([.P77]);&quot;&quot;;[.P77])" office:value-type="string">
            <text:p/>
          </table:table-cell>
          <table:table-cell table:formula="of:=IF(ISBLANK([.Q77]);&quot;&quot;;&quot; &quot;)&amp;IF(ISBLANK([.Q77]);&quot;&quot;;[.Q77])" office:value-type="string">
            <text:p/>
          </table:table-cell>
          <table:table-cell table:formula="of:=IF(ISBLANK([.R77]);&quot;&quot;;&quot; &quot;)&amp;IF(ISBLANK([.R77]);&quot;&quot;;[.R77])" office:value-type="string">
            <text:p/>
          </table:table-cell>
          <table:table-cell table:formula="of:=IF(ISBLANK([.S77]);&quot;&quot;;&quot; &quot;)&amp;IF(ISBLANK([.S77]);&quot;&quot;;[.S77])" office:value-type="string">
            <text:p/>
          </table:table-cell>
          <table:table-cell table:formula="of:=IF(ISBLANK([.T77]);&quot;&quot;;&quot; &quot;)&amp;IF(ISBLANK([.T77]);&quot;&quot;;[.T77])" office:value-type="string">
            <text:p/>
          </table:table-cell>
          <table:table-cell table:formula="of:=IF(ISBLANK([.U77]);&quot;&quot;;&quot; &quot;)&amp;IF(ISBLANK([.U77]);&quot;&quot;;[.U77])" office:value-type="string">
            <text:p/>
          </table:table-cell>
          <table:table-cell table:formula="of:=IF(ISBLANK([.V77]);&quot;&quot;;&quot; &quot;)&amp;IF(ISBLANK([.V77]);&quot;&quot;;[.V77])" office:value-type="string">
            <text:p/>
          </table:table-cell>
          <table:table-cell table:formula="of:=IF(ISBLANK([.W77]);&quot;&quot;;&quot; &quot;)&amp;IF(ISBLANK([.W77]);&quot;&quot;;[.W77])" office:value-type="string">
            <text:p/>
          </table:table-cell>
          <table:table-cell table:formula="of:=IF(ISBLANK([.X77]);&quot;&quot;;&quot; &quot;)&amp;IF(ISBLANK([.X77]);&quot;&quot;;[.X77])" office:value-type="string">
            <text:p/>
          </table:table-cell>
          <table:table-cell table:style-name="ce46" table:formula="of:=&quot;),&quot;" office:value-type="string">
            <text:p>),</text:p>
          </table:table-cell>
          <table:table-cell/>
          <table:table-cell table:formula="of:=IFERROR(__xludf.DUMMYFUNCTION(&quot;SPLIT('Definition (EN)'!P19, &quot;&quot; + &quot;&quot;, TRUE)&quot;),&quot;#VALUE!&quot;)" office:value-type="string">
            <text:p>#VALUE!</text:p>
          </table:table-cell>
        </table:table-row>
        <table:table-row table:style-name="ro2">
          <table:table-cell table:formula="of:=LOWER(['Definition (EN)'.C19]&amp;&quot;_&quot;&amp;['Definition (EN)'.D19]&amp;&quot;_&quot;&amp;['Definition (EN)'.$N$3]&amp;&quot;:&quot;)" office:value-type="string">
            <text:p>user_request_notify:</text:p>
          </table:table-cell>
          <table:table-cell table:formula="of:=&quot;%w(&quot;" office:value-type="string">
            <text:p>%w(</text:p>
          </table:table-cell>
          <table:table-cell table:formula="of:=IF(ISTEXT([.O78]);[.O78];&quot;&quot;)" office:value-type="string">
            <text:p>user</text:p>
          </table:table-cell>
          <table:table-cell table:formula="of:=IF(ISBLANK([.P78]);&quot;&quot;;&quot; &quot;)&amp;IF(ISBLANK([.P78]);&quot;&quot;;[.P78])" office:value-type="string">
            <text:p/>
          </table:table-cell>
          <table:table-cell table:formula="of:=IF(ISBLANK([.Q78]);&quot;&quot;;&quot; &quot;)&amp;IF(ISBLANK([.Q78]);&quot;&quot;;[.Q78])" office:value-type="string">
            <text:p/>
          </table:table-cell>
          <table:table-cell table:formula="of:=IF(ISBLANK([.R78]);&quot;&quot;;&quot; &quot;)&amp;IF(ISBLANK([.R78]);&quot;&quot;;[.R78])" office:value-type="string">
            <text:p/>
          </table:table-cell>
          <table:table-cell table:formula="of:=IF(ISBLANK([.S78]);&quot;&quot;;&quot; &quot;)&amp;IF(ISBLANK([.S78]);&quot;&quot;;[.S78])" office:value-type="string">
            <text:p/>
          </table:table-cell>
          <table:table-cell table:formula="of:=IF(ISBLANK([.T78]);&quot;&quot;;&quot; &quot;)&amp;IF(ISBLANK([.T78]);&quot;&quot;;[.T78])" office:value-type="string">
            <text:p/>
          </table:table-cell>
          <table:table-cell table:formula="of:=IF(ISBLANK([.U78]);&quot;&quot;;&quot; &quot;)&amp;IF(ISBLANK([.U78]);&quot;&quot;;[.U78])" office:value-type="string">
            <text:p/>
          </table:table-cell>
          <table:table-cell table:formula="of:=IF(ISBLANK([.V78]);&quot;&quot;;&quot; &quot;)&amp;IF(ISBLANK([.V78]);&quot;&quot;;[.V78])" office:value-type="string">
            <text:p/>
          </table:table-cell>
          <table:table-cell table:formula="of:=IF(ISBLANK([.W78]);&quot;&quot;;&quot; &quot;)&amp;IF(ISBLANK([.W78]);&quot;&quot;;[.W78])" office:value-type="string">
            <text:p/>
          </table:table-cell>
          <table:table-cell table:formula="of:=IF(ISBLANK([.X78]);&quot;&quot;;&quot; &quot;)&amp;IF(ISBLANK([.X78]);&quot;&quot;;[.X78])" office:value-type="string">
            <text:p/>
          </table:table-cell>
          <table:table-cell table:style-name="ce46" table:formula="of:=&quot;),&quot;" office:value-type="string">
            <text:p>),</text:p>
          </table:table-cell>
          <table:table-cell/>
          <table:table-cell table:formula="of:=IFERROR(__xludf.DUMMYFUNCTION(&quot;SPLIT('Definition (EN)'!M19, &quot;&quot; + &quot;&quot;, TRUE)&quot;),&quot;user&quot;)" office:value-type="string">
            <text:p>user</text:p>
          </table:table-cell>
        </table:table-row>
        <table:table-row table:style-name="ro2">
          <table:table-cell table:formula="of:=LOWER(['Definition (EN)'.C19]&amp;&quot;_&quot;&amp;['Definition (EN)'.D19]&amp;&quot;_&quot;&amp;['Definition (EN)'.$K$3]&amp;&quot;:&quot;)" office:value-type="string">
            <text:p>user_request_push:</text:p>
          </table:table-cell>
          <table:table-cell table:formula="of:=&quot;%w(&quot;" office:value-type="string">
            <text:p>%w(</text:p>
          </table:table-cell>
          <table:table-cell table:formula="of:=IF(ISTEXT([.O79]);[.O79];&quot;&quot;)" office:value-type="string">
            <text:p>user</text:p>
          </table:table-cell>
          <table:table-cell table:formula="of:=IF(ISBLANK([.P79]);&quot;&quot;;&quot; &quot;)&amp;IF(ISBLANK([.P79]);&quot;&quot;;[.P79])" office:value-type="string">
            <text:p/>
          </table:table-cell>
          <table:table-cell table:formula="of:=IF(ISBLANK([.Q79]);&quot;&quot;;&quot; &quot;)&amp;IF(ISBLANK([.Q79]);&quot;&quot;;[.Q79])" office:value-type="string">
            <text:p/>
          </table:table-cell>
          <table:table-cell table:formula="of:=IF(ISBLANK([.R79]);&quot;&quot;;&quot; &quot;)&amp;IF(ISBLANK([.R79]);&quot;&quot;;[.R79])" office:value-type="string">
            <text:p/>
          </table:table-cell>
          <table:table-cell table:formula="of:=IF(ISBLANK([.S79]);&quot;&quot;;&quot; &quot;)&amp;IF(ISBLANK([.S79]);&quot;&quot;;[.S79])" office:value-type="string">
            <text:p/>
          </table:table-cell>
          <table:table-cell table:formula="of:=IF(ISBLANK([.T79]);&quot;&quot;;&quot; &quot;)&amp;IF(ISBLANK([.T79]);&quot;&quot;;[.T79])" office:value-type="string">
            <text:p/>
          </table:table-cell>
          <table:table-cell table:formula="of:=IF(ISBLANK([.U79]);&quot;&quot;;&quot; &quot;)&amp;IF(ISBLANK([.U79]);&quot;&quot;;[.U79])" office:value-type="string">
            <text:p/>
          </table:table-cell>
          <table:table-cell table:formula="of:=IF(ISBLANK([.V79]);&quot;&quot;;&quot; &quot;)&amp;IF(ISBLANK([.V79]);&quot;&quot;;[.V79])" office:value-type="string">
            <text:p/>
          </table:table-cell>
          <table:table-cell table:formula="of:=IF(ISBLANK([.W79]);&quot;&quot;;&quot; &quot;)&amp;IF(ISBLANK([.W79]);&quot;&quot;;[.W79])" office:value-type="string">
            <text:p/>
          </table:table-cell>
          <table:table-cell table:formula="of:=IF(ISBLANK([.X79]);&quot;&quot;;&quot; &quot;)&amp;IF(ISBLANK([.X79]);&quot;&quot;;[.X79])" office:value-type="string">
            <text:p/>
          </table:table-cell>
          <table:table-cell table:style-name="ce46" table:formula="of:=&quot;),&quot;" office:value-type="string">
            <text:p>),</text:p>
          </table:table-cell>
          <table:table-cell/>
          <table:table-cell table:formula="of:=IFERROR(__xludf.DUMMYFUNCTION(&quot;SPLIT('Definition (EN)'!J19, &quot;&quot; + &quot;&quot;, TRUE)&quot;),&quot;user&quot;)" office:value-type="string">
            <text:p>user</text:p>
          </table:table-cell>
        </table:table-row>
        <table:table-row table:style-name="ro2">
          <table:table-cell table:number-columns-repeated="2"/>
          <table:table-cell table:formula="of:=IF(ISTEXT([.O80]);[.O80];&quot;&quot;)" office:value-type="string">
            <text:p/>
          </table:table-cell>
          <table:table-cell table:formula="of:=IF(ISBLANK([.P80]);&quot;&quot;;&quot; &quot;)&amp;IF(ISBLANK([.P80]);&quot;&quot;;[.P80])" office:value-type="string">
            <text:p/>
          </table:table-cell>
          <table:table-cell table:formula="of:=IF(ISBLANK([.Q80]);&quot;&quot;;&quot; &quot;)&amp;IF(ISBLANK([.Q80]);&quot;&quot;;[.Q80])" office:value-type="string">
            <text:p/>
          </table:table-cell>
          <table:table-cell table:formula="of:=IF(ISBLANK([.R80]);&quot;&quot;;&quot; &quot;)&amp;IF(ISBLANK([.R80]);&quot;&quot;;[.R80])" office:value-type="string">
            <text:p/>
          </table:table-cell>
          <table:table-cell table:formula="of:=IF(ISBLANK([.S80]);&quot;&quot;;&quot; &quot;)&amp;IF(ISBLANK([.S80]);&quot;&quot;;[.S80])" office:value-type="string">
            <text:p/>
          </table:table-cell>
          <table:table-cell table:formula="of:=IF(ISBLANK([.T80]);&quot;&quot;;&quot; &quot;)&amp;IF(ISBLANK([.T80]);&quot;&quot;;[.T80])" office:value-type="string">
            <text:p/>
          </table:table-cell>
          <table:table-cell table:formula="of:=IF(ISBLANK([.U80]);&quot;&quot;;&quot; &quot;)&amp;IF(ISBLANK([.U80]);&quot;&quot;;[.U80])" office:value-type="string">
            <text:p/>
          </table:table-cell>
          <table:table-cell table:formula="of:=IF(ISBLANK([.V80]);&quot;&quot;;&quot; &quot;)&amp;IF(ISBLANK([.V80]);&quot;&quot;;[.V80])" office:value-type="string">
            <text:p/>
          </table:table-cell>
          <table:table-cell table:formula="of:=IF(ISBLANK([.W80]);&quot;&quot;;&quot; &quot;)&amp;IF(ISBLANK([.W80]);&quot;&quot;;[.W80])" office:value-type="string">
            <text:p/>
          </table:table-cell>
          <table:table-cell table:formula="of:=IF(ISBLANK([.X80]);&quot;&quot;;&quot; &quot;)&amp;IF(ISBLANK([.X80]);&quot;&quot;;[.X80])" office:value-type="string">
            <text:p/>
          </table:table-cell>
        </table:table-row>
        <table:table-row table:style-name="ro2">
          <table:table-cell table:formula="of:=LOWER(['Definition (EN)'.C20]&amp;&quot;_&quot;&amp;['Definition (EN)'.D20]&amp;&quot;_&quot;&amp;['Definition (EN)'.$H$3]&amp;&quot;:&quot;)" office:value-type="string">
            <text:p>slot_private_me:</text:p>
          </table:table-cell>
          <table:table-cell table:formula="of:=&quot;%w(&quot;" office:value-type="string">
            <text:p>%w(</text:p>
          </table:table-cell>
          <table:table-cell table:formula="of:=IF(ISTEXT([.O81]);[.O81];&quot;&quot;)" office:value-type="string">
            <text:p>actor</text:p>
          </table:table-cell>
          <table:table-cell table:formula="of:=IF(ISBLANK([.P81]);&quot;&quot;;&quot; &quot;)&amp;IF(ISBLANK([.P81]);&quot;&quot;;[.P81])" office:value-type="string">
            <text:p/>
          </table:table-cell>
          <table:table-cell table:formula="of:=IF(ISBLANK([.Q81]);&quot;&quot;;&quot; &quot;)&amp;IF(ISBLANK([.Q81]);&quot;&quot;;[.Q81])" office:value-type="string">
            <text:p/>
          </table:table-cell>
          <table:table-cell table:formula="of:=IF(ISBLANK([.R81]);&quot;&quot;;&quot; &quot;)&amp;IF(ISBLANK([.R81]);&quot;&quot;;[.R81])" office:value-type="string">
            <text:p/>
          </table:table-cell>
          <table:table-cell table:formula="of:=IF(ISBLANK([.S81]);&quot;&quot;;&quot; &quot;)&amp;IF(ISBLANK([.S81]);&quot;&quot;;[.S81])" office:value-type="string">
            <text:p/>
          </table:table-cell>
          <table:table-cell table:formula="of:=IF(ISBLANK([.T81]);&quot;&quot;;&quot; &quot;)&amp;IF(ISBLANK([.T81]);&quot;&quot;;[.T81])" office:value-type="string">
            <text:p/>
          </table:table-cell>
          <table:table-cell table:formula="of:=IF(ISBLANK([.U81]);&quot;&quot;;&quot; &quot;)&amp;IF(ISBLANK([.U81]);&quot;&quot;;[.U81])" office:value-type="string">
            <text:p/>
          </table:table-cell>
          <table:table-cell table:formula="of:=IF(ISBLANK([.V81]);&quot;&quot;;&quot; &quot;)&amp;IF(ISBLANK([.V81]);&quot;&quot;;[.V81])" office:value-type="string">
            <text:p/>
          </table:table-cell>
          <table:table-cell table:formula="of:=IF(ISBLANK([.W81]);&quot;&quot;;&quot; &quot;)&amp;IF(ISBLANK([.W81]);&quot;&quot;;[.W81])" office:value-type="string">
            <text:p/>
          </table:table-cell>
          <table:table-cell table:formula="of:=IF(ISBLANK([.X81]);&quot;&quot;;&quot; &quot;)&amp;IF(ISBLANK([.X81]);&quot;&quot;;[.X81])" office:value-type="string">
            <text:p/>
          </table:table-cell>
          <table:table-cell table:style-name="ce46" table:formula="of:=&quot;),&quot;" office:value-type="string">
            <text:p>),</text:p>
          </table:table-cell>
          <table:table-cell/>
          <table:table-cell table:formula="of:=IFERROR(__xludf.DUMMYFUNCTION(&quot;SPLIT('Definition (EN)'!G20, &quot;&quot; + &quot;&quot;, TRUE)&quot;),&quot;actor&quot;)" office:value-type="string">
            <text:p>actor</text:p>
          </table:table-cell>
        </table:table-row>
        <table:table-row table:style-name="ro2">
          <table:table-cell table:formula="of:=LOWER(['Definition (EN)'.C20]&amp;&quot;_&quot;&amp;['Definition (EN)'.D20]&amp;&quot;_&quot;&amp;['Definition (EN)'.$Q$3]&amp;&quot;:&quot;)" office:value-type="string">
            <text:p>slot_private_activity:</text:p>
          </table:table-cell>
          <table:table-cell table:formula="of:=&quot;%w(&quot;" office:value-type="string">
            <text:p>%w(</text:p>
          </table:table-cell>
          <table:table-cell table:formula="of:=IF(ISTEXT([.O82]);[.O82];&quot;&quot;)" office:value-type="string">
            <text:p/>
          </table:table-cell>
          <table:table-cell table:formula="of:=IF(ISBLANK([.P82]);&quot;&quot;;&quot; &quot;)&amp;IF(ISBLANK([.P82]);&quot;&quot;;[.P82])" office:value-type="string">
            <text:p/>
          </table:table-cell>
          <table:table-cell table:formula="of:=IF(ISBLANK([.Q82]);&quot;&quot;;&quot; &quot;)&amp;IF(ISBLANK([.Q82]);&quot;&quot;;[.Q82])" office:value-type="string">
            <text:p/>
          </table:table-cell>
          <table:table-cell table:formula="of:=IF(ISBLANK([.R82]);&quot;&quot;;&quot; &quot;)&amp;IF(ISBLANK([.R82]);&quot;&quot;;[.R82])" office:value-type="string">
            <text:p/>
          </table:table-cell>
          <table:table-cell table:formula="of:=IF(ISBLANK([.S82]);&quot;&quot;;&quot; &quot;)&amp;IF(ISBLANK([.S82]);&quot;&quot;;[.S82])" office:value-type="string">
            <text:p/>
          </table:table-cell>
          <table:table-cell table:formula="of:=IF(ISBLANK([.T82]);&quot;&quot;;&quot; &quot;)&amp;IF(ISBLANK([.T82]);&quot;&quot;;[.T82])" office:value-type="string">
            <text:p/>
          </table:table-cell>
          <table:table-cell table:formula="of:=IF(ISBLANK([.U82]);&quot;&quot;;&quot; &quot;)&amp;IF(ISBLANK([.U82]);&quot;&quot;;[.U82])" office:value-type="string">
            <text:p/>
          </table:table-cell>
          <table:table-cell table:formula="of:=IF(ISBLANK([.V82]);&quot;&quot;;&quot; &quot;)&amp;IF(ISBLANK([.V82]);&quot;&quot;;[.V82])" office:value-type="string">
            <text:p/>
          </table:table-cell>
          <table:table-cell table:formula="of:=IF(ISBLANK([.W82]);&quot;&quot;;&quot; &quot;)&amp;IF(ISBLANK([.W82]);&quot;&quot;;[.W82])" office:value-type="string">
            <text:p/>
          </table:table-cell>
          <table:table-cell table:formula="of:=IF(ISBLANK([.X82]);&quot;&quot;;&quot; &quot;)&amp;IF(ISBLANK([.X82]);&quot;&quot;;[.X82])" office:value-type="string">
            <text:p/>
          </table:table-cell>
          <table:table-cell table:style-name="ce46" table:formula="of:=&quot;),&quot;" office:value-type="string">
            <text:p>),</text:p>
          </table:table-cell>
          <table:table-cell/>
          <table:table-cell table:formula="of:=IFERROR(__xludf.DUMMYFUNCTION(&quot;SPLIT('Definition (EN)'!P20, &quot;&quot; + &quot;&quot;, TRUE)&quot;),&quot;#VALUE!&quot;)" office:value-type="string">
            <text:p>#VALUE!</text:p>
          </table:table-cell>
        </table:table-row>
        <table:table-row table:style-name="ro2">
          <table:table-cell table:formula="of:=LOWER(['Definition (EN)'.C20]&amp;&quot;_&quot;&amp;['Definition (EN)'.D20]&amp;&quot;_&quot;&amp;['Definition (EN)'.$N$3]&amp;&quot;:&quot;)" office:value-type="string">
            <text:p>slot_private_notify:</text:p>
          </table:table-cell>
          <table:table-cell table:formula="of:=&quot;%w(&quot;" office:value-type="string">
            <text:p>%w(</text:p>
          </table:table-cell>
          <table:table-cell table:formula="of:=IF(ISTEXT([.O83]);[.O83];&quot;&quot;)" office:value-type="string">
            <text:p>follower</text:p>
          </table:table-cell>
          <table:table-cell table:formula="of:=IF(ISBLANK([.P83]);&quot;&quot;;&quot; &quot;)&amp;IF(ISBLANK([.P83]);&quot;&quot;;[.P83])" office:value-type="string">
            <text:p/>
          </table:table-cell>
          <table:table-cell table:formula="of:=IF(ISBLANK([.Q83]);&quot;&quot;;&quot; &quot;)&amp;IF(ISBLANK([.Q83]);&quot;&quot;;[.Q83])" office:value-type="string">
            <text:p/>
          </table:table-cell>
          <table:table-cell table:formula="of:=IF(ISBLANK([.R83]);&quot;&quot;;&quot; &quot;)&amp;IF(ISBLANK([.R83]);&quot;&quot;;[.R83])" office:value-type="string">
            <text:p/>
          </table:table-cell>
          <table:table-cell table:formula="of:=IF(ISBLANK([.S83]);&quot;&quot;;&quot; &quot;)&amp;IF(ISBLANK([.S83]);&quot;&quot;;[.S83])" office:value-type="string">
            <text:p/>
          </table:table-cell>
          <table:table-cell table:formula="of:=IF(ISBLANK([.T83]);&quot;&quot;;&quot; &quot;)&amp;IF(ISBLANK([.T83]);&quot;&quot;;[.T83])" office:value-type="string">
            <text:p/>
          </table:table-cell>
          <table:table-cell table:formula="of:=IF(ISBLANK([.U83]);&quot;&quot;;&quot; &quot;)&amp;IF(ISBLANK([.U83]);&quot;&quot;;[.U83])" office:value-type="string">
            <text:p/>
          </table:table-cell>
          <table:table-cell table:formula="of:=IF(ISBLANK([.V83]);&quot;&quot;;&quot; &quot;)&amp;IF(ISBLANK([.V83]);&quot;&quot;;[.V83])" office:value-type="string">
            <text:p/>
          </table:table-cell>
          <table:table-cell table:formula="of:=IF(ISBLANK([.W83]);&quot;&quot;;&quot; &quot;)&amp;IF(ISBLANK([.W83]);&quot;&quot;;[.W83])" office:value-type="string">
            <text:p/>
          </table:table-cell>
          <table:table-cell table:formula="of:=IF(ISBLANK([.X83]);&quot;&quot;;&quot; &quot;)&amp;IF(ISBLANK([.X83]);&quot;&quot;;[.X83])" office:value-type="string">
            <text:p/>
          </table:table-cell>
          <table:table-cell table:style-name="ce46" table:formula="of:=&quot;),&quot;" office:value-type="string">
            <text:p>),</text:p>
          </table:table-cell>
          <table:table-cell/>
          <table:table-cell table:formula="of:=IFERROR(__xludf.DUMMYFUNCTION(&quot;SPLIT('Definition (EN)'!M20, &quot;&quot; + &quot;&quot;, TRUE)&quot;),&quot;follower&quot;)" office:value-type="string">
            <text:p>follower</text:p>
          </table:table-cell>
        </table:table-row>
        <table:table-row table:style-name="ro2">
          <table:table-cell table:formula="of:=LOWER(['Definition (EN)'.C20]&amp;&quot;_&quot;&amp;['Definition (EN)'.D20]&amp;&quot;_&quot;&amp;['Definition (EN)'.$K$3]&amp;&quot;:&quot;)" office:value-type="string">
            <text:p>slot_private_push:</text:p>
          </table:table-cell>
          <table:table-cell table:formula="of:=&quot;%w(&quot;" office:value-type="string">
            <text:p>%w(</text:p>
          </table:table-cell>
          <table:table-cell table:formula="of:=IF(ISTEXT([.O84]);[.O84];&quot;&quot;)" office:value-type="string">
            <text:p>follower</text:p>
          </table:table-cell>
          <table:table-cell table:formula="of:=IF(ISBLANK([.P84]);&quot;&quot;;&quot; &quot;)&amp;IF(ISBLANK([.P84]);&quot;&quot;;[.P84])" office:value-type="string">
            <text:p/>
          </table:table-cell>
          <table:table-cell table:formula="of:=IF(ISBLANK([.Q84]);&quot;&quot;;&quot; &quot;)&amp;IF(ISBLANK([.Q84]);&quot;&quot;;[.Q84])" office:value-type="string">
            <text:p/>
          </table:table-cell>
          <table:table-cell table:formula="of:=IF(ISBLANK([.R84]);&quot;&quot;;&quot; &quot;)&amp;IF(ISBLANK([.R84]);&quot;&quot;;[.R84])" office:value-type="string">
            <text:p/>
          </table:table-cell>
          <table:table-cell table:formula="of:=IF(ISBLANK([.S84]);&quot;&quot;;&quot; &quot;)&amp;IF(ISBLANK([.S84]);&quot;&quot;;[.S84])" office:value-type="string">
            <text:p/>
          </table:table-cell>
          <table:table-cell table:formula="of:=IF(ISBLANK([.T84]);&quot;&quot;;&quot; &quot;)&amp;IF(ISBLANK([.T84]);&quot;&quot;;[.T84])" office:value-type="string">
            <text:p/>
          </table:table-cell>
          <table:table-cell table:formula="of:=IF(ISBLANK([.U84]);&quot;&quot;;&quot; &quot;)&amp;IF(ISBLANK([.U84]);&quot;&quot;;[.U84])" office:value-type="string">
            <text:p/>
          </table:table-cell>
          <table:table-cell table:formula="of:=IF(ISBLANK([.V84]);&quot;&quot;;&quot; &quot;)&amp;IF(ISBLANK([.V84]);&quot;&quot;;[.V84])" office:value-type="string">
            <text:p/>
          </table:table-cell>
          <table:table-cell table:formula="of:=IF(ISBLANK([.W84]);&quot;&quot;;&quot; &quot;)&amp;IF(ISBLANK([.W84]);&quot;&quot;;[.W84])" office:value-type="string">
            <text:p/>
          </table:table-cell>
          <table:table-cell table:formula="of:=IF(ISBLANK([.X84]);&quot;&quot;;&quot; &quot;)&amp;IF(ISBLANK([.X84]);&quot;&quot;;[.X84])" office:value-type="string">
            <text:p/>
          </table:table-cell>
          <table:table-cell table:style-name="ce46" table:formula="of:=&quot;),&quot;" office:value-type="string">
            <text:p>),</text:p>
          </table:table-cell>
          <table:table-cell/>
          <table:table-cell table:formula="of:=IFERROR(__xludf.DUMMYFUNCTION(&quot;SPLIT('Definition (EN)'!J20, &quot;&quot; + &quot;&quot;, TRUE)&quot;),&quot;follower&quot;)" office:value-type="string">
            <text:p>follower</text:p>
          </table:table-cell>
        </table:table-row>
        <table:table-row table:style-name="ro2">
          <table:table-cell table:number-columns-repeated="2"/>
          <table:table-cell table:formula="of:=IF(ISTEXT([.O85]);[.O85];&quot;&quot;)" office:value-type="string">
            <text:p/>
          </table:table-cell>
          <table:table-cell table:formula="of:=IF(ISBLANK([.P85]);&quot;&quot;;&quot; &quot;)&amp;IF(ISBLANK([.P85]);&quot;&quot;;[.P85])" office:value-type="string">
            <text:p/>
          </table:table-cell>
          <table:table-cell table:formula="of:=IF(ISBLANK([.Q85]);&quot;&quot;;&quot; &quot;)&amp;IF(ISBLANK([.Q85]);&quot;&quot;;[.Q85])" office:value-type="string">
            <text:p/>
          </table:table-cell>
          <table:table-cell table:formula="of:=IF(ISBLANK([.R85]);&quot;&quot;;&quot; &quot;)&amp;IF(ISBLANK([.R85]);&quot;&quot;;[.R85])" office:value-type="string">
            <text:p/>
          </table:table-cell>
          <table:table-cell table:formula="of:=IF(ISBLANK([.S85]);&quot;&quot;;&quot; &quot;)&amp;IF(ISBLANK([.S85]);&quot;&quot;;[.S85])" office:value-type="string">
            <text:p/>
          </table:table-cell>
          <table:table-cell table:formula="of:=IF(ISBLANK([.T85]);&quot;&quot;;&quot; &quot;)&amp;IF(ISBLANK([.T85]);&quot;&quot;;[.T85])" office:value-type="string">
            <text:p/>
          </table:table-cell>
          <table:table-cell table:formula="of:=IF(ISBLANK([.U85]);&quot;&quot;;&quot; &quot;)&amp;IF(ISBLANK([.U85]);&quot;&quot;;[.U85])" office:value-type="string">
            <text:p/>
          </table:table-cell>
          <table:table-cell table:formula="of:=IF(ISBLANK([.V85]);&quot;&quot;;&quot; &quot;)&amp;IF(ISBLANK([.V85]);&quot;&quot;;[.V85])" office:value-type="string">
            <text:p/>
          </table:table-cell>
          <table:table-cell table:formula="of:=IF(ISBLANK([.W85]);&quot;&quot;;&quot; &quot;)&amp;IF(ISBLANK([.W85]);&quot;&quot;;[.W85])" office:value-type="string">
            <text:p/>
          </table:table-cell>
          <table:table-cell table:formula="of:=IF(ISBLANK([.X85]);&quot;&quot;;&quot; &quot;)&amp;IF(ISBLANK([.X85]);&quot;&quot;;[.X85])" office:value-type="string">
            <text:p/>
          </table:table-cell>
        </table:table-row>
        <table:table-row table:style-name="ro2">
          <table:table-cell table:formula="of:=LOWER(['Definition (EN)'.C21]&amp;&quot;_&quot;&amp;['Definition (EN)'.D21]&amp;&quot;_&quot;&amp;['Definition (EN)'.$H$3]&amp;&quot;:&quot;)" office:value-type="string">
            <text:p>slot_update_me:</text:p>
          </table:table-cell>
          <table:table-cell table:formula="of:=&quot;%w(&quot;" office:value-type="string">
            <text:p>%w(</text:p>
          </table:table-cell>
          <table:table-cell table:formula="of:=IF(ISTEXT([.O86]);[.O86];&quot;&quot;)" office:value-type="string">
            <text:p>actor</text:p>
          </table:table-cell>
          <table:table-cell table:formula="of:=IF(ISBLANK([.P86]);&quot;&quot;;&quot; &quot;)&amp;IF(ISBLANK([.P86]);&quot;&quot;;[.P86])" office:value-type="string">
            <text:p/>
          </table:table-cell>
          <table:table-cell table:formula="of:=IF(ISBLANK([.Q86]);&quot;&quot;;&quot; &quot;)&amp;IF(ISBLANK([.Q86]);&quot;&quot;;[.Q86])" office:value-type="string">
            <text:p/>
          </table:table-cell>
          <table:table-cell table:formula="of:=IF(ISBLANK([.R86]);&quot;&quot;;&quot; &quot;)&amp;IF(ISBLANK([.R86]);&quot;&quot;;[.R86])" office:value-type="string">
            <text:p/>
          </table:table-cell>
          <table:table-cell table:formula="of:=IF(ISBLANK([.S86]);&quot;&quot;;&quot; &quot;)&amp;IF(ISBLANK([.S86]);&quot;&quot;;[.S86])" office:value-type="string">
            <text:p/>
          </table:table-cell>
          <table:table-cell table:formula="of:=IF(ISBLANK([.T86]);&quot;&quot;;&quot; &quot;)&amp;IF(ISBLANK([.T86]);&quot;&quot;;[.T86])" office:value-type="string">
            <text:p/>
          </table:table-cell>
          <table:table-cell table:formula="of:=IF(ISBLANK([.U86]);&quot;&quot;;&quot; &quot;)&amp;IF(ISBLANK([.U86]);&quot;&quot;;[.U86])" office:value-type="string">
            <text:p/>
          </table:table-cell>
          <table:table-cell table:formula="of:=IF(ISBLANK([.V86]);&quot;&quot;;&quot; &quot;)&amp;IF(ISBLANK([.V86]);&quot;&quot;;[.V86])" office:value-type="string">
            <text:p/>
          </table:table-cell>
          <table:table-cell table:formula="of:=IF(ISBLANK([.W86]);&quot;&quot;;&quot; &quot;)&amp;IF(ISBLANK([.W86]);&quot;&quot;;[.W86])" office:value-type="string">
            <text:p/>
          </table:table-cell>
          <table:table-cell table:formula="of:=IF(ISBLANK([.X86]);&quot;&quot;;&quot; &quot;)&amp;IF(ISBLANK([.X86]);&quot;&quot;;[.X86])" office:value-type="string">
            <text:p/>
          </table:table-cell>
          <table:table-cell table:style-name="ce46" table:formula="of:=&quot;),&quot;" office:value-type="string">
            <text:p>),</text:p>
          </table:table-cell>
          <table:table-cell/>
          <table:table-cell table:formula="of:=IFERROR(__xludf.DUMMYFUNCTION(&quot;SPLIT('Definition (EN)'!G21, &quot;&quot; + &quot;&quot;, TRUE)&quot;),&quot;actor&quot;)" office:value-type="string">
            <text:p>actor</text:p>
          </table:table-cell>
        </table:table-row>
        <table:table-row table:style-name="ro2">
          <table:table-cell table:formula="of:=LOWER(['Definition (EN)'.C21]&amp;&quot;_&quot;&amp;['Definition (EN)'.D21]&amp;&quot;_&quot;&amp;['Definition (EN)'.$Q$3]&amp;&quot;:&quot;)" office:value-type="string">
            <text:p>slot_update_activity:</text:p>
          </table:table-cell>
          <table:table-cell table:formula="of:=&quot;%w(&quot;" office:value-type="string">
            <text:p>%w(</text:p>
          </table:table-cell>
          <table:table-cell table:formula="of:=IF(ISTEXT([.O87]);[.O87];&quot;&quot;)" office:value-type="string">
            <text:p/>
          </table:table-cell>
          <table:table-cell table:formula="of:=IF(ISBLANK([.P87]);&quot;&quot;;&quot; &quot;)&amp;IF(ISBLANK([.P87]);&quot;&quot;;[.P87])" office:value-type="string">
            <text:p/>
          </table:table-cell>
          <table:table-cell table:formula="of:=IF(ISBLANK([.Q87]);&quot;&quot;;&quot; &quot;)&amp;IF(ISBLANK([.Q87]);&quot;&quot;;[.Q87])" office:value-type="string">
            <text:p/>
          </table:table-cell>
          <table:table-cell table:formula="of:=IF(ISBLANK([.R87]);&quot;&quot;;&quot; &quot;)&amp;IF(ISBLANK([.R87]);&quot;&quot;;[.R87])" office:value-type="string">
            <text:p/>
          </table:table-cell>
          <table:table-cell table:formula="of:=IF(ISBLANK([.S87]);&quot;&quot;;&quot; &quot;)&amp;IF(ISBLANK([.S87]);&quot;&quot;;[.S87])" office:value-type="string">
            <text:p/>
          </table:table-cell>
          <table:table-cell table:formula="of:=IF(ISBLANK([.T87]);&quot;&quot;;&quot; &quot;)&amp;IF(ISBLANK([.T87]);&quot;&quot;;[.T87])" office:value-type="string">
            <text:p/>
          </table:table-cell>
          <table:table-cell table:formula="of:=IF(ISBLANK([.U87]);&quot;&quot;;&quot; &quot;)&amp;IF(ISBLANK([.U87]);&quot;&quot;;[.U87])" office:value-type="string">
            <text:p/>
          </table:table-cell>
          <table:table-cell table:formula="of:=IF(ISBLANK([.V87]);&quot;&quot;;&quot; &quot;)&amp;IF(ISBLANK([.V87]);&quot;&quot;;[.V87])" office:value-type="string">
            <text:p/>
          </table:table-cell>
          <table:table-cell table:formula="of:=IF(ISBLANK([.W87]);&quot;&quot;;&quot; &quot;)&amp;IF(ISBLANK([.W87]);&quot;&quot;;[.W87])" office:value-type="string">
            <text:p/>
          </table:table-cell>
          <table:table-cell table:formula="of:=IF(ISBLANK([.X87]);&quot;&quot;;&quot; &quot;)&amp;IF(ISBLANK([.X87]);&quot;&quot;;[.X87])" office:value-type="string">
            <text:p/>
          </table:table-cell>
          <table:table-cell table:style-name="ce46" table:formula="of:=&quot;),&quot;" office:value-type="string">
            <text:p>),</text:p>
          </table:table-cell>
          <table:table-cell/>
          <table:table-cell table:formula="of:=IFERROR(__xludf.DUMMYFUNCTION(&quot;SPLIT('Definition (EN)'!P21, &quot;&quot; + &quot;&quot;, TRUE)&quot;),&quot;#VALUE!&quot;)" office:value-type="string">
            <text:p>#VALUE!</text:p>
          </table:table-cell>
        </table:table-row>
        <table:table-row table:style-name="ro2">
          <table:table-cell table:formula="of:=LOWER(['Definition (EN)'.C21]&amp;&quot;_&quot;&amp;['Definition (EN)'.D21]&amp;&quot;_&quot;&amp;['Definition (EN)'.$N$3]&amp;&quot;:&quot;)" office:value-type="string">
            <text:p>slot_update_notify:</text:p>
          </table:table-cell>
          <table:table-cell table:formula="of:=&quot;%w(&quot;" office:value-type="string">
            <text:p>%w(</text:p>
          </table:table-cell>
          <table:table-cell table:formula="of:=IF(ISTEXT([.O88]);[.O88];&quot;&quot;)" office:value-type="string">
            <text:p/>
          </table:table-cell>
          <table:table-cell table:formula="of:=IF(ISBLANK([.P88]);&quot;&quot;;&quot; &quot;)&amp;IF(ISBLANK([.P88]);&quot;&quot;;[.P88])" office:value-type="string">
            <text:p/>
          </table:table-cell>
          <table:table-cell table:formula="of:=IF(ISBLANK([.Q88]);&quot;&quot;;&quot; &quot;)&amp;IF(ISBLANK([.Q88]);&quot;&quot;;[.Q88])" office:value-type="string">
            <text:p/>
          </table:table-cell>
          <table:table-cell table:formula="of:=IF(ISBLANK([.R88]);&quot;&quot;;&quot; &quot;)&amp;IF(ISBLANK([.R88]);&quot;&quot;;[.R88])" office:value-type="string">
            <text:p/>
          </table:table-cell>
          <table:table-cell table:formula="of:=IF(ISBLANK([.S88]);&quot;&quot;;&quot; &quot;)&amp;IF(ISBLANK([.S88]);&quot;&quot;;[.S88])" office:value-type="string">
            <text:p/>
          </table:table-cell>
          <table:table-cell table:formula="of:=IF(ISBLANK([.T88]);&quot;&quot;;&quot; &quot;)&amp;IF(ISBLANK([.T88]);&quot;&quot;;[.T88])" office:value-type="string">
            <text:p/>
          </table:table-cell>
          <table:table-cell table:formula="of:=IF(ISBLANK([.U88]);&quot;&quot;;&quot; &quot;)&amp;IF(ISBLANK([.U88]);&quot;&quot;;[.U88])" office:value-type="string">
            <text:p/>
          </table:table-cell>
          <table:table-cell table:formula="of:=IF(ISBLANK([.V88]);&quot;&quot;;&quot; &quot;)&amp;IF(ISBLANK([.V88]);&quot;&quot;;[.V88])" office:value-type="string">
            <text:p/>
          </table:table-cell>
          <table:table-cell table:formula="of:=IF(ISBLANK([.W88]);&quot;&quot;;&quot; &quot;)&amp;IF(ISBLANK([.W88]);&quot;&quot;;[.W88])" office:value-type="string">
            <text:p/>
          </table:table-cell>
          <table:table-cell table:formula="of:=IF(ISBLANK([.X88]);&quot;&quot;;&quot; &quot;)&amp;IF(ISBLANK([.X88]);&quot;&quot;;[.X88])" office:value-type="string">
            <text:p/>
          </table:table-cell>
          <table:table-cell table:style-name="ce46" table:formula="of:=&quot;),&quot;" office:value-type="string">
            <text:p>),</text:p>
          </table:table-cell>
          <table:table-cell/>
          <table:table-cell table:formula="of:=IFERROR(__xludf.DUMMYFUNCTION(&quot;SPLIT('Definition (EN)'!M21, &quot;&quot; + &quot;&quot;, TRUE)&quot;),&quot;#VALUE!&quot;)" office:value-type="string">
            <text:p>#VALUE!</text:p>
          </table:table-cell>
        </table:table-row>
        <table:table-row table:style-name="ro2">
          <table:table-cell table:formula="of:=LOWER(['Definition (EN)'.C21]&amp;&quot;_&quot;&amp;['Definition (EN)'.D21]&amp;&quot;_&quot;&amp;['Definition (EN)'.$K$3]&amp;&quot;:&quot;)" office:value-type="string">
            <text:p>slot_update_push:</text:p>
          </table:table-cell>
          <table:table-cell table:formula="of:=&quot;%w(&quot;" office:value-type="string">
            <text:p>%w(</text:p>
          </table:table-cell>
          <table:table-cell table:formula="of:=IF(ISTEXT([.O89]);[.O89];&quot;&quot;)" office:value-type="string">
            <text:p/>
          </table:table-cell>
          <table:table-cell table:formula="of:=IF(ISBLANK([.P89]);&quot;&quot;;&quot; &quot;)&amp;IF(ISBLANK([.P89]);&quot;&quot;;[.P89])" office:value-type="string">
            <text:p/>
          </table:table-cell>
          <table:table-cell table:formula="of:=IF(ISBLANK([.Q89]);&quot;&quot;;&quot; &quot;)&amp;IF(ISBLANK([.Q89]);&quot;&quot;;[.Q89])" office:value-type="string">
            <text:p/>
          </table:table-cell>
          <table:table-cell table:formula="of:=IF(ISBLANK([.R89]);&quot;&quot;;&quot; &quot;)&amp;IF(ISBLANK([.R89]);&quot;&quot;;[.R89])" office:value-type="string">
            <text:p/>
          </table:table-cell>
          <table:table-cell table:formula="of:=IF(ISBLANK([.S89]);&quot;&quot;;&quot; &quot;)&amp;IF(ISBLANK([.S89]);&quot;&quot;;[.S89])" office:value-type="string">
            <text:p/>
          </table:table-cell>
          <table:table-cell table:formula="of:=IF(ISBLANK([.T89]);&quot;&quot;;&quot; &quot;)&amp;IF(ISBLANK([.T89]);&quot;&quot;;[.T89])" office:value-type="string">
            <text:p/>
          </table:table-cell>
          <table:table-cell table:formula="of:=IF(ISBLANK([.U89]);&quot;&quot;;&quot; &quot;)&amp;IF(ISBLANK([.U89]);&quot;&quot;;[.U89])" office:value-type="string">
            <text:p/>
          </table:table-cell>
          <table:table-cell table:formula="of:=IF(ISBLANK([.V89]);&quot;&quot;;&quot; &quot;)&amp;IF(ISBLANK([.V89]);&quot;&quot;;[.V89])" office:value-type="string">
            <text:p/>
          </table:table-cell>
          <table:table-cell table:formula="of:=IF(ISBLANK([.W89]);&quot;&quot;;&quot; &quot;)&amp;IF(ISBLANK([.W89]);&quot;&quot;;[.W89])" office:value-type="string">
            <text:p/>
          </table:table-cell>
          <table:table-cell table:formula="of:=IF(ISBLANK([.X89]);&quot;&quot;;&quot; &quot;)&amp;IF(ISBLANK([.X89]);&quot;&quot;;[.X89])" office:value-type="string">
            <text:p/>
          </table:table-cell>
          <table:table-cell table:style-name="ce46" table:formula="of:=&quot;),&quot;" office:value-type="string">
            <text:p>),</text:p>
          </table:table-cell>
          <table:table-cell/>
          <table:table-cell table:formula="of:=IFERROR(__xludf.DUMMYFUNCTION(&quot;SPLIT('Definition (EN)'!J21, &quot;&quot; + &quot;&quot;, TRUE)&quot;),&quot;#VALUE!&quot;)" office:value-type="string">
            <text:p>#VALUE!</text:p>
          </table:table-cell>
        </table:table-row>
        <table:table-row table:style-name="ro2">
          <table:table-cell table:number-columns-repeated="2"/>
          <table:table-cell table:formula="of:=IF(ISTEXT([.O90]);[.O90];&quot;&quot;)" office:value-type="string">
            <text:p/>
          </table:table-cell>
          <table:table-cell table:formula="of:=IF(ISBLANK([.P90]);&quot;&quot;;&quot; &quot;)&amp;IF(ISBLANK([.P90]);&quot;&quot;;[.P90])" office:value-type="string">
            <text:p/>
          </table:table-cell>
          <table:table-cell table:formula="of:=IF(ISBLANK([.Q90]);&quot;&quot;;&quot; &quot;)&amp;IF(ISBLANK([.Q90]);&quot;&quot;;[.Q90])" office:value-type="string">
            <text:p/>
          </table:table-cell>
          <table:table-cell table:formula="of:=IF(ISBLANK([.R90]);&quot;&quot;;&quot; &quot;)&amp;IF(ISBLANK([.R90]);&quot;&quot;;[.R90])" office:value-type="string">
            <text:p/>
          </table:table-cell>
          <table:table-cell table:formula="of:=IF(ISBLANK([.S90]);&quot;&quot;;&quot; &quot;)&amp;IF(ISBLANK([.S90]);&quot;&quot;;[.S90])" office:value-type="string">
            <text:p/>
          </table:table-cell>
          <table:table-cell table:formula="of:=IF(ISBLANK([.T90]);&quot;&quot;;&quot; &quot;)&amp;IF(ISBLANK([.T90]);&quot;&quot;;[.T90])" office:value-type="string">
            <text:p/>
          </table:table-cell>
          <table:table-cell table:formula="of:=IF(ISBLANK([.U90]);&quot;&quot;;&quot; &quot;)&amp;IF(ISBLANK([.U90]);&quot;&quot;;[.U90])" office:value-type="string">
            <text:p/>
          </table:table-cell>
          <table:table-cell table:formula="of:=IF(ISBLANK([.V90]);&quot;&quot;;&quot; &quot;)&amp;IF(ISBLANK([.V90]);&quot;&quot;;[.V90])" office:value-type="string">
            <text:p/>
          </table:table-cell>
          <table:table-cell table:formula="of:=IF(ISBLANK([.W90]);&quot;&quot;;&quot; &quot;)&amp;IF(ISBLANK([.W90]);&quot;&quot;;[.W90])" office:value-type="string">
            <text:p/>
          </table:table-cell>
          <table:table-cell table:formula="of:=IF(ISBLANK([.X90]);&quot;&quot;;&quot; &quot;)&amp;IF(ISBLANK([.X90]);&quot;&quot;;[.X90])" office:value-type="string">
            <text:p/>
          </table:table-cell>
        </table:table-row>
        <table:table-row table:style-name="ro2">
          <table:table-cell table:formula="of:=LOWER(['Definition (EN)'.C22]&amp;&quot;_&quot;&amp;['Definition (EN)'.D22]&amp;&quot;_&quot;&amp;['Definition (EN)'.$H$3]&amp;&quot;:&quot;)" office:value-type="string">
            <text:p>user_unfriend_me:</text:p>
          </table:table-cell>
          <table:table-cell table:formula="of:=&quot;%w(&quot;" office:value-type="string">
            <text:p>%w(</text:p>
          </table:table-cell>
          <table:table-cell table:formula="of:=IF(ISTEXT([.O91]);[.O91];&quot;&quot;)" office:value-type="string">
            <text:p>actor</text:p>
          </table:table-cell>
          <table:table-cell table:formula="of:=IF(ISBLANK([.P91]);&quot;&quot;;&quot; &quot;)&amp;IF(ISBLANK([.P91]);&quot;&quot;;[.P91])" office:value-type="string">
            <text:p/>
          </table:table-cell>
          <table:table-cell table:formula="of:=IF(ISBLANK([.Q91]);&quot;&quot;;&quot; &quot;)&amp;IF(ISBLANK([.Q91]);&quot;&quot;;[.Q91])" office:value-type="string">
            <text:p/>
          </table:table-cell>
          <table:table-cell table:formula="of:=IF(ISBLANK([.R91]);&quot;&quot;;&quot; &quot;)&amp;IF(ISBLANK([.R91]);&quot;&quot;;[.R91])" office:value-type="string">
            <text:p/>
          </table:table-cell>
          <table:table-cell table:formula="of:=IF(ISBLANK([.S91]);&quot;&quot;;&quot; &quot;)&amp;IF(ISBLANK([.S91]);&quot;&quot;;[.S91])" office:value-type="string">
            <text:p/>
          </table:table-cell>
          <table:table-cell table:formula="of:=IF(ISBLANK([.T91]);&quot;&quot;;&quot; &quot;)&amp;IF(ISBLANK([.T91]);&quot;&quot;;[.T91])" office:value-type="string">
            <text:p/>
          </table:table-cell>
          <table:table-cell table:formula="of:=IF(ISBLANK([.U91]);&quot;&quot;;&quot; &quot;)&amp;IF(ISBLANK([.U91]);&quot;&quot;;[.U91])" office:value-type="string">
            <text:p/>
          </table:table-cell>
          <table:table-cell table:formula="of:=IF(ISBLANK([.V91]);&quot;&quot;;&quot; &quot;)&amp;IF(ISBLANK([.V91]);&quot;&quot;;[.V91])" office:value-type="string">
            <text:p/>
          </table:table-cell>
          <table:table-cell table:formula="of:=IF(ISBLANK([.W91]);&quot;&quot;;&quot; &quot;)&amp;IF(ISBLANK([.W91]);&quot;&quot;;[.W91])" office:value-type="string">
            <text:p/>
          </table:table-cell>
          <table:table-cell table:formula="of:=IF(ISBLANK([.X91]);&quot;&quot;;&quot; &quot;)&amp;IF(ISBLANK([.X91]);&quot;&quot;;[.X91])" office:value-type="string">
            <text:p/>
          </table:table-cell>
          <table:table-cell table:style-name="ce46" table:formula="of:=&quot;),&quot;" office:value-type="string">
            <text:p>),</text:p>
          </table:table-cell>
          <table:table-cell/>
          <table:table-cell table:formula="of:=IFERROR(__xludf.DUMMYFUNCTION(&quot;SPLIT('Definition (EN)'!G22, &quot;&quot; + &quot;&quot;, TRUE)&quot;),&quot;actor&quot;)" office:value-type="string">
            <text:p>actor</text:p>
          </table:table-cell>
        </table:table-row>
        <table:table-row table:style-name="ro2">
          <table:table-cell table:formula="of:=LOWER(['Definition (EN)'.C22]&amp;&quot;_&quot;&amp;['Definition (EN)'.D22]&amp;&quot;_&quot;&amp;['Definition (EN)'.$Q$3]&amp;&quot;:&quot;)" office:value-type="string">
            <text:p>user_unfriend_activity:</text:p>
          </table:table-cell>
          <table:table-cell table:formula="of:=&quot;%w(&quot;" office:value-type="string">
            <text:p>%w(</text:p>
          </table:table-cell>
          <table:table-cell table:formula="of:=IF(ISTEXT([.O92]);[.O92];&quot;&quot;)" office:value-type="string">
            <text:p/>
          </table:table-cell>
          <table:table-cell table:formula="of:=IF(ISBLANK([.P92]);&quot;&quot;;&quot; &quot;)&amp;IF(ISBLANK([.P92]);&quot;&quot;;[.P92])" office:value-type="string">
            <text:p/>
          </table:table-cell>
          <table:table-cell table:formula="of:=IF(ISBLANK([.Q92]);&quot;&quot;;&quot; &quot;)&amp;IF(ISBLANK([.Q92]);&quot;&quot;;[.Q92])" office:value-type="string">
            <text:p/>
          </table:table-cell>
          <table:table-cell table:formula="of:=IF(ISBLANK([.R92]);&quot;&quot;;&quot; &quot;)&amp;IF(ISBLANK([.R92]);&quot;&quot;;[.R92])" office:value-type="string">
            <text:p/>
          </table:table-cell>
          <table:table-cell table:formula="of:=IF(ISBLANK([.S92]);&quot;&quot;;&quot; &quot;)&amp;IF(ISBLANK([.S92]);&quot;&quot;;[.S92])" office:value-type="string">
            <text:p/>
          </table:table-cell>
          <table:table-cell table:formula="of:=IF(ISBLANK([.T92]);&quot;&quot;;&quot; &quot;)&amp;IF(ISBLANK([.T92]);&quot;&quot;;[.T92])" office:value-type="string">
            <text:p/>
          </table:table-cell>
          <table:table-cell table:formula="of:=IF(ISBLANK([.U92]);&quot;&quot;;&quot; &quot;)&amp;IF(ISBLANK([.U92]);&quot;&quot;;[.U92])" office:value-type="string">
            <text:p/>
          </table:table-cell>
          <table:table-cell table:formula="of:=IF(ISBLANK([.V92]);&quot;&quot;;&quot; &quot;)&amp;IF(ISBLANK([.V92]);&quot;&quot;;[.V92])" office:value-type="string">
            <text:p/>
          </table:table-cell>
          <table:table-cell table:formula="of:=IF(ISBLANK([.W92]);&quot;&quot;;&quot; &quot;)&amp;IF(ISBLANK([.W92]);&quot;&quot;;[.W92])" office:value-type="string">
            <text:p/>
          </table:table-cell>
          <table:table-cell table:formula="of:=IF(ISBLANK([.X92]);&quot;&quot;;&quot; &quot;)&amp;IF(ISBLANK([.X92]);&quot;&quot;;[.X92])" office:value-type="string">
            <text:p/>
          </table:table-cell>
          <table:table-cell table:style-name="ce46" table:formula="of:=&quot;),&quot;" office:value-type="string">
            <text:p>),</text:p>
          </table:table-cell>
          <table:table-cell/>
          <table:table-cell table:formula="of:=IFERROR(__xludf.DUMMYFUNCTION(&quot;SPLIT('Definition (EN)'!P22, &quot;&quot; + &quot;&quot;, TRUE)&quot;),&quot;#VALUE!&quot;)" office:value-type="string">
            <text:p>#VALUE!</text:p>
          </table:table-cell>
        </table:table-row>
        <table:table-row table:style-name="ro2">
          <table:table-cell table:formula="of:=LOWER(['Definition (EN)'.C22]&amp;&quot;_&quot;&amp;['Definition (EN)'.D22]&amp;&quot;_&quot;&amp;['Definition (EN)'.$N$3]&amp;&quot;:&quot;)" office:value-type="string">
            <text:p>user_unfriend_notify:</text:p>
          </table:table-cell>
          <table:table-cell table:formula="of:=&quot;%w(&quot;" office:value-type="string">
            <text:p>%w(</text:p>
          </table:table-cell>
          <table:table-cell table:formula="of:=IF(ISTEXT([.O93]);[.O93];&quot;&quot;)" office:value-type="string">
            <text:p/>
          </table:table-cell>
          <table:table-cell table:formula="of:=IF(ISBLANK([.P93]);&quot;&quot;;&quot; &quot;)&amp;IF(ISBLANK([.P93]);&quot;&quot;;[.P93])" office:value-type="string">
            <text:p/>
          </table:table-cell>
          <table:table-cell table:formula="of:=IF(ISBLANK([.Q93]);&quot;&quot;;&quot; &quot;)&amp;IF(ISBLANK([.Q93]);&quot;&quot;;[.Q93])" office:value-type="string">
            <text:p/>
          </table:table-cell>
          <table:table-cell table:formula="of:=IF(ISBLANK([.R93]);&quot;&quot;;&quot; &quot;)&amp;IF(ISBLANK([.R93]);&quot;&quot;;[.R93])" office:value-type="string">
            <text:p/>
          </table:table-cell>
          <table:table-cell table:formula="of:=IF(ISBLANK([.S93]);&quot;&quot;;&quot; &quot;)&amp;IF(ISBLANK([.S93]);&quot;&quot;;[.S93])" office:value-type="string">
            <text:p/>
          </table:table-cell>
          <table:table-cell table:formula="of:=IF(ISBLANK([.T93]);&quot;&quot;;&quot; &quot;)&amp;IF(ISBLANK([.T93]);&quot;&quot;;[.T93])" office:value-type="string">
            <text:p/>
          </table:table-cell>
          <table:table-cell table:formula="of:=IF(ISBLANK([.U93]);&quot;&quot;;&quot; &quot;)&amp;IF(ISBLANK([.U93]);&quot;&quot;;[.U93])" office:value-type="string">
            <text:p/>
          </table:table-cell>
          <table:table-cell table:formula="of:=IF(ISBLANK([.V93]);&quot;&quot;;&quot; &quot;)&amp;IF(ISBLANK([.V93]);&quot;&quot;;[.V93])" office:value-type="string">
            <text:p/>
          </table:table-cell>
          <table:table-cell table:formula="of:=IF(ISBLANK([.W93]);&quot;&quot;;&quot; &quot;)&amp;IF(ISBLANK([.W93]);&quot;&quot;;[.W93])" office:value-type="string">
            <text:p/>
          </table:table-cell>
          <table:table-cell table:formula="of:=IF(ISBLANK([.X93]);&quot;&quot;;&quot; &quot;)&amp;IF(ISBLANK([.X93]);&quot;&quot;;[.X93])" office:value-type="string">
            <text:p/>
          </table:table-cell>
          <table:table-cell table:style-name="ce46" table:formula="of:=&quot;),&quot;" office:value-type="string">
            <text:p>),</text:p>
          </table:table-cell>
          <table:table-cell/>
          <table:table-cell table:formula="of:=IFERROR(__xludf.DUMMYFUNCTION(&quot;SPLIT('Definition (EN)'!M22, &quot;&quot; + &quot;&quot;, TRUE)&quot;),&quot;#VALUE!&quot;)" office:value-type="string">
            <text:p>#VALUE!</text:p>
          </table:table-cell>
        </table:table-row>
        <table:table-row table:style-name="ro2">
          <table:table-cell table:formula="of:=LOWER(['Definition (EN)'.C22]&amp;&quot;_&quot;&amp;['Definition (EN)'.D22]&amp;&quot;_&quot;&amp;['Definition (EN)'.$K$3]&amp;&quot;:&quot;)" office:value-type="string">
            <text:p>user_unfriend_push:</text:p>
          </table:table-cell>
          <table:table-cell table:formula="of:=&quot;%w(&quot;" office:value-type="string">
            <text:p>%w(</text:p>
          </table:table-cell>
          <table:table-cell table:formula="of:=IF(ISTEXT([.O94]);[.O94];&quot;&quot;)" office:value-type="string">
            <text:p/>
          </table:table-cell>
          <table:table-cell table:formula="of:=IF(ISBLANK([.P94]);&quot;&quot;;&quot; &quot;)&amp;IF(ISBLANK([.P94]);&quot;&quot;;[.P94])" office:value-type="string">
            <text:p/>
          </table:table-cell>
          <table:table-cell table:formula="of:=IF(ISBLANK([.Q94]);&quot;&quot;;&quot; &quot;)&amp;IF(ISBLANK([.Q94]);&quot;&quot;;[.Q94])" office:value-type="string">
            <text:p/>
          </table:table-cell>
          <table:table-cell table:formula="of:=IF(ISBLANK([.R94]);&quot;&quot;;&quot; &quot;)&amp;IF(ISBLANK([.R94]);&quot;&quot;;[.R94])" office:value-type="string">
            <text:p/>
          </table:table-cell>
          <table:table-cell table:formula="of:=IF(ISBLANK([.S94]);&quot;&quot;;&quot; &quot;)&amp;IF(ISBLANK([.S94]);&quot;&quot;;[.S94])" office:value-type="string">
            <text:p/>
          </table:table-cell>
          <table:table-cell table:formula="of:=IF(ISBLANK([.T94]);&quot;&quot;;&quot; &quot;)&amp;IF(ISBLANK([.T94]);&quot;&quot;;[.T94])" office:value-type="string">
            <text:p/>
          </table:table-cell>
          <table:table-cell table:formula="of:=IF(ISBLANK([.U94]);&quot;&quot;;&quot; &quot;)&amp;IF(ISBLANK([.U94]);&quot;&quot;;[.U94])" office:value-type="string">
            <text:p/>
          </table:table-cell>
          <table:table-cell table:formula="of:=IF(ISBLANK([.V94]);&quot;&quot;;&quot; &quot;)&amp;IF(ISBLANK([.V94]);&quot;&quot;;[.V94])" office:value-type="string">
            <text:p/>
          </table:table-cell>
          <table:table-cell table:formula="of:=IF(ISBLANK([.W94]);&quot;&quot;;&quot; &quot;)&amp;IF(ISBLANK([.W94]);&quot;&quot;;[.W94])" office:value-type="string">
            <text:p/>
          </table:table-cell>
          <table:table-cell table:formula="of:=IF(ISBLANK([.X94]);&quot;&quot;;&quot; &quot;)&amp;IF(ISBLANK([.X94]);&quot;&quot;;[.X94])" office:value-type="string">
            <text:p/>
          </table:table-cell>
          <table:table-cell table:style-name="ce46" table:formula="of:=&quot;),&quot;" office:value-type="string">
            <text:p>),</text:p>
          </table:table-cell>
          <table:table-cell/>
          <table:table-cell table:formula="of:=IFERROR(__xludf.DUMMYFUNCTION(&quot;SPLIT('Definition (EN)'!J22, &quot;&quot; + &quot;&quot;, TRUE)&quot;),&quot;#VALUE!&quot;)" office:value-type="string">
            <text:p>#VALUE!</text:p>
          </table:table-cell>
        </table:table-row>
        <table:table-row table:style-name="ro2">
          <table:table-cell table:number-columns-repeated="2"/>
          <table:table-cell table:formula="of:=IF(ISTEXT([.O95]);[.O95];&quot;&quot;)" office:value-type="string">
            <text:p/>
          </table:table-cell>
          <table:table-cell table:formula="of:=IF(ISBLANK([.P95]);&quot;&quot;;&quot; &quot;)&amp;IF(ISBLANK([.P95]);&quot;&quot;;[.P95])" office:value-type="string">
            <text:p/>
          </table:table-cell>
          <table:table-cell table:formula="of:=IF(ISBLANK([.Q95]);&quot;&quot;;&quot; &quot;)&amp;IF(ISBLANK([.Q95]);&quot;&quot;;[.Q95])" office:value-type="string">
            <text:p/>
          </table:table-cell>
          <table:table-cell table:formula="of:=IF(ISBLANK([.R95]);&quot;&quot;;&quot; &quot;)&amp;IF(ISBLANK([.R95]);&quot;&quot;;[.R95])" office:value-type="string">
            <text:p/>
          </table:table-cell>
          <table:table-cell table:formula="of:=IF(ISBLANK([.S95]);&quot;&quot;;&quot; &quot;)&amp;IF(ISBLANK([.S95]);&quot;&quot;;[.S95])" office:value-type="string">
            <text:p/>
          </table:table-cell>
          <table:table-cell table:formula="of:=IF(ISBLANK([.T95]);&quot;&quot;;&quot; &quot;)&amp;IF(ISBLANK([.T95]);&quot;&quot;;[.T95])" office:value-type="string">
            <text:p/>
          </table:table-cell>
          <table:table-cell table:formula="of:=IF(ISBLANK([.U95]);&quot;&quot;;&quot; &quot;)&amp;IF(ISBLANK([.U95]);&quot;&quot;;[.U95])" office:value-type="string">
            <text:p/>
          </table:table-cell>
          <table:table-cell table:formula="of:=IF(ISBLANK([.V95]);&quot;&quot;;&quot; &quot;)&amp;IF(ISBLANK([.V95]);&quot;&quot;;[.V95])" office:value-type="string">
            <text:p/>
          </table:table-cell>
          <table:table-cell table:formula="of:=IF(ISBLANK([.W95]);&quot;&quot;;&quot; &quot;)&amp;IF(ISBLANK([.W95]);&quot;&quot;;[.W95])" office:value-type="string">
            <text:p/>
          </table:table-cell>
          <table:table-cell table:formula="of:=IF(ISBLANK([.X95]);&quot;&quot;;&quot; &quot;)&amp;IF(ISBLANK([.X95]);&quot;&quot;;[.X95])" office:value-type="string">
            <text:p/>
          </table:table-cell>
        </table:table-row>
        <table:table-row table:style-name="ro2">
          <table:table-cell table:formula="of:=LOWER(['Definition (EN)'.C23]&amp;&quot;_&quot;&amp;['Definition (EN)'.D23]&amp;&quot;_&quot;&amp;['Definition (EN)'.$H$3]&amp;&quot;:&quot;)" office:value-type="string">
            <text:p>user_reject_me:</text:p>
          </table:table-cell>
          <table:table-cell table:formula="of:=&quot;%w(&quot;" office:value-type="string">
            <text:p>%w(</text:p>
          </table:table-cell>
          <table:table-cell table:formula="of:=IF(ISTEXT([.O96]);[.O96];&quot;&quot;)" office:value-type="string">
            <text:p>actor</text:p>
          </table:table-cell>
          <table:table-cell table:formula="of:=IF(ISBLANK([.P96]);&quot;&quot;;&quot; &quot;)&amp;IF(ISBLANK([.P96]);&quot;&quot;;[.P96])" office:value-type="string">
            <text:p/>
          </table:table-cell>
          <table:table-cell table:formula="of:=IF(ISBLANK([.Q96]);&quot;&quot;;&quot; &quot;)&amp;IF(ISBLANK([.Q96]);&quot;&quot;;[.Q96])" office:value-type="string">
            <text:p/>
          </table:table-cell>
          <table:table-cell table:formula="of:=IF(ISBLANK([.R96]);&quot;&quot;;&quot; &quot;)&amp;IF(ISBLANK([.R96]);&quot;&quot;;[.R96])" office:value-type="string">
            <text:p/>
          </table:table-cell>
          <table:table-cell table:formula="of:=IF(ISBLANK([.S96]);&quot;&quot;;&quot; &quot;)&amp;IF(ISBLANK([.S96]);&quot;&quot;;[.S96])" office:value-type="string">
            <text:p/>
          </table:table-cell>
          <table:table-cell table:formula="of:=IF(ISBLANK([.T96]);&quot;&quot;;&quot; &quot;)&amp;IF(ISBLANK([.T96]);&quot;&quot;;[.T96])" office:value-type="string">
            <text:p/>
          </table:table-cell>
          <table:table-cell table:formula="of:=IF(ISBLANK([.U96]);&quot;&quot;;&quot; &quot;)&amp;IF(ISBLANK([.U96]);&quot;&quot;;[.U96])" office:value-type="string">
            <text:p/>
          </table:table-cell>
          <table:table-cell table:formula="of:=IF(ISBLANK([.V96]);&quot;&quot;;&quot; &quot;)&amp;IF(ISBLANK([.V96]);&quot;&quot;;[.V96])" office:value-type="string">
            <text:p/>
          </table:table-cell>
          <table:table-cell table:formula="of:=IF(ISBLANK([.W96]);&quot;&quot;;&quot; &quot;)&amp;IF(ISBLANK([.W96]);&quot;&quot;;[.W96])" office:value-type="string">
            <text:p/>
          </table:table-cell>
          <table:table-cell table:formula="of:=IF(ISBLANK([.X96]);&quot;&quot;;&quot; &quot;)&amp;IF(ISBLANK([.X96]);&quot;&quot;;[.X96])" office:value-type="string">
            <text:p/>
          </table:table-cell>
          <table:table-cell table:style-name="ce46" table:formula="of:=&quot;),&quot;" office:value-type="string">
            <text:p>),</text:p>
          </table:table-cell>
          <table:table-cell/>
          <table:table-cell table:formula="of:=IFERROR(__xludf.DUMMYFUNCTION(&quot;SPLIT('Definition (EN)'!G23, &quot;&quot; + &quot;&quot;, TRUE)&quot;),&quot;actor&quot;)" office:value-type="string">
            <text:p>actor</text:p>
          </table:table-cell>
        </table:table-row>
        <table:table-row table:style-name="ro2">
          <table:table-cell table:formula="of:=LOWER(['Definition (EN)'.C23]&amp;&quot;_&quot;&amp;['Definition (EN)'.D23]&amp;&quot;_&quot;&amp;['Definition (EN)'.$Q$3]&amp;&quot;:&quot;)" office:value-type="string">
            <text:p>user_reject_activity:</text:p>
          </table:table-cell>
          <table:table-cell table:formula="of:=&quot;%w(&quot;" office:value-type="string">
            <text:p>%w(</text:p>
          </table:table-cell>
          <table:table-cell table:formula="of:=IF(ISTEXT([.O97]);[.O97];&quot;&quot;)" office:value-type="string">
            <text:p/>
          </table:table-cell>
          <table:table-cell table:formula="of:=IF(ISBLANK([.P97]);&quot;&quot;;&quot; &quot;)&amp;IF(ISBLANK([.P97]);&quot;&quot;;[.P97])" office:value-type="string">
            <text:p/>
          </table:table-cell>
          <table:table-cell table:formula="of:=IF(ISBLANK([.Q97]);&quot;&quot;;&quot; &quot;)&amp;IF(ISBLANK([.Q97]);&quot;&quot;;[.Q97])" office:value-type="string">
            <text:p/>
          </table:table-cell>
          <table:table-cell table:formula="of:=IF(ISBLANK([.R97]);&quot;&quot;;&quot; &quot;)&amp;IF(ISBLANK([.R97]);&quot;&quot;;[.R97])" office:value-type="string">
            <text:p/>
          </table:table-cell>
          <table:table-cell table:formula="of:=IF(ISBLANK([.S97]);&quot;&quot;;&quot; &quot;)&amp;IF(ISBLANK([.S97]);&quot;&quot;;[.S97])" office:value-type="string">
            <text:p/>
          </table:table-cell>
          <table:table-cell table:formula="of:=IF(ISBLANK([.T97]);&quot;&quot;;&quot; &quot;)&amp;IF(ISBLANK([.T97]);&quot;&quot;;[.T97])" office:value-type="string">
            <text:p/>
          </table:table-cell>
          <table:table-cell table:formula="of:=IF(ISBLANK([.U97]);&quot;&quot;;&quot; &quot;)&amp;IF(ISBLANK([.U97]);&quot;&quot;;[.U97])" office:value-type="string">
            <text:p/>
          </table:table-cell>
          <table:table-cell table:formula="of:=IF(ISBLANK([.V97]);&quot;&quot;;&quot; &quot;)&amp;IF(ISBLANK([.V97]);&quot;&quot;;[.V97])" office:value-type="string">
            <text:p/>
          </table:table-cell>
          <table:table-cell table:formula="of:=IF(ISBLANK([.W97]);&quot;&quot;;&quot; &quot;)&amp;IF(ISBLANK([.W97]);&quot;&quot;;[.W97])" office:value-type="string">
            <text:p/>
          </table:table-cell>
          <table:table-cell table:formula="of:=IF(ISBLANK([.X97]);&quot;&quot;;&quot; &quot;)&amp;IF(ISBLANK([.X97]);&quot;&quot;;[.X97])" office:value-type="string">
            <text:p/>
          </table:table-cell>
          <table:table-cell table:style-name="ce46" table:formula="of:=&quot;),&quot;" office:value-type="string">
            <text:p>),</text:p>
          </table:table-cell>
          <table:table-cell/>
          <table:table-cell table:formula="of:=IFERROR(__xludf.DUMMYFUNCTION(&quot;SPLIT('Definition (EN)'!P23, &quot;&quot; + &quot;&quot;, TRUE)&quot;),&quot;#VALUE!&quot;)" office:value-type="string">
            <text:p>#VALUE!</text:p>
          </table:table-cell>
        </table:table-row>
        <table:table-row table:style-name="ro2">
          <table:table-cell table:formula="of:=LOWER(['Definition (EN)'.C23]&amp;&quot;_&quot;&amp;['Definition (EN)'.D23]&amp;&quot;_&quot;&amp;['Definition (EN)'.$N$3]&amp;&quot;:&quot;)" office:value-type="string">
            <text:p>user_reject_notify:</text:p>
          </table:table-cell>
          <table:table-cell table:formula="of:=&quot;%w(&quot;" office:value-type="string">
            <text:p>%w(</text:p>
          </table:table-cell>
          <table:table-cell table:formula="of:=IF(ISTEXT([.O98]);[.O98];&quot;&quot;)" office:value-type="string">
            <text:p/>
          </table:table-cell>
          <table:table-cell table:formula="of:=IF(ISBLANK([.P98]);&quot;&quot;;&quot; &quot;)&amp;IF(ISBLANK([.P98]);&quot;&quot;;[.P98])" office:value-type="string">
            <text:p/>
          </table:table-cell>
          <table:table-cell table:formula="of:=IF(ISBLANK([.Q98]);&quot;&quot;;&quot; &quot;)&amp;IF(ISBLANK([.Q98]);&quot;&quot;;[.Q98])" office:value-type="string">
            <text:p/>
          </table:table-cell>
          <table:table-cell table:formula="of:=IF(ISBLANK([.R98]);&quot;&quot;;&quot; &quot;)&amp;IF(ISBLANK([.R98]);&quot;&quot;;[.R98])" office:value-type="string">
            <text:p/>
          </table:table-cell>
          <table:table-cell table:formula="of:=IF(ISBLANK([.S98]);&quot;&quot;;&quot; &quot;)&amp;IF(ISBLANK([.S98]);&quot;&quot;;[.S98])" office:value-type="string">
            <text:p/>
          </table:table-cell>
          <table:table-cell table:formula="of:=IF(ISBLANK([.T98]);&quot;&quot;;&quot; &quot;)&amp;IF(ISBLANK([.T98]);&quot;&quot;;[.T98])" office:value-type="string">
            <text:p/>
          </table:table-cell>
          <table:table-cell table:formula="of:=IF(ISBLANK([.U98]);&quot;&quot;;&quot; &quot;)&amp;IF(ISBLANK([.U98]);&quot;&quot;;[.U98])" office:value-type="string">
            <text:p/>
          </table:table-cell>
          <table:table-cell table:formula="of:=IF(ISBLANK([.V98]);&quot;&quot;;&quot; &quot;)&amp;IF(ISBLANK([.V98]);&quot;&quot;;[.V98])" office:value-type="string">
            <text:p/>
          </table:table-cell>
          <table:table-cell table:formula="of:=IF(ISBLANK([.W98]);&quot;&quot;;&quot; &quot;)&amp;IF(ISBLANK([.W98]);&quot;&quot;;[.W98])" office:value-type="string">
            <text:p/>
          </table:table-cell>
          <table:table-cell table:formula="of:=IF(ISBLANK([.X98]);&quot;&quot;;&quot; &quot;)&amp;IF(ISBLANK([.X98]);&quot;&quot;;[.X98])" office:value-type="string">
            <text:p/>
          </table:table-cell>
          <table:table-cell table:style-name="ce46" table:formula="of:=&quot;),&quot;" office:value-type="string">
            <text:p>),</text:p>
          </table:table-cell>
          <table:table-cell/>
          <table:table-cell table:formula="of:=IFERROR(__xludf.DUMMYFUNCTION(&quot;SPLIT('Definition (EN)'!M23, &quot;&quot; + &quot;&quot;, TRUE)&quot;),&quot;#VALUE!&quot;)" office:value-type="string">
            <text:p>#VALUE!</text:p>
          </table:table-cell>
        </table:table-row>
        <table:table-row table:style-name="ro2">
          <table:table-cell table:formula="of:=LOWER(['Definition (EN)'.C23]&amp;&quot;_&quot;&amp;['Definition (EN)'.D23]&amp;&quot;_&quot;&amp;['Definition (EN)'.$K$3]&amp;&quot;:&quot;)" office:value-type="string">
            <text:p>user_reject_push:</text:p>
          </table:table-cell>
          <table:table-cell table:formula="of:=&quot;%w(&quot;" office:value-type="string">
            <text:p>%w(</text:p>
          </table:table-cell>
          <table:table-cell table:formula="of:=IF(ISTEXT([.O99]);[.O99];&quot;&quot;)" office:value-type="string">
            <text:p/>
          </table:table-cell>
          <table:table-cell table:formula="of:=IF(ISBLANK([.P99]);&quot;&quot;;&quot; &quot;)&amp;IF(ISBLANK([.P99]);&quot;&quot;;[.P99])" office:value-type="string">
            <text:p/>
          </table:table-cell>
          <table:table-cell table:formula="of:=IF(ISBLANK([.Q99]);&quot;&quot;;&quot; &quot;)&amp;IF(ISBLANK([.Q99]);&quot;&quot;;[.Q99])" office:value-type="string">
            <text:p/>
          </table:table-cell>
          <table:table-cell table:formula="of:=IF(ISBLANK([.R99]);&quot;&quot;;&quot; &quot;)&amp;IF(ISBLANK([.R99]);&quot;&quot;;[.R99])" office:value-type="string">
            <text:p/>
          </table:table-cell>
          <table:table-cell table:formula="of:=IF(ISBLANK([.S99]);&quot;&quot;;&quot; &quot;)&amp;IF(ISBLANK([.S99]);&quot;&quot;;[.S99])" office:value-type="string">
            <text:p/>
          </table:table-cell>
          <table:table-cell table:formula="of:=IF(ISBLANK([.T99]);&quot;&quot;;&quot; &quot;)&amp;IF(ISBLANK([.T99]);&quot;&quot;;[.T99])" office:value-type="string">
            <text:p/>
          </table:table-cell>
          <table:table-cell table:formula="of:=IF(ISBLANK([.U99]);&quot;&quot;;&quot; &quot;)&amp;IF(ISBLANK([.U99]);&quot;&quot;;[.U99])" office:value-type="string">
            <text:p/>
          </table:table-cell>
          <table:table-cell table:formula="of:=IF(ISBLANK([.V99]);&quot;&quot;;&quot; &quot;)&amp;IF(ISBLANK([.V99]);&quot;&quot;;[.V99])" office:value-type="string">
            <text:p/>
          </table:table-cell>
          <table:table-cell table:formula="of:=IF(ISBLANK([.W99]);&quot;&quot;;&quot; &quot;)&amp;IF(ISBLANK([.W99]);&quot;&quot;;[.W99])" office:value-type="string">
            <text:p/>
          </table:table-cell>
          <table:table-cell table:formula="of:=IF(ISBLANK([.X99]);&quot;&quot;;&quot; &quot;)&amp;IF(ISBLANK([.X99]);&quot;&quot;;[.X99])" office:value-type="string">
            <text:p/>
          </table:table-cell>
          <table:table-cell table:style-name="ce46" table:formula="of:=&quot;),&quot;" office:value-type="string">
            <text:p>),</text:p>
          </table:table-cell>
          <table:table-cell/>
          <table:table-cell table:formula="of:=IFERROR(__xludf.DUMMYFUNCTION(&quot;SPLIT('Definition (EN)'!J23, &quot;&quot; + &quot;&quot;, TRUE)&quot;),&quot;#VALUE!&quot;)" office:value-type="string">
            <text:p>#VALUE!</text:p>
          </table:table-cell>
        </table:table-row>
        <table:table-row table:style-name="ro2">
          <table:table-cell table:number-columns-repeated="2"/>
          <table:table-cell table:formula="of:=IF(ISTEXT([.O100]);[.O100];&quot;&quot;)" office:value-type="string">
            <text:p/>
          </table:table-cell>
          <table:table-cell table:formula="of:=IF(ISBLANK([.P100]);&quot;&quot;;&quot; &quot;)&amp;IF(ISBLANK([.P100]);&quot;&quot;;[.P100])" office:value-type="string">
            <text:p/>
          </table:table-cell>
          <table:table-cell table:formula="of:=IF(ISBLANK([.Q100]);&quot;&quot;;&quot; &quot;)&amp;IF(ISBLANK([.Q100]);&quot;&quot;;[.Q100])" office:value-type="string">
            <text:p/>
          </table:table-cell>
          <table:table-cell table:formula="of:=IF(ISBLANK([.R100]);&quot;&quot;;&quot; &quot;)&amp;IF(ISBLANK([.R100]);&quot;&quot;;[.R100])" office:value-type="string">
            <text:p/>
          </table:table-cell>
          <table:table-cell table:formula="of:=IF(ISBLANK([.S100]);&quot;&quot;;&quot; &quot;)&amp;IF(ISBLANK([.S100]);&quot;&quot;;[.S100])" office:value-type="string">
            <text:p/>
          </table:table-cell>
          <table:table-cell table:formula="of:=IF(ISBLANK([.T100]);&quot;&quot;;&quot; &quot;)&amp;IF(ISBLANK([.T100]);&quot;&quot;;[.T100])" office:value-type="string">
            <text:p/>
          </table:table-cell>
          <table:table-cell table:formula="of:=IF(ISBLANK([.U100]);&quot;&quot;;&quot; &quot;)&amp;IF(ISBLANK([.U100]);&quot;&quot;;[.U100])" office:value-type="string">
            <text:p/>
          </table:table-cell>
          <table:table-cell table:formula="of:=IF(ISBLANK([.V100]);&quot;&quot;;&quot; &quot;)&amp;IF(ISBLANK([.V100]);&quot;&quot;;[.V100])" office:value-type="string">
            <text:p/>
          </table:table-cell>
          <table:table-cell table:formula="of:=IF(ISBLANK([.W100]);&quot;&quot;;&quot; &quot;)&amp;IF(ISBLANK([.W100]);&quot;&quot;;[.W100])" office:value-type="string">
            <text:p/>
          </table:table-cell>
          <table:table-cell table:formula="of:=IF(ISBLANK([.X100]);&quot;&quot;;&quot; &quot;)&amp;IF(ISBLANK([.X100]);&quot;&quot;;[.X100])" office:value-type="string">
            <text:p/>
          </table:table-cell>
        </table:table-row>
        <table:table-row table:style-name="ro2">
          <table:table-cell table:formula="of:=LOWER(['Definition (EN)'.C24]&amp;&quot;_&quot;&amp;['Definition (EN)'.D24]&amp;&quot;_&quot;&amp;['Definition (EN)'.$H$3]&amp;&quot;:&quot;)" office:value-type="string">
            <text:p>slot_tagged_me:</text:p>
          </table:table-cell>
          <table:table-cell table:formula="of:=&quot;%w(&quot;" office:value-type="string">
            <text:p>%w(</text:p>
          </table:table-cell>
          <table:table-cell table:formula="of:=IF(ISTEXT([.O101]);[.O101];&quot;&quot;)" office:value-type="string">
            <text:p>actor</text:p>
          </table:table-cell>
          <table:table-cell table:formula="of:=IF(ISBLANK([.P101]);&quot;&quot;;&quot; &quot;)&amp;IF(ISBLANK([.P101]);&quot;&quot;;[.P101])" office:value-type="string">
            <text:p/>
          </table:table-cell>
          <table:table-cell table:formula="of:=IF(ISBLANK([.Q101]);&quot;&quot;;&quot; &quot;)&amp;IF(ISBLANK([.Q101]);&quot;&quot;;[.Q101])" office:value-type="string">
            <text:p/>
          </table:table-cell>
          <table:table-cell table:formula="of:=IF(ISBLANK([.R101]);&quot;&quot;;&quot; &quot;)&amp;IF(ISBLANK([.R101]);&quot;&quot;;[.R101])" office:value-type="string">
            <text:p/>
          </table:table-cell>
          <table:table-cell table:formula="of:=IF(ISBLANK([.S101]);&quot;&quot;;&quot; &quot;)&amp;IF(ISBLANK([.S101]);&quot;&quot;;[.S101])" office:value-type="string">
            <text:p/>
          </table:table-cell>
          <table:table-cell table:formula="of:=IF(ISBLANK([.T101]);&quot;&quot;;&quot; &quot;)&amp;IF(ISBLANK([.T101]);&quot;&quot;;[.T101])" office:value-type="string">
            <text:p/>
          </table:table-cell>
          <table:table-cell table:formula="of:=IF(ISBLANK([.U101]);&quot;&quot;;&quot; &quot;)&amp;IF(ISBLANK([.U101]);&quot;&quot;;[.U101])" office:value-type="string">
            <text:p/>
          </table:table-cell>
          <table:table-cell table:formula="of:=IF(ISBLANK([.V101]);&quot;&quot;;&quot; &quot;)&amp;IF(ISBLANK([.V101]);&quot;&quot;;[.V101])" office:value-type="string">
            <text:p/>
          </table:table-cell>
          <table:table-cell table:formula="of:=IF(ISBLANK([.W101]);&quot;&quot;;&quot; &quot;)&amp;IF(ISBLANK([.W101]);&quot;&quot;;[.W101])" office:value-type="string">
            <text:p/>
          </table:table-cell>
          <table:table-cell table:formula="of:=IF(ISBLANK([.X101]);&quot;&quot;;&quot; &quot;)&amp;IF(ISBLANK([.X101]);&quot;&quot;;[.X101])" office:value-type="string">
            <text:p/>
          </table:table-cell>
          <table:table-cell table:style-name="ce46" table:formula="of:=&quot;),&quot;" office:value-type="string">
            <text:p>),</text:p>
          </table:table-cell>
          <table:table-cell/>
          <table:table-cell table:formula="of:=IFERROR(__xludf.DUMMYFUNCTION(&quot;SPLIT('Definition (EN)'!G24, &quot;&quot; + &quot;&quot;, TRUE)&quot;),&quot;actor&quot;)" office:value-type="string">
            <text:p>actor</text:p>
          </table:table-cell>
        </table:table-row>
        <table:table-row table:style-name="ro2">
          <table:table-cell table:formula="of:=LOWER(['Definition (EN)'.C24]&amp;&quot;_&quot;&amp;['Definition (EN)'.D24]&amp;&quot;_&quot;&amp;['Definition (EN)'.$Q$3]&amp;&quot;:&quot;)" office:value-type="string">
            <text:p>slot_tagged_activity:</text:p>
          </table:table-cell>
          <table:table-cell table:formula="of:=&quot;%w(&quot;" office:value-type="string">
            <text:p>%w(</text:p>
          </table:table-cell>
          <table:table-cell table:formula="of:=IF(ISTEXT([.O102]);[.O102];&quot;&quot;)" office:value-type="string">
            <text:p/>
          </table:table-cell>
          <table:table-cell table:formula="of:=IF(ISBLANK([.P102]);&quot;&quot;;&quot; &quot;)&amp;IF(ISBLANK([.P102]);&quot;&quot;;[.P102])" office:value-type="string">
            <text:p/>
          </table:table-cell>
          <table:table-cell table:formula="of:=IF(ISBLANK([.Q102]);&quot;&quot;;&quot; &quot;)&amp;IF(ISBLANK([.Q102]);&quot;&quot;;[.Q102])" office:value-type="string">
            <text:p/>
          </table:table-cell>
          <table:table-cell table:formula="of:=IF(ISBLANK([.R102]);&quot;&quot;;&quot; &quot;)&amp;IF(ISBLANK([.R102]);&quot;&quot;;[.R102])" office:value-type="string">
            <text:p/>
          </table:table-cell>
          <table:table-cell table:formula="of:=IF(ISBLANK([.S102]);&quot;&quot;;&quot; &quot;)&amp;IF(ISBLANK([.S102]);&quot;&quot;;[.S102])" office:value-type="string">
            <text:p/>
          </table:table-cell>
          <table:table-cell table:formula="of:=IF(ISBLANK([.T102]);&quot;&quot;;&quot; &quot;)&amp;IF(ISBLANK([.T102]);&quot;&quot;;[.T102])" office:value-type="string">
            <text:p/>
          </table:table-cell>
          <table:table-cell table:formula="of:=IF(ISBLANK([.U102]);&quot;&quot;;&quot; &quot;)&amp;IF(ISBLANK([.U102]);&quot;&quot;;[.U102])" office:value-type="string">
            <text:p/>
          </table:table-cell>
          <table:table-cell table:formula="of:=IF(ISBLANK([.V102]);&quot;&quot;;&quot; &quot;)&amp;IF(ISBLANK([.V102]);&quot;&quot;;[.V102])" office:value-type="string">
            <text:p/>
          </table:table-cell>
          <table:table-cell table:formula="of:=IF(ISBLANK([.W102]);&quot;&quot;;&quot; &quot;)&amp;IF(ISBLANK([.W102]);&quot;&quot;;[.W102])" office:value-type="string">
            <text:p/>
          </table:table-cell>
          <table:table-cell table:formula="of:=IF(ISBLANK([.X102]);&quot;&quot;;&quot; &quot;)&amp;IF(ISBLANK([.X102]);&quot;&quot;;[.X102])" office:value-type="string">
            <text:p/>
          </table:table-cell>
          <table:table-cell table:style-name="ce46" table:formula="of:=&quot;),&quot;" office:value-type="string">
            <text:p>),</text:p>
          </table:table-cell>
          <table:table-cell/>
          <table:table-cell table:formula="of:=IFERROR(__xludf.DUMMYFUNCTION(&quot;SPLIT('Definition (EN)'!P24, &quot;&quot; + &quot;&quot;, TRUE)&quot;),&quot;#VALUE!&quot;)" office:value-type="string">
            <text:p>#VALUE!</text:p>
          </table:table-cell>
        </table:table-row>
        <table:table-row table:style-name="ro2">
          <table:table-cell table:formula="of:=LOWER(['Definition (EN)'.C24]&amp;&quot;_&quot;&amp;['Definition (EN)'.D24]&amp;&quot;_&quot;&amp;['Definition (EN)'.$N$3]&amp;&quot;:&quot;)" office:value-type="string">
            <text:p>slot_tagged_notify:</text:p>
          </table:table-cell>
          <table:table-cell table:formula="of:=&quot;%w(&quot;" office:value-type="string">
            <text:p>%w(</text:p>
          </table:table-cell>
          <table:table-cell table:formula="of:=IF(ISTEXT([.O103]);[.O103];&quot;&quot;)" office:value-type="string">
            <text:p>foreign</text:p>
          </table:table-cell>
          <table:table-cell table:formula="of:=IF(ISBLANK([.P103]);&quot;&quot;;&quot; &quot;)&amp;IF(ISBLANK([.P103]);&quot;&quot;;[.P103])" office:value-type="string">
            <text:p/>
          </table:table-cell>
          <table:table-cell table:formula="of:=IF(ISBLANK([.Q103]);&quot;&quot;;&quot; &quot;)&amp;IF(ISBLANK([.Q103]);&quot;&quot;;[.Q103])" office:value-type="string">
            <text:p/>
          </table:table-cell>
          <table:table-cell table:formula="of:=IF(ISBLANK([.R103]);&quot;&quot;;&quot; &quot;)&amp;IF(ISBLANK([.R103]);&quot;&quot;;[.R103])" office:value-type="string">
            <text:p/>
          </table:table-cell>
          <table:table-cell table:formula="of:=IF(ISBLANK([.S103]);&quot;&quot;;&quot; &quot;)&amp;IF(ISBLANK([.S103]);&quot;&quot;;[.S103])" office:value-type="string">
            <text:p/>
          </table:table-cell>
          <table:table-cell table:formula="of:=IF(ISBLANK([.T103]);&quot;&quot;;&quot; &quot;)&amp;IF(ISBLANK([.T103]);&quot;&quot;;[.T103])" office:value-type="string">
            <text:p/>
          </table:table-cell>
          <table:table-cell table:formula="of:=IF(ISBLANK([.U103]);&quot;&quot;;&quot; &quot;)&amp;IF(ISBLANK([.U103]);&quot;&quot;;[.U103])" office:value-type="string">
            <text:p/>
          </table:table-cell>
          <table:table-cell table:formula="of:=IF(ISBLANK([.V103]);&quot;&quot;;&quot; &quot;)&amp;IF(ISBLANK([.V103]);&quot;&quot;;[.V103])" office:value-type="string">
            <text:p/>
          </table:table-cell>
          <table:table-cell table:formula="of:=IF(ISBLANK([.W103]);&quot;&quot;;&quot; &quot;)&amp;IF(ISBLANK([.W103]);&quot;&quot;;[.W103])" office:value-type="string">
            <text:p/>
          </table:table-cell>
          <table:table-cell table:formula="of:=IF(ISBLANK([.X103]);&quot;&quot;;&quot; &quot;)&amp;IF(ISBLANK([.X103]);&quot;&quot;;[.X103])" office:value-type="string">
            <text:p/>
          </table:table-cell>
          <table:table-cell table:style-name="ce46" table:formula="of:=&quot;),&quot;" office:value-type="string">
            <text:p>),</text:p>
          </table:table-cell>
          <table:table-cell/>
          <table:table-cell table:formula="of:=IFERROR(__xludf.DUMMYFUNCTION(&quot;SPLIT('Definition (EN)'!M24, &quot;&quot; + &quot;&quot;, TRUE)&quot;),&quot;foreign&quot;)" office:value-type="string">
            <text:p>foreign</text:p>
          </table:table-cell>
        </table:table-row>
        <table:table-row table:style-name="ro2">
          <table:table-cell table:formula="of:=LOWER(['Definition (EN)'.C24]&amp;&quot;_&quot;&amp;['Definition (EN)'.D24]&amp;&quot;_&quot;&amp;['Definition (EN)'.$K$3]&amp;&quot;:&quot;)" office:value-type="string">
            <text:p>slot_tagged_push:</text:p>
          </table:table-cell>
          <table:table-cell table:formula="of:=&quot;%w(&quot;" office:value-type="string">
            <text:p>%w(</text:p>
          </table:table-cell>
          <table:table-cell table:formula="of:=IF(ISTEXT([.O104]);[.O104];&quot;&quot;)" office:value-type="string">
            <text:p>foreign</text:p>
          </table:table-cell>
          <table:table-cell table:formula="of:=IF(ISBLANK([.P104]);&quot;&quot;;&quot; &quot;)&amp;IF(ISBLANK([.P104]);&quot;&quot;;[.P104])" office:value-type="string">
            <text:p/>
          </table:table-cell>
          <table:table-cell table:formula="of:=IF(ISBLANK([.Q104]);&quot;&quot;;&quot; &quot;)&amp;IF(ISBLANK([.Q104]);&quot;&quot;;[.Q104])" office:value-type="string">
            <text:p/>
          </table:table-cell>
          <table:table-cell table:formula="of:=IF(ISBLANK([.R104]);&quot;&quot;;&quot; &quot;)&amp;IF(ISBLANK([.R104]);&quot;&quot;;[.R104])" office:value-type="string">
            <text:p/>
          </table:table-cell>
          <table:table-cell table:formula="of:=IF(ISBLANK([.S104]);&quot;&quot;;&quot; &quot;)&amp;IF(ISBLANK([.S104]);&quot;&quot;;[.S104])" office:value-type="string">
            <text:p/>
          </table:table-cell>
          <table:table-cell table:formula="of:=IF(ISBLANK([.T104]);&quot;&quot;;&quot; &quot;)&amp;IF(ISBLANK([.T104]);&quot;&quot;;[.T104])" office:value-type="string">
            <text:p/>
          </table:table-cell>
          <table:table-cell table:formula="of:=IF(ISBLANK([.U104]);&quot;&quot;;&quot; &quot;)&amp;IF(ISBLANK([.U104]);&quot;&quot;;[.U104])" office:value-type="string">
            <text:p/>
          </table:table-cell>
          <table:table-cell table:formula="of:=IF(ISBLANK([.V104]);&quot;&quot;;&quot; &quot;)&amp;IF(ISBLANK([.V104]);&quot;&quot;;[.V104])" office:value-type="string">
            <text:p/>
          </table:table-cell>
          <table:table-cell table:formula="of:=IF(ISBLANK([.W104]);&quot;&quot;;&quot; &quot;)&amp;IF(ISBLANK([.W104]);&quot;&quot;;[.W104])" office:value-type="string">
            <text:p/>
          </table:table-cell>
          <table:table-cell table:formula="of:=IF(ISBLANK([.X104]);&quot;&quot;;&quot; &quot;)&amp;IF(ISBLANK([.X104]);&quot;&quot;;[.X104])" office:value-type="string">
            <text:p/>
          </table:table-cell>
          <table:table-cell table:style-name="ce46" table:formula="of:=&quot;),&quot;" office:value-type="string">
            <text:p>),</text:p>
          </table:table-cell>
          <table:table-cell/>
          <table:table-cell table:formula="of:=IFERROR(__xludf.DUMMYFUNCTION(&quot;SPLIT('Definition (EN)'!J24, &quot;&quot; + &quot;&quot;, TRUE)&quot;),&quot;foreign&quot;)" office:value-type="string">
            <text:p>foreign</text:p>
          </table:table-cell>
        </table:table-row>
        <table:table-row table:style-name="ro2">
          <table:table-cell table:number-columns-repeated="2"/>
          <table:table-cell table:formula="of:=IF(ISTEXT([.O105]);[.O105];&quot;&quot;)" office:value-type="string">
            <text:p/>
          </table:table-cell>
          <table:table-cell table:formula="of:=IF(ISBLANK([.P105]);&quot;&quot;;&quot; &quot;)&amp;IF(ISBLANK([.P105]);&quot;&quot;;[.P105])" office:value-type="string">
            <text:p/>
          </table:table-cell>
          <table:table-cell table:formula="of:=IF(ISBLANK([.Q105]);&quot;&quot;;&quot; &quot;)&amp;IF(ISBLANK([.Q105]);&quot;&quot;;[.Q105])" office:value-type="string">
            <text:p/>
          </table:table-cell>
          <table:table-cell table:formula="of:=IF(ISBLANK([.R105]);&quot;&quot;;&quot; &quot;)&amp;IF(ISBLANK([.R105]);&quot;&quot;;[.R105])" office:value-type="string">
            <text:p/>
          </table:table-cell>
          <table:table-cell table:formula="of:=IF(ISBLANK([.S105]);&quot;&quot;;&quot; &quot;)&amp;IF(ISBLANK([.S105]);&quot;&quot;;[.S105])" office:value-type="string">
            <text:p/>
          </table:table-cell>
          <table:table-cell table:formula="of:=IF(ISBLANK([.T105]);&quot;&quot;;&quot; &quot;)&amp;IF(ISBLANK([.T105]);&quot;&quot;;[.T105])" office:value-type="string">
            <text:p/>
          </table:table-cell>
          <table:table-cell table:formula="of:=IF(ISBLANK([.U105]);&quot;&quot;;&quot; &quot;)&amp;IF(ISBLANK([.U105]);&quot;&quot;;[.U105])" office:value-type="string">
            <text:p/>
          </table:table-cell>
          <table:table-cell table:formula="of:=IF(ISBLANK([.V105]);&quot;&quot;;&quot; &quot;)&amp;IF(ISBLANK([.V105]);&quot;&quot;;[.V105])" office:value-type="string">
            <text:p/>
          </table:table-cell>
          <table:table-cell table:formula="of:=IF(ISBLANK([.W105]);&quot;&quot;;&quot; &quot;)&amp;IF(ISBLANK([.W105]);&quot;&quot;;[.W105])" office:value-type="string">
            <text:p/>
          </table:table-cell>
          <table:table-cell table:formula="of:=IF(ISBLANK([.X105]);&quot;&quot;;&quot; &quot;)&amp;IF(ISBLANK([.X105]);&quot;&quot;;[.X105])" office:value-type="string">
            <text:p/>
          </table:table-cell>
        </table:table-row>
        <table:table-row table:style-name="ro2">
          <table:table-cell table:formula="of:=LOWER(['Definition (EN)'.C25]&amp;&quot;_&quot;&amp;['Definition (EN)'.D25]&amp;&quot;_&quot;&amp;['Definition (EN)'.$H$3]&amp;&quot;:&quot;)" office:value-type="string">
            <text:p>group_request_me:</text:p>
          </table:table-cell>
          <table:table-cell table:formula="of:=&quot;%w(&quot;" office:value-type="string">
            <text:p>%w(</text:p>
          </table:table-cell>
          <table:table-cell table:formula="of:=IF(ISTEXT([.O106]);[.O106];&quot;&quot;)" office:value-type="string">
            <text:p>actor</text:p>
          </table:table-cell>
          <table:table-cell table:formula="of:=IF(ISBLANK([.P106]);&quot;&quot;;&quot; &quot;)&amp;IF(ISBLANK([.P106]);&quot;&quot;;[.P106])" office:value-type="string">
            <text:p/>
          </table:table-cell>
          <table:table-cell table:formula="of:=IF(ISBLANK([.Q106]);&quot;&quot;;&quot; &quot;)&amp;IF(ISBLANK([.Q106]);&quot;&quot;;[.Q106])" office:value-type="string">
            <text:p/>
          </table:table-cell>
          <table:table-cell table:formula="of:=IF(ISBLANK([.R106]);&quot;&quot;;&quot; &quot;)&amp;IF(ISBLANK([.R106]);&quot;&quot;;[.R106])" office:value-type="string">
            <text:p/>
          </table:table-cell>
          <table:table-cell table:formula="of:=IF(ISBLANK([.S106]);&quot;&quot;;&quot; &quot;)&amp;IF(ISBLANK([.S106]);&quot;&quot;;[.S106])" office:value-type="string">
            <text:p/>
          </table:table-cell>
          <table:table-cell table:formula="of:=IF(ISBLANK([.T106]);&quot;&quot;;&quot; &quot;)&amp;IF(ISBLANK([.T106]);&quot;&quot;;[.T106])" office:value-type="string">
            <text:p/>
          </table:table-cell>
          <table:table-cell table:formula="of:=IF(ISBLANK([.U106]);&quot;&quot;;&quot; &quot;)&amp;IF(ISBLANK([.U106]);&quot;&quot;;[.U106])" office:value-type="string">
            <text:p/>
          </table:table-cell>
          <table:table-cell table:formula="of:=IF(ISBLANK([.V106]);&quot;&quot;;&quot; &quot;)&amp;IF(ISBLANK([.V106]);&quot;&quot;;[.V106])" office:value-type="string">
            <text:p/>
          </table:table-cell>
          <table:table-cell table:formula="of:=IF(ISBLANK([.W106]);&quot;&quot;;&quot; &quot;)&amp;IF(ISBLANK([.W106]);&quot;&quot;;[.W106])" office:value-type="string">
            <text:p/>
          </table:table-cell>
          <table:table-cell table:formula="of:=IF(ISBLANK([.X106]);&quot;&quot;;&quot; &quot;)&amp;IF(ISBLANK([.X106]);&quot;&quot;;[.X106])" office:value-type="string">
            <text:p/>
          </table:table-cell>
          <table:table-cell table:style-name="ce46" table:formula="of:=&quot;),&quot;" office:value-type="string">
            <text:p>),</text:p>
          </table:table-cell>
          <table:table-cell/>
          <table:table-cell table:formula="of:=IFERROR(__xludf.DUMMYFUNCTION(&quot;SPLIT('Definition (EN)'!G25, &quot;&quot; + &quot;&quot;, TRUE)&quot;),&quot;actor&quot;)" office:value-type="string">
            <text:p>actor</text:p>
          </table:table-cell>
        </table:table-row>
        <table:table-row table:style-name="ro2">
          <table:table-cell table:formula="of:=LOWER(['Definition (EN)'.C25]&amp;&quot;_&quot;&amp;['Definition (EN)'.D25]&amp;&quot;_&quot;&amp;['Definition (EN)'.$Q$3]&amp;&quot;:&quot;)" office:value-type="string">
            <text:p>group_request_activity:</text:p>
          </table:table-cell>
          <table:table-cell table:formula="of:=&quot;%w(&quot;" office:value-type="string">
            <text:p>%w(</text:p>
          </table:table-cell>
          <table:table-cell table:formula="of:=IF(ISTEXT([.O107]);[.O107];&quot;&quot;)" office:value-type="string">
            <text:p/>
          </table:table-cell>
          <table:table-cell table:formula="of:=IF(ISBLANK([.P107]);&quot;&quot;;&quot; &quot;)&amp;IF(ISBLANK([.P107]);&quot;&quot;;[.P107])" office:value-type="string">
            <text:p/>
          </table:table-cell>
          <table:table-cell table:formula="of:=IF(ISBLANK([.Q107]);&quot;&quot;;&quot; &quot;)&amp;IF(ISBLANK([.Q107]);&quot;&quot;;[.Q107])" office:value-type="string">
            <text:p/>
          </table:table-cell>
          <table:table-cell table:formula="of:=IF(ISBLANK([.R107]);&quot;&quot;;&quot; &quot;)&amp;IF(ISBLANK([.R107]);&quot;&quot;;[.R107])" office:value-type="string">
            <text:p/>
          </table:table-cell>
          <table:table-cell table:formula="of:=IF(ISBLANK([.S107]);&quot;&quot;;&quot; &quot;)&amp;IF(ISBLANK([.S107]);&quot;&quot;;[.S107])" office:value-type="string">
            <text:p/>
          </table:table-cell>
          <table:table-cell table:formula="of:=IF(ISBLANK([.T107]);&quot;&quot;;&quot; &quot;)&amp;IF(ISBLANK([.T107]);&quot;&quot;;[.T107])" office:value-type="string">
            <text:p/>
          </table:table-cell>
          <table:table-cell table:formula="of:=IF(ISBLANK([.U107]);&quot;&quot;;&quot; &quot;)&amp;IF(ISBLANK([.U107]);&quot;&quot;;[.U107])" office:value-type="string">
            <text:p/>
          </table:table-cell>
          <table:table-cell table:formula="of:=IF(ISBLANK([.V107]);&quot;&quot;;&quot; &quot;)&amp;IF(ISBLANK([.V107]);&quot;&quot;;[.V107])" office:value-type="string">
            <text:p/>
          </table:table-cell>
          <table:table-cell table:formula="of:=IF(ISBLANK([.W107]);&quot;&quot;;&quot; &quot;)&amp;IF(ISBLANK([.W107]);&quot;&quot;;[.W107])" office:value-type="string">
            <text:p/>
          </table:table-cell>
          <table:table-cell table:formula="of:=IF(ISBLANK([.X107]);&quot;&quot;;&quot; &quot;)&amp;IF(ISBLANK([.X107]);&quot;&quot;;[.X107])" office:value-type="string">
            <text:p/>
          </table:table-cell>
          <table:table-cell table:style-name="ce46" table:formula="of:=&quot;),&quot;" office:value-type="string">
            <text:p>),</text:p>
          </table:table-cell>
          <table:table-cell/>
          <table:table-cell table:formula="of:=IFERROR(__xludf.DUMMYFUNCTION(&quot;SPLIT('Definition (EN)'!P25, &quot;&quot; + &quot;&quot;, TRUE)&quot;),&quot;#VALUE!&quot;)" office:value-type="string">
            <text:p>#VALUE!</text:p>
          </table:table-cell>
        </table:table-row>
        <table:table-row table:style-name="ro2">
          <table:table-cell table:formula="of:=LOWER(['Definition (EN)'.C25]&amp;&quot;_&quot;&amp;['Definition (EN)'.D25]&amp;&quot;_&quot;&amp;['Definition (EN)'.$N$3]&amp;&quot;:&quot;)" office:value-type="string">
            <text:p>group_request_notify:</text:p>
          </table:table-cell>
          <table:table-cell table:formula="of:=&quot;%w(&quot;" office:value-type="string">
            <text:p>%w(</text:p>
          </table:table-cell>
          <table:table-cell table:formula="of:=IF(ISTEXT([.O108]);[.O108];&quot;&quot;)" office:value-type="string">
            <text:p/>
          </table:table-cell>
          <table:table-cell table:formula="of:=IF(ISBLANK([.P108]);&quot;&quot;;&quot; &quot;)&amp;IF(ISBLANK([.P108]);&quot;&quot;;[.P108])" office:value-type="string">
            <text:p/>
          </table:table-cell>
          <table:table-cell table:formula="of:=IF(ISBLANK([.Q108]);&quot;&quot;;&quot; &quot;)&amp;IF(ISBLANK([.Q108]);&quot;&quot;;[.Q108])" office:value-type="string">
            <text:p/>
          </table:table-cell>
          <table:table-cell table:formula="of:=IF(ISBLANK([.R108]);&quot;&quot;;&quot; &quot;)&amp;IF(ISBLANK([.R108]);&quot;&quot;;[.R108])" office:value-type="string">
            <text:p/>
          </table:table-cell>
          <table:table-cell table:formula="of:=IF(ISBLANK([.S108]);&quot;&quot;;&quot; &quot;)&amp;IF(ISBLANK([.S108]);&quot;&quot;;[.S108])" office:value-type="string">
            <text:p/>
          </table:table-cell>
          <table:table-cell table:formula="of:=IF(ISBLANK([.T108]);&quot;&quot;;&quot; &quot;)&amp;IF(ISBLANK([.T108]);&quot;&quot;;[.T108])" office:value-type="string">
            <text:p/>
          </table:table-cell>
          <table:table-cell table:formula="of:=IF(ISBLANK([.U108]);&quot;&quot;;&quot; &quot;)&amp;IF(ISBLANK([.U108]);&quot;&quot;;[.U108])" office:value-type="string">
            <text:p/>
          </table:table-cell>
          <table:table-cell table:formula="of:=IF(ISBLANK([.V108]);&quot;&quot;;&quot; &quot;)&amp;IF(ISBLANK([.V108]);&quot;&quot;;[.V108])" office:value-type="string">
            <text:p/>
          </table:table-cell>
          <table:table-cell table:formula="of:=IF(ISBLANK([.W108]);&quot;&quot;;&quot; &quot;)&amp;IF(ISBLANK([.W108]);&quot;&quot;;[.W108])" office:value-type="string">
            <text:p/>
          </table:table-cell>
          <table:table-cell table:formula="of:=IF(ISBLANK([.X108]);&quot;&quot;;&quot; &quot;)&amp;IF(ISBLANK([.X108]);&quot;&quot;;[.X108])" office:value-type="string">
            <text:p/>
          </table:table-cell>
          <table:table-cell table:style-name="ce46" table:formula="of:=&quot;),&quot;" office:value-type="string">
            <text:p>),</text:p>
          </table:table-cell>
          <table:table-cell/>
          <table:table-cell table:formula="of:=IFERROR(__xludf.DUMMYFUNCTION(&quot;SPLIT('Definition (EN)'!M25, &quot;&quot; + &quot;&quot;, TRUE)&quot;),&quot;#VALUE!&quot;)" office:value-type="string">
            <text:p>#VALUE!</text:p>
          </table:table-cell>
        </table:table-row>
        <table:table-row table:style-name="ro2">
          <table:table-cell table:formula="of:=LOWER(['Definition (EN)'.C25]&amp;&quot;_&quot;&amp;['Definition (EN)'.D25]&amp;&quot;_&quot;&amp;['Definition (EN)'.$K$3]&amp;&quot;:&quot;)" office:value-type="string">
            <text:p>group_request_push:</text:p>
          </table:table-cell>
          <table:table-cell table:formula="of:=&quot;%w(&quot;" office:value-type="string">
            <text:p>%w(</text:p>
          </table:table-cell>
          <table:table-cell table:formula="of:=IF(ISTEXT([.O109]);[.O109];&quot;&quot;)" office:value-type="string">
            <text:p/>
          </table:table-cell>
          <table:table-cell table:formula="of:=IF(ISBLANK([.P109]);&quot;&quot;;&quot; &quot;)&amp;IF(ISBLANK([.P109]);&quot;&quot;;[.P109])" office:value-type="string">
            <text:p/>
          </table:table-cell>
          <table:table-cell table:formula="of:=IF(ISBLANK([.Q109]);&quot;&quot;;&quot; &quot;)&amp;IF(ISBLANK([.Q109]);&quot;&quot;;[.Q109])" office:value-type="string">
            <text:p/>
          </table:table-cell>
          <table:table-cell table:formula="of:=IF(ISBLANK([.R109]);&quot;&quot;;&quot; &quot;)&amp;IF(ISBLANK([.R109]);&quot;&quot;;[.R109])" office:value-type="string">
            <text:p/>
          </table:table-cell>
          <table:table-cell table:formula="of:=IF(ISBLANK([.S109]);&quot;&quot;;&quot; &quot;)&amp;IF(ISBLANK([.S109]);&quot;&quot;;[.S109])" office:value-type="string">
            <text:p/>
          </table:table-cell>
          <table:table-cell table:formula="of:=IF(ISBLANK([.T109]);&quot;&quot;;&quot; &quot;)&amp;IF(ISBLANK([.T109]);&quot;&quot;;[.T109])" office:value-type="string">
            <text:p/>
          </table:table-cell>
          <table:table-cell table:formula="of:=IF(ISBLANK([.U109]);&quot;&quot;;&quot; &quot;)&amp;IF(ISBLANK([.U109]);&quot;&quot;;[.U109])" office:value-type="string">
            <text:p/>
          </table:table-cell>
          <table:table-cell table:formula="of:=IF(ISBLANK([.V109]);&quot;&quot;;&quot; &quot;)&amp;IF(ISBLANK([.V109]);&quot;&quot;;[.V109])" office:value-type="string">
            <text:p/>
          </table:table-cell>
          <table:table-cell table:formula="of:=IF(ISBLANK([.W109]);&quot;&quot;;&quot; &quot;)&amp;IF(ISBLANK([.W109]);&quot;&quot;;[.W109])" office:value-type="string">
            <text:p/>
          </table:table-cell>
          <table:table-cell table:formula="of:=IF(ISBLANK([.X109]);&quot;&quot;;&quot; &quot;)&amp;IF(ISBLANK([.X109]);&quot;&quot;;[.X109])" office:value-type="string">
            <text:p/>
          </table:table-cell>
          <table:table-cell table:style-name="ce46" table:formula="of:=&quot;),&quot;" office:value-type="string">
            <text:p>),</text:p>
          </table:table-cell>
          <table:table-cell/>
          <table:table-cell table:formula="of:=IFERROR(__xludf.DUMMYFUNCTION(&quot;SPLIT('Definition (EN)'!J25, &quot;&quot; + &quot;&quot;, TRUE)&quot;),&quot;#VALUE!&quot;)" office:value-type="string">
            <text:p>#VALUE!</text:p>
          </table:table-cell>
        </table:table-row>
        <table:table-row table:style-name="ro2">
          <table:table-cell table:number-columns-repeated="2"/>
          <table:table-cell table:formula="of:=IF(ISTEXT([.O110]);[.O110];&quot;&quot;)" office:value-type="string">
            <text:p/>
          </table:table-cell>
          <table:table-cell table:formula="of:=IF(ISBLANK([.P110]);&quot;&quot;;&quot; &quot;)&amp;IF(ISBLANK([.P110]);&quot;&quot;;[.P110])" office:value-type="string">
            <text:p/>
          </table:table-cell>
          <table:table-cell table:formula="of:=IF(ISBLANK([.Q110]);&quot;&quot;;&quot; &quot;)&amp;IF(ISBLANK([.Q110]);&quot;&quot;;[.Q110])" office:value-type="string">
            <text:p/>
          </table:table-cell>
          <table:table-cell table:formula="of:=IF(ISBLANK([.R110]);&quot;&quot;;&quot; &quot;)&amp;IF(ISBLANK([.R110]);&quot;&quot;;[.R110])" office:value-type="string">
            <text:p/>
          </table:table-cell>
          <table:table-cell table:formula="of:=IF(ISBLANK([.S110]);&quot;&quot;;&quot; &quot;)&amp;IF(ISBLANK([.S110]);&quot;&quot;;[.S110])" office:value-type="string">
            <text:p/>
          </table:table-cell>
          <table:table-cell table:formula="of:=IF(ISBLANK([.T110]);&quot;&quot;;&quot; &quot;)&amp;IF(ISBLANK([.T110]);&quot;&quot;;[.T110])" office:value-type="string">
            <text:p/>
          </table:table-cell>
          <table:table-cell table:formula="of:=IF(ISBLANK([.U110]);&quot;&quot;;&quot; &quot;)&amp;IF(ISBLANK([.U110]);&quot;&quot;;[.U110])" office:value-type="string">
            <text:p/>
          </table:table-cell>
          <table:table-cell table:formula="of:=IF(ISBLANK([.V110]);&quot;&quot;;&quot; &quot;)&amp;IF(ISBLANK([.V110]);&quot;&quot;;[.V110])" office:value-type="string">
            <text:p/>
          </table:table-cell>
          <table:table-cell table:formula="of:=IF(ISBLANK([.W110]);&quot;&quot;;&quot; &quot;)&amp;IF(ISBLANK([.W110]);&quot;&quot;;[.W110])" office:value-type="string">
            <text:p/>
          </table:table-cell>
          <table:table-cell table:formula="of:=IF(ISBLANK([.X110]);&quot;&quot;;&quot; &quot;)&amp;IF(ISBLANK([.X110]);&quot;&quot;;[.X110])" office:value-type="string">
            <text:p/>
          </table:table-cell>
        </table:table-row>
        <table:table-row table:style-name="ro2">
          <table:table-cell table:formula="of:=LOWER(['Definition (EN)'.C26]&amp;&quot;_&quot;&amp;['Definition (EN)'.D26]&amp;&quot;_&quot;&amp;['Definition (EN)'.$H$3]&amp;&quot;:&quot;)" office:value-type="string">
            <text:p>group_reject_me:</text:p>
          </table:table-cell>
          <table:table-cell table:formula="of:=&quot;%w(&quot;" office:value-type="string">
            <text:p>%w(</text:p>
          </table:table-cell>
          <table:table-cell table:formula="of:=IF(ISTEXT([.O111]);[.O111];&quot;&quot;)" office:value-type="string">
            <text:p>actor</text:p>
          </table:table-cell>
          <table:table-cell table:formula="of:=IF(ISBLANK([.P111]);&quot;&quot;;&quot; &quot;)&amp;IF(ISBLANK([.P111]);&quot;&quot;;[.P111])" office:value-type="string">
            <text:p/>
          </table:table-cell>
          <table:table-cell table:formula="of:=IF(ISBLANK([.Q111]);&quot;&quot;;&quot; &quot;)&amp;IF(ISBLANK([.Q111]);&quot;&quot;;[.Q111])" office:value-type="string">
            <text:p/>
          </table:table-cell>
          <table:table-cell table:formula="of:=IF(ISBLANK([.R111]);&quot;&quot;;&quot; &quot;)&amp;IF(ISBLANK([.R111]);&quot;&quot;;[.R111])" office:value-type="string">
            <text:p/>
          </table:table-cell>
          <table:table-cell table:formula="of:=IF(ISBLANK([.S111]);&quot;&quot;;&quot; &quot;)&amp;IF(ISBLANK([.S111]);&quot;&quot;;[.S111])" office:value-type="string">
            <text:p/>
          </table:table-cell>
          <table:table-cell table:formula="of:=IF(ISBLANK([.T111]);&quot;&quot;;&quot; &quot;)&amp;IF(ISBLANK([.T111]);&quot;&quot;;[.T111])" office:value-type="string">
            <text:p/>
          </table:table-cell>
          <table:table-cell table:formula="of:=IF(ISBLANK([.U111]);&quot;&quot;;&quot; &quot;)&amp;IF(ISBLANK([.U111]);&quot;&quot;;[.U111])" office:value-type="string">
            <text:p/>
          </table:table-cell>
          <table:table-cell table:formula="of:=IF(ISBLANK([.V111]);&quot;&quot;;&quot; &quot;)&amp;IF(ISBLANK([.V111]);&quot;&quot;;[.V111])" office:value-type="string">
            <text:p/>
          </table:table-cell>
          <table:table-cell table:formula="of:=IF(ISBLANK([.W111]);&quot;&quot;;&quot; &quot;)&amp;IF(ISBLANK([.W111]);&quot;&quot;;[.W111])" office:value-type="string">
            <text:p/>
          </table:table-cell>
          <table:table-cell table:formula="of:=IF(ISBLANK([.X111]);&quot;&quot;;&quot; &quot;)&amp;IF(ISBLANK([.X111]);&quot;&quot;;[.X111])" office:value-type="string">
            <text:p/>
          </table:table-cell>
          <table:table-cell table:style-name="ce46" table:formula="of:=&quot;),&quot;" office:value-type="string">
            <text:p>),</text:p>
          </table:table-cell>
          <table:table-cell/>
          <table:table-cell table:formula="of:=IFERROR(__xludf.DUMMYFUNCTION(&quot;SPLIT('Definition (EN)'!G26, &quot;&quot; + &quot;&quot;, TRUE)&quot;),&quot;actor&quot;)" office:value-type="string">
            <text:p>actor</text:p>
          </table:table-cell>
        </table:table-row>
        <table:table-row table:style-name="ro2">
          <table:table-cell table:formula="of:=LOWER(['Definition (EN)'.C26]&amp;&quot;_&quot;&amp;['Definition (EN)'.D26]&amp;&quot;_&quot;&amp;['Definition (EN)'.$Q$3]&amp;&quot;:&quot;)" office:value-type="string">
            <text:p>group_reject_activity:</text:p>
          </table:table-cell>
          <table:table-cell table:formula="of:=&quot;%w(&quot;" office:value-type="string">
            <text:p>%w(</text:p>
          </table:table-cell>
          <table:table-cell table:formula="of:=IF(ISTEXT([.O112]);[.O112];&quot;&quot;)" office:value-type="string">
            <text:p/>
          </table:table-cell>
          <table:table-cell table:formula="of:=IF(ISBLANK([.P112]);&quot;&quot;;&quot; &quot;)&amp;IF(ISBLANK([.P112]);&quot;&quot;;[.P112])" office:value-type="string">
            <text:p/>
          </table:table-cell>
          <table:table-cell table:formula="of:=IF(ISBLANK([.Q112]);&quot;&quot;;&quot; &quot;)&amp;IF(ISBLANK([.Q112]);&quot;&quot;;[.Q112])" office:value-type="string">
            <text:p/>
          </table:table-cell>
          <table:table-cell table:formula="of:=IF(ISBLANK([.R112]);&quot;&quot;;&quot; &quot;)&amp;IF(ISBLANK([.R112]);&quot;&quot;;[.R112])" office:value-type="string">
            <text:p/>
          </table:table-cell>
          <table:table-cell table:formula="of:=IF(ISBLANK([.S112]);&quot;&quot;;&quot; &quot;)&amp;IF(ISBLANK([.S112]);&quot;&quot;;[.S112])" office:value-type="string">
            <text:p/>
          </table:table-cell>
          <table:table-cell table:formula="of:=IF(ISBLANK([.T112]);&quot;&quot;;&quot; &quot;)&amp;IF(ISBLANK([.T112]);&quot;&quot;;[.T112])" office:value-type="string">
            <text:p/>
          </table:table-cell>
          <table:table-cell table:formula="of:=IF(ISBLANK([.U112]);&quot;&quot;;&quot; &quot;)&amp;IF(ISBLANK([.U112]);&quot;&quot;;[.U112])" office:value-type="string">
            <text:p/>
          </table:table-cell>
          <table:table-cell table:formula="of:=IF(ISBLANK([.V112]);&quot;&quot;;&quot; &quot;)&amp;IF(ISBLANK([.V112]);&quot;&quot;;[.V112])" office:value-type="string">
            <text:p/>
          </table:table-cell>
          <table:table-cell table:formula="of:=IF(ISBLANK([.W112]);&quot;&quot;;&quot; &quot;)&amp;IF(ISBLANK([.W112]);&quot;&quot;;[.W112])" office:value-type="string">
            <text:p/>
          </table:table-cell>
          <table:table-cell table:formula="of:=IF(ISBLANK([.X112]);&quot;&quot;;&quot; &quot;)&amp;IF(ISBLANK([.X112]);&quot;&quot;;[.X112])" office:value-type="string">
            <text:p/>
          </table:table-cell>
          <table:table-cell table:style-name="ce46" table:formula="of:=&quot;),&quot;" office:value-type="string">
            <text:p>),</text:p>
          </table:table-cell>
          <table:table-cell/>
          <table:table-cell table:formula="of:=IFERROR(__xludf.DUMMYFUNCTION(&quot;SPLIT('Definition (EN)'!P26, &quot;&quot; + &quot;&quot;, TRUE)&quot;),&quot;#VALUE!&quot;)" office:value-type="string">
            <text:p>#VALUE!</text:p>
          </table:table-cell>
        </table:table-row>
        <table:table-row table:style-name="ro2">
          <table:table-cell table:formula="of:=LOWER(['Definition (EN)'.C26]&amp;&quot;_&quot;&amp;['Definition (EN)'.D26]&amp;&quot;_&quot;&amp;['Definition (EN)'.$N$3]&amp;&quot;:&quot;)" office:value-type="string">
            <text:p>group_reject_notify:</text:p>
          </table:table-cell>
          <table:table-cell table:formula="of:=&quot;%w(&quot;" office:value-type="string">
            <text:p>%w(</text:p>
          </table:table-cell>
          <table:table-cell table:formula="of:=IF(ISTEXT([.O113]);[.O113];&quot;&quot;)" office:value-type="string">
            <text:p/>
          </table:table-cell>
          <table:table-cell table:formula="of:=IF(ISBLANK([.P113]);&quot;&quot;;&quot; &quot;)&amp;IF(ISBLANK([.P113]);&quot;&quot;;[.P113])" office:value-type="string">
            <text:p/>
          </table:table-cell>
          <table:table-cell table:formula="of:=IF(ISBLANK([.Q113]);&quot;&quot;;&quot; &quot;)&amp;IF(ISBLANK([.Q113]);&quot;&quot;;[.Q113])" office:value-type="string">
            <text:p/>
          </table:table-cell>
          <table:table-cell table:formula="of:=IF(ISBLANK([.R113]);&quot;&quot;;&quot; &quot;)&amp;IF(ISBLANK([.R113]);&quot;&quot;;[.R113])" office:value-type="string">
            <text:p/>
          </table:table-cell>
          <table:table-cell table:formula="of:=IF(ISBLANK([.S113]);&quot;&quot;;&quot; &quot;)&amp;IF(ISBLANK([.S113]);&quot;&quot;;[.S113])" office:value-type="string">
            <text:p/>
          </table:table-cell>
          <table:table-cell table:formula="of:=IF(ISBLANK([.T113]);&quot;&quot;;&quot; &quot;)&amp;IF(ISBLANK([.T113]);&quot;&quot;;[.T113])" office:value-type="string">
            <text:p/>
          </table:table-cell>
          <table:table-cell table:formula="of:=IF(ISBLANK([.U113]);&quot;&quot;;&quot; &quot;)&amp;IF(ISBLANK([.U113]);&quot;&quot;;[.U113])" office:value-type="string">
            <text:p/>
          </table:table-cell>
          <table:table-cell table:formula="of:=IF(ISBLANK([.V113]);&quot;&quot;;&quot; &quot;)&amp;IF(ISBLANK([.V113]);&quot;&quot;;[.V113])" office:value-type="string">
            <text:p/>
          </table:table-cell>
          <table:table-cell table:formula="of:=IF(ISBLANK([.W113]);&quot;&quot;;&quot; &quot;)&amp;IF(ISBLANK([.W113]);&quot;&quot;;[.W113])" office:value-type="string">
            <text:p/>
          </table:table-cell>
          <table:table-cell table:formula="of:=IF(ISBLANK([.X113]);&quot;&quot;;&quot; &quot;)&amp;IF(ISBLANK([.X113]);&quot;&quot;;[.X113])" office:value-type="string">
            <text:p/>
          </table:table-cell>
          <table:table-cell table:style-name="ce46" table:formula="of:=&quot;),&quot;" office:value-type="string">
            <text:p>),</text:p>
          </table:table-cell>
          <table:table-cell/>
          <table:table-cell table:formula="of:=IFERROR(__xludf.DUMMYFUNCTION(&quot;SPLIT('Definition (EN)'!M26, &quot;&quot; + &quot;&quot;, TRUE)&quot;),&quot;#VALUE!&quot;)" office:value-type="string">
            <text:p>#VALUE!</text:p>
          </table:table-cell>
        </table:table-row>
        <table:table-row table:style-name="ro2">
          <table:table-cell table:formula="of:=LOWER(['Definition (EN)'.C26]&amp;&quot;_&quot;&amp;['Definition (EN)'.D26]&amp;&quot;_&quot;&amp;['Definition (EN)'.$K$3]&amp;&quot;:&quot;)" office:value-type="string">
            <text:p>group_reject_push:</text:p>
          </table:table-cell>
          <table:table-cell table:formula="of:=&quot;%w(&quot;" office:value-type="string">
            <text:p>%w(</text:p>
          </table:table-cell>
          <table:table-cell table:formula="of:=IF(ISTEXT([.O114]);[.O114];&quot;&quot;)" office:value-type="string">
            <text:p/>
          </table:table-cell>
          <table:table-cell table:formula="of:=IF(ISBLANK([.P114]);&quot;&quot;;&quot; &quot;)&amp;IF(ISBLANK([.P114]);&quot;&quot;;[.P114])" office:value-type="string">
            <text:p/>
          </table:table-cell>
          <table:table-cell table:formula="of:=IF(ISBLANK([.Q114]);&quot;&quot;;&quot; &quot;)&amp;IF(ISBLANK([.Q114]);&quot;&quot;;[.Q114])" office:value-type="string">
            <text:p/>
          </table:table-cell>
          <table:table-cell table:formula="of:=IF(ISBLANK([.R114]);&quot;&quot;;&quot; &quot;)&amp;IF(ISBLANK([.R114]);&quot;&quot;;[.R114])" office:value-type="string">
            <text:p/>
          </table:table-cell>
          <table:table-cell table:formula="of:=IF(ISBLANK([.S114]);&quot;&quot;;&quot; &quot;)&amp;IF(ISBLANK([.S114]);&quot;&quot;;[.S114])" office:value-type="string">
            <text:p/>
          </table:table-cell>
          <table:table-cell table:formula="of:=IF(ISBLANK([.T114]);&quot;&quot;;&quot; &quot;)&amp;IF(ISBLANK([.T114]);&quot;&quot;;[.T114])" office:value-type="string">
            <text:p/>
          </table:table-cell>
          <table:table-cell table:formula="of:=IF(ISBLANK([.U114]);&quot;&quot;;&quot; &quot;)&amp;IF(ISBLANK([.U114]);&quot;&quot;;[.U114])" office:value-type="string">
            <text:p/>
          </table:table-cell>
          <table:table-cell table:formula="of:=IF(ISBLANK([.V114]);&quot;&quot;;&quot; &quot;)&amp;IF(ISBLANK([.V114]);&quot;&quot;;[.V114])" office:value-type="string">
            <text:p/>
          </table:table-cell>
          <table:table-cell table:formula="of:=IF(ISBLANK([.W114]);&quot;&quot;;&quot; &quot;)&amp;IF(ISBLANK([.W114]);&quot;&quot;;[.W114])" office:value-type="string">
            <text:p/>
          </table:table-cell>
          <table:table-cell table:formula="of:=IF(ISBLANK([.X114]);&quot;&quot;;&quot; &quot;)&amp;IF(ISBLANK([.X114]);&quot;&quot;;[.X114])" office:value-type="string">
            <text:p/>
          </table:table-cell>
          <table:table-cell table:style-name="ce46" table:formula="of:=&quot;),&quot;" office:value-type="string">
            <text:p>),</text:p>
          </table:table-cell>
          <table:table-cell/>
          <table:table-cell table:formula="of:=IFERROR(__xludf.DUMMYFUNCTION(&quot;SPLIT('Definition (EN)'!J26, &quot;&quot; + &quot;&quot;, TRUE)&quot;),&quot;#VALUE!&quot;)" office:value-type="string">
            <text:p>#VALUE!</text:p>
          </table:table-cell>
        </table:table-row>
        <table:table-row table:style-name="ro2">
          <table:table-cell table:number-columns-repeated="2"/>
          <table:table-cell table:formula="of:=IF(ISTEXT([.O115]);[.O115];&quot;&quot;)" office:value-type="string">
            <text:p/>
          </table:table-cell>
          <table:table-cell table:formula="of:=IF(ISBLANK([.P115]);&quot;&quot;;&quot; &quot;)&amp;IF(ISBLANK([.P115]);&quot;&quot;;[.P115])" office:value-type="string">
            <text:p/>
          </table:table-cell>
          <table:table-cell table:formula="of:=IF(ISBLANK([.Q115]);&quot;&quot;;&quot; &quot;)&amp;IF(ISBLANK([.Q115]);&quot;&quot;;[.Q115])" office:value-type="string">
            <text:p/>
          </table:table-cell>
          <table:table-cell table:formula="of:=IF(ISBLANK([.R115]);&quot;&quot;;&quot; &quot;)&amp;IF(ISBLANK([.R115]);&quot;&quot;;[.R115])" office:value-type="string">
            <text:p/>
          </table:table-cell>
          <table:table-cell table:formula="of:=IF(ISBLANK([.S115]);&quot;&quot;;&quot; &quot;)&amp;IF(ISBLANK([.S115]);&quot;&quot;;[.S115])" office:value-type="string">
            <text:p/>
          </table:table-cell>
          <table:table-cell table:formula="of:=IF(ISBLANK([.T115]);&quot;&quot;;&quot; &quot;)&amp;IF(ISBLANK([.T115]);&quot;&quot;;[.T115])" office:value-type="string">
            <text:p/>
          </table:table-cell>
          <table:table-cell table:formula="of:=IF(ISBLANK([.U115]);&quot;&quot;;&quot; &quot;)&amp;IF(ISBLANK([.U115]);&quot;&quot;;[.U115])" office:value-type="string">
            <text:p/>
          </table:table-cell>
          <table:table-cell table:formula="of:=IF(ISBLANK([.V115]);&quot;&quot;;&quot; &quot;)&amp;IF(ISBLANK([.V115]);&quot;&quot;;[.V115])" office:value-type="string">
            <text:p/>
          </table:table-cell>
          <table:table-cell table:formula="of:=IF(ISBLANK([.W115]);&quot;&quot;;&quot; &quot;)&amp;IF(ISBLANK([.W115]);&quot;&quot;;[.W115])" office:value-type="string">
            <text:p/>
          </table:table-cell>
          <table:table-cell table:formula="of:=IF(ISBLANK([.X115]);&quot;&quot;;&quot; &quot;)&amp;IF(ISBLANK([.X115]);&quot;&quot;;[.X115])" office:value-type="string">
            <text:p/>
          </table:table-cell>
        </table:table-row>
        <table:table-row table:style-name="ro2">
          <table:table-cell table:formula="of:=LOWER(['Definition (EN)'.C27]&amp;&quot;_&quot;&amp;['Definition (EN)'.D27]&amp;&quot;_&quot;&amp;['Definition (EN)'.$H$3]&amp;&quot;:&quot;)" office:value-type="string">
            <text:p>group_kick_me:</text:p>
          </table:table-cell>
          <table:table-cell table:formula="of:=&quot;%w(&quot;" office:value-type="string">
            <text:p>%w(</text:p>
          </table:table-cell>
          <table:table-cell table:formula="of:=IF(ISTEXT([.O116]);[.O116];&quot;&quot;)" office:value-type="string">
            <text:p>actor</text:p>
          </table:table-cell>
          <table:table-cell table:formula="of:=IF(ISBLANK([.P116]);&quot;&quot;;&quot; &quot;)&amp;IF(ISBLANK([.P116]);&quot;&quot;;[.P116])" office:value-type="string">
            <text:p/>
          </table:table-cell>
          <table:table-cell table:formula="of:=IF(ISBLANK([.Q116]);&quot;&quot;;&quot; &quot;)&amp;IF(ISBLANK([.Q116]);&quot;&quot;;[.Q116])" office:value-type="string">
            <text:p/>
          </table:table-cell>
          <table:table-cell table:formula="of:=IF(ISBLANK([.R116]);&quot;&quot;;&quot; &quot;)&amp;IF(ISBLANK([.R116]);&quot;&quot;;[.R116])" office:value-type="string">
            <text:p/>
          </table:table-cell>
          <table:table-cell table:formula="of:=IF(ISBLANK([.S116]);&quot;&quot;;&quot; &quot;)&amp;IF(ISBLANK([.S116]);&quot;&quot;;[.S116])" office:value-type="string">
            <text:p/>
          </table:table-cell>
          <table:table-cell table:formula="of:=IF(ISBLANK([.T116]);&quot;&quot;;&quot; &quot;)&amp;IF(ISBLANK([.T116]);&quot;&quot;;[.T116])" office:value-type="string">
            <text:p/>
          </table:table-cell>
          <table:table-cell table:formula="of:=IF(ISBLANK([.U116]);&quot;&quot;;&quot; &quot;)&amp;IF(ISBLANK([.U116]);&quot;&quot;;[.U116])" office:value-type="string">
            <text:p/>
          </table:table-cell>
          <table:table-cell table:formula="of:=IF(ISBLANK([.V116]);&quot;&quot;;&quot; &quot;)&amp;IF(ISBLANK([.V116]);&quot;&quot;;[.V116])" office:value-type="string">
            <text:p/>
          </table:table-cell>
          <table:table-cell table:formula="of:=IF(ISBLANK([.W116]);&quot;&quot;;&quot; &quot;)&amp;IF(ISBLANK([.W116]);&quot;&quot;;[.W116])" office:value-type="string">
            <text:p/>
          </table:table-cell>
          <table:table-cell table:formula="of:=IF(ISBLANK([.X116]);&quot;&quot;;&quot; &quot;)&amp;IF(ISBLANK([.X116]);&quot;&quot;;[.X116])" office:value-type="string">
            <text:p/>
          </table:table-cell>
          <table:table-cell table:style-name="ce46" table:formula="of:=&quot;),&quot;" office:value-type="string">
            <text:p>),</text:p>
          </table:table-cell>
          <table:table-cell/>
          <table:table-cell table:formula="of:=IFERROR(__xludf.DUMMYFUNCTION(&quot;SPLIT('Definition (EN)'!G27, &quot;&quot; + &quot;&quot;, TRUE)&quot;),&quot;actor&quot;)" office:value-type="string">
            <text:p>actor</text:p>
          </table:table-cell>
        </table:table-row>
        <table:table-row table:style-name="ro2">
          <table:table-cell table:formula="of:=LOWER(['Definition (EN)'.C27]&amp;&quot;_&quot;&amp;['Definition (EN)'.D27]&amp;&quot;_&quot;&amp;['Definition (EN)'.$Q$3]&amp;&quot;:&quot;)" office:value-type="string">
            <text:p>group_kick_activity:</text:p>
          </table:table-cell>
          <table:table-cell table:formula="of:=&quot;%w(&quot;" office:value-type="string">
            <text:p>%w(</text:p>
          </table:table-cell>
          <table:table-cell table:formula="of:=IF(ISTEXT([.O117]);[.O117];&quot;&quot;)" office:value-type="string">
            <text:p/>
          </table:table-cell>
          <table:table-cell table:formula="of:=IF(ISBLANK([.P117]);&quot;&quot;;&quot; &quot;)&amp;IF(ISBLANK([.P117]);&quot;&quot;;[.P117])" office:value-type="string">
            <text:p/>
          </table:table-cell>
          <table:table-cell table:formula="of:=IF(ISBLANK([.Q117]);&quot;&quot;;&quot; &quot;)&amp;IF(ISBLANK([.Q117]);&quot;&quot;;[.Q117])" office:value-type="string">
            <text:p/>
          </table:table-cell>
          <table:table-cell table:formula="of:=IF(ISBLANK([.R117]);&quot;&quot;;&quot; &quot;)&amp;IF(ISBLANK([.R117]);&quot;&quot;;[.R117])" office:value-type="string">
            <text:p/>
          </table:table-cell>
          <table:table-cell table:formula="of:=IF(ISBLANK([.S117]);&quot;&quot;;&quot; &quot;)&amp;IF(ISBLANK([.S117]);&quot;&quot;;[.S117])" office:value-type="string">
            <text:p/>
          </table:table-cell>
          <table:table-cell table:formula="of:=IF(ISBLANK([.T117]);&quot;&quot;;&quot; &quot;)&amp;IF(ISBLANK([.T117]);&quot;&quot;;[.T117])" office:value-type="string">
            <text:p/>
          </table:table-cell>
          <table:table-cell table:formula="of:=IF(ISBLANK([.U117]);&quot;&quot;;&quot; &quot;)&amp;IF(ISBLANK([.U117]);&quot;&quot;;[.U117])" office:value-type="string">
            <text:p/>
          </table:table-cell>
          <table:table-cell table:formula="of:=IF(ISBLANK([.V117]);&quot;&quot;;&quot; &quot;)&amp;IF(ISBLANK([.V117]);&quot;&quot;;[.V117])" office:value-type="string">
            <text:p/>
          </table:table-cell>
          <table:table-cell table:formula="of:=IF(ISBLANK([.W117]);&quot;&quot;;&quot; &quot;)&amp;IF(ISBLANK([.W117]);&quot;&quot;;[.W117])" office:value-type="string">
            <text:p/>
          </table:table-cell>
          <table:table-cell table:formula="of:=IF(ISBLANK([.X117]);&quot;&quot;;&quot; &quot;)&amp;IF(ISBLANK([.X117]);&quot;&quot;;[.X117])" office:value-type="string">
            <text:p/>
          </table:table-cell>
          <table:table-cell table:style-name="ce46" table:formula="of:=&quot;),&quot;" office:value-type="string">
            <text:p>),</text:p>
          </table:table-cell>
          <table:table-cell/>
          <table:table-cell table:formula="of:=IFERROR(__xludf.DUMMYFUNCTION(&quot;SPLIT('Definition (EN)'!P27, &quot;&quot; + &quot;&quot;, TRUE)&quot;),&quot;#VALUE!&quot;)" office:value-type="string">
            <text:p>#VALUE!</text:p>
          </table:table-cell>
        </table:table-row>
        <table:table-row table:style-name="ro2">
          <table:table-cell table:formula="of:=LOWER(['Definition (EN)'.C27]&amp;&quot;_&quot;&amp;['Definition (EN)'.D27]&amp;&quot;_&quot;&amp;['Definition (EN)'.$N$3]&amp;&quot;:&quot;)" office:value-type="string">
            <text:p>group_kick_notify:</text:p>
          </table:table-cell>
          <table:table-cell table:formula="of:=&quot;%w(&quot;" office:value-type="string">
            <text:p>%w(</text:p>
          </table:table-cell>
          <table:table-cell table:formula="of:=IF(ISTEXT([.O118]);[.O118];&quot;&quot;)" office:value-type="string">
            <text:p/>
          </table:table-cell>
          <table:table-cell table:formula="of:=IF(ISBLANK([.P118]);&quot;&quot;;&quot; &quot;)&amp;IF(ISBLANK([.P118]);&quot;&quot;;[.P118])" office:value-type="string">
            <text:p/>
          </table:table-cell>
          <table:table-cell table:formula="of:=IF(ISBLANK([.Q118]);&quot;&quot;;&quot; &quot;)&amp;IF(ISBLANK([.Q118]);&quot;&quot;;[.Q118])" office:value-type="string">
            <text:p/>
          </table:table-cell>
          <table:table-cell table:formula="of:=IF(ISBLANK([.R118]);&quot;&quot;;&quot; &quot;)&amp;IF(ISBLANK([.R118]);&quot;&quot;;[.R118])" office:value-type="string">
            <text:p/>
          </table:table-cell>
          <table:table-cell table:formula="of:=IF(ISBLANK([.S118]);&quot;&quot;;&quot; &quot;)&amp;IF(ISBLANK([.S118]);&quot;&quot;;[.S118])" office:value-type="string">
            <text:p/>
          </table:table-cell>
          <table:table-cell table:formula="of:=IF(ISBLANK([.T118]);&quot;&quot;;&quot; &quot;)&amp;IF(ISBLANK([.T118]);&quot;&quot;;[.T118])" office:value-type="string">
            <text:p/>
          </table:table-cell>
          <table:table-cell table:formula="of:=IF(ISBLANK([.U118]);&quot;&quot;;&quot; &quot;)&amp;IF(ISBLANK([.U118]);&quot;&quot;;[.U118])" office:value-type="string">
            <text:p/>
          </table:table-cell>
          <table:table-cell table:formula="of:=IF(ISBLANK([.V118]);&quot;&quot;;&quot; &quot;)&amp;IF(ISBLANK([.V118]);&quot;&quot;;[.V118])" office:value-type="string">
            <text:p/>
          </table:table-cell>
          <table:table-cell table:formula="of:=IF(ISBLANK([.W118]);&quot;&quot;;&quot; &quot;)&amp;IF(ISBLANK([.W118]);&quot;&quot;;[.W118])" office:value-type="string">
            <text:p/>
          </table:table-cell>
          <table:table-cell table:formula="of:=IF(ISBLANK([.X118]);&quot;&quot;;&quot; &quot;)&amp;IF(ISBLANK([.X118]);&quot;&quot;;[.X118])" office:value-type="string">
            <text:p/>
          </table:table-cell>
          <table:table-cell table:style-name="ce46" table:formula="of:=&quot;),&quot;" office:value-type="string">
            <text:p>),</text:p>
          </table:table-cell>
          <table:table-cell/>
          <table:table-cell table:formula="of:=IFERROR(__xludf.DUMMYFUNCTION(&quot;SPLIT('Definition (EN)'!M27, &quot;&quot; + &quot;&quot;, TRUE)&quot;),&quot;#VALUE!&quot;)" office:value-type="string">
            <text:p>#VALUE!</text:p>
          </table:table-cell>
        </table:table-row>
        <table:table-row table:style-name="ro2">
          <table:table-cell table:formula="of:=LOWER(['Definition (EN)'.C27]&amp;&quot;_&quot;&amp;['Definition (EN)'.D27]&amp;&quot;_&quot;&amp;['Definition (EN)'.$K$3]&amp;&quot;:&quot;)" office:value-type="string">
            <text:p>group_kick_push:</text:p>
          </table:table-cell>
          <table:table-cell table:formula="of:=&quot;%w(&quot;" office:value-type="string">
            <text:p>%w(</text:p>
          </table:table-cell>
          <table:table-cell table:formula="of:=IF(ISTEXT([.O119]);[.O119];&quot;&quot;)" office:value-type="string">
            <text:p/>
          </table:table-cell>
          <table:table-cell table:formula="of:=IF(ISBLANK([.P119]);&quot;&quot;;&quot; &quot;)&amp;IF(ISBLANK([.P119]);&quot;&quot;;[.P119])" office:value-type="string">
            <text:p/>
          </table:table-cell>
          <table:table-cell table:formula="of:=IF(ISBLANK([.Q119]);&quot;&quot;;&quot; &quot;)&amp;IF(ISBLANK([.Q119]);&quot;&quot;;[.Q119])" office:value-type="string">
            <text:p/>
          </table:table-cell>
          <table:table-cell table:formula="of:=IF(ISBLANK([.R119]);&quot;&quot;;&quot; &quot;)&amp;IF(ISBLANK([.R119]);&quot;&quot;;[.R119])" office:value-type="string">
            <text:p/>
          </table:table-cell>
          <table:table-cell table:formula="of:=IF(ISBLANK([.S119]);&quot;&quot;;&quot; &quot;)&amp;IF(ISBLANK([.S119]);&quot;&quot;;[.S119])" office:value-type="string">
            <text:p/>
          </table:table-cell>
          <table:table-cell table:formula="of:=IF(ISBLANK([.T119]);&quot;&quot;;&quot; &quot;)&amp;IF(ISBLANK([.T119]);&quot;&quot;;[.T119])" office:value-type="string">
            <text:p/>
          </table:table-cell>
          <table:table-cell table:formula="of:=IF(ISBLANK([.U119]);&quot;&quot;;&quot; &quot;)&amp;IF(ISBLANK([.U119]);&quot;&quot;;[.U119])" office:value-type="string">
            <text:p/>
          </table:table-cell>
          <table:table-cell table:formula="of:=IF(ISBLANK([.V119]);&quot;&quot;;&quot; &quot;)&amp;IF(ISBLANK([.V119]);&quot;&quot;;[.V119])" office:value-type="string">
            <text:p/>
          </table:table-cell>
          <table:table-cell table:formula="of:=IF(ISBLANK([.W119]);&quot;&quot;;&quot; &quot;)&amp;IF(ISBLANK([.W119]);&quot;&quot;;[.W119])" office:value-type="string">
            <text:p/>
          </table:table-cell>
          <table:table-cell table:formula="of:=IF(ISBLANK([.X119]);&quot;&quot;;&quot; &quot;)&amp;IF(ISBLANK([.X119]);&quot;&quot;;[.X119])" office:value-type="string">
            <text:p/>
          </table:table-cell>
          <table:table-cell table:style-name="ce46" table:formula="of:=&quot;),&quot;" office:value-type="string">
            <text:p>),</text:p>
          </table:table-cell>
          <table:table-cell/>
          <table:table-cell table:formula="of:=IFERROR(__xludf.DUMMYFUNCTION(&quot;SPLIT('Definition (EN)'!J27, &quot;&quot; + &quot;&quot;, TRUE)&quot;),&quot;#VALUE!&quot;)" office:value-type="string">
            <text:p>#VALUE!</text:p>
          </table:table-cell>
        </table:table-row>
        <table:table-row table:style-name="ro2">
          <table:table-cell table:number-columns-repeated="2"/>
          <table:table-cell table:formula="of:=IF(ISTEXT([.O120]);[.O120];&quot;&quot;)" office:value-type="string">
            <text:p/>
          </table:table-cell>
          <table:table-cell table:formula="of:=IF(ISBLANK([.P120]);&quot;&quot;;&quot; &quot;)&amp;IF(ISBLANK([.P120]);&quot;&quot;;[.P120])" office:value-type="string">
            <text:p/>
          </table:table-cell>
          <table:table-cell table:formula="of:=IF(ISBLANK([.Q120]);&quot;&quot;;&quot; &quot;)&amp;IF(ISBLANK([.Q120]);&quot;&quot;;[.Q120])" office:value-type="string">
            <text:p/>
          </table:table-cell>
          <table:table-cell table:formula="of:=IF(ISBLANK([.R120]);&quot;&quot;;&quot; &quot;)&amp;IF(ISBLANK([.R120]);&quot;&quot;;[.R120])" office:value-type="string">
            <text:p/>
          </table:table-cell>
          <table:table-cell table:formula="of:=IF(ISBLANK([.S120]);&quot;&quot;;&quot; &quot;)&amp;IF(ISBLANK([.S120]);&quot;&quot;;[.S120])" office:value-type="string">
            <text:p/>
          </table:table-cell>
          <table:table-cell table:formula="of:=IF(ISBLANK([.T120]);&quot;&quot;;&quot; &quot;)&amp;IF(ISBLANK([.T120]);&quot;&quot;;[.T120])" office:value-type="string">
            <text:p/>
          </table:table-cell>
          <table:table-cell table:formula="of:=IF(ISBLANK([.U120]);&quot;&quot;;&quot; &quot;)&amp;IF(ISBLANK([.U120]);&quot;&quot;;[.U120])" office:value-type="string">
            <text:p/>
          </table:table-cell>
          <table:table-cell table:formula="of:=IF(ISBLANK([.V120]);&quot;&quot;;&quot; &quot;)&amp;IF(ISBLANK([.V120]);&quot;&quot;;[.V120])" office:value-type="string">
            <text:p/>
          </table:table-cell>
          <table:table-cell table:formula="of:=IF(ISBLANK([.W120]);&quot;&quot;;&quot; &quot;)&amp;IF(ISBLANK([.W120]);&quot;&quot;;[.W120])" office:value-type="string">
            <text:p/>
          </table:table-cell>
          <table:table-cell table:formula="of:=IF(ISBLANK([.X120]);&quot;&quot;;&quot; &quot;)&amp;IF(ISBLANK([.X120]);&quot;&quot;;[.X120])" office:value-type="string">
            <text:p/>
          </table:table-cell>
        </table:table-row>
        <table:table-row table:style-name="ro2">
          <table:table-cell table:formula="of:=LOWER(['Definition (EN)'.C28]&amp;&quot;_&quot;&amp;['Definition (EN)'.D28]&amp;&quot;_&quot;&amp;['Definition (EN)'.$H$3]&amp;&quot;:&quot;)" office:value-type="string">
            <text:p>group_leave_me:</text:p>
          </table:table-cell>
          <table:table-cell table:formula="of:=&quot;%w(&quot;" office:value-type="string">
            <text:p>%w(</text:p>
          </table:table-cell>
          <table:table-cell table:formula="of:=IF(ISTEXT([.O121]);[.O121];&quot;&quot;)" office:value-type="string">
            <text:p>actor</text:p>
          </table:table-cell>
          <table:table-cell table:formula="of:=IF(ISBLANK([.P121]);&quot;&quot;;&quot; &quot;)&amp;IF(ISBLANK([.P121]);&quot;&quot;;[.P121])" office:value-type="string">
            <text:p/>
          </table:table-cell>
          <table:table-cell table:formula="of:=IF(ISBLANK([.Q121]);&quot;&quot;;&quot; &quot;)&amp;IF(ISBLANK([.Q121]);&quot;&quot;;[.Q121])" office:value-type="string">
            <text:p/>
          </table:table-cell>
          <table:table-cell table:formula="of:=IF(ISBLANK([.R121]);&quot;&quot;;&quot; &quot;)&amp;IF(ISBLANK([.R121]);&quot;&quot;;[.R121])" office:value-type="string">
            <text:p/>
          </table:table-cell>
          <table:table-cell table:formula="of:=IF(ISBLANK([.S121]);&quot;&quot;;&quot; &quot;)&amp;IF(ISBLANK([.S121]);&quot;&quot;;[.S121])" office:value-type="string">
            <text:p/>
          </table:table-cell>
          <table:table-cell table:formula="of:=IF(ISBLANK([.T121]);&quot;&quot;;&quot; &quot;)&amp;IF(ISBLANK([.T121]);&quot;&quot;;[.T121])" office:value-type="string">
            <text:p/>
          </table:table-cell>
          <table:table-cell table:formula="of:=IF(ISBLANK([.U121]);&quot;&quot;;&quot; &quot;)&amp;IF(ISBLANK([.U121]);&quot;&quot;;[.U121])" office:value-type="string">
            <text:p/>
          </table:table-cell>
          <table:table-cell table:formula="of:=IF(ISBLANK([.V121]);&quot;&quot;;&quot; &quot;)&amp;IF(ISBLANK([.V121]);&quot;&quot;;[.V121])" office:value-type="string">
            <text:p/>
          </table:table-cell>
          <table:table-cell table:formula="of:=IF(ISBLANK([.W121]);&quot;&quot;;&quot; &quot;)&amp;IF(ISBLANK([.W121]);&quot;&quot;;[.W121])" office:value-type="string">
            <text:p/>
          </table:table-cell>
          <table:table-cell table:formula="of:=IF(ISBLANK([.X121]);&quot;&quot;;&quot; &quot;)&amp;IF(ISBLANK([.X121]);&quot;&quot;;[.X121])" office:value-type="string">
            <text:p/>
          </table:table-cell>
          <table:table-cell table:style-name="ce46" table:formula="of:=&quot;),&quot;" office:value-type="string">
            <text:p>),</text:p>
          </table:table-cell>
          <table:table-cell/>
          <table:table-cell table:formula="of:=IFERROR(__xludf.DUMMYFUNCTION(&quot;SPLIT('Definition (EN)'!G28, &quot;&quot; + &quot;&quot;, TRUE)&quot;),&quot;actor&quot;)" office:value-type="string">
            <text:p>actor</text:p>
          </table:table-cell>
        </table:table-row>
        <table:table-row table:style-name="ro2">
          <table:table-cell table:formula="of:=LOWER(['Definition (EN)'.C28]&amp;&quot;_&quot;&amp;['Definition (EN)'.D28]&amp;&quot;_&quot;&amp;['Definition (EN)'.$Q$3]&amp;&quot;:&quot;)" office:value-type="string">
            <text:p>group_leave_activity:</text:p>
          </table:table-cell>
          <table:table-cell table:formula="of:=&quot;%w(&quot;" office:value-type="string">
            <text:p>%w(</text:p>
          </table:table-cell>
          <table:table-cell table:formula="of:=IF(ISTEXT([.O122]);[.O122];&quot;&quot;)" office:value-type="string">
            <text:p>owner</text:p>
          </table:table-cell>
          <table:table-cell table:formula="of:=IF(ISBLANK([.P122]);&quot;&quot;;&quot; &quot;)&amp;IF(ISBLANK([.P122]);&quot;&quot;;[.P122])" office:value-type="string">
            <text:p/>
          </table:table-cell>
          <table:table-cell table:formula="of:=IF(ISBLANK([.Q122]);&quot;&quot;;&quot; &quot;)&amp;IF(ISBLANK([.Q122]);&quot;&quot;;[.Q122])" office:value-type="string">
            <text:p/>
          </table:table-cell>
          <table:table-cell table:formula="of:=IF(ISBLANK([.R122]);&quot;&quot;;&quot; &quot;)&amp;IF(ISBLANK([.R122]);&quot;&quot;;[.R122])" office:value-type="string">
            <text:p/>
          </table:table-cell>
          <table:table-cell table:formula="of:=IF(ISBLANK([.S122]);&quot;&quot;;&quot; &quot;)&amp;IF(ISBLANK([.S122]);&quot;&quot;;[.S122])" office:value-type="string">
            <text:p/>
          </table:table-cell>
          <table:table-cell table:formula="of:=IF(ISBLANK([.T122]);&quot;&quot;;&quot; &quot;)&amp;IF(ISBLANK([.T122]);&quot;&quot;;[.T122])" office:value-type="string">
            <text:p/>
          </table:table-cell>
          <table:table-cell table:formula="of:=IF(ISBLANK([.U122]);&quot;&quot;;&quot; &quot;)&amp;IF(ISBLANK([.U122]);&quot;&quot;;[.U122])" office:value-type="string">
            <text:p/>
          </table:table-cell>
          <table:table-cell table:formula="of:=IF(ISBLANK([.V122]);&quot;&quot;;&quot; &quot;)&amp;IF(ISBLANK([.V122]);&quot;&quot;;[.V122])" office:value-type="string">
            <text:p/>
          </table:table-cell>
          <table:table-cell table:formula="of:=IF(ISBLANK([.W122]);&quot;&quot;;&quot; &quot;)&amp;IF(ISBLANK([.W122]);&quot;&quot;;[.W122])" office:value-type="string">
            <text:p/>
          </table:table-cell>
          <table:table-cell table:formula="of:=IF(ISBLANK([.X122]);&quot;&quot;;&quot; &quot;)&amp;IF(ISBLANK([.X122]);&quot;&quot;;[.X122])" office:value-type="string">
            <text:p/>
          </table:table-cell>
          <table:table-cell table:style-name="ce46" table:formula="of:=&quot;),&quot;" office:value-type="string">
            <text:p>),</text:p>
          </table:table-cell>
          <table:table-cell/>
          <table:table-cell table:formula="of:=IFERROR(__xludf.DUMMYFUNCTION(&quot;SPLIT('Definition (EN)'!P28, &quot;&quot; + &quot;&quot;, TRUE)&quot;),&quot;owner&quot;)" office:value-type="string">
            <text:p>owner</text:p>
          </table:table-cell>
        </table:table-row>
        <table:table-row table:style-name="ro2">
          <table:table-cell table:formula="of:=LOWER(['Definition (EN)'.C28]&amp;&quot;_&quot;&amp;['Definition (EN)'.D28]&amp;&quot;_&quot;&amp;['Definition (EN)'.$N$3]&amp;&quot;:&quot;)" office:value-type="string">
            <text:p>group_leave_notify:</text:p>
          </table:table-cell>
          <table:table-cell table:formula="of:=&quot;%w(&quot;" office:value-type="string">
            <text:p>%w(</text:p>
          </table:table-cell>
          <table:table-cell table:formula="of:=IF(ISTEXT([.O123]);[.O123];&quot;&quot;)" office:value-type="string">
            <text:p/>
          </table:table-cell>
          <table:table-cell table:formula="of:=IF(ISBLANK([.P123]);&quot;&quot;;&quot; &quot;)&amp;IF(ISBLANK([.P123]);&quot;&quot;;[.P123])" office:value-type="string">
            <text:p/>
          </table:table-cell>
          <table:table-cell table:formula="of:=IF(ISBLANK([.Q123]);&quot;&quot;;&quot; &quot;)&amp;IF(ISBLANK([.Q123]);&quot;&quot;;[.Q123])" office:value-type="string">
            <text:p/>
          </table:table-cell>
          <table:table-cell table:formula="of:=IF(ISBLANK([.R123]);&quot;&quot;;&quot; &quot;)&amp;IF(ISBLANK([.R123]);&quot;&quot;;[.R123])" office:value-type="string">
            <text:p/>
          </table:table-cell>
          <table:table-cell table:formula="of:=IF(ISBLANK([.S123]);&quot;&quot;;&quot; &quot;)&amp;IF(ISBLANK([.S123]);&quot;&quot;;[.S123])" office:value-type="string">
            <text:p/>
          </table:table-cell>
          <table:table-cell table:formula="of:=IF(ISBLANK([.T123]);&quot;&quot;;&quot; &quot;)&amp;IF(ISBLANK([.T123]);&quot;&quot;;[.T123])" office:value-type="string">
            <text:p/>
          </table:table-cell>
          <table:table-cell table:formula="of:=IF(ISBLANK([.U123]);&quot;&quot;;&quot; &quot;)&amp;IF(ISBLANK([.U123]);&quot;&quot;;[.U123])" office:value-type="string">
            <text:p/>
          </table:table-cell>
          <table:table-cell table:formula="of:=IF(ISBLANK([.V123]);&quot;&quot;;&quot; &quot;)&amp;IF(ISBLANK([.V123]);&quot;&quot;;[.V123])" office:value-type="string">
            <text:p/>
          </table:table-cell>
          <table:table-cell table:formula="of:=IF(ISBLANK([.W123]);&quot;&quot;;&quot; &quot;)&amp;IF(ISBLANK([.W123]);&quot;&quot;;[.W123])" office:value-type="string">
            <text:p/>
          </table:table-cell>
          <table:table-cell table:formula="of:=IF(ISBLANK([.X123]);&quot;&quot;;&quot; &quot;)&amp;IF(ISBLANK([.X123]);&quot;&quot;;[.X123])" office:value-type="string">
            <text:p/>
          </table:table-cell>
          <table:table-cell table:style-name="ce46" table:formula="of:=&quot;),&quot;" office:value-type="string">
            <text:p>),</text:p>
          </table:table-cell>
          <table:table-cell/>
          <table:table-cell table:formula="of:=IFERROR(__xludf.DUMMYFUNCTION(&quot;SPLIT('Definition (EN)'!M28, &quot;&quot; + &quot;&quot;, TRUE)&quot;),&quot;#VALUE!&quot;)" office:value-type="string">
            <text:p>#VALUE!</text:p>
          </table:table-cell>
        </table:table-row>
        <table:table-row table:style-name="ro2">
          <table:table-cell table:formula="of:=LOWER(['Definition (EN)'.C28]&amp;&quot;_&quot;&amp;['Definition (EN)'.D28]&amp;&quot;_&quot;&amp;['Definition (EN)'.$K$3]&amp;&quot;:&quot;)" office:value-type="string">
            <text:p>group_leave_push:</text:p>
          </table:table-cell>
          <table:table-cell table:formula="of:=&quot;%w(&quot;" office:value-type="string">
            <text:p>%w(</text:p>
          </table:table-cell>
          <table:table-cell table:formula="of:=IF(ISTEXT([.O124]);[.O124];&quot;&quot;)" office:value-type="string">
            <text:p/>
          </table:table-cell>
          <table:table-cell table:formula="of:=IF(ISBLANK([.P124]);&quot;&quot;;&quot; &quot;)&amp;IF(ISBLANK([.P124]);&quot;&quot;;[.P124])" office:value-type="string">
            <text:p/>
          </table:table-cell>
          <table:table-cell table:formula="of:=IF(ISBLANK([.Q124]);&quot;&quot;;&quot; &quot;)&amp;IF(ISBLANK([.Q124]);&quot;&quot;;[.Q124])" office:value-type="string">
            <text:p/>
          </table:table-cell>
          <table:table-cell table:formula="of:=IF(ISBLANK([.R124]);&quot;&quot;;&quot; &quot;)&amp;IF(ISBLANK([.R124]);&quot;&quot;;[.R124])" office:value-type="string">
            <text:p/>
          </table:table-cell>
          <table:table-cell table:formula="of:=IF(ISBLANK([.S124]);&quot;&quot;;&quot; &quot;)&amp;IF(ISBLANK([.S124]);&quot;&quot;;[.S124])" office:value-type="string">
            <text:p/>
          </table:table-cell>
          <table:table-cell table:formula="of:=IF(ISBLANK([.T124]);&quot;&quot;;&quot; &quot;)&amp;IF(ISBLANK([.T124]);&quot;&quot;;[.T124])" office:value-type="string">
            <text:p/>
          </table:table-cell>
          <table:table-cell table:formula="of:=IF(ISBLANK([.U124]);&quot;&quot;;&quot; &quot;)&amp;IF(ISBLANK([.U124]);&quot;&quot;;[.U124])" office:value-type="string">
            <text:p/>
          </table:table-cell>
          <table:table-cell table:formula="of:=IF(ISBLANK([.V124]);&quot;&quot;;&quot; &quot;)&amp;IF(ISBLANK([.V124]);&quot;&quot;;[.V124])" office:value-type="string">
            <text:p/>
          </table:table-cell>
          <table:table-cell table:formula="of:=IF(ISBLANK([.W124]);&quot;&quot;;&quot; &quot;)&amp;IF(ISBLANK([.W124]);&quot;&quot;;[.W124])" office:value-type="string">
            <text:p/>
          </table:table-cell>
          <table:table-cell table:formula="of:=IF(ISBLANK([.X124]);&quot;&quot;;&quot; &quot;)&amp;IF(ISBLANK([.X124]);&quot;&quot;;[.X124])" office:value-type="string">
            <text:p/>
          </table:table-cell>
          <table:table-cell table:style-name="ce46" table:formula="of:=&quot;),&quot;" office:value-type="string">
            <text:p>),</text:p>
          </table:table-cell>
          <table:table-cell/>
          <table:table-cell table:formula="of:=IFERROR(__xludf.DUMMYFUNCTION(&quot;SPLIT('Definition (EN)'!J28, &quot;&quot; + &quot;&quot;, TRUE)&quot;),&quot;#VALUE!&quot;)" office:value-type="string">
            <text:p>#VALUE!</text:p>
          </table:table-cell>
        </table:table-row>
        <table:table-row table:style-name="ro2">
          <table:table-cell table:number-columns-repeated="2"/>
          <table:table-cell table:formula="of:=IF(ISTEXT([.O125]);[.O125];&quot;&quot;)" office:value-type="string">
            <text:p/>
          </table:table-cell>
          <table:table-cell table:formula="of:=IF(ISBLANK([.P125]);&quot;&quot;;&quot; &quot;)&amp;IF(ISBLANK([.P125]);&quot;&quot;;[.P125])" office:value-type="string">
            <text:p/>
          </table:table-cell>
          <table:table-cell table:formula="of:=IF(ISBLANK([.Q125]);&quot;&quot;;&quot; &quot;)&amp;IF(ISBLANK([.Q125]);&quot;&quot;;[.Q125])" office:value-type="string">
            <text:p/>
          </table:table-cell>
          <table:table-cell table:formula="of:=IF(ISBLANK([.R125]);&quot;&quot;;&quot; &quot;)&amp;IF(ISBLANK([.R125]);&quot;&quot;;[.R125])" office:value-type="string">
            <text:p/>
          </table:table-cell>
          <table:table-cell table:formula="of:=IF(ISBLANK([.S125]);&quot;&quot;;&quot; &quot;)&amp;IF(ISBLANK([.S125]);&quot;&quot;;[.S125])" office:value-type="string">
            <text:p/>
          </table:table-cell>
          <table:table-cell table:formula="of:=IF(ISBLANK([.T125]);&quot;&quot;;&quot; &quot;)&amp;IF(ISBLANK([.T125]);&quot;&quot;;[.T125])" office:value-type="string">
            <text:p/>
          </table:table-cell>
          <table:table-cell table:formula="of:=IF(ISBLANK([.U125]);&quot;&quot;;&quot; &quot;)&amp;IF(ISBLANK([.U125]);&quot;&quot;;[.U125])" office:value-type="string">
            <text:p/>
          </table:table-cell>
          <table:table-cell table:formula="of:=IF(ISBLANK([.V125]);&quot;&quot;;&quot; &quot;)&amp;IF(ISBLANK([.V125]);&quot;&quot;;[.V125])" office:value-type="string">
            <text:p/>
          </table:table-cell>
          <table:table-cell table:formula="of:=IF(ISBLANK([.W125]);&quot;&quot;;&quot; &quot;)&amp;IF(ISBLANK([.W125]);&quot;&quot;;[.W125])" office:value-type="string">
            <text:p/>
          </table:table-cell>
          <table:table-cell table:formula="of:=IF(ISBLANK([.X125]);&quot;&quot;;&quot; &quot;)&amp;IF(ISBLANK([.X125]);&quot;&quot;;[.X125])" office:value-type="string">
            <text:p/>
          </table:table-cell>
        </table:table-row>
        <table:table-row table:style-name="ro2">
          <table:table-cell table:formula="of:=LOWER(['Definition (EN)'.C29]&amp;&quot;_&quot;&amp;['Definition (EN)'.D29]&amp;&quot;_&quot;&amp;['Definition (EN)'.$H$3]&amp;&quot;:&quot;)" office:value-type="string">
            <text:p>group_containership_me:</text:p>
          </table:table-cell>
          <table:table-cell table:formula="of:=&quot;%w(&quot;" office:value-type="string">
            <text:p>%w(</text:p>
          </table:table-cell>
          <table:table-cell table:formula="of:=IF(ISTEXT([.O126]);[.O126];&quot;&quot;)" office:value-type="string">
            <text:p>actor</text:p>
          </table:table-cell>
          <table:table-cell table:formula="of:=IF(ISBLANK([.P126]);&quot;&quot;;&quot; &quot;)&amp;IF(ISBLANK([.P126]);&quot;&quot;;[.P126])" office:value-type="string">
            <text:p/>
          </table:table-cell>
          <table:table-cell table:formula="of:=IF(ISBLANK([.Q126]);&quot;&quot;;&quot; &quot;)&amp;IF(ISBLANK([.Q126]);&quot;&quot;;[.Q126])" office:value-type="string">
            <text:p/>
          </table:table-cell>
          <table:table-cell table:formula="of:=IF(ISBLANK([.R126]);&quot;&quot;;&quot; &quot;)&amp;IF(ISBLANK([.R126]);&quot;&quot;;[.R126])" office:value-type="string">
            <text:p/>
          </table:table-cell>
          <table:table-cell table:formula="of:=IF(ISBLANK([.S126]);&quot;&quot;;&quot; &quot;)&amp;IF(ISBLANK([.S126]);&quot;&quot;;[.S126])" office:value-type="string">
            <text:p/>
          </table:table-cell>
          <table:table-cell table:formula="of:=IF(ISBLANK([.T126]);&quot;&quot;;&quot; &quot;)&amp;IF(ISBLANK([.T126]);&quot;&quot;;[.T126])" office:value-type="string">
            <text:p/>
          </table:table-cell>
          <table:table-cell table:formula="of:=IF(ISBLANK([.U126]);&quot;&quot;;&quot; &quot;)&amp;IF(ISBLANK([.U126]);&quot;&quot;;[.U126])" office:value-type="string">
            <text:p/>
          </table:table-cell>
          <table:table-cell table:formula="of:=IF(ISBLANK([.V126]);&quot;&quot;;&quot; &quot;)&amp;IF(ISBLANK([.V126]);&quot;&quot;;[.V126])" office:value-type="string">
            <text:p/>
          </table:table-cell>
          <table:table-cell table:formula="of:=IF(ISBLANK([.W126]);&quot;&quot;;&quot; &quot;)&amp;IF(ISBLANK([.W126]);&quot;&quot;;[.W126])" office:value-type="string">
            <text:p/>
          </table:table-cell>
          <table:table-cell table:formula="of:=IF(ISBLANK([.X126]);&quot;&quot;;&quot; &quot;)&amp;IF(ISBLANK([.X126]);&quot;&quot;;[.X126])" office:value-type="string">
            <text:p/>
          </table:table-cell>
          <table:table-cell table:style-name="ce46" table:formula="of:=&quot;),&quot;" office:value-type="string">
            <text:p>),</text:p>
          </table:table-cell>
          <table:table-cell/>
          <table:table-cell table:formula="of:=IFERROR(__xludf.DUMMYFUNCTION(&quot;SPLIT('Definition (EN)'!G29, &quot;&quot; + &quot;&quot;, TRUE)&quot;),&quot;actor&quot;)" office:value-type="string">
            <text:p>actor</text:p>
          </table:table-cell>
        </table:table-row>
        <table:table-row table:style-name="ro2">
          <table:table-cell table:formula="of:=LOWER(['Definition (EN)'.C29]&amp;&quot;_&quot;&amp;['Definition (EN)'.D29]&amp;&quot;_&quot;&amp;['Definition (EN)'.$Q$3]&amp;&quot;:&quot;)" office:value-type="string">
            <text:p>group_containership_activity:</text:p>
          </table:table-cell>
          <table:table-cell table:formula="of:=&quot;%w(&quot;" office:value-type="string">
            <text:p>%w(</text:p>
          </table:table-cell>
          <table:table-cell table:formula="of:=IF(ISTEXT([.O127]);[.O127];&quot;&quot;)" office:value-type="string">
            <text:p>actor</text:p>
          </table:table-cell>
          <table:table-cell table:formula="of:=IF(ISBLANK([.P127]);&quot;&quot;;&quot; &quot;)&amp;IF(ISBLANK([.P127]);&quot;&quot;;[.P127])" office:value-type="string">
            <text:p> member</text:p>
          </table:table-cell>
          <table:table-cell table:formula="of:=IF(ISBLANK([.Q127]);&quot;&quot;;&quot; &quot;)&amp;IF(ISBLANK([.Q127]);&quot;&quot;;[.Q127])" office:value-type="string">
            <text:p/>
          </table:table-cell>
          <table:table-cell table:formula="of:=IF(ISBLANK([.R127]);&quot;&quot;;&quot; &quot;)&amp;IF(ISBLANK([.R127]);&quot;&quot;;[.R127])" office:value-type="string">
            <text:p/>
          </table:table-cell>
          <table:table-cell table:formula="of:=IF(ISBLANK([.S127]);&quot;&quot;;&quot; &quot;)&amp;IF(ISBLANK([.S127]);&quot;&quot;;[.S127])" office:value-type="string">
            <text:p/>
          </table:table-cell>
          <table:table-cell table:formula="of:=IF(ISBLANK([.T127]);&quot;&quot;;&quot; &quot;)&amp;IF(ISBLANK([.T127]);&quot;&quot;;[.T127])" office:value-type="string">
            <text:p/>
          </table:table-cell>
          <table:table-cell table:formula="of:=IF(ISBLANK([.U127]);&quot;&quot;;&quot; &quot;)&amp;IF(ISBLANK([.U127]);&quot;&quot;;[.U127])" office:value-type="string">
            <text:p/>
          </table:table-cell>
          <table:table-cell table:formula="of:=IF(ISBLANK([.V127]);&quot;&quot;;&quot; &quot;)&amp;IF(ISBLANK([.V127]);&quot;&quot;;[.V127])" office:value-type="string">
            <text:p/>
          </table:table-cell>
          <table:table-cell table:formula="of:=IF(ISBLANK([.W127]);&quot;&quot;;&quot; &quot;)&amp;IF(ISBLANK([.W127]);&quot;&quot;;[.W127])" office:value-type="string">
            <text:p/>
          </table:table-cell>
          <table:table-cell table:formula="of:=IF(ISBLANK([.X127]);&quot;&quot;;&quot; &quot;)&amp;IF(ISBLANK([.X127]);&quot;&quot;;[.X127])" office:value-type="string">
            <text:p/>
          </table:table-cell>
          <table:table-cell table:style-name="ce46" table:formula="of:=&quot;),&quot;" office:value-type="string">
            <text:p>),</text:p>
          </table:table-cell>
          <table:table-cell/>
          <table:table-cell table:formula="of:=IFERROR(__xludf.DUMMYFUNCTION(&quot;SPLIT('Definition (EN)'!P29, &quot;&quot; + &quot;&quot;, TRUE)&quot;),&quot;actor&quot;)" office:value-type="string">
            <text:p>actor</text:p>
          </table:table-cell>
          <table:table-cell office:value-type="string">
            <text:p>member</text:p>
          </table:table-cell>
        </table:table-row>
        <table:table-row table:style-name="ro2">
          <table:table-cell table:formula="of:=LOWER(['Definition (EN)'.C29]&amp;&quot;_&quot;&amp;['Definition (EN)'.D29]&amp;&quot;_&quot;&amp;['Definition (EN)'.$N$3]&amp;&quot;:&quot;)" office:value-type="string">
            <text:p>group_containership_notify:</text:p>
          </table:table-cell>
          <table:table-cell table:formula="of:=&quot;%w(&quot;" office:value-type="string">
            <text:p>%w(</text:p>
          </table:table-cell>
          <table:table-cell table:formula="of:=IF(ISTEXT([.O128]);[.O128];&quot;&quot;)" office:value-type="string">
            <text:p/>
          </table:table-cell>
          <table:table-cell table:formula="of:=IF(ISBLANK([.P128]);&quot;&quot;;&quot; &quot;)&amp;IF(ISBLANK([.P128]);&quot;&quot;;[.P128])" office:value-type="string">
            <text:p/>
          </table:table-cell>
          <table:table-cell table:formula="of:=IF(ISBLANK([.Q128]);&quot;&quot;;&quot; &quot;)&amp;IF(ISBLANK([.Q128]);&quot;&quot;;[.Q128])" office:value-type="string">
            <text:p/>
          </table:table-cell>
          <table:table-cell table:formula="of:=IF(ISBLANK([.R128]);&quot;&quot;;&quot; &quot;)&amp;IF(ISBLANK([.R128]);&quot;&quot;;[.R128])" office:value-type="string">
            <text:p/>
          </table:table-cell>
          <table:table-cell table:formula="of:=IF(ISBLANK([.S128]);&quot;&quot;;&quot; &quot;)&amp;IF(ISBLANK([.S128]);&quot;&quot;;[.S128])" office:value-type="string">
            <text:p/>
          </table:table-cell>
          <table:table-cell table:formula="of:=IF(ISBLANK([.T128]);&quot;&quot;;&quot; &quot;)&amp;IF(ISBLANK([.T128]);&quot;&quot;;[.T128])" office:value-type="string">
            <text:p/>
          </table:table-cell>
          <table:table-cell table:formula="of:=IF(ISBLANK([.U128]);&quot;&quot;;&quot; &quot;)&amp;IF(ISBLANK([.U128]);&quot;&quot;;[.U128])" office:value-type="string">
            <text:p/>
          </table:table-cell>
          <table:table-cell table:formula="of:=IF(ISBLANK([.V128]);&quot;&quot;;&quot; &quot;)&amp;IF(ISBLANK([.V128]);&quot;&quot;;[.V128])" office:value-type="string">
            <text:p/>
          </table:table-cell>
          <table:table-cell table:formula="of:=IF(ISBLANK([.W128]);&quot;&quot;;&quot; &quot;)&amp;IF(ISBLANK([.W128]);&quot;&quot;;[.W128])" office:value-type="string">
            <text:p/>
          </table:table-cell>
          <table:table-cell table:formula="of:=IF(ISBLANK([.X128]);&quot;&quot;;&quot; &quot;)&amp;IF(ISBLANK([.X128]);&quot;&quot;;[.X128])" office:value-type="string">
            <text:p/>
          </table:table-cell>
          <table:table-cell table:style-name="ce46" table:formula="of:=&quot;),&quot;" office:value-type="string">
            <text:p>),</text:p>
          </table:table-cell>
          <table:table-cell/>
          <table:table-cell table:formula="of:=IFERROR(__xludf.DUMMYFUNCTION(&quot;SPLIT('Definition (EN)'!M29, &quot;&quot; + &quot;&quot;, TRUE)&quot;),&quot;#VALUE!&quot;)" office:value-type="string">
            <text:p>#VALUE!</text:p>
          </table:table-cell>
        </table:table-row>
        <table:table-row table:style-name="ro2">
          <table:table-cell table:formula="of:=LOWER(['Definition (EN)'.C29]&amp;&quot;_&quot;&amp;['Definition (EN)'.D29]&amp;&quot;_&quot;&amp;['Definition (EN)'.$K$3]&amp;&quot;:&quot;)" office:value-type="string">
            <text:p>group_containership_push:</text:p>
          </table:table-cell>
          <table:table-cell table:formula="of:=&quot;%w(&quot;" office:value-type="string">
            <text:p>%w(</text:p>
          </table:table-cell>
          <table:table-cell table:formula="of:=IF(ISTEXT([.O129]);[.O129];&quot;&quot;)" office:value-type="string">
            <text:p>member</text:p>
          </table:table-cell>
          <table:table-cell table:formula="of:=IF(ISBLANK([.P129]);&quot;&quot;;&quot; &quot;)&amp;IF(ISBLANK([.P129]);&quot;&quot;;[.P129])" office:value-type="string">
            <text:p/>
          </table:table-cell>
          <table:table-cell table:formula="of:=IF(ISBLANK([.Q129]);&quot;&quot;;&quot; &quot;)&amp;IF(ISBLANK([.Q129]);&quot;&quot;;[.Q129])" office:value-type="string">
            <text:p/>
          </table:table-cell>
          <table:table-cell table:formula="of:=IF(ISBLANK([.R129]);&quot;&quot;;&quot; &quot;)&amp;IF(ISBLANK([.R129]);&quot;&quot;;[.R129])" office:value-type="string">
            <text:p/>
          </table:table-cell>
          <table:table-cell table:formula="of:=IF(ISBLANK([.S129]);&quot;&quot;;&quot; &quot;)&amp;IF(ISBLANK([.S129]);&quot;&quot;;[.S129])" office:value-type="string">
            <text:p/>
          </table:table-cell>
          <table:table-cell table:formula="of:=IF(ISBLANK([.T129]);&quot;&quot;;&quot; &quot;)&amp;IF(ISBLANK([.T129]);&quot;&quot;;[.T129])" office:value-type="string">
            <text:p/>
          </table:table-cell>
          <table:table-cell table:formula="of:=IF(ISBLANK([.U129]);&quot;&quot;;&quot; &quot;)&amp;IF(ISBLANK([.U129]);&quot;&quot;;[.U129])" office:value-type="string">
            <text:p/>
          </table:table-cell>
          <table:table-cell table:formula="of:=IF(ISBLANK([.V129]);&quot;&quot;;&quot; &quot;)&amp;IF(ISBLANK([.V129]);&quot;&quot;;[.V129])" office:value-type="string">
            <text:p/>
          </table:table-cell>
          <table:table-cell table:formula="of:=IF(ISBLANK([.W129]);&quot;&quot;;&quot; &quot;)&amp;IF(ISBLANK([.W129]);&quot;&quot;;[.W129])" office:value-type="string">
            <text:p/>
          </table:table-cell>
          <table:table-cell table:formula="of:=IF(ISBLANK([.X129]);&quot;&quot;;&quot; &quot;)&amp;IF(ISBLANK([.X129]);&quot;&quot;;[.X129])" office:value-type="string">
            <text:p/>
          </table:table-cell>
          <table:table-cell table:style-name="ce46" table:formula="of:=&quot;),&quot;" office:value-type="string">
            <text:p>),</text:p>
          </table:table-cell>
          <table:table-cell/>
          <table:table-cell table:formula="of:=IFERROR(__xludf.DUMMYFUNCTION(&quot;SPLIT('Definition (EN)'!J29, &quot;&quot; + &quot;&quot;, TRUE)&quot;),&quot;member&quot;)" office:value-type="string">
            <text:p>member</text:p>
          </table:table-cell>
        </table:table-row>
        <table:table-row table:style-name="ro2">
          <table:table-cell table:number-columns-repeated="2"/>
          <table:table-cell table:formula="of:=IF(ISTEXT([.O130]);[.O130];&quot;&quot;)" office:value-type="string">
            <text:p/>
          </table:table-cell>
          <table:table-cell table:formula="of:=IF(ISBLANK([.P130]);&quot;&quot;;&quot; &quot;)&amp;IF(ISBLANK([.P130]);&quot;&quot;;[.P130])" office:value-type="string">
            <text:p/>
          </table:table-cell>
          <table:table-cell table:formula="of:=IF(ISBLANK([.Q130]);&quot;&quot;;&quot; &quot;)&amp;IF(ISBLANK([.Q130]);&quot;&quot;;[.Q130])" office:value-type="string">
            <text:p/>
          </table:table-cell>
          <table:table-cell table:formula="of:=IF(ISBLANK([.R130]);&quot;&quot;;&quot; &quot;)&amp;IF(ISBLANK([.R130]);&quot;&quot;;[.R130])" office:value-type="string">
            <text:p/>
          </table:table-cell>
          <table:table-cell table:formula="of:=IF(ISBLANK([.S130]);&quot;&quot;;&quot; &quot;)&amp;IF(ISBLANK([.S130]);&quot;&quot;;[.S130])" office:value-type="string">
            <text:p/>
          </table:table-cell>
          <table:table-cell table:formula="of:=IF(ISBLANK([.T130]);&quot;&quot;;&quot; &quot;)&amp;IF(ISBLANK([.T130]);&quot;&quot;;[.T130])" office:value-type="string">
            <text:p/>
          </table:table-cell>
          <table:table-cell table:formula="of:=IF(ISBLANK([.U130]);&quot;&quot;;&quot; &quot;)&amp;IF(ISBLANK([.U130]);&quot;&quot;;[.U130])" office:value-type="string">
            <text:p/>
          </table:table-cell>
          <table:table-cell table:formula="of:=IF(ISBLANK([.V130]);&quot;&quot;;&quot; &quot;)&amp;IF(ISBLANK([.V130]);&quot;&quot;;[.V130])" office:value-type="string">
            <text:p/>
          </table:table-cell>
          <table:table-cell table:formula="of:=IF(ISBLANK([.W130]);&quot;&quot;;&quot; &quot;)&amp;IF(ISBLANK([.W130]);&quot;&quot;;[.W130])" office:value-type="string">
            <text:p/>
          </table:table-cell>
          <table:table-cell table:formula="of:=IF(ISBLANK([.X130]);&quot;&quot;;&quot; &quot;)&amp;IF(ISBLANK([.X130]);&quot;&quot;;[.X130])" office:value-type="string">
            <text:p/>
          </table:table-cell>
        </table:table-row>
        <table:table-row table:style-name="ro2">
          <table:table-cell table:formula="of:=LOWER(['Definition (EN)'.C30]&amp;&quot;_&quot;&amp;['Definition (EN)'.D30]&amp;&quot;_&quot;&amp;['Definition (EN)'.$H$3]&amp;&quot;:&quot;)" office:value-type="string">
            <text:p>group_containertag_me:</text:p>
          </table:table-cell>
          <table:table-cell table:formula="of:=&quot;%w(&quot;" office:value-type="string">
            <text:p>%w(</text:p>
          </table:table-cell>
          <table:table-cell table:formula="of:=IF(ISTEXT([.O131]);[.O131];&quot;&quot;)" office:value-type="string">
            <text:p>actor</text:p>
          </table:table-cell>
          <table:table-cell table:formula="of:=IF(ISBLANK([.P131]);&quot;&quot;;&quot; &quot;)&amp;IF(ISBLANK([.P131]);&quot;&quot;;[.P131])" office:value-type="string">
            <text:p/>
          </table:table-cell>
          <table:table-cell table:formula="of:=IF(ISBLANK([.Q131]);&quot;&quot;;&quot; &quot;)&amp;IF(ISBLANK([.Q131]);&quot;&quot;;[.Q131])" office:value-type="string">
            <text:p/>
          </table:table-cell>
          <table:table-cell table:formula="of:=IF(ISBLANK([.R131]);&quot;&quot;;&quot; &quot;)&amp;IF(ISBLANK([.R131]);&quot;&quot;;[.R131])" office:value-type="string">
            <text:p/>
          </table:table-cell>
          <table:table-cell table:formula="of:=IF(ISBLANK([.S131]);&quot;&quot;;&quot; &quot;)&amp;IF(ISBLANK([.S131]);&quot;&quot;;[.S131])" office:value-type="string">
            <text:p/>
          </table:table-cell>
          <table:table-cell table:formula="of:=IF(ISBLANK([.T131]);&quot;&quot;;&quot; &quot;)&amp;IF(ISBLANK([.T131]);&quot;&quot;;[.T131])" office:value-type="string">
            <text:p/>
          </table:table-cell>
          <table:table-cell table:formula="of:=IF(ISBLANK([.U131]);&quot;&quot;;&quot; &quot;)&amp;IF(ISBLANK([.U131]);&quot;&quot;;[.U131])" office:value-type="string">
            <text:p/>
          </table:table-cell>
          <table:table-cell table:formula="of:=IF(ISBLANK([.V131]);&quot;&quot;;&quot; &quot;)&amp;IF(ISBLANK([.V131]);&quot;&quot;;[.V131])" office:value-type="string">
            <text:p/>
          </table:table-cell>
          <table:table-cell table:formula="of:=IF(ISBLANK([.W131]);&quot;&quot;;&quot; &quot;)&amp;IF(ISBLANK([.W131]);&quot;&quot;;[.W131])" office:value-type="string">
            <text:p/>
          </table:table-cell>
          <table:table-cell table:formula="of:=IF(ISBLANK([.X131]);&quot;&quot;;&quot; &quot;)&amp;IF(ISBLANK([.X131]);&quot;&quot;;[.X131])" office:value-type="string">
            <text:p/>
          </table:table-cell>
          <table:table-cell table:style-name="ce46" table:formula="of:=&quot;),&quot;" office:value-type="string">
            <text:p>),</text:p>
          </table:table-cell>
          <table:table-cell/>
          <table:table-cell table:formula="of:=IFERROR(__xludf.DUMMYFUNCTION(&quot;SPLIT('Definition (EN)'!G30, &quot;&quot; + &quot;&quot;, TRUE)&quot;),&quot;actor&quot;)" office:value-type="string">
            <text:p>actor</text:p>
          </table:table-cell>
        </table:table-row>
        <table:table-row table:style-name="ro2">
          <table:table-cell table:formula="of:=LOWER(['Definition (EN)'.C30]&amp;&quot;_&quot;&amp;['Definition (EN)'.D30]&amp;&quot;_&quot;&amp;['Definition (EN)'.$Q$3]&amp;&quot;:&quot;)" office:value-type="string">
            <text:p>group_containertag_activity:</text:p>
          </table:table-cell>
          <table:table-cell table:formula="of:=&quot;%w(&quot;" office:value-type="string">
            <text:p>%w(</text:p>
          </table:table-cell>
          <table:table-cell table:formula="of:=IF(ISTEXT([.O132]);[.O132];&quot;&quot;)" office:value-type="string">
            <text:p>actor</text:p>
          </table:table-cell>
          <table:table-cell table:formula="of:=IF(ISBLANK([.P132]);&quot;&quot;;&quot; &quot;)&amp;IF(ISBLANK([.P132]);&quot;&quot;;[.P132])" office:value-type="string">
            <text:p> member</text:p>
          </table:table-cell>
          <table:table-cell table:formula="of:=IF(ISBLANK([.Q132]);&quot;&quot;;&quot; &quot;)&amp;IF(ISBLANK([.Q132]);&quot;&quot;;[.Q132])" office:value-type="string">
            <text:p/>
          </table:table-cell>
          <table:table-cell table:formula="of:=IF(ISBLANK([.R132]);&quot;&quot;;&quot; &quot;)&amp;IF(ISBLANK([.R132]);&quot;&quot;;[.R132])" office:value-type="string">
            <text:p/>
          </table:table-cell>
          <table:table-cell table:formula="of:=IF(ISBLANK([.S132]);&quot;&quot;;&quot; &quot;)&amp;IF(ISBLANK([.S132]);&quot;&quot;;[.S132])" office:value-type="string">
            <text:p/>
          </table:table-cell>
          <table:table-cell table:formula="of:=IF(ISBLANK([.T132]);&quot;&quot;;&quot; &quot;)&amp;IF(ISBLANK([.T132]);&quot;&quot;;[.T132])" office:value-type="string">
            <text:p/>
          </table:table-cell>
          <table:table-cell table:formula="of:=IF(ISBLANK([.U132]);&quot;&quot;;&quot; &quot;)&amp;IF(ISBLANK([.U132]);&quot;&quot;;[.U132])" office:value-type="string">
            <text:p/>
          </table:table-cell>
          <table:table-cell table:formula="of:=IF(ISBLANK([.V132]);&quot;&quot;;&quot; &quot;)&amp;IF(ISBLANK([.V132]);&quot;&quot;;[.V132])" office:value-type="string">
            <text:p/>
          </table:table-cell>
          <table:table-cell table:formula="of:=IF(ISBLANK([.W132]);&quot;&quot;;&quot; &quot;)&amp;IF(ISBLANK([.W132]);&quot;&quot;;[.W132])" office:value-type="string">
            <text:p/>
          </table:table-cell>
          <table:table-cell table:formula="of:=IF(ISBLANK([.X132]);&quot;&quot;;&quot; &quot;)&amp;IF(ISBLANK([.X132]);&quot;&quot;;[.X132])" office:value-type="string">
            <text:p/>
          </table:table-cell>
          <table:table-cell table:style-name="ce46" table:formula="of:=&quot;),&quot;" office:value-type="string">
            <text:p>),</text:p>
          </table:table-cell>
          <table:table-cell/>
          <table:table-cell table:formula="of:=IFERROR(__xludf.DUMMYFUNCTION(&quot;SPLIT('Definition (EN)'!P30, &quot;&quot; + &quot;&quot;, TRUE)&quot;),&quot;actor&quot;)" office:value-type="string">
            <text:p>actor</text:p>
          </table:table-cell>
          <table:table-cell office:value-type="string">
            <text:p>member</text:p>
          </table:table-cell>
        </table:table-row>
        <table:table-row table:style-name="ro2">
          <table:table-cell table:formula="of:=LOWER(['Definition (EN)'.C30]&amp;&quot;_&quot;&amp;['Definition (EN)'.D30]&amp;&quot;_&quot;&amp;['Definition (EN)'.$N$3]&amp;&quot;:&quot;)" office:value-type="string">
            <text:p>group_containertag_notify:</text:p>
          </table:table-cell>
          <table:table-cell table:formula="of:=&quot;%w(&quot;" office:value-type="string">
            <text:p>%w(</text:p>
          </table:table-cell>
          <table:table-cell table:formula="of:=IF(ISTEXT([.O133]);[.O133];&quot;&quot;)" office:value-type="string">
            <text:p>foreign</text:p>
          </table:table-cell>
          <table:table-cell table:formula="of:=IF(ISBLANK([.P133]);&quot;&quot;;&quot; &quot;)&amp;IF(ISBLANK([.P133]);&quot;&quot;;[.P133])" office:value-type="string">
            <text:p/>
          </table:table-cell>
          <table:table-cell table:formula="of:=IF(ISBLANK([.Q133]);&quot;&quot;;&quot; &quot;)&amp;IF(ISBLANK([.Q133]);&quot;&quot;;[.Q133])" office:value-type="string">
            <text:p/>
          </table:table-cell>
          <table:table-cell table:formula="of:=IF(ISBLANK([.R133]);&quot;&quot;;&quot; &quot;)&amp;IF(ISBLANK([.R133]);&quot;&quot;;[.R133])" office:value-type="string">
            <text:p/>
          </table:table-cell>
          <table:table-cell table:formula="of:=IF(ISBLANK([.S133]);&quot;&quot;;&quot; &quot;)&amp;IF(ISBLANK([.S133]);&quot;&quot;;[.S133])" office:value-type="string">
            <text:p/>
          </table:table-cell>
          <table:table-cell table:formula="of:=IF(ISBLANK([.T133]);&quot;&quot;;&quot; &quot;)&amp;IF(ISBLANK([.T133]);&quot;&quot;;[.T133])" office:value-type="string">
            <text:p/>
          </table:table-cell>
          <table:table-cell table:formula="of:=IF(ISBLANK([.U133]);&quot;&quot;;&quot; &quot;)&amp;IF(ISBLANK([.U133]);&quot;&quot;;[.U133])" office:value-type="string">
            <text:p/>
          </table:table-cell>
          <table:table-cell table:formula="of:=IF(ISBLANK([.V133]);&quot;&quot;;&quot; &quot;)&amp;IF(ISBLANK([.V133]);&quot;&quot;;[.V133])" office:value-type="string">
            <text:p/>
          </table:table-cell>
          <table:table-cell table:formula="of:=IF(ISBLANK([.W133]);&quot;&quot;;&quot; &quot;)&amp;IF(ISBLANK([.W133]);&quot;&quot;;[.W133])" office:value-type="string">
            <text:p/>
          </table:table-cell>
          <table:table-cell table:formula="of:=IF(ISBLANK([.X133]);&quot;&quot;;&quot; &quot;)&amp;IF(ISBLANK([.X133]);&quot;&quot;;[.X133])" office:value-type="string">
            <text:p/>
          </table:table-cell>
          <table:table-cell table:style-name="ce46" table:formula="of:=&quot;),&quot;" office:value-type="string">
            <text:p>),</text:p>
          </table:table-cell>
          <table:table-cell/>
          <table:table-cell table:formula="of:=IFERROR(__xludf.DUMMYFUNCTION(&quot;SPLIT('Definition (EN)'!M30, &quot;&quot; + &quot;&quot;, TRUE)&quot;),&quot;foreign&quot;)" office:value-type="string">
            <text:p>foreign</text:p>
          </table:table-cell>
        </table:table-row>
        <table:table-row table:style-name="ro2">
          <table:table-cell table:formula="of:=LOWER(['Definition (EN)'.C30]&amp;&quot;_&quot;&amp;['Definition (EN)'.D30]&amp;&quot;_&quot;&amp;['Definition (EN)'.$K$3]&amp;&quot;:&quot;)" office:value-type="string">
            <text:p>group_containertag_push:</text:p>
          </table:table-cell>
          <table:table-cell table:formula="of:=&quot;%w(&quot;" office:value-type="string">
            <text:p>%w(</text:p>
          </table:table-cell>
          <table:table-cell table:formula="of:=IF(ISTEXT([.O134]);[.O134];&quot;&quot;)" office:value-type="string">
            <text:p>user</text:p>
          </table:table-cell>
          <table:table-cell table:formula="of:=IF(ISBLANK([.P134]);&quot;&quot;;&quot; &quot;)&amp;IF(ISBLANK([.P134]);&quot;&quot;;[.P134])" office:value-type="string">
            <text:p> member</text:p>
          </table:table-cell>
          <table:table-cell table:formula="of:=IF(ISBLANK([.Q134]);&quot;&quot;;&quot; &quot;)&amp;IF(ISBLANK([.Q134]);&quot;&quot;;[.Q134])" office:value-type="string">
            <text:p/>
          </table:table-cell>
          <table:table-cell table:formula="of:=IF(ISBLANK([.R134]);&quot;&quot;;&quot; &quot;)&amp;IF(ISBLANK([.R134]);&quot;&quot;;[.R134])" office:value-type="string">
            <text:p/>
          </table:table-cell>
          <table:table-cell table:formula="of:=IF(ISBLANK([.S134]);&quot;&quot;;&quot; &quot;)&amp;IF(ISBLANK([.S134]);&quot;&quot;;[.S134])" office:value-type="string">
            <text:p/>
          </table:table-cell>
          <table:table-cell table:formula="of:=IF(ISBLANK([.T134]);&quot;&quot;;&quot; &quot;)&amp;IF(ISBLANK([.T134]);&quot;&quot;;[.T134])" office:value-type="string">
            <text:p/>
          </table:table-cell>
          <table:table-cell table:formula="of:=IF(ISBLANK([.U134]);&quot;&quot;;&quot; &quot;)&amp;IF(ISBLANK([.U134]);&quot;&quot;;[.U134])" office:value-type="string">
            <text:p/>
          </table:table-cell>
          <table:table-cell table:formula="of:=IF(ISBLANK([.V134]);&quot;&quot;;&quot; &quot;)&amp;IF(ISBLANK([.V134]);&quot;&quot;;[.V134])" office:value-type="string">
            <text:p/>
          </table:table-cell>
          <table:table-cell table:formula="of:=IF(ISBLANK([.W134]);&quot;&quot;;&quot; &quot;)&amp;IF(ISBLANK([.W134]);&quot;&quot;;[.W134])" office:value-type="string">
            <text:p/>
          </table:table-cell>
          <table:table-cell table:formula="of:=IF(ISBLANK([.X134]);&quot;&quot;;&quot; &quot;)&amp;IF(ISBLANK([.X134]);&quot;&quot;;[.X134])" office:value-type="string">
            <text:p/>
          </table:table-cell>
          <table:table-cell table:style-name="ce46" table:formula="of:=&quot;),&quot;" office:value-type="string">
            <text:p>),</text:p>
          </table:table-cell>
          <table:table-cell/>
          <table:table-cell table:formula="of:=IFERROR(__xludf.DUMMYFUNCTION(&quot;SPLIT('Definition (EN)'!J30, &quot;&quot; + &quot;&quot;, TRUE)&quot;),&quot;user&quot;)" office:value-type="string">
            <text:p>user</text:p>
          </table:table-cell>
          <table:table-cell office:value-type="string">
            <text:p>member</text:p>
          </table:table-cell>
        </table:table-row>
        <table:table-row table:style-name="ro2">
          <table:table-cell table:number-columns-repeated="2"/>
          <table:table-cell table:formula="of:=IF(ISTEXT([.O135]);[.O135];&quot;&quot;)" office:value-type="string">
            <text:p/>
          </table:table-cell>
          <table:table-cell table:formula="of:=IF(ISBLANK([.P135]);&quot;&quot;;&quot; &quot;)&amp;IF(ISBLANK([.P135]);&quot;&quot;;[.P135])" office:value-type="string">
            <text:p/>
          </table:table-cell>
          <table:table-cell table:formula="of:=IF(ISBLANK([.Q135]);&quot;&quot;;&quot; &quot;)&amp;IF(ISBLANK([.Q135]);&quot;&quot;;[.Q135])" office:value-type="string">
            <text:p/>
          </table:table-cell>
          <table:table-cell table:formula="of:=IF(ISBLANK([.R135]);&quot;&quot;;&quot; &quot;)&amp;IF(ISBLANK([.R135]);&quot;&quot;;[.R135])" office:value-type="string">
            <text:p/>
          </table:table-cell>
          <table:table-cell table:formula="of:=IF(ISBLANK([.S135]);&quot;&quot;;&quot; &quot;)&amp;IF(ISBLANK([.S135]);&quot;&quot;;[.S135])" office:value-type="string">
            <text:p/>
          </table:table-cell>
          <table:table-cell table:formula="of:=IF(ISBLANK([.T135]);&quot;&quot;;&quot; &quot;)&amp;IF(ISBLANK([.T135]);&quot;&quot;;[.T135])" office:value-type="string">
            <text:p/>
          </table:table-cell>
          <table:table-cell table:formula="of:=IF(ISBLANK([.U135]);&quot;&quot;;&quot; &quot;)&amp;IF(ISBLANK([.U135]);&quot;&quot;;[.U135])" office:value-type="string">
            <text:p/>
          </table:table-cell>
          <table:table-cell table:formula="of:=IF(ISBLANK([.V135]);&quot;&quot;;&quot; &quot;)&amp;IF(ISBLANK([.V135]);&quot;&quot;;[.V135])" office:value-type="string">
            <text:p/>
          </table:table-cell>
          <table:table-cell table:formula="of:=IF(ISBLANK([.W135]);&quot;&quot;;&quot; &quot;)&amp;IF(ISBLANK([.W135]);&quot;&quot;;[.W135])" office:value-type="string">
            <text:p/>
          </table:table-cell>
          <table:table-cell table:formula="of:=IF(ISBLANK([.X135]);&quot;&quot;;&quot; &quot;)&amp;IF(ISBLANK([.X135]);&quot;&quot;;[.X135])" office:value-type="string">
            <text:p/>
          </table:table-cell>
        </table:table-row>
        <table:table-row table:style-name="ro2">
          <table:table-cell table:formula="of:=LOWER(['Definition (EN)'.C31]&amp;&quot;_&quot;&amp;['Definition (EN)'.D31]&amp;&quot;_&quot;&amp;['Definition (EN)'.$H$3]&amp;&quot;:&quot;)" office:value-type="string">
            <text:p>group_ungroup_me:</text:p>
          </table:table-cell>
          <table:table-cell table:formula="of:=&quot;%w(&quot;" office:value-type="string">
            <text:p>%w(</text:p>
          </table:table-cell>
          <table:table-cell table:formula="of:=IF(ISTEXT([.O136]);[.O136];&quot;&quot;)" office:value-type="string">
            <text:p>actor</text:p>
          </table:table-cell>
          <table:table-cell table:formula="of:=IF(ISBLANK([.P136]);&quot;&quot;;&quot; &quot;)&amp;IF(ISBLANK([.P136]);&quot;&quot;;[.P136])" office:value-type="string">
            <text:p/>
          </table:table-cell>
          <table:table-cell table:formula="of:=IF(ISBLANK([.Q136]);&quot;&quot;;&quot; &quot;)&amp;IF(ISBLANK([.Q136]);&quot;&quot;;[.Q136])" office:value-type="string">
            <text:p/>
          </table:table-cell>
          <table:table-cell table:formula="of:=IF(ISBLANK([.R136]);&quot;&quot;;&quot; &quot;)&amp;IF(ISBLANK([.R136]);&quot;&quot;;[.R136])" office:value-type="string">
            <text:p/>
          </table:table-cell>
          <table:table-cell table:formula="of:=IF(ISBLANK([.S136]);&quot;&quot;;&quot; &quot;)&amp;IF(ISBLANK([.S136]);&quot;&quot;;[.S136])" office:value-type="string">
            <text:p/>
          </table:table-cell>
          <table:table-cell table:formula="of:=IF(ISBLANK([.T136]);&quot;&quot;;&quot; &quot;)&amp;IF(ISBLANK([.T136]);&quot;&quot;;[.T136])" office:value-type="string">
            <text:p/>
          </table:table-cell>
          <table:table-cell table:formula="of:=IF(ISBLANK([.U136]);&quot;&quot;;&quot; &quot;)&amp;IF(ISBLANK([.U136]);&quot;&quot;;[.U136])" office:value-type="string">
            <text:p/>
          </table:table-cell>
          <table:table-cell table:formula="of:=IF(ISBLANK([.V136]);&quot;&quot;;&quot; &quot;)&amp;IF(ISBLANK([.V136]);&quot;&quot;;[.V136])" office:value-type="string">
            <text:p/>
          </table:table-cell>
          <table:table-cell table:formula="of:=IF(ISBLANK([.W136]);&quot;&quot;;&quot; &quot;)&amp;IF(ISBLANK([.W136]);&quot;&quot;;[.W136])" office:value-type="string">
            <text:p/>
          </table:table-cell>
          <table:table-cell table:formula="of:=IF(ISBLANK([.X136]);&quot;&quot;;&quot; &quot;)&amp;IF(ISBLANK([.X136]);&quot;&quot;;[.X136])" office:value-type="string">
            <text:p/>
          </table:table-cell>
          <table:table-cell table:style-name="ce46" table:formula="of:=&quot;),&quot;" office:value-type="string">
            <text:p>),</text:p>
          </table:table-cell>
          <table:table-cell/>
          <table:table-cell table:formula="of:=IFERROR(__xludf.DUMMYFUNCTION(&quot;SPLIT('Definition (EN)'!G31, &quot;&quot; + &quot;&quot;, TRUE)&quot;),&quot;actor&quot;)" office:value-type="string">
            <text:p>actor</text:p>
          </table:table-cell>
        </table:table-row>
        <table:table-row table:style-name="ro2">
          <table:table-cell table:formula="of:=LOWER(['Definition (EN)'.C31]&amp;&quot;_&quot;&amp;['Definition (EN)'.D31]&amp;&quot;_&quot;&amp;['Definition (EN)'.$Q$3]&amp;&quot;:&quot;)" office:value-type="string">
            <text:p>group_ungroup_activity:</text:p>
          </table:table-cell>
          <table:table-cell table:formula="of:=&quot;%w(&quot;" office:value-type="string">
            <text:p>%w(</text:p>
          </table:table-cell>
          <table:table-cell table:formula="of:=IF(ISTEXT([.O137]);[.O137];&quot;&quot;)" office:value-type="string">
            <text:p/>
          </table:table-cell>
          <table:table-cell table:formula="of:=IF(ISBLANK([.P137]);&quot;&quot;;&quot; &quot;)&amp;IF(ISBLANK([.P137]);&quot;&quot;;[.P137])" office:value-type="string">
            <text:p/>
          </table:table-cell>
          <table:table-cell table:formula="of:=IF(ISBLANK([.Q137]);&quot;&quot;;&quot; &quot;)&amp;IF(ISBLANK([.Q137]);&quot;&quot;;[.Q137])" office:value-type="string">
            <text:p/>
          </table:table-cell>
          <table:table-cell table:formula="of:=IF(ISBLANK([.R137]);&quot;&quot;;&quot; &quot;)&amp;IF(ISBLANK([.R137]);&quot;&quot;;[.R137])" office:value-type="string">
            <text:p/>
          </table:table-cell>
          <table:table-cell table:formula="of:=IF(ISBLANK([.S137]);&quot;&quot;;&quot; &quot;)&amp;IF(ISBLANK([.S137]);&quot;&quot;;[.S137])" office:value-type="string">
            <text:p/>
          </table:table-cell>
          <table:table-cell table:formula="of:=IF(ISBLANK([.T137]);&quot;&quot;;&quot; &quot;)&amp;IF(ISBLANK([.T137]);&quot;&quot;;[.T137])" office:value-type="string">
            <text:p/>
          </table:table-cell>
          <table:table-cell table:formula="of:=IF(ISBLANK([.U137]);&quot;&quot;;&quot; &quot;)&amp;IF(ISBLANK([.U137]);&quot;&quot;;[.U137])" office:value-type="string">
            <text:p/>
          </table:table-cell>
          <table:table-cell table:formula="of:=IF(ISBLANK([.V137]);&quot;&quot;;&quot; &quot;)&amp;IF(ISBLANK([.V137]);&quot;&quot;;[.V137])" office:value-type="string">
            <text:p/>
          </table:table-cell>
          <table:table-cell table:formula="of:=IF(ISBLANK([.W137]);&quot;&quot;;&quot; &quot;)&amp;IF(ISBLANK([.W137]);&quot;&quot;;[.W137])" office:value-type="string">
            <text:p/>
          </table:table-cell>
          <table:table-cell table:formula="of:=IF(ISBLANK([.X137]);&quot;&quot;;&quot; &quot;)&amp;IF(ISBLANK([.X137]);&quot;&quot;;[.X137])" office:value-type="string">
            <text:p/>
          </table:table-cell>
          <table:table-cell table:style-name="ce46" table:formula="of:=&quot;),&quot;" office:value-type="string">
            <text:p>),</text:p>
          </table:table-cell>
          <table:table-cell/>
          <table:table-cell table:formula="of:=IFERROR(__xludf.DUMMYFUNCTION(&quot;SPLIT('Definition (EN)'!P31, &quot;&quot; + &quot;&quot;, TRUE)&quot;),&quot;#VALUE!&quot;)" office:value-type="string">
            <text:p>#VALUE!</text:p>
          </table:table-cell>
        </table:table-row>
        <table:table-row table:style-name="ro2">
          <table:table-cell table:formula="of:=LOWER(['Definition (EN)'.C31]&amp;&quot;_&quot;&amp;['Definition (EN)'.D31]&amp;&quot;_&quot;&amp;['Definition (EN)'.$N$3]&amp;&quot;:&quot;)" office:value-type="string">
            <text:p>group_ungroup_notify:</text:p>
          </table:table-cell>
          <table:table-cell table:formula="of:=&quot;%w(&quot;" office:value-type="string">
            <text:p>%w(</text:p>
          </table:table-cell>
          <table:table-cell table:formula="of:=IF(ISTEXT([.O138]);[.O138];&quot;&quot;)" office:value-type="string">
            <text:p/>
          </table:table-cell>
          <table:table-cell table:formula="of:=IF(ISBLANK([.P138]);&quot;&quot;;&quot; &quot;)&amp;IF(ISBLANK([.P138]);&quot;&quot;;[.P138])" office:value-type="string">
            <text:p/>
          </table:table-cell>
          <table:table-cell table:formula="of:=IF(ISBLANK([.Q138]);&quot;&quot;;&quot; &quot;)&amp;IF(ISBLANK([.Q138]);&quot;&quot;;[.Q138])" office:value-type="string">
            <text:p/>
          </table:table-cell>
          <table:table-cell table:formula="of:=IF(ISBLANK([.R138]);&quot;&quot;;&quot; &quot;)&amp;IF(ISBLANK([.R138]);&quot;&quot;;[.R138])" office:value-type="string">
            <text:p/>
          </table:table-cell>
          <table:table-cell table:formula="of:=IF(ISBLANK([.S138]);&quot;&quot;;&quot; &quot;)&amp;IF(ISBLANK([.S138]);&quot;&quot;;[.S138])" office:value-type="string">
            <text:p/>
          </table:table-cell>
          <table:table-cell table:formula="of:=IF(ISBLANK([.T138]);&quot;&quot;;&quot; &quot;)&amp;IF(ISBLANK([.T138]);&quot;&quot;;[.T138])" office:value-type="string">
            <text:p/>
          </table:table-cell>
          <table:table-cell table:formula="of:=IF(ISBLANK([.U138]);&quot;&quot;;&quot; &quot;)&amp;IF(ISBLANK([.U138]);&quot;&quot;;[.U138])" office:value-type="string">
            <text:p/>
          </table:table-cell>
          <table:table-cell table:formula="of:=IF(ISBLANK([.V138]);&quot;&quot;;&quot; &quot;)&amp;IF(ISBLANK([.V138]);&quot;&quot;;[.V138])" office:value-type="string">
            <text:p/>
          </table:table-cell>
          <table:table-cell table:formula="of:=IF(ISBLANK([.W138]);&quot;&quot;;&quot; &quot;)&amp;IF(ISBLANK([.W138]);&quot;&quot;;[.W138])" office:value-type="string">
            <text:p/>
          </table:table-cell>
          <table:table-cell table:formula="of:=IF(ISBLANK([.X138]);&quot;&quot;;&quot; &quot;)&amp;IF(ISBLANK([.X138]);&quot;&quot;;[.X138])" office:value-type="string">
            <text:p/>
          </table:table-cell>
          <table:table-cell table:style-name="ce46" table:formula="of:=&quot;),&quot;" office:value-type="string">
            <text:p>),</text:p>
          </table:table-cell>
          <table:table-cell/>
          <table:table-cell table:formula="of:=IFERROR(__xludf.DUMMYFUNCTION(&quot;SPLIT('Definition (EN)'!M31, &quot;&quot; + &quot;&quot;, TRUE)&quot;),&quot;#VALUE!&quot;)" office:value-type="string">
            <text:p>#VALUE!</text:p>
          </table:table-cell>
        </table:table-row>
        <table:table-row table:style-name="ro2">
          <table:table-cell table:formula="of:=LOWER(['Definition (EN)'.C31]&amp;&quot;_&quot;&amp;['Definition (EN)'.D31]&amp;&quot;_&quot;&amp;['Definition (EN)'.$K$3]&amp;&quot;:&quot;)" office:value-type="string">
            <text:p>group_ungroup_push:</text:p>
          </table:table-cell>
          <table:table-cell table:formula="of:=&quot;%w(&quot;" office:value-type="string">
            <text:p>%w(</text:p>
          </table:table-cell>
          <table:table-cell table:formula="of:=IF(ISTEXT([.O139]);[.O139];&quot;&quot;)" office:value-type="string">
            <text:p/>
          </table:table-cell>
          <table:table-cell table:formula="of:=IF(ISBLANK([.P139]);&quot;&quot;;&quot; &quot;)&amp;IF(ISBLANK([.P139]);&quot;&quot;;[.P139])" office:value-type="string">
            <text:p/>
          </table:table-cell>
          <table:table-cell table:formula="of:=IF(ISBLANK([.Q139]);&quot;&quot;;&quot; &quot;)&amp;IF(ISBLANK([.Q139]);&quot;&quot;;[.Q139])" office:value-type="string">
            <text:p/>
          </table:table-cell>
          <table:table-cell table:formula="of:=IF(ISBLANK([.R139]);&quot;&quot;;&quot; &quot;)&amp;IF(ISBLANK([.R139]);&quot;&quot;;[.R139])" office:value-type="string">
            <text:p/>
          </table:table-cell>
          <table:table-cell table:formula="of:=IF(ISBLANK([.S139]);&quot;&quot;;&quot; &quot;)&amp;IF(ISBLANK([.S139]);&quot;&quot;;[.S139])" office:value-type="string">
            <text:p/>
          </table:table-cell>
          <table:table-cell table:formula="of:=IF(ISBLANK([.T139]);&quot;&quot;;&quot; &quot;)&amp;IF(ISBLANK([.T139]);&quot;&quot;;[.T139])" office:value-type="string">
            <text:p/>
          </table:table-cell>
          <table:table-cell table:formula="of:=IF(ISBLANK([.U139]);&quot;&quot;;&quot; &quot;)&amp;IF(ISBLANK([.U139]);&quot;&quot;;[.U139])" office:value-type="string">
            <text:p/>
          </table:table-cell>
          <table:table-cell table:formula="of:=IF(ISBLANK([.V139]);&quot;&quot;;&quot; &quot;)&amp;IF(ISBLANK([.V139]);&quot;&quot;;[.V139])" office:value-type="string">
            <text:p/>
          </table:table-cell>
          <table:table-cell table:formula="of:=IF(ISBLANK([.W139]);&quot;&quot;;&quot; &quot;)&amp;IF(ISBLANK([.W139]);&quot;&quot;;[.W139])" office:value-type="string">
            <text:p/>
          </table:table-cell>
          <table:table-cell table:formula="of:=IF(ISBLANK([.X139]);&quot;&quot;;&quot; &quot;)&amp;IF(ISBLANK([.X139]);&quot;&quot;;[.X139])" office:value-type="string">
            <text:p/>
          </table:table-cell>
          <table:table-cell table:style-name="ce46" table:formula="of:=&quot;),&quot;" office:value-type="string">
            <text:p>),</text:p>
          </table:table-cell>
          <table:table-cell/>
          <table:table-cell table:formula="of:=IFERROR(__xludf.DUMMYFUNCTION(&quot;SPLIT('Definition (EN)'!J31, &quot;&quot; + &quot;&quot;, TRUE)&quot;),&quot;#VALUE!&quot;)" office:value-type="string">
            <text:p>#VALUE!</text:p>
          </table:table-cell>
        </table:table-row>
        <table:table-row table:number-rows-repeated="1" table:style-name="ro6"/>
        <table:table-row table:style-name="ro2">
          <table:table-cell table:formula="of:=LOWER(['Definition (EN)'.C32]&amp;&quot;_&quot;&amp;['Definition (EN)'.D32]&amp;&quot;_&quot;&amp;['Definition (EN)'.$H$3]&amp;&quot;:&quot;)" office:value-type="string">
            <text:p>group_create_me:</text:p>
          </table:table-cell>
          <table:table-cell table:formula="of:=&quot;%w(&quot;" office:value-type="string">
            <text:p>%w(</text:p>
          </table:table-cell>
          <table:table-cell table:formula="of:=IF(ISTEXT([.O141]);[.O141];&quot;&quot;)" office:value-type="string">
            <text:p>actor</text:p>
          </table:table-cell>
          <table:table-cell table:formula="of:=IF(ISBLANK([.P141]);&quot;&quot;;&quot; &quot;)&amp;IF(ISBLANK([.P141]);&quot;&quot;;[.P141])" office:value-type="string">
            <text:p/>
          </table:table-cell>
          <table:table-cell table:formula="of:=IF(ISBLANK([.Q141]);&quot;&quot;;&quot; &quot;)&amp;IF(ISBLANK([.Q141]);&quot;&quot;;[.Q141])" office:value-type="string">
            <text:p/>
          </table:table-cell>
          <table:table-cell table:formula="of:=IF(ISBLANK([.R141]);&quot;&quot;;&quot; &quot;)&amp;IF(ISBLANK([.R141]);&quot;&quot;;[.R141])" office:value-type="string">
            <text:p/>
          </table:table-cell>
          <table:table-cell table:formula="of:=IF(ISBLANK([.S141]);&quot;&quot;;&quot; &quot;)&amp;IF(ISBLANK([.S141]);&quot;&quot;;[.S141])" office:value-type="string">
            <text:p/>
          </table:table-cell>
          <table:table-cell table:formula="of:=IF(ISBLANK([.T141]);&quot;&quot;;&quot; &quot;)&amp;IF(ISBLANK([.T141]);&quot;&quot;;[.T141])" office:value-type="string">
            <text:p/>
          </table:table-cell>
          <table:table-cell table:formula="of:=IF(ISBLANK([.U141]);&quot;&quot;;&quot; &quot;)&amp;IF(ISBLANK([.U141]);&quot;&quot;;[.U141])" office:value-type="string">
            <text:p/>
          </table:table-cell>
          <table:table-cell table:formula="of:=IF(ISBLANK([.V141]);&quot;&quot;;&quot; &quot;)&amp;IF(ISBLANK([.V141]);&quot;&quot;;[.V141])" office:value-type="string">
            <text:p/>
          </table:table-cell>
          <table:table-cell table:formula="of:=IF(ISBLANK([.W141]);&quot;&quot;;&quot; &quot;)&amp;IF(ISBLANK([.W141]);&quot;&quot;;[.W141])" office:value-type="string">
            <text:p/>
          </table:table-cell>
          <table:table-cell table:formula="of:=IF(ISBLANK([.X141]);&quot;&quot;;&quot; &quot;)&amp;IF(ISBLANK([.X141]);&quot;&quot;;[.X141])" office:value-type="string">
            <text:p/>
          </table:table-cell>
          <table:table-cell table:style-name="ce46" table:formula="of:=&quot;),&quot;" office:value-type="string">
            <text:p>),</text:p>
          </table:table-cell>
          <table:table-cell/>
          <table:table-cell table:formula="of:=IFERROR(__xludf.DUMMYFUNCTION(&quot;SPLIT('Definition (EN)'!G32, &quot;&quot; + &quot;&quot;, TRUE)&quot;),&quot;actor&quot;)" office:value-type="string">
            <text:p>actor</text:p>
          </table:table-cell>
        </table:table-row>
        <table:table-row table:style-name="ro2">
          <table:table-cell table:formula="of:=LOWER(['Definition (EN)'.C32]&amp;&quot;_&quot;&amp;['Definition (EN)'.D32]&amp;&quot;_&quot;&amp;['Definition (EN)'.$Q$3]&amp;&quot;:&quot;)" office:value-type="string">
            <text:p>group_create_activity:</text:p>
          </table:table-cell>
          <table:table-cell table:formula="of:=&quot;%w(&quot;" office:value-type="string">
            <text:p>%w(</text:p>
          </table:table-cell>
          <table:table-cell table:formula="of:=IF(ISTEXT([.O142]);[.O142];&quot;&quot;)" office:value-type="string">
            <text:p/>
          </table:table-cell>
          <table:table-cell table:formula="of:=IF(ISBLANK([.P142]);&quot;&quot;;&quot; &quot;)&amp;IF(ISBLANK([.P142]);&quot;&quot;;[.P142])" office:value-type="string">
            <text:p/>
          </table:table-cell>
          <table:table-cell table:formula="of:=IF(ISBLANK([.Q142]);&quot;&quot;;&quot; &quot;)&amp;IF(ISBLANK([.Q142]);&quot;&quot;;[.Q142])" office:value-type="string">
            <text:p/>
          </table:table-cell>
          <table:table-cell table:formula="of:=IF(ISBLANK([.R142]);&quot;&quot;;&quot; &quot;)&amp;IF(ISBLANK([.R142]);&quot;&quot;;[.R142])" office:value-type="string">
            <text:p/>
          </table:table-cell>
          <table:table-cell table:formula="of:=IF(ISBLANK([.S142]);&quot;&quot;;&quot; &quot;)&amp;IF(ISBLANK([.S142]);&quot;&quot;;[.S142])" office:value-type="string">
            <text:p/>
          </table:table-cell>
          <table:table-cell table:formula="of:=IF(ISBLANK([.T142]);&quot;&quot;;&quot; &quot;)&amp;IF(ISBLANK([.T142]);&quot;&quot;;[.T142])" office:value-type="string">
            <text:p/>
          </table:table-cell>
          <table:table-cell table:formula="of:=IF(ISBLANK([.U142]);&quot;&quot;;&quot; &quot;)&amp;IF(ISBLANK([.U142]);&quot;&quot;;[.U142])" office:value-type="string">
            <text:p/>
          </table:table-cell>
          <table:table-cell table:formula="of:=IF(ISBLANK([.V142]);&quot;&quot;;&quot; &quot;)&amp;IF(ISBLANK([.V142]);&quot;&quot;;[.V142])" office:value-type="string">
            <text:p/>
          </table:table-cell>
          <table:table-cell table:formula="of:=IF(ISBLANK([.W142]);&quot;&quot;;&quot; &quot;)&amp;IF(ISBLANK([.W142]);&quot;&quot;;[.W142])" office:value-type="string">
            <text:p/>
          </table:table-cell>
          <table:table-cell table:formula="of:=IF(ISBLANK([.X142]);&quot;&quot;;&quot; &quot;)&amp;IF(ISBLANK([.X142]);&quot;&quot;;[.X142])" office:value-type="string">
            <text:p/>
          </table:table-cell>
          <table:table-cell table:style-name="ce46" table:formula="of:=&quot;),&quot;" office:value-type="string">
            <text:p>),</text:p>
          </table:table-cell>
          <table:table-cell/>
          <table:table-cell table:formula="of:=IFERROR(__xludf.DUMMYFUNCTION(&quot;SPLIT('Definition (EN)'!P32, &quot;&quot; + &quot;&quot;, TRUE)&quot;),&quot;#VALUE!&quot;)" office:value-type="string">
            <text:p>#VALUE!</text:p>
          </table:table-cell>
        </table:table-row>
        <table:table-row table:style-name="ro2">
          <table:table-cell table:formula="of:=LOWER(['Definition (EN)'.C32]&amp;&quot;_&quot;&amp;['Definition (EN)'.D32]&amp;&quot;_&quot;&amp;['Definition (EN)'.$N$3]&amp;&quot;:&quot;)" office:value-type="string">
            <text:p>group_create_notify:</text:p>
          </table:table-cell>
          <table:table-cell table:formula="of:=&quot;%w(&quot;" office:value-type="string">
            <text:p>%w(</text:p>
          </table:table-cell>
          <table:table-cell table:formula="of:=IF(ISTEXT([.O143]);[.O143];&quot;&quot;)" office:value-type="string">
            <text:p/>
          </table:table-cell>
          <table:table-cell table:formula="of:=IF(ISBLANK([.P143]);&quot;&quot;;&quot; &quot;)&amp;IF(ISBLANK([.P143]);&quot;&quot;;[.P143])" office:value-type="string">
            <text:p/>
          </table:table-cell>
          <table:table-cell table:formula="of:=IF(ISBLANK([.Q143]);&quot;&quot;;&quot; &quot;)&amp;IF(ISBLANK([.Q143]);&quot;&quot;;[.Q143])" office:value-type="string">
            <text:p/>
          </table:table-cell>
          <table:table-cell table:formula="of:=IF(ISBLANK([.R143]);&quot;&quot;;&quot; &quot;)&amp;IF(ISBLANK([.R143]);&quot;&quot;;[.R143])" office:value-type="string">
            <text:p/>
          </table:table-cell>
          <table:table-cell table:formula="of:=IF(ISBLANK([.S143]);&quot;&quot;;&quot; &quot;)&amp;IF(ISBLANK([.S143]);&quot;&quot;;[.S143])" office:value-type="string">
            <text:p/>
          </table:table-cell>
          <table:table-cell table:formula="of:=IF(ISBLANK([.T143]);&quot;&quot;;&quot; &quot;)&amp;IF(ISBLANK([.T143]);&quot;&quot;;[.T143])" office:value-type="string">
            <text:p/>
          </table:table-cell>
          <table:table-cell table:formula="of:=IF(ISBLANK([.U143]);&quot;&quot;;&quot; &quot;)&amp;IF(ISBLANK([.U143]);&quot;&quot;;[.U143])" office:value-type="string">
            <text:p/>
          </table:table-cell>
          <table:table-cell table:formula="of:=IF(ISBLANK([.V143]);&quot;&quot;;&quot; &quot;)&amp;IF(ISBLANK([.V143]);&quot;&quot;;[.V143])" office:value-type="string">
            <text:p/>
          </table:table-cell>
          <table:table-cell table:formula="of:=IF(ISBLANK([.W143]);&quot;&quot;;&quot; &quot;)&amp;IF(ISBLANK([.W143]);&quot;&quot;;[.W143])" office:value-type="string">
            <text:p/>
          </table:table-cell>
          <table:table-cell table:formula="of:=IF(ISBLANK([.X143]);&quot;&quot;;&quot; &quot;)&amp;IF(ISBLANK([.X143]);&quot;&quot;;[.X143])" office:value-type="string">
            <text:p/>
          </table:table-cell>
          <table:table-cell table:style-name="ce46" table:formula="of:=&quot;),&quot;" office:value-type="string">
            <text:p>),</text:p>
          </table:table-cell>
          <table:table-cell/>
          <table:table-cell table:formula="of:=IFERROR(__xludf.DUMMYFUNCTION(&quot;SPLIT('Definition (EN)'!M32, &quot;&quot; + &quot;&quot;, TRUE)&quot;),&quot;#VALUE!&quot;)" office:value-type="string">
            <text:p>#VALUE!</text:p>
          </table:table-cell>
        </table:table-row>
        <table:table-row table:style-name="ro2">
          <table:table-cell table:formula="of:=LOWER(['Definition (EN)'.C32]&amp;&quot;_&quot;&amp;['Definition (EN)'.D32]&amp;&quot;_&quot;&amp;['Definition (EN)'.$K$3]&amp;&quot;:&quot;)" office:value-type="string">
            <text:p>group_create_push:</text:p>
          </table:table-cell>
          <table:table-cell table:formula="of:=&quot;%w(&quot;" office:value-type="string">
            <text:p>%w(</text:p>
          </table:table-cell>
          <table:table-cell table:formula="of:=IF(ISTEXT([.O144]);[.O144];&quot;&quot;)" office:value-type="string">
            <text:p/>
          </table:table-cell>
          <table:table-cell table:formula="of:=IF(ISBLANK([.P144]);&quot;&quot;;&quot; &quot;)&amp;IF(ISBLANK([.P144]);&quot;&quot;;[.P144])" office:value-type="string">
            <text:p/>
          </table:table-cell>
          <table:table-cell table:formula="of:=IF(ISBLANK([.Q144]);&quot;&quot;;&quot; &quot;)&amp;IF(ISBLANK([.Q144]);&quot;&quot;;[.Q144])" office:value-type="string">
            <text:p/>
          </table:table-cell>
          <table:table-cell table:formula="of:=IF(ISBLANK([.R144]);&quot;&quot;;&quot; &quot;)&amp;IF(ISBLANK([.R144]);&quot;&quot;;[.R144])" office:value-type="string">
            <text:p/>
          </table:table-cell>
          <table:table-cell table:formula="of:=IF(ISBLANK([.S144]);&quot;&quot;;&quot; &quot;)&amp;IF(ISBLANK([.S144]);&quot;&quot;;[.S144])" office:value-type="string">
            <text:p/>
          </table:table-cell>
          <table:table-cell table:formula="of:=IF(ISBLANK([.T144]);&quot;&quot;;&quot; &quot;)&amp;IF(ISBLANK([.T144]);&quot;&quot;;[.T144])" office:value-type="string">
            <text:p/>
          </table:table-cell>
          <table:table-cell table:formula="of:=IF(ISBLANK([.U144]);&quot;&quot;;&quot; &quot;)&amp;IF(ISBLANK([.U144]);&quot;&quot;;[.U144])" office:value-type="string">
            <text:p/>
          </table:table-cell>
          <table:table-cell table:formula="of:=IF(ISBLANK([.V144]);&quot;&quot;;&quot; &quot;)&amp;IF(ISBLANK([.V144]);&quot;&quot;;[.V144])" office:value-type="string">
            <text:p/>
          </table:table-cell>
          <table:table-cell table:formula="of:=IF(ISBLANK([.W144]);&quot;&quot;;&quot; &quot;)&amp;IF(ISBLANK([.W144]);&quot;&quot;;[.W144])" office:value-type="string">
            <text:p/>
          </table:table-cell>
          <table:table-cell table:formula="of:=IF(ISBLANK([.X144]);&quot;&quot;;&quot; &quot;)&amp;IF(ISBLANK([.X144]);&quot;&quot;;[.X144])" office:value-type="string">
            <text:p/>
          </table:table-cell>
          <table:table-cell table:style-name="ce46" table:formula="of:=&quot;)&quot;" office:value-type="string">
            <text:p>)</text:p>
          </table:table-cell>
          <table:table-cell/>
          <table:table-cell table:formula="of:=IFERROR(__xludf.DUMMYFUNCTION(&quot;SPLIT('Definition (EN)'!J32, &quot;&quot; + &quot;&quot;, TRUE)&quot;),&quot;#VALUE!&quot;)" office:value-type="string">
            <text:p>#VALUE!</text:p>
          </table:table-cell>
        </table:table-row>
      </table:table>
      <table:table table:name="tmp" table:style-name="ta6" table:print="false">
        <office:forms form:automatic-focus="false" form:apply-design-mode="false"/>
        <table:table-column table:style-name="co42" table:default-cell-style-name="ce15"/>
        <table:table-column table:style-name="co41" table:default-cell-style-name="ce15" table:number-columns-repeated="255"/>
      </table:table>
      <table:named-expressions>
        <table:named-expression table:name="IFERROR" table:base-cell-address="$Definition (EN).$A$1" table:expression=""/>
        <table:named-expression table:name="__xludf.DUMMYFUNCTION" table:base-cell-address="$Definition (EN).$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EN)" style:display-name="PageStyle_Definition (EN)" style:page-layout-name="pm1">
      <style:header style:display="false"/>
      <style:header-left style:display="false"/>
      <style:footer style:display="false"/>
      <style:footer-left style:display="false"/>
    </style:master-page>
    <style:master-page style:name="PageStyle_5f_Definition (DE)" style:display-name="PageStyle_Definition (DE)" style:page-layout-name="pm2">
      <style:header style:display="false"/>
      <style:header-left style:display="false"/>
      <style:footer style:display="false"/>
      <style:footer-left style:display="false"/>
    </style:master-page>
    <style:master-page style:name="PageStyle_5f_Export (EN)" style:display-name="PageStyle_Export (EN)" style:page-layout-name="pm3">
      <style:header style:display="false"/>
      <style:header-left style:display="false"/>
      <style:footer style:display="false"/>
      <style:footer-left style:display="false"/>
    </style:master-page>
    <style:master-page style:name="PageStyle_5f_Export (DE)" style:display-name="PageStyle_Export (DE)" style:page-layout-name="pm4">
      <style:header style:display="false"/>
      <style:header-left style:display="false"/>
      <style:footer style:display="false"/>
      <style:footer-left style:display="false"/>
    </style:master-page>
    <style:master-page style:name="PageStyle_5f_Distribution (Map)" style:display-name="PageStyle_Distribution (Map)" style:page-layout-name="pm5">
      <style:header style:display="false"/>
      <style:header-left style:display="false"/>
      <style:footer style:display="false"/>
      <style:footer-left style:display="false"/>
    </style:master-page>
    <style:master-page style:name="PageStyle_5f_tmp" style:display-name="PageStyle_tmp"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